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2in"/>
    </style:style>
    <style:style style:name="co2" style:family="table-column">
      <style:table-column-properties fo:break-before="auto" style:column-width="0.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4138in"/>
    </style:style>
    <style:style style:name="ro1" style:family="table-row">
      <style:table-row-properties style:row-height="0.63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T1" style:family="text">
      <style:text-properties fo:language="pt" fo:country="B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3" table:number-columns-repeated="1018" table:default-cell-style-name="ce10"/>
        <table:table-row table:style-name="ro1">
          <table:table-cell office:value-type="string" calcext:value-type="string">
            <text:p>Laudo</text:p>
          </table:table-cell>
          <table:table-cell office:value-type="string" calcext:value-type="string">
            <text:p>Texto</text:p>
          </table:table-cell>
          <table:table-cell table:style-name="ce11" office:value-type="string" calcext:value-type="string">
            <text:p><text:span text:style-name="T2">O nódulo é sólido ou em partes moles</text:span>?</text:p>
          </table:table-cell>
          <table:table-cell table:style-name="ce11" office:value-type="string" calcext:value-type="string">
            <text:p>O nódulo tem densidade semissólida ou parcialmente sólida?</text:p>
          </table:table-cell>
          <table:table-cell table:style-name="ce11" office:value-type="string" calcext:value-type="string">
            <text:p>O nódulo tem densidade em vidro fosco?</text:p>
          </table:table-cell>
          <table:table-cell table:style-name="ce11" office:value-type="string" calcext:value-type="string">
            <text:p>O nódulo tem borda lisa e/ou bem definida?</text:p>
          </table:table-cell>
          <table:table-cell table:style-name="ce11" office:value-type="string" calcext:value-type="string">
            <text:p>O nódulo tem borda espiculada e/ou mal definida?</text:p>
          </table:table-cell>
          <table:table-cell table:style-name="ce11" office:value-type="string" calcext:value-type="string">
            <text:p>O nódulo é calcificado?</text:p>
          </table:table-cell>
          <table:table-cell table:style-name="ce11" office:value-type="string" calcext:value-type="string">
            <text:p>Localização do nódulo</text:p>
          </table:table-cell>
          <table:table-cell table:style-name="ce11" office:value-type="string" calcext:value-type="string">
            <text:p>Tamanho do nódulo</text:p>
          </table:table-cell>
          <table:table-cell table:style-name="ce11" office:value-type="string" calcext:value-type="string">
            <text:p>Tamanho em mm</text:p>
          </table:table-cell>
          <table:table-cell table:style-name="ce11" office:value-type="string" calcext:value-type="string">
            <text:p>Lung-RADS</text:p>
          </table:table-cell>
          <table:table-cell office:value-type="string" calcext:value-type="string">
            <text:p>LR Radiologista</text:p>
          </table:table-cell>
          <table:table-cell office:value-type="string" calcext:value-type="string">
            <text:p>Justapleural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de predomínio periférico e acometendo apenas os lobos pulmonares inferiores . Restante do parênquima pulmonar com atenuação preservada . Ausência de derrame pleural ou pericárdico . Não se observam linfonodomegalias mediastinais . Coração de dimensões aumentadas . Traqueia e brônquios - fonte pérvios , com calibre normal . Estruturas vasculares mediastinais com trajeto e diâmetro preservados . Ateromatose calcificada aórtica . Espondilose dorsal . Impressão Diagnóstica : Raras e tênues opacidades focais com atenuação em vidro fosco , acometendo apenas os lobos pulmonares inferiores . Tais achados são considerados focais e indeterminados e podem ocorrer em uma variedade de processos infecciosos assim como não infecciosos também , entre eles se incluem como exemplo : Pneumonias virais e pneumonia em organização . Cardiomegalia . Ateromatose aórtica . Demais achados descritos no corpo do laudo . , <text:span text:style-name="T1">Obs.</text:span> . : Exame de avaliação prejudicada devido à grande quantidade de artefatos de movimentos , produzidos durante a realização do mesmo e que degradaram várias imagens . Achado adicional : Tireoide com contornos lobulados e heterogênea ( nódulos ? ) . O estudo ecográfico específico poderá trazer informações adiciona , à critério clín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<text:span text:style-name="T1">Traqueia</text:span>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em análise comparativa com TC anterior de 28 / 05 / 2021 , resgatada do arquivo do serviço : Houve aumento do derrame pleural , no exame atual bilateral e moderado , com atelectasia do parênquima pulmonar adjacente . Persistem inalterados : Área consolidativa de aspecto nodular , com margens espiculadas e limites mal definidos , no segmento posterior do lobo superior direito , mantendo íntimo contanto e causando retração superior da fissura oblíqua , medindo até 1 , 6 x 1 , 4 cm no plano axial . Nódulo sólido não calcificado situado perifericamente no segmento basal lateral do lobo inferior direito , medindo cerca de 1 , 5 x 1 , 1 cm no plano axial . Múltiplas bolhas enfisematosas centrolobulares e parasseptais dispersas difusamente em ambos os pulmões . Lesões fibro atelectásicas residuais esparsas bilateralmente , mais expressivas nos segmentos apicais dos lobos superiores . Traqueia e brônquios principais permeáveis , de trajeto e calibre normais . Ausência de linfonodomegalias mediastinais , hilares ou infraclaviculares . Aumento do volume cardíaco , com predomínio do VE . Ateromatose aórtica e coronariana . Alterações degenerativas vertebrais . Sinais de desmineralização óssea difusa , com fraturas compressivas de alguns corpos vertebrais torácic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tuado perifericamente no segmento basal lateral do lobo inferior direito</text:p>
          </table:table-cell>
          <table:table-cell office:value-type="string" calcext:value-type="string">
            <text:p>1,5 x 1,1 cm</text:p>
          </table:table-cell>
          <table:table-cell/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normal , sem evidenciar nódulos ou áreas de consolidação . Traqueia , brônquios - fontes e hilos pulmonares livres . Não caracterizamos dilatações ou espessamento das paredes brônquicas . Estruturas mediastinais anatômicas , não sendo observadas linfonodomegalia sem meio aos seus planos gordurosos . Ausência de coleções líquidas livres no espaço pleural . Espondilose dorsal incipiente . Impressão radiológica : Ausência de opacidades pulmonares focais sugestivas de processo infeccioso parenquimatoso em atividade . Observações . Antecedente de pneumonia viral em 07 / 2021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TEFATOS de movimento . Espondilose dorsal . Linfonodomegalia para traqueal a direita / bócio mergulhante deslocando a traqueia . Ateromatose aórtica , dos vasos de base e coronariana . Aumento da área cardíaca . Parênquima pulmonar com morfologia sem evidenciar nódulos ou áreas de consolidação considerando os artefatos . Traqueia , brônquios - fontes e hilos pulmonares livres . Não caracterizamos bronquiectasias . Derrame pleural laminar a esquerd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<text:span text:style-name="T1">Traqueia</text:span>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prejudicaram parcialmente análise do parênquima pulmonar . Análise : Espaços pleurais virtuais . Nódulo não calcificado , contornos regulares , no segmento anterior do lobo superior esquerdo , medindo 0 , 3 cm , indeterminado . Atelectasias laminares esparsas , predominando em campos pulmonares inferiores . Restante parênquima pulmonar com atenuação habitual . Elevação da hemicúpula diafragmática esquerda . Traqueia e brônquios principais pérvios , de calibres normais . Estruturas vasculares mediastinais com trajeto e calibre externo conservado . Ateromatose calcificada aórtica e coronariana . Linfonodo com dimensões proeminentes em cadeia paratraqueal inferior direita , medindo 1 , 0 cm no eixo curto , inespecífico . Fratura cominutiva desalinhada no terço proximal da clavícula direita .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OMOGRAFIA COMPUTADORIZA DA DO TÓRAX Exame realizado em tomógrafo MULTISLICE Siemens Técnica : Exame realizado com aquisição volumétrica orientados por radiografia digital e reconstruções multiplanares sem a administração de contraste endovenoso . Análise : ARTEFATOS de movimento . Espondilose dorsal . Linfonodomegalia para traqueal a direita / bócio mergulhante deslocando a traqueia . Ateromatose aórtica , dos vasos de base e coronariana . Aumento da área cardíaca . Parênquima pulmonar com morfologia sem evidenciar nódulos ou áreas de consolidação considerando os artefatos . Traqueia , brônquios - fontes e hilos pulmonares livres . Não caracterizamos bronquiectasias . Derrame pleural laminar a esquerd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esparsos no pulmão direito , sobretudo no lobo superior , alguns ramificados , caracterizando o padrão de árvore em brotamento , denotando o preenchimento das pequenas vias aéreas ( bronquíolos ) por material de provável natureza inflamatório / infecciosa ( bronquiolite ) . Espessamento das paredes brônquicas segmentares e subsegmentares em ambos os pulmões , denotando broncopatia inflamatória ( bronquite ) . Estrias fibroatelectásicas esparsas em ambos os pulmões . Placas ateromatosas calcificadas na aorta torácica . Alterações ósseas degenerativas na coluna dorsal . Fratura compressiva no corpo vertebral de D 12 , com redução da altura estimada em até 70 % , determinando acunhamento anterior e acentuação da cifose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chado adicional :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<text:span text:style-name="T1">Traqueia</text:span>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 Ausência de opacidades pulmonares focais sugestivas de processo infeccioso parenquimatoso em atividade . Os achados tomográficos atuais não são suspeitos de comprometimento pulmonar por pneumopatia viral - Covid 19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Ausência de nódulos . <text:span text:style-name="T1">Traqueia</text:span> , brônquios - fontes e hilos pulmonares livres . Estruturas mediastinais anatômicas . Ateromatose aórtica e mais proeminente coronariana . Ausência de linfonodomegalias em meio aos planos gordurosos mediastinais . Linfonodos em projeção da janela aortopulmonar , para traquear alto e baixo com atenuação e dimensões preservadas . Ausência de coleções líquidas livres no espaço pleural . Pequena dilatação brônquica para os lobos inferiores . Não caracterizamos espessamento das paredes brônquicas . Pequenas imagens císticas isoladas nos segmentos posteriores para os dos lobos inferiores medindo 8 , 6 a direita e 7 mm a esquerda respectivamente . Achado adicional : Acentuada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esquerdo . Existe imagem hiperatenuante laminar no segmento basal posterior direito . Há imagem ovalar hiperdensa no segmento ápico - posterior do lobo superior esquerdo , medindo cerca de 0 , 18 x 0 , 16 cm nos maiores eixos axiais . Boa permeabilidade da <text:span text:style-name="T1">traqueia</text:span> , dos brônquios fontes e lobares . Mediastino centrado , com área cardíaca nos limites da normalidade . Existem placas parietais calcificadas na aorta torácica , no tronco <text:span text:style-name="T1">braquiocefálico</text:span> e na artéria subclávia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18 x 0,1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m ovalar hiperdensa no segmento anterior do lobo superior direito , medindo cerca de 0 , 66 x 0 , 44 cm nos maiores eixos axiais . Boa permeabilidade da <text:span text:style-name="T1">traqueia</text:span> , dos brônquios fontes e lobares . Mediastino centrado , com área cardíaca normal . Notamos linfonodos parcialmente calcificados no mediastino , paratraque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66 x 0,4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, com padrão de árvore em brotamento , comprometendo o semento basal antero - medial do lobo inferior esquerdo , denotando o preenchimento das pequenas vias aéreas por material de natureza inflamatório / infecciosa ( bronquiolite infecciosa ) . Veia ázigos com trajeto intrapulmonar , delimitando o lobo ázigos acessório ( variação anatômica sem significado patológico )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sem anormalidades significativas . Achado adicional : -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, caracterizando o padrão de árvore em brotamento , esparsos por ambos os pulmões , com predomínio nos lobos inferiores , achados que denotam o preenchimento das pequenas vias aéreas ( bronquíolos ) por material de provável natureza inflamatório / infecciosa ( bronquiolite infecciosa de etiologia indeterminada - Viral ? TB ? Micobactérias atípicas ? ) .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6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subpleurais no lobo superior direito e na base pulmonar esquerda , esta última com limites mais definidos , medindo cerca de 1 , 5 x 0 , 7 cm nos maiores eixos axiais . Existem imagens hiperatenuantes laminares no segmento basal posterior direito . Há imagem ovalar hiperdensa no segmento superior do lobo inferior esquerdo ( 0 , 26 x 0 , 22 cm ) e há imagem ovalar hiperdensa no segmento basal posterior direito ( 0 , 41 x 0 , 37 cm nos maiores eixos axiais ) . Boa permeabilidade da <text:span text:style-name="T1">traqueia</text:span> , dos brônquios fontes e lobares . Mediastino centrado , com proeminência do ventrículo cardíaco esquerdo e alongamento da aorta . Existem placas parietais calcificadas na aorta torácica e em ramos arteriais coronários . Há sutura com fios metálicos no esterno . Existe herniação diafragmática na base do tórax , retrocardía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<text:s/>0,26 x 0,2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6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subpleurais no lobo superior direito e na base pulmonar esquerda , esta última com limites mais definidos , medindo cerca de 1 , 5 x 0 , 7 cm nos maiores eixos axiais . Existem imagens hiperatenuantes laminares no segmento basal posterior direito . Há imagem ovalar hiperdensa no segmento superior do lobo inferior esquerdo ( 0 , 26 x 0 , 22 cm ) e há imagem ovalar hiperdensa no segmento basal posterior direito ( 0 , 41 x 0 , 37 cm nos maiores eixos axiais ) . Boa permeabilidade da <text:span text:style-name="T1">traqueia</text:span> , dos brônquios fontes e lobares . Mediastino centrado , com proeminência do ventrículo cardíaco esquerdo e alongamento da aorta . Existem placas parietais calcificadas na aorta torácica e em ramos arteriais coronários . Há sutura com fios metálicos no esterno . Existe herniação diafragmática na base do tórax , retrocardía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1 x 0,37 cm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áreas com discreta atenuação em vidro fosco , associadas com pequenos espessamentos intersticiais em alguns pontos dos lobos dos dois pulmões , pouco mais evidentes nos lobos superiores e inferior esquerdo . Há imagem hiperatenuante ovalar no segmento anterior do lobo superior direito , medindo cerca de 1 , 0 x 0 , 6 cm nos maiores eixos axiais . Notamos pequena imagem parenquimatosa hipoatenuante no lobo médio . Existe imagem hiperatenuante laminar no segmento inferior da língula . Boa permeabilidade da <text:span text:style-name="T1">traqueia</text:span> , dos brônquios fontes e lobares . Mediastino centrado , com área cardíaca nos limites da normalidade . Existem placas parietais calcificadas na aorta torácica , nas artérias subclávias e em ramos arteriais coronári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Discretos focos de opacidades com atenuação em vidro fosco , associados a alguns micronódulos centrolobulares ramificados , situados no segmento basal posterior e basal antero - medial do pulmão esquerdo , sugerindo padrão de bronquiolite infecciosa , acometendo menos que 3 % do parênquima pulmonar .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avaliadas sem <text:span text:style-name="T1">anormalidades</text:span>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9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a transição dos segmentos do lobo médio e no segmento inferior da língula . Existe imagem hiperatenuante ovalar na transição dos segmentos superior do lobo inferior direito e basal lateral direito , medindo cerca de 0 , 43 x 0 , 3 cm nos maiores eixos axiais . Há pequena imagem ovalar hiperdensa no segmento superior do lobo inferior esquerdo , medindo cerca de 0 , 26 x 0 , 2 cm nos maiores eixos axiais . Notamos linha subpleural no segmento basal posterior direito . Boa permeabilidade da <text:span text:style-name="T1">traqueia</text:span> , dos brônquios fontes e lobares . Mediastino centrado , com área cardíaca nos limites da normalidade . Há calcificação na topografia da valva mitral . Existem placas parietais calcificadas na aorta torácica , no tronco <text:span text:style-name="T1">braquiocefálico</text:span> , em artéria subclávia esquerda e em ramo arterial coronári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transição dos segmentos superior do lobo inferior direito e basal lateral direito</text:p>
          </table:table-cell>
          <table:table-cell office:value-type="string" calcext:value-type="string">
            <text:p>0,43 x 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a transição dos segmentos do lobo médio e no segmento inferior da língula . Existe imagem hiperatenuante ovalar na transição dos segmentos superior do lobo inferior direito e basal lateral direito , medindo cerca de 0 , 43 x 0 , 3 cm nos maiores eixos axiais . Há pequena imagem ovalar hiperdensa no segmento superior do lobo inferior esquerdo , medindo cerca de 0 , 26 x 0 , 2 cm nos maiores eixos axiais . Notamos linha subpleural no segmento basal posterior direito . Boa permeabilidade da <text:span text:style-name="T1">traqueia</text:span> , dos brônquios fontes e lobares . Mediastino centrado , com área cardíaca nos limites da normalidade . Há calcificação na topografia da valva mitral . Existem placas parietais calcificadas na aorta torácica , no tronco <text:span text:style-name="T1">braquiocefálico</text:span> , em artéria subclávia esquerda e em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26 x 0,2 cm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parenquimatosas hipoatenuantes nos segmentos apical e posterior do lobo superior direito . Existe pequena imagem ovalar hiperdensa no segmento anterior do lobo superior esquerdo , medindo cerca de 0 , 26 x 0 , 16 cm nos maiores eixos axiais . Há bandas parenquimatosas subpleurais nos segmentos basais posteriores . Boa permeabilidade da <text:span text:style-name="T1">traqueia</text:span> , dos brônquios fontes e lobares . Mediastino centrado , com área cardíaca normal . Há calcificação na topografia da valva mitral . Existem placas parietais calcificadas na aorta torácica , no tronco <text:span text:style-name="T1">braquiocefálico</text:span> e em ramos arteriais coronários . Há imagens ovalares hiperdensas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6 x 0,1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Pequena hérnia gástrica hiatal . Atelectasias subsegmentares esparsas em ambos os campos pulmonares , sendo mais acentuadamente nos lobos inferiores . Espessamento parietal brônquico difuso nos campos pulmonares inferiores bilateralmente , as vezes associados a tênue opacidade com atenuação em vidro fosco de distribuição peribroncovascular . Dependendo do contexto clínico , esses achados podem corresponder a broncopatia inflamatória . Nódulo pulmonar calcificado subcentimétrico no segmento basal anterior do lobo inferior esquerdo , de aspecto residual granulomatoso . O restante do parênquima pulmonar com transparência preservada . Traqueia , brônquios principais e lobares pérvios . Não há sinais de derrame pleural ou efusão pericárdica . Linfonodos mediastinais calcificados subcentimétricos de aspecto residual granulomatoso . Não se identificam linfonodomegalias mediastinais . Coração e grandes vasos do mediastino de dimensões <text:span text:style-name="T1">preservadas</text:span> . Leve ateromatose aórtica . Espondilopatia degenerativ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OMOGRAFIA COMPUTADORIZADA DE TÓRAX Indicação do exame : síndrome gripal com 03 dias de sintomas . Técnica : imagens obtidas por aquisição volumétrica multislice sem a administração intravenosa de contraste iodado . Aspectos observados : Parênquima pulmonar com atenuação preservada e sem evidências de alterações suspeitas de processo inflamatório . Diminuto nódulo ovalado , bem delimitado e não calcificado no lobo inferior do pulmão direito , medindo 0 , 4 x 0 , 3 cm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inferior do pulmão direito</text:p>
          </table:table-cell>
          <table:table-cell office:value-type="string" calcext:value-type="string">
            <text:p>0,4 x 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<text:span text:style-name="T1">Traqueia</text:span>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Atelectasia subsegmentar na língula . Raros nódulos pulmonares calcificados subcentimétricos no lobo inferior direito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Espondilopatia degenerativ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5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segmento anterior do lobo superior direito , associada com imagem ovalar hiperdensa  no segmento anterior do lobo superior direito , medindo cerca de 0 , 43 x 0 , 37 cm e imagem ovalar hiperdensa no segmento anterior do lobo superior direito , medindo 0 , 33 x 0 , 27 cm nos maiores eixos axiais . Há imagens hiperatenuantes laminares em lobo médio , na língula e no segmento basal posterior direito . Existem discretas linhas subpleurais nos segmentos superior do lobo inferior esquerdo e basais posteriores . Boa permeabilidade da <text:span text:style-name="T1">traqueia</text:span> , dos brônquios fontes e lobares . Mediastino centrado , com área cardíaca normal . Existem placas parietais calcificadas na aorta torácica , em tronco <text:span text:style-name="T1">braquiocefálico</text:span> , em artérias subclávias e em ramos arteriais coronários . Há imagens ovalares hiperdensas no mediastino ( paratraqueais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3 x 0,3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5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segmento anterior do lobo superior direito , associada com imagem ovalar hiperdensa  no segmento anterior do lobo superior direito , medindo cerca de 0 , 43 x 0 , 37 cm e imagem ovalar hiperdensa no segmento anterior do lobo superior direito , medindo 0 , 33 x 0 , 27 cm nos maiores eixos axiais . Há imagens hiperatenuantes laminares em lobo médio , na língula e no segmento basal posterior direito . Existem discretas linhas subpleurais nos segmentos superior do lobo inferior esquerdo e basais posteriores . Boa permeabilidade da <text:span text:style-name="T1">traqueia</text:span> , dos brônquios fontes e lobares . Mediastino centrado , com área cardíaca normal . Existem placas parietais calcificadas na aorta torácica , em tronco <text:span text:style-name="T1">braquiocefálico</text:span> , em artérias subclávias e em ramos arteriais coronários . Há imagens ovalares hiperdensas no mediastino ( paratraqueais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3 x 0,27 cm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Espessamento parietal brônquico difuso , sendo mais acentuadamente nos lobos inferiores . Destaca - se nos segmentos basais do lobo inferior esquerdo , onde se observa opacidade consolidativa de aspecto atelectásico associado a bronquiectasias cilíndricas , acentuado espessamento parietal brônquico e bolhas enfisematosas subpleurais de permeio , determinando elevação da hemicúpula diafragmática deste lado . Moderado / acentuado enfisema predominantemente parasseptal com predomínio nos campos médios e superiores dos pulmões . Nódulo calcificado no segmento anterior do lobo superior direito , medindo 1 , 1 cm , de aspecto benigno / residual . Traqueia e brônquios principais permeáveis e de calibre conservado . Aumento da área cardíaca . Estruturas vasculares do mediastino de calibre habitual , identificando - se calcificações parietais no trajeto da croça , aorta descendente e artérias coronárias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1,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Pequena hérnia gástrica hiatal . Atelectasias subsegmentares esparsas em ambos os campos pulmonares , sendo mais acentuadamente nos lobos inferiores . Nódulo pulmonar calcificado subcentimétrico no apicoposterior do lobo superior esquerdo , de aspecto residual granulomatoso . O restante do parênquima pulmonar com transparência preservada . Traqueia , brônquios principais e lobares pérvios . Não há sinais de derrame pleural ou efusão pericárdica . Linfonodos hilares à esquerda calcificados , subcentimétricos e de aspecto residual granulomatoso . Não se identificam linfonodomegalias mediastinais . Coração e grandes vasos do mediastino de dimensões <text:span text:style-name="T1">preservadas</text:span> . Ateromatose aórtica e coronariana . Fratura por insuficiência e colapso parcial do corpo vertebral de L 1 , que demonstra redução de até 60 % de sua altura , mas sem retropulsão do muro posterior . Arcos costais preservados . Espondilopatia degenerativ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apico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diminuta imagem ovalar hiperdensa no segmento medial do lobo médio , medindo cerca de 0 , 2 x 0 , 1 cm nos maiores eixos axiais . Demais porções dos pulmões com densidade parenquimatosa e vascularização normais . Boa permeabilidade da <text:span text:style-name="T1">traqueia</text:span>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2 x 0,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pequenas áreas com atenuação em vidro fosco no segmento apical do lobo superior direito e nos segmentos anterior e ápico - posterior do lobo superior esquerdo , mais evidentes no segmento anterior do lobo superior esquerdo . Há imagens hiperatenuantes laminares em lobo médio e nos segmentos basais posterior e lateral direitos . Existe pequena imagem ovalar hiperdensa no segmento anterior do lobo superior esquerdo , medindo cerca de 0 , 26 x 0 , 14 cm nos maiores eixos axiais . Boa permeabilidade da <text:span text:style-name="T1">traqueia</text:span>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6 x 0,1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Arcabouço ósseo preservado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<text:span text:style-name="T1">Traqueia</text:span>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Opacidades multifocais com atenuação em vidro fosco , bilaterais com predomínio periférico e basal acometendo todos os lobos pulmonares e por vezes com focos de consolidações de permeio . Escore visual de gravidade de acometimento pulmonar ¹ , considerando 0 ( 0 % de envolvimento ) , 1 ( 1 a 25 % de envolvimento ) , 2 ( 26 a 50 % de envolvimento ) , 3 ( 51 a 75 % envolvimento ) e 4 ( 76 a 100 % de envolvimento ) . Pulmão direito : lobo superior ( 1 ) , lobo médio ( 0 ) , lobo inferior ( 1 ) Pulmão esquerdo : lobo superior ( 1 ) , lobo inferior ( 1 ) Escore total ( 0 - 20 ) : 4 Demais achados : Bronquiectasias esparsas por ambos pulmões , notando - se ainda alguns brônquios com paredes espessadas , podendo estar relacionado a broncopatia inflamatória . Estrias fibroatelectásicas difusas por ambos os pulmões . Atelectasias laminares em ambas as bases pulmonares . Restante do parênquima pulmonar com atenuação preservada . Ausência de derrame pleural . Não se observam linfonodomegalias mediastinais . Traqueia e brônquios - fonte pérvios , com calibre normal . Estruturas vasculares mediastinais com trajeto e diâmetro preservados . Ateromatose aórtica e coronariana . . Coração de dimensões aumentadas . Ausência de derrame pericárdico . Espondilose dorsal . CONTINUA NA PÁGINA SEGUINTE Impressão Diagnóstica : - Achados que diante do atual contexto epidemiológico são considerados típicos para pneumonia viral ( COVID - 19 ) , com acometimento inferior a 10 % do parênquima pulmonar e com escore de gravidade ¹ estimado em 4 ( 0 - 20 ) , porém importante salientar que esses achados não são específicos e outros processos patológicos possuem o mesmo padrão de imagem . Diagnósticos diferenciais : Pneumonia por influenza e pneumonia em organização , porém não se pode descartar ainda a possibilidade de processo inflamatório / infeccioso pulmonar de origem bacteriana concomitante . - Bronquiectasias esparsas por ambos pulmões , notando - se ainda alguns brônquios com paredes espessadas , podendo estar relacionado a broncopatia inflamatória . - Cardiomegalia . - Demais achados descritos no corpo do laudo . Achados adicionais : - Imagens hipodensas no parênquima hepático que podem estar relacionados a cistos hepáticos , sendo melhor avaliadas por estudo específico . - Tireoide com dimensões aumentadas , heterogênea e de contornos lobulados ( nódulos ?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Focos de opacidade em vidro fosco periféricos esparsos nos lobos inferiores , mais evidentes nas bases pulmonares . Discretos espessamentos pleurais focais posteriores bilaterais . Dois diminutos nódulos pulmonares não calcificados no lobo superior direito medindo até 0 , 5 x 0 , 4 cm . Restante do parênquima pulmonar com atenuação preservada . Ausência de derrame pleural . Não se observam linfonodomegalias mediastinais . <text:span text:style-name="T1">Traqueia</text:span> e brônquios principais pérvios , com calibre normal . Estruturas vasculares mediastinais com trajeto e diâmetro preservados . Sinais de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5 x 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<text:span text:style-name="T1">Traqueia</text:span>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Ausência de opacidades pulmonares sugestivas de acometimento de etiologia viral . Pequeno nódulo , predominantemente calcificado , no segmento basal posterior do lobo inferior direito , medindo 6 mm , inespecífico . Algumas faixas de atelectasias laminares esparsas , comumente relacionadas a hipoventilação . Duas imagens hipoatenuantes , com densidade líquida , alongadas , de contornos regulares e limites bem definidos em situação paratraqueal superior e inferior direitas , a última com extensão subcarinal , inespecíficas ao estudo sem contraste , aparentemente comunicantes , medindo em conjunto cerca de 6 , 6 x 2 , 3 x 1 , 8 cm . Considerar dentre os principais diagnósticos diferenciais divertículos pericárdicos ou cistos broncogênicos . A critério clínico complementar avaliação com injeção do meio de contraste para melhor avaliação . Alterações degenerativas vertebrais iniciais . Demais achados : Não há sinais de derrame pleural ou pericárdico . Restante do parênquima pulmonar com atenuação preservada . Hilos pulmonares livres . Não se observam linfonodomegalias mediastinais . Traqueia e brônquios - fonte pérvios , com calibre normal . Estruturas vasculares mediastinais com trajeto e diâmetro preservados . Imagem cardíaca de dimensõe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6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Espessamentos pleuroapicais à direita de aparente etiologia cicatricial . Atelectasias subsegmentares de aspecto crônico no segmento medial do lobo médio ( pulmão direito ) . Diminuto nódulo não calcificado no segmento apicoposterior ( pulmão esquerdo ) medindo 0 , 3 x 0 , 2 cm , estável em relação ao exame de 23 / 06 / 2020 realizado neste serviço . Pequeno foco enfisema centrolobular no segmento posterior do lobo superior direito , medindo 0 , 7 x 0 , 6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Arcabouço ósseo sem alterações significativas detectáveis . Impressão : - Não foram detectadas alterações suspeitas de processo inflamatório / infeccioso pulmonar atual . - Demais achados descritos no corpo do lau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oposterior (pulmão esquerdo)</text:p>
          </table:table-cell>
          <table:table-cell office:value-type="string" calcext:value-type="string">
            <text:p>0,3 x 0,2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Ausência de pneumopatia alveolar ou intersticial em evolução . Ausência de nódulos ou lesões focais parenquimatosas . Não caracterizamos dilatações ou espessamento das paredes brônquicas . Traquéia , brônquios - fontes e hilos pulmonares livres . Dilatação do tronco da artéria pulmonar e artéria pulmonar a direit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Múltiplos micronódulos centrolobulares com atenuação em vidro fosco , na periferia dos lobos superiores . Pequeno nódulo pulmonar calcificado , medindo cerca de 0 , 4 cm , localizado no lobo inferior esquerdo , de aspecto residual . Discretas lâminas atelectásicas esparsas bilateralmente . Pequenos linfonodos calcificados no hilo pulmonar esquerdo , residuais . Traqueia e brônquios - fonte pérvios , com calibre normal . Imagem cardíaca de morfologia normal , sem alterações volumétricas apreciáveis . Estruturas vasculares mediastinais com trajeto e diâmetro preservado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Indicação do exame : S . Gripal + dessatuação + asma . Achados principais : Opacidades com atenuação em vidro fosco e focos de consolidação esparsos no pulmão esquerdo , mais expressivos na língula e segmento anterior do lobo superior deste lado , acometendo bem menos de 25 % do parênquima pulmonar . Associam - se , ainda , nódulos centrolobulares dicotomizados , com padrão de árvore em brotamento , esparsos em ambos os pulmões , sobretudo nos lobos superiores e segmento basal posterior do lobo inferior esquerdo , traduzindo preenchimento de pequenas vias aéreas , de provável etiologia inflamatória / infecciosa . Há , ainda , espessamento parietal brônquico nos lobos inferiores , sobretudo no segmento basal posterior do lobo inferior esquerdo , alguns com impactação mucoide , achados comumente relacionadoa doença inflamatória / infecciosa de médias vias aéreas . Os achados supracitados são indeterminadospara pneumonia viral ( podem estar presentes em pacientes com pneumonia viral mas não são específicos e podem ocorrer em uma variedade de processos infeciosos ) ressaltando - se que o acometimento de pequenas e médias vias aéreas não costuma fazer parte do espectro tomográfico esperado para quadros de pneumonia viral / Covid , podendo decorrer de etiologia infecciosa concomitante , em pacientes com Covid confirmado . Demais achados : Não há sinais de derrame pleural ou pericárdico . Faixas de atelectasia laminar esparsas em ambos os pulmões , comumente relacionadas a hipoventilação . Restante do parênquima pulmonar com atenuação preservada . Hilos pulmonares livres . Não se observam linfonodomegalias mediastinais . Traqueia e brônquios - fonte pérvios , com calibre normal . Pequena hérnia gástrica hiatal . Estruturas vasculares mediastinais com trajeto e diâmetro preservados . Imagem cardíaca de dimensões normais . Alterações degenerativas vertebrais . Achado adicional : Imagem nodular hipodensa no lobo hepático direito , de avaliação limitada ao estudo sem contraste , medindo 1 , 1 cm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Fissura azigos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0.1</text:p>
          </table:table-cell>
          <table:table-cell office:value-type="string" calcext:value-type="string">
            <text:p>TOMOGRAFIA COMPUTADORIZADA DE TÓRAX Exame realizado em caráter de urgência TÉCNICA : Aquisição volumétrica sem contraste venoso . INDICAÇÃO CLÍNICA : TOSSE PRODUTIVA , FADIGA Principais achados : Tênue opacidades pulmonares em vidro fosco , em distribuição multifocal , bilateral , predominantemente periférica e posterior , acometendo até 25 % do parênquima pulmonar ( análise subjetiva e visual ) . ( Infecção viral ) Pequeno nódulo sólido pulmonar não calcificado , medindo cerca de 0 , 4 x 0 , 3 cm , localizado no segmento posterior do lobo superior direito , inespecífico . Pequeno nódulo sólido pulmonar calcificado , medindo cerca de 0 , 3 cm , localizado no lobo superior esquerdo , de aspecto residual . - Lâminas atelectásicas esparsas bilateralmente . Demais achados Ausência de imagem da mama esquerda . Espaços pleurais livres . Traqueia e brônquios centrais patentes , de calibre normal . Não se observam linfonodomegalias mediastinais . Estruturas vasculares mediastinais tópicas , de calibre externo normal . Não há sinais derrame pericárdico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x 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0.2</text:p>
          </table:table-cell>
          <table:table-cell office:value-type="string" calcext:value-type="string">
            <text:p>TOMOGRAFIA COMPUTADORIZADA DE TÓRAX Exame realizado em caráter de urgência TÉCNICA : Aquisição volumétrica sem contraste venoso . INDICAÇÃO CLÍNICA : TOSSE PRODUTIVA , FADIGA Principais achados : Tênue opacidades pulmonares em vidro fosco , em distribuição multifocal , bilateral , predominantemente periférica e posterior , acometendo até 25 % do parênquima pulmonar ( análise subjetiva e visual ) . ( Infecção viral ) Pequeno nódulo sólido pulmonar não calcificado , medindo cerca de 0 , 4 x 0 , 3 cm , localizado no segmento posterior do lobo superior direito , inespecífico . Pequeno nódulo sólido pulmonar calcificado , medindo cerca de 0 , 3 cm , localizado no lobo superior esquerdo , de aspecto residual . - Lâminas atelectásicas esparsas bilateralmente . Demais achados Ausência de imagem da mama esquerda . Espaços pleurais livres . Traqueia e brônquios centrais patentes , de calibre normal . Não se observam linfonodomegalias mediastinais . Estruturas vasculares mediastinais tópicas , de calibre externo normal . Não há sinais derrame pericárdico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 Próteses mamari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preservado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Áreas de enfisema pulmonar com predomínio centrolobular , mais extensas nos lobos superiores . Sinais de intersticiopatia caracterizados por leve espessamento de de septos interlobulares na pariferia dos lobos inferiores . Opacidade focal periférica em vidro fosco no lobo inferior direito , em situação paravertebral , com pequenos cistos aéreos / enfisema de permeio . Micronódulos pulmonares esparsos em ambos os pulmões , inespecíficos . Opacidades em faixa de aspecto fibroatelectásico distribuídas notadamente em segmentos basais bilaterais e na língula . Não há evidências de derrame pleural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Nódulo calcificado residual no segmento anterior do lobo superior esquerdo , medindo 0 , 5 cm . Restante do parênquima pulmonar com atenuação habitual . Traqueia e brônquios principais pérvios , de calibres normais . Estruturas vasculares mediastinais com trajeto e calibre externo conservado . Linfonodo calcificado residual em cadeia subaórtica , medindo 1 , 5 cm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arênquima pulmonar com coeficientes de atenuação preservados . Pequeno nódulo calcificado no lobo inferior esquerdo , de aspecto residual . Não foram caracterizados linfonodomegalias mediastinal ou axilar . Incipiente ateromatose aórtica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7.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. Estruturas de partes moles da parede torácica sem particularidades . Ausência de coleções líquidas livres no espaço pleural ou pericárdico . Pequeno nódulo densidades de partes moles circunscrito na periferia do lobo inferior a esquerda ( seg posterior ) com 3 , 5 mm <text:s/>e pequeno nódulo densidades de partes moles circunscrito na periferia do lobo inferior a esquerda <text:s/>( seg lateral ) com 5 mm . Parênquima pulmonar com morfologia , vasculatura e transparência normal , sem evidenciar nódulos suspeitos ou áreas de consolidação . Pequeno espessamento brônquico para o lobo inferior a esquerda . Traquéia , brônquios - fontes e hilos pulmonares livres . Estruturas mediastinais anatômicas , não sendo observadas linfonodomegalias em meio aos seus planos gorduros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a periferia do lobo inferior a esquerda (seg posterior)</text:p>
          </table:table-cell>
          <table:table-cell office:value-type="string" calcext:value-type="string">
            <text:p>3,5 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7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. Estruturas de partes moles da parede torácica sem particularidades . Ausência de coleções líquidas livres no espaço pleural ou pericárdico . Pequeno nódulo densidades de partes moles circunscrito na periferia do lobo inferior a esquerda ( seg posterior ) com 3 , 5 mm <text:s/>e pequeno nódulo densidades de partes moles circunscrito na periferia do lobo inferior a esquerda <text:s/>( seg lateral ) com 5 mm . Parênquima pulmonar com morfologia , vasculatura e transparência normal , sem evidenciar nódulos suspeitos ou áreas de consolidação . Pequeno espessamento brônquico para o lobo inferior a esquerda . Traquéia , brônquios - fontes e hilos pulmonares livres . Estruturas mediastinais anatômicas , não sendo observadas linfonodomegalias em meio aos seus planos gorduros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a periferia do lobo inferior a esquerda (seg lateral)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Não há evidências de derrame pleural . Opacidade consolidativa com configuração nodular localizada no segemnto anterior do lobo superior direito , em situação para - hilar , com halo em vidro fosco e broncogramas aéreo de permeio , medindo cerca de 4 , 9 x 3 , 9 x 2 , 7 cm . Esparsos pequenos nódulos centrolobulares / perobrônquicos , com halo em vidro fosco , no lobo inferior direito , achados que sugerem disseminação endobrônquica . Opacidade em faixa de aspecto sequelar no sgemento superior do lobo inferior direito , determinando retração fissural e tênue bronquiectasia de tração . Não foram caracterizados linfonodomegalias mediastinal ou axilar . As estruturas vasculares mediastinais têm disposição usual . Câmaras cardíacas com dimensões aumentadas . Fios de marcapasso implantado no hemitórax esquerdo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Opacidade nodular focal com atenuação com vidro fosco , no segmento superior do lobo inferior direito , medindo 5 mm . Algumas faixas de atelectasias laminares esparsas , comumente relacionadas a hipoventilação . Demais achados : Não há sinais de derrame pleural ou pericárdio . Restante do parênquima pulmonar com atenuação preservada . Hilos pulmonares livres . Não se observam linfonodomegalias mediastinais . Traqueia e brônquios - fonte pérvios , com calibre normal . Estruturas vasculares mediastinais com trajeto e diâmetro preservados . Alterações degenerativas vertebrai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5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Espessamento pleural apical bilateral com aspecto residual . Bronquiectasia focal no lobo inferior direito , sem sianis de ompacção mucóide . Tênue e esparsas opacidades em vidro fosco focais no segmento basal posterior direito , inespecífico , não sendo possível afastar pneumonia viral . Pequeno nódulo pulmonar não calcificado no segmento apical esquerdo , medindo 0 , 5 x 0 , 3 cm . Não há evidências de derrame pleural . Não foram caracterizados linfonodomegalias mediastinal ou axilar . Ateromatose aórtica e coronariana . As estruturas vasculares mediastinais têm disposição usual . Câmaras cardíacas com dimensões preservadas . Traquéia , carina e brônquios principais de calibre e contornos normais . Pequena hérnia gástrica hiatal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esquerdo</text:p>
          </table:table-cell>
          <table:table-cell office:value-type="string" calcext:value-type="string">
            <text:p>0,5 x 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Espessamento pleuro - apical bilateral , com bronquiectasias de permeio , de aspecto sequelar . Estrias fibroatelectásicas esparsas bilateralmente , mais acentuadas nos aspectos pendentes de ambos os pulmões . Discretos micronódulos centrolobulares no segmento superior do lobo inferior esquerdo . Bronquiectasias de tração e lâminas atelectásicas esparsas no segmento medial do lobo média e segmento lingular inferior , determinando redução volumétrica dos mesmos . Nódulo calcificado no segmento anterior do lobo superior esquerdo , residual . Derrame pleural bilateral , pequeno à direita e laminar à esquerda , com atelectasias compressivas regionais . Restante do parênquima pulmonar com atenuação preservada . Não se observam linfonodomegalias mediastinais . Traqueia e brônquios - fonte pérvios , com calibre normal . Leve aumento das câmaras cardíacas esquerdas . Calcificações ateromatosas na aorta torácica , vasos supra - aórticos e em artérias coronárias . Extensas alterações degenerativas vertebrais . Discreta hérnia gástr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TOMOGRAFIA COMPUTADORIZADA DO TÓRAX Exame realizado em caráter de urgência Indicação do exame : investigação de pneumonia . Técnica : imagens obtidas por aquisição volumétrica multislice , sem a administração intravenosa de contraste iodado . Aspectos observados : Opacidades focais com atenuação em vidro fosco , com predomínio periférico , esparsas em ambos os pulmões . Acometimento pulmonar estimado em menos de 10 % . Nódulo em vidro fosco no segmento anterior do lobo superior esquerdo , medindo 0 , 6 x 0 , 5 cm , indeterminado . Pequenos espessamentos pleurais focais de predomínio posterior . Espessamentos pleuroapicais bilaterais de aspecto cicatricial . Ausência de derrame pleural . Não se observam linfonodomegalias mediastinais . Traquéia e brônquios principais pérvios , com calibre normal . Placa ateromatosa calcificada na aorta torácica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6 x 0,5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Pequeno derrame pleural bilatera , com atelectasias compressivas regionais . Micronódulos centrolobulares , associados a pequenos focos de consolidações e opacidades com atenuação em vidro fosco , distrbuídas nos aspectos pendentes do segmento posterior do lobo superior direito , lobo inferior ipsilateral e segmento basal posterior esquerdo . Discretas lâminas atelectásicas esparsas bilateralmente . Restante do parênquima pulmonar com atenuação preservada . Não se observam linfonodomegalias mediastinais . Traqueia e brônquios - fonte pérvios , com calibre normal . Leve aumento das câmaras cardíacas esquerdas . Calcificações ateromatosas na aorta torácica , vasos supra - aórticos e em artérias coronárias . Extensas alterações degenerativas vertebrais . Sonda digestiv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TOMOGRAFIA COMPUTADORIZADA DE TÓRAX TÉNICA : Aquisição volumétrica sem contraste venoso . INDICAÇÃO CLÍNICA : Avaliação de pneumonia viral . ACHADOS PULMONARES : Ausência de alterações pulmonares suspeitas para pneumonia de origem viral no presente estudo . DEMAIS ACHADOS Micronódulo calcificado medindo 0 , 2 cm , no segmento basal posterior do lobo inferior direito . Espaços pleurais livres . Traqueia e brônquios centrais patentes , de calibre normal . Não se observam linfonodomegalias mediastinais . Estruturas vasculares mediastinais tópicas , de calibre normal . Não há derrame pericárdico . Pectus excavatum . Demais estruturas ósseas de aspect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5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coleções hipodensas nos espaços pleurais , pouco mais volumosa à direita , associadas com reduções parciais dos volumes pulmonares e com áreas hipoventiladas e atelectasiadas nos lobos inferiores . Há imagem ovalar hiperdensa no segmento anterior do lobo superior esquerdo ( 0 , 39 x 0 , 35 cm nos maiores eixos axiais ) e imagem ovalar hiperdensa na língula ( 0 , 56 x 0 , 47 cm nos maiores eixos axiais ) . Boa permeabilidade da traquéia , dos brônquios fontes e lobares . Mediastino centrado , com área cardíaca aumentada . Há calcificação em topografia de valva mitral . Existem placas parietais calcificadas na aorta torácica , em ramos supra - aórticos e em ramos arteriais coronários . Há imagem ovalar hiperdensa no mediastino à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9 x 0,3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5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coleções hipodensas nos espaços pleurais , pouco mais volumosa à direita , associadas com reduções parciais dos volumes pulmonares e com áreas hipoventiladas e atelectasiadas nos lobos inferiores . Há imagem ovalar hiperdensa no segmento anterior do lobo superior esquerdo ( 0 , 39 x 0 , 35 cm nos maiores eixos axiais ) e imagem ovalar hiperdensa na língula ( 0 , 56 x 0 , 47 cm nos maiores eixos axiais ) . Boa permeabilidade da traquéia , dos brônquios fontes e lobares . Mediastino centrado , com área cardíaca aumentada . Há calcificação em topografia de valva mitral . Existem placas parietais calcificadas na aorta torácica , em ramos supra - aórticos e em ramos arteriais coronários . Há imagem ovalar hiperdensa no mediastino à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6 x 0,47 cm</text:p>
          </table:table-cell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TOMOGRAFIA COMPUTADORIZADA DE TÓRAX TÉNICA : Aquisição volumétrica sem contraste venoso . INDICAÇÃO CLÍNICA : Suspeita de pneumonia viral . ACHADOS PULMONARES : Ausência de alterações pulmonares suspeitas para pneumonia de origem viral no presente estudo . DEMAIS ACHADOS Micronódulo calcificado medindo 0 , 3 cm no segmento basal medial do lobo inferior direito , residual . Atelectasias laminares nas bases pulmonares . Espaços pleurais livres . Traqueia e brônquios centrais patentes , de calibre normal . Não se observam linfonodomegalias mediastinais . Linfonodos mediastinais calcificados , residuais . Estruturas vasculares mediastinais tópicas , de calibre normal . Não há derrame pericárdico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as opacidades com atenuação em vidro fosco esparsas no lobo inferior do pulmão esquerdo , algumas com morfologia arredondada , acometendo bem menos que 25 % do parênquima pulmonar . Demais achados : Discretas lâminas atelectásicas na base pulmonar esquerda . Micronódulo calcificado no segmento superior do lobo inferior esquerdo , residual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TOMOGRAFIA COMPUTADORIZADA DE TÓRAX Indicação do exame : caso confirmado de pneumonia viral ( COVID - 19 ) com 04 dias do início dos sintomas ( sic ) . Técnica : imagens obtidas por aquisição volumétrica multislice sem a administração intravenosa de contraste iodado . Aspectos observados : Pequeno nódulo não calcificado no segmento medial do lobo médio ( pulmão direito ) , medindo 0 , 6 x 0 , 5 cm . Atelectasias subsegmentares no lobo médio e língula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medial do lobo médio (pulmão direito)</text:p>
          </table:table-cell>
          <table:table-cell office:value-type="string" calcext:value-type="string">
            <text:p>0,6 x 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.1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Achados negativos para pneumonia . Demais achados : Leve espessamento parietal brônquico difuso associado a tênues opacidade com atenuação em vidro fosco centrolobulares com distribuição peribroncovascular no segmento apicoposterior do lobo superior esquerdo , além de áreas de aprisionamento aéreo . Achado que pode corresponder a broncopneumonia inflamatória / infecciosa . Pequeno nódulo pulmonar não calcificado no segmento lateral do lobo médio , subpleural , medindo 4 mm , inespecífico devido sua diminuta dimensão . Nódulo pulmonar calcificado subcentimétrico no segmento superior do lobo inferior esquerdo , de aspecto residual granulomatoso . O restante do parênquima pulmonar com atenuação preservada . Não há sinais de derrame pleural ou pericárdio . Hilos pulmonares livres . Linfonodo mediastinais proeminentes e linfonodomegalia na cadeia paratraqueal inferior direita , medindo 14 x 13 mm . Traqueia e brônquios - fonte pérvios , com calibre normal . Coração e estruturas vasculares mediastinais com trajeto e diâmetro preservados . Placas parietais calcificadas ateromatosas na aorta torácica e coronárias . Alterações degenerativas na coluna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4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9.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Achados negativos para pneumonia . Demais achados : Leve espessamento parietal brônquico difuso associado a tênues opacidade com atenuação em vidro fosco centrolobulares com distribuição peribroncovascular no segmento apicoposterior do lobo superior esquerdo , além de áreas de aprisionamento aéreo . Achado que pode corresponder a broncopneumonia inflamatória / infecciosa . Pequeno nódulo pulmonar não calcificado no segmento lateral do lobo médio , subpleural , medindo 4 mm , inespecífico devido sua diminuta dimensão . Nódulo pulmonar calcificado subcentimétrico no segmento superior do lobo inferior esquerdo , de aspecto residual granulomatoso . O restante do parênquima pulmonar com atenuação preservada . Não há sinais de derrame pleural ou pericárdio . Hilos pulmonares livres . Linfonodo mediastinais proeminentes e linfonodomegalia na cadeia paratraqueal inferior direita , medindo 14 x 13 mm . Traqueia e brônquios - fonte pérvios , com calibre normal . Coração e estruturas vasculares mediastinais com trajeto e diâmetro preservados . Placas parietais calcificadas ateromatosas na aorta torácica e coronárias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TOMOGRAFIA COMPUTADORIZADA DE TÓRAX Indicação do exame : síndrome gripal . Técnica : imagens obtidas por aquisição volumétrica multislice sem a administração intravenosa de contraste iodado . Aspectos observados : Diminuto nódulo não calcificado no segmento basal posterior do lobo inferior esquerdo , medindo 0 , 3 x 0 , 3 cm . Demais regiões do parênquima pulmonar com atenuação preservada e sem evidências de lesões suspeitas de processo inflamatório no presente estudo . Ausência de derrame pleural ou pericárdico . Linfonodos mediastinais proeminentes no espaço pré - vascular e pré - traqueal , porém não configurando linfonodomegalias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3 x 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TOMOGRAFIA COMPUTADORIZADA DO TÓRAX Exame realizado em caráter de urgência Indicação do exame : investigação de pneumonia viral por COVID - 19 . Técnica : imagens obtidas por aquisição volumétrica multislice , sem a administração intravenosa de contraste iodado . Aspectos observados : Opacidades focais com atenuação em vidro fosco , com predomínio periférico , esparsas nos lobos inferiores . Estrias fibroatelectásicas no segmento apicoposterior esquerdo , com bronquiectasioas de tração , de aspecto sequelar / cicatricial . Focos de enfisema parasseptal e centrolobular no lobo inferior esquerdo . Pequeno nódulo não calcificado no segmento superior do lobo inferior esquerdo medindo 0 , 5 x 0 , 5 cm . Ausência de derrame pleural . Não se observam linfonodomegalias mediastinais . Traquéia e brônquios principais pérvios , com calibre normal . Ateromatose aórtica e coronariana .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5 x 0x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Tosse há 20 dias . RELATÓRIO : Parênquima pulmonar com atenuação preservada e sem evidências de alterações suspeitas de processo inflamatório . Pequeno nódulo calcificado no segmento basal posterior do lobo inferior direito , medindo 0 , 5 cm , de aspecto benigno / residual . Opacidade linear no lobo médio , atribuível a atelectasia subsegmentar , além de discretas estrias fibroatelectásicas esparsas nos campos pulmonares inferiores , de aspecto residual . Ausência de derrame pleural ou pericárdio . Não se observam linfonodomegalias mediastinais . Traqueia e brônquios - fonte pérvios , com calibre normal . Estruturas vasculares mediastinais com trajeto e diâmetro preservados . Discreta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uas consolidações parenquimatosas de configuração nodular , com pequenos espaços aéreos de permeio , no segmento anterior do lobo superior esquerdo e no segmento superior do lobo inferior direito , medindo cerca de 1 , 2 cm em seus maiores eixos axiais . Pequenos nódulos pulmonares sólidos não calcificados , de caráter inespecífico , esparsos bilateralmente , medindo até 0 , 5 cm . Discretas opacidades intersticiais com padrão septal liso , esparsas nas regiões apicais e basais de ambos os pulmões . Opacidades / atelectasias subsegmentares nas regiões pendentes dos lobos inferiores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, em coronárias e ramos supra - aórticos . Estruturas de partes moles da parede torácica sem evidência de anormalidades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bilateralmente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Parênquima pulmonar com atenuação heterogênea apresentando áreas focais de redução da atenuação e da vascularização intercaladas com áreas de parênquima pulmonar de atenuação normal ( padrão de atenuação em mosaico ) compatível com aprisionamento aéreo normalmente ocasionando por comprometimento de pequenas vias aéreas . ( Bronquiolite ? Broncoespasmo ? ) Opacidades lineares subpleurais , em posteriores de ambos os pulmões , provavelmente decorrentes do decúbito . Lâminas atelectásicas esparsas bilateralmente . Pequeno nódulo pulmonar calcificado , localizado no lobo inferior esquerdo , de aspecto residual Material hiperdendo no interior do canal raqueano , extra - axial , que pode estar relacionado a exame de mielografi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últiplos nódulos e micronódulos centroacindares , por vezes dicotomizantes ( padrão de árvore em brotamento ) , sugerindo preenchimento das pequenas vias aérea , por vezes confluentes formando áreas de consolidação com broncogramas aéreos de permeio , esparsas por ambos os pulmões . Deve - se considerar a possibilidade de processo inflamatório / infeccioso em atividade , não sendo possível descartar a possibilidade de etiologia micobacteriana . Múltiplas pqeunas cavidades / bronquiectasias , de paredes espessadas esparsas por ambos , predominado no pulmão direito , sugerindo processo inflamatório / infeccioso em atividade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TOMOGRAFIA COMPUTADORIZADA DE TÓRAX Indicação do exame : Síndrome gripal . Técnica : Imagens obtidas por aquisição volumétrica multislice sem a administração intravenosa de contraste iodado . Aspectos observados : Pequeno nódulo pulmonar , não calcificado , localizado no segmento lateral do lobo médio ( pulmão direito ) , medindo 0 , 4 cm . Demais regiões do parênquima pulmonar com atenuação preservada e sem evidências de alterações suspeitas de processo inflamatório . Ausência de derrame pleural ou pericárdio . Linfonodo calcificado na região peri - hilar esquerda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 (pulmão direito)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últiplas bolhas enfisematosas centrolobulares e parasseptais dispersas difusamente em ambos os pulmões . Discretas opacidades intersticiais com padrão reticular esparsas irregularmente nas regiões periféricas de ambos os pulmões , sendo mais expressivas no segmento basal posterior à direita . Pequenos nódulos sólidos não calcificados esparsos no pulmão direito , medindo até 0 , 6 cm no maior eixo axial , de caráter inespecífico . Traqueia e brônquios principais permeáveis , de trajeto e calibre normais . Ausência de coleções fluidas pleurais ou pericárdicas . Discreto aumento do volume cardíaco , com predomínio do VE . Aorta alongada , com placas ateromatosas calcificadas em sua origem , croça e segmento descendente . Calcificações parietais também em coronárias e ramos supra - aórticos . Estruturas de partes moles da parede torácica sem evidência de anormalidades . Alterações degenerativas vertebrais . Fios metálicos de osteossíntese no estern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esparsos no pulmão direito</text:p>
          </table:table-cell>
          <table:table-cell office:value-type="string" calcext:value-type="string">
            <text:p>Até 0,6 c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as opacidades com atenuação em vidro fosco , algumas de forma arredondada , esparsas no segmento posterior do pulmão direito , podendo corresponder a focos inflamatórios em atividade . Traves fibroatelectásicas residuais esparsas em ambos os pulmões , sendo mais expressivas nos lobos superior e inferior do pulmão direito . Pequenino nódulo residual calcificado no segmento lateral do lobo médi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, em coronárias e ramos supra - aórtico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9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, medindo cerca de 0 , 55 x 0 , 38 cm . nos maiores eixos axiais . Existe imagem hiperatenuante ovalar na periferia do segmento basal lateral esquerdo , medindo cerca de 0 , 43 x 0 , 38 cm nos maiores eixos axiais , mantendo contiguidade com a pleura . Boa permeabilidade da traquéia , dos brônquios fontes e lobares . Mediastino centrado , com área cardíaca normal . Há imagem ovalar hiperdensa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5 x 0,3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, medindo cerca de 0 , 55 x 0 , 38 cm . nos maiores eixos axiais . Existe imagem hiperatenuante ovalar na periferia do segmento basal lateral esquerdo , medindo cerca de 0 , 43 x 0 , 38 cm nos maiores eixos axiais , mantendo contiguidade com a pleura . Boa permeabilidade da traquéia , dos brônquios fontes e lobares . Mediastino centrado , com área cardíaca normal . Há imagem ovalar hiperdensa no hilo pulmonar direit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do segmento basal lateral esquerdo</text:p>
          </table:table-cell>
          <table:table-cell office:value-type="string" calcext:value-type="string">
            <text:p>0,43 x 0,38 cm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Finas traves fibroatelectásicas residuais esparsas nas bases pulmonares . Pequenino nódulo residual calcificado no terço médio do pulmão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incipientes na coronária esquerda . Demais vasos mediastinais com paredes regulares , trajetos e calibres normais . Estruturas de partes moles da parede torácica sem evidência de anormalidades . Moderadas alterações degenerativas vertebrais . Impressão diagnóstica : - Exame sem sinais de pneumonia . - Finas traves fibroatelectásicas residuais esparsas nas bases pulmonares . - Pequenino nódulo residual calcificado no terço médio do pulmão esquerdo . - Calcificações ateromatosas incipientes na coronária esquerda . - Moderad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terço médio do pulmã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Espessamento pleural configurando placas pleurais apicais bilaterais , mais proeminente à esquerda , associadas a faixas com aspecto fibroatelectásico e bronquiectasias de tração , achados com aspecto crônico / sequelar . Esparsas bronquiolectasias com impacção mucóide no lobo médio . Bronquiectasias em segmentos da língula . Esparsos micronódulos pulmonares bilaterais , inespecíficos . Ateromatose aórtica e coronariana . Não há evidências de derrame pleural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Focos de enfisema paraseptal nos lobos superiores de ambos os pulmões , com predomínio nos ápices . Micronódulos centrolubulares com atenuação em vidro fosco esparsos em ambos os pulmões , sugerindo bronquiolite respiratória do tabagista . Opacidades em vidro fosco subpleurais nas porções pendentes de ambos os pulmões , compatíveis com atelectasia de decúbito . Discretas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ineares laminares nos ápices pulmonares . Existe imagem hiperatenuante laminar na língula . Há lesões em vidro fosco em pequenas áreas do segmento inferior da língula e em áreas mais extensas dos segmentos basais anterior , lateral e posterior esquerdos , associadas com lesões do espaço aéreo , formando consolidação irregular e com broncogramas aéreos de permeio no segmento basal posterior esquerdo . Existem pequenos nódulos calcificados no segmento basal posterior esquerdo , o maior deles medindo cerca de 0 , 23 x 0 , 18 cm nos maiores eixos axiais . Há reação pleural basal posterior à esquerda . Boa permeabilidade da traquéia , dos brônquios fontes e lobares . Mediastino centrado , com área cardíaca normal . Existe imagem ovalar hiperdensa no hilo pulmonar esquer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3 x 0,18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intomas gripais . COVID negativo . Principais achados : Opacidades irregulares junto à interface pleuropulmonar com discreta bronquiectasias de tração no aspecto posterior dos lobos superioes e dos segmentos superiores dos lobos inferiores , de aspecto crônico / sequelar , notando - se espessamento pelural / fissural associado Nódulo calcificado de aspecto residual ( granuloma ) no segmento do lobo basal lateral do lobo inferior direito , medindo 0 , 5 cm . j Demais achados :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do lobo basal lateral do lobo inf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nos segmentos do lobo superior esquerdo , a maior delas situada no segmento ápico - posterior , medindo cerca de 1 , 7 x 1 , 2 cm nos maiores eixos axiais . Existem espessamentos intersticiais reticulares na periferia dos lobos dos dois pulmões , pouco mais evidentes à direita . Há imagem ovalar hiperdensa na língula , medindo cerca de 0 , 51 x 0 , 39 cm nos maiores eixos axiais . Boa permeabilidade da traquéia , dos brônquios fontes e lobares . Mediastino centrado , com proeminência do ventrículo cardíaco esquerdo e alongamento da aorta . Existem placas parietais calcificadas na aorta torácica , em ramos supra - aórtico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1 x 0,39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esparsos no lobo inferior do pulmão direito , alguns ramificados , caracterizando o padrão de árvore em brotamento , denotando o preenchimento das pequenas vias aéreas ( bronquiolos ) por material de natureza inflamatório / infecciosa ( bronquiolite infecciosa ) . O grau de comprometimento do parênquima pulmonar é estimado em menos que 10 % . Discreto espessamento das paredes brônquicas segmentares e subsegmentares no lobo inferior direito , denotando broncopatia inflamatória ( bronquite )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Incipientes alterações óssea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Principal achado : - Opacidade nodular em vidro fosco isolada no segmento apical do lobo inferior direito , medindo 0 , 8 cm de diâmetro ( nódulo não sólido ? Opacidade relacionada a processo inflamatório viral ? ) . Sugere - se controle evolutivo precoce . - Atelectasias subsegmentaresw no segmento medial do lobo médio e no segmento lingular inferior . Demais achados :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pical do lobo inferior direito</text:p>
          </table:table-cell>
          <table:table-cell office:value-type="string" calcext:value-type="string">
            <text:p>0,8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lterações fibroatelectásicas pleuroapicais e nos segmentos superiores dos lobos superiores . Restante do parênquima pulmonar com morfologia , vasculatur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preservado . Estruturas de partes moles da parede torácica sem particularidades . Ausência de coleções líquidas livres no espaço pleural ou pericárdico . Pequeno nódulo de densidade de partes moles circunscrito com 4 , 5 mm na periferia do segmento apico posterior do lobo superior a esquerda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apico posterior do lobo superior a esquerda</text:p>
          </table:table-cell>
          <table:table-cell office:value-type="string" calcext:value-type="string">
            <text:p>4,5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( 1 , 3 x 1 , 2 cm ) e há imagem ovalar hiperdensa no segmento basal lateral direito ( 0 , 43 x 0 , 3 cm nos maiores eixos axiais ) . Existem imagens hiperatenuantes laminares no segmento medial do lobo médio , no segmento inferior da língula , nos segmentos superiores dos lobos inferiores , nos segmentos basais posteriores e basal lateral esquerdo . Há linhas subpleurais nos segmentos basais posteriore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1,3 x 1,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0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( 1 , 3 x 1 , 2 cm ) e há imagem ovalar hiperdensa no segmento basal lateral direito ( 0 , 43 x 0 , 3 cm nos maiores eixos axiais ) . Existem imagens hiperatenuantes laminares no segmento medial do lobo médio , no segmento inferior da língula , nos segmentos superiores dos lobos inferiores , nos segmentos basais posteriores e basal lateral esquerdo . Há linhas subpleurais nos segmentos basais posteriore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43 x 0,3 cm</text:p>
          </table:table-cell>
          <table:table-cell table:number-columns-repeated="101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hiperatenuantes lineares e laminar nos segmentos do lobo superior direito . Notamos paquenas imagens arredondadas hiperdensas no segmento apical do lobo superior direito , medindo cerca de 0 , 13 cm . Há imagem hiperatenuante laminar no segmento inferior da língula . Boa permeabilidade da traquéia , dos brônquios fontes e lobares . Mediastino centrado , com área cardíaca normal . Existem imagens tubuliformes densas na topografia de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1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aciente ex - tabagista com queida de febre , tosse produtiva e mialgia há 10 dias . Principais achados e impressão diagnóstica : - Exame de avaliação parcialmente limitada por artefatos de movimentos respiratórios . - Nódulos e micronódulos centroacinares ramificados esparsos em ambos os pulmões , mais grosseiros e confluetnes nos lobos infeiores , onde tendem à formação de consolidações , os achados são mais extensos em base pulmonar esquerda e sugerem processo inflamatório / infeccioso broncopneumônico , sendo os achados atípicos ( de baixa probabilidade ) para etiologia viral , outra etiologia , sobretudo bacteriana deve ser considerada prioritatriamente no diferencial . Demais achados : Não há sinais de derrame pleural ou pericárdico . Coração sem particularidades volumétricas significativas ao método . Hilos pulmonares livres . Não se observam linfonodomegalias mediastinais . Traqueia e brônquios - fonte pérvios , com calibre normal . Estruturas vasculares mediastinais com trajeto e calibre externo preservados . Ateromatose da aorta torácica e seus ramos , inclusive coronária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ulmõ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 Impressão diagnóstica : - Exame dentro dos padrões de normalidade . Obs : pequeno nódulo hipodenso de contornos circunscritos na porção posteiror do segmento IV do fígado , medindo cerca de 1 , 3 cm . ( Cisto ?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s ápices pulmonares . Existe imagem ovalar hiperdensa no segmento basal lateral direito , medindo cerca de 0 , 34 x 0 , 31 cm nos maiores eixos axiais . Boa permeabilidade da traquéia , dos brônquios fontes e lobares . Mediastino centrado , com área cardíaca normal . Há imagens ovalares hiperdensas no hilo pulmonar direito e junto ao conjunto bronco vascular do lobo inferio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34 x 0,3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Tênue opacidade com atenuação em vidro fosco na periferia do segmento posterior do lobo superior direito , com morfologia arredondada , acometendo bem menos de 25 % do parênquima pulmonar . Demais achados : Não há sinais de derrame pleural ou pericárdio . Algumas faixas de atelectasias laminares esparsas , achado comumente relacionado a hipoventilação . Pequeno nódulo calcificado no segmento basal posterior do lobo inferior esquerdo , residual . Restante do parênquima pulmonar com atenuação preservada . Hilos pulmonares livres . Não se observam linfonodomegalias mediastinais . Traqueia e brônquios - fonte pérvios , com calibre normal . Estruturas vasculares mediastinais com trajeto e diâmetro preservados . Alterações degenerativas vertebrais inici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TOMOGRAFIA COMPUTADORIZADA DO TÓRAX Realizada aquisição volumétrica dos dados em tomógrafo multidetectores , seguida de reconstruções multiplanares , MIP , MinIP e com protocolo de alta resolução . Relatório : Múltiplos nódulos com densidade de partes moles , de diversos tamanhos , distribuídos de forma randômica no parênquima pulmonar , sugerindo a possibilidade de nódulos com disseminação hematogênica . Derrame pleural bilateral , sendo um pouco maior à esquerda , onde determina atelectasia no parênquima pulmonar em correspondência . Atelectasias laminares nos lobos inferiores . Hilos pulmonares de aspecto anatômico . Traqueia e brônquios principais permeáveis , de trajeto e calibre normais . Ausência de espessamentos ou coleções fluidas pleurais . Área cardíaca no limite superior da normalidade . Calcificações na topografia das valva mitra e tricúspide . Aorta ateromatosa e alongada . Vascularização pulmonar normal . Ausência de linfonodomegalias no mediastino e nas cadeias axilares . Grupos musculares e demais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arênquima pulmonar com atenuação preservada , exceto por nódulo calcificado de aspecto residual ( granuloma ) no segmento basal posterior do lobo inferior esquerd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opacidades centrolobulares com atenuação em vidro fosco , associadas a espessamento de paredes brônquicas , no segmento basal posterior do lobo inferior esquerdo . Pequena opacidade focal com atenuação em vidro fosco , superposta a finas reticulações , no segmento anterior do lobo superior esquerdo . Traves fibroatelectásicas de provável caráter residual esparsas bilateralmente , mais expressivas nas regiões basais do parênquima , onde se observam alguns pequenos brônquios de paredes espessadas , com raros focos de impactação mucoide em correspondência . Pequeninos nódulos residuais calcificados e não calcificados , estes de caráter inespecífico , esparsos em ambos os pulmões , medindo menos que 5 mm no maior eixo . Pequenas bolhas enfisematosas centrolobulares esparsas bilateralmente . Traqueia e brônquios principais permeáveis , de trajeto e calibre normais . Ausência de coleções fluidas pleurais ou pericárdicas . Ausência de linfonodomegalias mediastinais , hilares ou infraclaviculares . Aumento do volume cardíaco , com predomínio do VE . Aorta alongada , com placas ateromatosas calcificadas em sua origem , croça e segmento descendente . Calcificações parietais também em coronárias e ramos supra - aórticos . Aneurisma fusiforme da aorta descendente , com Endoprótese aórtica toracoabdominal , relacionada à dilatação fusiforme do segmento distal da aorta descendente . Estruturas de partes moles da parede torácica sem evidência de anormalidades .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menos que 5 m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as opacidades laminares subpleurais no segmento basal posterior / medial do lobo inferior direito . Vários pequeninos nódulos residuais calcificados agrupados no segmento anterior do lobo supeiror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Pequeno nódulo residual calcificado no espaço para - aórtico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ir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os lobo superiores e médio e ainda na língula . Existe imagem ovalar hiperdensa no segmento superior do lobo inferior direito , medindo cerca de 0 , 54 x 0 , 39 cm nos maiores eixos axiais . Há consolidações irregulares no segmento superior do lobo inferior esquerdo e em lobo médio , com broncogramas aéreos de permeio . Existem áreas com atenuação em vidro fosco nos lobos dos dois pulmões , associadas com discretos espessamentos intersticiais em algumas partes . Boa permeabilidade da traquéia , dos brônquios fontes e lobares . Mediastino centrado , com área cardíaca aumentada e alongamento da aorta , que desvia a traquéia para a direita . Existem placas parietais calcificadas na aorta torácica , no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54 x 0,39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Espessamento pleural no segmento posterior do lobo superior direito . Demais regiões do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. Arcabouço torácico íntegr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Ausência de coleções líquidas livres no espaço pleural . Pequeno derrame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4.1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Ausência de opacidades pulmonares sugestivas de acometimento de etiologia viral . Pequeno nódulo não calcificado no lobo médio , medindo 5 mm e pequeno nódulo não calcificado no lobo médio , medindo 3 mm , inespecíficos . Demais achados : Não há sinais de derrame pleural ou pericárdio . Restante do parênquima pulmonar com atenuação preservada . Hilos pulmonares livres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4.2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Ausência de opacidades pulmonares sugestivas de acometimento de etiologia viral . Pequeno nódulo não calcificado no lobo médio , medindo 5 mm e pequeno nódulo não calcificado no lobo médio , medindo 3 mm , inespecíficos . Demais achados : Não há sinais de derrame pleural ou pericárdio . Restante do parênquima pulmonar com atenuação preservada . Hilos pulmonares livres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ou pericárdico . Diminuto nódulo calcificado no segmento superior do lobo inferior a esquerda com 2 mm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a esquerda</text:p>
          </table:table-cell>
          <table:table-cell office:value-type="string" calcext:value-type="string">
            <text:p>2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preservado . Ausência de coleções líquidas livres no espaço pleural ou pericárdico . Nódulo de densidade de partes moles e contornos lobulados na periferia do segmento superior do lobo inferior à direita medindo 12 , 6 x 11 , 8 x 11 , 8 mm . ( CC x T x AP ) . Alterações fibroatelectásicas associadas a bronquiectasias de tração no lobo médio e lobo superior à direita sem processo pneumônico associado . Pequeno espessamento pleural no pulmão a direita . Parênquima pulmonar a esquerda com morfologia , vasculatura e transparência normal , sem evidenciar nódulos suspeitos ou áreas de consolidação . Traquéia , brônquios - fontes e hilos pulmonares livres . Estruturas mediastinais anatômicas , não sendo observadas linfonodomegalias em meio aos seus planos gordurosos . Ausência de linfonodomegalias mediastinais , hilares ou infraclaviculare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superior do lobo inferior à direita</text:p>
          </table:table-cell>
          <table:table-cell office:value-type="string" calcext:value-type="string">
            <text:p>12,6 x 11,8 x 11,8 mm</text:p>
          </table:table-cell>
          <table:table-cell/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.1</text:p>
          </table:table-cell>
          <table:table-cell office:value-type="string" calcext:value-type="string">
            <text:p>TOMOGRAFIA COMPUTADORIZADA DE TÓRAX Exame realizado em caratér de urgência . Técnica : Realizados cortes tomográficos axiais com técnicas para tecidos moles e alta resolução , sem a administração do meio de contraste iodado . Análise : Multiplos nódulos , pelo menos 10 , ovalados com densidade de partes moles , dispersos pelo parênquima pulmonar , bilateralmente , os maiores assim caracterizados : Nódulo ovalado com densidade de partes moles localizado no segmento apicoposterior do lobo superior esquerdo , subpleural , medindo 1 , 7 x 1 , 3 cm . Nódulo ovalado com densidade de partes moles localizado no segmento superior do lobo inferior direito , medindo 1 , 7 x 1 , 4 cm . Nódulo ovalado com densidade de partes moles localizado no segmento apical do lobo superir direito , subplaural , medindo 1 , 1 x 1 , 0 cm . Volumosa área de consolidação com broncogramas aéreos de permeio nos segmentos basais do lobo inferior direito , associado a moderado derrame pleural ipsilateral . Áreas de consolidação e estrias atelectásicas no lobo inferior esquerdo , associado a atenuação em vidro fosco adjacente , promovendo distorção arquitetural . Restante do parênquima pulmonar com arquitetura , atenuação e distribuição vascular normais . Linfonodos mediastinais proeminentes , o maior na região para - aórtico , medindo 0 , 7 cm em seu menor eixo axial . Traqueia , carina e brônquios principais pérvios , com situação calibres e contornos normais . Veia cava superior , veia cava inferior e tronco da pulmonar com situação , dimensões e contornos normais . Aorta de calibre e trajeto preservado . Coração com situação , morfologia , contornos e dimensões normais . Arcabouço torácico íntegr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1,7 x 1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8.2</text:p>
          </table:table-cell>
          <table:table-cell office:value-type="string" calcext:value-type="string">
            <text:p>TOMOGRAFIA COMPUTADORIZADA DE TÓRAX Exame realizado em caratér de urgência . Técnica : Realizados cortes tomográficos axiais com técnicas para tecidos moles e alta resolução , sem a administração do meio de contraste iodado . Análise : Multiplos nódulos , pelo menos 10 , ovalados com densidade de partes moles , dispersos pelo parênquima pulmonar , bilateralmente , os maiores assim caracterizados : Nódulo ovalado com densidade de partes moles localizado no segmento apicoposterior do lobo superior esquerdo , subpleural , medindo 1 , 7 x 1 , 3 cm . Nódulo ovalado com densidade de partes moles localizado no segmento superior do lobo inferior direito , medindo 1 , 7 x 1 , 4 cm . Nódulo ovalado com densidade de partes moles localizado no segmento apical do lobo superir direito , subplaural , medindo 1 , 1 x 1 , 0 cm . Volumosa área de consolidação com broncogramas aéreos de permeio nos segmentos basais do lobo inferior direito , associado a moderado derrame pleural ipsilateral . Áreas de consolidação e estrias atelectásicas no lobo inferior esquerdo , associado a atenuação em vidro fosco adjacente , promovendo distorção arquitetural . Restante do parênquima pulmonar com arquitetura , atenuação e distribuição vascular normais . Linfonodos mediastinais proeminentes , o maior na região para - aórtico , medindo 0 , 7 cm em seu menor eixo axial . Traqueia , carina e brônquios principais pérvios , com situação calibres e contornos normais . Veia cava superior , veia cava inferior e tronco da pulmonar com situação , dimensões e contornos normais . Aorta de calibre e trajeto preservado . Coração com situação , morfologia , contornos e dimensões normais . Arcabouço torácico íntegr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1,7 x 1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8.3</text:p>
          </table:table-cell>
          <table:table-cell office:value-type="string" calcext:value-type="string">
            <text:p>TOMOGRAFIA COMPUTADORIZADA DE TÓRAX Exame realizado em caratér de urgência . Técnica : Realizados cortes tomográficos axiais com técnicas para tecidos moles e alta resolução , sem a administração do meio de contraste iodado . Análise : Multiplos nódulos , pelo menos 10 , ovalados com densidade de partes moles , dispersos pelo parênquima pulmonar , bilateralmente , os maiores assim caracterizados : Nódulo ovalado com densidade de partes moles localizado no segmento apicoposterior do lobo superior esquerdo , subpleural , medindo 1 , 7 x 1 , 3 cm . Nódulo ovalado com densidade de partes moles localizado no segmento superior do lobo inferior direito , medindo 1 , 7 x 1 , 4 cm . Nódulo ovalado com densidade de partes moles localizado no segmento apical do lobo superir direito , subplaural , medindo 1 , 1 x 1 , 0 cm . Volumosa área de consolidação com broncogramas aéreos de permeio nos segmentos basais do lobo inferior direito , associado a moderado derrame pleural ipsilateral . Áreas de consolidação e estrias atelectásicas no lobo inferior esquerdo , associado a atenuação em vidro fosco adjacente , promovendo distorção arquitetural . Restante do parênquima pulmonar com arquitetura , atenuação e distribuição vascular normais . Linfonodos mediastinais proeminentes , o maior na região para - aórtico , medindo 0 , 7 cm em seu menor eixo axial . Traqueia , carina e brônquios principais pérvios , com situação calibres e contornos normais . Veia cava superior , veia cava inferior e tronco da pulmonar com situação , dimensões e contornos normais . Aorta de calibre e trajeto preservado . Coração com situação , morfologia , contornos e dimensões normais . Arcabouço torácico íntegr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superir direito</text:p>
          </table:table-cell>
          <table:table-cell office:value-type="string" calcext:value-type="string">
            <text:p>1,1 x 1,0 cm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. Estruturas de partes moles da parede torácica sem particularidades . Ausência de coleções líquidas livres no espaço pleural ou pericárdico . Pequeno espessamento pleural no lobo superior a direita . Nódulo calcificado no segmento apical do lobo superior a direita com 4 mm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a direita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Pequeno nódulo calcificado de 3 mm no ápice pulmonar a esquerda - granuloma . Trave atelactásica no lobo inferior a direita . Tênues focos de atenuação em vidro fosco periféricos nos lobos inferiores , lobo médio e lobo superior a direita por vezes com consolidações centrais incipientes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incipi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a esquerda</text:p>
          </table:table-cell>
          <table:table-cell office:value-type="string" calcext:value-type="string">
            <text:p>3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ou pericárdico . Foco único isolado de vidro fosco no lobo superior a esquerda . Restante do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Alterações pleuroparenquimatosas cicatriciais em ápices pulmonares . Pequeno nódulo calcificado residual no segmento basal posterior direito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Acentuação da curvatura cifótica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Hérnia hiatal . Ateromatose aórtica . Demais estruturas mediastinais anatômica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05.1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Discretas lâminas atelectásicas na base pulmonar esquerda . Pequeno nódulo subsólido de contornos levemente lobulados medindo 0 , 4 x 0 , 5 cm no segmento basal lateral esquerdo , indeterminado . Nódulo calcificado no segmento superior do lobo inferior direito , residual . Restante do parênquima pulmonar com atenuação preservada . Não há sinais de derrame pleural ou pericárdico . Não se observam linfonodomegalias mediastinais . Traqueia e brônquios - fonte pérvios , com calibre normal . Aumento do ventrículo esquerdo . Calcificações ateromatosas na aorta torácica e em topografia valvar aórtica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4 x 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05.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Discretas lâminas atelectásicas na base pulmonar esquerda . Pequeno nódulo subsólido de contornos levemente lobulados medindo 0 , 4 x 0 , 5 cm no segmento basal lateral esquerdo , indeterminado . Nódulo calcificado no segmento superior do lobo inferior direito , residual . Restante do parênquima pulmonar com atenuação preservada . Não há sinais de derrame pleural ou pericárdico . Não se observam linfonodomegalias mediastinais . Traqueia e brônquios - fonte pérvios , com calibre normal . Aumento do ventrículo esquerdo . Calcificações ateromatosas na aorta torácica e em topografia valvar aórtica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Pequeno derrame pleural bilateral , com atelectasias compressivas regionais . Nódulos com densidade de partes moles e contornos irregulares esparsos em ambos os pulmões , o maior no segmento posterior do lobo superior direito , medindo até 2 , 2 x 1 , 7 cm .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Leve aumento das câmaras cardíacas esquerdas . Calcificações ateromatosas na aorta torácica , vasos supra - aórticos e em artérias coronárias . Alterações degenerativas vertebrais . Grande hérnia gástrica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2,2 x 1,7 cm</text:p>
          </table:table-cell>
          <table:table-cell/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Escoliose do segmento dorsolombar com maior desvio lombar de convexidade para direita . Sinais de espondilose dorsal . Acentuada ateromatose aórtica , dos vasos da base e coronariana . Sinais de enfisema centrolobular difuso predominando nos lobos superiores . Alterações fibroatelectásicas associadas a bronquiectasias de tração , espessamento brônquico , pequenos nódulos calcificados nas áreas centrais dos lobos superiores onde evidencia - se proeminentes nodulações parcialmente calcificadas medindo 31 mm à direita e 24 mm à esquerda . Achados semelhantes porém de menor em extensão nos lobos inferiores . Vidro fosco entremeado por reticulações subpleurais nos lobos inferiores . Traquéia , brônquios - fontes e hilos pulmonares livres . Numerosos linfonodos calcificados dispersos em todos os níveis mediastinais . Demais estruturas mediastinais anatômicas Ausência de coleções líquidas livres no espaço pleural ou pericárdico . Espessamento pleural de modo difus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OMOGRAFIA COMPUTADORIZADA DE TÓRAX Indicação do exame : Síndrome gripal . Técnica : Imagens obtidas por aquisição volumétrica multislice sem a administração intravenosa de contraste iodado . Análise : Pequeno nódulo pulmonar circunscrito , não cancificado , localizado no sgemento apicoposterior esquerdo , junto a fissura maior deste lado , medindo 0 , 4 x 0 , 3 cm . Parênquima pulmonar com atenuação preservada e sem evidências de lesões focais significativas . Ausência de alterações suspeitas de processo inflamatório no presente estudo . Ausência de derrame pleural ou pericárdi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apico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Indicação : Cardiopata com enfisema . Sd gripal há 5 dias . Dispneia . Achados principais : Opacidades reticulares periféricas em ambos os pulmões , sobrepostas a opacidades em vidro fosco e áreas de faveolamento , achados que exibem predomínio nos terços inferiores , conferindo aspecto tomográfico compatível com Pneumonia Intersticial Usual ( PIU ) . Não fora caracterizadas outrasopacidades pulmonares sugestivas de acometimento de etiologia viral , tampouco sinais tomográficos sugestivos de congestão pulmonar . Associam - se áreas de enfisema parasseptal e centrolobular , mais expressivas nos lobos superiores . Demais achados : Não há sinais de derrame pleural ou pericárdico . Pequeno nódulo calcificado no lobo médio , de aspecto residual . Faixas de atelectasia laminar esparsas em ambos os pulmões , comumente relacionadas a hipoventilação . Restante do parênquima pulmonar com atenuação preservada . Hilos pulmonares livres . Não se observam linfonodomegalias mediastinais . Traqueia e brônquios - fonte pérvios , com calibre normal . Estruturas vasculares mediastinais com trajeto e diâmetro preservados . Imagem cardíaca de dimensões normais . Pequena hérnia gástrica hiatal . Calcificações em topografia valvar aórtica . Ateromatose aórtica , em vasos supra - aórticos e em artérias coronárias . Alterações degenerativas vertebrais . Esternorrafi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Incipientes opacidades com atenuação em vidro fosco esparsas em ambos os pulmões , de distribuição heterogênea , acometendo até 25 % do parênquima pulmonar . Lâminas atelectásicas esparsas bilateralmente . Bronquiectasias de tração e leve distorção arquitetural nos segmentos lingulares , segmento medial do lobo médio e segmento anterior do lobo superior esquerdo . Nódulo calcificado no ápice pulmonar direito , residual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11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hiperatenuantes lineares nos ápices pulmonares . Há imagens hiperatenuantes laminares nos segmentos anteriores dos lobos superiores , em lobo médio , na língula e nas bases pulmonares . Notamos pequenas áreas focais com atenuação em vidro fosco no segmento posterior do lobo superior direito e anterior do lobo superior esquerdo . Existem áreas com atenuação em vidro fosco maiores nos segmentos basais posteriores . Há imagem hiperatenuante ovalar no segmento ápico - posterior do lobo superior esquerdo ( 0 , 37 x 0 , 3 cm ) , há imagem hiperatenuante ovalar no segmento superior do lobo inferior esquerdo ( 0 , 38 x 0 , 21 cm ) e há imagem hiperatenuante ovalar no segmento basal anterior direito ( 0 , 34 x 0 , 27 cm nos maiores eixos axiais ) . Existe imagem ovalar hiperdensa no segmento ápico - posterior do lobo superior esquerdo ( 0 , 32 x 0 , 2 cm ) e existe imagem ovalar hiperdensa no segmento superior do lobo inferior esquerdo ( 0 , 54 x 0 , 37 cm ) . Há ramos brônquicos de calibres aumentados em lobos médio e inferiores e ramos brônquicos de paredes espessadas nos lobos inferiores , notando - se a presença de secreção na luz de segmento de um deles no segmento basal posterior direito . Notamos coleção hipodensa no espaço pleural à esquerda . Boa permeabilidade da traquéia , dos brônquios fontes e lobares . Mediastino centrado , com área cardíaca aumentada . Existem placas parietais calcificadas na aorta torácica , em ramos supra - aórticos e em ramos arteriais coronários . Há coleção hiposensa laminar no espaço pericárdico . Existe aumento da dimensões do lobo direito da tireóide , com densidade heterogênea , insinuando - se no mediasti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32 x 0,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1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hiperatenuantes lineares nos ápices pulmonares . Há imagens hiperatenuantes laminares nos segmentos anteriores dos lobos superiores , em lobo médio , na língula e nas bases pulmonares . Notamos pequenas áreas focais com atenuação em vidro fosco no segmento posterior do lobo superior direito e anterior do lobo superior esquerdo . Existem áreas com atenuação em vidro fosco maiores nos segmentos basais posteriores . Há imagem hiperatenuante ovalar no segmento ápico - posterior do lobo superior esquerdo ( 0 , 37 x 0 , 3 cm ) , há imagem hiperatenuante ovalar no segmento superior do lobo inferior esquerdo ( 0 , 38 x 0 , 21 cm ) e há imagem hiperatenuante ovalar no segmento basal anterior direito ( 0 , 34 x 0 , 27 cm nos maiores eixos axiais ) . Existe imagem ovalar hiperdensa no segmento ápico - posterior do lobo superior esquerdo ( 0 , 32 x 0 , 2 cm ) e existe imagem ovalar hiperdensa no segmento superior do lobo inferior esquerdo ( 0 , 54 x 0 , 37 cm ) . Há ramos brônquicos de calibres aumentados em lobos médio e inferiores e ramos brônquicos de paredes espessadas nos lobos inferiores , notando - se a presença de secreção na luz de segmento de um deles no segmento basal posterior direito . Notamos coleção hipodensa no espaço pleural à esquerda . Boa permeabilidade da traquéia , dos brônquios fontes e lobares . Mediastino centrado , com área cardíaca aumentada . Existem placas parietais calcificadas na aorta torácica , em ramos supra - aórticos e em ramos arteriais coronários . Há coleção hiposensa laminar no espaço pericárdico . Existe aumento da dimensões do lobo direito da tireóide , com densidade heterogênea , insinuando - se no mediasti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54 x 0,37 cm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e impressão diagnóstica : - Raras e disretas opacidades em vidro fosco , esparsass em ambos os pulmões , de distribuição central e periférica , mais evidentes no lobo inferior direito , acometendo menos de 10 % da extensão do parênquima pulmonar . Embora não específicos , os achados são compatíveis com pneumonia viral e descritos como típicos ( de alta probabilidade ) para COVID 19 . Demais achados : Nódulo subpleural medindo 0 , 6 cm no segmento basal posterior esquerdo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em paciente tabagista . Achados principais : Raras e discretas opacidaes reticulom micronodulares centroacinares no segmento basal medial direito e raros micronodulos em vidro fosco centroacinares , de distribuição predominantemente periférica em ambos os lobos inferiores . Os achados são discretos ( acometem muito menos de 5 % do parênquima ) e considerados atípicos ( de baixa probabilidade ) para pnuemonia viral , por COVID - 19 , devendo - se considerar bronquilite respiratória tabaco relacionada prioritariamente no diagnóstico diferencial . Demais achados :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lterações degenerativas vertebrais ( espondilose dorsal incipient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14.1</text:p>
          </table:table-cell>
          <table:table-cell office:value-type="string" calcext:value-type="string">
            <text:p>TOMOGRAFIA COMPUTADORIZADA DE TÓRAX Indicação do exame : COVID - 19 Técnica : imagens obtidas por aquisição volumétrica multislice sem a administração intravenosa de contraste iodado . Aspectos observados : Alguns pequenos nódulos pulmonares não calcificados e bem delimitados em ambos os pulmões , os maiores assim caracterizados e mensurados : - <text:s/>pequeno nódulo pulmonar não calcificado e bem delimitado no segmento superior do lobo inferior direito , medindo 0 , 5 cm . - pequeno nódulo pulmonar não calcificado e bem delimitado no segmento basal anterior do lobo inferior direito , medindo 0 , 6 cm . - pequeno nódulo pulmonar não calcificado e bem delimitado no segmento anterior do lobo superior esquerdo , medindo 0 , 5 cm . Atelectasias subsegmentares na base pulmonar esquerda . Demais regiões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rtrodese na coluna dorso - lombar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14.2</text:p>
          </table:table-cell>
          <table:table-cell office:value-type="string" calcext:value-type="string">
            <text:p>TOMOGRAFIA COMPUTADORIZADA DE TÓRAX Indicação do exame : COVID - 19 Técnica : imagens obtidas por aquisição volumétrica multislice sem a administração intravenosa de contraste iodado . Aspectos observados : Alguns pequenos nódulos pulmonares não calcificados e bem delimitados em ambos os pulmões , os maiores assim caracterizados e mensurados : - <text:s/>pequeno nódulo pulmonar não calcificado e bem delimitado no segmento superior do lobo inferior direito , medindo 0 , 5 cm . - pequeno nódulo pulmonar não calcificado e bem delimitado no segmento basal anterior do lobo inferior direito , medindo 0 , 6 cm . - pequeno nódulo pulmonar não calcificado e bem delimitado no segmento anterior do lobo superior esquerdo , medindo 0 , 5 cm . Atelectasias subsegmentares na base pulmonar esquerda . Demais regiões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rtrodese na coluna dorso - lombar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14.3</text:p>
          </table:table-cell>
          <table:table-cell office:value-type="string" calcext:value-type="string">
            <text:p>TOMOGRAFIA COMPUTADORIZADA DE TÓRAX Indicação do exame : COVID - 19 Técnica : imagens obtidas por aquisição volumétrica multislice sem a administração intravenosa de contraste iodado . Aspectos observados : Alguns pequenos nódulos pulmonares não calcificados e bem delimitados em ambos os pulmões , os maiores assim caracterizados e mensurados : - <text:s/>pequeno nódulo pulmonar não calcificado e bem delimitado no segmento superior do lobo inferior direito , medindo 0 , 5 cm . - pequeno nódulo pulmonar não calcificado e bem delimitado no segmento basal anterior do lobo inferior direito , medindo 0 , 6 cm . - pequeno nódulo pulmonar não calcificado e bem delimitado no segmento anterior do lobo superior esquerdo , medindo 0 , 5 cm . Atelectasias subsegmentares na base pulmonar esquerda . Demais regiões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rtrodese na coluna dorso - lombar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Avaliação pulmonar prejudicada por artefatos de movimento respiratório . Opacidades heterogêneas com atenuação em vidro fosco , associadas a atelectasias subsegmentares , predominantemente distribuídas nas regiões pendentes de ambos os pulmões , sendo mais extensas à direita . Dois pequenos nódulos sólidos não calcificados , de caráter inespecífico , no segmento lateral do lobo médio , medindo cerca de 0 , 5 cm . Pequeninos granulomas residuais calcificados esparsos no pulmão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Aumento global do volume cardíaco , com predomínio de câmaras esquerdas . Aorta alongada , com placas ateromatosas calcificadas em sua origem , croça e segmento descendente . Calcificações parietais também em coronárias e ramos supra - aórticos . Estruturas de partes moles da parede torácica sem evidência de anormalidades . Acentuação da cifose e desvio do eixo dorsal , de convexidade direita . Sever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persistente há 10 dias , ausculta pulmonar alterada . Achados principais e impressão diagnóstica : Raros e pequenos focos de opacidade em vidro fosco , alguns esboçando micronódulos e outras maiores de morfologia arredondada , esparsos em ambos os pulmões , mais evidentes no lobo médio e base direita , acometendo menos de 5 % da extensão do parênquima pulmonar . Embora não específicos , os achados são compatíveis com pneumonia viral e descritos como típicos ( de alta probabilidade ) para COVID 19 . Discretas atelectasias laminares subsegmentares basais posteriores à direita em áreas pendentes , relacionadas ao decúbito e no aspecto medial do lobo inferior direito , realcioanadas a compressão por alterações osteohipertroficas degenerativs da coluna dorsal . Elevação da cúpula frênica direita . Demais achados : Parênquima pulmonar restante com atenuação preservada . Não há sinais de derrame pleural ou pericárdico . Aumento volumetrico cardíaco à custa das câmaras esquerdas . Não se observam linfonodomegalias mediastinais . Traqueia e brônquios - fonte pérvios , com calibre normal . Estruturas vasculares mediastinais com trajeto e calibre externo preservados . Incipientes placas calcificadas ateromatosas na aorta e seus ramos . Alterações degenerativas vertebrais ( espondilos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hiperatenuantes laminares no segmento medial do lobo médio e no segmento basal posterior esquerdo . Há imagem ovalar hiperdensa no segmento basal posterior esquerdo , medindo cerca de 0 , 3 x 0 , 27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3 x 0,2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s nódulos centrolobulares sólidos , alguns dicotomizados ( padrão de árvore em brotamento ) , sugerindo preenchimento de pequenas vias aéreas , no segmento superior da língula Atelectasias laminares e finas traves fibroatelectásicas residuais , esparsas nas bases pulmonares , notadamente à esquerda . Pequenos nódulos residuais calcificados no lobo inferio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Nota - se , contudo , sinais de manuseio cirúrgico na fossa supraclavicular esquerda , com stent na veia subclávia e pequenos clipes metálicos regionais . Estruturas de partes moles da parede torácica sem evidência de anormalidades . Desvio do eixo dorsal , de convexidade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Discretas lâminas atelectásicas esparsas bilateralmente . Micronódulo não calcificado medindo 0 , 3 cm no segmento basal anterior direito , adjacente a fissura obliqua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orientados por radiografia digital sem contraste . OS SEGUINTES ASPECTOS FORAM OBSERVADOS : Existem lesões em vidro fosco em áreas focais centrais e periféricas esparsas nos lobos dos dois pulmões , mais evidentes à esquerda . Há imagem ovalar hiperdensa no segmento lateral do lobo médio , medindo cerca de 0 , 36 x 0 , 34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36 x 0,3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TOMOGRAFIA COMPUTADORIZADA DO TÓRAX - RELATÓRIO DE EMERGÊNCIA - Indicação : Síndrome gripal + dispnéia . Método : Aquisição volumétrica , sem contraste . Achados pulmonares : Múltiplas opacidades pulmonares em vidro fosco , em distribuição multifocal , predominantemente bilateral , nos lobos inferiores . A extensão do comprometimento pulmonar por tais opacidades é menor que 10 % do volume pulmonar . Micronódulo calcificado no lobo inferior direito , residual . Restante do parênquima pulmonar com atenuação preservada . Demais achados : Não há sinais de cardiomegalia . Não há derrame pericárdico . Ausência de derrame pleural . Traqueia e brônquios principais pérvios e com calibres conservados . Não há linfonodomegalias mediastinais . Grandes vasos do mediastino de trajeto e calibre conservados . Arcabouço ósseo torácico sem particularidades . NOTA : Esteatose hepática lev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TOMOGRAFIA COMPUTADORIZADA DO TÓRAX - RELATÓRIO DE EMERGÊNCIA - Indicação : Síndrome gripal e dispneia aos esforços . Método : Aquisição volumétrica , sem contraste . Achados pulmonares : - Ausência de opacidades pulmonares focais sugestivas de comprometimento inflamatório / infeccioso pulmonar em atividade suspeitas para etiologia viral . - Nódulo calcificado no lobo inferior direito , medindo 7 mm e micronódulo calcificado no lobo inferior direito , medindo 2 mm , residuais . - Restante do parênquima pulmonar com atenuação preservada . Demais achados : Não há sinais de cardiomegalia . Não há derrame pericárdico . Ausência de derrame pleural . Traqueia e brônquios principais pérvios e com calibres conservados . Não há linfonodomegalias mediastinais . Linfonodos hilares calcificados à direita , residuais . Grandes vasos do mediastino de trajeto e calibre conservados . Arcabouço ósseo torácico sem particularidades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7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ou pericárdico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Pequeno nódulo não calcificado na língula , medindo 0 , 5 cm , inespecífico . Faixas de atelectasias laminares esparsas nas bases pulmonares , comumente relacionadas a hipoventilação .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lterações ósseas degenerativas iniciai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5.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Focos de atenuação em vidro fosco periféricos associados a finas reticulações e consolidações centrais em todos os campos pulmonares . Pequeno nódulo de densidade de partes moles , homogêneose circunscrito na periferia do segmento anterior do lobo superior a direita ( 4 , 5 mm ) , nódulo de densidade de partes moles no segmento apico posterior do lobo superior a esquerda ( 3 mm ) e nódulo de densidade de partes moles no segmento lateral do lobo inferior a direita ( 5 , 2 mm )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anterior do lobo superior a direita</text:p>
          </table:table-cell>
          <table:table-cell office:value-type="string" calcext:value-type="string">
            <text:p>4,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25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Focos de atenuação em vidro fosco periféricos associados a finas reticulações e consolidações centrais em todos os campos pulmonares . Pequeno nódulo de densidade de partes moles , homogêneose circunscrito na periferia do segmento anterior do lobo superior a direita ( 4 , 5 mm ) , nódulo de densidade de partes moles no segmento apico posterior do lobo superior a esquerda ( 3 mm ) e nódulo de densidade de partes moles no segmento lateral do lobo inferior a direita ( 5 , 2 mm )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o posterior do lobo superior a esquerda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25.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Focos de atenuação em vidro fosco periféricos associados a finas reticulações e consolidações centrais em todos os campos pulmonares . Pequeno nódulo de densidade de partes moles , homogêneose circunscrito na periferia do segmento anterior do lobo superior a direita ( 4 , 5 mm ) , nódulo de densidade de partes moles no segmento apico posterior do lobo superior a esquerda ( 3 mm ) e nódulo de densidade de partes moles no segmento lateral do lobo inferior a direita ( 5 , 2 mm )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inferior a direita</text:p>
          </table:table-cell>
          <table:table-cell office:value-type="string" calcext:value-type="string">
            <text:p>5,2 mm</text:p>
          </table:table-cell>
          <table:table-cell table:number-columns-repeated="1015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Derrame pleural bilateral , pequeno / moderado , predominantemente intercissural à direita e no aspecto superior do hemitórax à esquerda . Formação expansiva cavitada , de paredes espessadas , no segmento posterior do lobo inferior direito , mantendo íntima relação com cissuras horizontal e oblíqua , com áreas consolidativas e em vidro fosco que se estendem a este segmento pulmonar , bem como ao segmento superior do lobo inferior direito , podendo decorrer de extensão da lesão . O estudo com injeção do meio de contraste poderá trazer maiores detalhamentos . A lesão mede 5 , 8 x 5 , 3 cm nos seus maiores eixos axiais e 3 , 4 cm no maior eixo craniocaudal e determina obliteração do brônquio lobar superior Outros nódulos com densidade de partes moles , a maioria cavitados , esparsos no lobo superior esquerdo . ( Implantes secundários ? Inflamatórios / infecciosos ? ) Opacidades com atenuação em vidro fosco esparsas no lobo inferior direito , multifocais , de provável etiologia inflamatória / infecciosa . Áreas de enfisema centroacinar , mais expressivas nos lobos superiores . Placas ateromatosas calcificadas na aorta , ramos supra - aórticos e coronárias . Port - a - cath à direita , com extremidade distal no átrio direito . Alterações ósseas degenerativas na coluna dorsal . Demais aspectos , a saber : Traqueia e brônquios principais com trajetos e calibres preservado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moderadamente prejudicada devido artefatos de movimentos respiratórios . Realizada análise comparativa com estudo tomográfico prévio datado de 10 . 01 . 2022 , que evidencia : - Surgiu moderado derrame pleural bilateral , com atelectasia passiva de menos da metade dos lobos inferiores . Demais aspectos semelhantes ao estudo prévio , a saber : Nódulo com densidade de partes moles no lobo superior direito , no segmento posterior , medindo 1 , 0 cm , cujos contornos possui avaliação prejudicada devido artefatos de movimentos respiratórios . Parênquima pulmonar restante com coeficientes de atenuação grosseiramente preservados . Traqueia e brônquios principais com trajetos e calibres preservados . Não foram caracterizadas linfonodomegalias mediastinais , axilares ou infraclaviculares . Estruturas vasculares do mediastino com calibre externo conservado . Placas ateromatosas calcificadas na aorta , ramos supra - aórticos e coronárias . Imagem cardíaca aumentada . Hérnia gástrica hiatal por deslizamento . Demais estruturas mediastinais preservadas . Alterações ósseas degenerativas na coluna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superior direito , no segmento posterior</text:p>
          </table:table-cell>
          <table:table-cell office:value-type="string" calcext:value-type="string">
            <text:p>1 cm</text:p>
          </table:table-cell>
          <table:table-cell/>
          <table:table-cell office:value-type="string" calcext:value-type="string">
            <text:p>4B</text:p>
          </table:table-cell>
          <table:table-cell table:number-columns-repeated="1013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Pequeno espessamento pleural basal bilateral . Ausência de coleções líquidas livres no espaço pleural ou pericárdico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Não há evidência de derrame pleural ou pneumotórax . Estruturas vasculares do mediastino de calibre habitual , identificando - se calcificações parietais no trajeto da croça , aorta descendente e artérias coronárias . Não se observam linfonodomegalias ou pneumomediastino . Traqueia e brônquios pré - segmentares permeáveis . Discretas opacidades reticulares e mínimo vidro fosco com distribuição periférica , por vezes associadas a leve espessamento septal e pequenas atelectasias subsegmentares , com predomínio em regiões basais , relacionados a alterações sequelares . Pequeno nódulo calcificado no segmento lateral do lobo médio , medindo 0 , 6 cm , de aspecto benigno / residual . Ausência de alterações significativas no restante do parênquima pulmonar , bilateralmente . Alterações degenerativas avançadas na coluna dorsal . Artropatia degenerativa avançada esternoclavicular direita . Arcos costais e demais estruturas ósseas focalizadas íntegras . Partes moles extratorácicas inalter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0.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rótese mamaria a direita . Finas reticulações subpleurais nos lobos superior e inferior a direita . Densificação periférica associada a traves fibróticas e retração pleural na periferia do lobo inferior a direita ( seg medial ) . Nódulo de atenuação em vidro fosco na periferia lateral da lingula com 8 , 9 mm . Pequeno nódulo calcificado ( granuloma ) na língula . Ausência de coleções líquidas livres no espaço pleural ou pericárdico . Não caracterizamos dilatações ou espessamento das paredes brônquicas . Traquéia , brônquios - fontes e hilos pulmonares livres . Hérnia hiatal . Leve ateromatose aórtica e coronariana . Demais estruturas mediastinais anatômicas , não sendo observadas linfonodomegalias em meio aos seus planos gordurosos . Espondilose dorsal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a periferia lateral da lingula</text:p>
          </table:table-cell>
          <table:table-cell office:value-type="string" calcext:value-type="string">
            <text:p>8,9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0.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rótese mamaria a direita . Finas reticulações subpleurais nos lobos superior e inferior a direita . Densificação periférica associada a traves fibróticas e retração pleural na periferia do lobo inferior a direita ( seg medial ) . Nódulo de atenuação em vidro fosco na periferia lateral da lingula com 8 , 9 mm . Pequeno nódulo calcificado ( granuloma ) na língula . Ausência de coleções líquidas livres no espaço pleural ou pericárdico . Não caracterizamos dilatações ou espessamento das paredes brônquicas . Traquéia , brônquios - fontes e hilos pulmonares livres . Hérnia hiatal . Leve ateromatose aórtica e coronariana . Demais estruturas mediastinais anatômicas , não sendo observadas linfonodomegalias em meio aos seus planos gordurosos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respiratório limitam a avaliação do estudo . Seguintes aspectos observados : Opacidade consolidativa envolvendo o segmento medial do lobo médio , em situação paracardíaca , sendo etiologia inflamatório / infecciosa à consideração inicial , sendo recomendado entretanto controle evolutivo . Áreas de enfisema parasseptal com predomínio apical bilateral . Espessamento de paredes brônquicas sobretudo em lobos inferiores destacando - se áreas de impacção mucóide no segmento basal posterior direito , achados que sugerem processo inflamatório / infeccioso ( bronquiolite ) . Pequenas bronquiectasias sobretudo no lobo inferior esquerdo . Nódulo pulmonar calcificado localizado no segmento basal lateral direito medindo 0 , 9 cm , de aspecto residual ( granuloma ) . Não há evidências de derrame pleural . Parênquima pulmonar restante com coeficientes de atenuação preservados . Não foram caracterizados linfonodomegalias mediastinal ou axilar . Ateromatose aórtica e coronariana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9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equeno nódulo de densidade de partes moles , homogêneo e circunscrito na periferia do segmento superior do lobo inferior a direita ( 2 , 5 mm ) . Parênquima pulmonar com morfologia , vasculatura normal , sem evidenciar nódulos suspeit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superior do lobo inferior a direita</text:p>
          </table:table-cell>
          <table:table-cell office:value-type="string" calcext:value-type="string">
            <text:p>2,5 mm</text:p>
          </table:table-cell>
          <table:table-cell table:number-columns-repeated="1015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pondilose dorsal . Espessamento brônquico com bronquiectasias de tração e traves atelectásicas marginais , espessamento e pinçamento pleural no segmento apicoposterior do lobo superior esquerdo . Linfonodos calcificados em região peri - hilar , intraparenquimatosa a esquerda e em projeção mediastinal paratraqueal . Ausência de nódulos suspeitos ou outras lesões focais parenquimatos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Tomografia computadoriza da do Tórax Exame realizado em tomógrafo MULTISLICE Siemens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parenquimatosas hipoatenuantes mal - definidas nos lobos superiores . Existe imagem ovalar hiperdensa no segmento anterior do lobo superior direito , medindo cerca de 0 , 51 x 0 , 37 cm nos maiores eixos axiais . Há imagens hiperatenuantes laminares nos segmentos do lobo médio e no segmento inferior da língula . Existe imagem hiperatenuante ovalada no segmento basal posterior direito , medindo cerca de 0 , 42 x 0 , 34 cm nos maiores eixos axiais , associada com pequena área com atenuação em vidro fosco adjacente . Boa permeabilidade da traquéia , dos brônquios fontes e lobares . Mediastino centrado , com área cardíaca normal . Há placas parietais calcificadas na aorta torácica , em tronco bráquiocefálico , nas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1 x 0,3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6.1</text:p>
          </table:table-cell>
          <table:table-cell office:value-type="string" calcext:value-type="string">
            <text:p>TOMOGRAFIA COMPUTADORIZADA DO TÓRAX Exame realizado em caráter de urgência Indicação do exame : 4 dias de delirium hipoativo , egressa de internação em uso de antibiotico de largo especrto , evoluindo com febre e dessaturação nas ultimas 24 horas . Técnica : imagens obtidas por aquisição volumétrica multislice , sem a administração intravenosa de contraste iodado . Análise : Avaliação prejudicada por acentuados artefatos de movimento . Consolidação com atenuação heterogênea de etiologia indeterminada ao método , ocupando todo lobo superior esquerdo e a área central / peri - hilar do lobo inferior homolateral . Associa - se conteúdo com atenuação de partes moles no interior dos brônquios do lobo superior e em alguns segmentares e subsegmentares do lobo inferior . Focos de consolidação e vidro fosco esparsos em ambos os pulmões , mais evidentes no lobo inferior esquerdo . Granuloma residual calcificado no lobo pulmonar médio ( direito ) medindo 0 , 7 x 0 , 6 cm , associado a pequeno linfonodo calcificado hilar homolateral ( complexo de Ranke ) . Discretas áreas de atenuação em vidro fosco com espessamento septal liso interlobular associado no lobo superior direito , podendo estar relacionado à congestão venocapilar / edema pulmonar . Pequeno derrame pleural loculado em base direita e pequeno derrame circunferencial com componente cisural à esquerda . Discretos focos de oppacidade em vidro fosco e focos consolidativos em lobo médio e lobo inferior direito . Nódulo discretamente irregular no segmento anterior do lobo superior direito , medindo 0 , 8 cm , indeterminado . Nódulo calcificado de aspecto residual ( granuloma ) no segmento lateral do lobo médio . de derrame pleural . Traquéia e brônquios principais pérvios , com calibre normal . Dimensões cardíacas aumentada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pulmonar médio (direito)</text:p>
          </table:table-cell>
          <table:table-cell office:value-type="string" calcext:value-type="string">
            <text:p>0,7 x 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6.2</text:p>
          </table:table-cell>
          <table:table-cell office:value-type="string" calcext:value-type="string">
            <text:p>TOMOGRAFIA COMPUTADORIZADA DO TÓRAX Exame realizado em caráter de urgência Indicação do exame : 4 dias de delirium hipoativo , egressa de internação em uso de antibiotico de largo especrto , evoluindo com febre e dessaturação nas ultimas 24 horas . Técnica : imagens obtidas por aquisição volumétrica multislice , sem a administração intravenosa de contraste iodado . Análise : Avaliação prejudicada por acentuados artefatos de movimento . Consolidação com atenuação heterogênea de etiologia indeterminada ao método , ocupando todo lobo superior esquerdo e a área central / peri - hilar do lobo inferior homolateral . Associa - se conteúdo com atenuação de partes moles no interior dos brônquios do lobo superior e em alguns segmentares e subsegmentares do lobo inferior . Focos de consolidação e vidro fosco esparsos em ambos os pulmões , mais evidentes no lobo inferior esquerdo . Granuloma residual calcificado no lobo pulmonar médio ( direito ) medindo 0 , 7 x 0 , 6 cm , associado a pequeno linfonodo calcificado hilar homolateral ( complexo de Ranke ) . Discretas áreas de atenuação em vidro fosco com espessamento septal liso interlobular associado no lobo superior direito , podendo estar relacionado à congestão venocapilar / edema pulmonar . Pequeno derrame pleural loculado em base direita e pequeno derrame circunferencial com componente cisural à esquerda . Discretos focos de oppacidade em vidro fosco e focos consolidativos em lobo médio e lobo inferior direito . Nódulo discretamente irregular no segmento anterior do lobo superior direito , medindo 0 , 8 cm , indeterminado . Nódulo calcificado de aspecto residual ( granuloma ) no segmento lateral do lobo médio . de derrame pleural . Traquéia e brônquios principais pérvios , com calibre normal . Dimensões cardíacas aumentadas . Ateromatose aórtica e coronariana . Espondilose dorsal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6.3</text:p>
          </table:table-cell>
          <table:table-cell office:value-type="string" calcext:value-type="string">
            <text:p>TOMOGRAFIA COMPUTADORIZADA DO TÓRAX Exame realizado em caráter de urgência Indicação do exame : 4 dias de delirium hipoativo , egressa de internação em uso de antibiotico de largo especrto , evoluindo com febre e dessaturação nas ultimas 24 horas . Técnica : imagens obtidas por aquisição volumétrica multislice , sem a administração intravenosa de contraste iodado . Análise : Avaliação prejudicada por acentuados artefatos de movimento . Consolidação com atenuação heterogênea de etiologia indeterminada ao método , ocupando todo lobo superior esquerdo e a área central / peri - hilar do lobo inferior homolateral . Associa - se conteúdo com atenuação de partes moles no interior dos brônquios do lobo superior e em alguns segmentares e subsegmentares do lobo inferior . Focos de consolidação e vidro fosco esparsos em ambos os pulmões , mais evidentes no lobo inferior esquerdo . Granuloma residual calcificado no lobo pulmonar médio ( direito ) medindo 0 , 7 x 0 , 6 cm , associado a pequeno linfonodo calcificado hilar homolateral ( complexo de Ranke ) . Discretas áreas de atenuação em vidro fosco com espessamento septal liso interlobular associado no lobo superior direito , podendo estar relacionado à congestão venocapilar / edema pulmonar . Pequeno derrame pleural loculado em base direita e pequeno derrame circunferencial com componente cisural à esquerda . Discretos focos de oppacidade em vidro fosco e focos consolidativos em lobo médio e lobo inferior direito . Nódulo discretamente irregular no segmento anterior do lobo superior direito , medindo 0 , 8 cm , indeterminado . Nódulo calcificado de aspecto residual ( granuloma ) no segmento lateral do lobo médio . de derrame pleural . Traquéia e brônquios principais pérvios , com calibre normal . Dimensões cardíacas aumentada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7.1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derrame pleural bilateral , com áreas de espessamento pleural nodular bilateral , sobretudo à esquerda , onde o derrame assume morfologia loculada , sugerindo a possibilidade de acometimento pleural pela doença de base ( carcinomatose pleural ) . Nódulo sólido justafissural no lobo inferior do pulmão direito , medindo até 1 , 8 cm , de aspecto suspeito para acometimento neoplásico e nódulo sólido justafissural no lobo médio , medindo até 1 , 8 cm de aspecto suspeito para acometimento neoplásico . Nota - se outro nódulo pleural / subpleural no segmento inferior da língula , medindo cerca de 1 , 3 cm , também suspeito para acometimento neoplásico . Espessamento nodular / irregular dos septos interlobulares no lobo superior do pulmão direito , sugerindo a possibilidade de linfangite carcinomatosa . Área de consolidação , com broncogramas aéreos de permeio , situado na região perihilar do lobo inferior direito , denotando o preenchimento completo dos alvéolos por material de natureza inflamatório / infecciosa ( broncopneumonia ) , ou neoplásico , na dependência de correlação com dados clínicos e laboratoriais . Extensas linfonodomegalias mediastinais , sobretudo nas cadeias pré - vascular ( onde apresentam calcificação de permeio ) , hilar direita , subcarinal e paraesofágica , medindo até 3 , 5 cm no menor eixo , suspeitas para acometimento neoplásico secundário . Aumento da área cardíaca . Demais achados : Restante do parênquima pulmonar com coeficientes de atenuação preservados . Traqueia e brônquios principais com trajetos e calibres preservados . Estruturas vasculares do mediastino com calibre externo conservado . Placas ateromatosas calcificadas na aorta , ramos supra - aórticos e coronárias . Demais estruturas mediastinais preservadas . Alterações ósseas degenerativas na coluna dorsal . Achado adicional : - Colelitías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inferior do pulmão direito</text:p>
          </table:table-cell>
          <table:table-cell office:value-type="string" calcext:value-type="string">
            <text:p>1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7.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derrame pleural bilateral , com áreas de espessamento pleural nodular bilateral , sobretudo à esquerda , onde o derrame assume morfologia loculada , sugerindo a possibilidade de acometimento pleural pela doença de base ( carcinomatose pleural ) . Nódulo sólido justafissural no lobo inferior do pulmão direito , medindo até 1 , 8 cm , de aspecto suspeito para acometimento neoplásico e nódulo sólido justafissural no lobo médio , medindo até 1 , 8 cm de aspecto suspeito para acometimento neoplásico . Nota - se outro nódulo pleural / subpleural no segmento inferior da língula , medindo cerca de 1 , 3 cm , também suspeito para acometimento neoplásico . Espessamento nodular / irregular dos septos interlobulares no lobo superior do pulmão direito , sugerindo a possibilidade de linfangite carcinomatosa . Área de consolidação , com broncogramas aéreos de permeio , situado na região perihilar do lobo inferior direito , denotando o preenchimento completo dos alvéolos por material de natureza inflamatório / infecciosa ( broncopneumonia ) , ou neoplásico , na dependência de correlação com dados clínicos e laboratoriais . Extensas linfonodomegalias mediastinais , sobretudo nas cadeias pré - vascular ( onde apresentam calcificação de permeio ) , hilar direita , subcarinal e paraesofágica , medindo até 3 , 5 cm no menor eixo , suspeitas para acometimento neoplásico secundário . Aumento da área cardíaca . Demais achados : Restante do parênquima pulmonar com coeficientes de atenuação preservados . Traqueia e brônquios principais com trajetos e calibres preservados . Estruturas vasculares do mediastino com calibre externo conservado . Placas ateromatosas calcificadas na aorta , ramos supra - aórticos e coronárias . Demais estruturas mediastinais preservadas . Alterações ósseas degenerativas na coluna dorsal . Achado adicional : - Colelitías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1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7.3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derrame pleural bilateral , com áreas de espessamento pleural nodular bilateral , sobretudo à esquerda , onde o derrame assume morfologia loculada , sugerindo a possibilidade de acometimento pleural pela doença de base ( carcinomatose pleural ) . Nódulo sólido justafissural no lobo inferior do pulmão direito , medindo até 1 , 8 cm , de aspecto suspeito para acometimento neoplásico e nódulo sólido justafissural no lobo médio , medindo até 1 , 8 cm de aspecto suspeito para acometimento neoplásico . Nota - se outro nódulo pleural / subpleural no segmento inferior da língula , medindo cerca de 1 , 3 cm , também suspeito para acometimento neoplásico . Espessamento nodular / irregular dos septos interlobulares no lobo superior do pulmão direito , sugerindo a possibilidade de linfangite carcinomatosa . Área de consolidação , com broncogramas aéreos de permeio , situado na região perihilar do lobo inferior direito , denotando o preenchimento completo dos alvéolos por material de natureza inflamatório / infecciosa ( broncopneumonia ) , ou neoplásico , na dependência de correlação com dados clínicos e laboratoriais . Extensas linfonodomegalias mediastinais , sobretudo nas cadeias pré - vascular ( onde apresentam calcificação de permeio ) , hilar direita , subcarinal e paraesofágica , medindo até 3 , 5 cm no menor eixo , suspeitas para acometimento neoplásico secundário . Aumento da área cardíaca . Demais achados : Restante do parênquima pulmonar com coeficientes de atenuação preservados . Traqueia e brônquios principais com trajetos e calibres preservados . Estruturas vasculares do mediastino com calibre externo conservado . Placas ateromatosas calcificadas na aorta , ramos supra - aórticos e coronárias . Demais estruturas mediastinais preservadas . Alterações ósseas degenerativas na coluna dorsal . Achado adicional : - Colelitías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egmento inferior da língula</text:p>
          </table:table-cell>
          <table:table-cell office:value-type="string" calcext:value-type="string">
            <text:p>1,3 cm</text:p>
          </table:table-cell>
          <table:table-cell table:number-columns-repeated="1015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equeno nódulo calcificado medindo 5 mm na periferia do lobo inferior à esquerda . Finas reticulações subpleurais nos lobos inferiores , sequelares . Ausência de coleções líquidas livres no espaço pleural ou pericárdico . Não caracterizamos dilatações ou espessamento das paredes brônquicas . Traquéia , brônquios - fontes e hilos pulmonares livres . Volumosa hérnia hiatal . Demais estruturas mediastinais anatômicas , não sendo observadas linfonodomegalias em meio aos seus planos gordurosos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inferior à esquerda</text:p>
          </table:table-cell>
          <table:table-cell office:value-type="string" calcext:value-type="string">
            <text:p>5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ctasia do tronco da artéria pulmonar e artérias pulmonares . Demais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equeno nódulo pulmonar no segmento basal anterior direito , medindo 0 , 5 x 0 , 4 cm , não calcificado no estudo atual , com contornos regulares e limites definidos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anterior direito</text:p>
          </table:table-cell>
          <table:table-cell office:value-type="string" calcext:value-type="string">
            <text:p>0,5 x 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r e 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Nódulo de densidade de partes moles , circunscrito no lobo médio , pericissural com 6 , 4 mm . Pequenas traves atelectasicas e bandas subpleurais em lingula , sequelare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o lobo médio</text:p>
          </table:table-cell>
          <table:table-cell office:value-type="string" calcext:value-type="string">
            <text:p>6,4 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TOMOGRAFIA COMPUTADORIZADA DE TÓRAX Exame realizado em caráter de urgência TÉCNICA : Aquisição volumétrica sem contraste venoso . INDICAÇÃO CLÍNICA : Suspeita de pneumonia viral . PRINCIPAIS ACHADOS : Opacidades pulmonares em vidro fosco , por vezes associada a espessamento dos septos interlobulares , com áreas confluentes de consolidação , em distribuição multifocal , bilateral , predominantemente periférica e posterior , acometendo menos de 25 % do parênquima pulmonar ( análise subjetiva e visual ) . Achados tomográficos que embora inespecíficos , são compatíveis com processo infeccioso de etiologia viral . Pequenos nódulos sólidos não calcificados , subpleurais , o maior medindo cerca de 0 , 7 x 0 , 4 cm , localizado no segmento basal lateral do lobo inferiror esquerdo , inespecíficos DEMAIS ACHADOS Lâminas atelectásicas esparsas bilateralmente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 Alterações degenerativas vertebrais . Extensa calcificação do ligamento longitudinal anterior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do lobo inferiror esquerdo</text:p>
          </table:table-cell>
          <table:table-cell office:value-type="string" calcext:value-type="string">
            <text:p>0,7 x 0,4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. Ausência de coleções líquidas livres no espaço pleural ou pericárdico . Estruturas mediastinais anatômicas , não sendo observadas linfonodomegalias em meio aos seus planos gordurosos . Pequena bosseladura diafragmática a direita . Alterações fibroatelectasicas associadas a retração pleural , bandas subpleurais e traves atelectasias no segmento posterior e apical do lobo superior direito e apicoposterior do lobo superior esquerdo , e nos segmentos posterior e lateral do lobo inferior esquerdo . Parênquima pulmonar com sem evidenciar nódulos suspeitos ou áreas de consolidação . Traquéia , brônquios - fontes e hilos pulmonares livres . Pequeno espessamento dos brônquios para os lobos inferiores . Ectasia do tronco da artéria pulmonar . Ateromatose coronariana . Nódulo no lobo tireoidiano esquerdo . Impressão radiológica : Alterações sequelares nos lobos superiores e lobo inferior a esquerda . Ausência de opacidades pulmonares focais sugestivas de processo infeccioso parenquimatoso em atividade . Demais achados descritos . Os achados atuais não preenchem as alterações tomográficas comumente encontras em infecções causadas por COVID - 19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Nódulos pulmonares não calcificados esparsos pelo parênquima pulmonar direito , o maior localizado no segmento superior do lobo inferior , medindo cerca de 0 , 5 cm . Espessamentos pleuroapicais bilaterais , de aspecto sequelar / cicatricial . Áreas de hipoatenuação comprometendo ambos os pulmões , associadas a bolhas subpleurais , predominando nos campos superiores , relacionadas a enfisema . Atelectasias subsegmentares nos campos pulmonares posteriores . Ausência de derrame pleural . Não se observam linfonodomegalias mediastinais . Traquéia e brônquios principais pérvios , com calibre normal . Dilatação do tronco da artéria pulmonar , medindo cerca de 6 , 1 cm . Coração de dimensões aumentadas . Ateromatose aórtica . Sinais de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6.1</text:p>
          </table:table-cell>
          <table:table-cell office:value-type="string" calcext:value-type="string">
            <text:p>TOMOGRAFIA COMPUTADORIZADA DE TÓRAX Metodologia : Imagens obtidas por tecnologia de múltiplos detectores , realizada com cortes finos , sem a administração do meio de contraste endovenoso . Análise : Espaços pleurais virtuais . Atelectasias laminares esparsas pelos campos pulmonares inferiores e lobo médio . Opacidades consolidativas no segmento superior do lobo inferior esquerdo e no segmento apicoposterior do lobo superior esquerdo . Raros e pequenos nódulos não calcificados , de contornos regulares , esparsos em ambos os pulmões , medindo até 0 , 3 cm , indeterminados . Pequeno nódulo calcificado residual no segmento basal posterior direito . Restante do parênquima pulmonar com atenuação habitual . Traqueia e brônquios principais pérvios , de calibres normais . Estruturas vasculares mediastinais com trajeto e calibre externo conservado . Leve ateromatose aórtica . Linfonomegalias mediastinais atípicas em cadeias paratraqueais e subaórticas , medindo até 2 , 2 cm no eixo curto , inespecíficas . Sugere - se correlacionar com dados clínicos e controle evolutivo , à critério clínico . Espondilose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46.2</text:p>
          </table:table-cell>
          <table:table-cell office:value-type="string" calcext:value-type="string">
            <text:p>TOMOGRAFIA COMPUTADORIZADA DE TÓRAX Metodologia : Imagens obtidas por tecnologia de múltiplos detectores , realizada com cortes finos , sem a administração do meio de contraste endovenoso . Análise : Espaços pleurais virtuais . Atelectasias laminares esparsas pelos campos pulmonares inferiores e lobo médio . Opacidades consolidativas no segmento superior do lobo inferior esquerdo e no segmento apicoposterior do lobo superior esquerdo . Raros e pequenos nódulos não calcificados , de contornos regulares , esparsos em ambos os pulmões , medindo até 0 , 3 cm , indeterminados . Pequeno nódulo calcificado residual no segmento basal posterior direito . Restante do parênquima pulmonar com atenuação habitual . Traqueia e brônquios principais pérvios , de calibres normais . Estruturas vasculares mediastinais com trajeto e calibre externo conservado . Leve ateromatose aórtica . Linfonomegalias mediastinais atípicas em cadeias paratraqueais e subaórticas , medindo até 2 , 2 cm no eixo curto , inespecíficas . Sugere - se correlacionar com dados clínicos e controle evolutivo , à critério clínico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o nódulo calcificado no segmento basal posterior esquerdo , residual . Discreto espessamento pleuro - apical bilateral , residual .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Leve aumento da área cardíaca . Calcificações ateromatosas na aorta torácica , vasos supra - aórticos e em artérias coronária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lesões em vidro fosco em áreas dos lobos dos dois pulmões , associadas com espessamentos intersticiais em algumas partes , mais evidentes nos lobos inferiores . Há imagens hiperatenuantes laminares na língula e nos lobos inferiores . Existe imagem ovalar hiperdensa no segmento basal posterior direito , medindo cerca de 0 , 3 x 0 , 26 cm nos maiores eixos axiais . Boa permeabilidade da traquéia , dos brônquios fontes e lobares . Mediastino centrado , com área cardíaca nos limites da normalidade . Há placas parietais calcificadas na aorta torácica , em artérias subclávias e em ramos arteriais coronários . Existe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3 x 0,2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Opacidades em vidro fosco esparsas por ambos os pulmões , sem predomínio periférico ou morfologia nodular , inespecíficas . Pequenas focos de enfisema pulmonar esparsos , sendo predominante parasseptal e em campos pulmonares superiores . Espessamento pleural marginal irregular no lobo médio , associado a bronquiolectasias de tração e focos de calcificações de permeio , residuais . Nódulo não calcificado , de contornos regulares , na periferia do segmento anterior do lobo superior esquerdo , medindo 0 , 4 cm , indeterminado . Restante do parênquima pulmonar com atenuação habitual . Traqueia e brônquios principais pérvios , de calibres normais . Estruturas vasculares mediastinais com trajeto e calibre externo conservado . Discreta ateromatose calcificada aórtica . Ausência de linfonodomegalias mediastinais e hilares . Impressão : Achados de imagem são inespecíficos , mas podem também ser observados na COVID - 19 , acometendo menos que 10 % do parênquima dos pulmões . Outras afecções pulmonares , infecciosas e não infecciosas , podem produzir um padrão semelhante , sendo fundamental correlação com dados clínicos e laboratoriais . Pequenas focos de enfisema pulmonar esparsos , sendo predominante parasseptal e em campos pulmonares superiores . Espessamento pleural marginal irregular no lobo médio , associado a bronquiolectasias de tração e focos de calcificações de permeio , residuais . Nódulo não calcificado , de contornos regulares , na periferia do segmento anterior do lobo superior esquerdo , indeterminado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anterior do lobo sup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resença de coleções hipodensas nos espaços pleurais , mais volumosa à esquerda , associada com área hipoventilada no lobo inferior esquerdo . Existem espessamentos pleurais localizados no terço superior do tórax , mais evidente à direita , medindo cerca de 1 , 6 x 0 , 99 cm nos maiores eixos axiais . Há imagens hiperatenuantes lineares e laminares nos ápices pulmonares , associadas com bronquiectasias de tração no segmento ápico - posterior do lobo superior esquerdo e com pequenos nódulos calcificados no ápice pulmonar direito . Notamos imagens hiperatenuantes laminares no segmento anterior do lobo superior direito e nos lobos inferiores . Existem espessamentos intersticiais e atenuação em vidro fosco em áreas dos lobos dos dois pulmões , mais evidentes à direita . Há imagens hiperatenuantes ovalares e grosseiramente ovalares nos lobos superiores , médio e inferiores , algumas delas mantendo contiguidade com a pleura , com estruturas broncovasculares e com as cisuras pulmonares , a maior delas situada no lobo inferior direito , medindo cerca de 3 , 8 x 2 , 8 cm nos maiores eixos axiais . Boa permeabilidade da traquéia , dos brônquios fontes e lobares . Mediastino centrado , com área cardíaca normal . Existem placas parietais calcificadas na aorta torácica . Há imagens sugestivas de linfonodomegalias mediastinais e aumento dos volumes dos hilos pulmonares , notadamente à direita . Existe marcapasso cardíaco implantado na face anterior do hemitórax esquerdo , com eletrodo intracardíaco . Há pequena coleção hipodensa no espaço pericárdico . Notamos lesões osteolíticas no esterno e sinais de fratura na porção ântero - lateral do 6 º arco costal direit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TOMOGRAFIA COMPUTADORIZADA DO TÓRAX INDICAÇÃO CLÍNICA : Dor torácica . TÉCNICA : Aquisição volumétrica multislice , sem a administração intravenosa do meio de contraste iodado . Realizadas reformatações multiplanares e reconstruções 3 D . ANÁLISE : Nódulo calcificado medindo 0 , 4 cm , no segmento posterior do lobo superior direito , residual . Estrias fibroatelectásicas esparsas em ambos os pulmões . Restante do parênquima pulmonar com atenuação preservada . Espaços pleurais virtuais . Traqueia e brônquios principais com trajetos e calibres preservados . Não foram caracterizadas linfonodomegalias mediastinais . Estruturas vasculares do mediastino com calibre externo conservado . Imagem cardíaca com dimensões preservadas . Alterações ósseas degener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arênquima pulmonar com atenuação preservada , exceto por nódulo calcificado de aspecto residual ( granuloma ) no segmento apical do lobo inferior esquerd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bolhas enfisematosas parasseptais dispersas nos lobos superiores . Pequenos nódulos residuais calcificados esparsos em ambos os pulmões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significativas . Aorta alongada , com discreta ectasia do segmento ascendente , evidenciando calcificações ateromatosas esparsas na extensão examinada . Calcificações ateromatosas também em coronárias e ramos supra - aórtico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em ambos os pulmões 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4.1</text:p>
          </table:table-cell>
          <table:table-cell office:value-type="string" calcext:value-type="string">
            <text:p>TOMOGRAFIA COMPUTADORIZADA DE TÓRAX TÉNICA : Aquisição volumétrica sem contraste venoso . INDICAÇÃO CLÍNICA : Suspeita de pneumonia viral . ACHADOS PULMONARES : Opacidades pulmonares em vidro fosco , por vezes associada a espessamento dos septos interlobulares , em distribuição bilateral , predominantemente periférica e posterior , acometendo até 25 % do parênquima pulmonar . Pequenos nódulos pulmonares esparsos bilateralmente , ovalados , não calcificados , subpleurais e perifissurais , medindo até 0 , 4 cm , sugestivos de linfonodos intrapulmonares . Nódulo calcificado medindo 0 , 4 cm , no segmento superior do lobo inferior direito . Estrias fibroatelectásicas esparsas nas bases pulmonares . DEMAIS ACHADOS Espaços pleurais livres . Traqueia e brônquios centrais patentes , de calibre normal . Não se observam linfonodomegalias mediastinais . Estruturas vasculares mediastinais tópicas , de calibre normal . Placas ateromatosas calcificadas da aorta . Não há derrame pericárdico . Alterações ósseas degenerativa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bilateralmente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4.2</text:p>
          </table:table-cell>
          <table:table-cell office:value-type="string" calcext:value-type="string">
            <text:p>TOMOGRAFIA COMPUTADORIZADA DE TÓRAX TÉNICA : Aquisição volumétrica sem contraste venoso . INDICAÇÃO CLÍNICA : Suspeita de pneumonia viral . ACHADOS PULMONARES : Opacidades pulmonares em vidro fosco , por vezes associada a espessamento dos septos interlobulares , em distribuição bilateral , predominantemente periférica e posterior , acometendo até 25 % do parênquima pulmonar . Pequenos nódulos pulmonares esparsos bilateralmente , ovalados , não calcificados , subpleurais e perifissurais , medindo até 0 , 4 cm , sugestivos de linfonodos intrapulmonares . Nódulo calcificado medindo 0 , 4 cm , no segmento superior do lobo inferior direito . Estrias fibroatelectásicas esparsas nas bases pulmonares . DEMAIS ACHADOS Espaços pleurais livres . Traqueia e brônquios centrais patentes , de calibre normal . Não se observam linfonodomegalias mediastinais . Estruturas vasculares mediastinais tópicas , de calibre normal . Placas ateromatosas calcificadas da aorta . Não há derrame pericárdico . Alterações ósseas degener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TOMOGRAFIA COMPUTADORIZADA DE TÓRAX Indicação do exame : Suspeita de pneumonia viral ( COVID - 19 ) . Técnica : Imagens obtidas por aquisição volumétrica multislice sem a administração intravenosa de contraste iodado . Análise : Tênues / raras opacidades pulmonares em vidro fosco , por vezes associadas a espessamento de septos interlobulares , associada a focos de consolidação de permeio , com distribuição multifocal e bilateral , com predomínio periférico e posterior de maior extensão nos lobos inferiores . Nódulo com densidade de partes moles , margens irregulares , localizado na periferia do segmento posterior do lobo superior direito , medindo 10 , 0 x 7 , 0 mm . Escore visual de gravidade de acometimento pulmonar ¹ , considerando 0 ( 0 % de envolvimento ) , 1 ( 1 a 25 % de envolvimento ) , 2 ( 26 a 50 % de envolvimento ) , 3 ( 51 a 75 % envolvimento ) e 4 ( 76 a 100 % de envolvimento ) . Pulmão direito Lobo superior : 1 Lobo médio : 1 Lobo Inferior : 1 Pulmão esquerdo Lobo superior : 1 Lobo inferior : 1 Escore total ( 0 - 20 ) : 5 Ausência de derrame pleural ou pericárdi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a periferia do segmento posterior do lobo superior direito</text:p>
          </table:table-cell>
          <table:table-cell office:value-type="string" calcext:value-type="string">
            <text:p>10 x 7 mm</text:p>
          </table:table-cell>
          <table:table-cell/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pós – COVID – 10 dias . Ex tabagista . Principais achados : - Discreto enfisema parasseptal bilateral , mais evidente nos lobos superiores , sobretudo nos ápices pulmonares . - Fino reticulado subpleural associado a mínimo vidro fosco esparsos na periferia de ambos os pulmões , predominando nas bases , onde se associam cistos subpleurais , de difícil diferenciação se enfisema parasseptal ou cistos de faveolamento . Pneumopatia intersticial crônica tabaco relacionada deve ser considerada . Ainda dentro do mesmo contexto notam - se micronódulos centroacinares em vidro fosco ramificados esparsos bilaeralmente , de distribuição predominantemente periférica e nos lobos superiores e segmentos superiores dos lobos inferiores , devendo corresponder à bronquiolite respiratória . - Micronódulos calcificados esparsos no lobo superior direito de aspecto residual ( granulomas ) , associado a linfonodo calicificado também residual no hilo pulmonar homolateral ( provável complexo de Ranke ) . - Raros e pequenos nódulos centrolobulares no segmentos apical do lobo superior direito e apicoposterior do lobo superior esquerdo , alguns de contornos levemente irregulares , o maior à esquerda medindo 0 , 7 cm , associam - se zonas de impactação / obliteração brônquica , ( residuais ? Processo inflamatório / infeccioso em atividade ? Outra natureza ? ) . Sugere - se no controle evolutivo , dado o antecedente de tabagismo . - Opacidade em vidro fosco focal subpleural no segmento apical do lobo inferior direito , cuja morfologia , apesar de isolada , é descrita como típica ( de alta probabilidade ) relacionada à fase evolutiva de pnemonia viral por COVID - 019 . Tal achado acomete menos de 1 % da extensão do parênquima pulmonar . Demais ach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) . Fios metálicos de esternorraf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hiperatenuantes lineares nos ápices pulmonares . Há imagem ovalar hiperdensa no segmento anterior do lobo superior direito ( 0 , 24 x 0 , 22 cm ) e há imagem ovalar hiperdensa no segmento lateral do lobo médio ( 0 , 44 x 0 , 32 cm ) . Existem lesões em vidro fosco em áreas focais no segmento posterior e na transição dos segmentos anterior e posterior do lobo superior direito , nos segmentos superiores dos lobos inferiores , no segmento basal lateral direito e no segmento basal posterior esquerdo . Há espessamentos intersticiais associados com discreta atenuação em vidro fosco na periferia das bases pulmonares . Existe imagem hiperatenuante laminar na língula . Boa permeabilidade da traquéia , brônquios fontes e lobares . Mediastino centrado , com área cardíaca normal . Há placas parietais calcificadas na aorta torácica . Notamos marcapasso cardíaco implantado na face anterior do hemitórax direito , com eletrodos intracardíac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24 x 0,2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hiperatenuantes lineares nos ápices pulmonares . Há imagem ovalar hiperdensa no segmento anterior do lobo superior direito ( 0 , 24 x 0 , 22 cm ) e há imagem ovalar hiperdensa no segmento lateral do lobo médio ( 0 , 44 x 0 , 32 cm ) . Existem lesões em vidro fosco em áreas focais no segmento posterior e na transição dos segmentos anterior e posterior do lobo superior direito , nos segmentos superiores dos lobos inferiores , no segmento basal lateral direito e no segmento basal posterior esquerdo . Há espessamentos intersticiais associados com discreta atenuação em vidro fosco na periferia das bases pulmonares . Existe imagem hiperatenuante laminar na língula . Boa permeabilidade da traquéia , brônquios fontes e lobares . Mediastino centrado , com área cardíaca normal . Há placas parietais calcificadas na aorta torácica . Notamos marcapasso cardíaco implantado na face anterior do hemitórax direito , com eletrodos intracardíac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44 x 0,3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8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+ . Realizada análise comparativa com estudo prévio de 02 / 02 / 2022 : - Avaliação limitada por artefatos de movimentos respiratórios . Não foram caracterizadas lesões pulmonares típicas de processo inflamatório viral . Aumento volumétrico do derrame pleural direito , bem como do seu componente intercisural , agora com colapso completo do lobo inferior direito e do aspecto posterior do lobo superior homolateral . Dreno torácico à direita , com extremidade no aspecto posterior do seio costofrênico . Melhor visualização do nódulo sólido no segmento anterior do lobo superior esquerdo , medindo 0 , 6 cm , indeterminado bem como dos pequenos nódulos calcificados residuais ( granulomas ) neste mesmo lobo . Demais achados persistem inalterados : - Volumosa massa heterogênea suspeita para etiologia neoplásica , de contornos lobulados espontanea e discretamente hiperdensa , epicentrada no espaço retrocrural / paravertebral predominantemente à direita em transição toracoabdominal , contemplando o hiato diafragmático aortico e esofágico , mantendo íntima relação / envolvendo aorta e esofago distal , sendo esta avaliação limitada pela ausência do contraste . A massa se continua para o mediastino e hemitórax direito , sem plano de clivagem com a pleural mediastinal deste lado , com extensão anterior para o coxim gorduroso do recesso pericardiofrênico correspondente . A lesão tem limites imprecisos , mede grosseiramente cerca de 16 , 6 x 11 , 6 x 8 , 3 cm , comprime e desloca o coração para a frente e para a esquerda , determina rebaixamento da cúpula frênica direita , além de se insinuar para o hilo pulmonar direito . Nova aquisição com contraste poderá trazer informações adicionais e mais acuradas a cerca das relação da lesão com estruturas vizinhas . - Parênquima pulmonar restante sem alterações significativas , ressaltando - se a avaliação prejudicada pelos artefatos de movimento respiratório . - Coração sem particularidades volumétricas significativas ao método . - Traqueia e brônquios - fonte pérvios , com calibre normal . - Estruturas vasculares e demais estruturas mediastinais de avaliação prejudicada pela ausência do contraste . -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8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+ . Realizada análise comparativa com estudo prévio de 02 / 02 / 2022 : - Avaliação limitada por artefatos de movimentos respiratórios . Não foram caracterizadas lesões pulmonares típicas de processo inflamatório viral . Aumento volumétrico do derrame pleural direito , bem como do seu componente intercisural , agora com colapso completo do lobo inferior direito e do aspecto posterior do lobo superior homolateral . Dreno torácico à direita , com extremidade no aspecto posterior do seio costofrênico . Melhor visualização do nódulo sólido no segmento anterior do lobo superior esquerdo , medindo 0 , 6 cm , indeterminado bem como dos pequenos nódulos calcificados residuais ( granulomas ) neste mesmo lobo . Demais achados persistem inalterados : - Volumosa massa heterogênea suspeita para etiologia neoplásica , de contornos lobulados espontanea e discretamente hiperdensa , epicentrada no espaço retrocrural / paravertebral predominantemente à direita em transição toracoabdominal , contemplando o hiato diafragmático aortico e esofágico , mantendo íntima relação / envolvendo aorta e esofago distal , sendo esta avaliação limitada pela ausência do contraste . A massa se continua para o mediastino e hemitórax direito , sem plano de clivagem com a pleural mediastinal deste lado , com extensão anterior para o coxim gorduroso do recesso pericardiofrênico correspondente . A lesão tem limites imprecisos , mede grosseiramente cerca de 16 , 6 x 11 , 6 x 8 , 3 cm , comprime e desloca o coração para a frente e para a esquerda , determina rebaixamento da cúpula frênica direita , além de se insinuar para o hilo pulmonar direito . Nova aquisição com contraste poderá trazer informações adicionais e mais acuradas a cerca das relação da lesão com estruturas vizinhas . - Parênquima pulmonar restante sem alterações significativas , ressaltando - se a avaliação prejudicada pelos artefatos de movimento respiratório . - Coração sem particularidades volumétricas significativas ao método . - Traqueia e brônquios - fonte pérvios , com calibre normal . - Estruturas vasculares e demais estruturas mediastinais de avaliação prejudicada pela ausência do contraste . -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este mesmo lob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Nódulo calcificado no segmento posterior do lobo superior direito , residual . Leve espessamento pleuro - apical bilateral , residual .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. Trave atelectásica em língula . Pequenas estriações subpleurais margeando osteofitos dorsais no lobo inferior a direita . Restante do parênquima pulmonar com morfologia , vasculatura e transparência normal , sem evidenciar nódulos ou áreas de consolidação . Não caracterizamos dilatações ou espessamento das paredes brônquicas . Traquéia , brônquios - fontes e hilos pulmonares livres . Ausência de coleções líquidas livres no espaço pleural ou pericárdico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sência de pneumopatia alveolar ou intersticial em evolução . Não caracterizamos dilatações ou espessamento das paredes brônquicas . Ausência de nódulos . Espessamento pleuroapical bilateral . Pequena trave atelectasica na periferia do lobo inferior a esquerda Traquéia , brônquios - fontes e hilos pulmonares livres . Estruturas mediastinais anatômicas . Ausência de linfonodomegalias em meio aos planos gordurosos mediastinais . Ausência de coleções líquidas livres no espaço pleural . Sinais de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tefatos de movimento distorcendo algumas imagens . Espondilose dorsal . Nódulo calcificado na periferia no lobo superior a direta com 3 mm . Ausência de coleções líquidas livres no espaço pleural ou pericárdico . Restante do parênquima pulmonar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no lobo superior a direta</text:p>
          </table:table-cell>
          <table:table-cell office:value-type="string" calcext:value-type="string">
            <text:p>3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3.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Covid - 19 há 10 dias . Seguintes aspectos observados : Não há evidências de derrame pleural . Pequenos nódulos pulmonares não calcificados esparsos em segmento apical direito e lobos inferiores , medindo até 0 , 4 cm , inespecíficos . Pequeno nódulo pulmonar calcificado no segmento apical direito ( granuloma )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em segmento apical direito e lobos inferiores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63.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Covid - 19 há 10 dias . Seguintes aspectos observados : Não há evidências de derrame pleural . Pequenos nódulos pulmonares não calcificados esparsos em segmento apical direito e lobos inferiores , medindo até 0 , 4 cm , inespecíficos . Pequeno nódulo pulmonar calcificado no segmento apical direito ( granuloma )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ineares nos ápices pulmonares . Existem imagens hiperatenuantes ovalares na transição dos segmentos do lobo superior direito e no segmento ápico - posterior do lobo superior esquerdo , a maior delas situada no lobo superior esquerdo , medindo cerca de 0 , 62 x 0 , 47 cm nos maiores eixos axiais . Há imagem ovalar hiperdensa na transição do segmento posterior do lobo superior direito com o segmento superior do lobo inferior direito , medindo cerca de 0 , 52 x 0 , 47 cm nos maiores eixos axiais . Notamos imagens hiperatenuantes laminares nos lobos dos dois pulmões . Existem lesões em vidro fosco em áreas dos lobos dos dois pulmões , associadas com espessamentos septais e com lesões do espaço aéreo em alguns pontos , mais extensas à direita . Há espessamentos cisurais , bilateralmente . Boa permeabilidade da traquéia , dos brônquios fontes e lobares . Mediastino centrado , com área cardíaca normal . Há pequenas placas parietais calcificadas na aort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 segmento posterior do lobo superior direito com o segmento superior do lobo inferior direito</text:p>
          </table:table-cell>
          <table:table-cell office:value-type="string" calcext:value-type="string">
            <text:p>0,52 x 0,4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Covid tardio , tosse persistente . Seguintes aspectos observados : Não há evidências de derrame pleural . Tênues opacidades em faixa no segmento apical direito , com aspecto fibroatelectásico sequelar , caracterizado por leve retração sobre a fissura maior . Pequeno nódulo calcificado em segmento basal medial direito , de aspecto residual ( granuloma )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segmento basal medi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com reconstruções multiplanares SEM a administração de contraste endovenoso . Realizadas aquisições em alta resoluçãopara avaliação intersticial . Análise Sinais de espondilose dorsal . Dilatação do tronco pulmonar sem repercussão atual as artérias pulmonares . Ateromatose aórtica . Alterações intersticiais caracterizadas por espessamento septal inter e intralobular , discretas opacidade de vidro fosco , micronódulos e distorção arquitetural pulmonar por bronquiectasias e bronquiolectasias de tração com áreas de faveolamento de predomínio basal e subpleural . Espessamento pleural basal . Enfisema paraseptal nos lobos superiores . Linfonodos de dimensões dentro da normalidade em projeção paratraqueal , infra carinais e paraaórticos . Traquéia , brônquios - fontes e hilos pulmonares livre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lesões em vidro fosco em áreas dos lobos dos dois pulmões , associadas com lesões do espaço aéreo distal e imagens tipo árvore em brotamento nos lobos superiores . Há lesões do espaço aéreo formando consolidações com broncogramas aéreos de permeio no lobo superior direito , que apresenta ainda bronquiectasias e cavitação de paredes espessas . Existe imagem ovalar hiperdensa no segmento basal anterior direito , medindo cerca de 0 , 4 x 0 , 38 cm nos maiores eixos axiais . Há imagem hiperatenuantes laminares no lobo inferior esquerdo . Boa permeabilidade da traquéia , dos brônquios fontes e lobares . Mediastino centrado , com área cardíaca normal . Existem pequenas imagens arredondada e ovalar hiperdensas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ireito</text:p>
          </table:table-cell>
          <table:table-cell office:value-type="string" calcext:value-type="string">
            <text:p>0,4 x 0,38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equeno nódulo pulmonar não calcificado , circunscrito , localizado no segmento superior do lobo inferior esquerdo medindo 0 , 6 x 0 , 4 cm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6 x 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- 19 + evoluindo com tontura . Principais achados de interesse : Avaliação limitada do parênquima por artefatos de movimentos respiratórios . - Não há evidências de alterações inflamatórias no parênquima pulmonar no presente estudo . - Nódulo pulmonar subplerural , quase que completamente calcificado , medindo 0 , 7 cm no segmento basal lateral direito , de provável natureza residual ( granuloma ) . - Discreto aumento da atenuação do parênquima nos segmentos basais posteriores , junto aos seios costofrênicos , mais evidente à esquerda , provavelmente decorrente de hipoventilação / atelectasia parcial . - Parênquima pulmonar restante com atenuação preservada . - Moderado derrame pericárdico , medindo até 15 mm de espessura . - Aumento volumétrico cardíaco , com predomínio das câmaras esquerdas . Demais achados : Não há sinais de derrame pleural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normal , sem evidenciar nódulos ou áreas de consolidação . Traquéia , brônquios - fontes e hilos pulmonares livres . Não caracterizamos dilatações ou espessamento das paredes brônquicas . Estruturas mediastinais anatômicas , não sendo observadas linfonodomegalia sem meio aos seus planos gordurosos . Ausência de coleções líquidas livres no espaço pleural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Estrias fibroatelectásicas nos ápices pulmonares , de provável etiologia sequelar / cicatricial . Granuloma residual calcificado no segmento apicoposterior , do lobo superior esquerdo , medindo 0 , 3 cm . Restante do parênquima pulmonar com atenuação preservada . Não se evidenciam nódulos , consolidações ou infiltrados intersticiais . Traqueia , carina e brônquios principais pérvios , com situação calibres e contornos normais . Linfonodo calcificado na região peri - hilar esquerda . Ausência de linfonodomegalias mediastinais . Veia cava superior , veia cava inferior e tronco da pulmonar com situação , dimensões e contornos normais . Ateromatose parietal na aorta torácica Coração com situação , morfologia , contornos e dimensões normais . Não se evidenciam coleções líquidas pleurais ou áreas de espessamento pleural . Alterações degenerativas da coluna dorsal . Pequena hérnia gástrica - hiat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, do lobo superior esquerd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pequenas coleções hipodensas laminares nos espaços pleurais ( bilateralmente ) . Pequenas imagens hiperatenuantes lineares nos ápices pulmonares . Existem lesões em vidro fosco em pequenas áreas focais na transição dos segmentos do lobo médio , no segmento inferior da língula e no segmento basal posterior direito . Notamos imagem ovalar hiperdensa no segmento inferior da língula , medindo cerca de 0 , 48 x 0 , 3 cm nos maiores eixos axiais . Há pequena imagem hipoatenuante ovalar na periferia do segmento basal posterior direito . Existem imagens hiperatenuantes laminares nos segmentos basais posterior e lateral esquerdos . Boa permeabilidade da traquéia , dos brônquios fontes e lobares . Mediastino centrado , com área cardíaca normal . Há placa parietal calcificada na croça da aorta . Existem imagens ovalares hiperdensas no mediastino ( subcarinal ) e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inferior da língula</text:p>
          </table:table-cell>
          <table:table-cell office:value-type="string" calcext:value-type="string">
            <text:p>0,48 x 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telectasias subsegmentares no segmento ligular inferior Demais regiões do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Acentuada escoliose com convexidade para a direita .escolios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Nódulo calcificado com 4 mm na periferia no lobo inferior a esquerda . Parênquima pulmonar com morfologia , vasculatura normal , sem evidenciar nódulos suspeit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pre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a esquerda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valiação limitada pela presença de artefatos de movimentos respiratórios . Pequeno derrame pleural à direita . Atelectasias subsegmentares nos campos pulmonares posteriores de ambos os pulmões . Estrias fibroatelectásicas nos ápices pulmonares , de provável etiologia sequelar / cicatricial .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, com padrão de árvore em brotamento , comprometendo o segmento basal lateral do lobo inferior esquerdo , denotando o preenchimento das pequenas vias aéreas por material de natureza inflamatório / infecciosa ( bronquiolite infecciosa ) , cujo agente etiológico ( viral / bacteriana atípica ) depende de estrita correlação com dados clínicos e laboratoriais . Incipientes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Discretos espessamentos pleurais no terço superior do hemitórax direito . Há imagem ovalar hiperdensa no lobo médio do pulmão direito , medindo cerca de 0 , 3 x 0 , 27 cm nos maiores eixos axiais . Existe imagem hipoatenuante ovalar no segmento superior do lobo inferior esquerdo , medindo cerca de 1 . 1 x 0 , 95 cm nos maiores eixos axiais . Há pequena imagem hiperatenuante laminar na transição dos segmentos basais posterior e lateral esquerdos . Boa permeabilidade da traquéia , dos brônquios fontes e lobares . Mediastino centrado , com área cardíaca normal . Existem imagens ovalares hiperdensas no mediastino ( anterior à carina traqueal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 do pulmão direito</text:p>
          </table:table-cell>
          <table:table-cell office:value-type="string" calcext:value-type="string">
            <text:p>0,3 x 0,2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TOMOGRAFIA COMPUTADORIZADA DE TÓRAX TÉNICA : Aquisição volumétrica sem contraste venoso . INDICAÇÃO CLÍNICA : Suspeita de pneumonia viral . ACHADOS PULMONARES : Ausência de alterações pulmonares suspeitas para pneumonia de origem viral no presente estudo . Estrias atelectásicas esparsas nas bases pulmonares . Nódulo calcificado medindo 0 , 7 cm , no segmento apicoposterior do lobo superior esquerdo , residual . DEMAIS ACHADOS : Espaços pleurais livres . Traqueia e brônquios centrais patentes , de calibre normal . Não se observam linfonodomegalias mediastinais . Placas ateromatosas calcificadas incipientes da aorta e coronárias . Demais estruturas vasculares mediastinais tópicas , de calibre normal . Não há derrame pericárdico . Imagem nodular com densidade de partes moles medindo 4 , 0 x 3 , 6 x 2 , 7 cm no mediastino anterior , de aspecto inespecífico ao protocolo sem contraste . Alterações ósseas degener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0,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parenquimatosas hipoatenuantes subpleurais nops lobos superiores . Há imagens ovalares hiperdensas nos lobos superiores e inferiores dos pulmões , a maior delas situada no segmento basal posterior direito , medindo cerca de 0 , 35 x 0 , 32 cm nos maiores eixos axiais . Existe imagem hiperatenuante arredondada no segmento posterior do lobo superior direito , medindo cerca de 0 , 12 cm . Boa permeabilidade da traquéia , dos brônquios fontes e lobares . Mediastino centrado , com área cardíaca nos limites da normalidade . Notamos discreta ectasia da aorta ascendente . Existem placas parietais calcificadas na aorta torácica , no tronco bráquiocefálico , nas artérias subclávias e em ramos arteriais coronários . Há pequena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35 x 0,32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Arcabouço torácico íntegr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grosseiramente ovalar , de contorno irregular e parcialmente calcificada no segmento posterior do lobo superior direito , medindo cerca de 0 , 88 x 0 , 63 cm nos maiores eixos axiais . Existem áreas focais com atenuação em vidro fosco na periferia do segmento lateral do lobo médio , dos segmentos superior e basais lateral e posterior do lobo inferior direito , no segmento anterior do lobo superior esquerdo e nos segmentos basais anterior , lateral e posterior do lobo inferior esquerdo . Há linha subpleural no segmento basal posterior direito . Boa permeabilidade da traquéia , dos brônquios fontes e lobares . Mediastino centrado , com área cardíaca normal . Existem placas parietais calcificadas na aorta torácica , no tronco bráquiocefálico e em ramos arteriais coronários .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8 x 0,6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Não há evidências de derrame pleural . Pequeno nódulo calcificado em segmento apical direito ( granuloma )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segmento apic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 sem meio aos seus planos gordurosos . Ausência de coleções líquidas livres no espaço pleural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Incipientes labiações osteofitárias marginais em corpos vertebrais dorsais . Não há evidências de fraturas patológicas . Irregularidades pleuroparenquimatosas nos ápices , de aspecto residual . Múltiplos nódulos centrolobulares difusos nos lobo inferior a direita e em menor extensão no lobo inferior a esquerda , vários apresentando ramificações assumindo aspecto de árvore em brotamento e confluindo formando opacidades nodulares e pequenas consolidações . Alteração arquitetural pulmonar caracterizadas por a traves atelectásicas , brônquio e bronquioloectasias de tração com perda volumétrica e espessamento de paredes brônquicas nos lobo médio , língula e superior a direita sem acúmulo de secreções endoluminais . Estruturas mediastinais anatômicas . Ausência de linfonodomegalias em meio aos planos gordurosos mediastinais . Placas ateromatosas na aorta torácic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Fraturas , sem desalinhamento ósseo significativo , nas porções anteriores dos 4 ° , 5 º e 6 º arcos costais direitos . Espondilose dorsal . Espaços pleurais virtuais . Discretas reticularidades periféricas , associadas a espessamento de septos interlobulares e tênue vidro fosco , predominando em campos pulmonares inferiores , sem áreas de faveolamento , podendo corresponder a leve intersticiopatia pulmonar . Nódulo calcificado residual , subpleural , no segmento basal anterior direito , medindo 0 , 5 cm . Alterações pleuroparênquimatosas cicatriciais em ápices pulmonares , notadamente à esquerda . Discretas atelectasias laminares nas porções pendentes dos lobos inferiores dos pulmões . Restante do parênquima pulmonar com atenuação habitual . Ausência de derrame pleural ou pneumotórax . Traqueia e brônquios principais pérvios , de calibres normais . Leve espessamento difuso de paredes brônquicas , inferindo broncopatia inflamatória . Ectasia do segmento ascendente da aorta torácica , medindo 4 , 0 cm no maior eixo transverso . Demais estruturas vasculares mediastinais com trajeto e calibre externo conservado . Aumento da área cardíaca , à custa principalmente do átrio esquerdo . Ateromatose calcificada aórtica , coronariana e nos ramos supra - aórticos . Ausência de linfonodomegalias mediastinais e hilares . Pequena hérnia gástrica hiat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, medindo cerca de 0 , 57 x 0 , 45 cm nos maiores eixos axiais . Demais porções dos pulmões sem evidência de lesão parenquimatosa em atividade . Boa permeabilidade da traquéia , dos brônquios fontes e lobares . Mediastino centrado , com área cardíaca normal . Existem imagens ovalares hiperdensas no mediasti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7 x 0,4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Nódulos não calcificados , de contornos regulares , esparsos de forma aleatória em ambos os pulmões , medindo menos de 1 , 0 cm , indeterminados . Leve atenuação em mosáico em ambos os pulmões , podendo corresponder a áreas esparsas de aprisionamento aéreo . Discretas atelectasias laminares no segmento medial do lobo médio . Pequena atelectasia subsegmentar em faixa no segmento lingular inferior . Restante parênquima pulmonar com atenuação habitual . Traqueia e brônquios principais pérvios , de calibres normais . Leve espessamento difuso de paredes brônquicas , inferindo broncopatia inflamatória . Estruturas vasculares mediastinais com trajeto e calibre externo conservado . Ateromatose calcificada aortocoronariana e na origem dos ramos supra - aórticos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de forma aleatória em ambos os pulmões</text:p>
          </table:table-cell>
          <table:table-cell office:value-type="string" calcext:value-type="string">
            <text:p>1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espessamentos pleurais bilaterais , associados com coleções líquidas laminares nos espaços pleurais . Há imagens hiperatenuantes laminares no segmento posterior do lobo superior direito , em lobo médio , na língula e nos lobos inferiores . Existe imagem ovalar hiperdensa na transição dos segmentos superior e basal lateral do lobo inferior esquerdo , medindo cerca de 0 , 42 x 0 , 35 cm nos maiores eixos axiais . Notamos áreas com atenuação em vidro fosco nos segmentos anteriores dos lobos superiores e nos segmentos do lobo médio do pulmão direito . Boa permeabilidade da traquéia , dos brônquios fontes e lobares . Mediastino centrado , com área cardíaca aumentada . Há aumento dos calibres do tronco da artéria pulmonar e das artérias pulmonares princip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superior e basal lateral do lobo inferior esquerdo</text:p>
          </table:table-cell>
          <table:table-cell office:value-type="string" calcext:value-type="string">
            <text:p>0,42 x 0,3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Principais achados : - Massa pulmonar de contornos espiculados , suspeita pra neoplasia primária , epicentrada em região peri - hilar do lobo superior direito , acometendo predominantemente o segmento apical e parte do anterior deste lobo , estreitando e amputando brônquios segmentares locais . A massa tem limites imprecisos , mede cerca de 7 , 2 x 6 , 3 cm nos maiores eixos axiais , acomete a pleura mediastinal em contato , bem como emite espículas que se estendem atéa superficie pelural anterior e lateral . Associam - se espessamento irregular multinodular de septos interlobulares locorregionais neste lobo e no lobo superior contralateral , bem como das fissuras pulmonares , bilateralmnete , derrame pleural bilateral ( maior à direita ) e múltiplos nódulos sólidos de distribuição randômica difusamente distribuídos em ambos os pulmões , sugerindo acometimento secundário / linfangite carcinomatosa . - Linfonodomegalias em diversas cadeias mediastinais e em ambos os hilos pulmonares , de mensuração imprecisa neste estudo sem contraste , suspeitas para acometimento secundário . - Lesões osteoblástcas esparsas no esqueleto axial e apendicular , com destaque para acometimento do corpo esternal e e aspecto marmóreo extenso de algumas vértebras dorsais , suspeitas para implantes secundários . Demais estruturas : Pequeno derrame pericárdico medindo até 1 , 0 cm de espessura . Coração sem particularidades volumétricas significativas ao método . Traqueia e brônquios - fonte pérvios , com calibre normal . Estruturas vasculares mediastinais com trajeto e calibre extern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Múltiplos nódulos pulmonares com distribuição randômica difusa em ambos os campos pulmonares , alguns confluentes , e em regiões peri - hilares , o maior medindo cerca de 2 , 8 cm no segmento superiordo lobo pulmonar inferior esquerdo , em contato com a divisão brônquica . Alguns têm distribuição subpleural e periférica e outros tem distribuição central . Restante do parênquima pulmonar com coeficientes de atenuação preservados . Em particular , não observamos padrões específicos de atenuação em vidro fosco e / ou consolidação significativa do parênquima pulmonar . Traqueia e brônquios principais permeáveis e de calibre conservado . Estruturas vasculares do mediastino sem alterações significativas . Não se observam linfonodomegalias mediastinais e hilares . Ausência de derrame pleural . Port - o - cath inserido no subcutâneo da parede torácica anterior direita com extremidade de cateter na veia cava superior . Discretas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Análise :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Nódulos de Schrmöll em corpos dorsais inferiores e lomb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Leves espessamentos pleurais posteriores bilaterais . Diminuto nódulo calcificado , de aspecto residual , basal à direita medindo 0 , 3 cm . Restante do parênquima pulmonar com atenuação preservada . Ausência de derrame pleural . Não se observam linfonodomegalias mediastinais . Traquéia e brônquios principais pérvios , com calibre normal . Aorta levemente alongad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basal à direita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bilaterais , , de predomínio periférico e acometendo apenas as bases pulmonares e lobo superior esquerdo . Nódulo pulmonar com focos de calcificações de permeio localizado no segmento basal posterior do lobo inferior direito e medindo 2 , 4 x 1 , 5 cm . Estrias fibroatelectásicas difusas por ambos os pulmões . Atelectasias laminares em ambas as bases pulmonares . Restante do parênquima pulmonar com atenuação preservada . Ausência de derrame pleural . Não se observam linfonodomegalias mediastinais . Traqueia e brônquios - fonte pérvios , com calibre normal . Estruturas vasculares mediastinais com trajeto e diâmetro preservados . Ateromatose aórtica e coronariana . Coração de dimensões Aumentadas . Ausência de derrame pericárdico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2,4 x 1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spessamentos pleurais bilaterais , associado com coleção líquida laminar na base do espaço pleural à esquerda . Há imagens hiperatenuantes laminares no segmento anterior do lobo superior direito , em lobo médio , na língula e nos lobos inferiores . Existem imagens ovalares hiperdensas nos segmentos superior e basal posterior do lobo inferior esquerdo e no segmento basal lateral direito . Há brônquios de paredes espessadas e bronquiectasias nos lobos inferiores . Existem imagens parenquimatosas hipoatenuantes no lobo inferior esquerdo . Boa permeabilidade da traquéia , dos brônquios fontes e lobares . Mediastino centrado , com área cardíaca aumentada e alongamento da aorta . Existem placas parietais calcificadas na aorta torácica , na artéria subclávia esquerda e em ramos arteriais coronári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5 mm de espessura orientados por radiografia digital sem contraste . OS SEGUINTES ASPECTOS FORAM OBSERVADOS : Há coleções líquidas laminares nas bases dos espaços pleurais . Notamos pequena imagem hiperatenuante linear no ápice pulmonar esquerdo . Existem imagens hiperatenuantes ovalares no segmento lateral do lobo médio ( 0 , 53 x 0 , 44 cm ) e no segmento basal posterior direito ( 0 , 61 x 0 , 48 cm ) . Boa permeabilidade da traquéia , dos brônquios fontes e lobares . Mediastino centrado , com área cardíaca normal . Não evidenciamos lesões parenquimatosas pulmonares nos diferentes cortes axiais . Fígado sem sinais evidentes de imagem nodular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Realizadas reformatações multiplanares e reconstruções 3 D . Exame com qualidade técnica prejudicada devido artefatos de movimentos respiratórios . Análise e impressão diagnóstica . Moderadas áreas de enfisema centroacinar , mais expressivas nos lobos superiores . Micronódulos calcificados esparsos em ambos os pulmões , mais numerosos à direita , de aspecto residual . Atelectasia do lobo médio , sem fator obstrutivo nítido ao método . Atelectasias subsegmentares na língula e faixas de atelectasias laminares esparsas em ambos os pulmões , podendo decorrer de áreas hipoventiladas . Placas ateromatosas calcificadas na aorta , ramos supra - aórticos e coronárias . Alterações ósseas degenerativas na coluna dorsal . Colapso parcial do corpo vertebral de L 1 , sem desvio significativo do muro posterior . Achado adicional : Leve ectasia focal da aorta abdominal ao nível da emergência das artérias renais , parcialmente inclusa no estudo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Sinais de intersticiopatia caracterizados por distorção arquitetural , com espessamento irregular de septos interlobulares e do interstício intralobular , por vozes associados a opacidades em vidro fosco , além de discreto espessamento pleural em correspondência , comprometendo principalmente as porções periféricas de ambos os pulmões , onde se evidenciam bronquiectasias / bronquiolectasias de tração ( Pneumonia Intersticial Usual ? ) Ectasia da artéria pulmonar , medindo cerca de 3 , 5 cm ( VR &lt; 2 , 9 cm ) , achados este inespecífico , podendo estar relacionado a hipertensão pulmonar . Demais achados : Pequenos nódulos pulmonares calcificados no lobo inferior esquerdo , de aspecto residual . Pequenos linfonodos calcificados no hilo pulmonar direito , de aspecto residual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Pequeno nódulo calcificado no segmento basal posterior do lobo inferior direito , residual . Raras faixas de atelectasias laminares esparsas em ambos os pulmões , comumente relacionadas a hipoventilação . Discreto espessamento pleuroapical bilateral , residual .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lterações óssea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Tênues opacidades focais com atenuação em vidro fosco , associado a discreto espessamento septal com predomínio periférico , acometendo os segmentos basais dos lobos inferiores , notadamente à direita . Estrias atelectásicas nos campos posteriores dos lobos inferiores . Pequeno nódulo calcificado , de aspecto residual , no segmento lingular inferior do lobo superior esquerdo , medindo 0 , 4 cm . Restante do parênquima pulmonar com atenuação preservada . Ausência de derrame pleural . Não se observam linfonodomegalias mediastinais . Traquéia e brônquios principais pérvios , com calibre normal . Discreta ectasia do ramo ascendente da aorta torácica , medindo até 3 , 9 cm de diâmetro . Demais estruturas vasculares mediastinais com trajeto e diâmetro preservados . Ateromatose dos ramos supra - aórticos , aorta e coronariana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inferior do lobo sup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pneia . Realizada análise comparativa com estudo tomográfico prévio datado de 29 . 12 . 2021 , sem alterações significativas no intervalo entre os estudos , a saber : Áreas hiperatenuantes nas porções pendentes do lobo inferior e segmento posterior do lobo superior direito , mais comumente relacionadas a áreas hipoventiladas . Parênquima pulmonar com padrão de atenuação em mosaico , caracterizada por áreas levemente hipoatenuantes e oligoêmicas esparsas em meio ao parênquima de atenuação conservada , mais comumente relacionadas a áreas de apriosiomentos aéreos decorrente de doença de pequenas vias aéreas ( bronquiolite / asma / DPOC ) . Micronódulo de 0 , 3 cm no segmento superior do lobo inferior esquerdo , inespecífico . Leve espessamento de paredes brônquicas , inferindo algum grau de broncopatia inflamatória . Cavidade aérea / bronquiectasia cística focal no segmento superior do lobo inferior direito , medindo até 1 , 0 cm de diâmetro , com leve espessamento assimétrico de suas paredes / parcialmente preenchida por material com atenuação de partes moles , semelhante ao estudo prévio . Pequeno cisto aéreo / foco de enfisema em segmento basal posterior esquerdo . Não há sinais de derrame pleural ou pericárdico significativos . Coração sem particularidades relevantes ao método . Não se observam linfonodomegalias mediastinais . Traqueia e brônquios - fonte pérvios , com calibre normal . Ectasia e tortuosidade a aorta torácica , notadamente no segmento descendente , melhor avaliada por angiotomografia . Há mínimo derrame pleural loculado junto à dilatação focal no aspecto lateral esquerdo a aorta descendente . Ateromatose aórtica , em vasos supra - aórticos e em coronária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Há pequena imagem hiperatenuante ovalar no segmento posterior do lobo superior direito , medindo cerca de 0 , 22 x 0 , 19 cm nos maiores eixos axiais . Existe imagem ovalar hiperdensa na transição dos segmentos superior e basal lateral do lobo inferior direito , medindo cerca de 0 , 6 x 0 , 55 cm nos maiores eixos axiais . Há imagens hiperatenuantes laminares no segmento inferior da língula e no segmento basal lateral esquerdo . Boa permeabilidade da traquéia , dos brônquios fontes e lobares . Mediastino centrado , com área cardíaca normal . Existem placas parietais calcificadas na aorta torácica e em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superior e basal lateral do lobo inferior direito</text:p>
          </table:table-cell>
          <table:table-cell office:value-type="string" calcext:value-type="string">
            <text:p>0,6 x 0,5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cassas alterações fibroatelectásicas e nos ápices pulmonares . Área única de atenuação em vidro fosco no lobo superior a esquerda - segmento apico posterior . Restante do parênquima pulmonar com morfologia , vasculatura e transparência normal , sem evidenciar nódulos ou áreas de consolidação . Traquéia , brônquios - fontes e hilos pulmonares livres . Não caracterizamos dilatações ou espessamento das paredes brônquicas . Não delimitamos linfonodomegalias em meio aos planos gordurosos . Ectasia da aorta ascendente , tronco e artérias pulmonares . Ausência de coleções líquidas livres no espaço pleural . Espondilose dorsal . Fraturas de D 11 e L 2 com acunhamento vertebral anterior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Focos de consolidações parenquimatosas , opacidades acinares e micronódulos centrolobulares esparsas nos aspectos pendentes de ambos os pulmões , notadamente à direita . Discretas lâminas atelectásicas esparsas bilateralmente . Pequeno derrame pleural à direita com atelectasias compressivas regionais . Moderada dilatação da traqueia proximal medindo até 3 , 0 x 2 , 9 cm . Restante do parênquima pulmonar com atenuação preservada . Não se observam linfonodomegalias mediastinais . Traqueia e brônquios - fonte pérvios , com calibre normal . Imagem cardíaca de morfologia normal , sem alterações volumétricas apreciáveis . Calcificações ateromatosas na aorta torácica e em artérias coronárias . Alterações degenerativas vertebrais . Colapso parcial do corpo vertebral de D 12 com acunhamento anterior e acentuação da cif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essaturação . Principais achados de interesse : Exame de avaliação limitada por artefatos de movimentos respiratórios . Consolidação de todo lobo inferior direito , com broncogramas aéreos em permeio e pequeno derrame pleural associado . Consolidação irregular / multilobulada no ápice pulmonar esquerdo , medindo cerca de 2 , 2 x 1 , 8 cm no plano axial , com um dos componentes / lóbulos exibindo hiperdensidade espontanea na janela de mediastino e com discretas opacidades / nódulos em vidro fosco esparsos no parênquima adjacente deste lobo . Broncoceles impactadas e nódulo sólido integram o diferencial prioritário , nesta ordem de probabilidade ( aspergilose pulmonar broncoalérgica ? ) . Atelectasias laminares subsegmentares esparsas bilateralmente . Aumento volumétrico global do coração , com destaque para o predomínio das câmaras esquerdas . Mínimo derrame pleural à esquerda . Demais estruturas : Não se observam linfonodomegalias mediastinais , sendo esta avaliação limitada pela ausência do contraste e pelos artefatos de movimento . Traqueia e brônquios - fonte pérvios , com calibre normal . Estruturas vasculares mediastinais com trajeto e calibre externo preservados . Alterações degenerativas vertebrais ( espondilose ) . Achados adicionail da transição toracoabdominal : Colelitíase . Imagens ovaladas hipodensas corticais no rim direito , de provável natureza cística e avaliação limitada neste estudo sem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Espessamento parietal brônquico , notadamente em lobos inferiores , podendo estar relacionado a broncopatia inflamatória Demais achados : Pequeno nódulo pulmonar calcificado no segmento apicoposterior esquerda , de aspecto residual . Lâminas atelectásicas esparsas em ambos os pulmõe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lterações ósseas degenerativas incipiente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. Mastectomia a esquerda . Bronquiectasia sacular isolada no lobo superior a direita sem conteúdo endobrônquico ou pneumopatia consolidativa associada . Escassos focos de atenuação em vidro do fosco na periferia dos lobos inferiores . Traquéia , brônquios - fontes e hilos pulmonares livres . Estruturas mediastinais anatômicas , não sendo observadas linfonodomegalias em meio aos seus planos gordurosos . Ateromatose aórtica e coronarian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Controle radiológico pós pneumonia viral ( COVID - 19 ) há há cerca de 02 meses . RELATÓRIO : Parênquima pulmonar com atenuação preservada e sem evidências de alterações suspeitas de processo inflamatório . Pequeno nódulo calcificado no segmento anterior do lobo superior esquerdo , medindo 0 , 6 cm , de aspecto benigno / residual . Ausência de derrame pleural ou pericárdi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alizada ainda aquisição complementar imediatamente após a ingestão de contraste iodado diluído . Reformatações multiplanares . Indicação do exame : Estenose do esôfago . Principais achados de interesse : - Extensa artrodese posterior toracolombar para tratamento de escoliose toracolombar de convexidade direita . - Parafuso transpedicular esquerdo de T 4 determinado leve impressão / compressão extrínseca focal na parede posterior do esôfago , mas sem estenoses luminais significativas . - Relativo espessamento circunferencial longo e regular nos 7 , 0 cm distais do esôfago torácico , com redução luminal local e discreta dilatação dos segmentos esofágicos a montante , sugerindo estenose segmentar longa . Não foram caracterizadas lesões expansivas ou realces anômalos ao método ( esofagite estenosante ? ) . - Não se observaram áreas de extravasamento do contraste ingerido por via oral . Demais achados : Parênquima pulmonar com atenuação preservada , exceto por discretas atelectasias laminares subsegmetnares em lobo médio e lobos inferiores e por nódulo calcificado de aspecto residual ( granuloma ) no segmento basal anterior do lobo inferior direito . Não há sinais de derrame pleural ou pericárdico . Coração sem particularidades volumétricas relevantes ao método . Não se observam linfonodomegalias mediastinais . Linfonodos mediastinais subcarinais calcificados também residuais ( granulomas ) . Traqueia e brônquios - fonte pérvios , com calibre normal . Estruturas vasculares mediastinais com trajeto e calibre externo preservados . Não foram caracterizados realces anômalos pós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Opacidade com atenuação em vidro fosco , com tendência a consolidação , situada no segmento inferior da língula , denotando o preenchimento parcial dos alvéolos por material de provável natureza inflamatório / infecciosa ( broncopneumonia ) . Estrias fibroatelectásicas esparsas em ambos os pulmões . Pequeno nódulo pulmonar calcificado , medindo cerca de 0 , 3 cm , localizado no segmento anterior do lobo superior esquerdo , de aspecto residual . Discreto espessamento das paredes brônquicas segmentares e subsegmentares em ambos os lobos inferiores , sobretudo no direito , associado a discreto conteúdo / secreção endoluminal , denotando broncopatia inflamatória ( bronquite ) . Espessamento pleuro - basal bilateral . Aumento da área cardíaca , à custa das câmaras atriais , sobretudo o átrio direito . Marca - passo cardíaco bicameral , com gerados implantado no subcutâneo da região infra - clavicular direita . Placas ateromatosas calcificadas na aorta , ramos supra - aórticos e coronárias . Alterações ósseas degenerativas na coluna dorsal . Fraturas compressivas no corpo vertebral de L 1 e L 2 . Demais achados : Restante do parênquima pulmonar com coeficientes de atenuação preservados . Traqueia e brônquios principais com trajetos e calibres preservado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Não há evidência de derrame pleural ou pneumotórax . Estruturas vasculares do mediastino com topografia e calibre habitual . Não se observam linfonodomegalias ou pneumomediastino . Traqueia e brônquios pré - segmentares permeáveis . Estrias e faixas atelectásicas irregulares nos ápices de ambos os pulmões , algumas delas assumindo configuração nodulariforme , de provável natureza residual . Pequeno nódulo calcificado no segmento superiordo lobo inferior direito , medindo 0 , 9 cm , de aspecto benigno / residual . Ausência de alterações significativas no restante do parênquima pulmonar , bilateralmente . Alterações degenerativas na coluna dorsal . Traço de descontinuidade da cortical anterior do esterno , de orientação oblíqua , em desalinhamento . Arcos costais e demais estruturas ósseas focalizadas íntegras . Partes moles extratorácicas inalter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9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relato de tosse crônica . Seguintes aspectos observados : Opacidades em vidro fosco multifocais esparsas no lobo superior direito . Volumosa hérnia gástrica hiatal . Nódulo pulmonar calcificado em lobo médio de aspecto residual ( granuloma )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Pequeno derrame pleural à direita e discreto à esquerda , promovendo atelectasia compressiva no parênquima pulmonar adjacente . Presença de secreção obliterando a luz do brônquio lobar inferior direito e respectivos brônquios segmentares , associado a espessamento parietal destes brônquios . Extensas consolidações com aerobroncogramas em permeio comprometendo praticamente de forma completa o lobo inferior direito , e menos pronunciadamente as porções pendentes / posteriores dos lobo superior direitoe inferior esquerdo , associando - se opacidades em vidro fosco e espessamento dos septos interlobulares no restante do parênquima pulmonar desses lobos . Notam - se , ainda , alguns micronódulos centrolobulares com aspecto de árvore em brotamento nos segmentos superiores dos lobos inferiores , achados sugerem a possibilidade de processo inflamatório / infeccioso concomitante . Restante do parênquima apresentando discretas opacidades reticulares e mínimo vidro fosco com distribuição periférica , por vezes associadas a leve espessamento septal e pequenas atelectasias subsegmentares . Traqueia e brônquio principal esquerdo permeáveis e de calibre conservado . Aumento do tronco da artéria pulmonar , o qual mede cerca de 3 , 0 cm ( VN até 2 , 9 cm ) . Demais estruturas vasculares do mediastino de calibre habitual , identificando - se calcificações parietais no trajeto da croça , aorta descendente e artérias coronárias . Não se observam linfonodomegalias mediastinais e hilares . Presença de sonda nasoenteral com extremidade distal no conteúdo gástrico .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com a administração de contraste endovenoso . Análise Arcabouço ósseo preservado salientando a escoliose para direita . Pequena ginecomastia bilateral . Escassas bronquiectasias cilíndricas no lobo superior à direita e de maior extensão no segmento superior do lobo inferior ipsilateral . Múltiplos nódulos centrolobulares difusos bilateralmente , vários apresentando ramificações assumindo aspecto de árvore em brotamento e confluindo formando opacidades nodulares e pequenas consolidações , notadamente , nos lobos médio , lingula e segmentos posteriores dos lobo inferiores . Por vezes associam - se à alterações fibroatelectásicas . Estruturas mediastinais anatômicas . Ausência de linfonodomegalias em meio aos planos gordurosos mediastinais . Ausência de coleções líquidas livres no espaço pleural . Espessamento pleural posterior nos lobos inferiores com pequeno realce ao meio de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Controle radiológico pós pneumonia viral ( COVID - 19 ) há 40 dias . RELATÓRIO : Parênquima pulmonar com atenuação preservada e sem evidências de alterações suspeitas de processo inflamatório . Pequeno nódulo calcificado no segmento posterior do lobo superior direito , medindo 0 , 3 cm , de aspecto benigno / residual . Ausência de derrame pleural ou pericárdio . Não se observam linfonodomegalias mediastinais . Traqueia e brônquios - fonte pérvios , com calibre normal . Estruturas vasculares mediastinais com trajeto e diâmetro preservados . Discreta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TOMOGRAFIA COMPUTADORIZADA DO TÓRAX Exame realizado em caráter de urgência Indicação do exame : investigação de pneumonia . Técnica : imagens obtidas por aquisição volumétrica multislice , sem a administração intravenosa de contraste iodado . Aspectos observados : Avaliação prejudicada por artefatos de movimento . Moderado derrame pleural à direita com atelectasia compressiva do parênquima adjacente . Opacidades multifocais com atenuação em vidro fosco em ambos os pulmões . Áreas de consolidação no lobo inferior direito . Atelectasias subsegmentares basais bilaterais . Pequeno nódulo calcificado , de aspecto residual , no lobo inferior direito medindo 0 , 3 cm . Não se observam linfonodomegalias mediastinais . Traquéia e brônquios principais pérvios , com calibre normal . Estruturas vasculares mediastinais com trajeto e diâmetro preservado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TOMOGRAFIA COMPUTADORIZADA DE TÓRAX Exame realizado em caráter de urgência . Indicação clínica : fratura de arcos costais à esquerda ? Técnica : realizados cortes tomográficos axiais com técnicas para tecidos moles e alta resolução , sem a administração do meio de contraste iodado , associado a reconstruções multiplanares . Análise : Arcabouço torácico sem sinais inequívoco de fratura . Sinais de espondilose dorsal . Discretas opacidades parenquimatosas nos campos posteriores , provavelmente relacionadas ao decúbito . Diminutos nódulos esparsos pelo parênquima pulmonar bilateralmente , o maior localizado no segmento basal lateral do lobo inferior direita , medindo até 0 , 4 cm , inespecíficos . Espessamentos pleurais focais nos campos posteriores dos segmentos basais posteriores , medindo 0 , 3 cm à direita e 0 , 3 cm a esquerda . Restante do parênquima pulmonar com arquitetura , atenuação e distribuição vascular normais . Não se evidenciam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Impressão diagnóstica : - Arcabouço torácico sem sinais inequívoco de fratura . - Sinais de espondilose dorsal . - Discretas opacidades parenquimatosas nos campos posteriores , provavelmente relacionadas ao decúbito . - Diminutos nódulos esparsos pelo parênquima pulmonar , bem como espessamentos pleurais focais bilateralmente , inespecíficos . - Espessamentos pleurais focais nos campos posteriores dos segmentos basais posteriores . Achado adicional : Imagem nodular circunscrita na haste lateral da adrenal direita , com densidade media de 13 HU , medindo cerca de 2 , 2 2 , 0 cm , inespecífica ao presente estudo sem contraste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lateral do lobo inferior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Análise : Parênquima pulmonar com atenuação preservada , exceto por nódulo calcificado residual ( granuloma ) no segmento basal posterior esquerdo e por atelectasias parciais subusegmentares em áreas pendentes de ambos os lobos inferiores , provavelmente relacionadas ao decúbito . Não há evidências de consolidações ou outras alterações sugestivas de processo inflamatório pulmonar ao método . Não há sinais de derrame pleural ou pericárdico . Coração sem particularidades ao método . Hilos pulmonares livres . Não se observam linfonodomegalias mediastinais . Discreta estase líquida no esôfago torácico . Traqueia e brônquios - fonte pérvios , com calibre normal . Estruturas vasculares mediastinais com trajeto e calibre externo preservados . Incipientes placas ateromatosas calcificadas na aorta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Indicação do exame : Tosse + Febre + Dispneia + Congestão nasal . Achados principais : Opacidades com atenuação em vidro fosco e pequenos focos de consolidação esparsos em ambos os pulmões , predominantemente periféricas , acometendo menos de 25 % do parênquima pulmonar . Demais achados : Não há sinais de derrame pleural ou pericárdico . Pequeno nódulo não calcificado , subfissural , no lobo médio , com 0 , 4 cm , inespecífico , podendo corresponder a linfonodo intrapulmonar . Faixas de atelectasia laminar esparsas em ambos os pulmões , comumente relacionadas a hipoventilação . Restante do parênquima pulmonar com atenuação preservada . Hilos pulmonares livres . Não se observam linfonodomegalias mediastinais . Traqueia e brônquios - fonte pérvios , com calibre normal . Estruturas vasculares mediastinais com trajeto e diâmetro preservados . Imagem cardíaca de dimensões normai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Consolidação com broncogramas aéreos de permeio comprometendo parte do segmento anterior do lobo superior direito e o segmento lateral do lobo médio , com prováveis componentes atelectásicos sobrepostos nesta última topografia . Discretas atelectasias laminares nas porções pendentes dos lobos inferiores dos pulmões , mais evidente à direita . Nódulo calcificado residual no segmento posterior do lobo superior esquerdo , medindo 0 , 4 cm . Restante do parênquima pulmonar com atenuação habitual . Traqueia e brônquios principais pérvios , de calibres normais . Estruturas vasculares mediastinais com trajeto e calibre externo conservado . Calcificações parietais de ateromatose na aorta torácica , coronárias e no tronco braquiocefálico direito . Ausência de linfonodomegalias mediastinais e hilares . Pequena hérnia gástrica hiatal por deslizamento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TOMOGRAFIA COMPUTADORIZADA DE TÓRAX Exame realizado em caratér de urgência . Indicação do exame : Tosse há vários dias + dor torácica + diabetes descompensada . Técnica : Imagens obtidas por aquisição volumétrica multislice sem a administração intravenosa de contraste iodado . Avaliação adequada prejudicada devido artefato de movimento respiratório . Aspectos observados : Pequeno nódulo não calcificado no segmento lingular inferior do lobo superior esquerdo , medindo 0 , 5 cm , de aspecto inespecífico devido suas pequenas dimensões . Estrias atelectasias no segmento medial do lobo médio à direita . Restante do parênquima pulmonar com atenuação preservada e sem evidências de alterações suspeitas de processo inflamatório . Ausência de derrame pleural ou pericárdio . Não se observam linfonodomegalias mediastinais . Traqueia e brônquios - fonte pérvios , com calibre normal . Área cardiaca de aspecto habitual . Estruturas vasculares mediastinais com trajeto e diâmetro preservados . Alterações degenerativas da coluna dorsalombar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ingular inferior do lobo superior esquerd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a opacidade focal com atenuação em vidro fosco no segmento anterior do lobo superior esquerdo . Estrais fibroatelectásicas esparsas bilateralmente . Atelectasias laminares esparsas por ambos os lobos inferiores . Restante do parênquima pulmonar com atenuação preservada . Não se observam linfonodomegalias mediastinais . Traqueia e brônquios - fonte pérvios , com calibre normal . Coração com dimensões aumentadas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TOMOGRAFIA COMPUTADORIZADA DO TÓRAX Realizada aquisição volumétrica dos dados em tomógrafo multidetectores , seguida de reconstruções multiplanares , MIP , MinIP e com protocolo de alta resolução . Principais achados : - Nódulo com densidade de partes moles , contorno espiculados , na mama esquerda , medindo 2 , 7 x 2 , 6 cm nos maiores eixos axiais , sugerindo a possibilidade de neoplasia primária da mama . Sugerimos seguir investigação diagnóstica com estudo histopatológico . - Discretas opacidades centrolobulares associadas a opacidades com atenuação em vidro fosco no segmento lingular , sugerindo a possibilidade de processo inflamatório / infeccioso . - Linhas subpleurais nas porções posteriores dos lobos inferiores , provavelmente relacionada ao decúbito . - Nódulo com densidade de partes moles medindo cerca de 0 , 4 cm no lobo médio , de natureza indeterminada devido as suas diminutas dimensões . Demais achados : Hilos pulmonares de aspecto anatômico . Traqueia e brônquios principais permeáveis , de trajeto e calibre normais . Ausência de espessamentos ou coleções fluidas pleurais . Coração de aspecto tomográfico habitual . Aorta alongada e ateromatosa . Vascularização pulmonar normal . Ausência de linfonodomegalias no mediastino e nas cadeias axilares . Grupos musculares e demais estruturas de partes moles da parede torácica sem evidência de anormalidades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Faixa de atelectasia subsegmentar subpleural posterior no segmento basal posterior do lobo inferior direito , provavelmente relacionada a hipoventilação . Pequenos nódulos não calcificados no segmento basal posterior do lobo inferior esquerdo , com 0 , 4 cm , inespecíficos . Alterações degenerativas vertebrais iniciais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discretas opacidades focais com atenuação em vidro fosco , bilaterais , , de predomínio periférico e acometendo apenas os lobos pulmonares inferiores . Estrias fibroatelectásicas esparsas por ambos os pulmões . Nódulo pulmonar sólido na base pulmonar esquerda ( segmento basal lateral ) e medindo 1 , 0 x 1 , 0 cm . Restante do parênquima pulmonar com atenuação preservada . Mínimo derrame intercissural à direita . Ausência de derrame pericárdico . Não se observam linfonodomegalias mediastinais . Coração de dimensões acentudamente aumentadas . Traqueia e brônquios - fonte pérvios , com calibre normal . Tronco da artéria pulmonar acentuadamente ectasiado ( 3 , 9 cm - valor normal até 2 , 9 cm ) Demais estruturas vasculares mediastinais com trajeto e diâmetro preservados . Ateromatose aórtica e coronariana . Espondilose dorsal . Fios metálicos de esternorrafi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base pulmonar esquerda (segmento basal lateral)</text:p>
          </table:table-cell>
          <table:table-cell office:value-type="string" calcext:value-type="string">
            <text:p>1 x 1 cm</text:p>
          </table:table-cell>
          <table:table-cell/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1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aminar na língula . Existe imagem ovalar hiperdensa no segmento medial do lobo médio ( 0 , 31 x 0 , 21 cm ) e há imagem ovalar hiperdensa no segmento basal posterior à direita ( medindo cerca de 0 , 4 x 0 , 35 cm ) há imagem ovalar hiperdensa no segmento basal posterior à esquerda ( 0 , 43 x 0 , 39 cm ) . Há espessamentos septais na periferia da base pulmonar direita , associada com áreas periféricas com atenuação em vidro fosco nos segmentos basais anterior , lateral e posterior direitos . Existem pequenas áreas periféricas com discreta atenuação em vidro fosco nos segmentos basais anterior e posterior esquerdos . Boa permeabilidade da traquéia , dos brônquios fontes e lobares . Mediastino centrado , com área cardíaca normal . Há pequenas imagens ovalares hiperdensas no mediastino e nos hilos pulmon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31 x 0,21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aminar na língula . Existe imagem ovalar hiperdensa no segmento medial do lobo médio ( 0 , 31 x 0 , 21 cm ) e há imagem ovalar hiperdensa no segmento basal posterior à direita ( medindo cerca de 0 , 4 x 0 , 35 cm ) há imagem ovalar hiperdensa no segmento basal posterior à esquerda ( 0 , 43 x 0 , 39 cm ) . Há espessamentos septais na periferia da base pulmonar direita , associada com áreas periféricas com atenuação em vidro fosco nos segmentos basais anterior , lateral e posterior direitos . Existem pequenas áreas periféricas com discreta atenuação em vidro fosco nos segmentos basais anterior e posterior esquerdos . Boa permeabilidade da traquéia , dos brônquios fontes e lobares . Mediastino centrado , com área cardíaca normal . Há pequenas imagens ovalares hiperdensas no mediastino e nos hilos pulmon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à direita</text:p>
          </table:table-cell>
          <table:table-cell office:value-type="string" calcext:value-type="string">
            <text:p>0,4 x 0,3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1.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aminar na língula . Existe imagem ovalar hiperdensa no segmento medial do lobo médio ( 0 , 31 x 0 , 21 cm ) e há imagem ovalar hiperdensa no segmento basal posterior à direita ( medindo cerca de 0 , 4 x 0 , 35 cm ) há imagem ovalar hiperdensa no segmento basal posterior à esquerda ( 0 , 43 x 0 , 39 cm ) . Há espessamentos septais na periferia da base pulmonar direita , associada com áreas periféricas com atenuação em vidro fosco nos segmentos basais anterior , lateral e posterior direitos . Existem pequenas áreas periféricas com discreta atenuação em vidro fosco nos segmentos basais anterior e posterior esquerdos . Boa permeabilidade da traquéia , dos brônquios fontes e lobares . Mediastino centrado , com área cardíaca normal . Há pequenas imagens ovalares hiperdensas no mediastino e nos hilos pulmon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à esquerda</text:p>
          </table:table-cell>
          <table:table-cell office:value-type="string" calcext:value-type="string">
            <text:p>0,43 x 0,39 cm</text:p>
          </table:table-cell>
          <table:table-cell table:number-columns-repeated="1015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TOMOGRAFIA COMPUTADORIZADA DO TÓRAX COMENTÁRIOS : Técnica : Exame realizado com aquisição volumétrica de 1 , 0 mm de espessura de corte e reconstruções , orientadas por radiografia digital sem contraste . OS SEGUINTES ASPECTOS FORAM OBSERVADOS : Pequenas imagens hiperatenuantes lineares nos ápices pulmonares . Há imagem ovalar hiperdensa na transição de lobo superior esquerdo e língula , medindo cerca de 0 , 38 x 0 , 34 cm nos maiores eixos axiai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e lobo superior esquerdo e língula</text:p>
          </table:table-cell>
          <table:table-cell office:value-type="string" calcext:value-type="string">
            <text:p>0,38 x 0,3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. Quatro pequenos cistos distribuídos no lobo superiores , médio e inferior a esquerda com até 12 mm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ões hipodensas nos espaços pleurais , laminar à esquerda e mais volumosa à direita , associada com redução parcial do volume do pulmão direito e com atelectasia extensa do lobo inferior direito , o qual apresenta nódulos calcificados dentro dos seus limites . Existem imagens hiperatenuantes laminares no lobo médio , e nos lobos do pulmão esquerdo . Boa permeabilidade da traquéia , dos brônquios fontes e lobares . Mediastino centrado , com área cardíaca normal . Existem placas parietais calcificadas na aorta torácica , no tronco bráquiocefálico e em ramos arteriais coronários . Notamos sonda radiopaca no interior do esôfago , estendendo - se em direção ao estômag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Formação expansiva , heterogênea , de contornos irregulares , acometendo a porção posterior do 5 ° arco costal esquerdo e envolvendo o aspecto lateral esquerdo dos corpos vertebrais D 4 e D 5 , bem como suas respectivas articulações interfactérias homolaterais , invadindo o canal medular neste nível , medindo 4 , 7 x 4 , 4 x 4 , 3 cm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Pequenas imagens hiperatenuantes lineares nos ápices pulmonares . <text:s/>Há imagem ovalar hiperdensa no segmento posterior do lobo superior direito ( 0 , 31 x 0 , 3 cm ) e há imagem ovalar hiperdensa no segmento superior do lobo inferior direito ( 0 , 48 x 0 , 42 cm ) . Existe imagem hiperatenuante laminar no segmento medial do lobo médio . Notamos áreas com discreta atenuação em vidro fosco na base pulmonar esquerda e no segmento basal posterior direito . Há pequeno espessamento pleural focal na face lateral da base do hemitórax esquerdo , medindo cerca de 0 , 39 x 0 , 22 cm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1 x 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Pequenas imagens hiperatenuantes lineares nos ápices pulmonares . <text:s/>Há imagem ovalar hiperdensa no segmento posterior do lobo superior direito ( 0 , 31 x 0 , 3 cm ) e há imagem ovalar hiperdensa no segmento superior do lobo inferior direito ( 0 , 48 x 0 , 42 cm ) . Existe imagem hiperatenuante laminar no segmento medial do lobo médio . Notamos áreas com discreta atenuação em vidro fosco na base pulmonar esquerda e no segmento basal posterior direito . Há pequeno espessamento pleural focal na face lateral da base do hemitórax esquerdo , medindo cerca de 0 , 39 x 0 , 22 cm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8 x 0,42 cm</text:p>
          </table:table-cell>
          <table:table-cell table:number-columns-repeated="1015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Pequeno cisto de 7 mm no segmento posterior do lobo inferior a direita . Ausência de pneumopatia alveolar ou intersticial em evolução . Ausência de nódulos ou outras lesões focais parenquimatosas . Ausência de bronquiectasias . Vascularização pulmonar periférica de aspecto tomográfico normal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Extensa consolidação do lobo médio e de parte de segmento anterior do lobo superior direito , não sendo caracterizado parênquima pulmonar são nestas topografias Consolidações , por vezes com broncograma aéreo de permeio no segmento superior e anteromedial do lobo inferior direito . Opacidades reticulares assocadas a atenuação em vidro fosco , podendo estar relacionadas ao processo inflamatório / infeccioso em atividade . Demais achados : Discretas atelectasias laminares nas porções pendentes dos lobos inferiores dos pulmões , mais evidente à direita . Nódulo calcificado residual no segmento posterior do lobo superior esquerdo , medindo 0 , 4 cm . Traqueia e brônquios principais pérvios , de calibres normais . Estruturas vasculares mediastinais com trajeto e calibre externo conservado . Calcificações parietais de ateromatose na aorta torácica , coronárias e no tronco braquiocefálico direito . Ausência de linfonodomegalias mediastinais e hilares . Pequena hérnia gástrica hiatal por deslizamento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valiação limitada pela presença de artefatos de movimentos respiratórios . Atelectasias nos segmentos posteriores de ambos os pulmões , relacionadas ao decúbito . Estrias fibroatelectásicas nos ápices pulmonares , de provável etiologia sequelar / cicatricial . Demais regiões do parênquima pulmonar com arquitetura , atenuação e distribuição vascular normais . Não se evidenciam nódulos , consolidações ou infiltrados intersticiais . Traqueia , carina e brônquios principais pérvios , com situação calibres e contornos normais . Linfonodos proeminentes nas cadeias para - traqueais , não configurando linfonodomegalia . Veia cava superior , veia cava inferior e tronco da pulmonar com situação , dimensões e contornos normais . Ateromatose parietal na aorta torácica Coração com situação , morfologia , contornos e dimensões normais . Não se evidenciam coleções líquidas pleurais ou áreas de espessamento pleural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TOMOGRAFIA COMPUTADORIZADA DE TÓRAX INDICAÇÃO : Possível broncopneumonia . TÉCNICA : Exame realizado sem o uso de contraste . ANÁLISE : - Artefatos de movimentação que reduzem a sensibilidade do método . Planos subcutâneos e musculares da parede torácica de aspecto preservado . Ausência de linfonodomegalias axilares e supraclaviculares . Ausência de derrame pleural . Irregularidades pleuroparenquiamtosoas nos ápices pulmonares . Atelectasias subsegmentares esparsas . Cisto aéreo no lobo médio , medindo 0 , 7 cm . Opacidade nodular semissólida no lobo médio , medindo 1 , 0 cm ( componente sólido medindo 0 , 5 cm ) . Micronódulos pulmonares , menores que 4 mm , esparsos e inespecíficos . Brônquios com paredes espessadas , predominando nos lobos inferiores , sugerindo broncopatia inflamatória . Traquéia e brônquios principais de calibre e trajeto mantidos . Planos gordurosos mediastinais íntegros . Ateromatose aórtica e coronariana . Estruturas vasculares mediastinais de aspecto habitual . Discreto derrame pericárdico ( até 0 , 5 cm de espessura ) . Ausência de linfonodomegalias mediastinais . Pequena hérnia de hiato por deslizamento . Sonda gástrica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A análise comparativa com exame prévio realizado neste serviço na data de 26 / 03 / 2022 evidencia : - Surge moderado derrame pleural à direita . - Persiste sem modificações expressivas a extensa consolidação com aspecto de massa que envolve a totalidade do lobo médio e de parte dos segmentos anterior do lobo superiore superiore basal anterior do lobo inferior direitos . - Tornam - se menos proeminentes as opacidades reticulares associadas a atenuação em vidro fosco no lobo inferior direito , substituídas em parte por estrias fibroatelectásicas e evidenciando espessamento septal mais proeminente na pirâmide basal deste lobo . Demais aspectos permanecem sem alterações significativas : - Discretas opacidades reticulares e mínimo vidro fosco com distribuição periférica , por vezes associadas a leve espessamento septal e pequenas atelectasias subsegmentares , com predomínio em regiões basais . Estes achados estão provavelmente relacionados a alterações sequelares . - Pequeno nódulo calcificado no segmento apicoposterior do lobo superior esquerdo , medindo 0 , 4 cm , de aspecto benigno / residual . - Restante do parênquima pulmonar com coeficientes de atenuação preservados . - Traqueia e brônquios principais permeáveis e de calibre conservado . - Estruturas vasculares do mediastino de calibre habitual , identificando - se calcificações parietais no trajeto da croça , aorta descendente e troco braquicefálico direito . - Linfonodos mediastinais proeminentes , porém com dimensões dentro dos limites da normalidade . - Hérnia hiatal esofagogástrica por deslizamento , notando - se imagem densa dentro do seu lúmen , próximo à transição esofagogástrica , medindo cerca de 1 , 3 cm ( origem alimentar ? comprimido farmacológico ? ) . -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Exame prejudicado pela dificuldade de colaboração da paciente , com artefatos de movimento e sem apnéia inspiratória adequada . OS SEGUINTES ASPECTOS FORAM OBSERVADOS : Pulmões com áreas mais e menos densas entremeadas , com aspecto em mosaico , associadas com aparentes espessamentos septais nos lobos inferiores . Há pequenas imagens ovalares hipoatenuantes nos ápice pulmonar esquerdo , a maior delas medindo cerca de 1 , 3 x 1 , 2 cm nos maiores eixos axiais . Existe pequena imagem ovalar hiperdensa no segmento superior do lobo inferior direito , medindo cerca de 0 , 15 cm no maior eixo . Não há evidência de derrames pleurais . Boa permeabilidade da traquéia , dos brônquios fontes e lobares . Mediastino centrado , com área cardíaca aumentada e alongamento da aorta , cuja croça desloca a traquéia para a direita . Existem placas parietais calcificadas na aorta torácica , em ramos supra - aórticos e em ramos arteriais coronários . Há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1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Pulmões pouco expandidos apresentando parênquima pulmonar com atenuação heterogênea com predomínio de atenuação em vidro fosco sobretudo nos lobos inferiores , por vezes apresentando aspecto em mosaico . Estrias fibroatelectásicas esparsas nos campos pulmonares inferiores , de provável natureza residual . Pequeno nódulo calcificado no segmento basal posterior do lobo inferior esquerdo , medindo 0 , 6 cm , de aspecto benigno / residual . Restante do parênquima pulmonar com coeficientes de atenuação preservado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TOMOGRAFIA COMPUTADORIZADA DO TÓRAX COMENTÁRIOS : Técnica : Exame realizado com aquisição volumétrica de 1 , 0 mm de espessura de corte e reconstruções , orientadas por radiografia digital sem contraste . OS SEGUINTES ASPECTOS FORAM OBSERVADOS : Há pequenas coleções hipodensas laminares nas bases dos espaços pleurais . Existe pequena imagem ovalar hiperdensa na língula , medindo cerca de 0 , 24 x 0 , 17 cm nos maiores eixos axiai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24 x 0,1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Existem mútiplas imagens hiperatenuantes arredondadas e ovalares distribuídas nos lobos dos dois pulmões , com dimensões variadas , algumas delas mantendo contiguidade com cisuras pulmonares e outras com as pleuras , algumas delas com margens irregulares , sugestivas de nódulos . As maiores imagens nodulares estão no lobo superior esquerdo , medindo cerca de 1 , 7 x 1 , 5 x 1 , 8 x 1 , 47 cm nos maiores eixos axiais . Notamos pequenas áreas com atenuação em vidro fosco junto a nódulos no segmento anterior do lobo superior esquerdo e no segmento basal posterior esquerdo . Boa permeabilidade da traquéia , dos brônquios fontes e lobares . Mediastino centrado , com área cardíaca aumentada . Há alongamento da aorta torácica , com dilatação em sua porção ascendente , medindo cerca de 5 , 4 x 4 , 2 cm nos maiores eixos axiais . Existem placas parietais calcificadas na aorta torácica e em ramos arteriais coronários . Notamos linfonodo mediastinal paratraqueal com dimensões discretamente aumentadas , medindo cerca de 1 , 3 x 1 , 1 cm nos maiores eixos axiais . Há sutura com fios metálicos no estern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Espessamento parietal brônquico difuso , no bronquio fonte esquerdo e nas suas divisões proximais ( lobares ) e segmentares , notando - se ainda bronquiectasias cilíndricas no lobo inferior esquerdo . Nota - se grande quantidade de conteúdo floculado endoluminal no bronquiofonte esquerdo e em suas divisões lobares , bem como nos bronquios segmentares do lobo inferior , não podendo se afastar eventual conteúdo alimentar proveniente de broncoaspiração . Opacidades predominantemente peribroncovasculares no lobo inferior esquerdo , com redução volumétrica deste lobo , sugerindo componente de atelectasia , não podendo se afastar em a possibilidade de processo inflamatório broncopneumônico associado a depender do quadro clínico . Enfisema pulmonar bilateral , mais exuberante o componente parasseptal , predomínio nos campos médios e superiores dos pulmões . Nódulo calcificado no segmento anterior do lobo superior direito , medindo 1 , 1 cm , de aspecto benigno / residual . Aumento da área cardíaca . Estruturas vasculares do mediastino de calibre habitual , identificando - se calcificações parietais ateromatosas na aorta , troncos supra - aórticos e coronárias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1,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TOMOGRAFIA COMPUTADORIZADA DE TÓRAX Indicação do exame : infecção respiratória . Técnica : imagens obtidas por aquisição volumétrica multislice sem a administração intravenosa de contraste iodado . Aspectos observados : Bronquiectasias e espessamento das paredes brônquicas no segmento basal posterior do lobo inferior esquerdo , associado a áreas de impactação mucóide . Espessamento das paredes brônquicas , associado a diminutos nódulos centrolobulares no lobo inferior direito , assumindo aspecto de árvore em brotamento . Opacidades fibroatelectásicas no ápice pulmonar direito , de provável etiologia sequelar / cicatricial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ebre e Tosse há 7 dias . Principais achados e impressão : - Espessamento parietal e impactação brônquica , associado a opacidades em vidro fosco e micronódulos centroacinares ramificados ( dicotomizados ) , esparsos no lobo superior direio ( discretas ) e no lobo inferior esquerdo ( segmentos apical e basal posterior ) , sendo mais exuberantes nesta última topografia , por vezes confluindo e formando incipientes focos consolidativos . Os achados favorecem processo inflamatório / infeccioso broncopneumônico , sendo o aspecto atípico ( de baixa probabilidade para etiologia viral ) . Etiologia bacteriana deve ser considerada prioritariamente . Demais achados : Parênquima pulmonar restante sem alterações relevantes . Não há sinais de derrame pleural ou pericárdico . Coração sem particularidades volumétricas significativas ao método . Não se observam linfonodomegalias mediastinais . Traqueia e brônquios - fonte pérvios , com calibre normal . Estruturas vasculares mediastinais com trajeto e calibre externo preservados . Ateromatose da aorta torácica e seus ramos , inclusive coronárias . Alterações degenerativas vertebrais ( espondilose )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o nódulo calcificado subpleural no segmento basal lateral direito , residual . Discretas estrias atelectásicas no lobo médio e língula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de 2 , 5 mm de espessura orientados por radiografia digital e reconstruções multiplanares c Análise Espondilose dorsal . Hérnia gástrica hiatal . Pequeno nódulo com atenuação de partes moles em volta para o vidro fosco na periferia do lobo inferior esquerdo medindo 7 , 3 mm Tênues traves atelectasicas subpleurais nos lobos inferiores . Ausência de pneumopatia alveolar ou intersticial em evolução . Não caracterizamos dilatações ou espessamento das paredes brônquicas . Ausência de bronquiectasias . Vascularização pulmonar periférica de aspecto tomográfico normal . Traquéia , brônquios - fontes e hilos pulmonares livres . Estruturas mediastinais anatômicas . Ausência de linfonodomegalias em meio aos planos gordurosos mediastinais . Ausência de coleções líquidas livres no espaço pleural . Não caracterizamos realces anômal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inferior esquerdo</text:p>
          </table:table-cell>
          <table:table-cell office:value-type="string" calcext:value-type="string">
            <text:p>7,3 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e contraste iodado . Aspectos observados : Artefatos de movimento prejudicando a avaliação pormenorizada do parênquima . Pequena traves atelectásicas no lobo inferior à direita . Ateromatose aórtica leve . Pequeno aumento da área cardíaca . Dilatação do tronco da artéria pulmonar das artérias pulmonares . Pequeno nódulo calcificado na periferia do lobo inferior à direita . Espessamento pleural nas bases pulmonares e nos ápices pulmonares . Ausência de derrame pleural . Não se observam linfonodomegalias mediastinais . Traquéia e brônquios principais pérvios , com calibre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inferior à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ápice pulmonar esquerdo . Há imagem hiperatenuante laminar no segmento medial do lobo médio , associada com discreta atenuação em vidro fosco em áreas adjacentes . Existem áreas com atenuação em vidro fosco no segmento basal posterior esquerdo . Há imagens hiperatenuantes ovalares nos segmentos basais posterior e lateral esquerdos , medindo cerca de 0 , 42 x 0 , 28 cm , 0 , 31 x 0 , 29 cm e 0 , 38 x 0 , 37 cm ( esta última contígua à pleura ) . Existe pequena imagem ovalar hiperdensa no segmento basal posterior esquerdo , medindo cerca de 0 , 32 x 0 , 22 cm nos maiores eixos axiais . Boa permeabilidade da traquéia , dos brônquios fontes e lobares . Mediastino centrado , com área cardíaca normal . Há pequena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32 x 0,22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TOMOGRAFIA COMPUTADORIZADA DO TÓRAX Os cortes tomográficos computadorizados foram obtidos com a injeção intravenosa de contraste iodado , seguido de reconstruções multiplanares . Seguintes aspectos observados : Não há evidências de derrame pleural . Pequeno nódulo pulmonar não calcificado localizado no segmento apical direito medindo 0 , 4 x 0 , 3 cm , inespecífico . Parênquima pulmonar restante com coeficientes de atenuação preservados . Não foram caracterizados linfonodomegalias mediastinal ou axilar . As estruturas vasculares mediastinais têm disposição usual . Câmaras cardíacas com dimensões preservadas . Pequeno divertículo traqueal situado na margem lateral direita , próximo a carina , medindo 0 , 8 x 0 , 6 cm . Traquéia , carina e brônquios principais de calibre preservado . Não foram caracterizadas áreas de realce anômalo pelo contraste ou falhas de enchimento vascular no protocolo utiliza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0,4 x 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Artefatos de movimento . Estruturas de atenuação de partes moles da parede torácica sem particularidades . Espondilose dorsal . Pequenos cistos pulmonares no lobo inferior a direita com 12 e 7 mm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Ateromatose coronariana . Demais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Opacidades com atenuação em vidro fosco acomentendo os lobos inferiores de ambos os pulmões , bem como o lobo superior esquerdo e o lobo médio ( pulmão direito ) . Pequeno nódulo calcificado , de aspecto residual , no segmento posterior do lobo inferior esquerdo , medindo 0 , 6 cm . Demais regiões do parênquima pulmonar com atenuação preservada e sem evidências de alterações suspeitas de processo inflamatório . Ausência de derrame pleural . Não se observam linfonodomegalias mediastinais . Traquéia e brônquios principais pérvios , com calibre normal . Estruturas vasculares mediastinais com trajeto e diâmetro preservados . Sinais de espondilose dorsal . Diagnósticos diferenciais : Pneumonia por influenza e pneumonia em organização . Achado adicional : Hipoatenuação difusa do parênquima hepático , mais comumente relacionado a esteatos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inferior esquerd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Atelectasias segmentar e subsegmentar basais à esquerda . Brônquios segmentares preenchidos por conteúdo com atenuação de partes moles / líquido espesso / secreção . Pequeno nódulo calcificado , de aspecto residual , no lobo pulmonar inferior direito , medindo 0 , 3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pulmonar inf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Tênues opacidades com atenuação em vidro fosco na base esquerda , associado a raros micronódulos intersseptais , podendo corresponder a pneumonia viral em estágio inicial . Demais porções do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59.1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Volumosa dilatação esofágica difusa repleta de conteúdo hidroaéreo no seu interior . Espessamento brônquico difuso com micropacidades centrolobulares agrupadas no segmento lateral do lobo médio e no segmento superior do lobo inferior direito , podendo corresponder a broncopatia inflamatória / infecciosa com extensão para pequenas vias aéreas . Nódulo pulmonar calcificado no segmento anterior do lobo superior esquerdo , de aspecto residual granulomatoso . Nódulo pulmonar não calcificado no segmento basal anterior do lobo inferior direito , medindo 5 mm de aspecto indeterminado . Raras atelectasias subsegmentares esparsas em ambos os campos pulmonares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Espondilopatia degenerativ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59.2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Volumosa dilatação esofágica difusa repleta de conteúdo hidroaéreo no seu interior . Espessamento brônquico difuso com micropacidades centrolobulares agrupadas no segmento lateral do lobo médio e no segmento superior do lobo inferior direito , podendo corresponder a broncopatia inflamatória / infecciosa com extensão para pequenas vias aéreas . Nódulo pulmonar calcificado no segmento anterior do lobo superior esquerdo , de aspecto residual granulomatoso . Nódulo pulmonar não calcificado no segmento basal anterior do lobo inferior direito , medindo 5 mm de aspecto indeterminado . Raras atelectasias subsegmentares esparsas em ambos os campos pulmonares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Espondilopatia degenerativ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hiperatenuantes laminares no segmento medial do lobo médio , na língula e no segmento basal posterior direito . Existe pequena imagem ovalar hiperdensa no segmento medial do lobo médio , medindo cerca de 0 , 2 x 0 , 1 cm nos maiores eixos axiais . Há áreas com discreta atenuação em vidro fosco nos lobos inferiores , pouco mais notáveis nas bases pulmonares , entremeadas por áreas de atenuação parenquimatosa normal . Boa permeabilidade da traquéia , dos brônquios fontes e lobares . Mediastino centrado , com área cardíaca normal . Há placas parietais calcificadas na aorta descendente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2 x 0,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1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1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1.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1.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1.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ingular inferior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TOMOGRAFIA COMPUTADORIZADA DE TÓRAX INDICAÇÃO : Neoplasia de próstata com metástase . TÉCNICA : Exame realizado sem o uso de contraste . ANÁLISE : Planos subcutâneos e musculares da parede torácica de aspecto preservado . Ausência de linfonodomegalias axilares e supraclaviculares . Pequeno derrame pleural bilateral , maior à esquerda . Atelectasia compressiva no parênquima pulmonar adjacente . Acentuado enfisema predominantemente parasseptal nos ápices pulmonares . Raros micronódulos pulmonares , menores que 4 mm , esparsos e inespecíficos . Traquéia e brônquios principais de calibre e trajeto mantidos . Planos gordurosos mediastinais íntegros . Ausência de linfonodomegalias mediastinais . Estruturas vasculares mediastinais de aspecto habitual . Arcabouço ósseo preservado . Nota : Incontáveis imagens nodulares confluentes e distribuídas por todo o paqrênquima hepático , de provável natureza secundár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Virose . Principais achados : Tênues opacidades em vidro fosco periférica no segmento basal posterior do lobo inferior esquerdo , acometendo muito menos de 5 % da extensão do parênquima , indeterminadas para eventual fase evolutiva de processo inflamatório viral . Parênquima pulmonar restante com atenuação preservada , exceto por pequeno nódulo calcificado de aspecto residual ( granuloma ) no segmento do lobo apical do lobo superior direito . Aparente e discreto espessamento parietal brônquico difuso , usualmente representando broncopatia inflamatória , notando - se ainda alteração da relação arteriobrônquica , com redução de calibre dos brônquios , podendo estar relacionado a algum grau de broncoespasmo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do lobo apical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4.1</text:p>
          </table:table-cell>
          <table:table-cell office:value-type="string" calcext:value-type="string">
            <text:p>TOMOGRAFIA COMPUTADORIZADA DE TÓRAX INDICAÇÃO : Qued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Nódulo calcificado no segmento anterior do lobo superior esquerdo , medindo 4 mm e de aspecto residual . Nódulo justafissural no pulmão esquerdo , meidndo 5 mm , provável linfonodo intrapulmonar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4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4.2</text:p>
          </table:table-cell>
          <table:table-cell office:value-type="string" calcext:value-type="string">
            <text:p>TOMOGRAFIA COMPUTADORIZADA DE TÓRAX INDICAÇÃO : Qued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Nódulo calcificado no segmento anterior do lobo superior esquerdo , medindo 4 mm e de aspecto residual . Nódulo justafissural no pulmão esquerdo , meidndo 5 mm , provável linfonodo intrapulmonar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pulmão esquerdo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5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Nódulo não sólido ( em vidro fosco ) no segmento anterior do lobo superior direito , medindo 0 , 9 cm . Nódulo calcificado de aspecto residual ( granuloma ) , medindo 0 , 5 cm , no segmento anterior do lobo superior esquerdo . Parênquima pulmonar restante com atenuação preservada . Não há sinais de derrame pleural ou pericárdico . Coração sem particularidades ao método . Hilos pulmonares livres . Não se observam linfonodomegalias mediastinais . Linfonodos mediastianis calcifciados residuais ( granulomas ) . Traqueia e brônquios - fonte pérvios , com calibre normal . Estruturas vasculares mediastinais com trajeto e calibre externo preservados . Ateromatose da aorta torácica e seus ramos , inclusive coronárias . Alterações degenerativas vertebrais ( espondilose dorsal ) 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9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5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Nódulo não sólido ( em vidro fosco ) no segmento anterior do lobo superior direito , medindo 0 , 9 cm . Nódulo calcificado de aspecto residual ( granuloma ) , medindo 0 , 5 cm , no segmento anterior do lobo superior esquerdo . Parênquima pulmonar restante com atenuação preservada . Não há sinais de derrame pleural ou pericárdico . Coração sem particularidades ao método . Hilos pulmonares livres . Não se observam linfonodomegalias mediastinais . Linfonodos mediastianis calcifciados residuais ( granulomas ) . Traqueia e brônquios - fonte pérvios , com calibre normal . Estruturas vasculares mediastinais com trajeto e calibre externo preservados . Ateromatose da aorta torácica e seus ramos , inclusive coronárias . Alterações degenerativas vertebrais ( espondilose dorsal ) 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TOMOGRAFIA COMPUTADORIZADA DE TÓRAX INDICAÇÃO : Tosse há 11 dias . TÉCNICA : Exame realizado sem o uso de contraste . ANÁLISE : Planos subcutâneos e musculares da parede torácica de aspecto preservado . Ausência de linfonodomegalias axilares e supraclaviculares . Ausência de derrame pleural . Múltiplas opacidades pulmonares centrolobulares , em vidro fosco , por vezes com aspecto de árvore em brotamento e por vezes tendendo a formar consolidação , em distribuição multifocal , bilateral , predominantemente em localização basal no lobo inferior esquerdo . Atelectasia / consolidação subsegmentar no lobo médio e segmento anterior do lobo superior direto . O conjunto de achados , embora não completamente específico , pode estar relacionado a comprometimento pulmonar de doença infecciosa / broncopneumonia . Micronódulo sólido no segmento apical do lobo superior direito , meidndo 3 mm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TOMOGRAFIA COMPUTADORIZADA DE TÓRAX INDICAÇÃO : Febre . História de sarcoma em coxa direita . TÉCNICA : Exame realizado sem o uso de contraste . ANÁLISE : Planos subcutâneos e musculares da parede torácica de aspecto preservado . Ausência de linfonodomegalias axilares e supraclaviculares . Pequeno / discreto derrame pleural direito . Irregularidades pleuroparenquimartosas nos ápices pulmonares . Atelectasias subsegmentares no lobo médio e lobos inferiores . Espessamento difuso das paredes brônquicas mais evidentes nos lobos inferiores , denotando broncopatia inflamatória . Nódulo justafissural sólido no lobo superior direito , medindo 5 mm e podendo estar relacionado a linfonodo intrapulmonar . Traquéia e brônquios principais de calibre e trajeto mantidos . Área cardíaca aumentada . Pequeno derrame pericárdico ( espessura de até 0 , 9 cm ) Planos gordurosos mediastinais íntegros . Ausência de linfonodomegalias mediastinais . Estruturas vasculares mediastinais de aspecto habitual . Arcabouço ósseo preservad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<text:s/>lobo superior direito</text:p>
          </table:table-cell>
          <table:table-cell office:value-type="string" calcext:value-type="string">
            <text:p>5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+ falta de ar Principais achados : - Micronódulo de 0 , 4 cm e contornos levemente irregulares , subpleural , no segmento basal lateral do lobo inferior direito , inespecífico . - Hipoexpansão do lobo inferior do pulmão esquerdo , com opacidades em vidro fosco esparsas no segmentos basal posterior e lateral ( acometendo menos de 10 % da extensão do parênquima pulmonar ) notando - se ainda área da atelectasia redonda no aspecto posteromedial deste mesmo lobo . - Espessamento parietal brônquico difuso nos lobos inferiores . O aspecto é considerado indeterminado para etiologia viral , não podendo se afastar eventual infeccção bacteriana superposta a depender do quadro clínico . - Parênquima pulmonar restante com atenuação preservada , exceto por tênues reticulações / atelectasias laminares subsegmentares basais bilaterais . Demais achados : Não há sinais de derrame pleural ou pericárdico . Discreto aumento volumetrico cardíaco , com sinais de sobrecarga do ventrículo esquerdo . Não se observam linfonodomegalias mediastinais . Traqueia e brônquios - fonte pérvios , com calibre normal . Ectasia da aorta ascendente ( 4 , 5 cm ) . Ateromatose da aorta torácica e seus ramos , inclusive coronárias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TOMOGRAFIA COMPUTADORIZADA DE TÓRAX INDICAÇÃO : Pneumonia hospitalar por provável broncoaspiração . TÉCNICA : Exame realizado sem o uso de contraste . ANÁLISE : Planos subcutâneos e musculares da parede torácica de aspecto preservado . Ausência de linfonodomegalias axilares e supraclaviculares . Pequeno derrame pleural bilateral , com atelectasia compressiva do parênquima adjacente . Opacidades peribroncovasculares bilaterais e discreto espessamento septal liso difuso , predominando nos lobos pulmonares inferiores devendo incluir congestão no diagnóstico diferencial . Múltiplos pequenos nódulos pulmonares calcificados e esparsos , bilateralmente o maior na base esquerda , medindo 1 , 1 cm ( residual ) . Traquéia e brônquios principais de calibre e trajeto mantidos . Planos gordurosos mediastinais íntegros . Área cardíaca aumentada . Acentuada ateromatose coronariana . Ausência de linfonodomegalias mediastinais . Estruturas vasculares mediastinais de aspecto habitual . Ateromatose coronariana . Sonda enteral com extremidade na câmara gástrica . Arcabouço ósseo pre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esquerda</text:p>
          </table:table-cell>
          <table:table-cell office:value-type="string" calcext:value-type="string">
            <text:p>1,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0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lipidemia , ex - tabagismo , doença de Parkinson . Análise : Nódulo calcificado subpleural de aspecto residual ( granuloma ) , medindo 0 , 4 cm no segmento basal anterior do lobo inferior esquerdo . Tênues opacidades centroacinares micronodulares em vidro fosco , esparsas na periferia de ambos os pulmões , possivelmente relacionadas a bronquiolite respiratória ligada ao tabagismo . Nódulo não sólido ( em vidro fosco ) de 0 , 6 cm no segmento apical do lobo inferior esquerdo , inespecífico . Sugere - se controle evolutivo . Parênquima pulmonar restante com atenuação preservada , exceto por cisto aéreo de paredes finas no segmento anterior do lobo superior esquerdo , medindo 2 , 3 cm de diâmetro e por tênues atelectasias laminares subsegmentares nas bases pulmonares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 Imagem compatível com hemangioma ósseo no corpo vertebral de T 8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o lobo inferio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70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lipidemia , ex - tabagismo , doença de Parkinson . Análise : Nódulo calcificado subpleural de aspecto residual ( granuloma ) , medindo 0 , 4 cm no segmento basal anterior do lobo inferior esquerdo . Tênues opacidades centroacinares micronodulares em vidro fosco , esparsas na periferia de ambos os pulmões , possivelmente relacionadas a bronquiolite respiratória ligada ao tabagismo . Nódulo não sólido ( em vidro fosco ) de 0 , 6 cm no segmento apical do lobo inferior esquerdo , inespecífico . Sugere - se controle evolutivo . Parênquima pulmonar restante com atenuação preservada , exceto por cisto aéreo de paredes finas no segmento anterior do lobo superior esquerdo , medindo 2 , 3 cm de diâmetro e por tênues atelectasias laminares subsegmentares nas bases pulmonares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 Imagem compatível com hemangioma ósseo no corpo vertebral de T 8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pondilose dorsal . Espaços pleurais virtuais . Atelectasias laminares esparsas , predominando nos lobos inferiores . Discretas atelectasias subpleurais nas porções pendentes dos segmentos basais posteriores . Pequeno nódulo calcificado residual no segmento basal posterior direito . Restante do parênquima pulmonar com atenuação habitual . Traqueia e brônquios principais pérvios , de calibres normais . Ectasia do segmento ascendente da aorta torácica , medindo 4 , 0 cm . Ateromatose aórtica incipiente . Demais estruturas vasculares mediastinais com trajeto e calibre externo conservado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Realizada análise comparativa com estudo tomográfico prévio datado de 26 . 01 . 2022 , que evidencia : - Surgiram discretos espessamentos lisos de septos interlobulares nas bases , bem como espessamento intersticial peribroncovascular bilateral , com opacificação em vidro foco difusa , de aspecto intersticial , sugerindo padrão de congestão pulmonar . - Persiste inalterada a opacidade nodular com atenuação em vidro fosco no aspecto superior do lobo médio , subfissural , medindo 1 , 1 x 1 , 1 cm nos maiores eixos axiais , provavelmente relacionada a nódulo semissólido . Demais aspectos : Aumento da área cardíaca , com predomínio das câmaras cardíacas esquerdas . Placas ateromatosas calcificadas na aorta , ramos supra - aórticos e coronárias . Alterações degenerativas vertebrais . Demais aspectos sem alterações , a saber :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73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Parênquima pulmonar com padrão de atenuação em mosaico , com áreas intercaladas de maior e menor atenuação , mais comumente relacionado à aprisionamento aéreo / patologia de pequenas vias aéreas . Espessamento difuso de paredes brônquicas . Nódulo irregular de contornos lobulados subpleural em segmento basal posterior do lobo inferior direito , medindo 1 , 0 cm no maior diâmetro axial , indeterminado ao método . Opacidade focal em vidro fosco no segmento basal posterior esquerdo , inespecífica . Sugere - se controle evolutivo . Nódulo calcificado de aspecto residual ( granuloma ) no segmento basal lateral do lobo inferior direito . Atelectasias laminares subsegmentares esparsas em lobo médio e língula . Mínimo espessamento pleural posterior bilateral , sem caracterização de derrame pleural . Pequeno derrame pericárdico , com espessura de até 0 , 7 cm . Coração sem particularidades volumétricas significativas ao método . Calcificações valvares . Não se observam linfonodomegalias mediastinais . Traqueia e brônquios - fonte pérvios , com calibre normal . Estruturas vasculares mediastinais com trajeto e calibre externo preservados . Exuberantes alterações degenerativas vertebrais ( espondilose ) , com anquilose parcial entre os corpos vertebrais e acentuação da cifose dorsal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em segmento basal posterior do lobo inferior direito</text:p>
          </table:table-cell>
          <table:table-cell office:value-type="string" calcext:value-type="string">
            <text:p>1,0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73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Parênquima pulmonar com padrão de atenuação em mosaico , com áreas intercaladas de maior e menor atenuação , mais comumente relacionado à aprisionamento aéreo / patologia de pequenas vias aéreas . Espessamento difuso de paredes brônquicas . Nódulo irregular de contornos lobulados subpleural em segmento basal posterior do lobo inferior direito , medindo 1 , 0 cm no maior diâmetro axial , indeterminado ao método . Opacidade focal em vidro fosco no segmento basal posterior esquerdo , inespecífica . Sugere - se controle evolutivo . Nódulo calcificado de aspecto residual ( granuloma ) no segmento basal lateral do lobo inferior direito . Atelectasias laminares subsegmentares esparsas em lobo médio e língula . Mínimo espessamento pleural posterior bilateral , sem caracterização de derrame pleural . Pequeno derrame pericárdico , com espessura de até 0 , 7 cm . Coração sem particularidades volumétricas significativas ao método . Calcificações valvares . Não se observam linfonodomegalias mediastinais . Traqueia e brônquios - fonte pérvios , com calibre normal . Estruturas vasculares mediastinais com trajeto e calibre externo preservados . Exuberantes alterações degenerativas vertebrais ( espondilose ) , com anquilose parcial entre os corpos vertebrais e acentuação da cif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e baixa inspiração ao estudo . Conteúdo líquido na traqueia e brônquio fonte a direita . Labiações osteofitárias marginais nos corpos vertebrais dorsais . Leve espessamento pleural posterior a direita . Redução volumétrica , espessamento pleural posterior a esquerda com traves subpleurais e possível espessamento brônquico para esse lobo . Pequeno nódulo calcificado no lobo inferior a esquerda . Brônquio - fonte a esquerda e hilos pulmonares livres . Sonda digestiva . Ateromatose aórtic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a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TOMOGRAFIA COMPUTADORIZADA DE TÓRAX Técnica : Aquisição axial volumétrica de imagens , em equipamento multislicesem administração do meio de contraste iodado . Reformatações multiplanares . Análise : Nódulo calcificado de aspecto residual ( granuloma ) , medindo 0 , 5 cm , no segmento lingular inferior do lobo superior esquerdo . Associa - se linfonodo calcificado também residual no hilo pulmonar homolaeral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inferior do lobo superior esquerd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 nódulo residual calcificado no ápice pulmona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Discret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telectasias laminares esparsas no segmento medial do lobo médio e no segmento basal posterior direito . Nódulo calcificado residual no segmento medial do lobo médio , medindo 0 , 5 cm . Discretas estrias periosteofitárias no lobo inferior direito , sem maior significado clinico . Pequena atelectasia subsegmentar em faixa no segmento lingular inferior . Restante do parênquima pulmonar com atenuação habitual . Traqueia e brônquios principais pérvios , de calibres normais . Estruturas vasculares mediastinais com trajeto e calibre externo conservado . Ateromatose aórtica incipiente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ortador de fibrose cística e DM 1 , com quadro sintomático respiratório e cultura de secreção traqueal positiva pra pseudomonas . Principais achados e impressão : Discretas bronquiectasias cilíndricas difusas , notando - se espessamento parietal difuso brônquico , denotando processo inflamatório em atividade . Neste mesmo contexto destacam - se ainda raras zonas de impactação brônquica , além de nódulos centrolobulares ramificados em segmentos apicais dos lobos superiores e no lobo médio , podendo corresponder à fase evolutiva incipiente de broncopneumonia . Obliteração dos planos adiposos mediastinais , sugerindo linfonodomegaliase , possivelmente reacionais . Demais achados : Parênquima pulmonar restante com atenuação preservada . Não há sinais de derrame pleural ou pericárdico . Coração sem particularidades ao método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TOMOGRAFIA COMPUTADORIZADA DE TÓRAX INDICAÇÃO : Tosse . TÉCNICA : Exame realizado sem o uso de contraste . ANÁLISE : Planos subcutâneos e musculares da parede torácica de aspecto preservado . Ausência de linfonodomegalias axilares e supraclaviculares . Ausência de derrame pleural . Lesão pulmonar sólida , de contornos irregulares , medindo cerca de 1 , 8 x 1 , 5 cm , localizada no segmento basal posterior do lobo inferior do pulmão esquerdo . Há estrias que se estendem a superfície pleural . Nódulo sólido no segmento apical do lobo superior dirieto , medindo 4 mm . Micronódulos pulmonares sólidos , menores que 4 mm , esparsos e inespecífico . Atelectasias subsegmentares no lobo médio . Traquéia e brônquios principais de calibre e trajeto mantidos . Planos gordurosos mediastinais íntegros . Linfonodomegalia subcarinal , medindo 1 , 8 x 1 , 1 cm e axilar esquerda , medindo 2 , 0 x 1 , 1 cm . Estruturas vasculares mediastinais de aspecto habitual . Ateromatose aórtica e coronariana . Pequena hérnia de hiato . Rarefação óssea difusa . Acunhamento do corpo vertebral de T 11 , com maior perda de altura no aspecto anterior da vértebra ( até 20 % de perda de altura ) . NOTA : Esteatose hepática lev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superior diriet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Artefatos de movimento . Espondilose dorsal . Nódulo ovalado densidade partes moles na periferia do lobo superior à direita incaracterístico medindo em seu maior diâmetro 5 , 4 mm . - Lung rads II . Opacidades incaracterística no lobo médico Espessamento septal com vidro fosco e consolidações incipientes nos segmentos posteriores dos lobos inferiores . Trave atelactasica em lingula . Ausência de bronquiectasias . Vascularização pulmonar periférica de aspecto tomográfico normal . Traquéia , brônquios - fontes e hilos pulmonares livres . Estruturas mediastinais anatômicas , não sendo observadas linfonodomegalias em meio aos seus planos gordurosos . Alguns linfonodos calcificados em região para traqueal a direita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superior à direita</text:p>
          </table:table-cell>
          <table:table-cell office:value-type="string" calcext:value-type="string">
            <text:p>5,4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1.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pessamento pleural associado a alterações fibrorretráteis com calcificações de permeio que promovem bronquiectasias de tração no segmento apicoposterior do lobo superior esquerdo , bem como no segmento lingular superior , de aspecto sequelar / residual . Raras e tênues opacidades focais com atenuação em vidro fosco , unilaterais , , de predomínio periférico e acometendo apenas o lobo médio . Nódulos pulmonares à direita , não calcificados , o maior deles com atenuação de partes moles , localizado no segmento lateral do lobo médio ( pulmão direito ) , medindo cerca de 0 , 7 cm . Granulomas residuais calcificados esparsos no lobo superior esquerdo , o maior localizado no segmento anterior do lobo superior deste lado , medindo 0 , 3 cm . Ausência de derrame pleural ou pericárdio . Linfonodomegalia na cadeia paratraqueal inferior à esquerda medindo 2 , 8 x 1 , 6 cm . Traqueia e brônquios - fonte pérvios , com calibre normal . Ateromatose parietal na aorta torácica Alterações degenerativas da coluna dorsal . - Demais achados descritos no corpo do laudo . Achado adicional : rim esquerdo apresentando imagens hipoatenuantes ovadalas , que podem corresponder a cist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 ( pulmão direito )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81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pessamento pleural associado a alterações fibrorretráteis com calcificações de permeio que promovem bronquiectasias de tração no segmento apicoposterior do lobo superior esquerdo , bem como no segmento lingular superior , de aspecto sequelar / residual . Raras e tênues opacidades focais com atenuação em vidro fosco , unilaterais , , de predomínio periférico e acometendo apenas o lobo médio . Nódulos pulmonares à direita , não calcificados , o maior deles com atenuação de partes moles , localizado no segmento lateral do lobo médio ( pulmão direito ) , medindo cerca de 0 , 7 cm . Granulomas residuais calcificados esparsos no lobo superior esquerdo , o maior localizado no segmento anterior do lobo superior deste lado , medindo 0 , 3 cm . Ausência de derrame pleural ou pericárdio . Linfonodomegalia na cadeia paratraqueal inferior à esquerda medindo 2 , 8 x 1 , 6 cm . Traqueia e brônquios - fonte pérvios , com calibre normal . Ateromatose parietal na aorta torácica Alterações degenerativas da coluna dorsal . - Demais achados descritos no corpo do laudo . Achado adicional : rim esquerdo apresentando imagens hipoatenuantes ovadalas , que podem corresponder a cist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Avaliação limitada pela presença de artefatos de movimentos respiratórios . Atelectasias subsegmentares nos campos pulmonares inferiores e posteriores . Estrias fibroatelectásicas nos ápices pulmonares , de provável etiologia sequelar / cicatricial . Pequenos nódulos esparsos pelo parênquima pulmonar bilateralmente , medindo até 0 , 5 cm , inespecíficos . Demais regiões do parênquima pulmonar com atenuação preservada e sem evidências de lesões suspeitas de processo inflamatório no presente estudo . Ausência de derrame pleural . Linfonodos intrafissurais na cissura horizontal ( pulmão direito ) . Não se observam linfonodomegaliasmediastinais . Traquéia e brônquios principais pérvios , com calibre normal . Ateromatose aórtica . Sinais de espondilose dorsal . Impressão : - Atelectasias subsegmentares nos campos pulmonares inferiores e posteriores . - Estrias fibroatelectásicas nos ápices pulmonares , de provável etiologia sequelar / cicatricial . - Pequenos nódulos esparsos pelo parênquima pulmonar bilateralmente , inespecíficos . - Ateromatose aórtica . - Sinais de espondilose dorsal . Achado adicional : Rins apresentando imagens hipoatenuantes , corticais e exofíticas , medindo 6 , 0 x 3 , 3 cm e 4 , 8 x 4 , 2 cm , à direita e à esquerda , respectivamente , mais comumente relacionados a cistos .</text:p>
          </table:table-cell>
          <table:table-cell table:number-columns-repeated="7" office:value-type="string" calcext:value-type="string">
            <text:p>Nã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TOMOGRAFIA COMPUTADORIZADA DE TÓRAX INDICAÇÃO : Crepitações no pulmão direito . TÉCNICA : Exame realizado sem o uso de contraste . ANÁLISE : - Artefatos de movimentação reduzindo a sensibilidade do método . Planos subcutâneos e musculares da parede torácica de aspecto preservado . Ausência de linfonodomegalias axilares e supraclaviculares . Pequeno derrame pleural esquerdo e discreto derrame pleural direito . Opacidades em vidro fosco na língula e lobos inferiores , por vezes confluentes , formando consolidações . Destacam - se cavitações aéreas subpleurais de permeio em ambos os lobos inferiores , medindo até 20 x 8 mm em lobo inferior esquerdo . Enfisema parasseptal nos ápices pulmonares . Nódulo calcificado , de aspecto residual , no segmento apical do lobo superior direito medindo 1 , 0 cm . Espessamento difuso das paredes brônquicas mais evidentes nos lobos inferiores , denotando broncopatia inflamatória , com secreção na luz de vias distais formando broncoceles . Traquéia e brônquios principais de calibre e trajeto mantidos . Planos gordurosos mediastinais íntegros . Ausência de linfonodomegalias mediastinais . Ateromatose caórtica e coronariana . Estruturas vasculares mediastinais de aspecto habitual . Arcabouço ósseo pre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1,0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ovalares hiperdensas na transição dos segmentos superior e basal posterior do lobo inferior esquerdo e no segmento basal posterior esquerdo , a maior delas medindo cerca de 0 , 56 x 0 , 36 cm nos maiores eixos axiais . Existe imagem hiperatenuante laminar no segmento medial do lobo médio . Há pequenas áreas focais com atenuação em vidro fosco na periferia do segmento basal lateral esquerdo . Boa permeabilidade da traquéia , dos brônquios fontes e lobares . Mediastino centrado , com área cardíaca normal . Existem imagens ovalares hiperdensas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superior e basal posterior do lobo inferior esquerdo e no segmento basal posterior esquerdo</text:p>
          </table:table-cell>
          <table:table-cell office:value-type="string" calcext:value-type="string">
            <text:p>0,56 x 0,3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TOMOGRAFIA COMPUTADORIZADA DO TÓRAX COMENTÁRIOS : Exame realizado em tomógrafo MULTISLICE Siemens Técnica : Exame realizado com aquisição volumétrica de 1 , 0 mm de espessura de corte e reconstruções , orientadas por radiografia digital sem contraste . OS SEGUINTES ASPECTOS FORAM OBSERVADOS : Há pequenas imagens parenquimatosas hipoatenuantes subpleurais nos lobos superiores . Existem imagens hiperatenuantes laminares no segmento anterior do lobo superior esquerdo e no segmento basal lateral esquerdo . Há imagens hiperatenuantes ovalares na transição dos segmentos do lobo médio ( 0 , 65 x 0 , 53 cm ) e no segmento basal lateral esquerdo ( 0 , 55 x 0 , 42 cm ) . Existe imagem ovalar hiperdensa no segmento basal posterior esquerdo , medindo cerca de 0 , 42 x 0 , 38 cm . Boa permeabilidade da traquéia , dos brônquios fontes e lobares . Mediastino centrado , com área cardíaca normal . Existem placas parietais calcificad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42 x 0,38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Espondilose dorsal incipiente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Aumento do tecido gorduroso mediastinal paracardíaco . Demais estruturas mediastinais anatômicas , não sendo observadas linfonodomegalias em meio aos seus planos gordurosos . Achado adicional : Interposição de alça intestinal entre a parede abdominal anterior e parênquima hepático que em quadro clínico apropriado pode estar relacionada chilaiditi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discretas imagens parenquimatosas hipoatenuantes no lobo superior direito . Existem imagens hiperatenuantes laminares nos segmento a apical e anterior do lobo superior direito , no segmento anterior do lobo superior esquerdo e na língula . Há imagens hiperatenuantes ovalares no segmento basal posterior esquerdo e na transição deste com o segmento basal lateral homolateral , medindo cerca de 0 , 35 x 0 , 22 cm e 0 , 51 x 0 , 35 cm nos maiores eixos axiais . Existem imagens ovalares hiperdensas na língula e no segmento basal posterior esquerdo , a maior delas na base pulmonar esquerda , medindo cerca de 0 , 33 x 0 , 21 cm nos maiores eixos axiais . Notamos áreas discretamente hipoatenuantes mal defindas nos lobos superior direito e inferiores . Boa permeabilidade da traquéia , dos brônquios fontes e lobares . Mediastino centrado , com área cardíaca aumentada . Há placas parietais calcificadas na aorta torácica e em ramo arterial coronário . Existe calcificação na topografia da valva mitral . Há grande herniação diafraqgmática na base do tórax , com nível hidro - aéreo no interior do estômago herni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esquerda</text:p>
          </table:table-cell>
          <table:table-cell office:value-type="string" calcext:value-type="string">
            <text:p>0,33 x 0,2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espessamentos pleurais apicais ( bilaterais ) e nos terços superior e médio do hemitórax direito , com calcificações pleurais em placa e algumas focais à direita . Há imagens hiperatenuantes lineares e laminares nos lobos superiores , associadas com bronquiectasias de tração . Existem imagens hiperatenuantes laminares na língula e no segmento basal posterior esquerdo . Há outras bronquiectasias em lobo médio e na base pulmonar esquerda . Existem imagens ovalares hiperdensas nos segmentos apical e posterior do lobo superior direito e na língula , a maior delas situada na língula , medindo cerca de 0 , 53 x 0 , 51 cm nos maiores eixos axiais . Boa permeabilidade da traquéia , dos brônquios fontes e lobares . Mediastino centrado , com proeminência do ventrículo esquerdo e alongamento da aorta . Existem placas parietais calcificadas na aorta torácica e em ramos arteriais coronários . Notamos forame no corpo d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3 x 0,5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últiplos micronódulos centroacindares , com atenuação em vidro fosco , por vezes dicotomizantes ( padrão de árvore em brotamento ) , sugerindo preenchimento das pequenas vias aéreas , no lobo médio e nos segmentos posteriores dos lobos inferiores de ambos os pulmões . Deve - se considerar a possibilidade de processo inflamatório / infeccioso em atividade Alterações degenerativas vertebrai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Esparsos micronódulos pulmonares não calcificados em segmentos basais bilaterais e em segmento lateral do lobo médio , medindo até 0 , 4 cm , inespecíficos . Tênues faixas com aspecto fibroatelectásico em segmento basal posterior esquerdo . Ateromatose aórtica e coronariana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Impressão diagnóstica : - Esparsos micronódulos pulmonares não calcificados em segmentos basais bilaterais e em segmento lateral do lobo médio , medindo até 0 , 4 cm , inespecíficos . - Tênues faixas com aspecto fibroatelectásico em segmento basal posterior esquerdo . - Ateromatose aórtica e coronarian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Ateromatose aórtica e coronariana . Pequena hérnia hiatal . Demais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Opacidades pleuroapicais com nódulos calcificados de permeio relacionadas a sequela de processo inflamatório / infeccioso . Pequena opacidade nodular com atenuação em vidro fosco medindo 0 , 5 cm no segmento posterior do lobo superior do pulmão direito , justafissural , inespecífico . Bronquiectasias no lobo médio acompanhadas de opacidades fibroatelectásicas , residuais . Restante do parênquima pulmonar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Há calcificação ateromatosa da aorta , ramos supra - aórticos e das coronárias . Alterações degenerativas da coluna dorsal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posterior do lobo superior do pulmão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TOMOGRAFIA COMPUTADORIZADA DE TÓRAX INDICAÇÃO : Tosse crônica e dispnéia . TÉCNICA : Exame realizado sem o uso de contraste . ANÁLISE : Planos subcutâneos e musculares da parede torácica de aspecto preservado . Ausência de linfonodomegalias axilares e supraclaviculares . Ausência de derrame pleural . Pinçamentos pleuroparenquimatosos posteriores nos lobos inferiores . Ateçectasias laminares esparsas . Micronódulo calcificado no lobo inferior esquerdo , medindo 3 mm , de aspecto residual . Parênquima pulmonar com atenuação radiológica preservada . Traquéia e brônquios principais de calibre e trajeto mantidos . Planos gordurosos mediastinais íntegros . Ateromatose coronariana . Ausência de linfonodomegalias mediastinais . Linfonodos calcificados residuais , no hilo esquerdo . Estruturas vasculares mediastinais de aspecto habitual . Alterações ósseas degenerativas . NOTA : Esteatose hepática leve . Nódulo na haste medial da adrenale esquerda , medindo 3 , 2 cm ( atenuação de 14 U . H . ) e espessamento difuso da adrenal direita ( atenuação de 28 U . H .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umerosos micronódulos centrolobulares com halo em vidro fosco distribuídos difusamente no lobo superior direito , notadamente nos segmentos anterior e posterior , alguns com aspecto ramificado que infere disseminação endobrônquica . Micronódulo não calcificado no segmento basal lateral esquerdo , medindo 0 , 3 cm , inespecífico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Alterações degenerativas d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TOMOGRAFIA COMPUTADORIZADA DE TÓRAX INDICAÇÃO : Rastreio infeccioso . Queda do estado geral , tosse , ausculta pulmonar com creptos . TÉCNICA : - Exame realizado sem o uso de contraste . ANÁLISE : Artefatos de movimentação que reduzem a sensibilidade do método . Traços de fraturas em ainda em fase de consolidação no segmento anterior do 3 ° , 4 ° , 5 ° , 6 ° e 7 ° arcos costais à esquerda , Opacidade atelectásica / consolidativa em localização subpleural no segmento anterior do lobo superior esquerdo . Atelectasias llaminares e subsegmentares nos lobos inferiores . Nódulo sólido , medindo 0 , 5 cm no lobo inferior direito . Demais aspectos do parênquima pulmonar com atenuação radiológica preservada . Ausência de linfonodomegalias axilares e supraclaviculares . Ausência de derrame pleural . Espessamento difuso das paredes brônquicas mais evidentes nos lobos inferiores , denotando broncopatia inflamatória , com secreção na luz de vias distais formando broncoceles . Traquéia e brônquios principais de calibre e trajeto mantidos . Planos gordurosos mediastinais íntegros . Área cardíaca aumentada . Ausência de linfonodomegalias mediastinais . Estruturas vasculares mediastinais de aspecto habitual . Derrame articular no ombro esquerdo . Imagem nodular , no quadrante superomedial da mama esquerda , medindo 2 , 9 x 1 , 5 cm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 Impressão radiológica : Ausência de opacidades pulmonares focais sugestivas de processo infeccioso parenquimatoso em atividade . Demais detalhes descritos no campo do relatóri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TOMOGRAFIA COMPUTADORIZADA DO TÓRAX Exame realizado em caráter de urgência Indicação do exame : investigação de pneumonia . Técnica : imagens obtidas por aquisição volumétrica multislice , sem a administração intravenosa de contraste iodado . Aspectos observados : Parênquima pulmonar com atenuação preservada e sem evidências de alterações suspeitas de processo inflamatório . Pequeno nódulo calcificado , de aspecto residual , basal à direita medindo 0 , 3 cm . Ausência de derrame pleural . Não se observam linfonodomegalias mediastinais . Traquéia e brônquios principais pérvios , com calibre norm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basal à direita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Atelectasias laminares esparsas nos aspectos posteriores de ambos os pulmões , possivelmente relacionadas ao decúbito . Raros pequeninos nódulos sólidos subcentimétricos , não calcificados , esparsos nas bases pulmonares , de caráter inespecífico por este méto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e em coronárias . Estruturas de partes moles da parede torácica sem evidência de anormalidades . Alterações degenerativas vertebrais . Lesões osteoblásticas de provável caráter neoplásico secundário ( considerando o contexto clínico do paciente ) , comprometendo alguns corpos vertebrais torácic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equeno derrame pleural bilateral e pericárdico . Enfisema centrolobular difuso com predomínio nos lobos superiores , por vezes confluentes em regiãoo subpleural ( enfisema paraseptal ) no lobo superior a direita . Labiações osteofitárias marginais em corpos vertebrais dorsais . Não há evidências de fraturas patológicas ou comprometimento blástico ou lítico do arcabouço ósseo . Reticulações subpleurais com espessamento septal e áreas de faveolamento no lobo inferior a direita e incipientes no lobo inferior a esquerda e lobo médio . Pequeno nódulo calcificado no lobo médio com 2 , 5 mm . Traquéia , brônquios - fontes e hilos pulmonares livres . Demais estruturas mediastinais anatômicas . Ausência de linfonodo megalias em meio aos planos gordurosos mediastin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2,5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Redução volumétrica do pulmão esquerdo . Antecedente de lobectomia inferior a esquerda . Labiações osteofitárias marginais nos corpos vertebrais dorsais . Ausência de pneumopatia alveolar ou intersticial em evolução . Não caracterizamos dilatações ou espessamento das paredes brônquicas . Ausência de nódulos ou lesões focais parenquimatosas . Traquéia , brônquios - fontes e hilos pulmonares livres . Ateromatose aórtica e acentuada coronarian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TOMOGRAFIA COMPUTADORIZADA DE TÓRAX INDICAÇÃO : Não especificad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, à esquerda com algumas bronquiectasias de permeio . Atelectasias laminares e subsegmentares esparsas . Relacionam - se pinçamentos pleuroparenquimatosos nos lobos inferiores . Opacidades centrolobulares mal definidas por vezes com aspecto de árvore em brotamento e espessamento de paredes brônquicas . Espessamento difuso das paredes brônquicas mais evidentes nos lobos inferiores , denotando broncopatia inflamatória . Nódulo sólido no segmento basal lateral do lobo inferior esquerdo , medindo 5 mm . Traquéia e brônquios principais de calibre e trajeto mantidos . Planos gordurosos mediastinais íntegros . Ausência de linfonodomegalias mediastinais . Estruturas vasculares mediastinais de aspecto habitual . Alterações ósseas degenerativas . NOTA : Imagem nodular globosa na topografia do lobo direito da tireóide , apenas parcialmente acessíve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5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Pequenos cistos pulmonares de projeção peribronquiovascular , isolados no lobo superior a direita com 4 mm e no lobo esquerdo com 3 , 5 mm . Ausência de nódulos ou demais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brônquios de paredes espessadas nos lobos inferiores , com secreções em partes de suas luzes à direita , associados com lesões do espaço aéreo , mais evidentes no lobo inferior esquerdo , com formação de consolidação com broncogramas aéreos . Há imagem ovalar hiperdensa no segmento anterior do lobo superior direito , medindo cerca de 0 , 43 x 0 , 41 cm nos maiores eixos axiais . Boa permeabilidade da traquéia , dos brônquios fonte direito e lobares . O brônquio fonte esquerdo mostra calibre menor que o brônquio fonte direito nos cortes tomográficos computadorizados realizados . Mediastino centrado , com proeminência do ventrículo cardíaco esquerdo e alongamento da aorta . Existem placas parietais calcificadas na aorta torácica e em ramos arteriais coronários . Há tubo no interior da traquéia , cateter radiopaco com extremidade distal no átrio direito e sonda radiopaca no interior do esôfago Existe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3 x 0,4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Tênues micronódulos centrolobulares esparsos em ambos os pulmões , alguns ramificados , notadamente no pulmão direito , denotando o preenchimento das pequenas vias aéreas por material de natureza inflamatório / infecciosa ( bronquiolite infecciosa ) , ou relacionados a microaspiração crônica ( pneumonia microaspirativa ) . Moderada hérnia gástrica hiatal por deslizamento . Sinais de mastoplastia de aumento , com interposição de próteses no plano subglandular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Incipientes alterações óssea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Alterações degenerativas na coluna dorsal . Área focal osteosclerótica no aspecto anterior do hemicorpo vertebral direito , de natureza indeterminada . Espaços pleurais virtuais . Alterações pleuroparenquimatosas fibrocicatriciais em ápices pulmonares . Nódulo não calcificado , contornos levemente lobulados , no segmento medial do lobo médio , medindo 0 , 9 cm , indeterminado . Pequeno cisto aéreo de 0 , 5 cm no segmento apical esquerdo . Atelectasias laminares nas porções pendentes dos segmentos basais posteriores , atribuíveis ao decúbito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9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Sinais de espondilose dorsal com acentuação da curvatura cifotica habitual . Espessamento brônquico associado a bandas subpleurais e pequenas traves atelectasicas na periferia posterior dos lobos inferiores . Opacidades cntroacianares com pequenas atelectasias no segmento posterior do lobo superior à direita , ápico - posterior do lobo superior à esquerda . Pequenino nódulo de atenuação de partes moles medindo 3 , 5 mm na periferia do segmento lateral do lobo médio . Traves atelectásicas associada a a bronquiectasias de tração no segmento medial do lobo médio . Bolha subpleural com 11 mm no segmento posterior do lobo inferior a direita . Calcificação das cartilagens traqueobronquicas . Vascularização pulmonar periférica de aspecto tomográfico normal . Ateromatose coronariana . Demais estruturas mediastinais anatômicas , não sendo observadas linfonodomegalias em meio aos seus planos gorduroso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lateral do lobo médio</text:p>
          </table:table-cell>
          <table:table-cell office:value-type="string" calcext:value-type="string">
            <text:p>3,5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e contraste iodado . Aspectos observados : Discretas atelectasias subsegmentares com alguns focos em vidro fosco nas regiões anteriores do lobo médio e língula . Discretos espessamentos pleurais focais posteriores . Pequeno nódulo calcificado , de aspecto residual , no lobo inferior direito medindo 0 , 3 cm . Demais regiões do parênquima pulmonar com atenuação preservada . Ausência de derrame pleural . Não se observam linfonodomegalias mediastinais . Traquéia e brônquios principais pérvios , com calibre normal . Estruturas vasculares mediastinais com trajeto e diâmetro preservados . Ateromatose aórtica e coronarian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TOMOGRAFIA COMPUTADORIZADA DO TÓRAX Técnica : Imagens obtidas por cortes axiais sem a administração intravenosa de contraste iodado . Relatório : Raras e tênues opacidades focais com atenuação em vidro fosco , unilaterais e acometendo apenas os lobos superiores . Opacidades reticulares no interstício subpleural nas porções posteriores dos lobos inferiores , provavelmente relacionado ao decúbito . Estrias fibroatelectásicas difusas por ambos os pulmões . Atelectasias laminares em ambas as bases pulmonares . Restante do parênquima pulmonar com coeficientes de atenuação normais . Hilos pulmonares de aspecto anatômico . Traqueia e brônquios principais permeáveis , de trajeto e calibre normais . Ausência de espessamentos ou coleções fluidas pleurais . Coração de aspecto tomográfico habitual . Calcificações nos trajetos das artérias coronárias . Aorta alongada e ateromatosa . Ausência de linfonodomegalias no mediastino e nas cadeias axilares . Grupos musculares e demais estruturas de partes moles da parede torácica sem evidência de anormalidades . Alterações degenerativas vertebrais . Nota : exame com avaliação prejudicada devido à importantes artefatos de movimentos respiratórios realizados pela paciente durante a realização do estudo e que degradaram várias imagens . Achado adicional : Tireoide difusamente heterogênea ( tireoidopatia ? Nódulos tireoideanos ? ) O estudo ecográfico específico da tireoide poderá trazer informações adicionais , à critério clín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TOMOGRAFIA COMPUTADORIZADA DE TÓRAX Indicação do exame : hemoptise . Técnica : imagens obtidas por aquisição volumétrica multislice sem a administração intravenosa de contraste iodado . Aspectos observados : Estrias fibroatelectásicas nos ápices pulmonares , de provável etiologia sequelar / cicatricial . Áreas focais de consolidações esparsas em ambos os pulmões . Bronquiectasia , associado a espessamento das paredes brônquicas em ambos os pulmões , com área de impactação mucóide em alguns segmentos , sendo mais evidente nas bases pulmonares . Diminutos nódulos centrolobulares , por vezes ramificados no lobo médio e segmento anterior do lobo superior do pulmão direito . Ausência de derrame pleural ou pericárdico . Linfonodomegalia mediastinal na região pré - carinal , medindo 1 , 9 x 1 , 2 cm nos maiores eixos . Traqueia e brônquios - fonte pérvios , com calibre normal . Estruturas vasculares mediastinais com trajeto e diâmetro preservados . Ateromatose parietal na aorta torácica e vasos coronarianos . Alterações degenerativas da coluna dorsal e redução da altura do corpo vertebral de L 1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M / DPOC Principais achados de interesse : - Sinais de hiperinsuflação pulmonar bilateral . - Bronquiectasias cilindricas e císticas em lobo médio e língula , notando - se ainda outras bronquiectasias císticas / cavidades de paredes espessadas em segmento apical do lobo superior direito , áreas esparsas de impactação brônquica , espessamento parietal brônquico difuso , denotando processo inflamatório vigente . Neste mesmo contexto se observam pequenos focos consolidativos em lobo médio e língula , além de opacidades micronodulares centroacinares ramificas esparsas na periferia de ambos os pulmões , mais evidentes nos lobos inferiores , sugerindo patologia / obliteração de pequenas vias aéreas distais . Demais achados : Nódulo calcificado de aspecto residual ( granuloma ) no segmento posterior do lobo superior direito . Linfonodos calcificados residuais ( granulomas ) em mediastino e hilos pulmonares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Opacidades heterogêneas , com componentes atelectásicos , predominantemente distribuídas nas regiões pendentes de ambos os pulmões . Pequeno nódulo residual calcificado no segmento anterior do lobo superior esquerdo , em situação subpleural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e em coronária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ulmões em aparente expiração , com aparente atenuação em vidro fosco em seus lobos . Há redução parcial do volume do pulmão direito , com lobo inferior direito de volume reduzido , com densidade aumentada e com broncogramas aéreos de permeio . Existe imagem ovalar hiperdensa no lobo inferior direito ( 0 , 38 x 0 , 27 cm ) . Notamos sinais de reação pleural à direita , sem derrame pleural significativo . Notamos imagens sugestivas de secreções nas luzes dos brônquios fonte direito , intermédio e lobar inferior direito . Boa permeabilidade da traquéia , dos brônquios fonte e lobares esquerdos . Existe desvio das estruturas mediastinais para a direita , com área cardíaca aumentada . Há placas parietais calcificadas na aorta torácica , nos ramos supra - aórtico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0,38 x 0,2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Pequeno nódulo calcificado residual em ápice pulmonar direito . Pequena opacidade subpleural , não calcificada , contornos regulares , em ápice pulmonar direito , medindo 0 , 3 cm , indeterminada . Restante do parênquima pulmonar com atenuação habitual . Traqueia e brônquios principais pérvios , de calibres normais . Estruturas vasculares mediastinais com trajeto e calibre externo conservado . Ausência de linfonodomegalias mediastinais e hilares . Alterações degenerativas n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m ápice pulmona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Diminutos nódulos centrolobulares , alguns apresentando aspecto de árvore em brotamento , localizados no segmento basal posterior do lobo inferior esquerdo , sugerindo processo inflamatório / infeccioso pulmonar com disseminação endobrônquica ( etiologia aspirativa ? ) . Tênues opacidades em vidro fosco esparsas por ambos os pulmões , sem predomínio periférico ou morfologia nodular , inespecíficas . Discretas atelectasias laminares esparsas em campos pulmonares inferiores e no segmento anterior do lobo superior esquerdo . Restante do parênquima pulmonar com atenuação habitual . Leve espessamento pleural irregular nas porções inferiores do segmento lateral do lobo médio , residual . Leve bronquilectasias no segmento apical esquerdo . Traqueia e brônquios principais pérvios , de calibres normais . Estruturas vasculares mediastinais com trajeto e calibre externo conservado . Ausência de linfonodomegalias mediastinais e hilares .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 segmento apical do lobo superior direito e no segmento ápico - posterior do lobo superior esquerdo . Existem lesões em vidro fosco e do espaço aéreo ( mais discretas ) , com distribuição peribroncovascular nos segmentos do lobo superior direito no segmento superior do lobo inferior direito . Há discretos espessamentos septais na periferia da porção mais inferior do lobo médio e da base pulmonar direita . Existe imagem ovalar hiperdensa na transição dos segmentos basais anterior e lateral direitos , medindo cerca de 0 , 69 x 0 , 61 cm nos maiores eixos axiais . Há imagens hiperatenuantes ovalares na periferia do segmento basal lateral esquerdo ( 0 , 49 x 0 , 35 cm ) e na transição deste com o segmento basal posterior esquerdo ( 0 , 5 x 0 , 38 cm ) . Boa permeabilidade da traquéia , dos brônquios fontes e lobares . Mediastino centrado , com área cardíaca nos limites da normalidade e alongamento a aorta . Existem placas parietais calcificadas na aorta torácica , no tronco bráquiocefálico , na artéria subclávia direita e em ramos arteriais coronários . Há pequenas imagens ovalares hiperdensas no mediastino ( subcarinal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basais anterior e lateral direitos</text:p>
          </table:table-cell>
          <table:table-cell office:value-type="string" calcext:value-type="string">
            <text:p>0,69 x 0,6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TOMOGRAFIA COMPUTADORIZADA DE TÓRAX Indicação : Neoplasia pulmonar - Avaliação de resposta . Técnica : Aquisição axial volumétrica de imagens , em equipamento multislice antes e após a administração endovenosa do meio de contraste iodado não iônico . Reformatações multiplanares . Realizada avaliação comparativa com imagens de estudos prévios de 23 / 02 / 2022 ( estudo de tórax sem contraste às 17 : 40 e complementado fase pós contraste em ocasião da realização de estudo de abdome com contraste na mesma data às 22 : 45 ) . - Não mais se observa derrame pericárdico . - Leve redução do derrame pleural bilateralmente . - Leve redução ( inferior a 30 % ) nas dimensões da massa pulmonar espiculada epicentrada em região peri - hilar do lobo superior direito , media cerca de 6 , 0 x 3 , 5 cm no eixo axial e agora mede cerca de 5 , 6 x 2 , 8 cm ( mensuração do relatório prévio diverge desta descrita , pois aquele foi elaborado diante de estudo sem contraste , imagens pós contraste complementares da mesma data , realizadas como complemento durante estudo do abdome com contraste , fornecem as medidas mais fidedignas agora suparadescritas . - Surgimento de atelectasia parcial do segmento anterior do lobo superior direito - Leve redução ( inferior a 30 % ) das dimensões de algumas linfonodomegalias mediastinais , media a maior 1 , 1 cm em cadeia paratraqueal inferior direita , mede agora 1 , 0 cm . - Surgimento de lesão nodular irregular , com base pleural no segmento superior do lobo inferior direito , com realce pós contraste , medindo 0 , 7 cm . - Persiste espessamento irregular multinodular de septos interlobulares locorregionais relacionados à massa no lobo superior direito , presente também no lobo superior contralateral , bem como das fissuras pulmonares , bilateralmnete , derrame pleural bilateral ( maior à direita ) e múltiplos nódulos sólidos de distribuição randômica difusamente distribuídos em ambos os pulmões , notando - se redução nas dimensões de alguns nódulos pulmonares inferior a 30 % . - Persistem sem alterações significativas as lesões osteoblástcas esparsas no esqueleto axial e apendicular , Demais estruturas torácicas sem alteraçõ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5 dias de sintomas . RELATÓRIO : Pequeno nódulo não calcificado no segmento lingular superior , medindo cerca de 0 , 4 cm , de aspecto indeterminado . Parênquima pulmonar com atenuação preservada e sem evidências de alterações suspeitas de processo inflamatório . Espessamento difuso das paredes brônquicas no lobo pulmonar inferior esquerdo . Ausência de derrame pleural ou pericárdio . Não se observam linfonodomegalias mediastinais . Traqueia e brônquios - fonte pérvios , com calibre normal . Estruturas vasculares mediastinais com trajeto e diâmetro preservados . Alterações degenerativa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Nódulos residuais calcificados no segmento lingular superior / anterior do lobo superior e na região hilar do pulmão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Próteses mamárias de silicone pré - peitorais . Estruturas de partes moles da parede torácica sem evidência de anormalidades . Elementos ósseos identificados sem alteraçõ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 / anterior do lobo superior e na região hilar do pulmão esquerdo</text:p>
          </table:table-cell>
          <table:table-cell office:value-type="string" calcext:value-type="string">
            <text:p>Nã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Esparsas opacidades em vidro fosco periféricas e contínuas associadas a espessamento de septos interlobulares . Pequeno nódulo subpleural no segmento posterior do lobo superior direito medindo 0 , 3 cm , inespecífico . Atelectasias laminares basais bilaterais . Não há evidências de derrame pleural . Não foram caracterizados linfonodomegalias mediastinal ou axilar . Ateromatose aórtica e coronariana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TOMOGRAFIA COMPUTADORIZADA DE TÓRAX Indicação do exame : avaliação torácica de nódulo testicular . Técnica : imagens obtidas por aquisição volumétrica multislice antes e após a administração intravenosa de contraste iodado . Aspectos observados : Diminuto granuloma residual calcificado no segmento anterior do lobo superior direito , medindo 0 , 3 cm . Demais regiões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pnéia e astenia . Principais achados e impressão : Exame de avaliação parcialmente limitada por artefatos de movimentos respiratórios . Parênquima com padrão de atenuação em mosaico , com áreas intercadas hipoatenuantes , devendo corresponder à alteração ventilatória / perfusional , mais comumente relacionada à patologia de pequenas vias áereas . Bronquiectasias espasrsas no lobo médio e língula , destacando - se atelectasia parcial do segmento medial do lobo médio . Espessamento de paredes bronquicas difusamente , associada a opacidades , nódulos centrolobulares / pequenos focos consolidativos esparsas em ambos os pulmões , faveorecendo fase evolutiva de processo inflamatório / infeccioso broncopulmonar . Destacam - se alguns focos consolidativos de morfologia nodular , especialmente um em situação subpleural no segmento basal posterior esquerdo , de contornos levemente irregulares , medindo 1 , 3 cm , com discreto espessamento pleural associado ( pertecente ao contexto inflamatório / infeccioso ? Nódulo de outra natureza ? . Conveniente controle evolutivo precoce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 ateomatose aortica . Alterações degenerativas vertebrais ( espondilose dosrsal ) . Lesão mista , com componentes esclerótico e lítico no manubrio esternal ( displasia fibrosa ?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Massa de contornos lobulados e densidade de partes moles , no lobo superior do pulmão direito , de caracterização limitada ao presente estudo sem contraste , medindo cerca de 6 , 1 x 5 , 5 x 5 , 0 cm , ( CC x AP x LL ) . A massa mantém contato com a pleura , não apresentando componentede erosão óssea associada . Linfonodomegalias mediastinais , o maior paratraqueal inferior direito , medindo cerca de 4 , 9 x 3 , 2 cm , nos seus maiores eixos axiais . Alterações predominando nas regiões periféricas dos pulmões , ao longo de todo o eixo pulmonar , compatíveis com intersticiopatia com sinais de fibrose , caracterizadas por distorção da arquitetura pulmonar , reticulado e opacidades em vidro fosco , em presença de múltiplas formações císticas , além de brônquios dilatados e tortuosos . Pequenos nódulos calcificados esparsos pelos campos pulmonares , medindo até cerca de 0 , 4 cm , de aspecto benigno / residual . Em particular , não observamos padrões específicos de atenuação em vidro fosco e / ou consolidação significativa do parênquima pulmonar . Traqueia e brônquios principais permeáveis e de calibre conservado . Estruturas vasculares do mediastino de calibre habitual , identificando - se calcificações parietais no trajeto da croça , aorta descendente e artérias coronárias . Pequeno derrame pericárdico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Atelectasia subsegmentar no segmento superior do lobo inferior direito . Raros micronódulos esparsos no segmento basal posterior do lobo inferior direito . Demais porções do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TOMOGRAFIA COMPUTADORIZA DA DO TÓRAX Exame realizado em tomógrafo MULTISLICE Siemens Técnica : Exame realizado com aquisição volumétrica orientados por radiografia digital e reconstruções multiplanares sem a administração de contraste endovenoso . Análise Artefatos de movimento Sinais de espondilose dorsal com desvio escoliótico e componente rotacional dos corpos vertebrais . Ausência de bronquiectasias . Aparente espessamento brônquico para os lobos médio e inferiores . Parênquima pulmonar com morfologia e vasculatura e sem evidenciar nódulos suspeitos ou áreas de consolidação . Traquéia , brônquios - fontes e hilos pulmonares livres . Ateromatose aórtica e coronariana . Estruturas mediastinais anatômicas , não sendo observadas linfonodomegalias em meio aos seus planos gordurosos . Espessamento pleural nas bases pulmonares de maior extensão à direit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Consolidações focais no segmento basal lateral do lobo inferior esquerdo , de provável etiologia inflamatória / infecciosa ( broncopneumonia ) , associadas a inúmeros pequenos nódulos centrolobulares adjacentes , bem como esparsos em ambos os pulmões , traduzindo preenchimento de pequenas vias aéreas ( bronquiolite ) . Há , ainda , espessamento parietal brônquico bilateral , achado provavelmente relacionado a doença inflamatória / infecciosa de médias vias aéreas ( bronquite ) . Áreas de maior e menor atenuação em ambos os pulmões , com padrão de perfusão / atenuação em mosaico , mais comumente relacionadas a aprisionamentos aéreos decorrentes de doença de pequenas vias aéreas ( bronquiolite / asma / DPOC ) . Áreas de enfisema centrolobular e parasseptal , mais expressivas nos lobos superiores . Placas ateromatosas calcificadas na aorta , ramos supra - aórticos e coronárias . Alterações ósseas degenerativas iniciais na coluna dorsal . Demais aspectos , a saber : Algumas faixas de atelectasias laminares esparsas , comumente relacionadas a hipoventilação .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com a administração de contraste endovenoso . Análise Parênquima pulmonar com morfologia e transparência normal , sem evidenciar nódulos ou áreas de consolidação . Não caracterizamos dilatações ou espessamento das paredes brônquicas . Vascularização pulmonar periférica de aspecto tomográfico normal . Traquéia , brônquios - fontes e hilos pulmonares livres . Estruturas mediastinais anatômicas . Ausência de linfonodomegalias em meio aos planos gordurosos mediastinais . Ausência de coleções líquidas livres no espaço pleural . Arcabouço ósseo torácico conservado . Não caracterizamos realces anômalos ao meio de contraste . Impressão radiológica : Exame dentro da normal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Consolidação e opacidades com atenuação em vidro fosco no segmento basal posterior do lobo inferior direito , de provável etiologia inflamatória / infecciosa ( broncopneumonia ) . Hérniações intrassomáticas / nódulos de Schmorl em alguns corpos vertebrais dorsolombares . Demais aspectos , a saber : Pequeno nódulo calcificado no lobo inferior direito , de aspecto residual .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sem outras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residuais esparsas em ambos os pulmões . Pequeno nódulo sólido não calcificado , de caráter inespecífico , no segmento lateral do lobo médio , medindo cerca de 4 mm em seu maior eix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Aorta alongada , com placas ateromatosas calcificadas esparsas em sua origem , croça e segmento descendente . Estruturas de partes moles da parede torácica sem evidência de anormalidades . Alterações degenerativas vertebrais . Desvio do eixo dorsal , de convexidade direit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não mencionada na solicitação . Análise : Parênquima pulmonar com padrão de atenuação em mosaico , caracterizado por áreas de menor atenuação intercaladas a outras de maior atenuação , mais comumente relacionado a distúrbio ventilatório e / ou perfusional . Atelectasias laminares subsegmentares esparsas bilateralmente . Mínimo reticulado subpleural no segmento basal posterior direito , junto ao seio costofrênico posterior , não podendo se afastar eventual e incipiente intersticiopatia . Nódulos calcificados de aspecto residual ( granulomas ) nos segmentos basal anterior do lobo inferior direito e apical do lobo esquerdo . Discreto espessamento pleural anterior à direita , com mínima reticulações subjacentes , provavelmente correspondente a alterações pós actínicas . Não foram caracterizadas consolidações . Não há sinais de derrame pleural ou pericárdico . Coração de dimensões aumentadas , com sinais de sobrecarga de ambos os átrios . Calcificações / material hiperdenso em topografia da valva mitral . Linfonodo paratraqueal inferior direito proeminente , medindo 1 , 1 cm no menor eixo . Traqueia e brônquios - fonte pérvios , com calibre normal . Artérias pulmonares direita e esquerda ectasiadas , a esquerda medindo até 3 , 0 cm de calibre . Achados inespecíficos e indiretos , que podem estar relacionado a algum grau de hipertensão pulmonar . Demais estruturas vasculares mediastinais com trajeto e calibre externo preservados . Ateromatose da aorta torácica e seus ramos . Alterações degenerativas vertebrais ( espondilose dorsal ) . Fios metálicos de esternorrafia . Bócio mergulhante do lobo esquerdo da tireóide , parcialmente incluso neste estudo não dirigi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s segmentos basal anterior do lobo inferior direito e apical do lob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dor torácica . Seguintes aspectos observados : Espessamento pleural apical bilateral , com aspecto residual . Pequeno nódulo calcificado no segmento basal posterior direito , de aspecto residual ( granuloma ) . Opacidades em faixa , com aspecto fibroatelectásico , no lobo inferior direito , paravertebrais , associadas a bronquiolectasias de tração . Espessamento liso de septos interlobulares na corticalidade sobretudo dos lobos inferiores , associado a opacidades em vidro fosco contínuas , distribuídas notadamente em lobos inferiores e lobo médio . Os achados podem ser encontrados no contexto de intersticiopatia , não sendo possível afastar processo inflamatório / infeccioso associado . Não há evidências de derrame pleural . Ectasia da Aorta ascendente . Ateromatose aórtica e coronariana . Não foram caracterizados linfonodomegalias mediastinal ou axilar . As estruturas vasculares mediastinais têm disposição usual . Câmaras cardíacas com dimensões preservadas . Traquéia , carina e brônquios principais de calibre e contornos normais . Fratura linear no sétimo arco costal esquerdo , sem desalinhamento ósse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TOMOGRAFIA COMPUTADORIZADA DO TÓRAX Técnica : Aquisições volumétricas obtidas com a injeção intravenosa contraste iodado , com posteriores reformatações multiplanares . Indicação : estadiamento de neoplasia de mama . Seguintes aspectos observados : Não há evidências de derrame pleural . Pequeno nódulo calcificado no segmento basal posterior esquerdo , de aspecto residual ( granuloma ) . Linfonodo calcificado subcarinal , de aspecto residual . Lesão nodular na mama esquerda , com contornos irregulares e realce heterogêneo pelo contraste , medindo cerca de 2 , 2 x 1 , 5 cm . Linfonodomegalia axilar esquerda medindo 1 , 8 x 1 , 1 cm , com preservação da morfologia ovalada e do hilo adiposo central . Ausência de linfonodomegalias mediastinais . Parênquima pulmonar com coeficientes de atenuação preservados . As estruturas vasculares mediastinais têm disposição usual . Câmaras cardíacas com dimensões preservadas . Traquéia , carina e brônquios principais de calibre e contornos normais . Não foram caracterizadas lesões ósseas com sinais de agressividad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ovalar hiperdensa na periferia da transição dos segmentos basais anterior e lateral direitos . Há imagem hiperatenuante laminar no segmento inferior da língula . Boa permeabilidade da traquéia , dos brônquios fontes e lobares . Mediastino centrado , com área cardíaca normal . Existem placas parietais calcificadas na aorta torácica , no tronco bráquiocefálico e em ramos arteriais coronários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a transição dos segmentos basais anterior e lateral direito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Alterações degenerativas na coluna dorsal . Espaços pleurais virtuais . Raros nódulos não calcificados , de contornos regulares , esparsos em ambos os pulmões , o maior na periferia do segmento basal anterior / lateral esquerdo , medindo 0 , 5 cm , indeterminados . Discretas atelectasias laminares no segmento lingular inferior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basal anterior / lateral esquerd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ebre , tosse e escarro com hemoptóicos . Achados principais e impressão : Raras e discretas opacidades em vidro fosco , subpleurais , esparsas no aspecto posterior dos lobos inferiores , com mínimo espessamento pleural associado , acometendo muito menos de 5 % da extensão do parênquima pulmonar . Apesar de não específicos , os achados são descritos como típicos ( de alta probabilidade ) para fase evolutiva de pneumonia viral . Demais achados : Nódulo calcificado de aspecto residual ( granuloma ) no segmento posterior do lobo superior direito . Parênquima pulmonar restante com atenuação preservada , exceto por atelectasias laminares subsegmentares na língula e lobo médi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c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339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inar no ápice pulmonar direito . Existem imagens hiperatenuantes laminares no segmento anterior do lobo superior direito e nos segmentos basais anterior e lateral direitos . Há discretos espessamentos septais na porção mais inferior do lobo médio . Existe imagem hiperatenuante ovalar no segmento basal posterior esquerdo , medindo cerca de 0 , 68 x 0 , 52 cm nos maiores eixos axiais . Há imagem ovalar hiperdensa no segmento basal posterior à direita , medindo cerca de 0 , 28 x 0 , 24 cm nos maiores eixos axiais e há imagem ovalar hiperdensa no segmento basal posterior à esquerda 0 , 27 x 0 , 25 cm . Existe pequena imagem hipoatenuante ovalar na periferia do segmento basal lateral esquerdo , que também apresenta discreta atenuação em vidro fosco . Boa permeabilidade da traquéia , dos brônquios fontes e lobares . Mediastino centrado , com área cardíaca normal . Existem placas parietais calcificadas na aorta torácica , no tronco bráquiocefálico e em ramos arteriais coronários . Notamo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à direita</text:p>
          </table:table-cell>
          <table:table-cell office:value-type="string" calcext:value-type="string">
            <text:p>0,28 x 0,2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33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inar no ápice pulmonar direito . Existem imagens hiperatenuantes laminares no segmento anterior do lobo superior direito e nos segmentos basais anterior e lateral direitos . Há discretos espessamentos septais na porção mais inferior do lobo médio . Existe imagem hiperatenuante ovalar no segmento basal posterior esquerdo , medindo cerca de 0 , 68 x 0 , 52 cm nos maiores eixos axiais . Há imagem ovalar hiperdensa no segmento basal posterior à direita , medindo cerca de 0 , 28 x 0 , 24 cm nos maiores eixos axiais e há imagem ovalar hiperdensa no segmento basal posterior à esquerda 0 , 27 x 0 , 25 cm . Existe pequena imagem hipoatenuante ovalar na periferia do segmento basal lateral esquerdo , que também apresenta discreta atenuação em vidro fosco . Boa permeabilidade da traquéia , dos brônquios fontes e lobares . Mediastino centrado , com área cardíaca normal . Existem placas parietais calcificadas na aorta torácica , no tronco bráquiocefálico e em ramos arteriais coronários . Notamo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à esquerda</text:p>
          </table:table-cell>
          <table:table-cell office:value-type="string" calcext:value-type="string">
            <text:p>0,27 x 0,25 cm</text:p>
          </table:table-cell>
          <table:table-cell table:number-columns-repeated="1015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Não caracterizamos dilatações ou espessamento das paredes brônquicas . Ausência de nódulos . Tênue área de vidro fosco em topografia peribrônquio vascular central do lobo superior a direita . Traquéia , brônquios - fontes e hilos pulmonares livres . Hérnia hiatal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Opacidades com atenuação em vidro fosco no segmento superior do lobo inferior esquerdo . Atelectasias subsegmentares nos lobos inferiores de ambos os pulmões , bem como no lobo superior esquerdo e médio ( pulmão direito ) . Estrias fibroatelectásicas nos ápices de ambos os pulmões . Nódulo calcificado , de aspecto residual , no segmento lateral do lobo médio ( pulmão direito ) , medindo 0 , 7 cm , associado a linfonodos calcificados na região peri - hilar homolateral ( complexo de Ranke ) . Ausência de derrame pleural . Não se observam linfonodomegalias mediastinais . Traquéia e brônquios principais pérvios , com calibre normal . Ateromatose aórtic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 ( pulmão direito )</text:p>
          </table:table-cell>
          <table:table-cell office:value-type="string" calcext:value-type="string">
            <text:p>0,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m ovalar hiperdensa no segmento ápico - posterior do lobo superior esquerdo , medindo cerca de 0 , 41 x 0 , 31 cm nos maiores eixos axiais . Boa permeabilidade da traquéia , dos brônquios fontes e lobares . Mediastino centrado , com área cardíaca nos limites da normalidade . Existe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 - posterior do lobo superior esquerdo</text:p>
          </table:table-cell>
          <table:table-cell office:value-type="string" calcext:value-type="string">
            <text:p>0,41 x 0,3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Caso confirmado de pneumonia viral ( COVID - 19 ) com 12 dias de sintomas . RELATÓRIO : Opacidades lineares nos segmentos basais dos lobos inferiores , atribuíveis a atelectasias subsegmentares ou alterações residuais . Pequeno nódulo calcificado no segmento anterior do lobo superior esquerdo , medindo 0 , 3 cm , de aspecto benigno / residual . Restante do parênquima pulmonar com atenuação preservada e sem evidências de alterações suspeitas de processo inflamatório . Ausência de derrame pleural ou pericárdio . Não se observam linfonodomegalias mediastinais . Traqueia e brônquios - fonte pérvios , com calibre normal . Estruturas vasculares mediastinais com trajeto e diâmetro preservados . Discreta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Traquéia , carina e brônquios principais de calibre e contornos normais . Sonda digestiva com extremidade distal no lúmen gástrico . Bronquiectasias cilíndricas no lobo inferior esquerdo com importante espessamento parietal brônquico difuso e sinais de impacção mucóide , onde existem atelectasias subsegmentares . Espessamento parietal difuso de brônquios segmentares e subsegmentares no lobo inferior direito , inferindo broncopatia inflamatória , alguns deles ectasiados . Nódulos centrolobulares bem definidos e por vezes com aspecto de árvore em brotamento no segmento posterior do lobo superior direito , a maioria representando preenchimento / espessamento parietal de via aérea de pequeno calibre . Mínimo derrame pleural bilateral com atelectasia compressiva do parênquima pulmonar adjacente . Derrame cissural a esquerda . Restante do parênquima pulmonar com coeficientes de atenuação preservados . Estruturas vasculares do mediastino com calibre externo conservado . Placas parietais ateromatosas calcificadas na aorta torácica . Ausência de linfonodomegalias mediastinais . Alterações degenerativas d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. Estruturas de partes moles da parede torácica sem particularidades . Ausência de coleções líquidas livres no espaço pleural . Linfonodos calcificados em região hilar à esquerda e espaço para aórtico . Cisto na periferia do lobo inferior à direita medindo 16 mm em seu maior eixo . Finas reticulações periféricas subpleurais no segmento posterior do lobo inferior a direita e adjacente as projeções osteofitárias da coluna dorsal . Restante do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Raras e finas atelectasias laminares , subsegmentares , Parênquima pulmonar com atenuação preservada , exceto por nódulo calcificado de aspecto residual ( granuloma ) no segmento lingular superior . Não há sinais de derrame pleural ou pericárdico . Coração sem particularidades ao método . Hilos pulmonares livres . Não se observam linfonodomegalias mediastinais . Traqueia e brônquios - fonte pérvios , com calibre normal . Destacam - se duas diminutas imagens gasosas no mediastino superior , junto ao aspecto posterolateral direito da traqueia , sem comunicação nítida com a luz traqueal ( focos isolados de pneumomediastino ? Pequenos divertículos de colo muito fino ? ) . Estruturas vasculares mediastinais com trajeto e calibre externo preservados . Ateromatose da aorta torácica e seus ramos , inclusive coronária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Tênues opacidades com atenuação em vidro fosco esparsas em ambos os pulmões , predominantemente periféricas , acometendo menos que 10 % do parênquima pulmonar . Demais achados : Não há sinais de derrame pleural ou pericárdio . Nódulo pulmonar calcificado subcentimétrico no lobo inferior direito , de aspecto residual granulomatoso . Restante do parênquima pulmonar com atenuação preservada . Hilos pulmonares livres . Não se observam linfonodomegalias mediastinais . Traqueia e brônquios - fonte pérvios , com calibre normal . Coração e estruturas vasculares mediastinais com trajeto e diâmetro preservados . Alterações degenerativas na coluna lomb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Pequeno nódulo calcificado , de aspecto residual , no segmento anterior do lobo superior direito , medindo 0 , 4 cm . Demais regiões do parênquima pulmonar com atenuação preservada . Ausência de derrame pleural . Não se observam linfonodomegalias mediastinais . Traqueia e brônquios principais pérvios , com calibre normal . Estruturas vasculares mediastinais com trajeto e diâmetro preservados . Fratura no aspecto posterior do 9 ° arco costal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Alterações intersticiais caracterizadas por espessamento septal inter e intralobular e opacidades em vidro fosco , associado a pequenas áreas de faveolamento nos segmentos basais posteriores , além de bronquiectasias nos lobos inferiores , principalmente à direita . Tais alterações acometem a periferia dos campos pulmonares e predominam nas regiões basais posteriores . Pequeno nódulo calcificado residual no segmento basal posterior esquerdo . Restante do parênquima pulmonar com atenuação habitual . Traqueia e brônquios principais pérvios , de calibres normais . Estruturas vasculares mediastinais com trajeto e calibre externo conservado . Calcificações parietais de ateromatose na aorta torácica e em artérias coronárias . Linfonodos proeminentes em cadeia paratraqueal inferior direita , medindo até 0 , 9 cm no eixo curto , inespecíficos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TOMOGRAFIA COMPUTADORIZADA DO TÓRAX TÉCNICA : Realizada aquisição volumétrica dos dados em tomógrafo multidetectores de 64 canais , seguida de reconstruções multiplanares , MIP , MinIP e com protocolo de alta resolução . ANÁLISE : Exame de avaliação prejudicada , devido a artefatos de movimentação respiratória . Realizada análise comparativa com estudo tomográfico de 22 / 01 / 2022 evidenciando - se : Tênues micronódulos centrolobulare no segmento basal posterior do lobo inferior esquerdo , achado inespecífico podendo corresponder a processo de natureza inflamatória / infecciosa incipiente . Correlacionar com dados clínicos . Demais achados estáve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Vascularização pulmonar periférica de aspecto tomográfico normal . Traquéia , brônquios - fontes e hilos pulmonares livres . Não caracterizamos dilatações ou espessamento das paredes brônquicas . Ausência de nódulos ou lesões focais parenquimatosas . Estruturas mediastinais anatômicas , não sendo observadas linfonodomegalias em meio aos seus planos gordurosos . Ausência de coleções líquidas livres no espaço pleural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Nódulo calcificado associado a finas traves fibroatelectásicas na base pulmonar esquerda , de aspecto residual . Pequeno cisto pulmonar no lobo inferior direito . Raras bronquiectasias nos lobos inferiores . Pulmões restantes transparentes , com distribuição broncovascular preservada e sem sinais de processo inflamatório / infeccioso em atividade . Traqueia e brônquios principais permeáveis , de trajeto e calibre normais . Ausência de coleções fluidas pleurais ou pericárdicas . Ausência de linfonodomegalias mediastinais , hilares ou infraclaviculares . Pequenas calcificações em linfonodos mediastinais . Imagem cardíaca de morfologia normal , sem alterações volumétricas apreciáveis . Calcificações ateromatosas na aorta , em artérias coronárias e ramos supra - aórticos . Pequena hérnia hiatal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glandular retroareolar bilateral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Nódulo pulmonar com atenuação de partes moles localizado no segmento apical direito medindo 0 , 7 x 0 , 6 cm , com contornos regulares , limites bem definidos . Raras e tênues opacidades focais com atenuação em vidro fosco , unilaterais , , de predomínio periférico e acometendo apenas os lobos superior direito e médio . Raras opacidades centrolobulares ramificadas esparsas pelo lobo médio , mais evidente na periferia e assumindo configuração com aspecto de árvore em brotamento . Não há evidências de derrame pleural . Não foram caracterizados linfonodomegalias mediastinal ou axilar . As estruturas vasculares mediastinais têm disposição usual . Ateromatose aórtica . Câmaras cardíacas com dimensões preservadas . Traquéia , carina e brônquios principais de calibre e contornos normais . Escoliose torácica com convexidade para a direita . Espondilose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0,7 x 0,6 c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Parênquima pulmonar com atenuação preservada , exceto por nódulo calcificado de aspecto residual ( granuloma ) no segmento basal posterior do lobo inferior esquerd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arênquima pulmonar com atenuação preservada , exceto por pequeno nódulo de 0 , 4 cm , no segmento lateral do lobo médio , inespecífic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terações degenerativas vertebrais ( espondilose dorsal incipiente )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áreas com atenuação em vidro fosco nos segmento apical e posterior do lobo superior direito , nos segmentos do lobo superior esquerdo , no segmento superior da língula , no segmento superior do lobo inferior direito e nos segmentos superior e basais do lobo inferior esquerdo , associadas com discretas lesões do espaço aéreo no segmento posterior do lobo superior direito na transição de lobo superior esquerdo e língula e no lobo inferior esquerdo , com distribuição mais evidente peribroncovascular à esquerda . Existe imagem ovalar hiperdensa no segmento basal posterior direito , medindo cerca 0 , 47 x 0 , 42 cm nos maiores eixos axiais . Há imagem hiperatenuante laminar no segmento basal lateral esquerdo . Boa permeabilidade da traquéia , dos brônquios fontes e lobares . Mediastino centrado , com área cardíaca normal . Existem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7 x 0,42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Moderado derrame pleural bilateral , associado a atelectasia compressiva do parênquima pulmonar subjacente , sobretudo à esquerda , onde há atelectasia completa do lobo inferior . Focos de enfisema centrolobular esparsos em ambos os pulmões , sobretudo nos lobos superiores . Micronódulos centrolobulares ramificados esparsos na periferia dos lobos superiores de ambos os pulmões , sugerindo o preenchimento das pequenas vias aéreas por material de natureza inflamatório / infecciosa ( bronquiolite respiratóra / infecciosa ) . Estrias fibroatelectásicas esparsas em ambos os pulmões . Placas ateromatosas calcificadas na aorta , ramos supra - aórticos e coronárias . Tubo traqueal normoposicionado . Sonda enteral com extremidade no esôfago distal / cárdia . Alterações ósseas degenerativas na coluna dorsal . Demais achados : Restante do parênquima pulmonar com coeficientes de atenuação preservados . Traqueia e brônquios principais com trajetos e calibres preservado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Seguintes aspectos observados : Pequeno nódulo não calcificado no subsegmento posterior do lobo superior esquerdo , medindo 0 , 4 x 0 , 3 cm , inespecífico . Parênquima pulmonar restante com coeficientes de atenuação preservados . Não há evidências de derrame pleural . Não foram caracterizados linfonodos aumentados de volume na gordura mediastinal ou cavum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ubsegmento posterior do lobo superior esquerdo</text:p>
          </table:table-cell>
          <table:table-cell office:value-type="string" calcext:value-type="string">
            <text:p>0,4 x 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com a administração de contraste endovenoso . Análise Parênquima pulmonar com morfologia e transparência normal , sem evidenciar nódulos ou áreas de consolidação . Não caracterizamos dilatações ou espessamento das paredes brônquicas . Vascularização pulmonar periférica de aspecto tomográfico normal . Traquéia , brônquios - fontes e hilos pulmonares livres . Estruturas mediastinais anatômicas . Ausência de linfonodomegalias em meio aos planos gordurosos mediastinais . Ausência de coleções líquidas livres no espaço pleural . Espondilose dorsal incipiente . Estruturas vasculares torácicas de calibre preservado e opacificação preservada ao meio de contraste . Não caracterizamos realces anômalos ao meio de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TOMOGRAFIA COMPUTADORIZADA DE TÓRAX INDICAÇÃO : Tosse / dispnéia . TÉCNICA : Exame realizado sem o uso de contraste . ANÁLISE : Planos subcutâneos e musculares da parede torácica de aspecto preservado . Ausência de linfonodomegalias axilares e supraclaviculares . Ausência de derrame pleural . Raros pinçamentos pleuroparenquimatosos esparsos . Micronódulo sólido no lobo inferior esquerdo , medindo 3 mm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valiação prejudicada em virtude dos artefatos de movimentos respiratórios .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Arcabouço torácico íntegro . Impressão diagnóstica : Estudo tomográfico sem alterações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ina área focal com atenuação em vidro fosco no segmento posterior do lobo superior direito . Existem pequenas imagens hiperatenuantes ovalares no segmento superior do lobo inferior direito , medindo cerca de 0 , 4 x 0 , 37 cm e 0 , 33 x 0 , 23 cm nos maiores eixos axiais . Há lesões do espaço aéreo distal na periferia do lobo superior esquerdo , na língula e no segmento basal anterior esquerdo , mais evidentes na língula , onde associam - se com atenuação em vidro fosco , espessamentos septais e áreas consolidadas e com broncogramas aéreos . Existe imagem hiperatenuante laminar no segmento basal posterior esquerdo . Boa permeabilidade da traquéia , dos brônquios fontes e lobares . Mediastino centrado , com área cardíaca norm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Arcabouço torácico íntegr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Áreas de enfisema pulmonar parasseptal e centrolobular , mais expressivas nos lobos superiores . Espessamento parietal brônquico bilateral , achado que sugere infecção / inflamação de médias vias aéreas . ( Bronquite ) Áreas de maior e menor atenuação esparsas em ambos os pulmões , com padrão de perfusão / atenuação em mosaico , mais comumente relacionadas a aprisionamentos aéreos decorrente de doença de pequenas vias aéreas ( Bronquiolite / Asma / DPOC ) . Áreas de maior atenuação nas porções pendentes / subpleurais de ambos os pulmões , comumente relacionadas a hipoventilação . Hérnia gástrica hiatal . Placas ateromatosas calcificadas na aorta , ramos supra - aórticos e coronárias . Acentuação da cifose dorsal anatômica . Alterações ósseas degenerativas na coluna dorsal . Achados adicionais : Discutível presença de imagem nodular com densidade de partes moles no rim esquerdo , parcialmente inclusa no estudo . ( Imagem formada ? Nódulo sólido ? A critério clínico complementar avaliação com estudo dirigido ao abdome , com injeção do meio de contraste , para melhor avaliação do achado . ) Imagem nodular hipodensa no terço superior do rim direito , de aspecto cístico , porém inespecífica ao estudo sem contraste . Demais aspectos , a saber :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TOMOGRAFIA COMPUTADORIZADA DE TÓRAX Indicação do exame : síndrome gripal . Técnica : imagens obtidas por aquisição volumétrica multislice sem a administração intravenosa de contraste iodado . Aspectos observados : Opacidades multifocais com atenuação em vidro fosco , algumas de aspecto arredondado , centrais , acometendo o lobo superior do pulmão direito . Áreas focais de consolidações associado a opacidades com atenuação em vidro fosco no segmento superior do lobo inferior do pulmão esquerdo . Opacidades fibroatelectásicas no lobo superior esquerdo , com granuloma calcificada de permeio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TOMOGRAFIA COMPUTADORIZADA DE TÓRAX Indicação do exame : tuberculose . Técnica : imagens obtidas por aquisição volumétrica multislice sem a administração intravenosa de contraste iodado . Aspectos observados : Cavidade com paredes espessadas no lobo superior direito , associado a opacidades com atenuação em vidro fosco , além de múltiplas áreas focais de consolidações e nódulos centrolobulares , alguns com aspecto em árvore em brotamento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últiplos pequenos nódulos e micronódulos centrolobulares de limites mal definidos , associados a espessamento de paredes brônquicas e discretas opacidades com atenuação em vidro fosco , dispersas irregularmente em ambos os pulmões , sendo mais evidentes nos lobos superiores , onde se observa espessamento liso de septos interlobulares em correspondência . Pequenas bronquiectasias de paredes espessadas esparsas bilateralmente , mais evidentes no lobo inferior esquerdo . Atelectasias subsegmentares com broncogramas aéreos de permeio , no lobo médio e no segmento lingular inferior . Bolhas enfisematosas parasseptais predominantemente distribuídas nos lobos superiores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incipientes na croça aórtica e em coronárias .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. Análise : Discretas bronquiectasias cilíndricas e varicosas bilaterais . Discreto espessamento de paredes brônquicas , notando - se ainda raras zonas de impactação esparsas bilateralmente , mais evidente nos lobos inferiores , broncopatia inflamatória deve ser considerada . Parênquima pulmonar com atenuação preservada , exceto por tênues micronódulos centroacinares ramificados , com atenuação em vidro fosco e distribuição predominantemente periférica em ambos os pulmões , mais evidentes nos lobos superiores e campos superiores dos lobos inferiores , os achados não são específicos , mais sugerem obliteração em pequenas vias aéreas , mais comumente representando bronquiolite respiratória . Discretas eventração e hérnia diafragmática posteriores à direita , com leve insinuação de gordura e mínima atelectasia laminar compressiva do parênquima adjacente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paços pleurais virtuais . Discretas alterações pleuroparenquimatosas fibrocicatriciais em ápices pulmonares . Atelectasias laminares esparsas em campos pulmonares inferiores . Pequeno nódulo calcificado residual em ápices pulmonar esquerdo . Pequenos focos de enfisema centrolobular e parasseptal esparsos , predominando em campos pulmonares superiores . Restante do parênquima pulmonar com atenuação habitual . Traqueia e brônquios principais pérvios , de calibres normais . Espessamento difuso de paredes brônquicas , mais evidente nos lobos inferiores , inferindo broncopatia inflamatória . Estruturas vasculares mediastinais com trajeto e calibre externo conservado . Ateromatose calcificada aortocoronariana e nos ramos supra - aórticos . Ausência de linfonodomegalias mediastinais e hilares . Esternorrafia metálica . Sequela de fraturas consolidadas em alguns arcos costais bilaterais , principalmente à direit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ápices pulmona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ovalar no segmento anterior do lobo superior direito , medindo cerca de 0 , 25 x 0 , 14 cm nos maiores eixos axiais . Há imagem ovalar hiperdensa no segmento anterior do lobo superior direito , medindo cerca de 0 , 31 x 0 , 28 cm nos maiores eixos axiais . Existem imagens hiperatenuantes laminares no segmento medial do lobo médio , no segmento inferior da lingula , no segmento basal lateral direito e na transição dos segmentos basais posterior e lateral esquerdos . Notamos áreas com discreta atenuação em vidro fosco nos lobos superiores e inferiores , pouco mais evidentes na base pulmonar direita . Boa permeabilidade da traquéia , dos brônquios fontes e lobares . Mediastino centrado , com área cardíaca normal . Há placas parietais calcificadas na aorta descend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1 x 0,28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Principais aspectos observados no contexto de urgência : Bronquiectasias no segmento posterior do lobo superior direito , algumas com conteúdo hipoatenuante inferindo impacção mucóide . Notam - se ainda pequena imagem ovalada hipoatenuante no interior de bronquiectasia neste segmento , medindo 0 , 5 x 0 , 3 cm , que pode representar plug mucoso , sendo recomendado controle evolutivo . Micronódulos em vidro fosco centrolobulares , distribuídos nos lobo superior direito e lobo médio , sugerindo bronquiolopatia . Atelectasias laminares basais bilaterais . Espessamento pleural apical bilateral . Hérnia gástrica hiatal . Escoliose toracolombar . Espondilose torácica . Demais achados :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Achado adicional : conteúdo hiperatenuante junto ao infundíbulo da vesícula inferindo bile espessa / microcálculos . Ressaltam - se as limitações da tomografia para avaliação de cálculos bili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reptações nas bases pulmonares + dor nas costas Principais achados : Exame de avaliação prejudicada por artefatos de movimentos respiratórios e por hipoexpansão pulmonar . Parênquima pulmonar com padrão de atenuação em mosaico , caracterizada por áreas relativamente hipoatenuantes e oligoêmicas entremeadas bilateralmente , mais comumente relacionadas a aprisionamento / ou distúrbio perfusional . Opacidades pleuropulmonares apicais bilaterais , de aspecto fibrocicatricial / sequelar . Nódulo calcificado de aspecto residual ( granuloma ) no segmento basal lateral do lobo inferior esquerdo . Cúpula frênica esquerda mais alta que o habitual , associada atelectasia parcial do segmento basal posterior esquerdo . Discretas opacidades em vidro fosco mal definidas , de distribuição peribroncovsacular e periférica esparsas , mais evidentes na base direita , inespecíficas , mas que podem estar relacionadas à fase evolutiva ou resolutiva de processo inflamatório / infeccioso a depender do contexto clínico . Demais achados : Não há sinais de derrame pleural ou pericárdico . Coração sem particularidades volumétricas relevantes ao método . Não se observam linfonodomegalias mediastinais . Traqueia e brônquios - fonte pérvios , com calibre normal . Estruturas vasculares mediastinais com trajeto e calibre externo preservados . Discreta ateromatose da aorta torácica e seus ramos . Acentuada escoliose sigmóide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Leve ateromatose aórtica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Queda de saturação e distensão abdominal Análise : Exame de avaliação limitada por artefatos de movimentos respiratórios . Derrame pleural bilateralm maior à esquerda . Consolidações e opacidades em vidro fosco de distribuição central / peribroncovascular em ambos os pulmões , com acometimento mais extenso à esquerda , sobretudo no lobo superior , onde esboça consolidação semilobar . Há espessamento septal liso interlobular sobrepostos , notadamente nos lobos superiores , por vezes configurando padrão de pavimetnação em mosaico . Edema pulmonar e hemorragia alveolar devem ser considerados entre os diferenciais prioritários , não podendo se afastar processo inflamatório / infeccioso a depender do contexto clínico . Nódulos pulmonares esparsos nos lobo superior esquerdo e lobo médio , o maior nesta última topografia medindo 0 , 7 cm , inespecíficos ( secundários ? Inflamatórios ? ) Aumento volumétrico global cardíaco . Não se observam linfonodomegalias mediastinais . Traqueia e brônquios - fonte pérvios , com calibre normal . Aumento de calibre do tronco arterial pulmonar , achado inespecífico que pode estar relacionado a algum grau de hipertensão pulmonar . Alterações degenerativas vertebrais ( espondilose )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0,7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Focos isolados de atenuação do fosco na periferia dos lobos inferiores - segmentos posteriores . . Parênquima pulmonar com morfologia , vasculatura normal , sem evidenciar nódulos ou área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Realizado estudo comparativo com tomografia do dia 04 / 06 / 2022 , evidenciando - se : Permanecem as bronquiectasias cilíndricas no lobo inferior esquerdo com importante espessamento parietal brônquico difuso . Permanecem os nódulos centrolobulares bem definidos e por vezes com aspecto de árvore em brotamento no segmento posterior do lobo superior direito . Mínimo derrame pleural bilateral com atelectasia compressiva do parênquima pulmonar adjacente . Derrame cissural a esquerda . Restante dos achados estáve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TOMOGRAFIA COMPUTADORIZADA DO TÓRAX MOTIVO : Quadro respiratório . TÉCNICA : Aquisições multislice dos ápices pulmonares até as adrenais sem a injeção intravenosa de meio de contraste organoiodado . RELATÓRIO : PLEURAS : Espaços pleurais com aspecto virtual . PARÊNQUIMA PULMONAR : Leve espessamento linear brônquico difuso . ﻿ Micronódulos centrolobulares em vidro fosco no segmento anterior e posterior do lobo superior direito . Densidade normal dos campos pulmonares . Distribuição vasobrônquica preservada . CONTINUA . . . . MEDIASTINO : Ausência de linfonodomegalias . Esôfago , traquéia e brônquios fonte sem anormalidades visíveis . Estruturas vasculares apresentam trajetos e calibres habituais . Pequena hérnia gástrica hiatal , com óstio medindo 27 x 25 mm . Linfonodomegalia subcarina , medindo 14 mm . Ateromatose cálcica supraaórtica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 nódulo residual calcificado no lobo inferior do pulmão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o pulmã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string" calcext:value-type="string">
            <text:p>TOMOGRAFIA COMPUTADORIZADA DO TÓRAX MOTIVO : Pneumonia . ﻿ TÉCNICA : Aquisições multislice dos ápices pulmonares até as adrenais sem a injeção intravenosa de meio de contraste organoiodado . RELATÓRIO : Exame de avaliação prejudicada , devido a artefatos de movimentação respiração . PLEURAS : Espaços pleurais com aspecto virtual . Espessamento pleural biapical . PARÊNQUIMA PULMONAR : Atelectasias subsegmentares esparsas bilaterais . Espessamento brônquico no segmentos basais do lobo inferior esquerdo . Alguns micronódulos centrolobulares no lobo superior direito e esquerdo . Opacidades em vidro fosco , confluentes , algumas formando pequenas consolidações nos segmentos posteriores do lobo inferior esquerdo . MEDIASTINO : CONTINUA . . . . Ausência de linfonodomegalias . Esôfago , traquéia e brônquios fonte sem anormalidades visíveis . Ectasia do tronco pulmonar medindo até 32 mm . Ateromatose cálcica supraáortica e coronariana . ARCABOUÇO ÓSSEO Espondilose torácica . Aumento da cif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+ Dispnéia Principais achados : Parênquima pulmonar com padrão de atenuação em mosaico , caracterizado por áreas hipoatenuantes e oligoêmicas entremeadas a parênquima preservado , mais comumente relacionadas a áreas de aprisionamento aéreo e / ou distúrbio perfusional . Bandas parenquimatosas / estrias fibroatelectásicas esparsas em lobo médio e ambas as bases pulnonares , destacando - se a base pulmonar esquerda , onde se associa a bronquiectasias de tração no segmento basal lateral . Nódulo calcificado de aspecto residual ( granuloma ) no segmento basal posterior do lobo inferior esquerdo . Discretos espessamentos pleurais focais no aspecto posterior de ambos os pulmões , de aspecto inespecífico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 Achado adicional da transição toracoabdominal : - Discreta esplenomegali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string" calcext:value-type="string">
            <text:p>TOMOGRAFIA COMPUTADORIZADA DO TÓRAX MOTIVO : Doença renal crônica mais dispneia . TÉCNICA : Aquisições multislice dos ápices pulmonares até as adrenais sem a injeção intravenosa de meio de contraste organoiodado . RELATÓRIO : PLEURAS : Pequeno derrame pleural bilateral . PARÊNQUIMA PULMONAR : Atenuação em mosaico bilateral acometendo todos os campos pulmonares , associando - se a espessamento linear dos septos interlobulares . ﻿ Focos de consolidação no segmento apical do lobo inferior direito e esquerdo , em associação com micronódulos centrolobulares em vidro fosco no lobo médio e inferior direito . ﻿ Atelectasias subsegmentares bilaterais . MEDIASTINO : Linfonodomegalia paratraqueal à esquerda medindo 30 x 16 mm . Esôfago , traquéia e brônquios fonte sem anormalidades visíveis . CONTINUA . . . Ectasia do tronco pulmonar medindo até 36 mm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Opacidades heterogêneas com padrão reticulonodular , associadas a áreas de atenuação em vidro fosco e pequenos focos consolidativos , predominantemente distribuídas nas porções periféricas da língula , sugerindo a possibilidade de processo infeccioso em atividade . Discretas opacidades heterogêneas no segmento basal posterior do lobo inferior esquerdo , possivelmente representando atelectasias subsegmentares . Pequeno nódulo semissólido no segmento posterior do lobo superior direito , de caráter inespecífico , medindo cerca de 0 , 3 cm . Linfonodos calcificados no hilo pulmona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8.1</text:p>
          </table:table-cell>
          <table:table-cell office:value-type="string" calcext:value-type="string">
            <text:p>TOMOGRAFIA COMPUTADORIZADA DE TÓRAX MOTIVO / DADOS CLÍNICOS : Exame realizado em caráter de urgência , direcionado para a pesquisa de achados relacionados a pneumonia viral . TÉCNICA : Realizado estudo tomográfico com cortes axiais e reconstruções multiplanares sem a administração intravenosa do meio de contraste iodado . ANÁLISE : Não foram caracterizados sinais de processo inflamatório / infeccioso do parênquima pulmonar . Demais achados : Espondilose dorsal incipiente . Partes moles e estruturas ósseas do arcabouço torácico preservadas . Ateromatose arterial , incluindo coronárias . Estruturas vasculares mediastinais com calibres preservados . Áreas de atenuação em mosaico nas bases pulmonares , achados que podem estar relacionados a aprisionamento áreo . Ectasia do tronco da artéria pulmonar , com calibre de até 3 , 2 cm . Cardiomegalia . Traqueia e brônquios principais com trajetos e calibres preservados . Ausência de linfonodomegalias mediastinais . Enfisema pulmonar centrolobular incipiente no segmento apical do lobo superior direito . Atelectasias pulmonares laminares esparsas bilaterais . Granuloma pulmonar residual à direita . Nódulos pulmonares sem calcificações evidentes no segmento apicoposterior , lateral do lobo médio e medial do lobo médio , medindo até 0 , 4 cm , indeterminados . Não há derrame pleural ou pneumotórax . Nota : a ausência de achados típicos na tomografia computadorizada não exclui o diagnóstico de COVID - 19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à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388.2</text:p>
          </table:table-cell>
          <table:table-cell office:value-type="string" calcext:value-type="string">
            <text:p>TOMOGRAFIA COMPUTADORIZADA DE TÓRAX MOTIVO / DADOS CLÍNICOS : Exame realizado em caráter de urgência , direcionado para a pesquisa de achados relacionados a pneumonia viral . TÉCNICA : Realizado estudo tomográfico com cortes axiais e reconstruções multiplanares sem a administração intravenosa do meio de contraste iodado . ANÁLISE : Não foram caracterizados sinais de processo inflamatório / infeccioso do parênquima pulmonar . Demais achados : Espondilose dorsal incipiente . Partes moles e estruturas ósseas do arcabouço torácico preservadas . Ateromatose arterial , incluindo coronárias . Estruturas vasculares mediastinais com calibres preservados . Áreas de atenuação em mosaico nas bases pulmonares , achados que podem estar relacionados a aprisionamento áreo . Ectasia do tronco da artéria pulmonar , com calibre de até 3 , 2 cm . Cardiomegalia . Traqueia e brônquios principais com trajetos e calibres preservados . Ausência de linfonodomegalias mediastinais . Enfisema pulmonar centrolobular incipiente no segmento apical do lobo superior direito . Atelectasias pulmonares laminares esparsas bilaterais . Granuloma pulmonar residual à direita . Nódulos pulmonares sem calcificações evidentes no segmento apicoposterior , lateral do lobo médio e medial do lobo médio , medindo até 0 , 4 cm , indeterminados . Não há derrame pleural ou pneumotórax . Nota : a ausência de achados típicos na tomografia computadorizada não exclui o diagnóstico de COVID - 19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oposterior , lateral do lobo médio e medial do lobo médio</text:p>
          </table:table-cell>
          <table:table-cell office:value-type="string" calcext:value-type="string">
            <text:p>Até 0,4 cm</text:p>
          </table:table-cell>
          <table:table-cell table:number-columns-repeated="1015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ovalar no segmento anterior do lobo superior esquerdo , medindo cerca de 0 , 43 x 0 , 39 cm nos maiores eixos axiais . Existe imagem ovalar hiperdensa na periferia do segmento basal posterior esquerdo , medindo cerca de 0 , 35 x 0 , 29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posterior esquerdo</text:p>
          </table:table-cell>
          <table:table-cell office:value-type="string" calcext:value-type="string">
            <text:p>0,35 x 0,29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parenquimatosas hipoatenuantes subpleurais no ápice pulmonar direito e no segmento basal posterior direito ( 1 , 5 x 0 , 87 cm nos maiores eixos axiais ) . Há imagem hiperatenuante ovalar no segmento apical do lobo superior direito , medindo cerca de 0 , 37 x 0 , 3 cm nos maiores eixos axiais . Existe imagem hiperatenuante laminar na língula . Há áreas com discreta atenuação em vidro fosco na língula , nos segmentos superiores dos lobos inferiores e nos segmentos basais posteriores e basal lateral esquerdo . Existe imagem ovalar hiperdensa na transição dos segmentos basais posterior e laterais direitos , medindo cerca de 0 , 5 x 0 , 35 cm nos maiores eixos axiais . Boa permeabilidade da traquéia , dos brônquios fontes e lobares . Mediastino centrado , com área cardíaca normal . Há placas parietais calcificadas na aorta torácica e em ramos arteriais coronários . Existem imagens ovalares hiperdensas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7 x 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Sinais de espondilose dorsal com acentuação da curvatura cifótica habitual . Proeminência do lobo tireoidiano à esquerda com insinuação intra torácica deslocando contralateralmente o esôfago . Pequeno espessamento brônquico para os lobos inferiores sem nítido processo pneumônico associado . Trave atelectásica com pequeno espessamento pleural posterior no lobo inferior direita . Ausência de bronquiectasias . Ausência de nódulos ou demais lesões focais parenquimatosas . Traquéia , brônquios - fontes e hilos pulmonares livres . Ateromatose aórtica e coronarian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392" calcext:value-type="float">
            <text:p>392</text:p>
          </table:table-cell>
          <table:table-cell office:value-type="string" calcext:value-type="string">
            <text:p>TOMOGRAFIA COMPUTADORIZADA DO TÓRAX MOTIVO : Tosse há dez dias . TÉCNICA : Aquisições multislice dos ápices pulmonares até as adrenais sem a injeção intravenosa de meio de contraste organoiodado . RELATÓRIO : PLEURAS : Espessamento pleural apical bilateral . PARÊNQUIMA PULMONAR : Atelectasias subsegmentares na base pulmonar esquerda . Tênue espessamento linear dos septos interlobulares na base pulmonar esquerda . ﻿ Alguns micronódulos centrolobulares na língula , lobo superior direito e no lobo inferior esquerdo , inespecíficos . Espessamento brônquico nas bases pulmonares . Distribuição vasobrônquica preservada . MEDIASTINO : Ausência de linfonodomegalias . CONTINUA . . . . Esôfago , traquéia e brônquios fonte sem anormalidades visíveis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Presença de sonda enteral . Espessamento parietal brônquico difuso nos campos pulmonares inferiores associados a conteúdo mucoso intraluminal nos lobos inferiores e opacidades com distribuição peribroncovascular . Achados que podem corresponder a processo inflamatório / infeccioso brônquico com extensão para as vias aéreas . Estrias e atelectasias subsegmentares nos segmentos posteriores de ambos os campos pulmonares inferiores , provavelmente decorrentes a baixa expansibilidade pulmonar . Nódulo pulmonar calcificado no segmento lateral do lobo médio , subcentimétrico , de aspecto residual granulomatoso . O restante do parênquima pulmonar com transparência preservada . Traqueia , brônquios principais e lobares pérvios . Não há sinais de derrame pleural ou efusão pericárdica . Não se identificam linfonodomegalias mediastinais . Ateromatose aórtica e coronariana . Coração e grandes vasos do mediastino com dimensões preservadas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TOMOGRAFIA COMPUTADORIZADA DO TÓRAX MOTIVO : Pneumonia ? Doença pulmonar obstrutiva crônica exacerbada . TÉCNICA : Aquisições multislice dos ápices pulmonares até as adrenais sem a injeção intravenosa de meio de contraste organoiodado . RELATÓRIO : PLEURAS : Pequeno derrame pleural à direita . Pequeno pneumotórax à esquerda . PARÊNQUIMA PULMONAR : Opacidades centrolobulares , no lobo médio e inferior direito , algumas com aspecto de árvore em brotamento e outras confluentes , caracterizando pequenos focos de consolidação . Dois micronódulos centrolobulares no lobo superior esquerdo , medindo até 3 mm . Pequeno cisto intrapulmonar simples , medindo 11 mm . Distribuição vasobrônquica preservada . Espessamento parietal brônquico nos lobos inferiores . Atelectasias subsegmentares esparsas bilaterais . CONTINUA . . . . MEDIASTINO : Ausência de linfonodomegalias . Esôfago , traquéia e brônquios fonte sem anormalidades visíveis . Ectasia do tronco pulmonar , medindo até 30 mm . Linfondomegalia carinal medindo até 11 mm . ARCABOUÇO ÓSSEO Espondilose torácica . Aumento da cif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TOMOGRAFIA COMPUTADORIZADA DO TÓRAX Exame realizado em caráter de urgência Indicação do exame : RNC . Rastreio infeccioso . Técnica : imagens obtidas por aquisição volumétrica multislice , sem a administração intravenosa de contraste iodado . Estudo com avaliação limitada devido a artefato de movimento respiratório . Aspectos observados : Consolidação e opacidades centrolobulares com aspecto de árvore em brotamento , associado a opacidade em vidro fosco nos lobos inferiores de ambos os pulmões , mais evidente à direita . Estrias fibroatelectásicas nos ápices pulmonares , de aparente etiologia sequelar / cicatricial Atelectasias subsegmentares esparsas pelo parênquima pulmonar . Pequeno nódulo calcificado , de aspecto residual , no segmento apical do lobo superior direito , medindo 0 , 4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Placas ateromatosas calcificadas na aorta , ramos supra - aórticos e coronárias . Rarefação óssea difusa , comumente relacionado a osteopenia . Sinais de espondilose dorsal , destacando acentuação da cifose fisiológica . Dispositivo tubular no interior do esôfago com acotovelamento na transição toraco - abdominal e trajeto ascendente , não sendo identificada a extremidade distal neste estu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bronquiectasias . Ausência de nódulos suspeitos . Traquéia , brônquios - fontes e hilos pulmonares livres . Estruturas mediastinais anatômicas . Ausência deli nfonodomegalias em meio aos planos gordurosos mediastinais . Ausência de coleções líquidas livres no espaço pleural . Pequeno espessamento brônquico para os lobos inferiores observando conteúdo intraluminla luminal para o segmento lateral do lobo inferior à direita sem processo pneumônico associado . Opacidades centroacinares na projeção medular no lobo inferior esquerdo . Isolados focos de atenuação em vidro fosco nos segmentos posteriores dos lobos inferiores não suspeitos para pneumonia vi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Seguintes aspectos observados : Esparsos Micronódulos centrolobulares com halo em vidro fosco distribuídos no lobo inferior direito , notadamente em segmentos basais . Parênquima pulmonar restante com coeficientes de atenuação preservados . Não há evidências de derrame pleural . Não foram caracterizados linfonodos aumentados de volume na gordura mediastinal ou cavum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dilatações ou espessamento das paredes brônquicas . Nódulo com densidade de partes moles , circunscrito em projeção da periferia do segmento lateral do lobo médio medindo 5 , 6 mm . Ausência de pneumopatia alveolar ou intersticial em evolução . Traquéia , brônquios - fontes e hilos pulmonares livres . Leve ateromatose aórtica e acentuada coronariana . Estruturas mediastinais anatômicas . Ausência de linfonodomegalias em meio aos planos gordurosos mediastinais . Ausência de coleções líquidas livres no espaço pleural . Pequeno espessamento pleural posterior no lobo superior direit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egmento lateral do lobo médio</text:p>
          </table:table-cell>
          <table:table-cell office:value-type="string" calcext:value-type="string">
            <text:p>5,6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Espessamento da porção posterior pleural bilateral . PARÊNQUIMA PULMONAR : Linha subpleural no lobo superior direito e inferior esquerdo . Nódulo sólido , de margens regulares , no segmento lateral do lobo médio , medindo 8 mm . Micronódulo em vidro fosco na língula . Atelectasias subsegmentares nos lobos inferiores . Distribuição vasobrônquica preservada . MEDIASTINO : Ausência de linfonodomegalias . CONTINUA … Esôfago , traquéia e brônquios fonte sem anormalidades visíveis . Estruturas vasculares apresentam trajetos e calibres habituais . Ectasia do tronco pulmonar , medindo até 32 mm . Ateromatose cálcica supra - aórtica e coronariana . Cardiomegalia . ARCABOUÇO ÓSSEO Espondilose torácica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8 mm</text:p>
          </table:table-cell>
          <table:table-cell/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Indicação : PNM . Seguintes aspectos observados : Nódulo pulmonar não calcificado , com contornos irregulares / espiculados , limites definidos , localizado no segmento basal posterior esquerdo , medindo 2 , 2 x 1 , 5 x 1 , 8 cm em seus maiores eixos transversos e longitudinal , situado cerca de 0 , 4 cm da superfície pleural . Esparsos Micronódulos pulmonares bilaterais , ncaracterísticos . Não há evidências de derrame pleural . Linfonodomegalias axilares bilaterais à direita medindo até 2 , 7 x 1 , 9 cm e à esquerda 2 , 3 x 1 , 1 cm . Ateromatose aórtica . As estruturas vasculares mediastinais têm disposição usual . Câmaras cardíacas com dimensões preservadas . Traquéia , carina e brônquios principais de calibre e contornos normais . Pequena hérnia gástrica hiatal . Espondilose torácica com fratura do corpo vertebral de D 11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2,2 x 1,5 x 1,8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01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no segmento ápico - posterior do lobo superior esquerdo , no segmento anterior do lobo superior direito e no segmento superior do lobo inferior esquerdo . Existem imagens hiperatenuantes laminares no segmento anterior do lobo superior direito , em lobo médio , na língula e nos segmentos basais anterior e lateral esquerdos . Há espessamentos septais na porção mais posterior do lobo inferior direito e no segmento basal posterior esquerdo . Existe imagem ovalar hiperdensa em lobo médio ( 0 , 3 x 0 , 26 cm ) e existe imagem ovalar hiperdensa no segmento basal posterior direito ( 0 , 55 x 0 , 39 cm nos maiores eixos axiais ) . Boa permeabilidade da traquéia , dos brônquios fontes e lobares . Mediastino centrado , com área cardíaca normal . Existem placas parietais calcificadas na aorta abdominal , no tronco bráquiocefálico , em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0,3 x 0,2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0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no segmento ápico - posterior do lobo superior esquerdo , no segmento anterior do lobo superior direito e no segmento superior do lobo inferior esquerdo . Existem imagens hiperatenuantes laminares no segmento anterior do lobo superior direito , em lobo médio , na língula e nos segmentos basais anterior e lateral esquerdos . Há espessamentos septais na porção mais posterior do lobo inferior direito e no segmento basal posterior esquerdo . Existe imagem ovalar hiperdensa em lobo médio ( 0 , 3 x 0 , 26 cm ) e existe imagem ovalar hiperdensa no segmento basal posterior direito ( 0 , 55 x 0 , 39 cm nos maiores eixos axiais ) . Boa permeabilidade da traquéia , dos brônquios fontes e lobares . Mediastino centrado , com área cardíaca normal . Existem placas parietais calcificadas na aorta abdominal , no tronco bráquiocefálico , em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55 x 0,39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02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e impressão diagnóstica : Raros e pequenos focos de opacidade em vidro fosco , esparsos em ambos os pulmões , de distribuição periférica , acometendo muito menos de 5 % da extensão do parênquima pulmonar . Embora não específicos , os achados são compatíveis com pneumonia viral e descritos como típicos ( de alta probabilidade ) para COVID 19 . Nódulos com densidade de partes moles ( 3 ) esparsos no lobo médio , com diâmetro variando entre 0 , 5 e 0 , 7 cm , de morfologia grosseiramente triangular / losangular , e dois deles com base de contato pleural / fissural , podendo corresponder a linfonodos intrapulmonares . Sugere - se controle evolutivo . Discreto enfisema centrolobular bilateral , mais evidente nos lobos superiores , onde ainda também observa leve componente parasseptal nos ápices . Tênues atelectasias laminares , subsegmentares em base esquerda . Demais achados : Pequeno nódulo pulmonar de 0 , 4 cm no segmento basal lateral esquerdo , inespecífico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Incipiente ateromatose da aorta torácica e seus ramos . Discret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Entre 0,5 e 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02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e impressão diagnóstica : Raros e pequenos focos de opacidade em vidro fosco , esparsos em ambos os pulmões , de distribuição periférica , acometendo muito menos de 5 % da extensão do parênquima pulmonar . Embora não específicos , os achados são compatíveis com pneumonia viral e descritos como típicos ( de alta probabilidade ) para COVID 19 . Nódulos com densidade de partes moles ( 3 ) esparsos no lobo médio , com diâmetro variando entre 0 , 5 e 0 , 7 cm , de morfologia grosseiramente triangular / losangular , e dois deles com base de contato pleural / fissural , podendo corresponder a linfonodos intrapulmonares . Sugere - se controle evolutivo . Discreto enfisema centrolobular bilateral , mais evidente nos lobos superiores , onde ainda também observa leve componente parasseptal nos ápices . Tênues atelectasias laminares , subsegmentares em base esquerda . Demais achados : Pequeno nódulo pulmonar de 0 , 4 cm no segmento basal lateral esquerdo , inespecífico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Incipiente ateromatose da aorta torácica e seus ramos . Discreta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TOMOGRAFIA COMPUTADORIZADA DE TÓRAX INDICAÇÃO : Febre e RNC . TÉCNICA : - Exame realizado sem o uso de contraste . ANÁLISE : Planos subcutâneos e musculares da parede torácica de aspecto preservado . Ausência de linfonodomegalias axilares e supraclaviculares . Ausência de derrame pleural . Irregularidades pleuroparenquimatosas no parênquima pulmonar . Nódulo sólido triangular , justifissural no lobo médio , medindo 7 mm e podendo corresponder a linfonodo intrapulmonar . Opacidades mal definidas tendendo a confluir em consolidação no segmento apicoposterior do lobo superior esquerdo . Opacidades reticulares e em vidro fosco predominando em posições pendentes e subpleurais , podendo estar relacionado , ao menos em parte , ao decúbito . . Atenuação em mosaico predominando nos lobos inferiores compatível com alteração da relação ventilação - perfusão . Tal aspecto pode estar relacionado a áreas de aprisionamento aéreo . Traquéia e brônquios principais de calibre e trajeto mantidos . Planos gordurosos mediastinais íntegros . Ausência de linfonodomegalias mediastinais . Estruturas vasculares mediastinais de aspecto habitual . Ateromatose aórtica e coronariana . Alterações ósseas degenerativas . Rarefação óssea ao protocolo do estud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7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TOMOGRAFIA COMPUTADORIZADA DE TÓRAX Indicação do exame : tosse . Técnica : imagens obtidas por aquisição volumétrica multislice sem a administração intravenosa de contraste iodado . Aspectos observados : Artefatos de movimento respiratório ( paciente não conseguiu realizar uma apneia satisfatória ) . Estrias fibroatelectásicas nos ápices pulmonares , de provável etiologia sequelar / cicatricial . Atelectasias subsegmentares nas bases pulmonares , com espessamento pleural à esquerda . Discreto espessamento das paredes brônquicas nas bases pulmonares e tênue opacidade com atenuação em vidro fosco no segmento anterior do lobo superior esquerdo . Alguns diminutos nódulos não calcificados , inferiores a 0 , 4 cm , em ambos os pulmões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rtéria subclávia direita com origem no arco aórtico e com trajeto retroesofágico ( variação anatômica ) . Hérnia gástrica - hiatal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m ambos os pulmões</text:p>
          </table:table-cell>
          <table:table-cell office:value-type="string" calcext:value-type="string">
            <text:p>inferiores a 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TOMOGRAFIA COMPUTADORIZADA DE TÓRAX INDICAÇÃO : 40 dias de tosse . TÉCNICA : Exame realizado sem o uso de contraste . ANÁLISE : Planos subcutâneos e musculares da parede torácica de aspecto preservado . Ausência de linfonodomegalias axilares e supraclaviculares . Ausência de derrame pleural . Opacidades centrolobulares , focais , mal definidas e em vidro fosco nos segmentos basais anterior e lateral do lobo inferior direito , medindo até 10 mm . Nódulo calcificado no lobo superior esquerdo , medindo 4 mm , residual . Demais aspectos do parênquima pulmonar com atenuação radiológica preservada . Traquéia e brônquios principais de calibre e trajeto mantidos . Planos gordurosos mediastinais íntegros . Ausência de linfonodomegalias mediastinais . Estruturas vasculares mediastinais de aspecto habitual . Arcabouço ósseo preservado . NOTA : Sinais de esteatose hepática acentua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parenquimatosas hipoatenuantes subpleurais e periférica mal definidas no lobo superior direito . Há imagem ovalar hiperdensa no segmento superior da língula , medindo cerca de 0 , 32 x 0 , 28 cm nos maiores eixos axiais . Existem imagens hiperatenuantes laminares na língula e no segmento basal posterior direito . Há área periférica com atenuação em vidro fosco nos segmentos basais lateral e posterior esquerdos . Boa permeabilidade da traquéia , dos brônquios fontes e lobares . Mediastino centrado , com proeminência do ventrículo cardíaco esquerdo . Existem placas parietais calcificadas na aorta torácica , em ramos supra - aorticos e em ramos arteriais coronários . Há sutura com fios metálicos no esterno e clips metálicos hemostáticos no mediasti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a língula</text:p>
          </table:table-cell>
          <table:table-cell office:value-type="string" calcext:value-type="string">
            <text:p>0,32 x 0,28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pnéia aos esforços e ICC . Principais achados : Exame de avaliação acentuadamente prejudicada por intensos artefatos de movimentos respiratórios e pelo padrão expiratório . Pequeno derrame pleural bilateral . Espessamento liso de septos interlobulares em bases pulmonares , inespecífico , mas possivelmente relacionado a algum grau de edema / congestão pulmonar . Focos consolidativos e opacidades em vidro fosco de distribuição predominantemente central , esparsas bilateralmente , confluentes em região peri - hilar do lobo inferior direito . Processo inflamatório / infeccioso e / ou edema pulmonar são os principais diferenciais . Nódulo subpleural , no segmento anterior do lobo superior direito , medindo 0 , 8 cm , inespecífico . Demais achados : Não há sinais de derrame pericárdico . Aparente global volumétrico cardíaco . Calcificações em topografia de valva mitral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dorsal ) e acentuação da cifose torácica fisiológ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8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TOMOGRAFIA COMPUTADORIZADA DE TÓRAX INDICAÇÃO : Diagnóstico de Covid . TÉCNICA : Exame realizado sem o uso de contraste . ANÁLISE : Planos subcutâneos e musculares da parede torácica de aspecto preservado . Ausência de linfonodomegalias axilares e supraclaviculares . Ausência de derrame pleural . Nódulo calcificado no segmento anterior do lobo superior direito , medindo 4 mm , de aspecto residual . Atelectasias laminares esparsas e bilaterais . Parênquima pulmonar com atenuação radiológica preservada . Traquéia e brônquios principais de calibre e trajeto mantidos . Planos gordurosos mediastinais íntegros . Ausência de linfonodomegalias mediastinais . Estruturas vasculares mediastinais de aspecto habitual . Ateromatose aórtica e coronariana . Arcabouço ósseo preservado . NOTA : Esteatose hepática lev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prejudicada devido artefatos de movimentos respiratórios . Análise e impressão diagnóstica : Pequeno nódulo calcificado no segmento anterior do lobo superior direito , residual . Áreas hiperatenuantes nas porções pendentes de ambos os lobos inferiores , provavelmente relaconadas a hipoventilação . Imagem cardíaca com dimensões aumentadas , sobretudo à custa do ventrículo esquerdo . Placas ateromatosas calcificadas na aorta , ramos supra - aórticos e coronárias . Alterações ósseas degenerativas na coluna dorsal . Demais aspectos , a saber : Parênquima pulmonar restante com coeficientes de atenuação grosseiramente preservados .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 Achado adicional : Baço de dimensões levemente aument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TOMOGRAFIA COMPUTADORIZADA DO TÓRAX Exame realizado em caráter de urgência Indicação do exame : tosse há 1 mês + dispneia . Técnica : imagens obtidas por aquisição volumétrica multislice , sem a administração intravenosa de contraste iodado . Aspectos observados : Opacidades focais com atenuação em vidro fosco , com predomínio periférico , acometendo os lobos inferiores . Pequeno nódulo calcificado , de aspecto residual , no segmento apicoposterior , medindo 0 , 5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TOMOGRAFIA COMPUTADORIZADA DO TÓRAX Exame realizado em caráter de urgência Indicação do exame : tosse há 6 dias . Técnica : imagens obtidas por aquisição volumétrica multislice , sem a administração intravenosa de contraste iodado . Aspectos observados : Opacidades centrolobulares com atenuação em vidro fosco difusas pelos campos pulmonares , notadamente nos segmentos posteriores dos lobos inferiores e segmento basal anteromedial do lobo inferior esquerdo , achados que podem estar relacionados a processo inflamatório / infeccioso . Atelectasias subsegmentares dispersas por todo parênquima pulmonar . Estrias fibroatelectásicas nos ápices pulmonares , de aparente etiologia sequelar / cicatricial Pequeno nódulo calcificado , de aspecto residual , no segmento basal posterior do lobo inferior direito , medindo 0 , 6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Placas ateromatosas calcificadas na aorta , ramos supra - aórticos e coronárias . Pequena hérnia gástrica hiatal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Ausência de pneumopatia alveolar ou intersticial em evolução . Não caracterizamos dilatações ou espessamento das paredes brônquicas . Pequeno nódulo calcificado ( granuloma ) no lobo superior a direita com 4 mm . Ausência de nódulos suspeit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a direita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Área focal de opacidade com atenuação em vidro fosco , com focos consolidativos de permeio na periferia do segmento superior do lobo inferior direito , estendendo - se , em parte , ao lobo médio , de provável etiologia inflamatória / infecciosa . Tais achados acometem menos de 25 % do parênquima pulmonar , podem estar presentes em pacientes com pneumonia viral mas não são específicos e podem ocorrer em uma variedade de processos infeciosos e não infecciosos . Imagem nodular medindo 3 , 0 cm , com densidade de partes moles e calcificações grosseiras periféricas , localizada na interface pleuropulmonar do segmento superior do lobo inferior esquerdo , associadas a faixas de atelectasias laminares adjacentes , inespecífica , podendo corresponder a atelectasia redonda ou nódulo pleuro - pulmonar . A critério clínico , realizar estudo de controle . Algumas faixas de atelectasias laminares esparsas bilateralmente , provavelmente relacionadas a áreas hipoventiladas . Imagem cardíaca aumentada . Ateromatose aórtica , em vasos supra - aórticos e em coronárias . Esternorrafia . Alterações ósseas degenerativas na coluna dorsal . Achado adicional : Aumento volumétrico do lobo esquerdo da tireoide , parcialmente incluso no estudo , exibindo coeficientes de atenuação heterogêneos , determianndo aumento volumétrico cervical à esquerda e desvio da traqueia para direita Demais aspectos , a saber : Traqueia restante e brônquios principais com trajetos e calibres preservados . Ausência de derrame pleural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torácico conservado salientando pequena atitude escoliótica dorsal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15.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unilaterais , , de predomínio periférico e acometendo apenas a base pulmonar direita . Enfisema pulmonar nos lobos superiores . Pequenos granulomas residuais calcificados esparsos por ambos os pulmões e sendo o maior deles no lobo superior direito e medindo 0 , 8 cm . Pequeno nódulo pulmonar sólido no segmento apicoposterior do lobo superior esquerdo e medindo 0 , 3 cm . Estrias fibroatelectásicas difusas por ambos os pulmões . Atelectasias laminares em ambas as bases pulmonares . Restante do parênquima pulmonar com atenuação preservada . Ausência de derrame pleural ou pericárdico . Não se observam linfonodomegalias mediastinais . Coração de dimensões aumentadas . Traqueia e brônquios - fonte pérvios , com calibre normal . Estruturas vasculares mediastinais com trajeto e diâmetro preservado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15.2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unilaterais , , de predomínio periférico e acometendo apenas a base pulmonar direita . Enfisema pulmonar nos lobos superiores . Pequenos granulomas residuais calcificados esparsos por ambos os pulmões e sendo o maior deles no lobo superior direito e medindo 0 , 8 cm . Pequeno nódulo pulmonar sólido no segmento apicoposterior do lobo superior esquerdo e medindo 0 , 3 cm . Estrias fibroatelectásicas difusas por ambos os pulmões . Atelectasias laminares em ambas as bases pulmonares . Restante do parênquima pulmonar com atenuação preservada . Ausência de derrame pleural ou pericárdico . Não se observam linfonodomegalias mediastinais . Coração de dimensões aumentadas . Traqueia e brônquios - fonte pérvios , com calibre normal . Estruturas vasculares mediastinais com trajeto e diâmetro preservados . Ateromatose aórtica e coronariana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Discretas alterações fibroatelectásicas subpleurais no ápice pulmonar a esquerda . Focos isolados de atenuação em vidro fosco na língula e no segmento posterior do lobo inferior a esquerda . Não caracterizamos dilatações ou espessamento das paredes brônquicas . Ausência de nódulos suspeit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Opacidades com atenuação em vidro fosco esparsas em ambos os pulmões , predominantemente periféricas e nas regiões posteriores dos campos pulmonares inferiores , acometendo entre 50 e 75 % do parênquima pulmonar . Demais achados : Não há sinais de derrame pleural ou pericárdio . Nódulos pulmonares calcificados subcentimétricos no segmento apicoposterior do lobo superior esquerdo , de aspecto residual granulomatoso . Restante do parênquima pulmonar com atenuação preservada . Hilos pulmonares livres . Não se observam linfonodomegalias mediastinais . Traqueia e brônquios - fonte pérvios , com calibre normal . Ectasia da aorta torácica ascendente , medindo 45 mm . Coração e demais estruturas vasculares mediastinais com trajeto e diâmetro preservados . Alterações degenerativas na coluna lomb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incipiente . Foco isolado de atenuação em vidro fosco no segmento posterior do lobo inferior a esquerda . Não caracterizamos dilatações ou espessamento das paredes brônquicas . Ausência de nódulos suspeit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sência de pneumopatia alveolar ou intersticial em evolução . Ausência de nódulos . Vascularização pulmonar periférica de aspecto tomográfico normal . Traquéia , brônquios - fontes e hilos pulmonares livres . Ausência de bronquiectasias . Não caracterizamos dilatações ou espessamento das paredes brônquicas . Estruturas mediastinais anatômicas , não sendo observadas linfonodomegalias em meio aos seus planos gordurosos . Ausência de coleções líquidas livres no espaço pleural . Espessamento pleural posterior nos lobos superiores , sequelares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Opacidades focais com atenuação em vidro fosco de distribuição peribroncovascular no segmento superior da língula , acometendo menos que 10 % do parênquima pulmonar , de aspecto atípico para pneumonia viral ( COVID - 19 ) , devendo considerar como diferencial pneumonia de etiologia bacteriana . Nódulo pulmonar calcificado subcentimétrico na língula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21.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guns nódulos sólidos , não calcificados , de contornos regulares , esparsos em ambos os pulmões , mais numerosos no lobo inferior direito , medindo até 0 , 5 cm , indeterminados . Raros e diminutos nódulos calcificados esparsos em ambos os pulmões . Provável linfonodo intrapulmonar com dimensões proeminentes junto ao terço inferior da fissura oblíqua esquerda , medindo 0 , 7 cm . Restante do parênquima pulmonar com atenuação habitual . Traqueia e brônquios principais pérvios , de calibres normais . Estruturas vasculares mediastinais com trajeto e calibre externo conservado . Leve ateromatose calcificada aórtica e coronariana . Ausência de linfonodomegalias mediastinais e hilare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em ambos os pulmões , mais numerosos no lobo inferior direito</text:p>
          </table:table-cell>
          <table:table-cell office:value-type="string" calcext:value-type="string">
            <text:p>Até 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21.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guns nódulos sólidos , não calcificados , de contornos regulares , esparsos em ambos os pulmões , mais numerosos no lobo inferior direito , medindo até 0 , 5 cm , indeterminados . Raros e diminutos nódulos calcificados esparsos em ambos os pulmões . Provável linfonodo intrapulmonar com dimensões proeminentes junto ao terço inferior da fissura oblíqua esquerda , medindo 0 , 7 cm . Restante do parênquima pulmonar com atenuação habitual . Traqueia e brônquios principais pérvios , de calibres normais . Estruturas vasculares mediastinais com trajeto e calibre externo conservado . Leve ateromatose calcificada aórtica e coronariana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TOMOGRAFIA COMPUTADORIZADA DE TÓRAX Indicação do exame : tosse . Técnica : imagens obtidas por aquisição volumétrica multislice sem a administração intravenosa de contraste iodado . Aspectos observados : Diminutos nódulos centrolobulares ramificados , assumindo aspecto de opacidades em árvore em brotamento no lobo superior , lobo médio e segmento superior do lobo inferior do pulmão direito , além de tênues opacidades semelhantes no ápice e no segmento superior do pulmão esquerdo . Opacidades atelectásicas no pulmão direito . Demais campos pulmonares à esquerda sem particularidades . Moderado derrame pleural loculado à direita . Ausência de derrame pleural à esquerda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equeno nódulo calcificado no segmento apical direito medindo 0 , 3 cm ( granuloma ) . Linfonodo calcificado hilar direito de aspecto residu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24.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Port - a - cath em hemitórax direito com extremidade do cateter em veia cava superior . Sinais de extensa intersticiopatia pulmoanr caracterizados por áreas com atenuação em vidro fosco , espessamento de septos interlobulares e áreas periféricas de faveolamento , com predomínio nos lobos inferiores . Esparsos nódulos pulmonares não calcificados , os maiores são: nódulo pulmonar não calcificado no segmento lateral do lobo médio medindo 1 , 0 x 0 , 7 cm e nódulo pulmonar não calcificado no segmento anterior do lobo superior direito medindo 0 , 6 x 0 , 5 cm , . Não há evidências de derrame pleural . Não foram caracterizados linfonodomegalias mediastinal ou axilar . Ateromatose aórtica e coronariana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1,0 x 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24.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Port - a - cath em hemitórax direito com extremidade do cateter em veia cava superior . Sinais de extensa intersticiopatia pulmoanr caracterizados por áreas com atenuação em vidro fosco , espessamento de septos interlobulares e áreas periféricas de faveolamento , com predomínio nos lobos inferiores . Esparsos nódulos pulmonares não calcificados , os maiores são: nódulo pulmonar não calcificado no segmento lateral do lobo médio medindo 1 , 0 x 0 , 7 cm e nódulo pulmonar não calcificado no segmento anterior do lobo superior direito medindo 0 , 6 x 0 , 5 cm , . Não há evidências de derrame pleural . Não foram caracterizados linfonodomegalias mediastinal ou axilar . Ateromatose aórtica e coronariana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6 x 0,5 cm</text:p>
          </table:table-cell>
          <table:table-cell table:number-columns-repeated="1015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Bronquiectasias de tração associadas a leve distorção arquitetural e estrias fibroatelectásicas esparsas nos lobos superiores , bem mais acentuadas à direita . Discretos micronódulos centrolobulares com atenuação em vidro fosco no segmento superior do lobo inferior direito . Pequenas zonas de enfisema centrolobular em ambos os pulmões . Lâminas atelectásicas esparsas bilateralmente . Restante do parênquima pulmonar com atenuação preservada . Não há sinais de derrame pleural ou pericárdico . Não se observam linfonodomegalias mediastinais . Traqueia e brônquios - fonte pérvios , com calibre normal . Leve aumento do ventrículo esquerdo . Calcificações ateromatosas na aorta torácica , vasos supra - aórticos e em artérias coronárias . Alterações degenerativas vertebrais . Pequena hérnia gástr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Sonda digestiva . Derrame pleural laminar à direita . Labiações osteofitárias marginais nos corpos vertebrais dorsais . Pequeno nódulo calcificado ( granuloma ) na área central do lobo superior esquerdo medindo 3 mm Opacidades centrolobulares por vezes confluentes topografia do segmento ápico posterior do lobo superior a esquerda e o segmento posterior do lobo inferior ipsilateral . Conteúdo líquido aerado na traquéia , aspirativo . Brônquios - fontes e hilos pulmonares livres . Ateromatose aórtica . Estruturas mediastinais anatômicas . Ausência de linfonodomegalias em meio aos planos gordurosos mediastin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área central do lobo superior esquerdo</text:p>
          </table:table-cell>
          <table:table-cell office:value-type="string" calcext:value-type="string">
            <text:p>3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Ausência de coleções líquidas livres no espaço pleural . Pequeno espessamento pleural com traves atelectásicas em lobo médio . Restante do parênquima pulmonar com morfologia , vasculatura e transparência normal , sem evidenciar nódulos ou áreas de consolidação . Não caracterizamos dilatações ou espessamento das paredes brônquicas . Traquéia , brônquios - fontes e hilos pulmonares livres . Pequena ateromatose aórtica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Discretas reticulações subpleurais no lobo médio . Três pequenos nódulos com densidades de partes moles na periferia do lobo médio medindo em média 3 mm . Vascularização pulmonar periférica de aspecto tomográfico normal . Traquéia , brônquios - fontes e hilospulmonares livres . Não caracterizamos dilatações bronquicas . Pequeno espessamento das paredes brônquicas de modo difuso . Ateromatose coronariana . Pequeno espessamento do esôfago distal . Demais estruturas mediastinais anatômicas , não sendo observadas linfonodomegalias em meio aos seus planos gordurosos . Ausência de coleções líquidas livres no espaço pleural . Espôndilose dorsal com acentuação da curvatura cifót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médio</text:p>
          </table:table-cell>
          <table:table-cell office:value-type="string" calcext:value-type="string">
            <text:p>3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m imagens hiperatenuantes lineares e laminares no lobo superior esquerdo e na língula , associadas com algumas bronquiectasias de tração e com imagens ovalares hiperdensas , a maior delas situada no lobo superior esquerdo , medindo cerca de 0 , 78 x 0 , 53 cm nos maiores eixos axiais . Há lesões em vidro fosco em áreas dos lobos dos dois pulmões , associadas com discretas lesões do espaço aéreo nos lobos superiores e com lesões do espaço aéreo consolidativas nos lobos inferiores , formando consolidações com broncogramas aéreos de permeio , mais extensa no lobo inferior esquerdo . Notamos coleções hipodensas nas bases dos espaços pleurais , pouco mais evidente à esquerda . Boa permeabilidade da traquéia , dos brônquios fontes e lobares . Existe desvio de estruturas mediastinais para a esquerda . Área cardíaca nos limites da normalidade . Há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78 x 0,5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Sinais de esternorrafia e stent coronariano . Espessamento parietal brônquico associado a opacidades centrolobulares no segmento lateral do lobo médio , no segmento basas posterior do lobo inferior direito e mais significativamente no lobo inferior esquerdo , onde há conteúdo mucóide no lúmen brônquico . Considerar a possibilidade de processo inflamatório / infeccioso com extensão para pequenas vias aéreas ( broncopneumonia ) . Leve enfisema predominantemente centrolobular nos campos pulmonares superiores . Discretas irregularidades na interface pleuroparenquimatosa nos ápices pulmonares , de aspecto sequelar . Nódulo pulmonar calcificado subcentimétrico no segmento lateral do lobo médio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Alterações degenerativas na coluna torácica . Continua . . . OPINIÃO : Sinais de esternorrafia e stent coronariano . Espessamento parietal brônquico associado a opacidades centrolobulares no lobo médio e nos lobos inferiores . Considerar a possibilidade de processo inflamatório / infeccioso com extensão para pequenas vias aéreas ( broncopneumonia ) . Leve enfisema predominantemente centrolobular nos campos pulmonares superiores . Discretas irregularidades na interface pleuroparenquimatosa nos ápices pulmonares , de aspecto sequelar . Nódulo pulmonar calcificado subcentimétrico no lobo médio , de aspecto residual granulomatoso . Ateromatose aórtica e coronariana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Principais achados no contexto informado : Parênquima pulmonar com leve padrão de atenuação em mosaico , caracterizado por áreas relativa e discretamente hipoatenuantes e oligoêmicas entremeadas ao parênquima preservado , padrão mais comumente relacionado a aprisionamento aéreo . Bandas parenquimatosas / atelectasias laminares ( subsegmentares ) no lobo inferior direito e língula . Raras e discretas opacidades centroacinares em vidro fosco , algumas micronodulares , sugerindo preenchimento de pequenas vias aéreas distais . Leve espessamento difuso de paredes brônquicas , com algumas áreas de impactação brônquica em divisões subsegmentares nas bases pulmonares . Linfonodos mediastinais proeminentes / limítrofes em sítios mediastinais superiores e paratraqueais direito e esquerdo , medindo até 0 , 9 cm no menor eixo axial , inespecíficos . Demais achados : Nódulo calcificado de aspecto residual ( granuloma ) no segmento basal lateral do lobo inferior esquerdo . Associa - se linfonodo calcificado , também residual , no hilo pulmonar homolateral . Não há sinais de derrame pleural ou pericárdico . Coração de dimensões discretamente proeminentes Traqueia e brônquios - fonte pérvios , com calibre normal . Estruturas vasculares mediastinais com trajeto e calibre externo preservados . Alterações degenerativas vertebrais ( espondilose dorsal incipiente ) . Imagem nodular no lobo direito da tireóide , parcialmente visualizada , melhor analisada por ultrassom , quando oportuno . Achado adicional da transição toracoabdominal : Sinais de esteatose hepát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ineares nos ápices pulmonares . Existe imagem hiperatenuante ovalar na periferia do segmento superior do lobo inferior direito , medindo cerca de 0 , 68 x 0 , 64 cm nos maiores eixos axiais , contígua à pleura . Há lesões em vidro fosco associadas com lesões do espaço aéreo nos segmentos superior e basal anterior , lateral e posterior do lobo inferior esquerdo e no segmento basal posterior direito , formando consolidações nos segmentos basais posteriores , mais evidente à esquerda . Existem imagens ovalares hiperdensas no segmento anterior do lobo superior direito e no segmento basal posterior direito , a maior delas situada na base pulmonar direita , medindo cerca de 0 , 4 x 0 , 38 cm nos maiores eixos axiais . Boa permeabilidade da traquéia , dos brônquios fontes e lobares . Mediastino centrado , com área cardíaca normal . Existem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direita</text:p>
          </table:table-cell>
          <table:table-cell office:value-type="string" calcext:value-type="string">
            <text:p>0,4 x 0,38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Tomografia computadorizada do Tórax Exame realizado em caráter de urgência Técnica : Exame realizado com aquisição volumétrica orientados por radiografia digital e reconstruções multiplanares sem a administração de contraste endovenoso . Principais achados : - Pequeno nódulo densidade partes moles circunscrito na periferia do lobo superior direito com 4 mm , inespecífico . Demais achados Tecido celular subcutâneo e planos musculares preservados do tórax . Próteses mamárias . Espondilose dorsal . Ausência de pneumopatia alveolar ou intersticial em evolução . Não caracterizamos dilatações ou espessamento das paredes brônquicas . Ausência de bronquiectasi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superior direit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a periferia do segmento superior do lobo inferior esquerdo , contígua à pleura , medindo cerca de 0 , 57 x 0 , 43 cm nos maiores eixos axiais . Demais porções dos pulmões sem evidência de lesão parenquimatosa em atividade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superior do lobo inferior esquerdo</text:p>
          </table:table-cell>
          <table:table-cell office:value-type="string" calcext:value-type="string">
            <text:p>0,57 x 0,4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Opacidades heterogêneas com atenuação em vidro fosco , associadas a espessamento de paredes brônquicas , pequenos focos consolidativos e traves atelectásicas , nos segmentos apicais / posteriores dos lobos superiores e superiores dos lobos inferiores . Pequeno nódulo sólido não calcificado no segmento basal posterior do lobo inferior direito , medindo cerca de 4 mm , de caráter inespecífic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, em coronárias e ramos supra - aórticos . Pequena hérnia hiatal por deslizamento gástrico . Estruturas de partes moles da parede torácica sem evidência de anormalidades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Tênues e escassas alterações fibrocicatriciais na periferia nos segmentos posteriores de ambos os lobos inferiores escassos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Linfonodos calcificados em região hilar a direit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Tênue foco de atenuação em vidro fosco isolada de projeção para vertebral no lobo inferior a direita provavelmente relacionado a osteofitose marginal . Ausência de pneumopatia alveolar ou intersticial em evolução nos demais campos pulmonares . Não caracterizamos dilatações ou espessamento das paredes brônquicas . Ausência de bronquiectasi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Sonda digestiva . Portocath em parede torácica anterior a direita . Redução do tecido gorduroso intra e extra torácico . Aparente espessamento das paredes do esôfago . Derrame pleural bilateral laminar com pequeno espessamento pleural visceral . Cisto na área central no lobo inferior à direita . Ausência de nódulos suspeitos ou outras lesões focais parenquimatosas . Não caracterizamos dilatações ou espessamento das paredes brônquicas . Ateromatose aórtica . Vascularização pulmonar periférica de aspecto tomográfico normal . Traquéia , brônquios - fontes e hilos pulmonares liv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parenquimatosas hipoatenuantes na transição dos segmentos apical e posterior do lobo superior direito e na periferia do segmento superior do lobo inferior direito . Há imagem ovalar hiperdensa na transição dos segmentos do lobo superior esquerdo , medindo cerca de 0 , 35 x 0 , 33 cm nos maiores eixos axiais . Existem imagens hiperatenuantes laminares no segmento inferior da língula , no segmento basal lateral esquerdo e no segmento basal posterior direito . Há ramos brônquicos de calibres aumentados nos segmentos basais posteriores . Boa permeabilidade da traquéia , dos brônquios fontes e lobares . Mediastino centrado , com área cardíaca normal . Existem placas parietais calcificad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do lobo superior esquerdo</text:p>
          </table:table-cell>
          <table:table-cell office:value-type="string" calcext:value-type="string">
            <text:p>0,35 x 0,3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opacidades focais com atenuação em vidro fosco , unilaterais , , de predomínio periférico por vezes com pequenas áreas de consolidações de permeio e acometendo apenas o lobo superior direito . - Nódulo pulmonar sólido no lobo superior esquerdo , no segmento lingular superior e medindo 1 , 2 x 0 , 7 cm . Espessamento pleural apical bilateralmente notando - se ainda alterações fibroatelectásicas com bronquiectasias de tração de permeio no ápice pulmonar esquerdo , de provável natureza sequelar / residual . Estrias fibroatelectásicas difusas por ambos os pulmões . Atelectasias laminares em ambas as bases pulmonares . Restante do parênquima pulmonar com atenuação preservada . Ausência de derrame pleural ou pericárdico . Não se observam linfonodomegalias mediastinais . Coração de dimensões levemente aumentadas . Traqueia e brônquios - fonte pérvios , com calibre normal . Estruturas vasculares mediastinais com trajeto e diâmetro preservados . Ateromatose aórtica e coronariana . Espondilose dorsal Marcapasso cardíaco implantado no hemitórax esquerd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superior esquerdo , no segmento lingular superior</text:p>
          </table:table-cell>
          <table:table-cell office:value-type="string" calcext:value-type="string">
            <text:p>1,2 x 0,7 cm</text:p>
          </table:table-cell>
          <table:table-cell/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TOMOGRAFIA COMPUTADORIZADA DE TÓRAX INDICAÇÃO : Leucocitose . TÉCNICA : Exame realizado sem o uso de contraste . ANÁLISE : Planos subcutâneos e musculares da parede torácica de aspecto preservado . Ausência de linfonodomegalias axilares e supraclaviculares . Ausência de derrame pleural . Consolidações alveolares em bases pulmonares , mais evidente em localização subpleural , compatível com broncopneumonia , de provável mecanismo aspirativo . Nódulo sólido na língula , medindo 7 mm . Traquéia e brônquios principais de calibre e trajeto mantidos . Secreção formando nível na traqueia e brônquio principal direito . Planos gordurosos mediastinais íntegros . Ausência de linfonodomegalias mediastinais . Discreto derrame pericárdico com espessura de 6 mm . Estruturas vasculares mediastinais de aspecto habitual . Ateromatose aórtica e coronariana . Alterações ósseas degenerativas . Rarefação óssea difusa . NOTA : - Vesícula biliar hiperdistendida . - Esteatose hepática lev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7 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com a administração intravenosa do meio de contraste iodado . Realizadas reformatações multiplanares e reconstruções 3 D . Análise e impressão diagnóstica : Formação expansiva no lobo superior do pulmão esquerdo , com densidade de partes moles e coeficientes de atenuação heterogêneos , com áreas hipoatenuantes e não captantes de contraste em seu interior , podendo decorrer de degeneração cística / necrótica , determinando amputação dos brônquios segmentares deste lobo , com atelectasia / colapso do lobo superior esquerdo . A lesão mede cerca de 6 , 0 c 4 , 9 x 3 , 2 cm nos seus maiores eixos CC x AP x LL . A lesão dista cerca de 4 , 2 cm da carina e medialmente mantém proximidade com a artéria pulmonar esquerda , com planos de clivagens aparentemente preservados . Ausência de linfonodomegalias mediastinais , com linfonodo para - aórtico alongado , medindo 3 , 6 cm no maior eixo e 0 , 7 cm no menor eixo . Demais aspectos de menor relevância no contexto , a saber : Hiperinsuflação compensatória do lobo inferior esquerdo . Pequeno nódulo calcificado no segmento superior do lobo inferior direito , de aspecto residual . Algumas faixas de atelectasias laminares e subsegmentares esparsas , comumente relacionadas a hipoventilação . Hérnia gástrica hiatal . Placas ateromatosas calcificadas na aorta , ramos supra - aórticos e coronárias . Alterações ósseas degenerativas na coluna dorsal . Demais aspectos sem alterações significativas : Parênquima pulmonar restante com coeficientes de atenuação preservados . Traqueia e brônquios fonte direito e esquerdo com calibres preservados . Espaços pleurais virtuais . Não foram caracterizadas linfonodomegalias mediastinais , axilares ou infraclaviculares . Estruturas vasculares do mediastino com calibre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Discreta ginecomastia bilateral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TOMOGRAFIA COMPUTADORIZADA DE TÓRAX Exame realizado em caráter de urgência Indicação do exame : PNM Técnica : imagens obtidas por aquisição volumétrica multislice sem a administração intravenosa de contraste iodado . Aspectos observados : Exame apresentando artefatos de movimento respiratório , prejudicando a avaliação tomográfica ( paciente não conseguiu realizar uma apneia satisfatória ) . Áreas focais de consolidação no lobo superior esquerdo , sendo mais evidente no segmento anterior . Opacidades com atenuação em vidro fosco , associado a espessamento dos septos interlobulares , esparsos em ambos os pulmões , sendo mais evidente na periferia e nas bases pulmonares . Pequeno nódulo pulmonar , não calcificado no lobo médio , medindo 0 , 6 cm . Pequeno derrame pleural bilateral . Ausência de derrame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 Volumosa hérnia gástrica - hiat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truturas de atenuação de partes moles da parede torácica sem particularidades . Espondilose dorsal incipiente . Não delimitamos fraturas . Ausência de nódulos suspeito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 Pequenas traves atelectásicas associadas a focos de atenuação em vidro fosco em língua , segmento posterior do lobo superior à direita esegmentos medial do lobo inferior a direita e anteriore medial do lobo inferior a esquerd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. Principais achados e impresão : Exame de avaliação prejudicada por artefatos de movimentos respiratórios e pelo padrão predominantemente expiratório . Extensão consolidação com broncogramas aéreos em permeio ocupando grande parte do lobo inferior direito . Associam - se pequenos focos consolidativos no segmento posterior do lobo superior homolateral , além de opacidades e nódulos centrolobulares ramificados neste segmento e em parte do lobo médio . Processo inflamatório / infeccioso broncopneumônico deve ser considerado prioritariamente no diferencial . Moderado enfisema bilateral , de aspecto centrolobular . Notam - se ainda alguns cistos aéreos esparsos . Linfonodomegalias subcarinais , de limites impreciso neste estudo sem contraste . Hérnia gástrica hiatal mista ( componentes de deslizamento e rolamento ) . Demais achados : Dispositivo eletrônico cardíaco , com gerador em parede torácica anterosuperior direita e eletrodos em câmaras cardíacas direitas . Não há sinais de derrame pleural ou pericárdico . Coração globoso , Traqueia e brônquios - fonte pérvios , com calibre normal . Estruturas vasculares mediastinais com trajeto e calibre externo preservados . Ateromatose da aorta torácica e seus ramos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TOMOGRAFIA COMPUTADORIZADA DE TÓRAX Indicação do exame : tosse seca . Técnica : imagens obtidas por aquisição volumétrica multislice sem a administração intravenosa de contraste iodado . Aspectos observados : Tênues opacidades focais com atenuação em vidro fosco no lobo superior direito . Opacidades irregulares , associado a opacidades com atenuação em vidro fosco de permeio e estrias fibroatelectásicas na base pulmonar pulmonar direita , além de nódulos centrolobulares ramificados , assumindo aspecto de árvore em brotamento e impactação mucóide . Granuloma residual calcificado no lobo médio ( pulmão direito ) , medindo 0 , 3 cm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 (pulmão direito)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Espondilose dorsal . Ausência de coleções líquidas livres no espaço pleural . Não caracterizamos dilatações ou espessamento das paredes brônquicas . Traquéia , brônquios - fontes e hilos pulmonares livres . Tênues opacidade atenuação em vidro fosco no segmento posterior do lobo inferior esquerdo , inespecíficas . Pequeno nódulo calcificado na periferia do lobo superior à direita . Ateromatose aórtica e coronariana . Demais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à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Pequeno nódulo não calcificado no segmento anterior do lobo superior direito , medindo 0 , 5 cm , inespecífico . Pequeno nódulo calcificado no segmento anterior do lobo superior esquerdo , residual . Discretas opacidades com atenuação em vidro fosco , subpleurais , com opacidades reticulares sobrepostas , vitas nos lobos inferiores , achado inespecífico , podendo decorrer de áreas hipoventiladas , não podendo se afastar por completo , entretanto , eventual intersticiopatia em fase inicial . Algumas faixas de atelectasias laminares esparsas , comumente relacionadas a hipoventilação . Alterações degenerativas vertebrais iniciais . Achados adicionais : Imagem nodular hipodensa no lobo hepático direito , medindo 1 , 5 cm , inespecífica ao estudo sem contraste . Imagem nodular hipodensa no rim esquerdo , de aspecto cístico , porém inespecífica ao estudo sem contraste , parcialmente inclusa no estudo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Placas ateromatosas calcificadas na aorta . Imagem cardíaca com dimensões preservadas . Demais estruturas mediastinais preservada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Pequeno nódulo calcificado no segmento lingular medindo 0 , 6 cm associado a linfondodos hilares calcificados , achados de aspecto residual que inferem complexo primário de Ranke . Leve espessamento pleural associado a faixa fibroatelectásica e tênue bronquiolectasia de tração no lobo médio , achados com aspecto crônico / sequelar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Discretos micronódulos com atenuação em vidro fosco de limites mal definidos esparsos nos campos pulmonares superiores bilateralmente . Lâminas atelectásicas esparsas bilateralmente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TOMOGRAFIA COMPUTADORIZADA DE TÓRAX Indicação do exame : história de pneumonia viral ( COVID - 19 ) há 01 mês . Técnica : imagens obtidas por aquisição volumétrica multislice sem a administração intravenosa de contraste iodado . Aspectos observados : Pequena área de consolidação com tênue opacidades focais com atenuação em vidro fosco , periférica , no segmento superior do lobo inferior esquerdo . Atelectasias subsegmentares nas bases pulmonares . Pequeno nódulo pulmonar no lobo médio ( pulmão direito ) , denso , porém ainda não calcificado , medindo 0 , 5 cm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 Achado adicional : pequena imagem hipoatenuante no lobo esquerdo do fígado ( segmento II ) , medindo 0 , 6 cm 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médio (pulmão direito)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arênquima pulmonar com atenuação preservada , exceto por micronódulo subpleural de 0 , 3 cm no segmento lateral do lobo médio , inespecífico , de morfologia algo triangular , podendo corresponder a linfonodo intrapulmonar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TOMOGRAFIA COMPUTADORIZADA DE TÓRAX Técnica : Aquisição axial volumétrica de imagens , em equipamento multislicesem administração do meio de contraste iodado . Reformatações multiplanares . Análise : Opacidades em vidro fosco de distribuição predominantemente central / medular em ambos os pulmões , inespecíficas ( edema / congestão pulmonar ? ) . Pequeno derrame pleural de aspecto crônico / loculado à esquerda . Associam - se opacidades fibroatelectásicas com leve redução volumétrica do lobo inferior esquerdo . Raros e pequenos nódulos no segmento apical direito , o maior medindo 0 , 4 cm , inespescíficos , mas já relatados em laudo de tomografia prévia de 19 / 01 / 2019 . Discreta hernia posterior diafragmátia à esquerda , com protrusão de pequena quantidade de gordura . Não há sinais de derrame pericárdico . Coração de dimensões aumentadas . Ateromatose da aorta torácica e seus ramos , inclusive coronárias . Leve ectasia do tronco arterial pulmonar ( 3 , 2 cm , VR até 2 , 9 cm ) , achado inespecífico , comumente relacionado a algum grau de hipertensão pulmonar . Não se observam linfonodomegalias mediastinais . Traqueia e brônquios - fonte pérvios , com calibre normal . Alterações degenerativas vertebrais ( espondilose dorsal . )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, sem contraste . OS SEGUINTES ASPECTOS FORAM OBSERVADOS : Há pequena imagem ovalar hiperdensa na transição dos segmentos do lobo superior esquerdo , medindo cerca de 0 , 23 x 0 , 19 cm nos maiores eixos axiais . Existe pequenina área focal com discreta atenuação em vidro fosco na periferia do segmento superior do lobo inferior direito ( 0 , 3 x 0 , 25 cm )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do lobo superior esquerdo</text:p>
          </table:table-cell>
          <table:table-cell office:value-type="string" calcext:value-type="string">
            <text:p>0,23 x 0,19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equela de TB . COVID há 2 anos . Análise : Nódulos calcificados de aspecto residual ( granulomas ) , associados a opacidades fibroretráteis , bronquiectasias de tração e redução volumétrica do lobo superior do pulmão direito , de aspecto sequelar . Não forcam caracterizadas alterações parenquimatosas sugestivas de processo inflamatório em atividade . Pequena bolha / bronquiectasia cística , de paredes finas , justafissural , no segmento lingular inferior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rcabouço ósseo sem alterações relevantes . Próteses mamárias em situação subglandular , sem alterações relevantes ao méto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lobo superior do pulmão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Formação nodular não calcificada , contornos regulares , no segmento apicoposterior esquerdo , junto à fissura oblíqua , medindo 0 , 5 cm , indeterminado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picoposterior esquerdo 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investigação de pneumonia , relato de hemoptise . Seguintes aspectos observados : Extensas opacidades consolidativas com broncograma aéreo de permeio , distribuídas em ambos os lobos inferiroes , notadamente em segmentos basais , bem como no lobo médio . Esparsos micronódulos centrolobulares , alguns com halo em vidro fosco , distribuídos no lobo inferior direito e segmento anterior do lobo superior direito . Não há evidências de derrame pleural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, medindo cerca de 0 , 6 x 0 , 33 cm nos maiores eixos axiais . Existem imagens hiperatenuantes laminares em lobo médio , na língula e nos lobos inferiores . Boa permeabilidade da traquéia , dos brônquios fontes e lobares . Mediastino centrado , com área cardíaca aumentada e alongamento da aorta torácica . Existem placas parietais calcificadas na aorta torácica , em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6 x 0,3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TOMOGRAFIA COMPUTADORIZADA DE TÓRAX Indicação do exame : pneumonia . Técnica : imagens obtidas por aquisição volumétrica multislice sem a administração intravenosa de contraste iodado . Aspectos observados : Espessamento difuso das paredes brônquicas , em ambos os pulmões , sendo mais evidente à direita . Opacidades focais com atenuação em vidro fosco , no pulmão direito e no lobo inferior do pulmão esquerdo . Diminutos nódulos pulmonares , medindo até 0 , 5 cm , em ambos os pulmões , alguns deles calcificados . Atelectasias subsegmentares nas bases pulmonares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ambos os pulmões</text:p>
          </table:table-cell>
          <table:table-cell office:value-type="string" calcext:value-type="string">
            <text:p>Até 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 , orientadas por radiografia digital sem contraste . OS SEGUINTES ASPECTOS FORAM OBSERVADOS : Há imagem ovalar hiperdensa no segmento anterior do lobo superior direito , medindo cerca de 0 , 4 x 0 , 45 cm nos maiores eixos axiais . Existem linhas subpleurais laterais nos lobos do pulmão esquerdo e no segmento superior do lobo inferior direito . Há discretos espessamentos septais no lobo inferior esquerdo . Existe imagem hiperatenuante laminar na língula . Notamos discreto espessamento pleural no terço inferior do hemitórax direito . Boa permeabilidade da traquéia , dos brônquios fontes e lobares . Mediastino com área cardíaca aumentada e alongamento da aorta . Há placas parietais calcificadas na aorta torácica , no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 x 0,4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Tênues micronódulos centroacinares , com atenuação em vidro fosco esparso bilateralmente , achado inespecífico , podendo estar relacionado a processo inflamatório / infeccioso bronquiolar . Discreto espessamento de paredes brônquicas , predominando nas regiões inferiores de ambos os pulmões , sugerindo broncopatia inflamatória . Zonas de enfisema centrolobular esparsas bilateralmente . Lâminas atelectásicas esparsas bilateralmente . Calcificações ateromatosas na aorta torácica , vasos supra - aórticos e em artérias coronárias . Alterações degenerativas vertebrais . Demais achados : Não há sinais de derrame pleural ou pericárdico . Não se observam linfonodomegalias mediastinais . Traqueia e brônquios - fonte pérvios , com calibre normal . Imagem cardíaca de morfologia normal , sem alterações volumétricas apreciáve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TOMOGRAFIA COMPUTADORIZADA DE TÓRAX Técnica : imagens obtidas por aquisição volumétrica multislice antes e após a administração intravenosa de contraste iodado . Aspectos observados : Estrias fibroatelectásicas nos ápices pulmonares , de provável etiologia sequelar / cicatricial . Pequeno nódulo , não calcificado , medindo 0 , 6 x 0 , 4 cm no segmento basal lateral do lobo inferior do pulmão esquerdo . Demais regiões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 Área heterogênea e espessamento ósseo do terço médio do estern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lateral do lobo inferior do pulmão esquerdo</text:p>
          </table:table-cell>
          <table:table-cell office:value-type="string" calcext:value-type="string">
            <text:p>0,6 x 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Cateter venoso central à direita com extremidade projetada no átrio direito . Sonda digestiva . Alterações degenerativas vertebrais com artrodese posterior na transição dorsolombar . Tubo traqueal em posição mais baixa que o habitual , direcionando - se ao brônquio - fonte direito . Estruturas de partes moles da parede torácica sem evidência de anormalidades . Moderado derrame pleural bilateral com atelectasia compressiva dos lobos inferiores . Ausência de nódulos ou lesões focais parenquimatosas nos demais campos pulmonares . Discreto aumento global do volume cardíaco . Ausência de derrame pericárdico . Traquéia , brônquios - fontes e hilospulmonares livres . Artérias pulmonares principais ectasiadas . . Moderada ectasia fusiforme do segmento ascendente da aorta , com calibre máximo estimado em até 4 , 3 cm . Extensas calcificações ateromatosas na aorta , em coronárias e ramos supra - aórticos . Não foram evidenciadas linfonodomegalia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ois pequeninos nódulos residuais calcificados no lobo inferior do pulmão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o lobo inferior do pulmão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. Realizadas reformatações multiplanares . Obs : avaliação prejudicada por extensos artefatos de movimentação respiratória Análise : Pequeno nódulo pulmonar calcificado , no segmento lobo superior esquerdo , de aspecto residual . Lâminas atelectásicas esparsas bilateralmente . Não há sinais de derrame pleural ou pericárdico . Não se observam linfonodomegalias mediastinais . Pequenos linfonodos calcificados subcarinais , residual . Traqueia e brônquios - fonte pérvios , com calibre normal . Imagem cardíaca de morfologia normal , sem alterações volumétricas apreciáveis . Estruturas vasculares mediastinais com trajeto e diâmetro preservados . Calcificações ateromatosas na aorta torácica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A análise comparativa com exame prévio realizado neste serviço na data de 11 / 07 / 2022 , evidencia : - Surge moderado derrame pleural bilateral , maior à direita , com mínimo componente cissural , promovendo atelectasia compressiva no parênquima pulmonar adjacente . - Torna - se bem mais evidente espessamento dos septos interlobulares e do interstício peribroncovascular , associadas a áreas de atenuação em vidro fosco , sobretudo nos lobos superiores . Considerar inicialmente a possibilidade de edema / congestão , não sendo possível afastar substrato inflamatório / infeccioso associado . Demais aspectos permanecem sem alterações significativas : - Pequeno nódulo calcificado na porção lateral do segmento posterior do lobo superior direito , medindo 0 , 5 cm , de aspecto benigno / residual . - Restante do parênquima pulmonar com coeficientes de atenuação preservados . - Traqueia e brônquios principais permeáveis e de calibre conservado . - Aumento das dimensões cardíacas e do calibre do tronco da artéria pulmonar , o qual mede cerca de 3 , 6 cm ( VN até 2 , 9 cm , media 3 , 4 cm ) , aspecto que pode estar relacionado a regime de hipertensão pulmonar . - Demais estruturas vasculares do mediastino de calibre habitual , identificando - se calcificações parietais no trajeto da croça , aorta descendente e artérias coronárias . - Não se observam linfonodomegalias mediastinais e hilares . - Formação ovalada com densidade de gordura em permeio ao ventre muscular do romboide maior direito , medindo cerca de 3 , 1 x 1 , 3 x 3 , 5 cm , podendo representar lesão de natureza lipomatosa ( lipoma ) . -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orção lateral do segmento posterior do lobo sup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69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 imagem ovalar hiperdensa no segmento posterior do lobo superior direito ( 0 , 26 x 0 , 18 cm ) e existe imagem ovalar hiperdensa na língula ( 0 , 63 x 0 , 6 cm ) . Há imagem hiperatenuante ovalar na transição dos segmentos basais posterior e lateral esquerdos , medindo cerca de 0 , 69 x 0 , 51 cm nos maiores eixos axiais , com calcificação ovalar em parte de sua estrutura . Existe imagem hiperatenuante laminar em lobo médio do pulmão direito . Há discretos espessamentos septais nos segmentos basais posteriores . Boa permeabilidade da traquéia , dos brônquios fontes e lobares . Mediastino centrado , com área cardíaca nos limites da normalidade . Existem placas parietais calcificadas na aorta torácica , em ramos supra - aórticos e em ramos arteriais coronários . Há pequenas imagens ovalares hiperdensas no mediastino ( subcarinal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26 x 0,1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6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 imagem ovalar hiperdensa no segmento posterior do lobo superior direito ( 0 , 26 x 0 , 18 cm ) e existe imagem ovalar hiperdensa na língula ( 0 , 63 x 0 , 6 cm ) . Há imagem hiperatenuante ovalar na transição dos segmentos basais posterior e lateral esquerdos , medindo cerca de 0 , 69 x 0 , 51 cm nos maiores eixos axiais , com calcificação ovalar em parte de sua estrutura . Existe imagem hiperatenuante laminar em lobo médio do pulmão direito . Há discretos espessamentos septais nos segmentos basais posteriores . Boa permeabilidade da traquéia , dos brônquios fontes e lobares . Mediastino centrado , com área cardíaca nos limites da normalidade . Existem placas parietais calcificadas na aorta torácica , em ramos supra - aórticos e em ramos arteriais coronários . Há pequenas imagens ovalares hiperdensas no mediastino ( subcarinal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63 x 0,6 cm</text:p>
          </table:table-cell>
          <table:table-cell table:number-columns-repeated="1015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Raras opacidades com atenuação em vidro fosco periféricas no segmento posterior do lobo superior direito acometendo menos que 10 % do seu parênquima , inespecíficas , não podendo descartar a possibilidade de pneumonia de etiologia viral ( COVID - 19 ) como diferencial . Espessamento parietal brônquico difuso nos campos pulmonares inferiores . Dependendo do contexto clínico , considerar a possibilidade de broncopatia inflamatória . Demais achados : Estrias e atelectasias subsegmentares nas regiões posteriores nos campos pulmonares inferiores bilateralmente , provavelmente correlacionadas ao decúbito dorsal . Nódulo pulmonar calcificado subcentimétrico no lobo médio , de aspecto residual granulomatoso . O restante do parênquima pulmonar com atenuação preservada . Não há sinais de derrame pericárdio ou pleural . Hilos pulmonares livres . Não se observam linfonodomegalias mediastinais . Traqueia e brônquios - fonte pérvios , com calibre normal . Aumento da área cardíaca . Ectasia da aorta torácica ascendente com calibre de até 41 mm . Ateromatose aórtica e coronariana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Nã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 nódulo sólido não calcificado no segmento lateral do lobo médio , medindo cerca de 3 mm no maior eixo axial , de caráter inespecífico . Pequenino nódulo residual calcificado também situado no segmento lateral do lobo médi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Alterações degenerativas vertebrais incipiente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Arcabouço ósseo preservado . Ginecomastia bilateral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Bandas parenquimatosas e estrias fibroatelectásicas no segmento apical do lobo pulmonar superior direito e esparsas nos campos pulmonares inferiores , de provável natureza residual . Restante do parênquima pulmonar com coeficientes de atenuação preservados . Em particular , não se observam massas ou nódulos pulmonares de aspecto expansivo . Leve espessamento difuso das paredes brônquica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Elevação da cúpula frênica direita , com insinuação da abóbada hepática para o conteúdo intratorácico .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74.1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subpleurais de provável caráter residual , esparsas nas porções apicais / posteriores dos lobos superiores . Pequeno nódulo sólido não calcificado no segmento lateral do lobo médio , medindo cerca de 3 mm no maior eixo axial , de caráter inespecífico . Nódulo residual calcificado no lobo inferio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Discret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74.2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subpleurais de provável caráter residual , esparsas nas porções apicais / posteriores dos lobos superiores . Pequeno nódulo sólido não calcificado no segmento lateral do lobo médio , medindo cerca de 3 mm no maior eixo axial , de caráter inespecífico . Nódulo residual calcificado no lobo inferio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Discret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prejudicada devido artefatos de movimentos respiratórios . Análise e impressão diagnóstica : Micronódulos centrolobulares , alguns dicotomizados , com padrão de árvore em brotamento , difusos em ambos os pulmões , traduzindo preenchimento de pequenas vias aéreas , de provável etiologia inflamatória / infecciosa ( bronquiolite ) . Associam - se , ainda , espessamento parietal brônquico pulmonar bilateral , achado mais comumente relacionado a etiologia inflamatória / infecciosa de médias vias aéreas . ( Bronquite ? ) Espessamento pleuroapical bilateral , residual . Placas ateromatosas calcificadas na aorta , ramos supra - aórticos e coronárias . Alterações ósseas degenerativas na coluna dorsal . Demais aspectos , a saber : Parênquima pulmonar restante com coeficientes de atenuação grosseiramente preservados . Traqueia e brônquios principais com trajetos e calibres preservados . Espaços pleurais virtuais , sem evidência de derrame pleural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. Indicação : COVID - 19 há 15 dias , com febre e tosse produtiva . Paciente imunodeprimido , portador de LCC em quimioterapia . Análise : Múltiplas opacidades com atenuação em vidro fosco , algumas de forma arrendondada , com focos consolidativos e finas reticulações de permeio , dispersas irregularmente em ambos os pulmões . Atelectasias laminares esparsas bilateralmente . Nódulo residual calcificado no segmento lingular superior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Discretas calcificações ateromatosas na aorta e em coronária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Estudo com qualidade técnica prejudicada por artefatos de movimento respiratório . Achados com maior relevância : Incontáveis pequenos nódulos sólidos esparsos por ambos os pulmões , alguns de contornos levemente irregulares , o maior medindo até 0 , 6 cm , situado no segmento medial do lobo médio , suspeitos para acometimento neoplásico secundário de sítio primário oculto . A critério clínico , prosseguir investigação com PET CT com FDG para pesquisa de possível sítio primário . Esses nódulos são passíveis de biópsia guiada por TC . Pequena opacidade fibroatelectásica , situada na periferia do segmento ápico posterior do lobo superior do pulmão esquerdo , de aspecto residual / sequelar . Pequeno derrame pericárdico , com espessura de até 1 , 0 cm . Alterações ósseas degenerativas na coluna dorsal . Fratura compressiva no corpo vertebral de D 3 , D 4 , D 7 , D 8 e D 9 . Placas ateromatosas calcificadas na aorta e coronárias . Demais achados .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Até 0,6 cm</text:p>
          </table:table-cell>
          <table:table-cell/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Dois pequenos nódulos calcificados na periferia do lobo médio a direita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médio a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Fratura pregressa consolidada do 5 arco costal a direita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80.1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com atenuação em vidro fosco , situadas no segmento superior do lobo inferior do pulmão esquerdo , denotando o preenchimento das pequenas vias aéreas ( bronquiolos ) por material de natureza inflamatório / infecciosa ( bronquiolite infecciosa ) , acometendo menos que 1 % do parênquima pulmonar . Nódulo semissólido ( totalmente em vidro fosco ) situado no segmento apico - posterior do lobo superior esquerdo , medindo cerca de 0 , 6 cm , indeterminado . A critério clínico , realizar controle tomográfico precoce com 3 , ou 6 meses . Nódulo sólido calcificado situado no segmento superior do lobo inferior do pulmão esquerdo , medindo cerca de 0 , 8 cm , compatível com natureza residual . Linfonodo atípico , porém não megálico , situado na cadeia pré - vascular anterior ( 3 A ) , medindo cerca de 1 , 0 x 0 , 7 cm . Placas ateromatosas calcificadas na aorta , ramos supra - aórticos e coronárias . Alterações ósseas degenerativas na coluna dorsal . Pequeno divertículo na parede póstero - medial do esôfago distal , medindo cerca de 2 , 3 x 1 , 2 cm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pico - posterior do lobo sup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80.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com atenuação em vidro fosco , situadas no segmento superior do lobo inferior do pulmão esquerdo , denotando o preenchimento das pequenas vias aéreas ( bronquiolos ) por material de natureza inflamatório / infecciosa ( bronquiolite infecciosa ) , acometendo menos que 1 % do parênquima pulmonar . Nódulo semissólido ( totalmente em vidro fosco ) situado no segmento apico - posterior do lobo superior esquerdo , medindo cerca de 0 , 6 cm , indeterminado . A critério clínico , realizar controle tomográfico precoce com 3 , ou 6 meses . Nódulo sólido calcificado situado no segmento superior do lobo inferior do pulmão esquerdo , medindo cerca de 0 , 8 cm , compatível com natureza residual . Linfonodo atípico , porém não megálico , situado na cadeia pré - vascular anterior ( 3 A ) , medindo cerca de 1 , 0 x 0 , 7 cm . Placas ateromatosas calcificadas na aorta , ramos supra - aórticos e coronárias . Alterações ósseas degenerativas na coluna dorsal . Pequeno divertículo na parede póstero - medial do esôfago distal , medindo cerca de 2 , 3 x 1 , 2 cm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o pulmão esquerd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residuais nos ápices pulmonares . Pequenino nódulo sólido não calcificado no lobo superior direito , de provável caráter residual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sência de bronquiectasias . Ausência de nódulos . Não caracterizamos dilatações ou espessamento das paredes brônquicas . Tênues estriações subpleurais no lobo médio e logbos inferiores - aspectos senil . Dois pequenos cistos pulmonares no lobo inferior à direita . Traquéia , brônquios - fontes e hilos pulmonares livres . Ausência de linfonodomegalias em meio aos planos gordurosos mediastinais . Ectasia e tortuosidade da aorta torácica Ateromatose aórtica e coronariana . Hérnia hiatal . Dilatação do tronco da artéria pulmonar e da artérias pulmonares comumente relacionado hipertensão pulmonar . Pequeno aumento da área cardíaca . Ausência de coleções líquidas no espaço pericárdico ou pleural . Espondilose dorsal com acentuação da curvatura cifó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há 30 dias . Tosse e obstrução nasal . Principais achados e impressão : - Raros e mínimas opacidades centrolobulares em vidro fosco esparsos nos lobos inferiores , mais evidentes à direito , acometendo menos de 1 % da extensão só parênquima , inespecíficas , possivelmente remanescentes / relacionadas a processo inflamatório recente . - Nódulo calcificado de aspecto residual ( granuloma ) no segmento posterior do lobo superior direito , medindo 0 , 3 cm . - Parênquima pulmonar restante preservado , sem sinais de consolidações ou outras alterações parenquimatosas relevantes . - Não há sinais de derrame pleural ou pericárdico . Demais achados : - Coração sem particularidades ao método . - Hilos pulmonares livres . - Não se observam linfonodomegalias mediastinais . - Traqueia e brônquios - fonte pérvios , com calibre normal . - Estruturas vasculares mediastinais com trajeto e calibre externo preservados . - Discreta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? Principais achados e interpretação : Espessamento de paredes brônquicas associado a nódulos centrolobulares ramificados , por vezes confluentes com formação de pequenos focos consolidativos no segmento apical do lobo inferior direito . Processo inflamatório / infeccioso broncopulmonar deve ser considerado prioritariamente . Demais achados : Parênquima pulmonar restante com atenuação preservada . Não há sinais de derrame pleural ou pericárdico . Coração com relativa Não se observam linfonodomegalias mediastinais . Traqueia e brônquios - fonte pérvios , com calibre normal . Estruturas vasculares mediastinais com trajeto e calibre externo preservados . Alterações degenerativas vertebrais ( espondilose dorsa ) , com destaque para ossificação extensa do ligamento longitudinal anterior e anquilose parcial de interespinhosas . Espondiloartropatia soronegativa não pode ser afastada . Fios metálicos de esternorrafia . Achado adicional da transição toracoabdominal : -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Discretos nódulos centrolobulares peribrônquicos , vários deles apresentando ramificações assumindo aspecto de árvore em brotamento no segmento basal posterior do lobo inferior esquerdo . Estes achados sugerem a possibilidade de discreto processo inflamatório / infeccioso pulmonar , envolvendo as vias áreas de pequeno calibre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RNC + Convulsão Principais achados : Exame de avaliação limitada por artefatos de movimentos respiratórios e por padrão parcialmente expiratório . Nódulo calcificado de aspecto residual ( granuloma ) no segmento basal lateral do lobo inferior direito . Áreas de vidro fosco com distribuição em bandas e por vezes perilobular , em ambas as bases pulmonares , com discretas reticulações subpleurais associadas . Os achados não são específicos , podendo corresponder a áeras hpoventiladas / atelectasias parciais , não se afastando em definitivo eventual intersticiopatia incipiente . Parênquima pulmonar restante sem alterações grosseiras . Não há sinais de derrame pleural ou pericárdico . Demais achados : Coração sem particularidades volumétricas relevantes ao método . Linfonodo paraesofático proeminente / limítrofe ( 1 , 0 cm no menor eixo axial ) , inespecífico . Traqueia e brônquios - fonte pérvios , com calibre normal . Leve ectasia do tronco arterial pulmonar . Demais estruturas vasculares mediastinais com trajeto e calibre externo preservados . Ateromatose da aorta torácica e seus ram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pondilose dorsal . Opacidades em vidro fosco com espessamento septal de permeio e pequenas consolidações esparsas em ambos os pulmões , com distribuição peribrônquica e periférica acometendo menos que 25 % do parênquima dos pulmões . Múltiplos nódulos centrolobulares em vidro fosco no lobo inferior esquerdo , vários apresentando ramificações assumindo aspecto de árvore em brotamento . Estes achados sugerem a possibilidade de processo inflamatório / infeccioso pulmonar , envolvendo as vias aéreas de pequeno calibre ( etiologia aspirativa ? ) . Derrame pleural laminar à esquerda . Restante do parênquima pulmonar com atenuação habitual . Traqueia e brônquios principais pérvios , de calibres normais . Estruturas vasculares mediastinais com trajeto e calibre externo conservado . Ateromatose calcificada aortocoronariana e em ramos supra - aórticos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TOMOGRAFIA COMPUTADORIZADA DE TÓRAX SEM CONTRASTE Técnica : Exame realizado através de aquisição volumétrica de imagens , em equipamento de tomografia computadorizada multislice . Controle evolutivo de pneumonia viral ( COVID - 19 ) , mediante comparação com o exame tomográfico realizado em 22 / 07 / 2022 , demonstra : Aumento do número e extensão das opacidades heterogêneas com atenuação em vidro fosco , assim como dos focos de consolidação parenquimatosa , associados a atelectasias laminares esparsas bilateralmente , mais extensas e confluentes nas regiões pendentes de ambos os pulmões , acometendo subjetivamente entre 25 - 50 % do parênquima ( análise visual ) . Demais achados inalterados neste intervalo : Pequenos nódulos residuais calcificados no hilo e segmentos lingulares do pulmão esquerdo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Discretas calcificações ateromatosas na aorta , em coronárias e ramos supra - aórticos .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ns hiperatenuantes laminares nos segmentos superiores dos lobos inferiores e no segmento basal posterior direito . Existe imagem hiperatenuante ovalada no segmento superior do lobo inferior esquerdo , com limites parcialmente definidos , medindo cerca de 1 , 6 x 1 , 1 cm nos maiores eixos axiais , associada com imagem hiperatenuante laminar já descrita . Boa permeabilidade da traquéia , dos brônquios fontes e lobares . Mediastino centrado , com proeminência do ventrículo cardíaco esquerdo . Existem placas parietais calcificadas na aorta torácica e em ramo arterial coronário . Notamos sonda radiopaca no interior do esôfago , estendendo - se até o estômag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Indicação do exame : Estudo de seguimento pós terapêutico de neoplasia pulmonar . Análise : Sinais de pneumectomia parcial direita . Extensas zonas de enfisema centrolobular esparsas bilateralmente , com predomínio nos lobos superiores Nódulo calcificado de aspecto residual ( granuloma ) no segmento basal posterior do lobo inferior esquerdo medindo 0 , 3 cm . Micronódulo com atenuação de partes moles , subpleural , medindo 0 , 4 cm no segmento lingular superior , inespecífic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Não foram caracterizados realces anômalos pós contraste . Incipiente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Tênues micronódulos centrocinares em ambos os pulmões , podendo estar relacionados a processo inflamatório / infeccioso em atividade das pequenas vias aéreas ( Bronquiolite ? ) Zonas de enfisema centrolobular e parasseptal esparsas bilateralmente , com predomínio nos lobos superiores . Lâminas atelectásicas esparsas bilateralmente . Calcificações ateromatosas na aorta torácica e em artérias coronárias . Demais achados : Não há sinais de derrame pleural ou pericárdico . Não se observam linfonodomegalias mediastinais . Traqueia e brônquios - fonte pérvios , com calibre normal . Imagem cardíaca de morfologia normal , sem alterações volumétricas apreciáveis . Achado adicional : - Imagem hipodensa , circunscrita , oval , no segmento II hepático , medindo cerca de 1 , 6 x 1 , 3 cm , inespecífica pela não injeção de contraste endovenoso ( Cisto ? )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equeno nódulo calcificado subpleural no segmento basal lateral esquerdo , de aspecto residual ( granuloma )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Opacidades com atenuação em vidro fosco , unilaterais com predomínio periférico e acometendo o segmento superior do lobo inferior direito e por vezes confluentes e esboçando a formação de consolidações . Nódulo sólido no segmento posterior do lobo superior direito e medindo 0 , 5 x 0 , 5 cm . Estrias fibroatelectásicas difusas por ambos os pulmões . Atelectasias laminares em ambas as bases pulmonares . Restante do parênquima pulmonar com atenuação preservada . Ausência de derrame pleural . Não se observam linfonodomegalias mediastinais . Traqueia e brônquios - fonte pérvios , com calibre normal . Ectasia do tronco da artéria pulmonar . Demais estruturas vasculares mediastinais com trajeto e diâmetro preservados . Ateromatose aórtica . Coração de dimensões preservadas . Ausência de derrame pericárdico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5 x 0,5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Ausência de pneumopatia alveolar ou intersticial em evolução . Não caracterizamos dilatações ou espessamento das paredes brônquicas . Ausência de nódulos suspeitos . Dilatação aneurismática de toda a extensão da aorta torácica com caracterização de extensa endoprótese . Não há coleções adjacentes hiperdensas . Demais estruturas mediastinais anatômicas . Alterações periféricas nos lobos inferiores relacionadas possivelmente a infecção por pneumonia viral pregressa . Escassos cistos pulmonares no lobo inferior à esquerda . Traquéia , brônquios - fontes e hilos pulmonares livre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s nódulos residuais calcificados no hilo e no lobo inferior do pulmão esquerdo . Finas traves fibroatelectásicas esparsas em ambos os pulmões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Discreta calcificação ateromatosa na raiz aórtica . Demais vasos mediastinais de paredes regulares , trajetos e calibres normais . Estruturas de partes moles da parede torácica sem evidência de anormalidades . Discretas alterações degenerativas vertebrais . Arcabouço ósseo costal de configuração anatômica , sem traços de fratura evide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hilo e no lobo inferior do pulmã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parenquimatosas hipoatenuantes subpleurais no ápice pulmonar direito . Existem imagens hiperatenuantes lineares no ápice pulmonar esquerdo e no segmento posterior do lobo superior direito . Há imagem ovalar hiperdensa no segmento posterior do lobo superior direito , medindo cerca de 0 , 33 x 0 , 2 cm nos maiores eixos axiais . Existem imagens hiperatenuantes laminares na língula e no segmento basal posterior direito . Boa permeabilidade da traquéia , dos brônquios fontes e lobares . Mediastino centrado , com área cardíaca normal . Notamos linfonodos com uma de suas dimensões aumentada no mediastino ( 1 , 5 x 0 , 9 cm à esquerda da croça aórtica e 1 , 2 x 1 , 0 cm paratraqueal direita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3 x 0,2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ortocath à direita . Nódulo calcificado na periferia anterior do lobo superior a esquerda , para mediastinal . Arcabouço ósseo torácico conservado . Ausência de pneumopatia alveolar ou intersticial em evolução . Não caracterizamos dilatações ou espessamento das paredes brônquicas . Ausência de nódulos suspeitos ou demais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<text:s/>na periferia anterior do lobo superior a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, sem contraste . Controle evolutivo de pneumonia viral ( COVID - 19 ) . Em relação ao estudo prévio de 29 / 07 / 2022 se observa : - Aumento em número e extensão das alterações parenquimatosas pulmonares ( vidro fosco , pavimentção em mosaico e consolidações ) , com destaque pra nítido aumento das consolidações tanto em campos superiores quanto inferiores bilateralmente , sendo muito mais extensas nos lobos inferiores , onde se associam a broncogramas aéreos . - O acometimento pulmonar atual é estimado em cerca de 75 % ( análise visual ) . - Surgimento de linfonodomegalias mediastinais paratraqueais inferiores , subcarinais e hilares , de provável etiologia reacional . - Surgimento de mínimo espessamento / derrame pericárdico , com espessura máxima estimada em 5 mm . Demais achados inalterados neste intervalo : Pequenos nódulos residuais calcificados no hilo e segmentos lingulares do pulmão esquerdo . Traqueia e brônquios principais permeáveis , de trajeto e calibre normais . Ausência de coleções fluidas pleurais . Imagem cardíaca de morfologia normal , sem alterações volumétricas apreciáveis . Discretas calcificações ateromatosas na aorta , em coronárias e ramos supra - aórtico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hilo e segmentos lingulares do pulmã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com a administração intravenosa do meio de contraste iodado . Realizadas reformatações multiplanares e reconstruções 3 D . Principais achados : Pequeno nódulo pulmonar calcificado no lobo superior esquerdo , de aspecto residual . Lâminas atelectásicas esparsas bilateralmente . Arcabouço ósseo torácico sem particularidade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00.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tosse e pesquisa de nódulo pulmonar . Seguintes aspectos observados : Não há evidências de derrame pleural . Esparsos micronódulos não calcificados no lobo inferior direito , sendo caracterizados pelo menos 4 , a maior localizada no segmento basal posterior medindo 0 , 4 cm , inespecíficos . Nódulo pulmonar calcificado no segmento basal lateral esquerdo , medindo 0 , 8 x 0 , 6 cm e nódulo pulmonar calcificado no segmento basal lateral esquerdo , medindo 0 , 3 x 0 , 3 cm , de aspecto residu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8 x 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00.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tosse e pesquisa de nódulo pulmonar . Seguintes aspectos observados : Não há evidências de derrame pleural . Esparsos micronódulos não calcificados no lobo inferior direito , sendo caracterizados pelo menos 4 , a maior localizada no segmento basal posterior medindo 0 , 4 cm , inespecíficos . Nódulo pulmonar calcificado no segmento basal lateral esquerdo , medindo 0 , 8 x 0 , 6 cm e nódulo pulmonar calcificado no segmento basal lateral esquerdo , medindo 0 , 3 x 0 , 3 cm , de aspecto residu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3 x 0,3 cm</text:p>
          </table:table-cell>
          <table:table-cell table:number-columns-repeated="1015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Alterações degenerativas associadas desvio escoliótico dorsolombar . Espessamento pleural junto aos lobos superiores . Reticulações fibroatelectásicas associadas da vidro fosco no segmento superior do lobo inferior à direita sem nódulos centro lobulares associadas . Discretas alterações atelectasicas na periferia nos lobos inferiores do segmento medial do lobo médio e lingula ( sequelar / cicatricial ) . Pequeno cisto isolado no segmento apical do lobo inferior à esquerda medindo 6 mm . Vascularização pulmonar periférica de aspecto tomográfico normal . Traquéia , brônquios - fontes e hilos pulmonares livres . Não caracterizamos dilatações ou espessamento das paredes brônquicas . Ateromatose aórtica e coronariana . Hérnia hiatal . Demais estruturas mediastinais anatômicas , não sendo observadas linfonodomegalias em meio aos seus planos gorduroso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moderadamente prejudicada devido artefatos de movimentos respiratórios durante aquisição das imagens . Análise e impressão diagnóstica : Elevação da hemicúpula diafragmática direita , com atelectasia / colapso de boa parte do lobo médio e lobo inferior direito , não podendo se afastar eventual componente consolidativo inflamatório / infeccioso associado a estas áreas . Nódulo calcificado no segmento basal posterior do lobo inferior esquerdo , residual . Pulmões restantes com coeficientes de atenuação grosseiramente preservados . Imagem cardíaca com dimensões levemente aumentadas . Placas ateromatosas calcificadas na aorta , ramos supra - aórticos e coronárias . Alterações ósseas degenerativas na coluna dorsal . Demais aspectos , a saber :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03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Nódulo com densidade de partes moles peri - hilar à direita , de margens irregulares , aderido ao brônquio subsegmentar anterior do lobo superior direito , medindo 6 , 3 x 4 , 9 x 3 , 6 cm , inespecífico no protocolo sem contraste . Granuloma calcificado na periferia do lobo inferior direit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coliose com convexidade à direita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eri-hilar à direita, aderido ao brônquio subsegmentar anterior do lobo superior direito</text:p>
          </table:table-cell>
          <table:table-cell office:value-type="string" calcext:value-type="string">
            <text:p>6,3 x 4,9 x 3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03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Nódulo com densidade de partes moles peri - hilar à direita , de margens irregulares , aderido ao brônquio subsegmentar anterior do lobo superior direito , medindo 6 , 3 x 4 , 9 x 3 , 6 cm , inespecífico no protocolo sem contraste . Granuloma calcificado na periferia do lobo inferior direit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coliose com convexidade à direit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Catéter venoso central com extremidade distal na veia cava superior . Espessamento pleural apical bilateral ( sequelar / cicatricial ) . Fina lamina liquida no espaço pleural esquerdo . Pequeno derrame pleural à direita . Nódulo com densidade de partes moles no segmento basal posterior do lobo inferior esquerdo , medindo 1 , 0 x 0 , 9 cm , inespecífico no protocolo sem contraste . Áreas de infiltrado em vidro fosco no ápice esquerdo ( doença viral em remissão ) . Aumento da área cardíaca . Ectasia dos vasos da base . Placas ateromatosas calcificadas na crossa aórtica . Hilos pulmonares livres . Não se observam linfonodomegalias mediastinais . Traqueia e brônquios - fonte pérvios , com calibre normal . Espondilose dorsal incipient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1,0 x 0,9 cm</text:p>
          </table:table-cell>
          <table:table-cell/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opacidades heterogêneas com atenuação em vidro fosco , associadas a espessamento de septos interlobulares , notadamente distribuídas nas regiões periféricas de ambos os pulmões , sendo mais expressivas nos segmentos basais e posteriores dos lobos inferiores . Nódulo residual calcificado no segmento lateral do lobo médio . Calcificações granulomatosas residuais no hilo pulmona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Discreto aumento do volume cardíaco , com predomínio do VE . Ateromatose incipiente da aorta torácica . Extensas calcificações ateromatosas em coronárias . Sinais de revascularização miocárdica . Estruturas de partes moles da parede torácica sem evidência de anormalidades . Fios metálicos de osteossíntese no esterno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seca , febre e dor torácica , PCR e leucócitos aumentados . Achados principais e impressão diagnóstica : Parênquima pulmonar com padrão de atenuação em mosaico , mais comumente relacionado à áreas de apriosionamento aéreo e / ou distúrbio perfusional . Nódulos e micronodulos centroacinares , por vezes ramificados esparsos no lobo superior direito e segmento superior do lobo inferior esquerdo . Consolidação no aspecto inferior do segmento anterior do lobo superior direito e pequenos focos consolidativos associado a vidro fosco esparsos no segmento basal anterior e lateral direitos . Processo inflamatório / infeccioso em atividade deve ser considerado , de etiologia indeterminada pelo método . Opacidades / irregularidades na interface pleuropulmonar em ambos os ápices pulmonares , com bronquiectasias de tração associadas , de aspecto residual / sequelar . Nódulos esparsos nos logos superiores , espontanea e discretamente hiperdensos , de distribuição predominantemente subpleural , provavelmente residuais / sequelares , assim como nódulo calicificado ( granuloma ) de 1 , 0 cm no segmento superior do lobo inferior direito . Demais achados : Não há sinais de derrame pleural ou pericárdico . Coração sem particularidades ao método . Não se observam linfonodomegalias mediastinais . Calcificações focais paraesofágicas no mediastino inferior , devendo corresponder a linfonodos calicificados ( granulomas ) . Traqueia e brônquios - fonte pérvios , com calibre normal . Estruturas vasculares mediastinais com trajeto e calibre externo preservados . Discreta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nos logos superiore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TOMOGRAFIA COMPUTADORIZADA DO TÓRAX MOTIVO : Pneumonia TÉCNICA : Aquisições multislice dos ápices pulmonares até as adrenais sem a injeção intravenosa de meio de contraste organoiodado . RELATÓRIO : PLEURAS : Espaços pleurais com aspecto virtual . PARÊNQUIMA PULMONAR : Atenuação em mosaico , associando - se a pequenas opacidades em vidro fosco com aspecto de árvore em brotamento , sendo algumas confluentes determinando consolidações nos segmentos medial do lobo médio , no segmento lingular inferior , e nos lobos inferiores bilaterais . Estes achados podem corresponder a processo de natureza inflamatória / infecciosa . Correlacionar com dados clínicos / laboratoriais . Distribuição vasobrônquica preservada . Leve espessamento parietal brônquico nos lobos inferiores , achado que pode corresponder a broncopatia leve . Pequeno nódulo subpleural no segmento apical do lobo inferior direito , medindo 5 mm . MEDIASTINO : Ausência de linfonodomegalias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do lobo inferior direito</text:p>
          </table:table-cell>
          <table:table-cell office:value-type="string" calcext:value-type="string">
            <text:p>5 m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Micronódulos nos segmentos apical ( um ) e anterior ( dois ) do lobo superior direito . Bem como no segmento basal lateral ( um ) do lobo inferior esquerdo .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Consolidação de morfologia nodular , com opacidade em vidro fosco em adjacência no segmento superior do lobo inferior direito , podendo corresponder a nódulo semi - sólido ou consolidação / vidro fosco de etiologia inflamatória / infecciosa . O componente sólido mece cerca de 0 , 5 cm e a imagem ao todo mede 1 , 1 cm . A critério clínico realizar estudo de controle . Placas ateromatosas calcificadas na aorta , ramos supra - aórticos e coronárias . Alterações ósseas degenerativas na coluna dorsal . Lesão nodular com densidade de partes moles , contornos lobulados e limites definidos , na transição cervicotorácica , inferiomente ao lobo esquerdo da tireoide e insinuando - se ao mediastino superior , no sulco traqueoesofágico , medindo cerca de 4 , 7 x 2 , 7 x 2 , 6 cm , com algumas calcificações grosseiras de permeio . Considerar possibilidade lesão sólida de paratireoide ou linfonodomegalia dentre os principais diagnósticos diferenciais . ( Adenoma ? ) Demais aspectos , a saber : Parênquima pulmonar restante com coeficientes de atenuação preservados . Traqueia e brônquios principais com trajetos e calibres preservados . Espaços pleurais virtuais . Não foram caracterizadas linfonodomegalias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ebre + lipotimia ( rastreio infeccioso ) Principais achados e impressão : Artefatos de movimentos respiratórios limitando a adequada análise do parênquima pulmonar . Não foram caracterizadas consolidações . Nódulo calcificado de aspecto residual ( granuloma ) no segmento lingular inferior , medindo 0 , 6 cm . Parênquima pulmonar com atenuação preservada , exceto por atelectasias laminares subsegmentares nas bases , mais extensas à direita , onde se associa à elevação da cúpula frênica correspondente e por linhas subpleurais em todos os campos posteriores , provavelmente relacionadas ao decúbito . Não há sinais de derrame pleural ou pericárdico . Demais estruturas : Coração sem particularidades ao método . Hilos pulmonares livres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) . Achado adicional da transição toracoabdominal : Sinais de esteatose hepát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inferior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TOMOGRAFIA COMPUTADORIZADA DE TÓRAX Indicação do exame : tosse . Técnica : imagens obtidas por aquisição volumétrica multislice sem a administração intravenosa de contraste iodado . Aspectos observados : Diminutos nódulos centrolobulares , associado a opacidades com atenuação em vidro fosco , nos lobos superiores de ambos os pulmões . Demais regiões do parênquima pulmonar com atenuação preservada . Ausência de derrame pleural ou pericárdico . Não se observam linfonodomegalias mediastinais . Traqueia e brônquios - fonte pérvios , com calibre normal . Ateromatose parietal na aorta torácica . Demais estruturas vasculares mediastinais com trajeto e diâmetro preservad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produtiva e secreção nasal esverdeada . Análise : Diminuto nódulo calcificado de aspecto residual ( granuloma ) no segmento basal anterior do lobo inferior direito . Pequeno cisto aéreo isolado no segmento basal medial homolateral , usualmente desprovido de significado clínico . Raras e muito tênues opacidades reticulares em vidro fosco no aspecto posterior do lobo inferior direito , provavelmente residuais relacionadas a processo inflamatório prévio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investigação de tosse . Seguintes aspectos observados : Espessamento pleural apical bilateral com aspecto residual . Leve ectasia brônquica em lobos inferiores , sem sinais de impacção mucóide . Pequeno nódulo pulmonar calcificado localizado no lobo superior esquerdo , subsegmento posterior , medindo 0 , 6 cm , de aspecto residual . Não há evidências de derrame pleural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Múltiplas opacidades pulmonares em vidro fosco , por vezes associadas a espessamento de septos interlobulares , com distribuição multifocal e bilateral , com predomínio periférico e posterior de maior extensão nos lobos inferiores . Pequeno nódulo pulmonar calcificado no lobo superior direito , com aspecto residual . Ausência de derrame pleural ou pericárdio . Não se observam linfonodomegalias mediastinais . Traqueia e brônquios - fonte pérvios , com calibre normal . Estruturas vasculares mediastinais com trajeto e diâmetro preservados . Fios metálicos de esternorrafia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incipiente . Fios metálicos no esterno - cirurgia cardíaca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brônquios - fontes e hilos pulmonares livres . Dilatação do tronco da pulmonar ( 31 mm ) . Ateromatose aórtica , dos vasos da base e coronariana . Caracterização de portocath . Demais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17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2 semanas . Análise : Relativa redução difusa de calibres brônquicos , questionando - se broncoespasmo . Não há evidências de consolidações ou outras alterações parenquimatosas típicas de processo inflamatório . Nódulo calcificado de aspecto residual ( granuloma ) , medindo 0 , 4 cm no segmento apical posterior do lobo inferior direito . Nódulo subpleural , não calcificado , medindo 0 , 5 cm no segmento basal posterior direito , inespecífico . Parênquima restante pulmonar com atenuação preservada , exceto por pequenos nódulos subpleurais de morfologia triangular nos segmentos apical e basal lateral do do lobo inferior esquerdo , compatíveis com linfonodos intrapulmonares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post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17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2 semanas . Análise : Relativa redução difusa de calibres brônquicos , questionando - se broncoespasmo . Não há evidências de consolidações ou outras alterações parenquimatosas típicas de processo inflamatório . Nódulo calcificado de aspecto residual ( granuloma ) , medindo 0 , 4 cm no segmento apical posterior do lobo inferior direito . Nódulo subpleural , não calcificado , medindo 0 , 5 cm no segmento basal posterior direito , inespecífico . Parênquima restante pulmonar com atenuação preservada , exceto por pequenos nódulos subpleurais de morfologia triangular nos segmentos apical e basal lateral do do lobo inferior esquerdo , compatíveis com linfonodos intrapulmonares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esquerdo , medindo cerca de 0 , 37 x 0 , 25 cm nos maiores eixos axiais . Demais porções dos pulmões sem evidência de lesão parenquimatosa em atividade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7 x 0,2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9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parenquimatosas hipoatenuantes nos ápices pulmonares , no lobo médio e nos segmentos basais anterior e medial direitos . Há imagens hiperatenuantes lineares a laminares nos ápices pulmonares , nos segmentos anteriores dos lobos superiores , em lobo médio , na língula e no segmento superior do lobo inferior esquerdo . Existem espessamentos septais no segmento basal lateral direito e na base pulmonar esquerda , associados com lesões do espaço aéreo distal nos segmentos basais posterior e lateral esquerdos . Há imagem ovalar hiperdensa no segmento basal posterior esquerdo , <text:s/>medindo cerca de 0 , 5 x 0 , 36 cm e há imagem ovalar hiperdensa no segmento basal posterior esquerdo , <text:s/>medindo cerca de 0 , 51 x 0 , 34 cm <text:s/>nos maiores eixos axiais . Boa permeabilidade da traquéia , dos brônquios fontes e lobares . Existe desvio de estruturas mediastinais para a direita , com área cardíaca aumentada e alongamento da aorta . Há placas parietais calcificadas na aorta , nas artérias subclávias e em ramos arteriais coronários . A artéria subclávia direita tem origem aberrante à esquerda , cruzando por trás do esôfago e da traquéia . Notamos imagem sugestiva de herniação diafragmática na base do tórax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5 x 0,3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1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parenquimatosas hipoatenuantes nos ápices pulmonares , no lobo médio e nos segmentos basais anterior e medial direitos . Há imagens hiperatenuantes lineares a laminares nos ápices pulmonares , nos segmentos anteriores dos lobos superiores , em lobo médio , na língula e no segmento superior do lobo inferior esquerdo . Existem espessamentos septais no segmento basal lateral direito e na base pulmonar esquerda , associados com lesões do espaço aéreo distal nos segmentos basais posterior e lateral esquerdos . Há imagem ovalar hiperdensa no segmento basal posterior esquerdo , <text:s/>medindo cerca de 0 , 5 x 0 , 36 cm e há imagem ovalar hiperdensa no segmento basal posterior esquerdo , <text:s/>medindo cerca de 0 , 51 x 0 , 34 cm <text:s/>nos maiores eixos axiais . Boa permeabilidade da traquéia , dos brônquios fontes e lobares . Existe desvio de estruturas mediastinais para a direita , com área cardíaca aumentada e alongamento da aorta . Há placas parietais calcificadas na aorta , nas artérias subclávias e em ramos arteriais coronários . A artéria subclávia direita tem origem aberrante à esquerda , cruzando por trás do esôfago e da traquéia . Notamos imagem sugestiva de herniação diafragmática na base do tórax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 51 x 0,34 cm</text:p>
          </table:table-cell>
          <table:table-cell table:number-columns-repeated="1015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 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 nódulo residual calcificado no segmento superior da língula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Discret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a língul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equeno cisto aéreo subpleural no segmento anterior do lobo superior direito . Micronódulo calcificado de aspecto residual ( granuloma ) no segmento lateral do lobo médio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Osteoartrose glenoumeral . Material produtor de artefatos metálico em projeção as partes anterior a escápula direita . Labiações osteofitárias marginais nos corpos vertebrais dorsais . Derrame pleural bilateral moderado com maior extensão a direita onde restringe parcialmente a expansão pulmonar atelectasiva passiva . Pequenas traves atelectásicas periféricas no lobo superior e lobo médio ipsilaterais . Ateromatose aortoilíaca e coronariana . Hérnia hiatal . Demais estruturas mediastinais anatômicas . Não caracterizamos dilatações ou espessamento das paredes brônquicas . Ausência de nódulos Traquéia , brônquios - fontes e hilos pulmonares livre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lterações degenerativas vertebrais . Pequeno nódulo não calcificado medindo 0 , 3 cm no ápice pulmonar esquerdo , inespecífico . Traqueia e brônquios - fonte pérvios , com calibre normal . Imagem cardíaca de morfologia normal , sem alterações volumétricas apreciáveis . Calcificações ateromatosas na aorta torácica , em artérias coronárias e topografia valvar aórtica . Demais estruturas mediastinais anatômicas . Discretas lâminas atelectásicas esparsas bilateralmente . Não caracterizamos dilatações ou espessamento das paredes brônquicas . Tênue vidro fosco periférico no lobo superior a direita e lobo inferior ipsilateral . Ausência de nódulos suspeitos . Não há sinais de derrame pleural ou pericárdico . Não se observam linfonodomegalias mediastin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ápice pulmonar esquerd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Indicação do exame : Sarcoma de Kaposi e TB pulmonar em tratamento . Principais achados à análise comparativa com TC prévia de 14 / 03 / 2022 : Não sem observam alterações significativas em relações ao mútiplos nódulos e micronódulos irregulares , alguns com atenuação em vidro fosco e outros com atenuação de partes moles , de distribuição peribroncovasular , difusamente presentes em ambos os pulmões . Vale mencionar a presença associada de espessamento irregular de septos interlobulares bem como pleural e cisural bilateralmente , mais exuberantes em lobo médio e língula , acometimento linfático pela patologia de base deve ser considerado no diferencial . Persistem inalteradas os nódulos calcificados de aspecto residual ( granulomas ) no segmento apical do lobo inferior direito , bem como as alterações fibroretráteis e discretas bronquiectasias neste lobo . Persistem semelhantes os linfonodos de contornos levemente irregulares em ambos os cavuns axilares , medindo até 1 , 3 x 1 , 1 cm à direita e 1 , 7 x 0 , 9 cm à esquerda . Persiste inalterada a pequena lesão osteolítica na porção inferior esquerda do corpo vertebral de T 10 , inespecífica . Demais achados persistem inalterados : Não há sinais de derrame pleural ou pericárdico . Coração sem particularidades volumétricas relevantes ao método . Não se observam linfonodomegalias mediastinais . Traqueia e brônquios - fonte pérvios , com calibre normal . Estruturas vasculares mediastinais com trajeto e calibre externo preservados . Discreta atitude escoliótica de convexidade direit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ódulo de densidade de partes moles circunscrito na área central do lobo superior direito com 7 , 4 x 6 mm sem alterações marginais . Área de atenuação em vidro fosco associada a reticulações e espessamento septal na periferia do lobo inferior à direita entre os segmentos anterior e lateral sem consolidação . Não caracterizamos dilatações ou espessamento das paredes brônquic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área central do lobo superior direito</text:p>
          </table:table-cell>
          <table:table-cell office:value-type="string" calcext:value-type="string">
            <text:p>7,4 x 6 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TOMOGRAFIA COMPUTADORIZADA DO TÓRAX INDICAÇÃO CLÍNICA : História de tabagismo . TÉCNICA : Aquisição volumétrica multislice , sem a administração intravenosa do meio de contraste iodado . Realizadas reformatações multiplanares e reconstruções 3 D . ANÁLISE : Espessamento difuso das paredes brônquicas , sugerindo broncopatia inflamatória . Micronódulo calcificado no lobo médio , residual . Tênues opacidades em vidro fosco peribroncovasculares nos lobos inferiores , sugerindo processo infeccioso das pequenas vias aéreas . Restante do parênquima com atenuação preservada . Espaços pleurais virtuais . Traqueia e brônquios principais com trajetos e calibres preservados . Não foram caracterizadas linfonodomegalias mediastinais . Estruturas vasculares do mediastino com calibre externo conservado . Placas ateromatosas calcificadas incipientes na aorta . Imagens de stent nas coronárias . Imagem cardíaca com dimensões preservadas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salientando pequeno desvio escoliótic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Rarefação óssea . Desvio escoliotico dorsolombar a direita . Espondiloartrose dorsal . Fratura recente do 7 arco costal a direita e em processo reparativos no 4 e 5 arcos costais a esquerda . Finas reticulações subpleurais nos lobos inferiores e lobo superior a esquerda , sequelares . Não caracterizamos dilatações ou espessamento das paredes brônquicas . Ausência de bronquiectasias . Ausência de nódulos . Traquéia , brônquios - fontes e hilos pulmonares livres . Ateromatose aortica e coronariana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TOMOGRAFIA COMPUTADORIZADA DO TÓRAX Exame realizado em caráter de urgência INDICAÇÃO : Não especificado . TÉCNICA : imagens obtidas por aquisição volumétrica multislice , sem a administração intravenosa de contraste iodado . ANÁLISE : Micronódulo centrolobular , em vidro fosco , no segmento apical do lobo inferior direito . Granuloma calcificado no segmento posterior do lobo superior direito , medindo 4 mm . Opacidades fibroatelectásicas nas bases pulmonares . Restante do parênquima pulmonar com atenuação preservada e sem evidências de alterações suspeitas de processo inflamatório . Ausência de derrame pleural . Não se observam linfonodomegalias mediastinais . Traquéia e brônquios principais pérvios , com calibre normal . Estruturas vasculares mediastinais com trajeto e diâmetr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TOMOGRAFIA COMPUTADORIZADA DO TÓRAX Técnica : Os cortes tomográficos computadorizados foram obtidos em série única , sem a utilização de contraste iodado intravenoso . Achados relevantes : Moderado enfisema centrolobular com predomínio nas regiões pulmonares superiores onde assume aspecto confluente . Associa - se a mínimo enfisema parasseptal . Espessamento parietal difuso de brônquios segmentares e subsegmentares em ambos os pulmões , inferindo broncopatia inflamatória , alguns deles ectasiados , sobretudo nos lobos inferiores . Existem discretas opacidades centrolobulares com atenuação em vidro fosco nas regiões inferiores possivelmente relacionadas a bronquiolite respiratória do fumante . Consolidação subpleural com cavitação central localizada no segmento superior do lobo inferior direito : processo inflamatório / infeccioso ? Lesão neoplásica ? Necessária correlação com dados clínicos e laboratoriais . Á critério clínico o estudo contrastado poderá fornecer dados adicionais . Demais aspectos avaliados : Traqueia , brônquios principais e lobares pérvios . Nódulos calcificados esparsos , de aspecto benigno / sequelar . Restante do parênquima pulmonar com transparência preservada . Não há sinais de derrame pleural ou efusão pericárdica . Não se identificam linfonodomegalias mediastinais . Tronco da artéria pulmonar de calibre aumentada medindo 34 mm ( VR até 29 mm ) , achado inespecífico porém dentro de contexto clínico adequado pode estar relacionado a hipertensão pulmonar . Coração de dimensões usuais . Ateromatose coronariana . Ectasia da aorta ascendente medindo 44 mm ( VR até 41 mm ) . Demais porções da aorta torácica de calibre usual apresentando placas parietais ateromatosas calcificadas . Espondilopatia degenerativ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Opacidade irregular no segmento anterior do lobo superior direito que determina obliteração do brônquio subsegmentar e mede cerca de 13 x 6 mm ( estável desde janeiro ) . Micronódulo pulmonar calcificado no segmento posterior do lobo superior direito , de aspecto residual granulomatoso . O restante do parênquima pulmonar com transparência preservada . Traqueia , brônquios principais e lobares pérvios . Não há sinais de derrame pleural ou efusão pericárdica . Não se identificam linfonodomegalias mediastinais . Stents coronarianos . Coração e grandes vasos do mediastino com dimensões preservadas . Alterações degenerativas n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Espessamento pleural apical bilateral com esparsas faixas de aspecto fibroatelectásico , aspecto residual / sequelar . Pequeno nódulo calcificado apical direito ( granuloma ) também de aspecto residual / sequelar . Espessamento liso de septos interlobulares notadamente na corticalidade de segmentos basais bilaterais , inferindo intersticiopatia , achado que pode também estar relacionado ao grupo etário . Ateromatose aórtica e coronariana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apic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os segmentos do lobo superior direito e no segmento superior do lobo inferior direito . Existe imagem ovalar hiperdensa no segmento anterior do lobo superior direito , medindo cerca de 0 , 8 x 0 , 77 cm nos maiores eixos axiais . Há brônquios de paredes espessadas no segmento posterior do lobo superior direito . Existem espessamentos parciais das cisuras do pulmão direito . Boa permeabilidade da traquéia , dos brônquios fontes e lobares . Mediastinal centrado , com área cardíaca dentro dos limites da normalidade . Existem placas parietais calcificadas na aorta torácica , em tronco bráquiocefálico e em ramos arteriais coronários . Há imagens ovalares hiperdensas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8 x 0,7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TOMOGRAFIA COMPUTADORIZADA DO TÓRAX Técnica : Os cortes tomográficos computadorizados foram obtidos em série única , sem a utilização de contraste iodado intravenoso . Indicação controle DPOC . Aspectos observados em análise comparativa com TC de tórax de 30 / 06 / 2022 Persiste em extensão o espessamento parietal brônquico associado a opacidades centrolobulares no segmento lateral do lobo médio e em segmento basais notadamente à esquerda , onde notam - se sinais de impacção mucóide . Persiste como principal consideração processo inflamatório / infeccioso com extensão para pequenas vias aéreas ( broncopneumonia ) , ressaltando - se que a resolução clínica pode preceder a resolução radiológica . Demais achados também inalterados no intervalo entre os estudos : Sinais de esternorrafia e stent coronariano . Leve enfisema predominantemente centrolobular nos campos pulmonares superiores . Discretas irregularidades na interface pleuroparenquimatosa nos ápices pulmonares , de aspecto sequelar . Nódulo pulmonar calcificado subcentimétrico no segmento lateral do lobo médio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TOMOGRAFIA COMPUTADORIZADA DE TÓRAX INDICAÇÃO : RNC / Rastreio infeccioso . TÉCNICA : Exame realizado sem o uso de contraste . ANÁLISE : Planos subcutâneos e musculares da parede torácica de aspecto preservado . Ausência de linfonodomegalias axilares e supraclaviculares . Ausência de derrame pleural . Artefatos de fase respiratória reduzindo a sensibilidade para avaliação do parênquima , com opacidades atelectásicas / consolidativas nas bases pulmonares . Nódulo sólido no segmento posterior do lobo superior direito , medindo 5 mm . Traquéia e brônquios principais de calibre e trajeto mantidos . Planos gordurosos mediastinais íntegros . Área cardíaca aumentada . Derrame pericárdico com espessura de 4 mm . Ateromatose coronariana importante . Ausência de linfonodomegalias mediastinais . Estruturas vasculares mediastinais de aspecto habitual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5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TOMOGRAFIA COMPUTADORIZADA DO TÓRAX TÉCNICA : Aquisição volumétrica multislice , sem a administração intravenosa do meio de contraste iodado . Realizadas reformatações multiplanares e reconstruções 3 D . PRINCIPAIS ACHADOS : - Consolidação paramediastinal inferior esquerda , com focos gasosos de permeio e base pelural , medindo cerca de 8 , 3 x 7 , 1 cm . Considerar a possibilidade de abscesso / empiema , lesão neoplásica e seqüestro pulmonar entre os diagnósticos diferenciais . O estudo com contraste poderá auxiliar no diagnóstico diferencial . - Bronquiectasias cilíndricas e císticas esparsas , sobretudo no pulmão direito e lobos inferiores . Associa - se espessamento parietal com focos de impactação mucoide , indicando processo infeccioso em atividade . - Nódulos pulmonares esparsos por ambos os pulmões , alguns localizados nas pontas de vasos e com área de vidro fosco periférica , denotando sinal do halo , o maior mede 2 , 3 cm , no segmento anterior do lobo superior direito . Considerar a possibilidade de processo infeccioso , metástase e embolia séptica entre os diagnósticos diferenciais . No contexto clínico de imunossupressão , a possibilidade de aspergilose angioinvasiva também deve ser considerar . - Áreas de maior e menor atenuação difusas pelo parênquima , sobretudo à direita , caracterizando o padrão de atenuação em mosaico , comumente relacionado a aprisionamento aéreo secundário a doença de pequenas vias aéreas ( bronquiolite / broncoespasmo / asma ) . - Estrias fibroatectásicas esparsas nas bases pulmonares , sobretudo à direita . DEMAIS ACHADOS : Espaços pleurais virtuais . Traqueia e brônquios principais com trajetos e calibres preservados . Não foram caracterizadas linfonodomegalias mediastinais . Estruturas vasculares do mediastino com calibre externo conservado . Placas ateromatosas calcificadas na aorta e ramos supra - aórticos . Imagem cardíaca com dimensões preservadas . Derrame pericárdico , com espessura de até 0 , 8 cm . Alterações ósseas degenerativa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2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Análise Espondilose dorsal . Pequena inspiração ao estudo com importantes artefatos de movimento prejudicando a avaliação . Ectasia do tronco da artéria pulmonar que mede aproximadamente 32 mm em seu maior eixo . Calcificação das cartilagens traqueobrônquicas . Prováveis nódulos calcificados nos lobos superiores . Vidro fosco no lobo superior à esquerda Derrame pleural moderado bilateralmente . Ateromatose da aorta e coronárias . Traquéia e brônquios - fontes liv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residuais nos ápices pulmonares , com pequenino nódulo sólido não calcificado de permeio , no ápice pulmonar à direita , medindo cerca de 5 mm em seu maior eixo axial . Pulmões restantes transparentes , com distribuição broncovascular preservada . Traqueia e brônquios principais permeáveis , de trajeto e calibre normais , destacando - se pequena formação diverticular no terço inferior da traqueia , lateralmente , à direita , medindo cerca de 0 , 8 x 0 , 6 cm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ápice pulmonar à direita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Extenso enfisema pulmonar bilateral e difuso com predomínio centrolobular . Nódulo pulmonar não calcificado localizado no segmento superior do lobo inferior esquerdo subpleural , com contornos microlobulados , limites definidos , suspeito para etiologia neoplásica primária . Mede 13 x 11 , 5 x 17 mm ( AP x T x CC ) .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Traquéia , brônquios - fontes e hilos pulmonares livres . Ateromatose aórtica . Estruturas mediastinais anatômicas . Ausência de linfonodomegalias em meio aos planos gordurosos mediastinais . Ausência de coleções líquidas livres ou aéreas no espaço pleur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13 x 11,5 x 17 mm</text:p>
          </table:table-cell>
          <table:table-cell office:value-type="string" calcext:value-type="string">
            <text:p>11,5</text:p>
          </table:table-cell>
          <table:table-cell table:style-name="ce12" office:value-type="string" calcext:value-type="string">
            <text:p>4A</text:p>
          </table:table-cell>
          <table:table-cell office:value-type="string" calcext:value-type="string">
            <text:p>4A</text:p>
          </table:table-cell>
          <table:table-cell table:number-columns-repeated="1012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Principais achados no contexto de urgência : Fratura do platô superior de L 1 ( Classificação A 3 do AoSpine ) com aumento da densidade óssea que infere possível edema ósseo e com focos gasosos de permeio . Há moderada redução da altura deste corpo vertebral , destacando - se retropulsão do muro posterosuperior determinando compressão sobre o saco dural e reduzindo a amplitude do canal vertebral . Demais aspectos observados : Não há evidências de derrame pleural . Espessamento liso de septos interlobulares na corticalidade de ambos os pulmões , achado que pode representar intersticiopatia na dependência de correlação clínica , sendo comumente encontrado no grupo etário . Esparsos micronódulos no lobo superior esquerdo , inespecíficos . Parênquima pulmonar restante com coeficientes de atenuação preservados . Não foram caracterizados linfonodomegalias mediastinal ou axilar . As estruturas vasculares mediastinais têm disposição usual . Câmaras cardíacas com dimensões preservadas . Ateromatose coronariana . Traquéia , carina e brônquios principais de calibre e contornos normais . Obs : sinais de redistribuição volumétrica hepática que sugere hepatopatia crôn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pondilose dorsal . . Espaços pleurais virtuais . Pequeno nódulos centrolobulares no segmento apical direito , apresentando ramificações assumindo aspecto de árvore em brotamento e confluindo formando discretas opacidades nodulares e consolidações . Estes achados sugerem a possibilidade de processo inflamatório / infeccioso pulmonar , envolvendo as vias aéreas de pequeno calibre . Atelectasias laminares no lobo inferior esquerdo e no segmento lingular inferior . Atelectasia subsegmentar em faixa do lobo inferior esquerdo , determinando redução volumétrica deste lobo . Restante do parênquima pulmonar com atenuação habitual . Traqueia e brônquios principais pérvios , de calibres normais . Estruturas vasculares mediastinais com trajeto e calibre externo conservado . Ateromatose aortocoronariana e no tronco braquiocefálico direito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Opacidades reticulares subpleurais nos lobos inferiores , inclusive nas porções não pendentes dos lobos inferiores , com opacidades em vidro fosco sobrepostas , achado inespecífico , podendo corresponder a intersticiopatia em fase inicial . Pequeno nódulo calcificado no segmento basal posterior do lobo inferior esquerdo , residual . Ateromatose aórtica e em vasos supra - aórticos . Alterações ósseas degenerativas na coluna dorsal . Colapso parcial do corpo vertebral de L 1 , com desvio do muro posterior , determinando impressão sobre a face ventral do saco dur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prejudicada devido artefatos de movimentos respiratórios . Análise e impressão diagnóstica : Discreto espessamento pleuroapical bilateral , residual . Áreas hiperatenuantes nas porções subpleurais e pedentes dos lobos inferiores , provavelmente relacionadas a hipoventilação . Faixas de atelectasias laminares esparsas , também comumente relacionadas a áreas de hipoventilação . Leve espessamento parietal de a lguns brônquicos nos lobos inferiores , achado que pode decorrer de etiologia inflamatória e / ou infecciosa de médias vias aéreas . ( Bronquite ? ) Pequeno nódulo calcificado no segmento superior do lobo inferior esquerdo , de aspecto residual . Ateromatose aórtica , em vasos supra - aórticos e em coronárias . Alterações degenerativas vertebrais . Demais aspectos , a saber :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pondilose dorsal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 Pequenos espessamentos pleurais posteriores nos lobos superiores e lobo inferior a direita . Alterações fibroatelectasicas posteriores no lobo superior a direita . Associa - se tênue atenuação em vidro fosco localmente . Nódulo / alteração fibrocicatricial na periferia lateral do lobo superior a direita com 6 , 3 mm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lateral do lobo superior a direita</text:p>
          </table:table-cell>
          <table:table-cell office:value-type="string" calcext:value-type="string">
            <text:p>6,3 mm</text:p>
          </table:table-cell>
          <table:table-cell office:value-type="string" calcext:value-type="string">
            <text:p>6,3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Faixas de consolidação parenquimatosa associada a pequeno espessamento brônquico no lobo inferior à esquerda . Vascularização pulmonar periférica de aspecto tomográfico normal . Parênquima pulmonar com morfologia , vasculatura e transparência normal , sem evidenciar nódulos ou áreas de consolidação a direita . Traquéia , brônquios - fontes e hilos pulmonares livres . Estruturas mediastinais anatômicas , não sendo observadas linfonodomegalias em meio aos seus planos gordurosos . Ausência de coleções líquidas livres no espaço pleural . Arcabouço ósseo torácico conservado . Ginecomastia bilate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TOMOGRAFIA COMPUTADORIZADA DO TÓRAX Técnica : Os cortes tomográficos computadorizados foram obtidos antes e durante a infusão intravenosa de contraste iodado . Achados relevantes : Realizada a análise comparativa com o exame prévio do dia 01 / 09 / 2022 . Volumosa massa multiloculada localizada no segmento basal posterior e medial com focos gasosos de permeio medindo 8 , 8 x 6 , 3 x 15 cm , volume de 432 cm ³ . Notam - se também broncogramas áereos de permeio . Diante dos achados a possibilidade de processo inflamatório / infeccioso ( abscesso ) deverá ser considerado . Bronquiectasias cilíndricas e por vezes varicosas com distribuição bilateral e assimétrica . Existe importante espessamento parietal brônquico difuso e sinais de impacção mucóide , sobretudo no lobo inferior direito onde existem atelectasias subsegmentares . Pequeno derrame pleural bilateral com atelectasia compressiva do parênquima pulmonar adjacente Nódulos e massas pulmonares esparsos pelo parênquima pulmonar sobretudo no lobo superior direito , a maior localizada no segmento anterior com área em atenuação em vidro fosco circunjacente . Dentre os diagnósticos diferenciais a possibilidade de processo inflamatório / infeccioso ou lesões secundárias deverão ser consideradas . Discreto espessamento parietal de brônquios segmentares e subsegmentares em ambos os pulmões , inferindo broncopatia inflamatória . Demais aspectos avaliados sem alterações tomográficas significativas em relação ao exame prévio supracit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Pectus escavatum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ão líquida na espaço pleural à esquerda , associada com área hipoventilada na base pulmonar homolateral . Notamos espessamento pleural basal à direita . Existem imagens hiperatenuantes ovalares e grosseiramente ovalares nos segmentos dos lobos superiores , na língula , nos segmentos superiores dos lobos inferiores , nos segmentos basais medial e posterior direitos e basais posterior e lateral esquerdos , com atenuação em vidro fosco ao redor de algumas delas . Notamos imagem ovalar hiperdensa no segmento posterior do lobo superior direito , medindo cerca de 0 , 48 x 0 , 46 cm nos maiores eixos axiais . Há atenuação em vidro fosco também em área do segmento anterior do lobo superior esquerdo . Existem imagens hiperatenuantes laminares no lobo superior esquerdo , na língula e nos segmentos basais posteriores . Há linhas subpleurais nos lobos inferiores . Boa permeabilidade da traquéia , dos brônquios fontes e lobares . Mediastino centrado , com área cardíaca nos limites da normalidade e alongamento da aorta . Existem placas parietais calcificadas na aorta torácica , em tronco bráquiocefálico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8 x 0,46 cm</text:p>
          </table:table-cell>
          <table:table-cell office:value-type="string" calcext:value-type="string">
            <text:p>4,6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551" calcext:value-type="float">
            <text:p>551</text:p>
          </table:table-cell>
          <table:table-cell office:value-type="string" calcext:value-type="string">
            <text:p>TOMOGRAFIA COMPUTADORIZADA DO TÓRAX MOTIVO : Dispneia e dessaturação . TÉCNICA : Aquisições multislice dos ápices pulmonares até as adrenais sem a injeção intravenosa de meio de contraste organoiodado . RELATÓRIO : PLEURAS : Moderado / acentuado derrame pleural bilateral , determinando atelectasia do parênquima pulmonar adjacente . PARÊNQUIMA PULMONAR : Atelectasia / consolidação dos segmentos inferiores do lobo direito , do lobo inferior esquerdo e do segmento lingular inferior . Micronódulo centrolobular , em vidro fosco , no segmento medial do lobo médio . Restante da densidade normal dos campos pulmonares . Distribuição vasobrônquica preservada . MEDIASTINO : CONTINUA . . . . Ausência de linfonodomegalias . Esôfago , traqueia e brônquios fonte sem anormalidades visíveis . Ectasia do tronco pulmonar , medindo até 33 mm , achado que pode estar relacionado a algum grau de hipertensão pulmonar . Cardiomegalia . Ateromatose cálcica coronariana e dos troncos supra - aórticos . ARCABOUÇO ÓSSEO Espondilose torácica . ACHADOS ADICIONAIS : Acentuada ascite . ﻿ Fígado de contornos irregulares , com hipertrofia do segmento I , achado que pode estar relacionado a hepatopatia crônica incipiente . Pequena imagem nodular , hipodensa , no segmento II do fígado , medindo 7 mm , inespecífica por suas diminutas dimensões . Espessamento peritonial , de aspecto nodular , no hipocôndrio / flanco esquerdos , inespecífico ao estudo sem contraste . Correlacionar com dados clínicos / laboratoriais . Hipodensidades de aspecto serpengiforme no hipocôndrio direito e esquerdo , inespecíficos ao estudo sem contraste , podendo corresponder a varizes esofagogástricas e no subcutâne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espessamentos pleurais , com calcificações pleurais focais e em placa , bilateralmente . Pequena imagem hiperatenuante linear no segmento ápico - posterior do lobo superior esquerdo . Há imagem hiperatenuante laminar no segmento basal posterior direito . Existem discretos espessamentos intersticiais na periferia do lobo médio e da língula . Há imagem arredondada hiperdensa no segmento anterior do lobo superior direito , medindo cerca de 0 , 31 cm de diâmetro . Boa permeabilidade da traquéia , dos brônquios fontes e lobares . Mediastino centrado , com área cardíaca normal . Existem placas parietais calcificadas na aorta torácica , em tronco bráquiocefálico , em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1 cm</text:p>
          </table:table-cell>
          <table:table-cell office:value-type="string" calcext:value-type="string">
            <text:p>3,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Pequena assimetria da caixa torácica . Não caracterizamos dilatações das paredes brônquicas . Pequena redução do calibre e espessamento brônquico para alguns segmentos do lobo inferior a esquerda . Ausência de nódulos . Ausência de pneumopatia alveolar ou intersticial em evolução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ões líquidas nos espaços pleurais , mais volumosa à esquerda , associada com redução parcial do volume do pulmão esquerdo , que apresenta áreas hipoventiladas e em atelectasia na língula e lobo inferior esquerdo . Notamos calcificações pleurais apicais e no terço superior do hemitórax direito . Há imagens parenquimatosas hipoatenuantes nos lobos superiores , médio e inferior direito . Existem imagens ovalares hiperdensas nos lobos superior e inferior direitos a maior delas situada no segmento superior do lobo inferior direito , medindo cerca de 0 , 32 x 0 , 28 cm . Há imagem hiperatenuante ovalar no mesmo segmento , medindo cerca de 0 , 28 x 0 , 2 cm . Notamos discreta atenuação em vidro fosco e espessamento intersticial em área periférica do lobo médio . Boa permeabilidade da traquéia , dos brônquios fontes e lobares . Mediastino centrado . Há coleção líquida no espaço pericárdico . Existem placas parietais calcificadas na aorta torácica , em tronco bráquiocefálico , em artéria subclávia esquerda e em ramos arteriais coronários . Há imagem ovalar hiperdensa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2 x 0,28 cm</text:p>
          </table:table-cell>
          <table:table-cell office:value-type="string" calcext:value-type="string">
            <text:p>2,8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0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55.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Alterações pleuroparenquimatosas cicatriciais em ápices pulmonares . Estrias atelectásicas periféricas , predominando em campos pulmonares inferiores , sobretudo nas porções pendentes . Nódulo não calcificado , contorno regular , na periferia do segmento superior do lobo inferior direito , medindo 0 , 6 cm e outro nódulo menor não calcificado , contorno regular , <text:s/>na periferia do segmento basal lateral esquerdo , medindo 0 , 3 cm , indeterminados . Restante do parênquima pulmonar com atenuação habitual . Traqueia e brônquios principais pérvios , de calibres normais . Leve espessamento difuso de paredes brônquicas , mais evidente nos lobos inferiores , inferindo broncopatia inflamatória . Estruturas vasculares mediastinais com trajeto e calibre externo conservado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superior do lobo inf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55.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Alterações pleuroparenquimatosas cicatriciais em ápices pulmonares . Estrias atelectásicas periféricas , predominando em campos pulmonares inferiores , sobretudo nas porções pendentes . Nódulo não calcificado , contorno regular , na periferia do segmento superior do lobo inferior direito , medindo 0 , 6 cm e outro nódulo menor não calcificado , contorno regular , <text:s/>na periferia do segmento basal lateral esquerdo , medindo 0 , 3 cm , indeterminados . Restante do parênquima pulmonar com atenuação habitual . Traqueia e brônquios principais pérvios , de calibres normais . Leve espessamento difuso de paredes brônquicas , mais evidente nos lobos inferiores , inferindo broncopatia inflamatória . Estruturas vasculares mediastinais com trajeto e calibre externo conservado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basal lateral esquerd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556.1" calcext:value-type="float">
            <text:p>556.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Sonda digestiva esôfago - gastrica . Espondilose dorsal . Formação expansiva , com densidade de partes moles , contornos levemente irregulares , no aspecto posterior do segmento apical direito , apresentando amplo contato com a superfície pleural , medindo 3 , 3 x 3 , 1 cm nos maiores eixos transversos . Há ainda leve espessamento da fissura oblíqua e dos folhetos pleurais em continuidade . Nódulos não calcificados , de contornos regulares , esparsos em ambos os pulmões , predominando no lobo superior direito , medindo até 0 , 5 cm , indeterminados . Aumento do número de linfonodos junto às porções superiores da fissura oblíqua , alguns com dimensões proeminentes , medindo menos de 1 , 0 cm , inespecificos . Atelectasias laminares esparsas em campos pulmonares inferiores . Discreto derrame pleural à direita , associado a pequenas atelectasias restritivas do parênquima adjacente . Restante do parênquima pulmonar com atenuação habitual . Traqueia e brônquios principais pérvios , de calibres normais . Imagem cardíaca com dimensões preservadas . Pequeno derrame pericárdico . Estruturas vasculares mediastinais com trajeto e calibre externo conservado . Ateromatose aortocoronariana . Ausência de linfonodomegalias mediastinais e hilares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aspecto posterior do segmento apical direito</text:p>
          </table:table-cell>
          <table:table-cell office:value-type="string" calcext:value-type="string">
            <text:p>3,3 x 3,1 cm</text:p>
          </table:table-cell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4B</text:p>
          </table:table-cell>
          <table:table-cell office:value-type="string" calcext:value-type="string">
            <text:p>4B</text:p>
          </table:table-cell>
          <table:table-cell table:number-columns-repeated="1012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Sonda digestiva esôfago - gastrica . Espondilose dorsal . Formação expansiva , com densidade de partes moles , contornos levemente irregulares , no aspecto posterior do segmento apical direito , apresentando amplo contato com a superfície pleural , medindo 3 , 3 x 3 , 1 cm nos maiores eixos transversos . Há ainda leve espessamento da fissura oblíqua e dos folhetos pleurais em continuidade . Nódulos não calcificados , de contornos regulares , esparsos em ambos os pulmões , predominando no lobo superior direito , medindo até 0 , 5 cm , indeterminados . Aumento do número de linfonodos junto às porções superiores da fissura oblíqua , alguns com dimensões proeminentes , medindo menos de 1 , 0 cm , inespecificos . Atelectasias laminares esparsas em campos pulmonares inferiores . Discreto derrame pleural à direita , associado a pequenas atelectasias restritivas do parênquima adjacente . Restante do parênquima pulmonar com atenuação habitual . Traqueia e brônquios principais pérvios , de calibres normais . Imagem cardíaca com dimensões preservadas . Pequeno derrame pericárdico . Estruturas vasculares mediastinais com trajeto e calibre externo conservado . Ateromatose aortocoronarian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em ambos os pulmões , predominando no lobo superior direito</text:p>
          </table:table-cell>
          <table:table-cell office:value-type="string" calcext:value-type="string">
            <text:p>Até 0,5 cm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Tomografia computadorizada do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, com 08 dias de sintomas . RELATÓRIO : Leve espessamento difuso das paredes brônquicas , mais expressivas no lobo médio , onde se observam tênues opacidades com atenuação em vidro fosco centrolobulares , comumente relacionadas a processo inflamatório / infeccioso . Pequeno nódulo calcificado no segmento superior do lobo inferior direito , medindo 0 , 3 cm , de aspecto benigno / residual . O restante do parênquima pulmonar é de configuração e atenuação us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TOMOGRAFIA COMPUTADORIZADA DO TÓRAX COMENTÁRIOS : Exame realizado em tomógrafo MULTISLICE Siemens Técnica : Exame realizado com aquisição volumétrica de 1 , 0 mm de espessura de corte e reconstruções , orientadas por radiografia digital sem contraste . OS SEGUINTES ASPECTOS FORAM OBSERVADOS : Espessamentos pleurais apicais e na base do hemitórax direito , com calcificações pleurais apical à esquerda e basal à direita . Existem imagens hiperatenuantes lineares e laminares nos ápices pulmonares . Há imagens ovalares hiperdensas nos ápices pulmonares e no segmento basal anterior direito , a maior delas situada no ápice pulmonar direito , medindo cerca de 0 , 85 x 0 , 52 cm nos maiores eixos axiais . Boa permeabilidade da traquéia , dos brônquios fontes e lobares . Mediastino centrado , com área cardíaca nos limites da normalidade e alongamento da aorta . Existem placas parietais calcificadas na aorta torácica , em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0,85 x 0,52 cm</text:p>
          </table:table-cell>
          <table:table-cell office:value-type="string" calcext:value-type="string">
            <text:p>5,2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TOMOGRAFIA COMPUTADORIZADA DO TÓRAX MOTIVO : Creptação TÉCNICA : Aquisições multislice dos ápices pulmonares até as adrenais sem a injeção intravenosa de meio de contraste organoiodado . RELATÓRIO : PLEURAS : Espessamento pleuroapical bilateral . PARÊNQUIMA PULMONAR : Opacidades fibroatelectásicas dispersas bilaterais , notadamente nos segmentos basais posteriores do lobo inferior esquerdo . Discretos micronódulos em vidro fosco no segmento medial do lobo médio e no segmento lingular inferior , inespecíficos por suas diminutas dimensões podendo corresponder a processo de natureza inflamatória / infecciosa incipiente . Densidade normal dos campos pulmonares . Distribuição vasobrônquica preservada . MEDIASTINO : Cardiomegalia . Pequeno derrame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à esquerda . Análise : Nódulo calcificado de aspecto residual ( granuloma ) no segmento apical do lobo inferior esquerdo . Associa - se linfonodo calcificado também residual no hilo pulmonar homolateral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TOMOGRAFIA COMPUTADORIZADA DE TÓRAX Indicação : Fibrose pulmonar . Metodologia : Imagens obtidas por tecnologia de múltiplos detectores , realizada com cortes finos , sem a administração do meio de contraste endovenoso . Em relação ao estudo prévio de 01 / 06 / 2022 : - Persistem as alterações compatíveis com padrão de pneumopatia intersticial usual caracterizada por espessamento septal inter e intralobular e opacidades em vidro fosco , associado a pequenas áreas de faveolamento de distribuição predominantemente periférica e com maior gradiente nos campos pulmonares posteroinferiores , onde ainda se destacam bronqui e bronquioloectasias de tração e relativa redução volumétrica pulmonar . - Surgiram extensas áreas de opacidades em vidro fosco de distribuição predominantemente central / medular em lobos superiores e inferiores de ambos os pulmões . Exacerbação aguda da pneumopatia intersticial e edema pulmonar constituem os principais diferenciais , não se afastando por completo , ainda que mais remota , eventual fase evolutiva de processo inflamatório / infeccioso a depender do contexto clínico . Demais achados persistem sem alterações evolutivas significativas no intervalo : - Pequeno nódulo calcificado residual no segmento basal posterior esquerdo . - Linfonodos proeminentes em cadeia paratraqueal inferior direita , medindo até 0 , 9 cm no eixo curto , inespecíficos . - Traqueia e brônquios principais pérvios , de calibres normais . - Estruturas vasculares mediastinais com trajeto e calibre externo conservado . - Calcificações parietais de ateromatose na aorta torácica e em artérias coronárias . - Alterações degenerativas na coluna dorsal , com destaque para calcificação extensa do ligamento longitudinal anterior e sinais de anquilose parcial entre os corpos vertebrais dorsais superiores e médios , devendo - se considerar a possibilidade de espondiloartropatia soronegativ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Focos de opacidades com atenuação em vidro fosco , bilaterais , acometendo ambos os lobos inferiores . Estrias fibroatelectásicas esparsas por ambos os pulmões , notadamente no ápice esquerdo . Restante do parênquima pulmonar com atenuação preservada . Ausência de derrame pleural ou pericárdico . Não se observam linfonodomegalias mediastinais . Coração de dimensões preservadas . Traqueia e brônquios - fonte pérvios , com calibre normal . Estruturas vasculares mediastinais com trajeto e diâmetro preservados . Ateromatose aórtica . Fratura cominutiva desalinhada acometendo o terço medial da clavícula direita associada a importante edema das partes moles adjace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64.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Opacidades focais com atenuação em vidro fosco , com predomínio periférico , acometendo os lobos superiores direito e esquerdo , bem como os lobos inferiores de ambos os pulmões . Estrias fibroatelectásicas no ápice pulmonar direito , de aparente etiologia sequelar / cicatricial Atelectasias subsegmentares nos campos pulmonares inferiores e posteriores , relacionadas ao decúbito . Nódulo residual calcificado no segmento inferior da língula . Pequenos granulomas calcificados na região hilar esquerda . Restante do parênquima pulmonar com atenuação preservada . Ausência de derrame pleural . Traquéia e brônquios principais pérvios , com calibre normal . Imagem nodular com densidade de partes moles , contornos regulares e limites bem definidos , no espaço subcarinal / paraesofágico , à esquerda , determinando compressão extrínseca e deslocamento contralateral do esôfago , medindo cerca de 3 , 2 x 2 , 6 cm no plano axi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inferior da língul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64.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Opacidades focais com atenuação em vidro fosco , com predomínio periférico , acometendo os lobos superiores direito e esquerdo , bem como os lobos inferiores de ambos os pulmões . Estrias fibroatelectásicas no ápice pulmonar direito , de aparente etiologia sequelar / cicatricial Atelectasias subsegmentares nos campos pulmonares inferiores e posteriores , relacionadas ao decúbito . Nódulo residual calcificado no segmento inferior da língula . Pequenos granulomas calcificados na região hilar esquerda . Restante do parênquima pulmonar com atenuação preservada . Ausência de derrame pleural . Traquéia e brônquios principais pérvios , com calibre normal . Imagem nodular com densidade de partes moles , contornos regulares e limites bem definidos , no espaço subcarinal / paraesofágico , à esquerda , determinando compressão extrínseca e deslocamento contralateral do esôfago , medindo cerca de 3 , 2 x 2 , 6 cm no plano axi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região hilar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string" calcext:value-type="string">
            <text:p>TOMOGRAFIA COMPUTADORIZADA DO TÓRAX MOTIVO : Febre , tosse , congestão . TÉCNICA : Aquisições multislice dos ápices pulmonares até as adrenais sem a injeção intravenosa de meio de contraste organoiodado . RELATÓRIO : PLEURAS : Espaços pleurais com aspecto virtual . PARÊNQUIMA PULMONAR : Micronódulos centrolobulares em vidro fosco difusos pelos campos pulmonares . Atelectasias subsegmentares nos lobos médio e língula . Restante da densidade pulmonar normal . Distribuição vasobrônquica preservada . MEDIASTINO : Ausência de linfonodomegalias . Esôfago , traquéia e brônquios fonte sem anormalidades visíveis . CONTINUA . . . Ectasia do tronco pulmonar medindo até 34 mm , achado que pode estar relacionado a algum grau de hipertensão pulmonar . ﻿ Ateromatose cálcica supraáortica e coronariana . ARCABOUÇO ÓSSEO Esternorrafia metálica . Alterações osteodegenerativas n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66.1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Indicação do exame : Investigação de neoplasia pulmonar . Análise : Em comparação com os estudos anteriores 01 / 09 e 02 / 09 observa - se importante redução volumétrica do empiema na base pulmonar esquerda , medindo atualmente 5 , 9 x 4 , 0 cm , anteriormente media 9 , 3 x 8 , 9 cm . Nota - se ainda importante redução dos nódulo irregular em ápice direito , inferindo a natureza infecciosa das lesões , medindo atualmente 1 , 7 x 1 , 5 cm e nódulo irregular em ápice direito 1 , 6 x 1 , 2 cm . Medidas anteriores : 3 , 1 x 2 , 1 cm e 2 , 7 x 1 , 9 cm , respectivamente . Atelectasias laminares basais bilaterais . Bronquiectasias de tração na base direita ( cicatriciais )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Não foram caracterizados realces anômalos pós contraste . Espondilose dorsal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em ápice direito</text:p>
          </table:table-cell>
          <table:table-cell office:value-type="string" calcext:value-type="string">
            <text:p>1,7 x 1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66.2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Indicação do exame : Investigação de neoplasia pulmonar . Análise : Em comparação com os estudos anteriores 01 / 09 e 02 / 09 observa - se importante redução volumétrica do empiema na base pulmonar esquerda , medindo atualmente 5 , 9 x 4 , 0 cm , anteriormente media 9 , 3 x 8 , 9 cm . Nota - se ainda importante redução dos nódulo irregular em ápice direito , inferindo a natureza infecciosa das lesões , medindo atualmente 1 , 7 x 1 , 5 cm e nódulo irregular em ápice direito 1 , 6 x 1 , 2 cm . Medidas anteriores : 3 , 1 x 2 , 1 cm e 2 , 7 x 1 , 9 cm , respectivamente . Atelectasias laminares basais bilaterais . Bronquiectasias de tração na base direita ( cicatriciais )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Não foram caracterizados realces anômalos pós contraste . Espondilose dorsal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em ápice direito</text:p>
          </table:table-cell>
          <table:table-cell office:value-type="string" calcext:value-type="string">
            <text:p>1,6 x 1,2 cm</text:p>
          </table:table-cell>
          <table:table-cell table:number-columns-repeated="1015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+ atelectasia à direita . Análise : Extensa consolidação lobar ocupando todo lobo inferior direito , bem como grande parte do segmento posterior do lobo superior homolateral e do lobo médio . Associam - se nódulos centrolobulares ramificadas esparsos bilateralmente , mais numerosos no lobo superior direito e por vezes confluentes formando focos consolidativos , notadamente no segmento basal posterior esquerdo . Processo inflamatório / infeccioso broncopneumônico e a principal consideração no diferencial , em acordo com a suspeita clínica . Não há sinais de derrame pleural significativo ou pericárdico . Coração sem particularidades ao método . Hilos pulmonares livres . Não se observam linfonodomegalias mediastinais . Traqueia e brônquios - fonte pérvios , com calibre normal . Aumento de calibre do a aorta ascendente , medindo até 4 , 5 cm . Demais estruturas vasculares mediastinais com trajeto e calibre externo preservado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produtiva . Análise : Altelectasias laminares no lobo superior direito . Espessamento pleural apical bilateral . ( cicatricial ) . Granulomas calcificados , subpleurais , em ambos os lobos superiores ( icatricial ) .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teromatose na crossa aórtic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ambos os lobos superiore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Análise : Redução volumétrica do pulmão direito , sobretudo às custas do lobo superior , onde se observa acentuada distorção arquitetural , traves fibroatelecásitcas , bronquiectasias de tração , espessamento e calcificações pleurais . Alterações semelhantes acometem o segmento apical do lobo inferior homolateral , notando - se ainda granulomas esparsos no pulmão direito e no hilo pulmonar homolateral . Pnuemopatia sequelar secundária a processo granulomatoso específico , deve ser considerado . Relativa hiperinsuflação do lobo médio e restante do lobo inferior direito , notando - se alterações sugestivas de pneumopatia intersticial com componente fibrosante na periferia dos segmentos basais , caracterizado por reticulado e vidro fosco , com áreas de faveolamento associada . Bronquiectasias no lobo médio e inferior direito , com áreas de espessamento parietal e impactação brônquica , bem como nódulos centrolobulares esparsos e focos de consolidação , sugerindo provável processo inflamatório / infeccioso vigente . Pequeno nódulo espiculado , subpleural , localizado na transição entre os segmentos anterior do lobo superior e lateral do lobo médio , sem alterações significativas em relação ao estudo de 28 / 02 / 2018 disponível em nosso arquivo digital , favorecendo provável natureza sequelar , Aumento de calibre da traquéia . Espessamento irregular das paredes no brônquio fonte direito , melhor avaliado por broncoscopia ( processo granulomatoso ? Outra natureza ? ) Dispositivo cardíaco eletrônico implantado no hemitórax esquerdo . Aumento das dimensões das câmaras cardíacas . Moderada dilatação do tronco da artéria pulmonar e de seus ramos principais , achados que podem estar associados a hipertensão pulmonar . Não há evidências de derrame pleural . Não foram caracterizados linfonodos aumentados de volume na gordura mediastinal ou cavum axilar . As demais estruturas vasculares mediastinais têm disposição usual . Arcabouço ósseo sem alterações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esternal . Térnino recente de terapia para processo granulomatoso micobacteriano . A análise comparativa com TC de tórax de 22 / 02 / 2022 evidencia : Redução da extensão da consolidação do lobo superior direito , persistindo áreas escavadas em permeio com paredes espessadas . Há leve redução volumétrica neste lobo , com surgimento de alterações fibroretráteis e bronquiectasias de tração . Não mais se observam opacidades em vidro fosco . Surgimento de novos nódulos centrolobulares ramificados esparsos bem como zonas de dilatação e impactação brônquica , notadamente no lobo superior direito , segmento apical do lobo inferior direito e aspecto posterior do lobo superior esquerdo . Aumento em número e dimensões das linfonodomegalias paratraequais e hilares à direita , medindo atualmente até 1 , 5 cm no menor eixo axial . Demais estruturas sem alterações relevantes Esterno e demais estruturas do arcabouço ósseo torácico sem alterações significativas . Não há evidências de derrame pleural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71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ápico - posterior do lobo superior esquerdo ( 0 , 46 x 0 , 4 cm ) e há imagem ovalar hiperdensa no segmento ápico - anterior do lobo superior esquerdo ( 0 , 56 x 0 , 36 cm ) . Existem imagens hiperatenuantes laminares em lobo médio , na língula e no segmento basal posterior esquerdo . Há bronquiectasia no lobo médio . Existem lesões em vidro fosco em lobo médio e nas bases pulmonares ( mais evidente à direita ) . Boa permeabilidade da traquéia , dos brônquios fontes e lobares . Mediastino centrado , com área cardíaca nos limites da normalidade . Existem placas parietais calcificadas na aorta torácica , em tronco bráquiocefálico , nas artérias subclávias e em ramos arteriais coronários . Há imagens ovalares hiperdensas no mediastino à esquerda e no hilo pulmonar homolate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46 x 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7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ápico - posterior do lobo superior esquerdo ( 0 , 46 x 0 , 4 cm ) e há imagem ovalar hiperdensa no segmento ápico - anterior do lobo superior esquerdo ( 0 , 56 x 0 , 36 cm ) . Existem imagens hiperatenuantes laminares em lobo médio , na língula e no segmento basal posterior esquerdo . Há bronquiectasia no lobo médio . Existem lesões em vidro fosco em lobo médio e nas bases pulmonares ( mais evidente à direita ) . Boa permeabilidade da traquéia , dos brônquios fontes e lobares . Mediastino centrado , com área cardíaca nos limites da normalidade . Existem placas parietais calcificadas na aorta torácica , em tronco bráquiocefálico , nas artérias subclávias e em ramos arteriais coronários . Há imagens ovalares hiperdensas no mediastino à esquerda e no hilo pulmonar homolate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anterior do lobo superior esquerdo</text:p>
          </table:table-cell>
          <table:table-cell office:value-type="string" calcext:value-type="string">
            <text:p>0,56 x 0,36 cm</text:p>
          </table:table-cell>
          <table:table-cell table:number-columns-repeated="1015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 Ausência de opacidades pulmonares focais sugestivas de processo infeccioso parenquimatoso em ativ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. Principais achados de interesse e impressão : - Espessamento parietal brônquico , com algumas áreas de impactação nos segmentos basais do lobo inferior direito , associado a discretos micronodulos centrolobulares ramificados e opacidades em vidro fosco , inferindo fase evolutiva de processo inflamatório / infeccioso broncopulmonar . - Atelectasias relacionadas ao decúbito no aspecto posterior dos lobos inferiores . - Parênquima pulmonar restante com atenuação preservada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 Achado adicional da transição toracoabdominal :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TOMOGRAFIA COMPUTADORIZADA DE TÓRAX Indicação do exame : neoplasia maligna dos brônquios . Técnica : imagens obtidas por aquisição volumétrica multislice antes e após a administração intravenosa de contraste iodado . Aspectos observados : Sinais de manipulação cirúrgica no parênquima pulmonar direito ( lobectomia média e superior ) , com discreto desvio das estruturas mediastinais para esse lado . Espessamento pleural à direita . Opacidades fibroatelectásicas no segmento posterior do lobo inferior direito . Tênue opacidade com atenuação em vidro fosco no segmento apicoposterior do lobo superior esquerdo , medindo 1 , 2 x 1 , 2 cm nos maiores eixos do plano axial . Discretas bronquiectasias esparsas em ambos os pulmonares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 Formação com densidade de partes moles , nos planos adiposos da parede torácica à esquerda , entre a musculatura do serrátil anterior e o gradil costal , medindo 6 , 8 x 3 , 2 cm nos maiores eixos do plano axial , podendo corresponder a elastofibrom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TOMOGRAFIA COMPUTADORIZADA DE TÓRAX Indicação do exame : Controle de abscesso pulmonar . Técnica : Aquisição axial volumétrica de imagens , em equipamento multislice , sem contraste , conforme solicitação médica . Em comparação com os estudo prévio de 16 / 09 / 2022 não se observam alterações significativas : Persiste com o mesmo aspecto e sem alterações volumétricas significativas a consolidação heterogênea com bronquiectasias em permeio ocupando todo o lobo inferior esquerdo , este de volume reduzido , inferindo componente atelectásico , de avaliação limitado neste estudo sem contraste . Persistem sem alterações volumétricas os nódulos espiculados esparsos no pulmão direito , mais evidentes no lobo superior . Persistem sem alterações significativas as broquiectasias varicosas e císticas , por vezes de paredes espessadas . Demais aspectos de relevância secundária também inalterado neste intervalo e previamente detalh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Pequena redução volumétrica do lobo inferior a esquerda onde delimitam - se traves atelectásicas por vezes margeadas por vidro fosc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7.1" calcext:value-type="float">
            <text:p>57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Redução parcial do volume do pulmão direito , após ressecção cirúrgica de parte de sua estrutura . Há imagens parenquimatosas hipoatenuantes mal - definidas nos lobos dos dois pulmões , mais evidentes nos lobos superiores . Existem imagens hiperatenuantes laminares em topografia do lobo médio e da língula . Há pequena imagem hiperatenuante ovalar na periferia do segmento superior da língula , medindo cerca de 0 , 21 x 0 , 16 cm nos maiores eixos axiais , mantendo contiguidade com a pleura . Existe imagem ovalar hiperdensa no segmento basal posterior esquerdo , medindo cerca de 0 , 25 x 0 , 23 cm nos maiores eixos axiais . Há linha subpleural no segmento basal posterior esquerdo . Boa permeabilidade da traquéia , dos brônquios fontes e demais brônquios lobares . Notamos pequeno desvio de estruturas mediastinais para a direita . Área cardíaca dentro dos limites da normalidade . Existem placas parietais calcificadas na aorta torácica , em artérias subclávias e em ramos arteriais coronário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superior da língula</text:p>
          </table:table-cell>
          <table:table-cell office:value-type="string" calcext:value-type="string">
            <text:p>0,21 x 0,16 cm</text:p>
          </table:table-cell>
          <table:table-cell office:value-type="string" calcext:value-type="string">
            <text:p>1,6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Redução parcial do volume do pulmão direito , após ressecção cirúrgica de parte de sua estrutura . Há imagens parenquimatosas hipoatenuantes mal - definidas nos lobos dos dois pulmões , mais evidentes nos lobos superiores . Existem imagens hiperatenuantes laminares em topografia do lobo médio e da língula . Há pequena imagem hiperatenuante ovalar na periferia do segmento superior da língula , medindo cerca de 0 , 21 x 0 , 16 cm nos maiores eixos axiais , mantendo contiguidade com a pleura . Existe imagem ovalar hiperdensa no segmento basal posterior esquerdo , medindo cerca de 0 , 25 x 0 , 23 cm nos maiores eixos axiais . Há linha subpleural no segmento basal posterior esquerdo . Boa permeabilidade da traquéia , dos brônquios fontes e demais brônquios lobares . Notamos pequeno desvio de estruturas mediastinais para a direita . Área cardíaca dentro dos limites da normalidade . Existem placas parietais calcificadas na aorta torácica , em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5 x 0,23 cm</text:p>
          </table:table-cell>
          <table:table-cell office:value-type="string" calcext:value-type="string">
            <text:p>2,3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prejudicaram parcialmente a análise do parênquima pulmonar . Análise : Espondilose dorsal . Tênues opacidades subpleurais nas porções pendentes pulmões , atribuíveis ao decúbito . Pequeno nódulo calcificado residual no segmento lateral do lobo médio . Restante do parênquima pulmonar com atenuação habitual . Derrame pleural laminar à direita . Traqueia e brônquios principais pérvios , de calibres normais . Estruturas vasculares mediastinais com trajeto e calibre externo conservado . Ateromatose aortocoronariana . Ectasia difusa do esôfago , notadamente no segmento superior , apresentando conteúdo líquido luminal formando nível hidro - aéreo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IRPA + DISPNEIA Análise : Artefatos de movimentos respiratórios prejudicando a adequada análise do parênquima . Moderado enfisema centrolobular bilateral , com predomínio nos lobos superiores . Bolhas subpleurais , uma no aspecto anterior do segmento apical do lobo inferior esquerdo ( junto à fissura ) medindo 3 , 5 cm e outra no aspecto medial da base pulmonar homolateral , medindo 5 , 2 cm . Estrias fibroatelectásicas esparsas em ambos os pulmões . Discreto espessamento pleural posterior bilateral , sem configuração de derrames e com calcificações em placas associadas à esquer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) . Achados adicionais da transição toracoabdominal : Pequena quantidade de líquido nas regiões subfrênicas . Nefrolitíase esquerda . Imagens compatíveis com cistos no rim esquerdo , de avaliação limitada ao estudo sem contraste . Nódulo circunscrito hipodenso na adrenal esquerda , com atenuação média de - 2 UH , devendo corresponder a adenom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rincipais achados e impressão : Espessamento difuso de pardes bronquicas , associado a opacidades e micronodulos centroacinares ramificados , com atenuação em vidro fosco , sugerindo processo inflamatório / infeccioso broncopneumônico . Atelectasia parcial do lobo médio . Atectasias laminares , subsegmentares , esparsas nas bases , mais numerosas à esquerda . Sonda digestiva com extremidade no terço médio do esôfago Demais achados : Não há sinais de derrame pleural ou pericárdico . Coração sem particularidades relevantes ao método . Hilos pulmonares livres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81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 segmento apical do lobo superior direito . Há pequena imagem hiperatenuante ovalar na periferia do segmento posterior do lobo superior direito , medindo cerca de 0 , 23 x 0 , 22 cm nos maiores eixos axiais . Notamos outras imagens hiperatenuantes ovalares contíguas à pleura no lobo médio ( 0 , 64 x 0 , 32 cm ) e no segmento superior do lobo inferior direito ( 0 , 54 x 0 , 33 cm ) . Existe imagem ovalar hiperdensa no segmento superior do lobo inferior direito ( 0 , 3 x 0 , 27 cm ) e existe imagem ovalar hiperdensa no segmento basal posterior esquerdo ( 0 , 47 x 0 , 41 cm ) . Há pequenas imagens hiperatenuantes laminares no segmento basal posterior direito . Boa permeabilidade da traquéia , dos brônquios fontes e lobares . Mediastino centrado , com área cardíaca normal . Existem placas parietais calcificadas na aorta torácica , em tronco bráquiocefálico e em ramos arteriais coronários . Há imagens ovalares hiperdensas no mediastino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64 x 0,3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8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 segmento apical do lobo superior direito . Há pequena imagem hiperatenuante ovalar na periferia do segmento posterior do lobo superior direito , medindo cerca de 0 , 23 x 0 , 22 cm nos maiores eixos axiais . Notamos outras imagens hiperatenuantes ovalares contíguas à pleura no lobo médio ( 0 , 64 x 0 , 32 cm ) e no segmento superior do lobo inferior direito ( 0 , 54 x 0 , 33 cm ) . Existe imagem ovalar hiperdensa no segmento superior do lobo inferior direito ( 0 , 3 x 0 , 27 cm ) e existe imagem ovalar hiperdensa no segmento basal posterior esquerdo ( 0 , 47 x 0 , 41 cm ) . Há pequenas imagens hiperatenuantes laminares no segmento basal posterior direito . Boa permeabilidade da traquéia , dos brônquios fontes e lobares . Mediastino centrado , com área cardíaca normal . Existem placas parietais calcificadas na aorta torácica , em tronco bráquiocefálico e em ramos arteriais coronários . Há imagens ovalares hiperdensas no mediastino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47 x 0,41 cm</text:p>
          </table:table-cell>
          <table:table-cell table:number-columns-repeated="1015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TOMOGRAFIA COMPUTADORIZADA DO TÓRAX MOTIVO : Sepse . TÉCNICA : Aquisições multislice dos ápices pulmonares até as adrenais sem a injeção intravenosa de meio de contraste organoiodado . RELATÓRIO : PLEURAS : Derrame pleural laminar à direita . PARÊNQUIMA PULMONAR : Artefatos de movimentação respiratória degradam as imagens , reduzindo a sensibilidade da análise . Micronódulos centrolobulares , em vidro fosco , nos segmentos basais posteriores dos lobos inferiores . Atelectasia / consolidação nos segmentos posteriores basais bilaterais , notadamente à esquerda . Distribuição vasobrônquica preservada . MEDIASTINO : Ausência de linfonodomegalias . Esôfago , traquéia e brônquios fonte sem anormalidades visíveis . CONTINUA . . . Sonda nasogástrica , com extremidade distal no corpo gástrico . Ectasia do tronco pulmonar medindo até 33 mm , achado que pode estar relacionado a algum grau de hipertensão pulmonar . Ateromatose cálcica supra - aórtica e coronariana . ARCABOUÇO ÓSSEO Espondilose torácica . Alterações osteodegenerativas das articulações acromioclavicular e glenoumeral bilate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com baixa inspiração ao estudo . Consolidação segmentar periférica no lobo médio . Derrame pleural leve bilateral . Artropatia esternoclavicular a esquerda Labiações osteofitárias marginais nos corpos vertebrais dorsais . Ausência de bronquiectasias . Pequeno nódulo calcificado no lobo médio com 3 , 5 mm . Traquéia , brônquios - fontes e hilos pulmonares livres . Estruturas mediastinais anatômicas . Linfonodopatia para traqueal alto e baixo , do espaço para aórtico e prévascul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3,5 mm</text:p>
          </table:table-cell>
          <table:table-cell office:value-type="string" calcext:value-type="string">
            <text:p>3,5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84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 , orientadas por radiografia digital sem contraste . OS SEGUINTES ASPECTOS FORAM OBSERVADOS : Há imagem ovalar hiperdensa no segmento anterior do lobo superior direito , medindo cerca de 0 , 4 x 0 , 26 cm e há imagem ovalar hiperdensa no segmento anterior do lobo superior direito , medindo cerca de 0 , 7 x 0 , 58 cm nos maiores eixos axiais . Existem lesões em vidro fosco em áreas dos lobos dos dois pulmões . Há imagens hiperatenuantes laminares no segmento posterior do lobo superior direito , na língula e no segmento basal anterior do lobo inferior direito . Traquéia , brônquios - fontes e hilos pulmonares livres . Boa permeabilidade da traquéia , dos brônquios fontes e lobares . Mediastino centrado , com área cardíaca normal . Existem placas parietais calcificadas no tronco bráquiocefálico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 x 0,2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84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 , orientadas por radiografia digital sem contraste . OS SEGUINTES ASPECTOS FORAM OBSERVADOS : Há imagem ovalar hiperdensa no segmento anterior do lobo superior direito , medindo cerca de 0 , 4 x 0 , 26 cm e há imagem ovalar hiperdensa no segmento anterior do lobo superior direito , medindo cerca de 0 , 7 x 0 , 58 cm nos maiores eixos axiais . Existem lesões em vidro fosco em áreas dos lobos dos dois pulmões . Há imagens hiperatenuantes laminares no segmento posterior do lobo superior direito , na língula e no segmento basal anterior do lobo inferior direito . Traquéia , brônquios - fontes e hilos pulmonares livres . Boa permeabilidade da traquéia , dos brônquios fontes e lobares . Mediastino centrado , com área cardíaca normal . Existem placas parietais calcificadas no tronco bráquiocefálico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7 c 0,58 cm</text:p>
          </table:table-cell>
          <table:table-cell table:number-columns-repeated="1015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Tórax expirado . Acentuação da cifose . Espondilose dorsal . Aparente espessamento das paredes brônquicas para os lobos inferiores . Parênquima pulmonar sem evidenciar nódulos ou áreas de consolidação . Espessamento e derrame pleural laminar posterior bilateral . Ectasia da aorta ascendente . Leve ateromatose aórtica e mais proeminente coronariana . Traquéia , brônquios - fontes e hilos pulmonares livres . Demais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ovalar no segmento anterior do lobo superior esquerdo , medindo cerca de 0 , 94 x 0 , 8 cm nos maiores eixos axiais , de contorno regular . Existem discretos espessamentos intersticiais na periferia dos lobos inferiores . Há lesões em vidro fosco nas bases pulmonares , associadas com lesões do espaço aéreo e consolidação com broncogramas aéreos de permeio no segmento basal posterior direito . Existem imagens hiperatenuantes laminares no segmento medial do lobo médio e nos segmentos basais laterais . Boa permeabilidade da traquéia , dos brônquios fontes e lobares . Mediastino centrado , com área cardíaca normal . Há placa parietal calcificada na croça da aort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8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pleurais bilaterais , com calcificações pleurais focais e em placa , mais evidentes à esquerda . Notamos discreta coleção líquida laminar na base do espaço pleural à direita . Existem imagens parenquimatosas hipoatenuantes nos lobos do pulmão direito e nos lobos superior e inferior esquerdos , duas delas mais avantajadas no lobo inferior esquerdo , com limites mais definidos , medindo cerca de 3 , 5 x 2 , 9 cm e 5 , 4 x 3 , 8 cm nos maiores eixos axiais . Há imagens hiperatenuantes lineares e laminares nos lobos dos dois pulmões . Notamos pequena imagem arredondada hiperdensa no segmento basal posterior esquerdo ( 0 , 24 cm ) e imagem hiperatenuante ovalar ( 0 , 46 x 0 , 44 cm ) no segmento basal posterior esquerdo . Boa permeabilidade da traquéia , dos brônquios fontes e lobares . Mediastino centrado , com área cardíaca normal . Existem placas parietais calcificadas na aorta torácica e em ramo arterial coronário . Há cateter radiopaco com extremidade distal na veia cava superio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8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pleurais bilaterais , com calcificações pleurais focais e em placa , mais evidentes à esquerda . Notamos discreta coleção líquida laminar na base do espaço pleural à direita . Existem imagens parenquimatosas hipoatenuantes nos lobos do pulmão direito e nos lobos superior e inferior esquerdos , duas delas mais avantajadas no lobo inferior esquerdo , com limites mais definidos , medindo cerca de 3 , 5 x 2 , 9 cm e 5 , 4 x 3 , 8 cm nos maiores eixos axiais . Há imagens hiperatenuantes lineares e laminares nos lobos dos dois pulmões . Notamos pequena imagem arredondada hiperdensa no segmento basal posterior esquerdo ( 0 , 24 cm ) e imagem hiperatenuante ovalar ( 0 , 46 x 0 , 44 cm ) no segmento basal posterior esquerdo . Boa permeabilidade da traquéia , dos brônquios fontes e lobares . Mediastino centrado , com área cardíaca normal . Existem placas parietais calcificadas na aorta torácica e em ramo arterial coronário . Há cateter radiopaco com extremidade distal na veia cava superior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46 x 0,44 cm</text:p>
          </table:table-cell>
          <table:table-cell table:number-columns-repeated="1015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Leve espessamento pleural apical bilateral de aspecto residual . Esparsas opacidades em vidro fosco coalescentes no lobo inferior direito , notadamente no segmento superior deste lobo , algumas com distribuição peribrônquica . Etiologia inflamatório / infecciosa participa do diferencial etiológico na dependência de quadro clínico / laboratorial compatível . Micronódulo calcificado no subsegmento apical esquerdo , medindo 0 , 3 cm , de aspecto residual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Nódulo pulmonar não calcificado , com contornos irregulares / espiculados , limites definidos , localizado no segmento basal posterior do lobo inferior esquerdo , medindo 2 , 6 x 1 , 6 x 1 , 8 cm ( CC x AP x LL ) , cujo centro situa a cerca de 1 , 2 cm da superfície pleural , havendo certo efeito retrátil sobre a mesma . Esparsos micronódulos pulmonares bilaterais , medindo menos que 0 , 4 cm , incaracterísticos . Ausência de alterações significativas no restante do parênquima pulmonar , bilateralmente . Não há evidência de derrame pleural ou pneumotórax . Estruturas vasculares do mediastino de calibre habitual , exibindo calcificações parietais na aorta . Não se observam linfonodomegalias ou pneumomediastino . Linfonodomegalias axilares bilaterais à direita medindo até 2 , 3 x 1 , 7 cm e à esquerda medindo até 2 , 1 x 1 , 1 cm . Traqueia e brônquios pré - segmentares permeáveis . Pequena hérnia hiatal esofagogástrica por deslizamento . Deformidade no terço anterior do 5 º ao 8 º arcos costais direitos , podendo estar relacionados a sequela de fratura antiga . Redução de altura do corpo vertebral de D 11 , estimada em cerca de 50 % , a custa de achatamento de seu platô superior , com leve retropulsão significativa do muro posterossuperior que comprime a face ventral do saco dural . Há consequente cifose angular da coluna nesse nível . Demais arcos costais e demais estruturas ósseas focalizadas íntegras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2,6 x 1,6 x 1,8 cm</text:p>
          </table:table-cell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4X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90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ápice pulmonar direito . Há imagem hiperatenuante ovalar no lobo médio , contígua a cisura horizontal , medindo cerca de 0 , 36 x 0 , 28 cm . Existe imagem ovalar hiperdensa na língula ( 0 , 38 x 0 , 24 cm nos maiores eixos axiais ) e existe imagem ovalar hiperdensa na língula no segmento basal posterior esquerdo ( 0 , 45 x 0 , 42 cm nos maiores eixos axiais )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38 x 0,2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90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ápice pulmonar direito . Há imagem hiperatenuante ovalar no lobo médio , contígua a cisura horizontal , medindo cerca de 0 , 36 x 0 , 28 cm . Existe imagem ovalar hiperdensa na língula ( 0 , 38 x 0 , 24 cm nos maiores eixos axiais ) e existe imagem ovalar hiperdensa na língula no segmento basal posterior esquerdo ( 0 , 45 x 0 , 42 cm nos maiores eixos axiais )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45 x 0,42 cm</text:p>
          </table:table-cell>
          <table:table-cell table:number-columns-repeated="1015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terações pleuroparenquimatosas cicatriciais em ápices pulmonares . Nódulo calcificado , subpleural , no segmento superior do lobo inferior direito , medindo 0 , 6 cm , granulomatoso residual . Discretas atelectasias laminares esparsas . Restante do parênquima pulmonar com atenuação habitual . Traqueia e brônquios principais pérvios , de calibres normais . Espessamento difuso de paredes brônquicas , inferindo broncopatia inflamatória . Leve bronquiolectasias no lobo inferior direito e no segmento lateral do lobo médio . Estruturas vasculares mediastinais com trajeto e calibre externo conservado . Leve ateromatose aortocoronariana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<text:s/>no segmento sup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TOMOGRAFIA COMPUTADORIZADA DE TÓRAX INDICAÇÃO : Febre . TÉCNICA : Exame realizado sem o uso de contraste . ANÁLISE : Planos subcutâneos e musculares da parede torácica de aspecto preservado . Ausência de linfonodomegalias axilares e supraclaviculares . Pequeno derrame pleural esquerdo . Atelectasias compressiva do parênquima . Irregularidades pleuroparenquimatosas nos ápices pulmonares . Atelectasias subsegmentares esparsas . Opacidades centrolobulares mal definidas e em vidro fosco nos lobos inferiores . Micronódulo calcificado no segmento basal posterior do lobo inferiro direito , medindo 3 mm . Cistos aéreos esparsos Demais aspectos do parênquima pulmonar com atenuação radiológica preservada . Traquéia e brônquios principais de calibre e trajeto mantidos . Planos gordurosos mediastinais íntegros . Ausência de linfonodomegalias mediastinais . Estruturas vasculares mediastinais de aspecto habitual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Focos de atenuação em vidro fosco , periféricas no segmento posterior em topografia peri - hilar do lobo inferior à direita , inespecíficas . Tênues traves atelectásicas no lobo médio , sequelares . Ausência de pneumopatia alveolar ou intersticial em evolução a esquerda . Pequeno espessamento das paredes brônquicas de modo difuso . Não caracterizamos dilatações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oderado / significativo derrame pleural à esquerda , promovendo atelectasia compressiva do parênquima pulmonar adjacente . Discretas opacidades heterogêneas com atenuação em vidro fosco , superpostas a espessamento de septos interlobulares , no segmento lateral do lobo médio . Múltiplas pequenas bolhas enfisematosas centrolobulares e parasseptais dipersas em ambos os pulmões , mais evidentes nos lobos superiores . Traves fibroatelectásicas esparsas em ambos os pulmões , mais evidentes nas regiões apicais e basais do parênquima , bilateralmente . Pequenos nódulos residuais calcificados esparsos no pulmão direito . Espessamento pleural apical bilateral , com focos cálcicos de permeio Traqueia e brônquios principais permeáveis , de trajeto e calibre normais . Ausência de linfonodomegalias mediastinais ou hilares . Moderado derrame pericárdico . Imagem cardíaca de morfologia normal , sem alterações volumétricas significativas . Calcificações ateromatosas na aorta , em coronárias e ramos supra - aórticos .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Ateromatose cálcica supraaórtica e coronariana . Cardiomegalia . Espondilose torácica . Encunhamento do corpo vertebral do T 12 . Volumosa hérnia gástrica hiatal à direita , com óstio de 37 mm , medindo 104 x 80 mm , determinando compressão / atelectasia do parênquima pulmonar adjacente . Granuloma calcificado no segmento posterior do lobo superior direito , medindo 6 mm , de provável origem sequelar . Espessamento pleural biapical . Fibras fibroatelectásicas no lobo inferior direito . Pequeno nódulo , subpleural no segmento basal anterior esquerdo medindo 6 mm . Alguns poucos micronódulos centrolobulares , em vidro fosco , no lobo superior direito , inespecíficos , por suas diminutas dimensões , podendo corresponder a processo de natureza inflamatória / infecciosa . Correlacionar com dados clínicos / laboratoriais . Restante do parênquima pulmonar com atenuação preservada . Não há sinais de derrame pleural ou pericárdico . Hilos pulmonares livres . Não se observam linfonodomegalias mediastinais . Traqueia e brônquios - fonte pérvios , com calibre normal . Estruturas vasculares mediastinais com trajeto e calibre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5.2" calcext:value-type="float">
            <text:p>595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Ateromatose cálcica supraaórtica e coronariana . Cardiomegalia . Espondilose torácica . Encunhamento do corpo vertebral do T 12 . Volumosa hérnia gástrica hiatal à direita , com óstio de 37 mm , medindo 104 x 80 mm , determinando compressão / atelectasia do parênquima pulmonar adjacente . Granuloma calcificado no segmento posterior do lobo superior direito , medindo 6 mm , de provável origem sequelar . Espessamento pleural biapical . Fibras fibroatelectásicas no lobo inferior direito . Pequeno nódulo , subpleural no segmento basal anterior esquerdo medindo 6 mm . Alguns poucos micronódulos centrolobulares , em vidro fosco , no lobo superior direito , inespecíficos , por suas diminutas dimensões , podendo corresponder a processo de natureza inflamatória / infecciosa . Correlacionar com dados clínicos / laboratoriais . Restante do parênquima pulmonar com atenuação preservada . Não há sinais de derrame pleural ou pericárdico . Hilos pulmonares livres . Não se observam linfonodomegalias mediastinais . Traqueia e brônquios - fonte pérvios , com calibre normal . Estruturas vasculares mediastinais com trajeto e calibre externo preservado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basal anterior esquerd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Áreas de atenuação em vidro fosco de projeção medular nos lobos superior e médio e mais extensas no lobo inferior a direita . Não caracterizamos dilatações ou espessamento da sparedes brônquicas . Ausência de nódulos suspeitos . Traquéia , brônquios - fontes e hilos pulmonares livres . Estruturas mediastinais anatômicas salientando pequeno derrame pericárdico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Consolidações com broncogramas aéreos nos segmentos basal posterior e lateral à direita . Discretos micronódulos centrolobulares no lobo médio e lobo inferior direito . Discretas lâminas atelectásicas e bronquiectasia no segmento posterior do lobo superior direito . Restante do parênquima pulmonar com atenuação preservada . Não há sinais de derrame pleural ou pericárdico . Não se observam linfonodomegalias mediastinais . Traqueia e brônquios - fonte pérvios , com calibre normal . Aumento do átrio esquerdo . Calcificações ateromatosas na aorta torácica e em artérias coronárias . Alterações degenerativas vertebrais . Colapso parcial dos corpos vertebrais de D 9 e L 2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pequena área focal com atenuação em vidro fosco no segmento superior do lobo inferior esquerdo . Pequena imagem ovalar hiperdensa na periferia do segmento basal anterior esquerdo , medindo cerca de 0 , 25 x 0 , 23 cm nos maiores eixos axiais . Boa permeabilidade da traquéia , dos brônquios fontes e lobares . Mediastino centrado , com área cardíaca normal . Notamos próteses mamárias ( bilateralment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anterior esquerdo</text:p>
          </table:table-cell>
          <table:table-cell office:value-type="string" calcext:value-type="string">
            <text:p>0,25 x 0,23 cm</text:p>
          </table:table-cell>
          <table:table-cell office:value-type="string" calcext:value-type="string">
            <text:p>2,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trauma . Seguintes aspectos observados : Fratura com leve desalinhamento do terço médio do quarto arco costal direito . Fratura linear não desalinhada , do terço médio do quinto arco costal direito . Nódulo calcificado no segmento basal posterior direito , de aspecto residual ( granuloma ) . Não há evidências de derrame pleural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imagem ovalar hiperdensa na periferia do lobo superior esquerdo , medindo cerca de 0 , 36 x 0 , 26 cm nos maiores eixos axiais . Há pequena imagem hiperatenuante linear no ápice pulmonar direito . Existem imagens hiperatenuantes laminares em lobo médio , na língula , no segmento basal posterior direito e em segmentos basais esquerdos . Notamos áreas com atenuação em vidro fosco nos lobos inferiores , mais evidentes à esquerda . Boa permeabilidade da traquéia , dos brônquios fontes e lobares . Mediastino centrado , com área cardíaca normal . Há placas parietais calcificad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string" calcext:value-type="string">
            <text:p>TOMOGRAFIA COMPUTADORIZADA DO TÓRAX MOTIVO : Tosse . TÉCNICA : Aquisições multislice dos ápices pulmonares até as adrenais sem a injeção intravenosa de meio de contraste organoiodado . RELATÓRIO : PLEURAS : Espaços pleurais com aspecto virtual . PARÊNQUIMA PULMONAR : Micronódulo centrolobular no lobo inferior direito no segmento apical , inespecífico por suas diminutas dimensões . ﻿ Opacidades fibroatelectásicas dispersas bilaterais . Restante da densidade normal dos campos pulmonares . Distribuição vasobrônquica preservada . MEDIASTINO : Ausência de linfonodomegalias . Esôfago , traquéia e brônquios fonte sem anormalidades visíveis . CONTINUA . . . . Estruturas vasculares apresentam trajetos e calibres habituais . Incipiente ateromatose cálcica supraórtica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TOMOGRAFIA COMPUTADORIZADA DO TÓRAX MOTIVO : Politrauma . TÉCNICA : Aquisições multislice dos ápices pulmonares até as adrenais sem a injeção intravenosa de meio de contraste organoiodado . RELATÓRIO : PLEURAS : Espaços pleurais com aspecto virtual . PARÊNQUIMA PULMONAR : Pouco micronódulos cetrolobulares no segmento lateral do lobo médio e basal apical direito e esquerdo . Incipientes fibras estrioatelectásicas esparsas bilaterais . Restante da densidade normal dos campos pulmonares . Distribuição vasobrônquica preservada . MEDIASTINO : Ausência de linfonodomegalias . Esôfago , traquéia e brônquios fonte sem anormalidades visíveis . CONTINUA . . . . Estruturas vasculares apresentam trajetos e calibres habituais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TOMOGRAFIA COMPUTADORIZADA DE TÓRAX INDICAÇÃO : Tosse há 15 dias . TÉCNICA : Exame realizado sem o uso de contraste em caráter de urgência . ANÁLISE : Planos subcutâneos e musculares da parede torácica de aspecto preservado . Ausência de linfonodomegalias axilares e supraclaviculares . Ausência de derrame pleural . Atelectasias laminares esparsas , predominando nas bases pulmonares . Micronódulos pulmonares sólidos , menores que 4 mm , esparsos e inespecíficos . Parênquima pulmonar com atenuação radiológica preservada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3 semanas . Principais achados e impressão : Opacidades e micronódulos centroacinares , ramificados , esparsos por ambos os pulmões , por vezes confluentes e com focos consolidativos associados , mais evidente no segmento anterior do lobo superior direito , segmento lateral do lobo médio e segmentos basais anteromedial e posterior esquerdos . Fase evolutiva de processo inflamatório / infeccioso broncopulmonar deve ser considerado prioritariamente no diagnóstico diferencial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Não caracterizamos dilatações ou espessamento das paredes brônquicas . Ausência de nódulos ou lesões demais focais parenquimatosas . Traquéia , brônquios - fontes e hilos pulmonares livres . Material radiodenso na projeção das artérias coronárias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07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segundo pedido médico : Neoplasia metastática . Realizada análise comparativa com estudo prévio de 20 / 06 / 2020 que evidencia : Parênquima pulmonar persiste com padrão de atenuação em mosaico , caracterizada por área de menor atenuação intercaladas com de atenuação habitual , aspecto mais comumente relacionado a áreas de aprisionamento aéreo e / ou distúrbio perfusional . Persistem inalteradas as alterações pulmonares de aspecto sequelar no aspecto posterior dos lobos superiores , caracterizadas por opacidades fibroretráteis combronquiectasias de tração no aspecto apicoposterior de ambos os lobos superiores . Persistem inalterados também os nódulos irregulares esparsos nos lobos superiores e no inferior esquerdo ( o maior no segmento apicoposterior do lobo superior esquerdo ) , favorecendo etiologia benigna / residual . Nota - se redução nas dimensões do nódulo irregular , espiculado no aspecto anterior do segmento apical do lobo inferior esquerdo , que determina espessamento e retração pleural , medindo atualmente cerca de 0 , 8 cm em seu maior diâmetro axial ( media 1 , 3 cm ) . Surgimento de pequeno nódulo irregular no segmento medial do lobo médio , medindo 0 , 7 cm , inespecífico . Sinais de manipulação cirúrgica extensa em parede posterolateral da transição toracoabdominal esquerda , com sinais de ressecção parcial do 8 º ao 10 º arcos costais deste lado , resolução do derrame pulmonar loculado subpulmonar previamente caracterizado , notando - se reexpansão parcial do lobo inferior esquerdo . Há consolidações peribroncovasculars com perda volumétrica , na base pulmonar em questão , favorecendo alterações preponderantes fibroatelectásicas . Surgimento de moderado derrame pleural à direita , com atelectasia parcial associada do lobo inferior direito . Atelectasias parciais / laminares na perficeria do segmento lateral do lobo médio . Demais achados persistem inalterados : - Linfonodos mediastinais calcificados residuais , presentes também no hilo direito . - Não se observam linfonodomegalias mediastinais . - Cardiomegalia global , com sinais de importante sobrecarga dos átrios , sobretudo do direito . - Marcapasso cardíaco com gerador em parede torácica anterossuperior direita . - Fios metálicos de esternorrafia . - Traqueia e brônquios - fonte pérvios , com calibre normal . - Ectasia difusa da aorta torácica . Ateromatose da aorta e seus ramos , inclusive coronárias . - Alterações degenerativas vertebrais ( espondilose dorsal )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aspecto anterior do segmento apical do lobo inferior esquerd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07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segundo pedido médico : Neoplasia metastática . Realizada análise comparativa com estudo prévio de 20 / 06 / 2020 que evidencia : Parênquima pulmonar persiste com padrão de atenuação em mosaico , caracterizada por área de menor atenuação intercaladas com de atenuação habitual , aspecto mais comumente relacionado a áreas de aprisionamento aéreo e / ou distúrbio perfusional . Persistem inalteradas as alterações pulmonares de aspecto sequelar no aspecto posterior dos lobos superiores , caracterizadas por opacidades fibroretráteis combronquiectasias de tração no aspecto apicoposterior de ambos os lobos superiores . Persistem inalterados também os nódulos irregulares esparsos nos lobos superiores e no inferior esquerdo ( o maior no segmento apicoposterior do lobo superior esquerdo ) , favorecendo etiologia benigna / residual . Nota - se redução nas dimensões do nódulo irregular , espiculado no aspecto anterior do segmento apical do lobo inferior esquerdo , que determina espessamento e retração pleural , medindo atualmente cerca de 0 , 8 cm em seu maior diâmetro axial ( media 1 , 3 cm ) . Surgimento de pequeno nódulo irregular no segmento medial do lobo médio , medindo 0 , 7 cm , inespecífico . Sinais de manipulação cirúrgica extensa em parede posterolateral da transição toracoabdominal esquerda , com sinais de ressecção parcial do 8 º ao 10 º arcos costais deste lado , resolução do derrame pulmonar loculado subpulmonar previamente caracterizado , notando - se reexpansão parcial do lobo inferior esquerdo . Há consolidações peribroncovasculars com perda volumétrica , na base pulmonar em questão , favorecendo alterações preponderantes fibroatelectásicas . Surgimento de moderado derrame pleural à direita , com atelectasia parcial associada do lobo inferior direito . Atelectasias parciais / laminares na perficeria do segmento lateral do lobo médio . Demais achados persistem inalterados : - Linfonodos mediastinais calcificados residuais , presentes também no hilo direito . - Não se observam linfonodomegalias mediastinais . - Cardiomegalia global , com sinais de importante sobrecarga dos átrios , sobretudo do direito . - Marcapasso cardíaco com gerador em parede torácica anterossuperior direita . - Fios metálicos de esternorrafia . - Traqueia e brônquios - fonte pérvios , com calibre normal . - Ectasia difusa da aorta torácica . Ateromatose da aorta e seus ramos , inclusive coronárias . - Alterações degenerativas vertebrais ( espondilose dorsal )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3 semanas Principais achados de interesse no contexto atual : Atelectasias laminares nas bases e lobo médio . Parênquima pulmonar restante com atenuação preservada , exceto por pequenos nódulos calcificados , de aspecto residual ( granulomas ) no segmento apical do lobo superior direito . Não há sinais de derrame pleural ou pericárdico . Demais achados : Coração de dimensões aumentadas , predominantemente à custa das câmaras esquerdas , notado - se calcificação grosseira periférica no ápice do ventriculo esquerdo , podendo ser decorrente de dilatação aneurismática ( aneurisma de ponta ) . Hilos pulmonares livres . Não se observam linfonodomegalias mediastinais . Traqueia e brônquios - fonte pérvios , com calibre normal . Ectasia das artérias pulmonares principais direita e esquerda , achado inespecífico , usualmente relacionado a algum grau de hipertensão pulmonar . Demais estruturas vasculares mediastinais com trajeto e calibre externo preservados . Ateromatose da aorta torácica e seus ramos , inclusive coronária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incipiente . Tênues traves atelectásicas com bronquioectasias de tração no segmento medial do lobo médio . Ausência de nódulos .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TOMOGRAFIA COMPUTADORIZADA DE TÓRAX INDICAÇÃO : Dor torácica e disfagia . TÉCNICA : Exame realizado antes e após o o uso de contraste endovenoso iodado . ANÁLISE : Planos subcutâneos e musculares da parede torácica de aspecto preservado . Ausência de linfonodomegalias axilares e supraclaviculares . Ausência de derrame pleural . Micronódulo sólido , medindo 2 mm , no segmento posterior do lobo superior direito , inespecífico . Demais aspectos do parênquima pulmonar com atenuação radiológica preservada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incipiente . Tênues traves atelectásicas com bronquioectasias de tração no segmento antero medial do lobo inferior a esquerda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Tomografia computadorizada do Tórax Exame realizado em tomógrafo MULTISLICE Técnica : Exame realizado com aquisição volumétrica de 2 , 5 mm de espessura orientados por radiografia digital e reconstruções multiplanares com a administração de contraste endovenoso . Análise Área isolada de atenuação em vidro fosco na periferia retro cardíaca do segmento posterior do lobo inferior a direita . Ausência de nódulos ou demais lesões focais parenquimatosas . Não caracterizamos dilatações ou espessamento das paredes brônquicas . Vascularização pulmonar periférica de aspecto tomográfico normal . Traquéia , brônquios - fontes e hilos pulmonares livres . Estruturas mediastinais anatômicas . Não caracterizamos realces anômalos . Ausência de linfonodomegalias em meio aos planos gordurosos mediastinais . Ausência de coleções líquidas livres no espaço pleural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3.1" calcext:value-type="float">
            <text:p>613.1</text:p>
          </table:table-cell>
          <table:table-cell office:value-type="string" calcext:value-type="string">
            <text:p>TOMOGRAFIA COMPUTADORIZADA DO TÓRAX Exame realizado em caráter de urgência Indicação do exame : idor em região de arco costal à direita . Técnica : imagens obtidas por aquisição volumétrica multislice , sem a administração intravenosa de contraste iodado . Aspectos observados : Estrias fiboatelectásicas nos segmentos basais . Imagem nodular não calcificada , com base pleural no segmento superior do lobo inferior esquerdo , adjacente a cisura horizontal , inespecifico , medindo 1 , 1 x 0 , 8 cm . Pequeno nódulo calcificado , de aspecto residual , no segmento basal posterior do lobo inferior direito , medindo 0 , 5 cm . Restante do parênquima pulmonar com atenuação preservada . Ausência de derrame pleural . Não se observam linfonodomegaliasmediastinais . Traquéia e brônquios principais pérvios , com calibre normal . Estruturas vasculares mediastinais com trajeto e diâmetro preservados . Ateromatose aórtica e coronariana . Sinais de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superior do lobo inferior esquerdo</text:p>
          </table:table-cell>
          <table:table-cell office:value-type="string" calcext:value-type="string">
            <text:p>1,1 X 0,8 cm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TOMOGRAFIA COMPUTADORIZADA DO TÓRAX Exame realizado em caráter de urgência Indicação do exame : idor em região de arco costal à direita . Técnica : imagens obtidas por aquisição volumétrica multislice , sem a administração intravenosa de contraste iodado . Aspectos observados : Estrias fiboatelectásicas nos segmentos basais . Imagem nodular não calcificada , com base pleural no segmento superior do lobo inferior esquerdo , adjacente a cisura horizontal , inespecifico , medindo 1 , 1 x 0 , 8 cm . Pequeno nódulo calcificado , de aspecto residual , no segmento basal posterior do lobo inferior direito , medindo 0 , 5 cm . Restante do parênquima pulmonar com atenuação preservada . Ausência de derrame pleural . Não se observam linfonodomegaliasmediastinais . Traquéia e brônquios principais pérvios , com calibre normal . Estruturas vasculares mediastinais com trajeto e diâmetro preservados . Ateromatose aórtica e coronarian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Asma agudizada . Tosse produtiva há 10 dias . Principais achados de interesse no contexto atual : Espessamento parietal difuso brônquico , por vezes com áreas de impactação e acentuação do pontilhado broncocêntrico central em ambos os pulmões , sugerindo broncopatia inflamatória em atividade . Parênquima pulmonar com leve padrão de atenuação em mosaico , caracterizado por áreas relativamente hipoatenuantes e oligoêmicas esparsas em meio ao parênquima de atenuação normal , mais comumente decorrente de áreas de aprisionamento aéreo . Demais achados : Nódulo calcificado de aspecto residual ( granuloma ) no segmento superior do lobo inferior direit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 Fios / eletrodos em plano subcutâneo da região supraclavicular direita , com trajeto transvernoso ( via subclávia e cava superior ) dirigindoo - se ao coração . Marcapasso cardíaco bicameral com eletrodos em câmaras direitas e gerador em plano subcutâneo da região supraclavicular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rtefatos de movimento respiratório , prejudicando parcialmente a avaliação do parênquima . Achados com maior relevância : Discretos micronódulos centrolobulares com atenuação em vidro fosco no lobo médio , achado que pode estar relacionado a quedo de microaspiração . Focos de enfisema paraseptal nos ápices pulmonares . Discreto conteúdo / secreção na traquéia e brônquios principais ( broncoaspiração ? ) . Pequeno nódulo pulmonar calcificado subpleural , medindo cerca de 0 , 7 cm , localizado no segmento basal posterior do lobo inferior direito , de aspecto residual . Leve ectasia focal do terço proximal do segmento torácico do esôfago , com conteúdo alimentar , podendo estar relacionado a quadro de dismotilidade esofágica .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associado a áreas de enfisema paraseptal , de provável etiologia sequelar / cicatricial . Atelectasias subsegmentares nas bases pulmonares . Granulomas residuais calcificados no lobo inferior esquerdo , medindo até 1 , 0 cm . Micronódulos não calcificados no lobo inferior direito e superior esquerdo , medindo até 0 , 3 cm . Espessamento pleural focal adjacente ao segmento superior do lobo inferior direit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Até 1,0 cm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7.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Espondilose dorsal . Ausência de pneumopatia alveolar ou intersticial em evolução . Não caracterizamos dilatações ou espessamento das paredes brônquicas . Nódulo de densidade de partes moles <text:s/>na periferia no lobo inferior a direita de 2 , 5 mm <text:s/>e nódulo de densidade de partes moles <text:s/>na periferia no lobo inferior a direita de 2 , 5 mm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no lobo inferior a direita</text:p>
          </table:table-cell>
          <table:table-cell office:value-type="string" calcext:value-type="string">
            <text:p>2,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17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Espondilose dorsal . Ausência de pneumopatia alveolar ou intersticial em evolução . Não caracterizamos dilatações ou espessamento das paredes brônquicas . Nódulo de densidade de partes moles <text:s/>na periferia no lobo inferior a direita de 2 , 5 mm <text:s/>e nódulo de densidade de partes moles <text:s/>na periferia no lobo inferior a direita de 2 , 5 mm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<text:s/>na periferia no lobo inferior a direita</text:p>
          </table:table-cell>
          <table:table-cell office:value-type="string" calcext:value-type="string">
            <text:p>2,5 mm</text:p>
          </table:table-cell>
          <table:table-cell table:number-columns-repeated="1015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Áreas focais de consolidações , associado a opacidades com atenuação em vidro fosco e espessamento septal em ambos os pulmões , sendo mais evidente no pulmão esquerdo e lobo inferior do pulmão direito . Nódulo pulmonar ovalado no lobo médio ( pulmão direito ) , com atenuação de partes moles e não calcificado , medindo 1 , 1 x 1 , 0 cm nos maiores eixos do plano axial . Atelectasias subsegmentares bibasais . Ausência de derrame pleural ou pericárdico . Não se observam linfonodomegalias mediastinais . Traqueia e brônquios - fonte pérvios , com calibre normal . Ateromatose parietal na aorta torácica e nos vasos coronarianos . Alterações degenerativas da coluna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 (pulmão direito)</text:p>
          </table:table-cell>
          <table:table-cell office:value-type="string" calcext:value-type="string">
            <text:p>1,1 x 1,0 cm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4A</text:p>
          </table:table-cell>
          <table:table-cell table:style-name="ce15" office:value-type="string" calcext:value-type="string">
            <text:p>4A</text:p>
          </table:table-cell>
          <table:table-cell table:number-columns-repeated="1012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, por vezes esparsos por ambos os pulmões , podendo estar relacionados a processo inflamatório / infeccioso em atividade . Zonas de enfisema centrolobular e parasseptal esparsas bilateralmente , com predomínio nos lobos superiores . Lâminas atelectásicas esparsas bilateralmente . Tronco arterial pulmonar com calibre de 3 , 4 cm ( valor de referência &lt; 2 , 9 cm ) , achado este inespecífico , podendo estar relacionado a algum grau de hipertensão pulmonar . Calcificações ateromatosas na aorta torácica , vasos supra - aórticos e em artérias coronárias . Alterações degenerativas vertebrais . Pertuito de traqueostomia CONTINUA . .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Áreas focais de enfisema paraseptal nos ápices pulmonares e centrolobulares no lobo superior direito . Tênues opacidades com atenuação em vidro fosco esparsos em ambos os pulmões . Diminutos nódulos centrolobulares , por vezes assumindo aspecto de árvore em brotamento no lobo superior e médio do pulmão direito e na base pulmonar esquerda . Espessamento difuso das paredes brônquicas . Atelectasias subsegmentares na língula ( pulmão esquerdo ) . Bronquiectasias e opacidades fibroatelectásicas no lobo médio , de provável etiologia sequelar / residual . Ausência de derrame pleural ou pericárdico . Não se observam linfonodomegalias mediastinais . Traqueia e brônquios - fonte pérvios , com calibre normal . Hérnia gástrica - hiatal . Ateromatose parietal na aorta torácica e vasos coronarian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Micronódulos centrolobulares e pequenos nódulos acinares esparsos no lobo superior direito e lobo inferior esquerdo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rcabouço ósseo torácico sem particularidades . Impressão diagnóstica : Micronódulos centrolobulares e pequenos nódulos acinares esparsos no lobo superior direito e lobo inferior esquerdo , sugerindo processo inflamatório / infeccioso em atividade . Correlacionar com dados clínicos do pac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Bronquiectasias de tração associadas a lâminas atelectásicas , distorção arquitetural e incipientes opacidades com atenuação em vidro fosco esparsas nos campos pulmonares superiores bilateralmente , de provável caráter residual . Incipientes micronódulos centrolobulares nos campos pulmonares superiores . Pequenos nódulos com densidade de partes moles , alguns com focos calcificados de permeio , esparsos bilateralmente . Nódulos calcificados esparsos bilateralmente , residuais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. Fraturas de D 11 e L 2 com acunhamento vertebral anterior . Escassas alterações fibroatelectásicas nos ápices pulmonares e periferias dos lobos inferiores . Área única de atenuação em vidro fosco no lobo superior a esquerda - segmento apico posterior . Restante do parênquima pulmonar com morfologia , vasculatura e transparência normal , sem evidenciar nódulos ou áreas de consolidação . Traquéia , brônquios - fontes e hilos pulmonares livres . Não caracterizamos dilatações ou espessamento das paredes brônquicas . Não delimitamos linfonodomegalias em meio aos planos gordurosos . Ectasia da aorta ascendente , tronco e das artérias pulmonare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string" calcext:value-type="string">
            <text:p>TOMOGRAFIA COMPUTADORIZADA DO TÓRAX MOTIVO : Rastreio infeccioso . TÉCNICA : Aquisições multislice dos ápices pulmonares até as adrenais sem a injeção intravenosa de meio de contraste organoiodado . RELATÓRIO : Estudo de avaliação prejudicada , devido a acentuada movimentação respiratória , degradando as imagens , reduzindo a sensibilidade do estudo . PLEURAS : Espaços pleurais com aspecto virtual . PARÊNQUIMA PULMONAR : Consolidação no segmento apical do lobo superior direito . ﻿ Opacidades centrolobulares , em vidro fosco , algumas com aspecto de arvore em brotamento no lobo inferior direito de distribuição peribroncovascular . ﻿ Micronódulos centrolobulares no segmento anterior do lobo superior esquerdo . Enfisema centrolobular difuso . Atelectasias subsegmentares difusas , algumas com efeito retrátil sobre o parênquima adjacente . Restante da densidade normal dos campos pulmonares . CONTINUA . . . . Distribuição vasobrônquica preservada . MEDIASTINO : Ausência de linfonodomegalias . Esôfago , traquéia e brônquios fonte sem anormalidades visíveis . Ectasia dos ramos direito e esquerdo das artérias pulmonares , medindo 29 mm e 24 mm , respectivamente . Ateromatose cálcica supraaórtica e coronariana . Pequena hérnia gástrica hiatal , com óstio de 27 mm . ARCABOUÇO ÓSSEO Espondilose torácica . Achatamento do corpo vertebral de L 2 em aproximadamente 50 % . Aumento do diâmetro anteroposterior da caix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26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em segmentos dos lobos dos dois pulmões . Notamos imagem hiperdensa grosseiramente ovalar no segmento posterior do lobo superior direito , medindo cerca de 0 , 65 x 0 , 57 cm nos maiores eixos axiais . Existe imagem hipoatenuante ovalar no segmento superior do lobo inferior direito , medindo cerca de 1 , 3 x 0 , 8 cm nos maiores eixos axiais . Boa permeabilidade da traquéia , dos brônquios fontes e lobares . Mediastino centrado , com área cardíaca normal . Há imagens ovalares hiperdensas no mediastino ( paratraqueais à direita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65 x 0,5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26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em segmentos dos lobos dos dois pulmões . Notamos imagem hiperdensa grosseiramente ovalar no segmento posterior do lobo superior direito , medindo cerca de 0 , 65 x 0 , 57 cm nos maiores eixos axiais . Existe imagem hipoatenuante ovalar no segmento superior do lobo inferior direito , medindo cerca de 1 , 3 x 0 , 8 cm nos maiores eixos axiais . Boa permeabilidade da traquéia , dos brônquios fontes e lobares . Mediastino centrado , com área cardíaca normal . Há imagens ovalares hiperdensas no mediastino ( paratraqueais à direita ) e no hilo pulmonar direit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1,3 x 0,8 cm</text:p>
          </table:table-cell>
          <table:table-cell table:number-columns-repeated="1015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linhas subpleurais nos lobos inferiores . Notamos pequena imagem ovalar hiperdensa no segmento superior do lobo inferior direito , medindo cerca de 0 , 25 x 0 , 22 cm nos maiores eixos axiais . Existe imagem hiperatenuante laminar no segmento basal posterior direito . Boa permeabilidade da traquéia , dos brônquios fontes e lobares . Mediastino centrado , com área cardíaca normal . Não há imagem típica de traço de fratura nos arcos cost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25 x 0,22 cm</text:p>
          </table:table-cell>
          <table:table-cell office:value-type="string" calcext:value-type="string">
            <text:p>2,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Áreas hiperatenuantes em faixa nas bases pulmonares , comumente relacionadas a hipoventilação . Pequenas bolhas subpleurais no ápice pulmonar direito , medindo até 1 , 1 cm . Pequeno nódulo calcificado no segmento ápico - posterior do lobo inferior esquerdo , residual . Área cardíaca levemente aumentada . Placas ateromatosas calcificadas na aorta , ramos supra - aórticos e coronária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TOMOGRAFIA COMPUTADORIZADA DO TÓRAX MOTIVO : Tosse , febre e dor abdominal . TÉCNICA : Aquisições multislice dos ápices pulmonares até as adrenais sem a injeção intravenosa de meio de contraste organoiodado . RELATÓRIO : PLEURAS : Espaços pleurais com aspecto virtual . PARÊNQUIMA PULMONAR : Pequeno nódulo calcificado , medindo 2 mm no segmento lateral basal direito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basal direito</text:p>
          </table:table-cell>
          <table:table-cell office:value-type="string" calcext:value-type="string">
            <text:p>2 mm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Fratura comprometendo o úmero proximal à direita com sinais de luxação glenoumeral . Labiações osteofitárias marginais nos corpos vertebrais dorsais . Pequeno derrame pleural laminar bilateral . Derrame pericárdico . Demais estruturas mediastinais anatômicas . Pequena trave atelectásica na periferia da margem anterior do lobo inferior esquerdo . Ausência de pneumopatia alveolar ou intersticial em evolução . Não caracterizamos dilatações ou espessamento das paredes brônquicas . Ausência de nódulos . Traquéia , brônquios - fontes e hilos pulmonares livre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TOMOGRAFIA COMPUTADORIZADA DO TÓRAX MOTIVO : Falta de ar e tosse . TÉCNICA : Aquisições multislice dos ápices pulmonares até as adrenais sem a injeção intravenosa de meio de contraste organoiodado . RELATÓRIO : PLEURAS : Derrame pleural laminar à direita . PARÊNQUIMA PULMONAR : Estria fibroatelectásica no ápice pulmonar esquerdo . Poucos micronódulos centrolobulares , em vidro fosco , no lobo inferior esquerdo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Cardiomegalia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 Pequeno espessamento pleural posterior do lobo superior e inferior à direit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Sinais de enfisema pulmonar predominantemente centrolobular e nos campos pulmonares superiores . Ausência de alterações suspeitas de processo infeccioso / inflamatório no presente estudo . Bronquiectasias esparsas por ambos os pulmões , notadamente nos lobos inferiores e por vezes associadas a espessamento da parede brônquica , podendo estar relacionado a broncopatia inflamatória . Sinais de esternorrafia e stent coronariano . Discretas irregularidades na interface pleuroparenquimatosa nos ápices pulmonares , de aspecto sequelar . Nódulo pulmonar calcificado subcentimétrico no segmento lateral do lobo médio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Fratura cominutiva na aspecto lateral do 4 ° arco costal esquerdo . Fraturas de aparência antiga no aspecto anterior do 3 ° , 4 ° e 5 ° arcos costais esquerdos . Irregularidade pleural , de nodulariforme no aspecto superolateral do hemitórax esquerdo , inespecífica . Pequenos micronódulos sólidos , não calcificados , esparsos por ambos os pulmões medindo até 0 , 4 x 0 , 2 cm , inespecíficos , usualmente sem significados clínicos . Aumento da área cardíaca Placas ateromatosas calcificadas na aorta , ramos supra - aórticos e coronárias . Alterações ósseas degenerativas na coluna dorsal . Demais achados : Traqueia e brônquios principais com trajetos e calibres preservados . Espaços pleurais virtuais . Não foram caracterizadas linfonodomegalias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raumatismo . Principais achados de interesse : Arcabouço ósseo torácico sem sinais fraturas . Alterações degenerativas na coluna dorsal ( espondilose ) . Lesão heterogênea , predominantantemente esclerótica na porção anterior do 6 º arco costal esquerdo , de aspecto indeterminado ao método , promovendo afilamento acentuado / pequeno ruptura focal , da cortical interna . Não há sinais de derrame pleural ou pneumotórax . Não há sinais tomográficos de contusões pulmonares . Demais achados : Micronódulos centrolobulares ramificados ( em árvore de brotamento ) , em sua maioria calcificados , na periferia dos segmentos basais do lobo direito , notadamente o lateral e posterior , provavelmente residuais . Parênquima pulmonar restante com atenuação preservada . Coração sem particularidades ao método . Hilos pulmonares livres . Não se observam linfonodomegalias mediastinais . Traqueia e brônquios - fonte pérvios , com calibre normal . Estruturas vasculares mediastinais com trajeto e calibre externo preservados . Discreta ateromatose da aorta e seus ram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Ateromatose aórtic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Discretos espessamentos pleurais apicais , bilateralmente . Há imagens parenquimatosas hipoatenuantes nos lobos superiores e inferiores , algumas delas medindo mais de 1 , 0 cm e com limites mais definidos . Existe imagem ovalar hiperdensa na periferia do segmento basal posterior direito , medindo cerca de 0 , 75 x 0 , 34 cm nos maiores eixos axiais associada a retração pleural . Boa permeabilidade da traquéia , dos brônquios fontes e lobares . Mediastino centrado , com área cardíaca normal . Há placas parietais calcificadas na aorta torácica , na artéria subclávia esquerda e em ramos arteriais coronários . Impressão radiológica : Espondilose dorsal . Ausência de opacidades pulmonares focais sugestivas de processo infeccioso parenquimatoso em atividade . Imagem sugestiva de pequena estria de fibrose no ápice pulmonar direito . Imagens sugestivas de enfisema centrolobular e paraseptal nos lobos superiores . Imagem sugestiva de nódulo calcificado na base pulmonar direita . Placas ateromatos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posterior direito</text:p>
          </table:table-cell>
          <table:table-cell office:value-type="string" calcext:value-type="string">
            <text:p>0,75 x 0,34 cm</text:p>
          </table:table-cell>
          <table:table-cell office:value-type="string" calcext:value-type="string">
            <text:p>3,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com atenuação em vidro fosco no lobo médio e língula , podendo estar relacionado a processo inflamatório / infeccioso em atividade . Linfonodos mediastinais proeminentes , não megálicos , reacionais . Linfonodo calcificado no hilo pulmonar esquerdo , residual . Alterações ósseas degenerativas na coluna dorsal . Demais achados : Traqueia e brônquios principais com trajetos e calibres preservados . Espaços pleurais virtuais . Não foram caracterizadas linfonodomegaliasmediastinais , axilares ou infraclaviculares . Estruturas vasculares do mediastino com calibre externo conservado . Imagem cardíaca com dimensões preservadas . Demais estruturas mediastinais preservadas . Achados adicional : colelitíase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levação da hemicúpulas diafragmáticas . Pequena redução volumétrica com traves atelectásicas nos lobos inferiores . Ausência de coleções líquidas livres no espaço pleural . Portocatch . Tecido celular subcutâneo e planos musculares preservados do tórax . Labiações osteofitárias marginais nos corpos vertebrais dorsais . Ausência de pneumopatia alveolar ou intersticial em evolução nos demais campos . Ausência de nódulos nos demais campos . Traquéia , brônquios - fontes e hilos pulmonares livres . Estruturas mediastinais anatômica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Há imagem ovalar hiperdensa no segmento apical do lobo superior direito , medindo cerca de 0 , 36 x 0 , 34 cm nos maiores eixos axiais . Existem imagens hiperatenuantes laminares em lobo médio e na língula . Há imagem hiperatenuante ovalar no segmento basal anterior esquerdo , medindo cerca de 0 , 41 x 0 , 3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6 x 0,34 cm</text:p>
          </table:table-cell>
          <table:table-cell office:value-type="string" calcext:value-type="string">
            <text:p>3,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40.2" calcext:value-type="float">
            <text:p>640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Há imagem ovalar hiperdensa no segmento apical do lobo superior direito , medindo cerca de 0 , 36 x 0 , 34 cm nos maiores eixos axiais . Existem imagens hiperatenuantes laminares em lobo médio e na língula . Há imagem hiperatenuante ovalar no segmento basal anterior esquerdo , medindo cerca de 0 , 41 x 0 , 3 cm nos maiores eixos axiais . Boa permeabilidade da traquéia , dos brônquios fontes e lobares . Mediastino centrado , com área cardíaca norm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basal anterior esquerdo</text:p>
          </table:table-cell>
          <table:table-cell office:value-type="string" calcext:value-type="string">
            <text:p>0,41 x 0,3 cm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41.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Fraturas ósseas no 6 º e 8 º arcos costais à esquerda , sem desalinhamento significativo . Diminuto nódulo centrolobular no segmento basal posterior do lobo inferior direito , não calcificado , medindo 0 , 3 cm , além de pequeno granuloma residual calcificado no lobo superior do pulmão direito , medindo 0 , 4 cm . Atelectasias subsegmentares nas base pulmonares e nos lobos médio ( direita ) e na língula ( esquerda ) . Ausência de derrame pleural ou pericárdico . Não se observam linfonodomegalias mediastinais . Traqueia e brônquios - fonte pérvios , com calibre normal . Ateromatose parietal na aorta torácica e vasos coronarian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41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Fraturas ósseas no 6 º e 8 º arcos costais à esquerda , sem desalinhamento significativo . Diminuto nódulo centrolobular no segmento basal posterior do lobo inferior direito , não calcificado , medindo 0 , 3 cm , além de pequeno granuloma residual calcificado no lobo superior do pulmão direito , medindo 0 , 4 cm . Atelectasias subsegmentares nas base pulmonares e nos lobos médio ( direita ) e na língula ( esquerda ) . Ausência de derrame pleural ou pericárdico . Não se observam linfonodomegalias mediastinais . Traqueia e brônquios - fonte pérvios , com calibre normal . Ateromatose parietal na aorta torácica e vasos coronarian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superior do pulmão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investigação de tosse , relato de tabagismo . Seguintes aspectos observados : Opacidade em faixa de aspecto fibroatelectásico no segmento medial do lobo médio . Esparsos focos de enfisema centrolobular com predomínio nos segmentos apicais e superiores dos lobos inferiores . Tênues atelectasias laminares basais bilaterais . Micronódulo pulmonar não calcificado no segmento basal anterior direito medindo 0 , 3 cm . Traquéia apresenta conteúdo hipoatenaunte sugerindo secreção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TOMOGRAFIA COMPUTADORIZADA DE TÓRAX INDICAÇÃO : Dor torácica . Tosse . TÉCNICA : Exame realizado sem o uso de contraste . ANÁLISE : Planos subcutâneos e musculares da parede torácica de aspecto preservado . Ausência de linfonodomegalias axilares e supraclaviculares . Ausência de derrame pleural . Micronódulo calcificado no lobo médio , medindo 2 mm . Atelectasias laminares esparsas . Demais aspectos do parênquima pulmonar com atenuação radiológica preservada . Traquéia e brônquios principais de calibre e trajeto mantidos , com paredes calcificadas . Planos gordurosos mediastinais íntegros . Ausência de linfonodomegalias mediastinais . Estruturas vasculares mediastinais de aspecto habitual . Alterações ósseas degenerativas . ACHADOS ADICIONAIS :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Tênues opacidades centrolobulares / nódulos mal definidos com atenuação em vidro fosco esparss lobos superiores de ambos os pulmões , achados comumente decorrentes de etiologia inflamatória / infecciosa de pequenas vias aéreas ( bronquiolite ) ou Pneumonia de hipersensibilidade em fase subaguda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sem anormalidades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TOMOGRAFIA COMPUTADORIZADA DE TÓRAX INDICAÇÃO : Asmático com dor torácica em aperto . TÉCNICA : Exame realizado sem o uso de contraste . ANÁLISE : Planos subcutâneos e musculares da parede torácica de aspecto preservado . Discreta ginecomastia bilateral . Ausência de linfonodomegalias axilares e supraclaviculares . Ausência de derrame pleural . Irregularidades pleuroparenquimatosas nos ápices pulmonares . Micronódulo sólido no segmento anterior do lobo superior esquerdo e micronódulo em vidro fosco no segmento superior do lobo inferior esquerdo , ambos medindo 2 mm , inespecíficos . Demais aspectos do parênquima pulmonar com atenuação radiológica preservada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dor no esterno após colisão . Seguintes aspectos observados : Não há evidências de derrame pleural . Pequeno nódulo calcificado no subsegmento apical esquerdo medindo 0 , 3 cm , de aspecto residual ( granuloma )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Manúbrio e corpo do esterno com morfologia preservada , apêndice xifóide rudimentar adjacente a calcificações costocondrais habituais para o grupo et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ubsegmento apical esquerd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TOMOGRAFIA COMPUTADORIZADA DE TÓRAX INDICAÇÃO : Tosse seca e produtiva há 20 dias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Opacidade retrátil assumindo aspecto nodular , subpleural no segmento apical do lobo superior direito , medindo 7 x 5 mm . Micronódulos peribronquicovasculares em vidro fosco nos segmentos basal anterior e lateral do lobo inferior esquerdo e espessamento das paredes brônquicas relacionado . Achados que podem estar relacionadas a processo inflamatório / infeccioso , de provável etiologia viral . Traquéia e brônquios principais de calibre e trajeto mantidos . Planos gordurosos mediastinais íntegros . Ausência de linfonodomegalias mediastinais . Linfonodo hilar direito calcificado , residual . Ateromatose aórtica . Demais estruturas vasculares mediastinais de aspecto habitual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TOMOGRAFIA COMPUTADORIZADA DE TÓRAX INDICAÇÃO : Tosse . TÉCNICA : Exame realizado sem o uso de contraste . ANÁLISE : Extensos artefatos de movimentação que reduzem a sensibilidade do método , notadamente para avaliação do parênquima . Planos subcutâneos e musculares da parede torácica de aspecto preservado . Nódulo calcificado na topografia do quadrante inferolateral da mama direita . Ausência de linfonodomegalias axilares e supraclaviculares . Ausência de derrame pleural . Parênquima pulmonar sem particularidades . Traquéia e brônquios principais de calibre e trajeto mantidos . Planos gordurosos mediastinais íntegros . Ausência de linfonodomegalias mediastinais . Área cardíaca aumentada . Ateromatose coronariana . Tronco pulmonar ectasiado ( calibre de até 33 mm ) , achado inespecífico mas que pode estar relacionado a hipertensão pulmonar . Demais estruturas vasculares mediastinais de aspecto habitual . Alterações ósseas degenerativas . NOTA : - Lâmina líquida na topografia da bursa subacromial subdeltoidea , bilateralmente . -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Cavidade de paredes espessadas e lobuladas no segmento superior do lobo inferior esquerdo , com área focal de espessamento nodular , associada a micronódulos dicotomizados , com padrão de árvore em brotamento difusos neste segmento pulmonar , bem como alguns pequenos nódulos esparsos neste lobo . O conjunto dos achados é mais comumente encontrado em quadros de Processo ganulomatoso com sinais de atividade / disseminação broncogênica . Correlacionar com dados clínicos e laboratoriais . Alterações degenerativas vertebrais iniciais . Achado adicional : Colelitíase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TOMOGRAFIA COMPUTADORIZADA DE TÓRAX INDICAÇÃO : Tosse persistente . TÉCNICA : Exame realizado sem o uso de contraste . ANÁLISE : Planos subcutâneos e musculares da parede torácica de aspecto preservado . Ausência de linfonodomegalias axilares e supraclaviculares . Ausência de derrame pleural . Espessamento de septos interlobulares e a área confluente de consolidação no lobo inferior esquerdo . Relaciona - se múltiplas opacidades pulmonares em vidro fosco , em distribuição multifocal , predominantemente bilateral , periférica / subpleural e posterior . A extensão do comprometimento pulmonar por tais achados é de cerca de 25 % do volume pulmonar . Nódulo sólido no segmento apical do lobo superior direito , medindo 5 x 3 mm e micronódulo sólido no segmento apicoposterior do lobo superior esquerdo , medindo 3 x 2 mm . Cisto aéreo no segmento apicoposterior esquerdo . Traquéia e brônquios principais de calibre e trajeto mantidos . Planos gordurosos mediastinais íntegros . Ausência de linfonodomegalias mediastinais . Ectasia de aorta ascendente ( com calibre de até 5 , 0 cm ) . Ectasia de tronco pulmonar ( calibre de até 4 , 0 cm ) , achado inespecífico mas que pode estar relacionado à hipertensão pulmonar . Ateromatose aórtica e coronariana . Demais estruturas vasculares mediastinais de aspecto habitual . Eventração da cúpula diafragmática direita . Alterações ósseas degenerativas . ACHADOS ADICIONAIS : - Esteatose hepática moderad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5 x 3 m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respiratório limitam a avaliação do estudo . Seguintes aspectos observados : Atelectasia laminar no lobo inferior direito . Micronódulos em vidro fosco , nos segmentos basais bilaterais , notadamente à esquerda , inespecíficos por suas diminutas dimensões podendo corresponder a processo de natureza inflamatória / infecciosa de pequenas vias áreas correlacionar com dados clínicos / laboratoriais . Não há evidências de derrame pleural . Não foram caracterizados linfonodomegalias mediastinal ou axilar . As estruturas vasculares mediastinais têm disposição e calibre habituais . Ateromatose cálcica supra - aórtica e valvar . implantado na parede torácica anterior esquerda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: Tosse há 30 dias . ANÁLISE : Micronódulos centrolobulares , de distribuição peribroncovascular , alguns com aspecto ramificado e outros confluentes , caracterizando pequenas consolidações no lobo inferior direito . Algumas poucas estrias fibroatelectásicas no lobo médio . Pequenas áreas de bronquiectasia cilíndrica no lobo inferior esquerdo . Restante do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Ateromatose cálcica supra - aórtica e coronariana . Estruturas vasculares mediastinais com trajeto e calibre externo preservados . Espondilose torácica . Achatamento da corpo vertebral de T 12 menor que 50 % , sem retropulsão do muro posterior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: Exame de qualidade técnica prejudicada por artefatos de movimentos respiratórios e devido a posição dos braços juntos ao corpo do paciente . ANÁLISE : Lâminas atelectásicas esparsas bilateralmente . Pequeno cisto aéreo no lobo superior direito , medindo 15 mm . Micronódulos , centrolobulares , em vidro fosco , nos segmentos basais e na língula , inespecíficos , por suas diminutas dimensões . Discreto espessamento pleuro - apical bilateral , residual . Restante do parênquima pulmonar com atenuação preservada . Não há sinais de derrame pleural ou pericárdico . Não se observam linfonodomegalias mediastinais . Traqueia e brônquios - fonte pérvios , com calibre normal . Aumento da área cardíaca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654" calcext:value-type="float">
            <text:p>654</text:p>
          </table:table-cell>
          <table:table-cell office:value-type="string" calcext:value-type="string">
            <text:p>TOMOGRAFIA COMPUTADORIZADA DO TÓRAX MOTIVO : PNM . ﻿ TÉCNICA : Aquisições multislice dos ápices pulmonares até as adrenais sem a injeção intravenosa de meio de contraste organoiodado . RELATÓRIO : PLEURAS : Espaços pleurais com aspecto virtual . PARÊNQUIMA PULMONAR : Micronódulos centrolobulares , em vidro fosco , no segmento posterior basal dos lobos inferiores e no segmento lateral do lobo médio . Restante da densidade normal dos campos pulmonares . Distribuição vasobrônquica preservada . MEDIASTINO : Ausência de linfonodomegalias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respiratório limitam a avaliação do estudo . ANÁLISE : Realizada análise comparativa com estudo tomográfico de 06 / 09 / 2022 , evidenciando - se : Aumento do conteúdo líquido no interior da traqueia e brônquios fonte bilaterais . Impactação mucoide ? Broncoaspiração ? Correlacionar com dados clínico . Atelectasias laminares em segmentos basais bilaterais . Esparsas bronquiectasias em ambos os lobos inferiores . Micronódulos centrolobulares nos lobos inferiores em vidro fosco , achados que podem corresponder a processo de natureza inflamatória / infecciosa de pequenas vias áreas . Correlacionar com dados clínicos . Demais achados sem alteraçõ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ortador de LLC com tosse há 6 dias . Principais achados : Discreto enfisema centrolobular , mais evidente no lobo superior direito . Raros micronodulos em vidro fosco , centroacinares , esparsos predominantemente na periferia de ambos os pulmões , inespecíficos , mais comumente relacionados à bronquiolite respiratória tabaco - relacionada . Broncocele com impactação mucóide isolada no segmento basal posterior do lobo inferior esquerdo . Tênues opacidades em vidro fosco , micronódulos centrolobulares dicotomizados e pequenos focos consolidativos esparsos na periferia da língula e segmentos basal anterior do lobo inferior esquerdo . Processo inflamatório / infeccioso broncopulmonar incipiente deve ser considerado prioritariamente no diferencial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 Achado adicional da transição toracoabdominal : - Esplenomegal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mento volumétrico da tireóide . Espondilose dorsal . Pequenos linfonodos calcificados na janela aórtica . Pequenos cistos na periferia posterior do segmento posterior do lobo superior à direita medindo até 10 , 2 Ausência de nódulos suspeitos . Não caracterizamos dilatações ou espessamento das paredes brônquicas . Vascularização pulmonar periférica de aspecto tomográfico normal . Ausência de opacidades pulmonares focais sugestivas de processo infeccioso parenquimatoso em atividade . Traquéia , brônquios - fontes e hilos pulmonares livres . Ausência de linfonodomegalias mediastinais , hilares ou infraclaviculares . Pequeno aumento da área cardíaca . Ectasia do tronco da artéria pulmonar - 31 mm . Ateromatose coronariana . Demais estruturas mediastinais anatômicas Espessamento pleural nas margens posteriores dos lobos inferiores .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TOMOGRAFIA COMPUTADORIZADA DO TÓRAX Exame realizado em caráter de urgência Indicação do exame : Dispneia e tosse há 9 dias . Técnica : imagens obtidas por aquisição volumétrica multislice , sem a administração intravenosa de contraste iodado . Aspectos observados : Ectasia do tronco pulmonar medindo até 39 mm . Incipiente ateromatose cálcica supra - aórtica . Micronódulos com atenuação em vidro fosco , com predomínio periférico , acometendo a língula e lobo inferior esquerdo e segmento posterior do lobo superior direito . Restante do parênquima pulmonar com atenuação preservada . Ausência de derrame pleural . Não se observam linfonodomegalias mediastinais . Traquéia e brônquios principais pérvios , com calibre normal . Demais estruturas vasculares mediastinais com trajeto e diâmetr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TOMOGRAFIA COMPUTADORIZADA DO TÓRAX MOTIVO : Síndrome gripal , evoluindo com dispneia . TÉCNICA : Aquisições multislice dos ápices pulmonares até as adrenais sem a injeção intravenosa de meio de contraste organoiodado . RELATÓRIO : PLEURAS : Espaços pleurais com aspecto virtual . Pequeno espessamento pleural biapical . PARÊNQUIMA PULMONAR : Algumas pequenas estrias fibroatelectásicas dispersas bilaterais . Pequeno granuloma calcificado no segmento basal lateral esquerdo medindo até 0 , 3 cm . Dois pequenos micronódulos em vidro fosco , sendo um subpleural e o outro peribroncovascular . Restante da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até 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Sinais de espondilose dorsal com acentuação da curvatura cifotica . Pequeno nódulo de densidade de partes moles circunscrito na periferia do segmento posterior do lobo inferior esquerdo medindo 4 mm , provavelmente benigno . Vascularização pulmonar periférica de aspecto tomográfico normal . Traquéia , brônquios - fontes e hilos pulmonares livres . Não caracterizamos dilatações ou espessamento das paredes brônquicas . Leve ateromatose aórtica . Estruturas mediastinais anatômicas , não sendo observadas linfonodo megalias em meio aos seus planos gordurosos . Ausência de coleções líquidas livres no espaço pleural . Ausência de bronquiectasi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a periferia do segmento posterior do lobo inferior esquerd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TOMOGRAFIA COMPUTADORIZADA DO TÓRAX MOTIVO : Pnm . TÉCNICA : Aquisições multislice dos ápices pulmonares até as adrenais sem a injeção intravenosa de meio de contraste organoiodado . RELATÓRIO : PLEURAS : Espaços pleurais com aspecto virtual . PARÊNQUIMA PULMONAR : Parênquima pulmonar de avaliação prejudicada , devido a artefatos de movimentação respiratória . Alguns micronódulos , em vidro fosco , centrolobulares , no lobo inferior esquerdo , achado inespecífico , podendo corresponder a processo de natureza inflamatória / infecciosa . Correlacionar com dados clínicos / laboratiais . Distribuição vasobrônquica preservada . MEDIASTINO : Ausência de linfonodomegalias . Esôfago , traquéia e brônquios fonte sem anormalidades visíveis . Pag 1 . de 2 Estruturas vasculares apresentam trajetos e calibres habituais . Cardiomegalia . Ectasia do tronco pulmonar , medindo até 30 mm , achado que pode estar relacionado a algum grau de hipertensão pulmonar . Ectasia fusiforme da aorta ascendente , com calibre máximo de 50 mm . ARCABOUÇO ÓSSEO Espondilose torácica . Pag 2 . 2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: Opacidades em vidro fosco , áreas de pavimentação em mosaico e focos consolidativos , tendendo à confluência , no lobo superior direito , lobo médio e inferior homolateral e discretas opacidades em vidro fosco na língula . Embora não específicos , processo inflamatório / infeccioso pneumônico deve ser considerado , acometendo entre 25 e 50 % da extensão do parênquima . O aspecto é indeterminado para etiologia viral , devendo - se considerar possível etiologia bacteriana superposta . Pequeno derrame pleural basal / subpulmonar à direita . Demais achados : Nódulo calcificado de aspecto residual ( granuloma ) , medindo 0 , 5 cm no segmento anterior do lobo superior esquerdo . Atelectasias laminares , subsegmentares esparsas bilateralmente . Coração de dimensões aumentadas , com predomínio das câmaras esquerdas . Não se observam linfonodomegalias mediastinais . Traqueia e brônquios - fonte pérvios , com calibre normal . Estruturas vasculares mediastinais com trajeto e calibre externo preservados . Ateromatose da aorta torácica e seus ramos . Sinais de espondilose dorsal . Nódulo heterogêneo com foco de calcificação , junto ao aspecto posterior do lobo tireoideano esquerdo , medindo cerca de 3 , 4 x 2 , 9 x 1 , 9 cm , aparentemente tireoideano exofítico . Achados adicional da transição toracoabdominal : Colelitías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TOMOGRAFIA COMPUTADORIZADA DE TÓRAX Metodologia : Realizada aquisição volumétrica em tomógrafo multislice , sem a administração do meio de contraste endovenoso . Aspectos observados : Traquéia e brônquios - fonte pérvios e de calibre normal . Parênquima pulmonar com coeficientes de atenuação preservados . Nódulo calcificado no segmento basal anterior do lobo inferior direito , de aspecto benigno / sequelar . Ausência de linfonodomegalias mediastinais , axilares ou hilares . Tronco da artéria pulmonar de calibre usual . Coração de dimensões normais . Aorta torácica de calibre usual . Discretas alterações degenerativas d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no segmento posterior do lobo superior direito , podendo estar relacionado a processo inflamatório / infeccioso em atividade , dentro de um contexto clínico - laboratorial adequado . Discretas lâminas atelectásicas esparsas bilateralmente . Calcificações ateromatosas na aorta torácica em vasos supra - aórticos . Alterações degenerativas vertebrai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TOMOGRAFIA COMPUTADORIZADA DE TÓRAX Indicação do exame : tosse produtiva . Técnica : imagens obtidas por aquisição volumétrica multislice sem a administração intravenosa de contraste iodado . Aspectos observados : Formações expansivas nas regiões axilares , medindo 3 , 1 x 2 , 8 cm à esquerda e 2 , 0 x 1 , 8 cm à direita . Alguns nódulos pulmonares , centrolobulares , não calcificados , com tamanhos variados , esparsos em ambos os pulmões , medindo até 0 , 9 cm . Áreas de espessamentos pleurais focais e irregulares em ambos os pulmões . Moderado / volumoso derrame à direita , com atelectasia compressiva sobre o parênquima pulmonar adjacente . Linfonodomegalias pré - vascular , medindo até 1 , 5 x 1 , 2 cm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até 0,9 cm</text:p>
          </table:table-cell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Obs : avaliação prejudicada por artefatos de movimentação respiratória . Principais achados : Opacidades com ateunação em vidro fosco , predominantemente centrais , em ambos os pulmões , associadas a consolidação com broncograma aéreo de permeio no segmento anterior do lobo superior esquerdo , compatível com processo inflamatório / infeccioso em atividade , não sendo possível descartar etiologia viral . Pequenos nódulos sólidos pulmonares não calcificados , de contornos irregulares , o maior medindo cerca de 0 , 9 x 0 , 6 cm , localizado no segmento superior do lobo inferior direito , inespecífico . Leve espessamento de septos interlobulares , notadamente em ápices pulmonares , podendo estar relacionado a algum grau de congestão pulmonar . Pequeno derrame pericárdico com espessura máxima de 0 , 7 cm . Port a cath à direita Calcificações ateromatosas na aorta torácica , vasos supra - aórticos e em artérias coronárias . Alterações degenerativas vertebrais . CONTINUA . . . Demais achados : Não há sinais de derrame pleural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9 x 0,6 cm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4X</text:p>
          </table:table-cell>
          <table:table-cell table:style-name="ce15" office:value-type="string" calcext:value-type="string">
            <text:p>4X</text:p>
          </table:table-cell>
          <table:table-cell table:number-columns-repeated="1012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Indicação : C 349 Neoplasia de pulmão . Avaliação de resposta . Comparar . Análise comparativa com o exame realizado em 18 / 05 / 2022 , demonstrando : Redução de tamanho da massa pulmonar espiculada , em situação peri - hilar , no segmento anterior do lobo superior direito , atualmente medindo cerca de 3 , 1 x 1 , 8 cm nos maiores eixos axiais ( media 5 , 6 x 2 , 8 cm ) , ressaltando a limitação deste estudo sem o suo de contraste endovenoso . Involução das linfonodomegalias mediastinais , estando o maior linfonodo ainda situado no espaço paratraqueal inferior direito , medindo cerca de 0 , 6 cm no menor eixo axial ( media 1 cm ) . Redução numérica e volumétrica dos nódulos sólidos de provável caráter neoplásico secundário , dispersos randomicamente em ambos os pulmões , assim como houve involução parcial do espessamento irregular multinodular de septos interlobulares , bilateralmente . Surgimento de pequenas opacidades heterogêneas , com atenuação em vidro fosco , esparsas em ambos os pulmões , de caráter inespecífico , podendo estar relacionadas a processo inflamatório e / ou edema . Surgimento de pequeno derrame pericárdico e aumento do derrame pleural bilateral , com atelectasia compressiva do parênquima pulmonar adjacente . Surgimento de novas lesões osteoblásticas de provável caráter neoplásico secundário , dispersas no esqueleto axial e apendicular , bilateralmente . Demais aspectos sem alterações significativas neste intervalo : Traqueia e brônquios principais permeáveis , de trajeto e calibre normais . Imagem cardíaca de morfologia normal , sem alterações volumétricas apreciáveis . Pequenas placas ateromatosas calcificadas na aorta e em ramos supra - aórticos .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TOMOGRAFIA COMPUTADORIZADA DO TÓRAX MOTIVO : Tosse há 10 dias . TÉCNICA : Aquisições multislice dos ápices pulmonares até as adrenais sem a injeção intravenosa de meio de contraste organoiodado . RELATÓRIO : PLEURAS : Espaços pleurais com aspecto virtual . PARÊNQUIMA PULMONAR : Alguns micronódulos em vidro fosco no lobo médio e nos lobos inferiores . Atelectasia subsegmentar na base pulmonar esquerda . Restante da densidade dos campos pulmonares dentro dos padrões de normalidade . Distribuição vasobrônquica preservada . MEDIASTINO : Proliferação linfonodal , sem linfonodomegalia nas cadeias mediastinais . Esôfago , traquéia e brônquios fonte sem anormalidades visíveis . Estruturas vasculares apresentam trajetos e calibres habituais . CONTINUA . . . ARCABOUÇO ÓSSEO Estruturas ósseas íntegras . ACHADO ADICIONAL : Proliferação linfonodal , sem linfonodomegalia nas cadeias axilares bilaterais IMPRESSÃO : Alguns micronódulos em vidro fosco no lobo médio e nos lobos inferiores , inespecíficos por suas diminutas dimensões . Proliferação linfonodal , sem linfonodomegalia nas cadeias mediastinais . Atelectasia subsegmentar na base pulmonar esquerd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69.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Espessamento difuso das paredes brônquicas , sendo mais evidente à direita . Pequeno nódulo centrolobular , bem delimitado , ovalado , não calcificado , localizado no lobo médio , medindo 0 , 5 x 0 , 5 cm e pequeno nódulo centrolobular , bem delimitado , ovalado , não calcificado , localizado no lobo inferior esquerdo , medindo 0 , 7 x 0 , 4 cm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5 x 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69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Espessamento difuso das paredes brônquicas , sendo mais evidente à direita . Pequeno nódulo centrolobular , bem delimitado , ovalado , não calcificado , localizado no lobo médio , medindo 0 , 5 x 0 , 5 cm e pequeno nódulo centrolobular , bem delimitado , ovalado , não calcificado , localizado no lobo inferior esquerdo , medindo 0 , 7 x 0 , 4 cm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0,7 x 0,4 cm</text:p>
          </table:table-cell>
          <table:table-cell table:number-columns-repeated="1015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Lesões fibroatelectásicas residuais nos ápices pulmonares . Atelectasias laminares esparsas em ambos os pulmões . Nódulo residual calcificado na base pulmonar esquerda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significativas . Calcificações ateromatosas na aorta e em coronária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671" calcext:value-type="float">
            <text:p>671</text:p>
          </table:table-cell>
          <table:table-cell office:value-type="string" calcext:value-type="string">
            <text:p>TOMOGRAFIA COMPUTADORIZADA DO TÓRAX MOTIVO : Broncoaspiração ? TÉCNICA : Aquisições multislice dos ápices pulmonares até as adrenais sem a injeção intravenosa de meio de contraste organoiodado . RELATÓRIO : PLEURAS : Espessamento pleural apical à direita . PARÊNQUIMA PULMONAR : Micronódulos em vidro fosco no lobo médio . ﻿ Parênquima pulmonar de avaliação prejudicada , devido a artefatos de movimentação respiratória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Ateromatose cálcica supraaórtica e coronariana . ARCABOUÇO ÓSSEO Alterações osteodegenerativas n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Opacidades com atenuação em vidro fosco esparsas pelo lobo superior direito , ocupando menos de 25 % do parênquima pulmonar , inespecíficas . Nódulo sólido pulmonar não calcificado , oval , de contornos regulares , medindo cerca de 1 , 6 x 1 , 4 cm , localizado no lobo médio , inespecífico . Zonas de enfisema centrolobular e parasseptal esparsas bilateralmente , notadamente no lobo inferior esquerdo . Lâminas atelectásicas esparsas bilateralmente . Alterações degenerativas vertebrais . Calcificações ateromatosas na aorta torácica CONTINUA . .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1,6 x 1,4 cm</text:p>
          </table:table-cell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table:number-columns-repeated="1012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Tomografia computadorizada doTórax Exame realizado em tomógrafo MULTISLICE Técnica : Exame realizado com aquisição volumétrica orientados por radiografia digital e reconstruções multiplanares SEM a administração de contraste endovenoso . Análise Artefatos de movimento ao estudo . Labiações osteofitárias marginais nos corpos vertebrais dorsais . Ausência de consolidações evidentes . Ausência de bronquiectasias . Traquéia , brônquios - fontes e hilos pulmonares livres . Ateromatose aórtica e coronariana . Demais estruturas mediastinais anatômicas . Ausência de linfonodomegalias em meio aos planos gordurosos mediastinais . Pequeno espessamento pleural no aspecto posterior dos lobos inferiores . Ausência de nódulos . Ausência de derrame pleural ou coleções aérea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Parênquima pulmonar com atenuação preservada . Nódulo subpleural , de provável etiologia sequelar / cicatricial no segmento superior do lobo inferior esquerd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coliose sinuosa . Espondilose dorsal incipiente . Implantes de silicone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róteses mamárias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Provável endoprotese coronarian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Pequeno nódulo calcificado residual na periferia do segmento basal lateral direito , medindo 0 , 3 cm . Discreta atelectasia laminar no segmento lingular inferior . Restante do parênquima pulmonar com atenuação habitual . Traqueia e brônquios principais pérvios , de calibres normais . Estruturas vasculares mediastinais com trajeto e calibre externo conservado . Linfonodos levemente proeminentes em cadeia paratraqueal inferior direita , medindo até 0 , 8 cm no menor eixo transverso , inespecíficos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lateral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antes e após a administração de contraste endovenoso . Análise Indicação do exame : Sarcoma de Kaposi e TB pulmonar em tratamento . Principais achados à análise comparativa com TC prévia de 24 08 2022 : Não sem observam alterações significativas em relações ao múltiplos nódulos e micronódulos irregulares , alguns com atenuação em vidro fosco e outros com atenuação de partes moles , de distribuição peribroncovasular , difusamente presentes em ambos os pulmões . Presença de espessamento irregular de septos interlobulares bem como pleural e cisural bilateralmente , mais exuberantes em lobo médio e língula , acometimento linfático pela patologia de base deve ser considerado no diferencial . Persistem inalteradas os nódulos calcificados de aspecto residual ( granulomas ) no segmento apical do lobo inferior direito , bem como as alterações fibroretráteis e discretas bronquiectasias neste lobo . Persistem os linfonodos de contornos levemente irregulares em ambos os cavuns axilares , medindo até 1 , 3 x 0 , 7 cm à direita e 0 , 9 x 0 , 7 cm à esquerda com dimensões discretamente reduzidas . Persiste inalterada a pequena lesão osteolítica na porção inferior esquerda do corpo vertebral de T 10 , inespecífica . Demais achados persistem inalterados : Não há sinais de derrame pleural ou pericárdico . Coração sem particularidades volumétricas relevantes ao método . Não se observam linfonodomegalias mediastinais . Traqueia e brônquios - fonte pérvios , com calibre normal . Estruturas vasculares mediastinais com trajeto e calibre externo preservados . Discreta atitude escoliótica de convexidade direit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. Análise : Gerador de marcapasso implantado na parede anterossuperior do hemitórax direito e eletrodos nas câmeras cardíacas direitas . Opacidades em vidro fosco associadas a reticularidades dos septos interlobulares de permeio , sendo predominantemente periférica em ambos os pulmões , principalmente à direita . Pequena opacidades subpleural de aspecto nodular , não calcificada , contornos regulares , medindo 1 , 2 cm , no segmento superior do lobo inferior direito , de natureza indeterminada . Pequeno nódulo calcificado residual no segmento superior do lobo inferior direito . Atelectasias laminares esparsas bilaterais . Ausência de derrame pleural . Imagem cardíaca com dimensões dentro dos limites da normalidade . Traqueia e brônquios principais pérvios , de calibres normais . Estruturas vasculares mediastinais com trajeto e calibre externo conservado . Ateromatose aórtica , coronariana e em ramos supra - aórticos . Ausência de linfonodomegalias mediastin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terações pleuroparenquimatosas cicatriciais em ápices pulmonares , associado a pequenos nódulos calcificados à esquerda , residuais . Atelectasias laminares esparsas , predominando nas porções pendentes dos segmentos basais posteriores dos pulmões . Discreta opacidade consolidativa subpleural no segmento basal lateral direito , medindo 0 , 8 cm . Diminuto nódulo calcificado no segmento superior do lobo inferior direito . Restante do parênquima pulmonar com atenuação habitual . Traqueia e brônquios principais pérvios , de calibres normais . Leve bronquiolectasias no lobo médio e nos lobos inferiores dos pulmões . Estruturas vasculares mediastinais com trajeto e calibre externo conservado . Ateromatose calcificada aórtica , coronariana e em ramos supra - aórticos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e baixa inspiração ao estudo . Labiações osteofitárias marginais nos corpos vertebrais dorsais . Ausência de consilidacoes evidentes . Ausência de bronquiectasias . Ausência de nódulos ou lesões focais parenquimatosas . Traquéia , brônquios - fontes e hilos pulmonares livres . Ectasia da aorta ascendente e magnificação da área cardíaca . Demais estruturas mediastinais anatômicas . Ausência de linfonodomegalias em meio aos planos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Tomografia computadorizada do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Nódulo com densidade partes moles circunscrito no segmento superior do lobo inferior à esquerda provavelmente benigno . Mede 3 mm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o segmento superior do lobo inferior à esquerda</text:p>
          </table:table-cell>
          <table:table-cell office:value-type="string" calcext:value-type="string">
            <text:p>3 m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dilatações ou espessamento das paredes brônquicas . Ausência de nódulos . Tênues áreas de atenuação em vidro fosco isoladas no lobo inferior à direita , inespecífic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Não delimitamos fraturas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87.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Nódulo de densidade de partes moles circunscrito e isolado no lobo superior a esquerda , segmento apico posterior com 5 mm e nódulo de densidade de partes moles no segmento posterior do lobo inferior esquerdo com 6 mm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e isolado no lobo superior a esquerda , segmento apico posterior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87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Nódulo de densidade de partes moles circunscrito e isolado no lobo superior a esquerda , segmento apico posterior com 5 mm e nódulo de densidade de partes moles no segmento posterior do lobo inferior esquerdo com 6 mm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inferior esquerdo</text:p>
          </table:table-cell>
          <table:table-cell office:value-type="string" calcext:value-type="string">
            <text:p>6 mm</text:p>
          </table:table-cell>
          <table:table-cell table:number-columns-repeated="1015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Pequena área de consolidação em língula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pondilose dorsal . Múltiplos nódulos centrolobulares nos segmentos superiores nos lobos inferiores , mais extenso no lobo médio , superior direito , na lingula e lobo superior a esquerda onde há área extensa de consolidação com cavitações centrais . Vários apresentam ramificações assumindo aspecto de árvore em brotamento econfluindo formando opacidades nodulares Vascularização pulmonar periférica de aspecto tomográfico normal . Traquéia , brônquios - fontes e hilos pulmonares livres . Linfonodos proeminentes me região para aórtica .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viral ( COVID - 19 ) com sintomas há cerca de 01 semana . RELATÓRIO : Parênquima pulmonar com atenuação preservada e sem evidências de alterações suspeitas de processo inflamatório . Pequeno nódulo calcificado no segmento basal posterior do lobo inferior direito , medindo 0 , 5 cm , de aspecto benigno / residual . Discretas estrias fibroatelectásicas esparsas nos campos pulmonares médios e inferiores , de provável natureza resid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Destaca - se acotovelamento da aorta ao nível da croça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Tomografia Computadorizada Do Tórax Exame realizado em caráter de urgência Indicação do exame : Dispneia . Técnica : Imagens obtidas por aquisição volumétrica multislice sem a administração intravenosa de contraste iodado . Aspectos observados : Alguns micronódulos em vidro fosco , dispersos bilaterais , de distribuição centrolobular , notadamente no segmento apical do lobo inferior direito , medindo até 3 mm , inespecíficos por suas diminutas dimensões . Atelectasia subsegmentar no lobo médio . Restante do parênquima pulmonar com atenuação preservada e sem evidências de alterações suspeitas de processo inflamatório . Ausência de derrame pleural . Não se observam linfonodomegalias mediastinais . Traquéia e brônquios principais pérvios , com calibre normal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mento volumétrico da tireóide . Espondilose dorsal . Pequenos linfonodos calcificados na janela aórtica . Pequenos cistos na periferia posterior do segmento posterior do lobo superior à direita medindo até 10 , 2 Nódulo lobulado na periferia do lobo médio a direita com 10 , 6 mm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Pequeno aumento da área cardíaca . Ectasia do tronco da artéria pulmonar - 31 mm . Ateromatose coronariana . Demais estruturas mediastinais anatômicas Derrame pleural bilateral assimétrico de maior extensão e moderado a direita . Atenuação parenquimatosa heterogênea - padrão de perfusão em mosaic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do lobo médio a direita</text:p>
          </table:table-cell>
          <table:table-cell office:value-type="string" calcext:value-type="string">
            <text:p>10,6 mm</text:p>
          </table:table-cell>
          <table:table-cell office:value-type="string" calcext:value-type="string">
            <text:p>10,6</text:p>
          </table:table-cell>
          <table:table-cell table:style-name="ce12" office:value-type="string" calcext:value-type="string">
            <text:p>4A</text:p>
          </table:table-cell>
          <table:table-cell office:value-type="string" calcext:value-type="string">
            <text:p>4A</text:p>
          </table:table-cell>
          <table:table-cell table:number-columns-repeated="1012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3 dias de sintomas . RELATÓRIO : Discretas estrias fibroatelectásicas esparsas na periferia dos campos pulmonares , com leve predomínio inferior , de provável natureza residual . Pequeno nódulo calcificado no segmento basal medial do lobo inferior direito , medindo 0 , 4 cm , de aspecto benigno / residual . Restante do parênquima pulmonar com atenuação preservada e sem evidências de alterações suspeitas de processo inflamatório em atividade . Em particular , não observamos padrões específicos de atenuação em vidro fosco e / ou consolidação significativa do parênquima pulmonar . Não se observam linfonodomegalias mediastinais . Traqueia e brônquios - fonte pérvios , com calibre normal . Estruturas vasculares do mediastino de calibre habitual , exibindo discretas calcificações parietais na aorta . Ausência de derrame pleural ou pericárdio . Pequena hérnia hiatal esofagogástrica por deslizamento . Alterações degenerativas na coluna dorsal , com sindesmófitos proeminentes à direita , com alterações pulmonares adjacentes sugerindo atelectasia passiva por compressão extrínse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medial do lobo inf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5.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Exame negativo para pneumonia . Nódulo não calcificado , com densidade de partes moles no segmento posterior do lobo superior medindo 0 , 4 cm e nódulo não calcificado , com densidade de partes moles no segmento superior do lobo inferior , medindo 0 , 4 cm , inespecíficos . Áreas de maior e menor atenuação esparsas em ambos os pulmões , com padrão de perfusão / atenação em mosaico , comumente relacionadas a aprisionamentos aéreos decorrente de doença de pequenas vias aéreas ( bronquiolite / asma / DPOC ) . Algumas faixas de atelectasias laminares esparsas , comumente relacionadas a hipoventilação . Placas ateromatosas calcificadas em ramos supra - aórticos e coronárias . Alterações degenerativas vertebrais iniciais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95.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Exame negativo para pneumonia . Nódulo não calcificado , com densidade de partes moles no segmento posterior do lobo superior medindo 0 , 4 cm e nódulo não calcificado , com densidade de partes moles no segmento superior do lobo inferior , medindo 0 , 4 cm , inespecíficos . Áreas de maior e menor atenuação esparsas em ambos os pulmões , com padrão de perfusão / atenação em mosaico , comumente relacionadas a aprisionamentos aéreos decorrente de doença de pequenas vias aéreas ( bronquiolite / asma / DPOC ) . Algumas faixas de atelectasias laminares esparsas , comumente relacionadas a hipoventilação . Placas ateromatosas calcificadas em ramos supra - aórticos e coronárias . Alterações degenerativas vertebrais iniciais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Discretos focos de opacidades com atenuação em vidro fosco esparsos no segmento posterior do lobo superior do pulmão esquerdo e no segmento basal anterio - medial do lobo inferior esquerdo , associado a alguns micronódulos centrolobulares de permeio , acometendo menos que 5 % do parênquima pulmonar , achados que , embora não específicos , estão comumente relacionados a infecção pulmonar de origem viral . Incipientes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TOMOGRAFIA COMPUTADORIZADA DE TÓRAX INDICAÇÃO : Caso confirmado de pneumonia viral ( COVID - 19 ) . TÉCNICA : imagens obtidas por aquisição volumétrica multislice sem a administração intravenosa de contraste iodado . ANÁLISE : Micronódulos , centrolobulares , em vidro fosco no segmento lateral do lobo médio e no lobo inferior direito , medindo até 3 mm , inespecífico por suas diminutas dimensões . Granuloma calcificado no segmento apical do lobo inferior esquerdo , medindo 5 mm Atelectasias subsegmentares no lobo médio e lobos inferiores . Restante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teromatose cálcica coronariana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TOMOGRAFIA COMPUTADORIZADADO TÓRAX MOTIVO : Dispneia . TÉCNICA : Aquisições multislice dos ápices pulmonares até as adrenais sem a injeção intravenosa de meio de contraste organoiodado . RELATÓRIO : PLEURAS : Espaços pleurais com aspecto virtual . PARÊNQUIMA PULMONAR : Alguns micronodulos centrolobulares , nos segmentos apicares dos lobos inferiores e lateral do lobo médio . Distribuição vasobrônquica preservada . MEDIASTINO : Ausência de linfonodomegalias . Esôfago , traquéia e brônquios fonte sem anormalidades visíveis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. Análise : Opacidades esparsas com atenuação em vidro fosco , algumas de forma arrendondada , apresentando finas reticulações de permeio , notadamente distribuídas no lobo inferior e nos aspectos posteriores do lobo superior do pulmão esquerdo . Discretas atelectasias laminares esparsas nas bases pulmonares . Pequenino nódulo sólido não calcificado no segmento basal anterior do lobo inferior direito , medindo cerca de 0 , 3 cm no maior eixo axial , inespecífico . Pequeno nódulo residual calcificado no segmento lateral do lobo médio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equeno alongamento e ateromatose incipiente da aorta torácica . Demais vasos mediastinais de paredes regulares , trajetos e calibres normais . Estruturas de partes moles da parede torácica sem evidência de anormalidades . Discret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699.1" calcext:value-type="float">
            <text:p>699.1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. Análise : Opacidades esparsas com atenuação em vidro fosco , algumas de forma arrendondada , apresentando finas reticulações de permeio , notadamente distribuídas no lobo inferior e nos aspectos posteriores do lobo superior do pulmão esquerdo . Discretas atelectasias laminares esparsas nas bases pulmonares . Pequenino nódulo sólido não calcificado no segmento basal anterior do lobo inferior direito , medindo cerca de 0 , 3 cm no maior eixo axial , inespecífico . Pequeno nódulo residual calcificado no segmento lateral do lobo médio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equeno alongamento e ateromatose incipiente da aorta torácica . Demais vasos mediastinais de paredes regulares , trajetos e calibres normais . Estruturas de partes moles da parede torácica sem evidência de anormalidades . Discret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3 cm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as consolidações parenquimatosas , associadas a nódulos centrolobulares , alguns com atenuação em vidro fosco , predominantemente distribuídos nos segmentos basais dos lobos inferiores , com espessamento de paredes brônquicas regionais , inferindo a possibilidade processo inflamatório / infeccioso em atividade . Discretas lesões fibroatelectásicas residuais no segmento lingular inferior . Pulmões restantes transparentes , com distribuição broncovascular preservada . Traqueia e brônquios principais permeáveis , de trajeto e calibre normais . Ausência de coleções fluidas pleurais ou pericárdicas . Ausência de linfonodomegalias mediastinais . Imagem cardíaca de morfologia normal , sem alterações volumétricas apreciáveis . Calcificações ateromatosas na aorta , em coronárias e ramos supra - aórticos . Estruturas de partes moles da parede torácica sem evidência de anormalidades . Alterações degenerativas vertebrais . Desvio sinuoso do eixo dorsolombar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ovalar no segmento ápico - posterior do lobo superior esquerdo , medindo cerca de 0 , 3 x 0 , 27 cm nos maiores eixos axiais , parcialmente calcificada . Notamos diminutos espessamentos pleurais focais , de aspecto nodular , junto ao segmento ápico - posterior do lobo superior esquerdo e junto a transição dos segmentos basais posterior e lateral esquerdos . Demais porções dos pulmões com densidade parenquimatosa normal . Boa permeabilidade da traquéia , dos brônquios fontes e lobares . Mediastino centrado , com área cardíaca norm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3 x 0,27 cm</text:p>
          </table:table-cell>
          <table:table-cell office:value-type="string" calcext:value-type="string">
            <text:p>2,7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lobo superior esquerdo , medindo cerca de 0 , 3 x 0 , 25 cm nos maiores eixos axiais . Existe imagem hiperatenuante laminar no lobo inferior direito . Há discreto espessamento intersticial na periferia dos segmentos superior e basal posterior do lobo inferior direito . Notamos áreas com discreta atenuação em vidro fosco nos segmentos superior e basal posterior do lobo inferior direito e nos segmentos basal posterior e lateral esquerdos . Existem discretas lesões do espaço aéreo distal no segmento superior do lobo inferior esquerdo . Boa permeabilidade da traquéia , dos brônquios fontes e lobares . Mediastino centrado , com área cardíaca normal . Há placas parietais calcificadas na aorta torácica e no tronco bráquiocefál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3 x 0,25 cm</text:p>
          </table:table-cell>
          <table:table-cell office:value-type="string" calcext:value-type="string">
            <text:p>2,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limitam a avaliação do estudo . Indicação : controle de pneumonia . Seguintes aspectos observados em análise comparativa com estudo tomográfico de 15 / 11 / 2022 : Nódulo pulmonar localizado no segmento posterior do lobo superior direito , medindo 1 , 3 x 1 , 1 cm , não calcificado , com contornos irregulares , limites definidos , não caracterizado em estudo prévio provavelmente devido aos artefatos de movimento . Persiste infonodomegalia hilar à direita , medindo 11 mm . Persistem as opacidades em vidro fosco esparsas por ambos os pulmões , com predomínio peribroncovascular , mais evidente nos lobos superiores , inespecíficas , comprometendo menos de 25 - 50 % do parênquima pulmonar . Persiste ectasia do tronco pulmonar , medindo até 32 mm , achado que pode estar relacionado a algum grau de hipertensão pulmonar . Volumosa hérnia gástrica hiatal . Demais achados : Ateromatose aórtica e coronariana . Não há evidências de derrame pleural . Câmaras cardíacas com dimensões preservadas . Traquéia , carina e brônquios principais de calibre reduzido em função da fase expiratória . Espondilose torácica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1,3 x 1,1 cm</text:p>
          </table:table-cell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4X</text:p>
          </table:table-cell>
          <table:table-cell office:value-type="string" calcext:value-type="string">
            <text:p>4X</text:p>
          </table:table-cell>
          <table:table-cell table:number-columns-repeated="1012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Elevação das hemicúpulas diafragmátic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Aumento da área cardíaca / câmaras cardíacas esquerdas / câmaras cardíacas direitas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06.1" calcext:value-type="float">
            <text:p>706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ovalar no segmento ápico - posterior do lobo superior esquerdo , medindo cerca de 0 , 26 x 0 , 19 cm nos maiores eixos axiais . Há imagem ovalar hiperdensa no segmento apical do lobo superior direito , medindo cerca de 0 , 36 x 0 , 3 cm nos maiores eixos axiais . Demais porções dos pulmões sem evidência de lesão parenquimatosa em atividade . Boa permeabilidade da traquéia , dos brônquios fontes e lobares . Mediastino centrado , com área cardíaca nos limites da normalidade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ápico - posterior do lobo superior esquerdo</text:p>
          </table:table-cell>
          <table:table-cell office:value-type="string" calcext:value-type="string">
            <text:p>0,26 x 0,19 cm</text:p>
          </table:table-cell>
          <table:table-cell office:value-type="string" calcext:value-type="string">
            <text:p>1,9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ovalar no segmento ápico - posterior do lobo superior esquerdo , medindo cerca de 0 , 26 x 0 , 19 cm nos maiores eixos axiais . Há imagem ovalar hiperdensa no segmento apical do lobo superior direito , medindo cerca de 0 , 36 x 0 , 3 cm nos maiores eixos axiais . Demais porções dos pulmões sem evidência de lesão parenquimatosa em atividade . Boa permeabilidade da traquéia , dos brônquios fontes e lobares . Mediastino centrado , com área cardíaca nos limites da normalidad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6 x 0,3 cm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ns hiperatenuantes laminares no lobo superior esquerdo , no segmento medial do lobo médio e no segmento basal anterior esquerdo . Existe imagem ovalar hiperdensa na língula , medindo cerca de 0 , 37 x 0 , 35 cm nos maiores eixos axiais . Boa permeabilidade da traquéia , dos brônquios fontes e lobares . Mediastino centrado , com área cardíaca nos limites da normalidade . Há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37 x 0,35 cm</text:p>
          </table:table-cell>
          <table:table-cell office:value-type="string" calcext:value-type="string">
            <text:p>3,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Atelectasias em faixa em subsegmento apical esquerdo . Micronódulo não calcificado no segmento basal lateral esquerdo medindo 0 , 3 cm , inespecífico . Tênues opacidades pulmonares no lobo inferior direito , adjacente a osteófitos marginais vertebrais , possivelmente relacionadas a compressão local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 Próteses mamárias bilate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Redução do tecido gorduroso intra e extra torácico . Fratura proximal do úmero a direita com inclusão de parafuso . Labiações osteofitárias marginais nos corpos vertebrais dorsais . Ectasia do esôfago . Ateromatose aórtica e coronariana . Espessamento pleural com espessamento intertcial intra extra lobular periférico nos lobos inferiores e lobo superior a direita por vezes associadas a bronquiectasias de tração , e pequenos cistos subpleurais achados de alterações crônicas . Vidro fosco de distribuição difusa com maior extensão nos lobos inferiores com consolidações incipientes . Ausência de bronquiectasias . Ausência de nódulos . Ectasia da traqueia . Brônquios - fontes e hilos pulmonares livres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Reticulações subpleurais em lobos inferiores , lobo médio e lingula . Não caracterizamos dilatações ou espessamento das paredes brônquicas . Ausência de bronquiectasias . Ausência de nódulos . Traquéia , brônquios - fontes e hilos pulmonares livres . Provável Stent coronariano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Colapso parcial do corpo vertebral de L 1 , sem retropulsão mural posterior significativa . Espaços pleurais virtuais . Alterações pleuroparenquimatosas cicatriciais em ápices pulmonares . Opacidades consolidativas com broncogramas aéreos de permeio na língula e no segmento posterior do lobo superior direito , de provável natureza pneumônica , associado a nódulos centrolobulares em vidro fosco adjacentes , com aspecto de árvore em brotamento , sendo estes mais evidentes no segmento lateral do lobo médio . Atelectasias laminares esparsas no lobo superior esquerdo e nas porções pendentes dos segmentos basais posteriores dos pulmões . Estrias atelectásicas laminares periosteofitárias no lobo inferior direito . Restante do parênquima pulmonar com atenuação habitual . Traqueia e brônquios principais pérvios , de calibres normais . Estruturas vasculares mediastinais com trajeto e calibre externo conservado . Ateromatose calcificada aórtica , coronariana e em ramos supra - aórticos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Obs . : Exame parcialmente prejudicado por artefatos de movimentação respiratória . Contexto clínico : Síndrome gripal com 05 dias de sintomas . RELATÓRIO : Parênquima pulmonar com atenuação preservada e sem evidências de alterações suspeitas de processo inflamatório . Pequena imagem nodular não calcificada no segmento basal posterior do lobo inferior direito , medindo cerca de 0 , 6 cm , de aspecto indeterminado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Alterações degenerativas na coluna dorsal . Artrodese no segmento lombar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3 dias de sintomas . RELATÓRIO : Irregularidades na interface pleuroparenquimatosa nas regiões apicoposteriores dos pulmões , compatíveis com sequelas de processo inflamatório / infeccioso prévio . Banda parenquimatosa espessa na língula e estrias fibroatelectásicas esparsas nos campos pulmonares inferiores , de provável natureza residual . Pequenos nódulos calcificados esparsos pelos campos pulmonares , medindo até cerca de 0 , 4 cm , de aspecto benigno / residual . Restante do parênquima pulmonar com atenuação preservada e sem evidências de alterações suspeitas de processo inflamatório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Pequena hérnia hiatal esofagogástrica por deslizamento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Áreas de consolidação , com broncogramas aéreos de permeio e por vezes associadas a áreas em vidro fosco nas bases pulmonares , notadamente à direita , compatível com processo inflamatório / infeccioso em atividade . Pequeno nódulo pulmonar calcificado no lobo médio , de aspecto residual . Calcificações ateromatosas na aorta torácica , vasos supra - aórticos e em artérias coronárias . Alterações degenerativas vertebrai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Zonas de enfisema centrolobular e parasseptal esparsas bilateralmente , com predomínio nos lobos superiores . Pequeno nódulo pulmonar calcificado no lobo inferior esquerdo , residual . lâminas atelectásicas esparsas bilateralmente . Calcificações ateromatosas na aorta torácica e em artérias coronárias . Alterações degenerativas vertebrais . Demais achados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16.1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Nódulo com atenuação em vidro fosco no segmento apical do lobo superior direito . Estrias fibroatelectásicas nos ápices pulmonares , de aparente etiologia sequelar / cicatricial . Pequeno nódulo calcificado , de aspecto residual , no segmento apicoposterior do lobo superior esquerdo , medindo 0 , 2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Sinais de espondilose dorsal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16.2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Nódulo com atenuação em vidro fosco no segmento apical do lobo superior direito . Estrias fibroatelectásicas nos ápices pulmonares , de aparente etiologia sequelar / cicatricial . Pequeno nódulo calcificado , de aspecto residual , no segmento apicoposterior do lobo superior esquerdo , medindo 0 , 2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0,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1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s ápices pulmonares . Existem áreas periféricas com discreta atenuação em vidro fosco nos lobos superiores e inferiores ( mais evidente à direita ) . Há imagem ovalar hiperdensa no segmento anterior do lobo superior direito ( 0 , 22 x 0 , 13 cm ) e há imagem ovalar hiperdensa na língula ( 0 , 51 x 0 , 48 cm ) . Existe imagem hiperatenuante ovalar na periferia do segmento basal lateral direito , medindo cerca de 0 , 6 x 0 , 45 cm nos maiores eixos axiais . Boa permeabilidade da traquéia , dos brônquios fontes e lobares . Mediastino centrado , com área cardíaca normal e alongamento da aorta . Há pequena placa parietal calcificada na aorta descend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22 x 0,1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1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s ápices pulmonares . Existem áreas periféricas com discreta atenuação em vidro fosco nos lobos superiores e inferiores ( mais evidente à direita ) . Há imagem ovalar hiperdensa no segmento anterior do lobo superior direito ( 0 , 22 x 0 , 13 cm ) e há imagem ovalar hiperdensa na língula ( 0 , 51 x 0 , 48 cm ) . Existe imagem hiperatenuante ovalar na periferia do segmento basal lateral direito , medindo cerca de 0 , 6 x 0 , 45 cm nos maiores eixos axiais . Boa permeabilidade da traquéia , dos brônquios fontes e lobares . Mediastino centrado , com área cardíaca normal e alongamento da aorta . Há pequena placa parietal calcificada na aorta descend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1 x 0,48 cm</text:p>
          </table:table-cell>
          <table:table-cell table:number-columns-repeated="1015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Obs . : Exame prejudicado em face dos artefatos de movimentação respiratória , em decorrência da dificuldade clínica do paciente de manter apneia . RELATÓRIO : Irregularidades na interface pleuroparenquimatosa nas regiões apicoposteriores dos pulmões , compatíveis com sequelas de processo inflamatório / infeccioso prévio . Extensas e difusas bronquiectasias cilíndricas e varicosas difusamente com predomínio no pulmão esquerdo . Existem várias broncomucoceles e bronquiolomucoceles , bem como espessamento parietal das bronquiectasias difusamente relacionada a retenção de muco / secreção em vias aéreas . Associa - se espessamento do interstício peribroncovascular mais significativo no lobo inferior esquerdo , com redução volumétrica e retração do mediastino . Atelectasia do lobo médio , com alguns brônquios dilatados em permeio . Micronódulos centrolobulares com atenuação em vidro fosco e padrão de árvore em brotamento difusos nos campos pulmonares , mais bem visualizados no lobo pulmonar superior direito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Alterações degenerativas na coluna dorsal . Redução da altura de diversos corpos dorsais , com aspecto bicôncavo e por vezes com esclerose associada , podendo representar fratura por insuficiência , destacando - se reduções maiores que 50 % em D 2 , D 7 e D 8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Pequeno nódulo sólido pulmonar não calcificado , medindo cerca de 0 , 3 x 0 , 2 cm , localizado no segmento posterior do lobo superior direito , inespecífico . Incipientes Alterações degenerativas vertebrais . Demais achados :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x 0,2 cm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6 dias de sintomas . RELATÓRIO : Parênquima pulmonar com atenuação preservada e sem evidências de alterações suspeitas de processo inflamatório . Pequeno nódulo calcificado no segmento basal posterior do lobo inferior direito , medindo 0 , 5 cm , de aspecto benigno / residual . Bandas parenquimatosas e estrias fibroatelectásicas esparsas nos campos pulmonares inferiores , de aspecto resid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em corpos vertebrais dorsais . Não há evidências de fraturas patológicas ou comprometimento blástico ou lítico do arcabouço ósseo . Espessamento septal com atenuação em vidro fosco no lobo superior direito segmento posterior . Finas reticulações periféricas subpleurais com derrame pleural margeando em conjunto o lobo inferior a direita . Pequenas traves atelectásicas em língula . Ausência de nódulos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Ateromatose aórtica e coronariana . Estruturas mediastinais anatômic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Múltiplos tênues nódulos centrolobulares em vidro fosco bilateralmente , mais evidente nos lobos superiores , vários apresentando ramificações assumindo aspecto de árvore em brotamento . Atelectasia laminar no segmento basal anterior esquerdo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Tênue área focal de atenuação em vidro fosco no segmento apico posterior do lobo superior a esquerda . Ausência de nódulos . Não caracterizamos dilatações ou espessamento das paredes brônquic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24.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Raras bronquiectasias nos lobos inferiores . Estrias fibroatelectásicas difusas por ambos os pulmões . Atelectasias laminares em ambas as bases pulmonares . Pequeno granuloma residual calcificado no lobo superior direito e medindo 0 , 4 cm . Pequenos nódulos pulmonares sólidos , de contornos regulares , esparsos por ambos os pulmões e sendo maior deles no segmento basal lateral do lobo inferior direito e medindo 0 , 7 cm . Restante do parênquima pulmonar com atenuação preservada e sem evidências de lesões focais significativas . Ausência de alterações suspeitas de processo inflamatório no presente estudo . Coração de dimensões preservadas . Ausência de derrame pleural ou pericárdio . Não se observam linfonodomegalias mediastinais . Traqueia e brônquios - fonte pérvios , com calibre normal . Estruturas vasculares mediastinais com trajeto e diâmetro preservados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24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Raras bronquiectasias nos lobos inferiores . Estrias fibroatelectásicas difusas por ambos os pulmões . Atelectasias laminares em ambas as bases pulmonares . Pequeno granuloma residual calcificado no lobo superior direito e medindo 0 , 4 cm . Pequenos nódulos pulmonares sólidos , de contornos regulares , esparsos por ambos os pulmões e sendo maior deles no segmento basal lateral do lobo inferior direito e medindo 0 , 7 cm . Restante do parênquima pulmonar com atenuação preservada e sem evidências de lesões focais significativas . Ausência de alterações suspeitas de processo inflamatório no presente estudo . Coração de dimensões preservadas . Ausência de derrame pleural ou pericárdio . Não se observam linfonodomegalias mediastinais . Traqueia e brônquios - fonte pérvios , com calibre normal . Estruturas vasculares mediastinais com trajeto e diâmetro preservados . Espondilose dorsal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lateral do lobo inferior direit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salgia basal esquerda , calafrios e espirros há 3 dias . Análise : Imagens sugestivas de zonas de leve dilatação e impactação brônquica no segmento medial do lobo médio . Parênquima pulmonar restante com atenuação preservada , exceto por nódulo calcificado , de aspecto residual ( granuloma ) , no segmento basal posterior do lobo inferior esquerdo , medindo 0 , 6 cm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suspeita de Covid . Seguintes aspectos observados : Não há evidências de derrame pleural . Nódulo pulmonar calcificado no segmento basal posterior direito , medindo 0 , 6 cm , de aspecto residual ( granuloma ) . Parênquima pulmonar com coeficientes de atenuação preservados . Não foram caracterizados linfonodomegalias mediastinal ou axilar . Sinais de ateromatose da artéria coronária esquerda ( artéria descendente anterior )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sinais de pneumotórax à direita , associados com derrame pleural homolateral e com redução parcial do volume do pulmão direito . Existe derrame pleural menos volumoso também à esquerda . Os derrames pleurais estão associados com áreas hipoventiladas nos lobos inferiores . Há imagens sugestivas de atelectasias e áreas hipoventiladas em lobo médio , na língula e nos lobos inferiores . Existem áreas com lesões em vidro fosco nos lobos dos dois pulmões , sendo mais extensas à direita , associadas com lesões do espaço aéreo em algumas áreas dos lobos superiores e inferior direito , formando consolidações com broncogramas aéreos de permeio . Há imagem grosseiramente ovalar hiperdensa no segmento posterior do lobo superior direito , medindo cerca de 1 , 0 x 0 , 77 cm nos maiores eixos axiais . Existem imagens hipoatenuantes ovalares no segmento anterior do lobo superior esquerdo , no segmento lateral do lobo médio , na língula e no lobo inferior direito . Notamos ramos brônquicos de calibres aumentados na língula . Boa permeabilidade da traquéia , dos brônquios fontes e lobares . Mediastino centrado , com área cardíaca aumentada . Existem placas parietais calcificadas na aorta torácica e na artéria subclávia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1,0 x 0,77 cm</text:p>
          </table:table-cell>
          <table:table-cell office:value-type="string" calcext:value-type="string">
            <text:p>7,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TOMOGRAFIA COMPUTADORIZADA DE TÓRAX Indicação do exame : caso confirmado de COVID - 19 . Técnica : Imagens obtidas por aquisição volumétrica multislice sem a administração intravenosa de contraste iodado . Análise : Esparsas opacidades pulmonares em vidro fosco associadas a espessamento de septos interlobulares envolvendo o lobo inferior direito , com extensão estimada em menos que 10 % do parênquima pulmonar . Espessamento de paredes brônquicas no lobo inferior direito . Imagens nodulares não calcificadas a maior localizada junto a fissura horizontal , entre o lobo superior direito e o lobo médio , com contornos regulares , limites definidos , medindo 0 , 7 x 0 , 7 x 0 , 4 cm , podendo corresponder a nódulo pulmonar ou linfonodo intrapulmonar dada a localização fissural . Recomendado controle evolutivo . Espessamento de septos interlobulares na corticalidade de ambos os pulmões , achado que pode repesentar intersticiopatia . Esparsos micronódulos pulmonares bilaterais , não calcificados , inespecíficos . Ausência de derrame pleural ou pericárdio . Não se observam linfonodomegalias mediastinais . Traqueia e brônquios - fonte pérvios , com calibre normal . Estruturas vasculares mediastinais com trajeto e diâmetro preservados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bilaterais e acometendo apenas os lobos pulmonares superiores . Restante do parênquima pulmonar com atenuação preservada . Ausência de derrame pleural ou pericárdico . Não se observam linfonodomegalias mediastinais . Coração de dimensões preservadas . Traqueia e brônquios - fonte pérvios , com calibre normal . Estruturas vasculares mediastinais com trajeto e diâmetro preservados . Ateromatose coronariana . Espondilose dorsal . Impressão Diagnóstica : - Raras e tênues opacidades focais com atenuação em vidro fosco , acometendo apenas os lobos pulmonares superiores , com acometimento inferior a 10 % do parênquima pulmonar . Tais achados são considerados focais e indeterminados mas diante do atual contrexto epidemiológico , podem estar presentes em pacientes com pneumonia viral ( COVID - 19 ) porém importante salientar que esses achados não são específicos e podem ocorrer em uma variedade de outros processos infecciosos assim como não infecciosos também , entre eles se incluem como exemplo : Pneumonia por influenza e pneumonia em organização . - Ateromatose coronariana . - Demais achados descritos no corpo do laudo . Achado adicional : Tireoide com dimensões acentuadamente aumentadas e heterogênea ( nódulos tireoidianos ? ) . O estudo ultrassonográfico dirigido poderá trazer informações adicionais , à critério clín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30.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discretas opacidades focais com atenuação em vidro fosco , bilaterais , , de predomínio periférico e acometendo todos os lobos pulmonares . Discreto espessamento pleural associado a estrias fibroatelectásicas nos ápices pulmonares , de provável natureza residual / sequelar . Presença de lobo acessório da veia ázigos ( variação anatômica ) , Pequenas áreas de enfisema pulmonar parasseptal em ambos os lobos superiores . Nódulo pulmonar sólido de contornos irregulares no ápice pulmonar direito e medindo 1 , 0 x 0 , 7 cm . Pequeno granuloma residual calcificado no lobo superior direito e medindo 0 , 6 cm . Restante do parênquima pulmonar com atenuação preservada . Mínimo derrame pleural à direita . Mínimo derrame pericárdico . Não se observam linfonodomegalias mediastinais . Coração de dimensões levemente aumentadas . Traqueia e brônquios - fonte pérvios , com calibre normal . Estruturas vasculares mediastinais com trajeto e diâmetro preservados . Espondilose dorsal incipiente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1,0 x 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30.2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discretas opacidades focais com atenuação em vidro fosco , bilaterais , , de predomínio periférico e acometendo todos os lobos pulmonares . Discreto espessamento pleural associado a estrias fibroatelectásicas nos ápices pulmonares , de provável natureza residual / sequelar . Presença de lobo acessório da veia ázigos ( variação anatômica ) , Pequenas áreas de enfisema pulmonar parasseptal em ambos os lobos superiores . Nódulo pulmonar sólido de contornos irregulares no ápice pulmonar direito e medindo 1 , 0 x 0 , 7 cm . Pequeno granuloma residual calcificado no lobo superior direito e medindo 0 , 6 cm . Restante do parênquima pulmonar com atenuação preservada . Mínimo derrame pleural à direita . Mínimo derrame pericárdico . Não se observam linfonodomegalias mediastinais . Coração de dimensões levemente aumentadas . Traqueia e brônquios - fonte pérvios , com calibre normal . Estruturas vasculares mediastinais com trajeto e diâmetro preservados . Espondilose dorsal incipi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Tosse e dispneia há cerca de 15 dias . Passado de pneumonia viral ( COVID - 19 ) com sequela pulmonar . RELATÓRIO : Extensas áreas de reticularidade periférica , associadas a espessamento de septos interlobulares e bronquiolectasias , sugerindo processo inflamatório intersticial crônico / residual . Pequeno nódulo calcificado no segmento basal posterior do lobo inferior direito , medindo 0 , 6 cm , de aspecto benigno / residual . Em particular , não observamos padrões específicos de atenuação em vidro fosco e / ou consolidação significativa do parênquima pulmonar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TOMOGRAFIA COMPUTADORIZADA DE TÓRAX INDICAÇÃO : Caso confirmado de pneumonia viral ( COVID - 19 ) . TÉCNICA : Imagens obtidas por aquisição volumétrica multislice sem a administração intravenosa de contraste iodado . ANÁLISE : Micronódulos em vidro fosco , de distribuição centrolobular no lobo superior direito . Restante do parênquima pulmonar com atenuação preservada e sem evidências de alterações suspeitas de processo inflamatório . Atelectasias subsegmentares esparsas bilaterais , algumas com aspecto retrátil sobre o parênquima pulmonar Ausência de derrame pleural ou pericárdico . Não se observam linfonodomegalias mediastinais . Traqueia e brônquios - fonte pérvios , com calibre normal . Estruturas vasculares mediastinais com trajeto e diâmetro preservados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ovalares no segmento ápico - posterior do lobo superior esquerdo ( 0 , 32 x 0 , 28 cm ) e no segmento superior do lobo inferior direito ( 0 , 29 x 0 , 2 cm ) . Existe discreta imagem hiperatenuante laminar no segmento basal posterior direito . Boa permeabilidade da traquéia , dos brônquios fontes e lobares . Mediastino centrado , com área cardíaca normal . A croça da aorta desvia parte da traquéia para a direita . Há placas parietais calcificadas na aorta torácica , no tronco bráquiocefálico e nas artérias subclávi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opacidades periféricas com atenuação em vidro fosco no segmento lateral do lobo médio , de caráter inespecífico . Lesões fibroatelectásicas com bronquiectasias de permeio , algumas de aspecto cístico , notadamente distribuídas nos segmentos lingulares e apicoposterior do lobo superior esquerdo e nos aspectos anterolaterais do lobo inferior direito . Pequeno nódulo sólido não calcificado no segmento lateral do lobo médio , de caráter inespecífico , medindo até 0 , 5 cm no maior eixo axial . Pulmões restantes transparentes , com distribuição broncovascular preservada . Traqueia e brônquios principais permeáveis , de trajeto e calibre normais . Ausência de coleções fluidas pleurais ou pericárdicas . Ausência de linfonodomegalias mediastinais . Imagem cardíaca de morfologia normal , sem alterações volumétricas apreciáveis . Calcificações ateromatosas na aorta , em coronárias e ramos supra - aórticos . Estruturas de partes moles da parede torácica sem evidência de anormalidades . Alterações degenerativas vertebrais e nas articulações glenoumerais . Desvio do eixo dorsolombar , de convexidade direit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Até 0,5 c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Atelectasias laminares esparsas em ambos os pulmões , mais evidentes nas porções pendentes do parênquima , onde podem estar relacionadas ao decúbito . Pequeno nódulo residual calcificado no lobo inferior do pulmão direito . Pulmões restantes transparentes , com distribuição broncovascular preservada . Traqueia e brônquios principais permeáveis , de trajeto e calibre normais . Ausência de coleções fluidas pleurais ou pericárdicas . Ausência de linfonodomegalias mediastinais ou hilares . Aumento do volume cardíaco , com predomínio do VE . Aorta alongada , com placas ateromatosas calcificadas em sua origem , croça e segmento descendente . Calcificações parietais também em coronárias e ramos supra - aórtico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o pulmão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Obs : avaliação prejudicada por artefatos de movimentação respiratória Principais achados : Opacidades com atenuação em vidro fosco , por vezes associadas a pequenos focos de consolidação , esparsas por ambos os pulmões . Espessamento parietal brônquico , notadamente em lobos inferiores , podendo estar relacionado a broncopatia inflamatória . Pequeno nódulo pulmonar calcificado , localizado no lobo inferior direito , de aspecto residual . lâminas atelectásicas esparsas bilateralmente . Linfonodos proeminetes em diversas cadeias mediastinais , medindo até 1 , 4 x 1 , 1 cm , em cadeia 3 A ( reacionais ? ) Alterações degenerativas vertebrais . Calcificações ateromatosas na aorta torácica , vasos supra - aórticos e em artérias coronárias . Demais achados : Não há sinais de derrame pleural ou pericárdico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, com padrão de árvore em brotamento no lobo médio e segmento basal posterior do lobo infeiror direito , sugerindo preenchimento das pequenas vias aéreas . Espessamento parietal brônquico , notadamente em lobo inferior direito , podendo estar relacionado a broncopatia inflamatória . - Alterações degenerativas vertebrais . Calcificações ateromatosas na aorta torácica , vasos supra - aórticos e em artérias coronária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 Achado adicional : - Imagem nodular hipodensa , circunscrita no lobo hepático esquerdo , inespecífica , neste estudo não direcionado , sem contraste endovenoso ( Cisto ? )"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TOMOGRAFIA COMPUTADORIZADA DE TÓRAX Exame realizado em caráter de urgência Técnica : Aquisição axial volumétrica de imagens , em equipamento multislice sem administração do meio de contraste iodado . Reformatações multiplanares . Principais achados : Áreas escavadas com paredes espessadas no lobo superior direito , associadas a leve redução volumétrica neste lobo , com alterações fibroretráteis e bronquiectasias de tração . Pequenas consolidações , associadas a micronódulos em ambos os pulmões . Micronódulos centrolobulares ramificados esparsos bilateralmente , sugerindo preenchimento das pequenas vias aéreas . Demais estruturas sem alterações relevantes Esterno e demais estruturas do arcabouço ósseo torácico sem alterações significativas . Não foram caracterizadas linfonodomegalias mediastinais . Não há evidências de derrame pleural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739" calcext:value-type="float">
            <text:p>739</text:p>
          </table:table-cell>
          <table:table-cell office:value-type="string" calcext:value-type="string">
            <text:p>TOMOGRAFIA COMPUTADORIZADA DO TÓRAX MOTIVO : Tosse persistente . TÉCNICA : Aquisições multislice dos ápices pulmonares até as adrenais sem a injeção intravenosa de meio de contraste organoiodado . RELATÓRIO : PLEURAS : Espessamento pleural biapical . PARÊNQUIMA PULMONAR : Atelectasias subsegmentares dispersas bilaterais , notadamente nas bases pulmonares . ﻿ Micronódulo centrolobular em vidro fosco no segmento lingular inferior e no segmento lateral do lobo médio . Restante da densidade pulmonar dentro dos padrões de normalidade . Distribuição vasobrônquica preservada . MEDIASTINO : Ausência de linfonodomegalias . Esôfago , traquéia e brônquios fonte sem anormalidades visíveis . CONTINUA . . . Estruturas vasculares apresentam trajetos e calibres habituais . Incipiente ateromatose cálcica do arco aórtico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TOMOGRAFIA COMPUTADORIZADA DO TÓRAX MOTIVO : Investigação clínica . TÉCNICA : Aquisições multislice dos ápices pulmonares até as adrenais sem a injeção intravenosa de meio de contraste organoiodado . RELATÓRIO : PLEURAS : Espessamento pleural biapical , notadamente à direita . PARÊNQUIMA PULMONAR : Atelectasias subsegmentares dispersas bilaterais , mais pronunciada no lobo médio , onde se evidencia áreas de bronquiectasia de tração e distorção do parênquima adjacente . Micronódulos em vidro fosco no segmento apical do lobo superior direito e apical do lobo inferior esquerdo . Distribuição vasobrônquica preservada . MEDIASTINO : Ausência de linfonodomegalias . Esôfago , traquéia e brônquios fonte sem anormalidades visíveis . CONTINUA . . . Ectasia do tronco pulmonar , medindo até 31 mm . Cardiomegalia . Ateromatose cálcica dos troncos supraaórticos , da aorta descendente e coronariana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áreas com atenuação em vidro fosco no segmento posterior do lobo superior direito , nos segmentos do lobo superior esquerdo , no segmento medial do lobo médio e no segmento superior da língula , mais evidentes no lobo superior direito . Há imagem ovalar hiperdensa no segmento anterior do lobo superior esquerdo , medindo cerca de 0 , 26 x 0 , 24 cm nos maiores eixos axiais . Existe imagem hiperatenuante laminar no segmento basal lateral esquerdo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6 x 0,24 cm</text:p>
          </table:table-cell>
          <table:table-cell office:value-type="string" calcext:value-type="string">
            <text:p>2,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dilatações ou espessamento das paredes brônquicas . Ausência de bronquiectasias . Ausência de nódulos . Traquéia , brônquios - fontes e hilos pulmonares livres . Achado adicional : imagens nodulares hipodensas no parênquima hepático parcialmente visibilizadas nesse estudo . Foco isolados de atenuação em vidro fosco no lobo superior direito , lobo médio e lobos inferiores . Ateromatose aórtica e coronariana . Demais estruturas mediastinais anatômicas . Ausência de linfonodomegalias em meio aos planos gordurosos mediastinais . Ausência de coleções líquidas livres no espaço pleural . Pequeno derrame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TOMOGRAFIA COMPUTADORIZADA DO TÓRAX MOTIVO : Tosse há 15 dias . TÉCNICA : Aquisições multislice dos ápices pulmonares até as adrenais sem a injeção intravenosa de meio de contraste organoiodado . RELATÓRIO : PLEURAS : Espessamento pleural biapical . PARÊNQUIMA PULMONAR : Atelectasias subsegmentares dispersas bilaterais . Micronódulos em vidro fosco , de distribuição centrolobular , localizada nos segmentos lateral do lobo médio , apical do lobo inferior direito , lingular inferior e no apical do lobo inferior esquerdo , achado inespecífico , podendo corresponder a processo de natureza inflamatória / infecciosa de pequenas vias áreas , na dependência da correlação clínica / laboratorial . Distribuição vasobrônquica preservada . MEDIASTINO : Ausência de linfonodomegalias . CONTINUA . . . Esôfago , traquéia e brônquios fonte sem anormalidades visíveis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síndrome gripal . Seguintes aspectos observados : Opacidades consolidativas e em vidro fosco distribuídas no lobo inferior direito , com broncogramas aéreos de permeio , com aparentes focos cavitados de permeio . Numerosos nódulos centrolobulares subcentimétricos com halo em vidro fosco distribuídos no lobo inferior esquerdo , lobo superior direito e lobo médio , que no contexto de infecção , podem representar disseminação endobrônquica . Leve derrame pleural à direita . Nódulo pulmonar calcificado localizado no segmento basal lateral esquerdo medindo 1 , 0 x 0 , 9 cm , provável granuloma . Parênquima pulmonar restante com coeficientes de atenuação preservados . Linfonodomegalia infracarinal medindo 2 , 5 x 1 , 5 cm . Ateromatose aórtica e coronariana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 medindo</text:p>
          </table:table-cell>
          <table:table-cell office:value-type="string" calcext:value-type="string">
            <text:p>1,0 x 0,9 cm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TOMOGRAFIA COMPUTADORIZADA DO TÓRAX MOTIVO : Tosse produtiva . TÉCNICA : Aquisições multislice dos ápices pulmonares até as adrenais sem a injeção intravenosa de meio de contraste organoiodado . RELATÓRIO : PLEURAS : Espaços pleurais com aspecto virtual . PARÊNQUIMA PULMONAR : Atelectasias subsegmentares dispersas bilaterais . Micronódulo em vidro fosco no segmento lateral do lobo médio , inespecífico por suas diminutas dimensões , podendo corresponder a processo de natureza inflamatória / infecciosa , na dependência da correlação clínico / laboratorial . Distribuição vasobrônquica preservada . MEDIASTINO : Ausência de linfonodomegalias . Esôfago , traquéia e brônquios fonte sem anormalidades visíveis . CONTINUA . . . . Ectasia das artérias pulmonares direita e esquerda , medindo 25 mm e 21 mm , achado de pode estar relacionado a algum grau de hipertensão pulmonar . Ateromatose cálcica coronariana e supra - aórtica . ARCABOUÇO ÓSSEO Espondilose torácica . Aumento do diâmetro anteroposterior do tórax . ACHADO ADICIONAL : Cistos renais simples bilate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46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<text:s/>Controle neo de mama + meta pulmonar <text:s/>COVID recente . Principais achados e impressão : Porth ' a ' Cath em parede torácica anterosuperior direita , com extremidade do cateter na veia cava superior . Discreto espessamento pleural pleural na face anterior do hemitórax direito , com discretas opacidades de aspecto fibrocicatricial e bronquiolectasias de tração associadas , sugerindo alterações pós actínicas . Discretas opacidades irregulares , predominantemente de aspecto reticulado , esparsas na periferia de ambos os pulmões , sugerindo intersciopatia discreta , de etiologia indeterminada pelo método . Raros e pequenos nódulos pulmonares com atenuação de partes moles esparsos , o maior medindo 0 , 4 cm na periferia do segmento basal lateral do lobo inferior esquerdo . Pequenos nódulos calcificados de aspecto residual ( granulomas ) no lobo médio e segmento basal posterior do lobo inferior direito . Parênquima pulmonar restante com atenuação preservada . Não foram caracterizadas consolidações ou outras alterações parenquimatosas típicas de pneumonia viral ou de outra etiologia infecciosa . Demais ach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Nódulo com calcificação periférica no lobo direito da tireóide , medindo 1 , 2 cm em seu maior diâmetro axial . Alterações degenerativas vertebrais ( espondilose ) . Colapso parcial de D 3 e D 12 , por provável insuficiência . Achado adicional da transição toracoabdominal : Pequenas imagens ovaladas hipodensas esparsas no fígado , a maior medindo 0 , 7 cm no segmento IV , inespecíficas neste estudo não dirigido e sem contraste . Calcificação semi - anelar no segmento VIII , com diâmetro estimado em 0 , 6 cm , inespecífica ( vascular ? Residual ?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basal lateral do lobo inferio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46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<text:s/>Controle neo de mama + meta pulmonar <text:s/>COVID recente . Principais achados e impressão : Porth ' a ' Cath em parede torácica anterosuperior direita , com extremidade do cateter na veia cava superior . Discreto espessamento pleural pleural na face anterior do hemitórax direito , com discretas opacidades de aspecto fibrocicatricial e bronquiolectasias de tração associadas , sugerindo alterações pós actínicas . Discretas opacidades irregulares , predominantemente de aspecto reticulado , esparsas na periferia de ambos os pulmões , sugerindo intersciopatia discreta , de etiologia indeterminada pelo método . Raros e pequenos nódulos pulmonares com atenuação de partes moles esparsos , o maior medindo 0 , 4 cm na periferia do segmento basal lateral do lobo inferior esquerdo . Pequenos nódulos calcificados de aspecto residual ( granulomas ) no lobo médio e segmento basal posterior do lobo inferior direito . Parênquima pulmonar restante com atenuação preservada . Não foram caracterizadas consolidações ou outras alterações parenquimatosas típicas de pneumonia viral ou de outra etiologia infecciosa . Demais ach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Nódulo com calcificação periférica no lobo direito da tireóide , medindo 1 , 2 cm em seu maior diâmetro axial . Alterações degenerativas vertebrais ( espondilose ) . Colapso parcial de D 3 e D 12 , por provável insuficiência . Achado adicional da transição toracoabdominal : Pequenas imagens ovaladas hipodensas esparsas no fígado , a maior medindo 0 , 7 cm no segmento IV , inespecíficas neste estudo não dirigido e sem contraste . Calcificação semi - anelar no segmento VIII , com diâmetro estimado em 0 , 6 cm , inespecífica ( vascular ? Residual ?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 e segmento basal post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Artefatos de movimento respiratório limitam a avaliação do estudo . Pequeno nódulo subpleural localizado no segmento anterior do lobo superior direito , medindo 0 , 5 x 0 , 4 cm , com contornos regulares , limites definidos , inespecífico . Atelectasia laminar na língula . Tênues reticulações periféricas nos lobos inferiores , possivelmente relacionadas ao decúbito . Ectasia da Aorta ascendente ( 4 , 4 cm ) . Ateromatose aórtica e coronariana . Não há evidências de derrame pleural . Parênquima pulmonar restante com coeficientes de atenuação preservados . Não foram caracterizados linfonodomegalias mediastinal ou axilar . Câmaras cardíacas com dimensões preservadas . Traquéia , carina e brônquios principais de calibre e contornos normais . Espondilose torácica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 x 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3">
          <table:table-cell office:value-type="float" office:value="748" calcext:value-type="float">
            <text:p>748</text:p>
          </table:table-cell>
          <table:table-cell office:value-type="string" calcext:value-type="string">
            <text:p>TOMOGRAFIA COMPUTADORIZADA DO TÓRAX MOTIVO : Tosse , perda de peso , astenia . Pneumonia ? TÉCNICA : Aquisições multislice dos ápices pulmonares até as adrenais sem a injeção intravenosa de meio de contraste organoiodado . RELATÓRIO : PLEURAS : Espessamento pleural biapical , notadamente à direita . Pequeno / moderado derrame pleural à esquerda , determinando atelectasia / compressão do parênquima pulmonar adjacente . PARÊNQUIMA PULMONAR : Parênquima pulmonar de avaliação prejudicada , devido a artefatos de movimentação respiratória . Múltiplos micronódulos em vidro fosco de distribuição centrolobular , dispersos pelos campos pulmonares , inespecífico por suas diminutas dimensões . Espessamento linear dos septos interlobulares nos ápices pulmonares . Espessamento brônquico parietal nos campos pulmonares médios e inferiores , achado que pode estar relacionado a broncopatia inflamatória . ﻿ Distribuição vasobrônquica preservada . CONTINUA . . . MEDIASTINO : Ausência de linfonodomegalias . Esôfago , traquéia e brônquios fonte sem anormalidades visíveis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5 mm de espessura de corte e reconstruções , orientadas por radiografia digital sem contraste . OS SEGUINTES ASPECTOS FORAM OBSERVADOS : Há pequena imagem hiperatenuante linear no ápice pulmonar direito . Existe imagem ovalar hiperdensa no segmento superior do lobo inferior esquerdo , medindo cerca de 0 , 51 x 0 , 36 cm nos maiores eixos axiais . Há imagem hiperatenuante laminar no segmento basal posterior direito . Boa permeabilidade da traquéia , dos brônquios fontes e lobares . Mediastino centrado , com área cardíaca normal . Notamos placa parietal calcificada em topografia de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51 x 0,36 cm</text:p>
          </table:table-cell>
          <table:table-cell office:value-type="string" calcext:value-type="string">
            <text:p>3,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TOMOGRAFIA COMPUTADORIZADA DE TÓRAX MOTIVO : Tosse produtiva , perda ponderal e dispneia aos médios esforços . TÉCNICA : Aquisições multislice dos ápices pulmonares até as adrenais sem a injeção intravenosa de meio de contraste organoiodado . RELATÓRIO : PLEURAS : Espessamento pleuroapical bilateral . PARÊNQUIMA PULMONAR : Espessamento da parede brônquica , nos campos pulmonares inferiores e médios , associando - se a bronquiectasia cilíndrica nesta topografia . Opacidades ramificadas e pequenos nódulos centrolobulares em vidro fosco no segmento apicoposterior do lobo superior esquerdo , no lobo médio , segmento apical do lobo superior direito , segmento lingular inferior , apicais e posteriores dos lobos inferiores . MEDIASTINO : Ausência de linfonodomegalias . Esôfago , traqueia e brônquios fonte sem anormalidades visíveis . Estruturas vasculares apresentam trajetos e calibres habituais . Ateromatose cálcica supraaórtica e coronariana . ARCABOUÇO ÓSSEO :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viral ( COVID - 19 ) com 03 dias de sintomas . RELATÓRIO : Opacidades com atenuação em vidro fosco esparsas em ambos os pulmões , algumas com morfologia arredondada , por vezes confluindo em pequenos focos de consolidação , centrais e periféricas . Pequeno nódulo calcificado no segmento lingular superior , medindo 0 , 7 cm , de aspecto benigno / residual . Ausência de derrame pleural ou pericárdio . Não se observam linfonodomegalias mediastinais . Pequenos linfonodos calcificados no hilo pulmonar esquerdo , de aspecto residual . Traqueia e brônquios - fonte pérvios , com calibre normal . Estruturas vasculares do mediastino de calibre habitual , exibindo calcificações parietais na aorta . Alterações degenerativas na coluna dorsal , com sindesmófitos proeminentes à direita , com alterações pulmonares adjacentes sugerindo atelectasia passiva por compressão extrínseca . Sequelas de fraturas antigas com calo ósseo no 10 º arco costal direito , e no 10 º , 11 º e 12 º arcos costais esquer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TOMOGRAFIA COMPUTADORIZADA DE TÓRAX Exame realizado em caráter de urgência Indicação : dispneia . Técnica : imagens obtidas por aquisição volumétrica multislice sem a administração intravenosa de contraste iodado . Aspectos observados : Consolidação no segmento posterior do lobo superior direito . Opacidades com atenuação em vidro fosco , esparsos em ambos os pulmões , sendo mais evidente no lobo superior direito . Diminutos nódulos centrolobulares , inferiores à 0 , 3 cm em ambos os pulmões , não calcificados . Ausência de derrame pleural ou pericárdico . Não se observam linfonodomegalias mediastinais . Traqueia e brônquios - fonte pérvios , com calibre normal . Aumento da área cardíaca . Ectasia da aorta torácica , associado a ateromatose parietal calcificada . Ateromatose parietal calcificada nos vasos coronarianos . Alterações degenerativas da coluna dorsal e redução da altura ( fratura compressiva ) em um corpo vertebral lombar . Impressão diagnóstica : - Consolidação no segmento posterior do lobo superior direito . Considerar inicialmente a possibilidade de processo inflamatório / infeccioso , na dependência de correlação clínica . - Opacidades com atenuação em vidro fosco , esparsos em ambos os pulmões , mais evidente no lobo superior direito . - Diminutos nódulos pulmonares centrolobulares bilaterais , não calcificados , de aspecto indeterminado devido as suas pequenas dimensões . - Aumento da área cardíaca . - Ectasia da aorta torácica , associado a ateromatose parietal calcificada . Ateromatose parietal calcificada nos vasos coronarianos . - Alterações degenerativas da coluna dorsal e redução da altura ( fratura compressiva ) em um corpo vertebral lombar . Achado adicional : fígado com imagem ovalada hipoatenuante , medindo 2 , 7 cm no segmento IV , inespecífica no protocolo utiliza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m ambos os pulmões</text:p>
          </table:table-cell>
          <table:table-cell office:value-type="string" calcext:value-type="string">
            <text:p>inferiores a 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Múltiplas formações nodulares com contornos lobulados e densidade de partes moles , apresentando calcificações parciais grosseiras , algumas apresentando alguns focos com atenuação de gordura , com distribuição difusa pelos campos pulmonares , a maioria justapleural , de dimensões variando de poucos milímetros até cerca de 2 , 9 cm , este maior localizado no segmento medial do lobo médio , inespecíficos . Pequenos nódulos calcificados esparsos pelos campos pulmonares , medindo até cerca de 0 , 4 cm , de aspecto benigno / residual . Múltiplos cistos aéreos pulmonares , de paredes finas , dispersos bilateralmente com distribuição relativamente uniforme ao longo do eixo pulmonar , e de tamanhos variáveis , o maior localizado no segmento lateral do lobo médio , medindo 1 , 6 cm . Discretas opacidades reticulares e mínimo vidro fosco com distribuição periférica , por vezes associadas a leve espessamento septal e pequenas atelectasias subsegmentares , com predomínio em regiões basais , de aspecto residual . Em particular , não observamos padrões específicos de atenuação em vidro fosco e / ou consolidação significativa do parênquima . Traqueia e brônquios principais permeáveis e de calibre conservado . Estruturas vasculares do mediastino de calibre habitual , exibindo discretas calcificações parietais no trajeto da croça da aorta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4.1" calcext:value-type="float">
            <text:p>754.1</text:p>
          </table:table-cell>
          <table:table-cell office:value-type="string" calcext:value-type="string">
            <text:p>TOMOGRAFIA COMPUTADORIZADA DO TÓRAX COM CONTRASTE COMENTÁRIOS : Exame realizado em tomógrafo MULTISLICE Siemens . Técnica : Exame realizado com aquisições volumétricas de 1 , 0 mm de espessura de corte , antes e após a administração de contraste endovenoso . OS SEGUINTES ASPECTOS FORAM OBSERVADOS : Pequenas imagens hiperatenuantes lineares nos ápices pulmonares . Há imagem hiperatenuante ovalar no segmento ápico - posterior do lobo superior esquerdo , medindo cerca de 0 , 46 x 0 , 27 cm nos maiores eixos axiais . Existe imagem ovalar hiperdensa no mesmo segmento do lobo superior esquerdo , medindo cerca de 0 , 3 x 0 , 27 cm nos maiores eixos axiais . Boa permeabilidade da traquéia , dos brônquios fontes e lobares . Mediastino centrado , com área cardíaca normal . Não evidenciamos linfonodomegalias mediastinais ou hilar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ápico-posterior do lobo superior esquerdo</text:p>
          </table:table-cell>
          <table:table-cell office:value-type="string" calcext:value-type="string">
            <text:p>0,46 x 0,27 cm</text:p>
          </table:table-cell>
          <table:table-cell office:value-type="string" calcext:value-type="string">
            <text:p>2,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TOMOGRAFIA COMPUTADORIZADA DO TÓRAX COM CONTRASTE COMENTÁRIOS : Exame realizado em tomógrafo MULTISLICE Siemens . Técnica : Exame realizado com aquisições volumétricas de 1 , 0 mm de espessura de corte , antes e após a administração de contraste endovenoso . OS SEGUINTES ASPECTOS FORAM OBSERVADOS : Pequenas imagens hiperatenuantes lineares nos ápices pulmonares . Há imagem hiperatenuante ovalar no segmento ápico - posterior do lobo superior esquerdo , medindo cerca de 0 , 46 x 0 , 27 cm nos maiores eixos axiais . Existe imagem ovalar hiperdensa no mesmo segmento do lobo superior esquerdo , medindo cerca de 0 , 3 x 0 , 27 cm nos maiores eixos axiais . Boa permeabilidade da traquéia , dos brônquios fontes e lobares . Mediastino centrado , com área cardíaca normal . Não evidenciamos linfonodomegalias mediastinais ou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mesmo segmento do lobo superior esquerdo</text:p>
          </table:table-cell>
          <table:table-cell office:value-type="string" calcext:value-type="string">
            <text:p>0,3 x 0,27 cm</text:p>
          </table:table-cell>
          <table:table-cell office:value-type="string" calcext:value-type="string">
            <text:p>2,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secretiva há 6 dias . Teste para COVID negativo . Principais achados e impressão : Exame de avaliação parcialmente limitada por artefatos de movimentos respiratórios . Opacidades confluentes com formação de consolidação ocupando parte do segmento lateral do lobo médio . Processo inflamatório / infeccioso broncopneumônico deve ser considerado . Diminuta opacidade nodular em vidro fosco no segmento anterior do lobo superior esquerdo , inespecífica , possivelmente também relacionada ao contexto inflamatório / infeccioso . Demais achados : Nódulo calcificado de aspecto residual ( granuloma ) no segmento apicoposterior do lobo superior esquerdo . Discretas atelectasias laminares nas bases . Restante do parênquima sem alterações significativas . Não há sinais de derrame pleural ou pericárdico . Coração de dimensões aumentadas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mparar com anterior . Abscesso pulmonar ? A comparação com estudo prévio de 21 / 11 / 2022 evidencia : Reabsorção de parte das opacidades em vidro fosco e redução da extensão das consolidações pulmonares , sobretudo dos lobos superior e inferior direitos , bem como das escavações que eram vistas em permeio às consolidações do referido lobo superior direito , agora evidenciando - se apenas bronquiectasias em permeio . Bronquiectasias cilíndricas e varicosas em ambos os pulmões , mais evidentes à direita . Ainda se observam exuberantes nódulos centrolobulares ramificados ( árvore em brotamento ) confluentes no aspecto posterior de ambos os lobos inferiores , associado a zonas de espessamento parietal e impactação brônquica , sugerindo processo inflamatório vigente . Mecanismo broncoaspirativo deve ser considerado , dado o gradiente de distribuição das alterações . Discreto derrame pleural bilateral . Demais aspectos persistem inalter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dorsal ) , com colapso parcial de T 12 . Sonda digestiv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MN Achados principais : Discretas bronquiectasias cilindricas bilaterais . Leve espessamento difuso de paredes brônquicas , inferindo broncopatia inflamatória . Associam - se nódulos centrolobulares ramificados ( padrão de árvore em brotamento ) com tênue vidro fosco associado , esparsos no segmento posterior do lobo superior direito e em ambos os lobos inferiores , sugerindo fase evolutiva de processo inflamatório / infeccioso broncopneumônico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 Achado adicional da transição toracoabdominal :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Opacidades reticulares subpleurais nos lobos inferiores , inclusive nas porções não pendentes dos lobos inferiores , com tênues opacidades em vidro fosco sobrepostas , achado inespecífico , podendo corresponder a intersticiopatia em fase inicial . Pequeno nódulo calcificado no segmento basal posterior do lobo inferior esquerdo , residual . O restante do parênquima pulmonar restante com coeficientes de atenuação preservados . Traqueia e brônquios principais com trajetos e calibres preservados . Espaços pleurais virtuais . Imagem cardíaca com dimensões preservadas . Estruturas vasculares do mediastino com calibre externo conservado . Ateromatose aórtica e em vasos supra - aórticos . Não foram caracterizadas linfonodomegalias mediastinais , axilares ou infraclaviculares . Demais estruturas mediastinais preservadas . Alterações ósseas degenerativas na coluna dorsal . Colapso parcial do corpo vertebral de L 1 , com desvio do muro posterior , determinando impressão sobre a face ventral do saco d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intersticiais associados com atenuação em vidro fosco nos segmentos apical do lobo superior direito e ápico - posterior do lobo superior esquerdo . Existe imagem ovalar hiperdensa no segmento posterior do lobo superior direito , medindo cerca de 0 , 4 x 0 , 34 cm nos maiores eixos axiais . Notamos imagem hiperatenuante ovalar no segmento basal lateral esquerdo , medindo cerca de 0 , 33 x 0 , 3 cm nos maiores eixos axiais . Há imagens hiperatenuantes laminares nos segmentos anteriores dos lobos superiores , no segmento medial do lobo médio e no segmentos basais anterior e posterior direitos . Boa permeabilidade da traquéia , dos brônquios fontes e lobares . Mediastino centrado , com área cardíaca normal . Existem placas parietais calcificadas na aort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x 0,34 cm</text:p>
          </table:table-cell>
          <table:table-cell office:value-type="string" calcext:value-type="string">
            <text:p>3,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9.2" calcext:value-type="float">
            <text:p>75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intersticiais associados com atenuação em vidro fosco nos segmentos apical do lobo superior direito e ápico - posterior do lobo superior esquerdo . Existe imagem ovalar hiperdensa no segmento posterior do lobo superior direito , medindo cerca de 0 , 4 x 0 , 34 cm nos maiores eixos axiais . Notamos imagem hiperatenuante ovalar no segmento basal lateral esquerdo , medindo cerca de 0 , 33 x 0 , 3 cm nos maiores eixos axiais . Há imagens hiperatenuantes laminares nos segmentos anteriores dos lobos superiores , no segmento medial do lobo médio e no segmentos basais anterior e posterior direitos . Boa permeabilidade da traquéia , dos brônquios fontes e lobares . Mediastino centrado , com área cardíaca normal . Existem placas parietais calcificadas na aorta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basal lateral esquerdo</text:p>
          </table:table-cell>
          <table:table-cell office:value-type="string" calcext:value-type="string">
            <text:p>0,33 x 0,3 cm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Discretas alterações pleuroparenquimatosas cicatriciais em ápices pulmonares , um pouco mais evidente à direita . Nódulo não calcificado , de contornos regulares , no segmento posterior do lobo superior direito , medindo 0 , 8 cm . Restante do parênquima pulmonar com atenuação habitual . Traqueia e brônquios principais pérvios , de calibres normais . Estruturas vasculares mediastinais com trajeto e calibre externo conservado . Linfonodos calcificados residuais em cadeias subaórtica e hilar esquerd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ternorrafia metálica . Valvoplastia aórtica metálica . Espondilose dorsal . Espaços pleurais virtuais . Alterações pleuroparenquimatosas fibrocicatriciais em ápices pulmonares , principalmente à direita , onde se associa a bronquiolectasias de tração , de aspeco sequelar . Múltiplos nódulos centrolobulares esparsos em ambos os pulmões , vários apresentando ramificações assumindo aspecto de árvore em brotamento , por vezes confluindo e formando opacidades nodulares , notadamente , no segmento basal posterior do lobo inferior esquerdo . Opacidade consolidativa no segmento medial do lobo médio , de provável natureza pneumônica . Restante do parênquima pulmonar com atenuação habitual . Traqueia e brônquios principais pérvios , de calibres normais . Estruturas vasculares mediastinais com trajeto e calibre externo conservado . Calcificações parietais de ateromatose na aorta torácica , coronárias e em ramos supra - aórticos . Ausência de linfonodomegalias mediastinais e hilares . Pequena hérnia gástrica hiatal por deslizament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es no hemitórax direito após queda da própria altura há 2 dias . Principais achados de interesse : Fratura transversal sem desalinhamento significativo na porção anterior do 6 º arco costal direito . Fraturas incompletas ( em galho verde ) na porção anterior do 5 º , 7 º e 8 º arcos costais direitos . Pequeno derrame pleural à direita . Nódulos parcialmente calcificados , de aspecto residual ( granulomas ) esparsos no pulmão direito . Discreto reticulado periférico em ambos os pulmões , por vezes associado a leves irregularidades na interface pleuropulmonar , não podendo se afastar eventual e incipiente pneumopatia intersticial . Estrias fibroatelectásicas esparsas nas bases e língula . Demais achados : Não há sinais de derrame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 Achado adicional da transição toracoabdominal : Sinais de esteatose hepát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no pulmão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últiplos micronódulos centrolobulares mal delimitados , com atenuação em vidro fosco , esparsos em ambos os pulmões , achado que admite o diagnóstico diferencial de bronquiolite respiratória e pneumonite por hipersensibilidade subaguda , na dependência de correlação com dados clínicos e laboratoriais . Leve ectasia do tronco da artéria pulmonar , que mede cerca de 3 , 1 cm ( VR &lt; 2 , 9 cm ) , achado não específico , mas que pode estar relacionado a algum grau de hipertensão pulmonar . Estrias fibroatelectásicas esparsas nos lobos inferiores de ambos os pulmões . Placas ateromatosas calcificadas na aorta , ramos supra - aórticos e coronárias . Alterações ósseas degenerativas na coluna dorsal . Sinais de ginecomastia bilater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- 19 Principais achados : Discreto enfisema parasseptal nos lobos superiores e no lobo médio . Parênquima pulmonar com padrão de atenuação em mosaico , por áreas relativamente hipoatenuantes e oligoêmicas entremeadas esparsas bilateralmente , comumente relacionadas a zonas de aprisionamento aéreo e / ou distúrbio perfusional . Associam - se micronódulos mal definidos , centroacinares , com atenuação em vidro fosco e distribuição ramificada , esparsos bilateralmente , sugerindo preenchimento de pequenas vias aéreas distais . Discretas bronquiectasias esparsas bilateralmente . Há leve espessamento de paredes brônquicas , inferindo broncopatia inflamatória , com raras áreas de impactação , mais evidentes no lobo médio . Estrias fibroatelectásicas no lobo médio , com leve distorção arquitetural local . Tênues opacidades em vidro fosco periféricas / subpleurais nos lobos inferiores e língula , justadiafragmáticas , por vezes com leve retiulado associado , sugerindo pneumopatia intersticial incipiente . Os achados supradescritos são considerados atípicos ( de baixa probabilidade ) para pneumonia viral ( COVID - 19 ) , e apesar de não específicos ( superponíveis em diferentes processos ) , admitem pneumonite por hipersensibilidade dentre os diferenciais , a depender do contexto clinico - epidemiológico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 Ateromatose da aorta torácica e seus ramos . Alterações degenerativas vertebrais ( espondilose ) . Não há evidências de alterações significativas no presente estu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, com padrão de árvore em brotamento , comprometendo o segmento basal lateral do lobo inferior do pulmão direito , denotando o preenchimento das pequenas vias aéreas ( bronquiolos ) por material de natureza inflamatório / infecciosa ( bronquiolite infecciosa )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sem anormalidades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TOMOGRAFIA COMPUTADORIZADA DE TÓRAX Metodologia : Realizada aquisição volumétrica em tomógrafo multislice , sem a administração do meio de contraste endovenoso . Aspectos observados : Traquéia e brônquios - fonte pérvios e de calibre normal . Nódulos centrolobulares com atenuação em vidro fosco situados no lobo médio , segmento superior do lobo inferior esquerdo e segmento basal anterior do lobo inferior direito sugestivo de bronquiolite celular com componente parenquimatoso peribronquiolar , comumente relacionado a processo infeccioso / inflamatório . Restante do parênquima pulmonar com coeficientes de atenuação preservados . Bolha / cisto de conteúdo aéreo localizado no segmento basal lateral do lobo inferior direito medindo 1 , 0 cm , geralmente sem relevância clínica . Ausência de linfonodomegalias mediastinais , axilares ou hilares . Tronco da artéria pulmonar de calibre usual . Coração de dimensões normais . Aorta torácica de calibre usual . Estruturas ósseas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19 + hoje , inicio do quadro há 4 dias . Antecedente de COVID em março de 2021 com necessidade de intubação . Principais achados : - Tênues opacidades reticulares , bandas parenquimatosas e estrias fibroatelectásicas esparsas , predominantemente na periferia , de ambos os pulmões , de aspecto residual / sequelar . No ápice pulmonar esquerdo , há discretas bronquiectasias de tração associadas . - Raras e discretas imagens enfisematosas centroacinares esparsas bilateralmente . - Não foram caracterizadas lesões parenquimatosas típicas de processo inflamatório agudo pulmonar no presente estudo . Demais achados : Nódulo calcificado de aspecto residual ( granuloma ) no segmento apical do lobo inferior esquerdo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dorsal ) . Achado adicional da transição toracoabdominal : - Raras e discretas áreas focais hipodensas esboçando imagens nodulares no lobo hepático direito , a maior medindo 0 , 7 cm em seu maior diâmetro axial , inespecíficas a este estudo não dirigido e sem contras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Discretos micronódulos centrolobulares esparsos na periferia dos lobos superiores de ambos os pulmões , denotando o preenchimento das pequenas vias aéreas ( bronquiolos ) , por material de natureza inflamatório / infecciosa ( bronquiolite infecciosa ) . Estrias fibroatelectásicas esparsas em ambos os pulmões . Imagem nodular alongada situada no mediastino antero - lateral direito , medindo cerca de 4 , 4 cm no maior eixo , inespecífica ( hiperplasia tímica ? )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valiação limitada devido arterfatos de movimentos respiratórios . Áreas de distorção arquitetural caracterizadas por espessamento pleural , bronquiectasias por tração , com calcificações de permeio nos segmentos superiores dos lobos superior e inferior direitos . Demais regiões do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Ectasia do tronco da artéria pulmonar , medindo 3 , 1 cm ( VN &lt; 3 , 0 cm ) . Ateromatose aórtica e coronariana . Coração com situação , morfologia , contornos e dimensões normais . Não se evidenciam coleções líquidas pleurais . Redução da altura do corpo vertebral de D 11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Principais achados : Relativa redução difusa do calibre brônquico em relação à sua artéria correspondente em ramos segmentares e subsegmentares em ambos os pulmões , não podendo se afastar algum grau de broncoconstricção / broncoespasmo a depender do contexto clínico . Espessamento difuso de paredes brônquicas , bilateralmente , inferindo broncopatia inflamatória . Associa - se impactação brônquica isolada no segmento lingular inferior . Micronódulos centrolobulares ramificados ( em árvore de brotamento ) , esparsos em ambos os pulmões , sugerindo preenchimento de pequenas vias aéreas ( padrão de bronquiolite ) . Processo infeccioso incipiente não pode ser afastado a depender do contexto clínico . Demais ach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teromatose da aorta torácica e seus ramos , inclusive coronárias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TOMOGRAFIA COMPUTADORIZADA DE TÓRAX MOTIVO : Pneumonia viral ( COVID - 19 ) TÉCNICA : Exame realizado através de aquisição volumétrica de imagens , em equipamento de tomografia computadorizada multislice com reformatações multiplanares , sem administração do meio de contraste iodado . RELÁTORIO : Opacidades com atenuação em vidro fosco esparsas em ambos os pulmões , algumas com morfologia arredondada , predominantemente periféricas , acometendo até 25 % do parênquima pulmonar . Escore visual de gravidade de acometimento pulmonar¹ , considerando 0 ( 0 % de envolvimento ) , 1 ( 1 a 25 % de envolvimento ) , 2 ( 26 a 50 % de envolvimento ) , 3 ( 51 a 75 % envolvimento ) e 4 ( 76 a 100 % de envolvimento ) . Pulmão direito : lobo superior ( 1 ) , lobo médio ( 2 ) , lobo inferior ( 1 ) Pulmão esquerdo : lobo superior ( 1 ) , lobo inferior ( 2 ) Escore total ( 0 - 20 ) : 7 . Demais achados : Não há sinais de derrame pleural ou pericárdio . Espessamento pleuroapical bilateral , associando - se a pequenas bolhas subpleurais à direita . Pequeno nódulo subpleural no segmento posterior basal direito , medindo 6 mm . Discretas opacidades fibroatelectásicas no lobo inferior esquerdo . Restante do parênquima pulmonar com atenuação preservada . Hilos pulmonares livres . Não se observam linfonodomegalias mediastinais . Traqueia e brônquios - fonte pérvios , com calibre normal . Estruturas vasculares mediastinais com trajeto e diâmetro preservados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basal direit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TOMOGRAFIA COMPUTADORIZADA DO TÓRAX MOTIVO : Tosse há três semanas , radiografia com imagem nodular . TÉCNICA : Aquisições multislice dos ápices pulmonares até as adrenais sem a injeção intravenosa de meio de contraste organoiodado . RELATÓRIO : PLEURAS : Espaços pleurais com aspecto virtual . PARÊNQUIMA PULMONAR : Micronódulos em vidro fosco no lobo superior esquerdo , algumas confluentes , caracterizando pequenas consolidações . Incipiente enfisema centrolobular no segmento anterior basal do lobo inferior direito . Incipientes atelectasias subsegmentares na base do lobo inferior esquerdo . Distribuição vasobrônquica preservada . MEDIASTINO : Ausência de linfonodomegalias . Esôfago , traquéia e brônquios fonte sem anormalidades visíveis . CONTINUA . .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Discretos micronódulos centrolobulares nos campos pulmonares superiores , inespecíficos pelas suas pequenas dimensões . Micronódulo calcificado no ápice pulmonar direito , residual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e em artérias coronárias . Lesão lítica sugestiva de hemangioma no corpo vertebral de D 7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774" calcext:value-type="float">
            <text:p>774</text:p>
          </table:table-cell>
          <table:table-cell office:value-type="string" calcext:value-type="string">
            <text:p>TOMOGRAFIA COMPUTADORIZADA DO TÓRAX MOTIVO : Dispneia . ﻿ TÉCNICA : Aquisições multislice dos ápices pulmonares até as adrenais sem a injeção intravenosa de meio de contraste organoiodado . RELATÓRIO : PLEURAS : Espessamento pleuroapical bilateral . PARÊNQUIMA PULMONAR : Opacidades fibroatelectásicas dispersas bilaterais . ﻿ Pequeno nódulo centrolobular em vidro fosco no segmento lateral do lobo médio , medindo 5 mm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ARCABOUÇO ÓSSEO Espondilose torácica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em lobo médio , na língula e nas bases pulmonares . Existem imagens hiperatenuantes ovalares no segmento basal anterior direito ( 0 , 45 x 0 , 44 cm ) e no segmento basal lateral esquerdo ( 0 , 46 x 0 , 38 cm e 0 , 4 x 0 , 3 cm ) . Boa permeabilidade da traquéia , dos brônquios fontes e lobares . Mediastino centrado , com área cardíaca norm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TOMOGRAFIA COMPUTADORIZADA DO TÓRAX COMENTÁRIOS : Exame realizado em tomógrafo MULTISLICE Siemens Emotion Técnica : Exame realizado com aquisição volumétrica de 1 , 0 mm de espessura de corte e reconstruções , orientadas por radiografia digital sem contraste . OS SEGUINTES ASPECTOS FORAM OBSERVADOS : Há imagens parenquimatosas hipoatenuantes justapleurais nos lobos superiores . Existem imagens hiperatenuantes laminares no segmento medial do lobo médio , na língula , nos segmentos basais posteriores e basal lateral esquerdo . Há imagem ovalar hiperdensa no segmento basal posterior direito , medindo cerca de 0 , 49 x 0 , 41 cm nos maiores eixos axiais . Não evidenciamos derrame pleural . Boa permeabilidade da traquéia , dos brônquios fontes e lobares . Mediastino centrado , com discreta proeminência do ventrículo esquerdo . Existem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9 x 0,41 cm</text:p>
          </table:table-cell>
          <table:table-cell office:value-type="string" calcext:value-type="string">
            <text:p>4,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segmentos apical e anterior do lobo superior direito e na periferia do segmento basal lateral direito . Existem imagens hiperatenuantes laminares nos segmentos anterior e posterior do lobo superior direito e imagens hiperatenuantes lineares e laminares em lobo médio . Há ramos brônquicos de calibres aumentados em lobo médio e na língula . Existe imagem ovalar hiperdensa na língula ( 0 , 8 x 0 , 57 cm nos maiores eixos axiais ) e <text:s/>existe imagem ovalar hiperdensa no segmento basal posterior direito ( 0 , 32 x 0 , 3 cm nos maiores eixos axiais ) . Há espessamentos intersticiais , com linhas subpleurais nos segmentos basais posteriores . Boa permeabilidade da traquéia , dos brônquios fontes e lobares . Mediastino centrado , com área cardíaca normal . Há placas parietais calcificadas na aorta torácica , em ramos supra - aórticos e coronários . Notamos sinais de fraturas nos 10 º ( póstero - lateral ) e 11 º ( posterior ) arcos costais direit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8 x 0,5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7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segmentos apical e anterior do lobo superior direito e na periferia do segmento basal lateral direito . Existem imagens hiperatenuantes laminares nos segmentos anterior e posterior do lobo superior direito e imagens hiperatenuantes lineares e laminares em lobo médio . Há ramos brônquicos de calibres aumentados em lobo médio e na língula . Existe imagem ovalar hiperdensa na língula ( 0 , 8 x 0 , 57 cm nos maiores eixos axiais ) e <text:s/>existe imagem ovalar hiperdensa no segmento basal posterior direito ( 0 , 32 x 0 , 3 cm nos maiores eixos axiais ) . Há espessamentos intersticiais , com linhas subpleurais nos segmentos basais posteriores . Boa permeabilidade da traquéia , dos brônquios fontes e lobares . Mediastino centrado , com área cardíaca normal . Há placas parietais calcificadas na aorta torácica , em ramos supra - aórticos e coronários . Notamos sinais de fraturas nos 10 º ( póstero - lateral ) e 11 º ( posterior ) arcos costais direit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32 x 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78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imagem ovalar hiperdensa no segmento basal lateral direito ( 0 , 65 x 0 , 56 cm . ) e existe imagem ovalar hiperdensa no segmento basal lateral esquerdo ( 0 , 58 x 0 , 45 cm ) . Há discretos espessamentos intersticiais nas porções mais posteriores dos pulmões . Boa permeabilidade da traquéia , dos brônquios fontes e lobares . Mediastino centrado , com área cardíaca normal . Existem placas parietais calcificadas na aorta torácica e em ramo arterial coronário . Parede torácica íntegra . Não há imagem típica de traço de fratura nos arcos cost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65 x 0,56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78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imagem ovalar hiperdensa no segmento basal lateral direito ( 0 , 65 x 0 , 56 cm . ) e existe imagem ovalar hiperdensa no segmento basal lateral esquerdo ( 0 , 58 x 0 , 45 cm ) . Há discretos espessamentos intersticiais nas porções mais posteriores dos pulmões . Boa permeabilidade da traquéia , dos brônquios fontes e lobares . Mediastino centrado , com área cardíaca normal . Existem placas parietais calcificadas na aorta torácica e em ramo arterial coronário . Parede torácica íntegra . Não há imagem típica de traço de fratura nos arcos cost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58 x 0,45 cm</text:p>
          </table:table-cell>
          <table:table-cell table:number-columns-repeated="1015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30 dias . Febre há 3 dias . Análise : Parênquima pulmonar com atenuação preservada , exceto por pequeno nódulo calcificado de aspecto residual ( granuloma ) no segmento lingular inferior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inferior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Micronódulo centrolobulares com padrão de árvore em brotamento no segmento basal posterior direito . Nódulo com densidade de partes moles e foco calcificado de permeio , de contornos regulares , no segmento apicoposterior do lobo superior esquerdo .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de trajeto e calibre preservados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egmento apico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avaliação clínica , relato de tosse . Seguintes aspectos observados : Tênues e esparsas opacidades multifocais em vidro fosco distribuídas em ambos só lobos inferiores e no lobo médio . Pequeno nódulo calcificado no segmento apical direito , de aspecto residual ( granuloma )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82.1</text:p>
          </table:table-cell>
          <table:table-cell office:value-type="string" calcext:value-type="string">
            <text:p>TOMOGRAFIA COMPUTADORIZADA DO TÓRAX Exame realizado em tomógrafo MULTISLICE Técnica : Exame realizado com aquisição volumétrica de 2 , 5 mm de espessura orientados por radiografia digital e reconstruções multiplanares SEM a administração de contraste endovenoso . Análise Parênquima pulmonar de atenuação normal . Ausência de pneumopatia alveolar ou intersticial em evolução . Nódulo calcificado na área central do lobo superior à direita medindo 3 , 9 mm . Nódulo com densidade de partes moles circunscrito na área central do segmento posterior do lobo inferior à esquerda medindo aproximadamente 6 , 5 mm . Não caracterizamos dilatações ou espessamento das paredes brônquicas . Ausência de bronquiectasias . Vascularização pulmonar periférica de aspecto tomográfico normal . Traquéia , brônquios - fontes e hilos pulmonares livres . Estruturas mediastinais anatômicas , não sendo observadas linfonodomegalias em meio aos seus planos gordurosos . Ausência de coleções líquidas livres no espaço pleural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área central do lobo superior à direita</text:p>
          </table:table-cell>
          <table:table-cell office:value-type="string" calcext:value-type="string">
            <text:p>3,9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82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de 2 , 5 mm de espessura orientados por radiografia digital e reconstruções multiplanares SEM a administração de contraste endovenoso . Análise Parênquima pulmonar de atenuação normal . Ausência de pneumopatia alveolar ou intersticial em evolução . Nódulo calcificado na área central do lobo superior à direita medindo 3 , 9 mm . Nódulo com densidade de partes moles circunscrito na área central do segmento posterior do lobo inferior à esquerda medindo aproximadamente 6 , 5 mm . Não caracterizamos dilatações ou espessamento das paredes brônquicas . Ausência de bronquiectasias . Vascularização pulmonar periférica de aspecto tomográfico normal . Traquéia , brônquios - fontes e hilos pulmonares livre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a área central do segmento posterior do lobo inferior à esquerd</text:p>
          </table:table-cell>
          <table:table-cell office:value-type="string" calcext:value-type="string">
            <text:p>6,5 mm</text:p>
          </table:table-cell>
          <table:table-cell table:number-columns-repeated="1015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TOMOGRAFIA COMPUTADORIZADA DO TÓRAX MOTIVO : Dispneia / PNM . TÉCNICA : Aquisições multislice dos ápices pulmonares até as adrenais sem a injeção intravenosa de meio de contraste organoiodado . RELATÓRIO : PLEURAS : Pequeno derrame pleural à direita e laminar à esquerda . Espessamento pleuroapical bilateral , notadamente à direita . PARÊNQUIMA PULMONAR : Avaliação pulmonar prejudicada por artefatos de movimento respiratório . Discretas opacidades fibroatelectásicas de provável caráter residual esparsas em ambos os pulmões , sendo mais evidentes no segmento apical do lobo superior direito , onde se observam pequenas bronquiectasias de tração em correspondência . Algumas micronódulos em vidro fosco de distribuição centrolobular e difusa , notadamente no hemitórax direito . Densidade normal dos campos pulmonares . Distribuição vasobrônquica preservada . CONTINUA . . . . MEDIASTINO : Ausência de linfonodomegalias . Esôfago , traquéia e brônquios fonte sem anormalidades visíveis . Ectasia do tronco pulmonar , medindo até 31 mm . Pequeno derrame pericárdico , com espessura máxima de 6 mm . Cardiomegalia Extensas calcificações ateromatosas na aorta , em coronárias e ramos supra - aórticos . ARCABOUÇO ÓSSEO Acentuação da cifose dorsal . Significativas alterações degenerativas vertebrais . Sinais de desmineralização óssea difusa , com fraturas compressivas dos corpos vertebrais de T 2 , T 10 e L 1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adjacente . Análise : Espondilose dorsal . Espaços pleurais virtuais . Consolidação com espessamento septal e broncogramas aéreos de permeio no segmento superior do lobo inferior direito e outros focos menores em situação subpleural no segmento basal posterior direito . Alterações pleuroparenquimatosas fibrocicatriciais com broncogramas de permeio em ápices pulmonares , de aspecto sequelar . Nódulo calcificado residual no segmento apical esquerdo . Discretas atelectasias laminares esparsas no lobo médio , no segmento lingular inferor e em bases pulmonares . Restante do parênquima pulmonar com atenuação habitual . Traqueia e brônquios principais pérvios , de calibres normais . Estruturas vasculares mediastinais com trajeto e calibre externo conservado . Ateromatose aórtica , coronariana e em ramos supra - aórticos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raves atelectásicas na periferia dos segmentos posteriores dos lobos inferiores por vezes associadas pequeno espessamento brônquico . Elevação da hemicúpula diafragmática a esquerda . Espondilose dorsal incipiente . Não caracterizamos dilataçõ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positivo + Dor torácica . Achados principais : Discretos focos consolidativos irregulares e tênues opacidades em vidro fosco também irregulares , de padrão predominantemente reticular , esparsos na periferia de ambos os pulmões , mais evidente nos lobos inferiores acometendo menos de 25 % da extensão do parênquima pulmonar . Demais achados : Nódulos calcificados de aspecto residual ( granulomas ) no lobo inferior direito . Discreto enfisema pulmonar bilateral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Discreta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sência de bronquiectasias . Vascularização pulmonar periférica de aspecto tomográfico normal .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tenuação heterogênea do parênquima tireoideano . Foco isolado de vidro fosco de projeção perihilar no lobo superior a esquerda . Trave atelectásica no lobo médio . Arcabouço ósseotorácico conservad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89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inear e laminar no segmento ápico - posterior do lobo superior esquerdo . Existe imagem ovalar hiperdensa no segmento ápico - posterior do lobo superior esquerdo , medindo cerca de 0 , 25 x 0 , 18 cm e existe imagem ovalar hiperdensa no segmento ápico - posterior do lobo superior esquerdo , medindo cerca de 0 , 44 x 0 , 32 cm nos maiores eixos axiais . Demais porções dos pulmões com densidade normal . Boa permeabilidade da traquéia , dos brônquios fontes e lobares . Mediastino centrado , com área cardíaca normal . Há imagens ovalares hiperdensas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egmento ápico-posterior do lobo superior esquerdo</text:p>
          </table:table-cell>
          <table:table-cell office:value-type="string" calcext:value-type="string">
            <text:p>0,25 x 0,1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8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inear e laminar no segmento ápico - posterior do lobo superior esquerdo . Existe imagem ovalar hiperdensa no segmento ápico - posterior do lobo superior esquerdo , medindo cerca de 0 , 25 x 0 , 18 cm e existe imagem ovalar hiperdensa no segmento ápico - posterior do lobo superior esquerdo , medindo cerca de 0 , 44 x 0 , 32 cm nos maiores eixos axiais . Demais porções dos pulmões com densidade normal . Boa permeabilidade da traquéia , dos brônquios fontes e lobares . Mediastino centrado , com área cardíaca normal . Há imagens ovalares hiperdensas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 </text:p>
          </table:table-cell>
          <table:table-cell office:value-type="string" calcext:value-type="string">
            <text:p>0,44 x 0,32 cm</text:p>
          </table:table-cell>
          <table:table-cell table:number-columns-repeated="1015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Ateromatose aórtica , valvar e coronariana . Aumento da área cardíaca . Ectasia do tronco da pulmonar e artérias pulmonares inferindo no quadro de hipertensão pulmonar . Derrame pleural leve bilateral . Reticulações subpleurais difusas por vezes assocaidas a tênue vidro fosco . Não há evidências de consolidações segmentares . Não caracterizamos dilatações ou espessamento das paredes brônquicas . Ausência de nódulos . Traquéia , brônquios - fontes e hilos pulmonares livre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TOMOGRAFIA COMPUTADORIZADA DE TÓRAX MOTIVO : PNM . TÉCNICA : Exame realizado através de aquisição volumétrica de imagens , em equipamento de tomografia computadorizada multislice com reformatações multiplanares , sem administração do meio de contraste iodado . ANÁLISE : Exame de qualidade técnica prejudicada por artefatos de movimentos respiratórios e pela posição dos braços da paciente junto ao corpo determinando endurecimento dos feixes de raio - x . Pulmões hipoinsuflados . Espessamento liso dos segmentos interlobulares nos segmentos apicoposterior e apical do lobo superior direito , associando - se leve atenuação em vidro fosco , caracterizando pavimentação em mosaico . Linhas supleurais nos lobos inferiores . Micronódulos em vidro fosco no segmento posterior do lobo superior direito e no segmento medial do lobo médio . Leve espessamento linear brônquico segmentar e subsegmentar nos campos pulmonares médios e inferiores . Lâminas atelectásicas esparsas bilateralmente . Restante do parênquima pulmonar com atenuação preservada . Não há sinais de derrame pleural ou pericárdico . Não se observam linfonodomegalias mediastinais . Traqueia e brônquios - fonte pérvios , com calibre normal . Cardiomegalia . Ectasia das artérias pulmonar direita e esquerda , medindo 17 mm cada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ápico - posterior do lobo superior esquerdo , medindo cerca de 0 , 75 x 0 , 59 cm nos maiores eixos axiais . Existem imagens hiperatenuantes laminares em lobo médio e na língula . Boa permeabilidade da traquéia , dos brônquios fontes e lobares . Mediastino centrado , com área cardíaca discretamente aumentada . Há imagens ovalares hiperdensas no mediastino ( subcarinais ) . Notamos sinais de herniação diafragmática na base do tórax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75 x 0,59 cm</text:p>
          </table:table-cell>
          <table:table-cell office:value-type="string" calcext:value-type="string">
            <text:p>5,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3.1</text:p>
          </table:table-cell>
          <table:table-cell office:value-type="string" calcext:value-type="string">
            <text:p>TOMOGRAFIA COMPUTADORIZADA DE TÓRAX Exame realizado em caráter de urgência Indicação clínica : PNM Técnica : imagens obtidas por aquisição volumétrica multislice sem a administração intravenosa de contraste iodado . Aspectos observados : Opacidades fibroatelectásicas nos lobos superiores de ambos os pulmões , com distorção do parênquima pulmonar adjacente e formação de volumoso nódulo calcificado no lobo superior à direita , medindo 3 , 6 x 2 , 9 cm e nódulo calcificado no lobo superior à esquerda 2 , 8 x 1 , 9 cm <text:s/>, associado a bronquiectasias de permeio e espessamento septal . Múltiplos diminutos nódulos centrolobulares , a maioria calcificados esparsos em ambos os pulmões , sendo mais evidente nos lobos inferiores e confluentes no segmento basal posterior do lobo inferior esquerdo . Áreas de enfisema centrolobular e paraseptal bilateralmente . Múltiplos linfonodos mediastinais calcificados . Mínimo derrame pericárdico . Pequeno derrame pleural à direita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à direita</text:p>
          </table:table-cell>
          <table:table-cell office:value-type="string" calcext:value-type="string">
            <text:p>3,6 x 2,9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93.2</text:p>
          </table:table-cell>
          <table:table-cell office:value-type="string" calcext:value-type="string">
            <text:p>TOMOGRAFIA COMPUTADORIZADA DE TÓRAX Exame realizado em caráter de urgência Indicação clínica : PNM Técnica : imagens obtidas por aquisição volumétrica multislice sem a administração intravenosa de contraste iodado . Aspectos observados : Opacidades fibroatelectásicas nos lobos superiores de ambos os pulmões , com distorção do parênquima pulmonar adjacente e formação de volumoso nódulo calcificado no lobo superior à direita , medindo 3 , 6 x 2 , 9 cm e nódulo calcificado no lobo superior à esquerda 2 , 8 x 1 , 9 cm <text:s/>, associado a bronquiectasias de permeio e espessamento septal . Múltiplos diminutos nódulos centrolobulares , a maioria calcificados esparsos em ambos os pulmões , sendo mais evidente nos lobos inferiores e confluentes no segmento basal posterior do lobo inferior esquerdo . Áreas de enfisema centrolobular e paraseptal bilateralmente . Múltiplos linfonodos mediastinais calcificados . Mínimo derrame pericárdico . Pequeno derrame pleural à direita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à esquerda</text:p>
          </table:table-cell>
          <table:table-cell office:value-type="string" calcext:value-type="string">
            <text:p>2,8 x 1,9 cm</text:p>
          </table:table-cell>
          <table:table-cell table:number-columns-repeated="1015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Opacidades consolidativas e com atenuação em vidro fosco peribroncovascular associadas a aumento do calibre dos vasos intrapulmonares , além de espessamento parietal brônquico e espessamento septal e fissural difuso em ambos os campos pulmonares . Nódulo pulmonar calcificado subcentimétrico no segmento apical do lobo superior direito , de aspecto residual granulomatoso . O restante do parênquima pulmonar com transparência preservada . Traqueia , brônquios principais e lobares pérvios . Moderado derrame pleural bilateral , sendo mais acentuadamente à direita . Ausência de derrame pericárdico . Linfonodos mediastinais proeminentes . Não se identificam linfonodomegalias mediastinais . Aumento da área cardíaca . Aumento do calibre do tronco pulmonar e das artérias pulmonares principais . Demais vasos mediastinais preservados . Ateromatose aórtica e coronariana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bronquiectasias . Duas traves atelectásicas no lobo inferior à direita . Pequena consolidação na periferia do segmento posterior deste lobo , Pequeno nódulo na periferia do segmento posterior no lobo inferior à direita parcialmente calcificado medindo 3 mm . Traquéia , brônquios - fontes e hilos pulmonares livres . Estruturas mediastinais anatômicas . Ateromatose da crossa da aorta . Alguns linfonodos com dimensões limítrofes em topografia para traqueal e infracarinal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posterior no lobo inferior à direita</text:p>
          </table:table-cell>
          <table:table-cell office:value-type="string" calcext:value-type="string">
            <text:p>3 m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Tomografia computadorizada do Tórax Técnica : Exame realizado com aquisição volumétrica orientados por radiografia digital e reconstruções multiplanares antes e após a administração de contraste endovenoso . Análise Áreas de consolidação do parênquima pulmonar com broncogramas aéreos de permeio e opacidades em vidro foscoadjacentes nos lobos superior e inferior direitos . Espessamento pleural com espessamento intertcial intra extra lobular periférico nos lobos inferiores e lobo superior a direita por vezes associadas a bronquiectasias de tração , e pequenos cistos subpleurais achados de alterações crônicas sequelares / residuais . Vidro fosco de distribuição difusa com maior extensão nos lobos inferiores com consolidações incipientes . Ausência de bronquiectasias . Ausência de nódulos . Ectasia da traqueia . Brônquios - fontes e hilos pulmonares livres . Demais estruturas mediastinais anatômicas . Ausência de linfonodomegalias em meio aos planos gordurosos mediastinais . Ateromatose aórtica e coronariana . Ausência de coleções líquidas livres no espaço pleural . Redução do tecido gorduroso intra e extra torácico . Fratura proximal do úmero a direita com inclusão de parafuso . Espondilose dorsal Ectasia do esôfago . Ausência de realces anômal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Opacidades focais com atenuação em vidro fosco , com predomínio periférico e basal acometendo os lobos superior direito e inferior esquerdo ( acomentendo menos de 25 % do parênquima pulmonar ) . Pequeno nódulo pulmonar sólido no segmento posterior do lobo superior direito , medindo 0 , 4 cm . Estrias fibroatelectásicas esparsas por ambos os pulmões . Restante do parênquima pulmonar com atenuação preservada . Ausência de derrame pleural ou pericárdio . Não se observam linfonodomegalias mediastinais . Traqueia e brônquios - fonte pérvios , com calibre normal . Estruturas vasculares mediastinais com trajeto e diâmetro preservados . Ateromatose aórtica e coronariana . Fraturas da 3 ª a 8 ª costelas à esquerda , em algumas delas com formação de calo ósseo . Alterações degenerativas incipientes da coluna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usência de derrame pleural . Traquéia , brônquios - fontes e hilos pulmonares livres . Não caracterizamos dilatações ou espessamento das paredes brônquicas . Pequeno cisto margeado por vidro fosco , isolado no segmento apical do lobo superior a direita e nódulo em vidro fosco no segmento superior do lobo inferior a esquerda com 3 mm . Finas reticulações subpleurais com opacidades em vidro fosco na lingula e segmento lateral do lobo médio . Espondilose dorsal . Hérnia hiatal . Linfonodos proeminentes em projeção paratraqueal a direita com preservação do hilo gorduroso . Ateromatose aórtica , valvar e coronarian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TOMOGRAFIA COMPUTADORIZADA DE TÓRAX INDICAÇÃO : RNC / Hipersecretivo . TÉCNICA : Exame realizado sem o uso de contraste . ANÁLISE : Planos subcutâneos e musculares da parede torácica de aspecto preservado . Cateter venoso central com extremidade na veia cava superior . Ausência de linfonodomegalias axilares e supraclaviculares . Ausência de derrame pleural . Opacidade consolidativa / atelectásica no lobo inferior esquerdo . Atelectasias subsegmentares esparsas e bilaterais . Micronódulos calcificados no lobo inferior esquerdo , residuais . Demais aspectos do parênquima pulmonar com atenuação radiológica preservada . Traquéia e brônquios principais de calibre e trajeto mantidos . Tubo endotraqueal , com extremidade na origem do brônquio fonte direito . Planos gordurosos mediastinais íntegros . Ausência de linfonodomegalias mediastinais . Ateromatose aórtica incipiente . Estruturas vasculares mediastinais de aspecto habitual . Área cardíaca aumentada . Sonda enteral com extremidades não visualizadas . Dispositivo denso em localização pleural no lobo superior esquerdo , com artefatos relacionados e medindo cerca de 9 mm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esparsos em ambos os pulmões , com predomínio nos lobos superiores , denotando o preenchimento das pequenas vias aéreas ( bronquiolos ) , por material de natureza inflamatório / infecciosa ( bronquiolite infecciosa ) . Estrias fibroatelectásicas esparsas em ambos os pulmões , notadamente no lobo médio .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com a administração de contraste endovenoso . Análise Ausência de pneumopatia alveolar ou intersticial em evolução . Ausência de nódulos . Não caracterizamos dilatações ou espessamento das paredes brônquicas . Vascularização pulmonar periférica de aspecto tomográfico normal . Traquéia , brônquios - fontes e hilos pulmonares livres . Estruturas mediastinais anatômicas . Ausência de linfonodomegalias em meio aos planos gordurosos mediastinais . Ausência de coleções líquidas livres no espaço pleural . Finas reticulações subpleurais predominando extensão à direita associadas a espessamento pleural , sequelares . Alterações degenerativas incipientes na arcabouço ósseo dorsal . Não caracterizamos realces anômalos ao meio de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Baixa inspiração ao estudo com densidades decúbito dependentes e pseudo alterações de aparência de perfusão em mosaico nos lobos inferiores . Labiações osteofitárias marginais nos corpos vertebrais dorsais . Não caracterizamos dilatações ou espessamento das paredes brônquicas . Ausência de nódulos ou consolidações . Traquéia , brônquios - fontes e hilos pulmonares livres . Ateromatose aórtica e acentuada coronariana . Pequena ectasia do esôfago torácico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03.1</text:p>
          </table:table-cell>
          <table:table-cell office:value-type="string" calcext:value-type="string">
            <text:p>TOMOGRAFIA COMPUTADORIZADA DO TÓRAX MOTIVO : Dispneia . TÉCNICA : Aquisições multislice dos ápices pulmonares até as adrenais sem a injeção intravenosa de meio de contraste organoiodado . RELATÓRIO : PLEURAS : Espessamento pleuroparietal biapical . PARÊNQUIMA PULMONAR : Atelectasias subsegmentares dispersas bilaterais . Granuloma calcificado no segmento apicoposterior medindo 9 mm e granuloma calcificado no segmento lingular superior medindo 3 mm . Micronódulos centrolobulares , em vidro fosco , localizados no lobo médio , segmento lingular superior e inferior e no segmento apical do lobo inferior esquerdo . Distribuição vasobrônquica preservada . MEDIASTINO : Ausência de linfonodomegalias . CONTINUA . . . Linfonodo calcificado no hilo direito , medindo 9 mm . Esôfago , traquéia e brônquios fonte sem anormalidades visíveis . Ectasia das artérias pulmonares , medindo 2 , 5 cm e 2 , 2 cm à direita e à esquerda , achado que pode estar relacionado a algum grau de hipertensão pulmonar . Cardiomegalia . ARCABOUÇO ÓSSEO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</text:p>
          </table:table-cell>
          <table:table-cell office:value-type="string" calcext:value-type="string">
            <text:p>9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03.2</text:p>
          </table:table-cell>
          <table:table-cell office:value-type="string" calcext:value-type="string">
            <text:p>TOMOGRAFIA COMPUTADORIZADA DO TÓRAX MOTIVO : Dispneia . TÉCNICA : Aquisições multislice dos ápices pulmonares até as adrenais sem a injeção intravenosa de meio de contraste organoiodado . RELATÓRIO : PLEURAS : Espessamento pleuroparietal biapical . PARÊNQUIMA PULMONAR : Atelectasias subsegmentares dispersas bilaterais . Granuloma calcificado no segmento apicoposterior medindo 9 mm e granuloma calcificado no segmento lingular superior medindo 3 mm . Micronódulos centrolobulares , em vidro fosco , localizados no lobo médio , segmento lingular superior e inferior e no segmento apical do lobo inferior esquerdo . Distribuição vasobrônquica preservada . MEDIASTINO : Ausência de linfonodomegalias . CONTINUA . . . Linfonodo calcificado no hilo direito , medindo 9 mm . Esôfago , traquéia e brônquios fonte sem anormalidades visíveis . Ectasia das artérias pulmonares , medindo 2 , 5 cm e 2 , 2 cm à direita e à esquerda , achado que pode estar relacionado a algum grau de hipertensão pulmonar . Cardiomegalia . ARCABOUÇO ÓSSEO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. Traquéia , brônquios - fontes e hilos pulmonares livres . Estruturas mediastinais anatômicas . Leve ateromatose aórtica e coronariana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Traves atelectásicas no lobo superior esquerdo e língula por vezes associadas e bronquioloectasias de tração . Ausência de nódulos ou consolidaçõe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TOMOGRAFIA COMPUTADORIZADA DE TÓRAX MOTIVO : Dispneia . TÉCNICA : Exame realizado através de aquisição volumétrica de imagens , em equipamento de tomografia computadorizada multislice com reformatações multiplanares , sem administração do meio de contraste iodado . ANÁLISE : Exame de qualidade técnica prejudicada por artefatos de movimentos respiratórios e a posição dos braços do paciente junto ao corpo determinam endurecimento dos feixes de raio - x . Lâminas atelectásicas esparsas bilateralmente , algumas com aspecto retrátil sobre o parênquima pulmonar adjacente . Pequeno nódulo em vidro fosco no segmento anterior do lobo superior direito , medindo 4 mm . Alguns pequenos micronódulos em vidro fosco , centrolobulares , no segmento apical do lobo inferior esquerdo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teromatose aórtica e coronariana . Demais estruturas mediastinais anatômicas . Pequenos linfonodos calcificados em projeção hilar à direita . Discreto espessamento das paredes brônquicas e áreas de enfisema centrolobular predominando nos lobos superiores . Não delimitamos consolidações . Densidades decúbito dependentes . Finas reticulações com espessamento interseptal nos lobos inferiores . Derrame pleural moderado bilateralmente , provavelmente loculado à esquerda . Traquéia , brônquios - fontes e hilos pulmonares livre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torácico conservado . Estruturas de partes moles da parede torácica sem particularidades . Ausência de coleções líquidas livres no espaço pleural . Espessamento pleural no contorno posterior dos lobos inferiores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10.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Espessamento parietal concêntrico das paredes do esôfago . Ateromatose aórtica e coronariana . Demais estruturas mediastinais anatômicas . Pequenos linfonodos calcificados em projeção hilar à direita . Nódulo calcificado na periferia do lobo superior à direita , sequelar . Espessamento das paredes brônquicas e extensas áreas de enfisema centrolobular confluentes e predominando nos lobos superiores . Não delimitamos consolidações . Nódulo com densidade de partes moles em projeção intercissural na fissura oblíqua a esquerda medindo 3 , 2 mm . Traquéia , brônquios - fontes e hilos pulmonares livre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à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10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Espessamento parietal concêntrico das paredes do esôfago . Ateromatose aórtica e coronariana . Demais estruturas mediastinais anatômicas . Pequenos linfonodos calcificados em projeção hilar à direita . Nódulo calcificado na periferia do lobo superior à direita , sequelar . Espessamento das paredes brônquicas e extensas áreas de enfisema centrolobular confluentes e predominando nos lobos superiores . Não delimitamos consolidações . Nódulo com densidade de partes moles em projeção intercissural na fissura oblíqua a esquerda medindo 3 , 2 mm . Traquéia , brônquios - fontes e hilos pulmonares livre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em projeção intercissural na fissura oblíqua a esquerda</text:p>
          </table:table-cell>
          <table:table-cell office:value-type="string" calcext:value-type="string">
            <text:p>3,2 mm</text:p>
          </table:table-cell>
          <table:table-cell table:number-columns-repeated="1015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TOMOGRAFIA COMPUTADORIZADA DO TÓRAX Exame realizado em caráter de urgência Indicação do exame : hemoptise . Técnica : imagens obtidas por aquisição volumétrica multislice , sem a administração intravenosa de contraste iodado . Aspectos observados : Lesão escavada de paredes espessadas no segmento posterior do lobo superior direito , com tênues áreas de opacidade em vidro fosco na sua adjacência , associado a pequeno nódulos centrolobulares , configurando aspecto de árvore em brotamento . Dentre os diagnósticos diferenciais deve - se considerar a possibilidade de processo inflamatório granulomatoso , presumivelmente infeccioso ( tuberculose ) . Nódulo com atenuação de partes moles no segmento posterior do lobo superior direito , medindo 0 , 8 x 0 , 5 cm . Opacidades com atenuação em vidro fosco no lobo médio ( pulmão direito ) . Espessamento pleural , de aspecto nodular no segmento lateral do lobo inferior direito , medindo 0 , 9 x 0 , 5 cm . Atelectasias subsegmentares esparsas em ambos os pulmonares . Estrias fibroatelectásicas nos ápices pulmonares , de aparente etiologia sequelar / cicatricial . Ausência de derrame pleural . Não se observam linfonodomegalias mediastinais . Traquéia e brônquios principais pérvios , com calibre normal . Ateromatose aórtica . Estruturas vasculares mediastinais com trajeto e diâmetro preservados . Sinais de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 x 0,5 cm</text:p>
          </table:table-cell>
          <table:table-cell office:value-type="string" calcext:value-type="string">
            <text:p>6,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Pequeno espessamento pleural posterior nos lobos superio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13.1" calcext:value-type="float">
            <text:p>813.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Brônquios com paredes espessadas de forma difusa com predomínio nos lobos inferiores , associadas a opacidades peribroncovasculares irregulares , mais expressivas na base pulmonar direita . Opacidades reticulares irregulares , de aspecto fibroatelectásicas esparsas , algo retráteis , em ambos os pulmões , com predomínio periférico , associado a tênues opacidades com atenuação em vidro fosco de permeio , sugerindo processo inflamatório intersticial crônico / residual . Pequenas imagens nodulares não calcificadas medindo até cerca de 0 , 8 cm esparsas pelos pulmões , indeterminadas . Pequeno nódulo calcificado no segmento apical do lobo superior direito , medindo 0 , 4 cm , de aspecto benigno / residual . Restante do parênquima pulmonar com coeficientes de atenuação preservado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Descontinuidade óssea no 10 º arco costal direito , associado a perde de substância de partes moles adjacentes , de aspecto sequelar . Alterações degenerativa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as pelos pulmões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Brônquios com paredes espessadas de forma difusa com predomínio nos lobos inferiores , associadas a opacidades peribroncovasculares irregulares , mais expressivas na base pulmonar direita . Opacidades reticulares irregulares , de aspecto fibroatelectásicas esparsas , algo retráteis , em ambos os pulmões , com predomínio periférico , associado a tênues opacidades com atenuação em vidro fosco de permeio , sugerindo processo inflamatório intersticial crônico / residual . Pequenas imagens nodulares não calcificadas medindo até cerca de 0 , 8 cm esparsas pelos pulmões , indeterminadas . Pequeno nódulo calcificado no segmento apical do lobo superior direito , medindo 0 , 4 cm , de aspecto benigno / residual . Restante do parênquima pulmonar com coeficientes de atenuação preservado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Descontinuidade óssea no 10 º arco costal direito , associado a perde de substância de partes moles adjacentes , de aspecto sequelar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ou lesões focais parenquimatosas . Traquéia , brônquios - fontes e hilos pulmonares livres . Leve ateromatose aórtica e coronariana . Estruturas mediastinais anatômicas . Ausência de linfonodomegalias em meio aos planos gordurosos mediastinais . Pequenos linfonodos calcificados em região periihilar a direita e infra carinal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Labiações osteofitárias marginais nos corpos vertebrais dorsais . Ausência de nódulos suspeitos . Imagem de divertículo traqueal posterior com 2 , 5 cm , distando cerca de 5 , 6 cm da região glótica . Brônquios - fontes e hilos pulmonares livres . Espessamento das paredes do esôfago . Pequena dilatação brônquica associada espessamento parietal e predomínio de opacidades centro - acinares no lobo superior a esquerda e segmento lingular superior sem consolidações evidentes . Pequenos linfonodos mediastinais . Ausência de linfonodomegalias em meio aos planos gordurosos mediastinais . Leve ateromatose aórtica e coronariana . Demais estruturas mediastinais anatômicas . Ausência de coleções líquidas livres no espaço pleural . Pequeno espessamento pleural posterior nos lobos superio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16.1</text:p>
          </table:table-cell>
          <table:table-cell office:value-type="string" calcext:value-type="string">
            <text:p>TOMOGRAFIA COMPUTADORIZADA DE TÓRAX Indicação do exame : DPOC Técnica : imagens obtidas por aquisição volumétrica multislice sem a administração intravenosa de contraste iodado . Aspectos observados : Estrias fibroatelectásicas nos ápices pulmonares , de provável etiologia sequelar / cicatricial . Diminuto nódulo pulmonar centrolobular , ovalado , contornos regulares , localizado no lobo inferior esquerdo no segmento superior , medindo 0 , 4 x 0 , 3 cm e o outro diminuto nódulo pulmonar centrolobular , ovalado , contornos regulares , localizado no lobo inferior esquerdo no segmento basal lateral , medindo 0 , 3 x 0 , 3 cm , ambos com densidade de partes moles e com aparentes microcalcificações de permeio . Enfisemas parasseptais no ápice pulmonar direito . Discretas bronquiectasias nas bases pulmonares . Pequenas áreas focais de opacidades com atenuação em vidro fosco no lobo superior direito e nas bases pulmonares . Atelectasias subsegmentares nas bases pulmonares , lobo médio ( pulmão direito ) e língula ( pulmão esquerdo ) . Demais regiões do parênquima pulmonar com atenuação preservada . Ausência de derrame pleural ou pericárdico . Não se observam linfonodomegalias mediastinais . Traqueia e brônquios - fonte pérvios , com calibre normal . Ateromatose parietal na aorta torácica e vasos coronarian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inferior esquerdo no segmento superior</text:p>
          </table:table-cell>
          <table:table-cell office:value-type="string" calcext:value-type="string">
            <text:p>0,4 x 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16.2</text:p>
          </table:table-cell>
          <table:table-cell office:value-type="string" calcext:value-type="string">
            <text:p>TOMOGRAFIA COMPUTADORIZADA DE TÓRAX Indicação do exame : DPOC Técnica : imagens obtidas por aquisição volumétrica multislice sem a administração intravenosa de contraste iodado . Aspectos observados : Estrias fibroatelectásicas nos ápices pulmonares , de provável etiologia sequelar / cicatricial . Diminuto nódulo pulmonar centrolobular , ovalado , contornos regulares , localizado no lobo inferior esquerdo no segmento superior , medindo 0 , 4 x 0 , 3 cm e o outro diminuto nódulo pulmonar centrolobular , ovalado , contornos regulares , localizado no lobo inferior esquerdo no segmento basal lateral , medindo 0 , 3 x 0 , 3 cm , ambos com densidade de partes moles e com aparentes microcalcificações de permeio . Enfisemas parasseptais no ápice pulmonar direito . Discretas bronquiectasias nas bases pulmonares . Pequenas áreas focais de opacidades com atenuação em vidro fosco no lobo superior direito e nas bases pulmonares . Atelectasias subsegmentares nas bases pulmonares , lobo médio ( pulmão direito ) e língula ( pulmão esquerdo ) . Demais regiões do parênquima pulmonar com atenuação preservada . Ausência de derrame pleural ou pericárdico . Não se observam linfonodomegalias mediastinais . Traqueia e brônquios - fonte pérvios , com calibre normal . Ateromatose parietal na aorta torácica e vasos coronarian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inferior esquerdo no segmento basal lateral</text:p>
          </table:table-cell>
          <table:table-cell office:value-type="string" calcext:value-type="string">
            <text:p>0,3 x 0,3 cm</text:p>
          </table:table-cell>
          <table:table-cell table:number-columns-repeated="1015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TOMOGRAFIA COMPUTADORIZADA DE TÓRAX Metodologia : Realizada aquisição volumétrica em tomógrafo multislice , sem a administração do meio de contraste endovenoso . Aspectos observados : Traquéia e brônquios - fonte pérvios e de calibre normal . Parênquima pulmonar com coeficientes de atenuação preservados . Ausência de consolidações ou derrame pleural . Estrias fibroatelectásicas no lobo médio e lobos inferiores . Ausência de linfonodomegalias mediastinais , axilares ou hilares . Tronco da artéria pulmonar de calibre usual . Coração de dimensões normais . Aorta torácica de calibre usual . Acentuação da cifose torácica . Alterações degenerativas d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Discretas alterações pleuroparenquimatosas cicatriciais em ápices pulmonares . Diminutos focos de enfisema parasseptal em ápice pulmonar direito . Tênues opacidades em vidro fosco nas porções mediais do segmento superior do lobo inferior direito , inespecíficas , mas que podem corresponder a pequenos focos de processo inflamatório / infeccioso em atividade . Pequeno nódulo não calcificado , contornos regulares , subpleural , na periferia do segmento basal posterior direito , medindo 0 , 3 cm , indeterminado . Discretas atelectasias laminares no lobo médio e no segmento lingular inferior . Restante do parênquima pulmonar com atenuação habitual . Traqueia e brônquios principais pérvios , de calibres normais . Estruturas vasculares mediastinais com trajeto e calibre externo conservado . Discreta ateromatose coronarian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basal post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esquerdo , medindo cerca de 0 , 28 x 0 , 14 cm nos maiores eixos axiais . Existe imagem hiperatenuante laminar no lobo médio do pulmão direito . Há espessamentos septais e discreta atenuação em vidro fosco em pequena área do segmento basal posterior direito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8 x 0,14 cm</text:p>
          </table:table-cell>
          <table:table-cell office:value-type="string" calcext:value-type="string">
            <text:p>1,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os espessamentos pleurais focais junto ao lobo médio do pulmão direito e ao segmento superior do lobo inferior esquerdo . Há imagens hiperatenuantes laminares no segmento lateral do lobo médio e nos segmentos basais anterior e lateral esquerdos . Existe pequena área com discreta atenuação em vidro fosco no segmento superior do lobo inferior esquerdo . Há imagem ovalar hiperdensa no segmento basal posterior direito , medindo cerca de 0 , 41 x 0 , 33 cm nos maiores eixos axiai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1 x 0,33 cm</text:p>
          </table:table-cell>
          <table:table-cell office:value-type="string" calcext:value-type="string">
            <text:p>3,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Hemoptise Análise : Raros e pequenos nódulos com densidade de partes moles , com diâmetro variando entre 0 , 3 e 0 , 5 cm , esparsos na periferia de ambos os pulmões , mais evidentes nos lobos superiores e segmento basal posterior direito , inespecíficos . Nódulo subpleural no segmento lateral do lobo médio , medindo 0 , 7 cm , de morfologia grosseiramente triangular , provavelmente correspondente a linfonodo intrapulmonar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21.2" calcext:value-type="float">
            <text:p>821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Hemoptise Análise : Raros e pequenos nódulos com densidade de partes moles , com diâmetro variando entre 0 , 3 e 0 , 5 cm , esparsos na periferia de ambos os pulmões , mais evidentes nos lobos superiores e segmento basal posterior direito , inespecíficos . Nódulo subpleural no segmento lateral do lobo médio , medindo 0 , 7 cm , de morfologia grosseiramente triangular , provavelmente correspondente a linfonodo intrapulmonar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lateral do lobo médi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Exame de avaliação parcialmente limitada por artefatos de movimentos respiratórios . Lesão expansiva infiltrativa cervical descrita em relatório específico , comrpime e desloca a traqueia e a tireóide para esquerda , bem como se insinua no mediatino anterosuperior , Parênquima pulmonar com atenuação preservada , exceto por pequenos nódulos com atenuação de partes moles , esparsos bilateralmente não maiores que 0 , 4 cm de diâmetro , inespecíficos . Não há sinais de derrame pleural ou pericárdico . Coração sem particularidades ao método . Linfonodos arredondados e proeminentes em cadeias paratraqueais superiores , medindo até 0 , 9 cm no menor eixo axial , inespecíficos . Traqueia e brônquios - fonte pérvios , com calibre normal . Estruturas vasculares mediastinais com trajeto e calibre externo preservados . Ateromatose da aorta torácica e seus ramos , inclusive coronárias . Alterações degenerativas vertebrais ( espondilose ) . Achados adicionais da transição toracoabdominal : Esplenomegalia com lesões focais intraparenquimatosas inespecíficas ao estudo sem contraste . Alterações morfovolumétricas hepáticas , parcialmente visualizadas neste estudo não dirigid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esparsos bilateralmente</text:p>
          </table:table-cell>
          <table:table-cell office:value-type="string" calcext:value-type="string">
            <text:p>não maiores que 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Principais achados : Discreto enfisema parasseptal nos lobos superiores . Notam - se ainda raras e discretas imagens de enfisema centroacinar esparas , mais evidentes no lobo médio . Raras e delgadas estrias fibroatelectásicas esparsas nos lobos inferiores e mop lobo médio . Opacidades fibroretrátil de aspecto cicatricial no aspecto anterior do segmento anterior do lobo superior esquerdo , associada a bronquioectasia de tração focal . Muito tênues opacidades centroacinares em vidro fosco , mal definidas , de distribuição predominantemente periférica e em maior número nos lobos superiores , possivelmente relacionadas a bronquiolite respiratória tabaco relacionada . Pequenos focos calcificados no segmento lateral do lobo médio , em íntima relação com bronquios subsegmentares locais , sugerindo tratar - se de bronquiolitos . Miccronódulo calcificado de aspecto residual ( granuloma ) medindo 0 , 2 cm no segmento basal lateral do lobo inferior direito . , Demais achados : Não há sinais de derrame pleural ou pericárdico . Coração sem particularidades ao método . Não se observam linfonodomegalias mediastinais . Linfonodo calcificado residual ( granuloma ) no hilo pulmonar direito . Traqueia e brônquios - fonte pérvios , com calibre normal . Estruturas vasculares mediastinais com trajeto e calibre externo preservados . Escoliose de convexidade esquerda . Alterações degenerativas vertebrais ( espondilose dorsal ) . Artrodese metálica posterior transpedicular em transição toraco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TOMOGRAFIA COMPUTADORIZADA DE TÓRAX COM CONTRASTE Técnica : Imagens obtidas por cortes axiais antes e após a administração intravenosa de contraste iodado . Aspectos observados : Área de consolidação do parênquima pulmonar com broncogramas aéreos de permeio e opacidades em vidro foscoadjacentes no lobo inferior direito . Atelectasias laminares esparsas por ambos os pulmões . Estrias fibroatelectásicas esparsas bilateralmente . Não se observam linfonodomegalias mediastinais . Traqueia e brônquios - fonte pérvios , com calibre normal . Estruturas vasculares mediastinais com trajeto e diâmetro preservados . Ateromatose aórtica e coronariana . Coração de dimensões acentuadamente aumentadas . Nota - se ainda merrame pericárdico . Derrame pericárdico moderado . Espondilose dorsal . Derrame pleural bilateral sendo volumoso à direita e moderado à esquerda e determinado atelectasias compressivas segmentares e subsegmentares nos lobos inferiores . Ausência de realces anômalos pelo meio de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. Discretas traves atelectásicas em lingula - segmento superior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TOMOGRAFIA COMPUTADORIZADA DO TÓRAX MOTIVO : Tosse . TÉCNICA : Aquisições multislice dos ápices pulmonares até as adrenais sem a injeção intravenosa de meio de contraste organoiodado . RELATÓRIO : Realizada análise comparativa com o estudo tomográfico de 07 / 11 / 2022 , evidenciando - se : Exame de avaliação prejudicada devido à grande quantidade de artefatos de movimentos , produzidos durante a realização do mesmo e que degradaram várias imagens . - Persistência da redução volumétrica com distorção arquitetural dos segmentos ápico - posterior do lobo superior esquerdo e superior do lobo inferior deste lado , com fibrose e bronquiectasias de tração de permeio . - Micronódulos centrolobulares em vidro fosco , localizadas no segmento lateral do lobo médio e basais lateral e posterior à direita , achados inespecíficos , podendo corresponder a dependência na correlação clínico laboratorial a processo de natureza inflamatória / infecciosa . - Estruturas vasculares pulmonares ectasiadas , achado que pode estar relacionado a ausência de realização de apneia inspiratória durante aquisição das imagens , não podendo se afastar , entretanto , eventual componente congestivo associado . Imagem cardíaca aumentada . - Mantem - se a ectasia da aorta torácica . Demais achados estáve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raves atelectásicas associadas a espessamento pleural , bronquioloectasias e vidro fosco marginal no lobo inferior à direita . Ausência de nódulos . Relação vaso brônquica preservada . Ausência de bronquiectasias . Vascularização pulmonar periférica de aspecto tomográfico normal . Traquéia , brônquios - fontes e hilos pulmonares livre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Discretos focos de alteração em vidro fosco na periferia do lobo inferior à esquerda - segmento posterior . Ausência de nódulos . Relação vaso brônquica preservada . Ausência de bronquiectasias . Vascularização pulmonar periférica de aspecto tomográfico normal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pequenas imagens hiperatenuantes lineares nos ápices pulmonares . Há imagens hiperatenuantes laminares nos lobos inferiores . Notamos imagem hiperatenuante grosseiramente ovalar no segmento superior do lobo inferior esquerdo , medindo cerca de 1 , 9 x 1 , 4 cm nos maiores eixos axiais , associada com a imagem hiperatenuante laminar Há espessamento pleural posterior à direita . Boa permeabilidade da traquéia , dos brônquios fontes e lobares . Mediastino centrado , com proeminência do ventrículo cardíaco esquerdo . Existem placas parietais calcificadas na aorta torácica , na artéria subclávia esquerda e em ramo arterial coronário . Há imagens ovalares hiperdensas no mediastino e no hilo pulmonar direit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TOMOGRAFIA COMPUTADORIZADA DE TÓRAX Indicação do exame : nódulo pulmonar . Técnica : imagens obtidas por aquisição volumétrica multislice sem a administração intravenosa de contraste iodado . Aspectos observados : Pequeno nódulo pulmonar centrolobular , não calcificado , com contornos regulares , medindo 0 , 9 x 0 , 8 cm nos maiores eixos do plano axial , localizado no segmento basal posterior do lobo inferior direito . Pequenas opacidades com atenuação em vidro fosco , esparsas e mal definidas , nos lobos pulmonares inferiores , sendo mais evidente à direita . Pequena área focal de enfisema centrolobular no lobo inferior direito . Atelectasias subsegmentares nas bases pulmonares . Demais campos pulmonares com atenuação preservada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9 x 0,8 cm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PARÊNQUIMA PULMONAR : Discretas atelectasias subsegmentares dispersas bilaterais . Micronódulo centrolobular no segmento anterior do lobo superior direito . Restante da densidade dos campos pulmonares de aspecto habitual . . Distribuição vasobrônquica preservada . MEDIASTINO : Ausência de linfonodomegalias . Esôfago , traquéia e brônquios fonte sem anormalidades visíveis . Estruturas vasculares apresentam trajetos e calibres habituais . CONTINUA . .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Realizada análise comparativa com estudo prévio de 25 / 11 / 2022 que evidenciou : Significativa redução da extensão das opacidades em vidro fosco e resolução dos focos consolidativos que eram vistos em permeio , sobretudo no lobo superior direito , com discretas opacidades remanescentes mais videntes no referido lobo e no segmento anterior do lobo superior esquerdo . Redução das dimensões dos focos consolidativos / nódulos irrregulares no segmento basal anterior do lobo inferior esquerdo o maior medindo atualmente 0 , 8 cm ( media 1 , 1 cm ) . Reexpansão da atelectasia parcial do lobo inferior direito , não mais se observando elevação da cúpula frênica como era vista previamente . Não mais se observa derrame pericárdico ou pleural no presente estudo , notando - se apenas tênue espessamento pleural e fissural bilateralmente . Foi melhor caracterizado no presente estudo com contraste a presença de linfonodomegalia hilar direita , medindo 1 , 1 cm no menor eixo axial bem como de espessamento tissular amorfo peribroncovascular em região peri - hilar à direita , mantendo íntimo contato com a pleural mediastinal e o pericárdio do átrio direito , medindo cerca de 2 , 8 x 1 , 5 cm no plano axial . Demais aspectos persitem inalterados : - Sinais de mastectomia total esquerda . - Porth a ' cath em parede torácica anterosuperior direita , com extremidade do cateter na veia cava superior . - Discretas alterações pós actínicas no ápice pulmonar esquerdo . - Nódulo calcificado de aspecto residual ( granuloma ) no segmento do lobo no segmento basal posterior esquerdo . - Coração sem particularidades volumétricas significativas ao método . - Traqueia e brônquios - fonte pérvios , com calibre normal . - Estruturas vasculares mediastinais com trajeto e calibre externo preservados . - Arcabouço ósseo sem alterações relevantes ao método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anterior do lobo inferior esquerdo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TOMOGRAFIA COMPUTADORIZADA DO TÓRAX MOTIVO : Foco infeccioso . TÉCNICA : Aquisições multislice dos ápices pulmonares até as adrenais sem a injeção intravenosa de meio de contraste organoiodado . RELATÓRIO : PLEURAS : Espaços pleurais com aspecto virtual . PARÊNQUIMA PULMONAR : Discretas atelectasias subsegmentares bilaterais . Incipientes micronódulos centrolobulares , em vidro fosco , no lobo superior direito e no segmento lateral do lobo médio , inespecíficos por suas diminutas dimensões . Distribuição vasobrônquica preservada . MEDIASTINO : Linfonodomegalia carinal , medindo 1 , 6 cm . Esôfago , traquéia e brônquios fonte sem anormalidades visíveis . Estruturas vasculares apresentam trajetos e calibres habituais . CONTINUA . . . Ateromatose cálcica supra - aórtica e coronariana . ARCABOUÇO ÓSSEO Esternorrafia metálica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rótese mamaria a direita . Espondilose dorsal com acentuação da curvatura cifótica . Não há fraturas dos corpos vertebrais . Fraturas consolidadas do 6 ao 9 º . arcos costais a esquerda . Pequenas imagens hiperatenuantes lineares no ápice pulmonar esquerdo . Diminuta imagem ovalar hiperdensa no segmento ápico - posterior do lobo superior esquerdo , medindo cerca de 4 , 5 mm de provável natureza sequelar . Opacidades centroacinares entremeadas por vidro fosco na área central peribronquivascular do lobo superior a direita e periferia da lingula ( seg inferior ) . Finas reticulações subpleurais no lobo inferior a direita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Mediastino centrado , com área cardíaca discretamente aumentada e alongamento da aorta . Existem placas parietais calcificadas na aorta torácica , no tronco bráquiocefálico e em ramos arteriais coronários . Ausência de coleções líquidas livres no espaço pleural ou pericárd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4,5 mm</text:p>
          </table:table-cell>
          <table:table-cell office:value-type="string" calcext:value-type="string">
            <text:p>4,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Obs : avaliação prejudicada por artefatos de movimentação respiratória Principais Achados : Pequeno nódulo calcificado no segmento basal posterior esquerdo , residual . Discreto espessamento pleuro - apical bilateral , residual . Discretas lâminas atelectásicas esparsas bilateralmente . Calcificações ateromatosas na aorta torácica , vasos supra - aórticos e em artérias coronárias . Alterações degenerativas vertebrais . Demais achados : Não há sinais de derrame pleural ou pericárdico . Não se observam linfonodomegalias mediastinais . Traqueia e brônquios - fonte pérvios , com calibre normal . Área cardíaca com dimensõe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a transição dos segmentos do lobo superior esquerdo , medindo cerca de 0 , 35 x 0 , 32 cm nos maiores eixos axiais . Existem áreas com atenuação em vidro fosco nos segmentos superior e basais do lobo inferior direito , mais evidente no segmento basal posterior , associada com espessamentos septais e com imagem hiperatenuante laminar . Boa permeabilidade da traquéia , dos brônquios fontes e lobares . Mediastino centrado , com discreta proeminência do ventrículo cardíaco esquerdo e alongamento da aorta . Há placas parietais calcificadas na aorta torácica , em ramos supra - aórticos e em ramos arteriais coronários . Existe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do lobo superior esquerdo</text:p>
          </table:table-cell>
          <table:table-cell office:value-type="string" calcext:value-type="string">
            <text:p>0,35 x 0,32 cm</text:p>
          </table:table-cell>
          <table:table-cell office:value-type="string" calcext:value-type="string">
            <text:p>3,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TOMOGRAFIA COMPUTADORIZADA DO TÓRAX MOTIVO : Trauma . TÉCNICA : Aquisições multislice dos ápices pulmonares até as adrenais sem a injeção intravenosa de meio de contraste organoiodado . RELATÓRIO : PLEURAS : Espaços pleurais com aspecto virtual . PARÊNQUIMA PULMONAR : Micronódulos , centrolobulares , em vidro fosco , no segmento medial do lobo médio e basal lateral esquerdo , inespecíficos , podendo corresponder a processo de natureza inflamatória / infecciosa , sem que se possa afastar a possibilidade de pequenas áreas de contusão pulmonar no presente contexto clínico . Restante da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sem alta resolução para avaliação intersticial . Análise Artefatos de movimento . Estruturas de atenuação de partes moles da parede torácica sem particularidades . Espondilose dorsal . Espessamento septal liso , interlobular nos lobos superiores . Reticulações subpleurais com espessamento septal e vidro fosco na periferias dos lobos inferiores . Ausência de nódulos suspeito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.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TOMOGRAFIA COMPUTADORIZADA DO TÓRAX Indicação clínica : febre + dispneia + tosse produtiva + rinorreia há 4 dias + crise asmática + ITR ? Técnica : imagens obtidas por aquisição volumétrica multislice , sem a administração intravenosa do meio de contraste iodado . Análise : Opacidades com atenuação em vidro fosco nos segmentos superior e posterior do lobo superior direito , bem como no segmento superior do lobo inferior homolateral e no segmento lateral do lobo inferior esquerdo . Pequeno nódulo pulmonar calcificado , medindo cerca de 0 , 5 cm , localizado no segmento anterior do lobo inferior esquerdo , de aspecto residual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Estruturas ósseas sem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inferior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Baixa inspiração pulmonar ao estudo . Artefatos de movimento prejudicando a avaliação pormenorizada do parênquima pulmonar . Mediastino centrado , com área cardíaca aumentada e alongamento da aorta , cuja croça desloca a traquéia para a direita . Ectasia do tronco e das artérias pulmonares . Existem placas parietais calcificadas na aorta torácica , em ramos supra - aórticos e em ramos arteriais coronários . Há sutura com fios metálicos no esterno . Ausência de linfonodomegalias mediastinais , hilares ou infraclaviculares . Espessamento das paredes brônquicas . Traquéia , brônquios - fontes e hilos pulmonares livres . Pulmões com áreas mais e menos densas entremeadas , com aspecto em mosaico , associadas com aparentes espessamentos septais nos lobos inferiores . Nódulo calcificado no lobo inferior direito . Há pequenas imagens ovalares hipoatenuantes nos ápice pulmonar esquerdo , a maior delas medindo cerca de 1 , 3 x 1 , 2 cm nos maiores eixos axiais . Derrame pleural laminar bilateral . Densidades decúbito dependentes . Continua Impressão radiológica : Imagens sugestivas de bolhas enfisematosas no ápice pulmonar esquerdo . Espessamento das paredes brônquicas . Pulmões com atenuação em mosaico sugerindo graus de aeração diferentes entre áreas adjacentes . Derrame pleural laminar bilateral . Área cardíaca aumentada e alongamento da aorta . Placas de ateroma calcificadas na aorta , em ramos supra - aórticos e em ramos arteriais coronários . Ectasia do tronco e das artérias pulmonares , achado que pode estar relacionado a quadro de hipertensão plulmon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Principais achados : - Espessamento pleural irregular , bilateral , com nódulos e placas pleurais ( alguns com focos de calcificação ) esparsos bilateralmente , mais exuberantes à esquerda , provavelmente relacionados à patologia de base referida ( asbestose ) . - Derrame pleural laminar à esquerda . - Consolidação com broncogramas aéreos em permeio na língula e opacidades em vidro fosco associadas . Processo inflamatório / infeccioso broncopneumônico deve ser considerado dentre os diferenciais prioritários . - Pequenas zonas de enfisema parasseptal e centrolobular esparsas bilateralmente . - Área focal de tênues opacidades intersticiais no segmento apical do lobo inferior esquerdo . - Micronódulos centroacinares , com atenuação em vidro fosco , esparsos na periferia de ambos os pulmões , predominando nos campos superiores , possivelmente relacionados à bronquiolite respiratório tabaco - relacionada . Demais achados : Restante do parênquima pulmonar com atenuação preservada . Não há sinais de derrame pericárdico . Não se observam linfonodomegalias mediastinais . Traqueia e brônquios - fonte pérvios , com calibre normal . Imagem cardíaca de morfologia normal , sem alterações volumétricas apreciáveis . Calcificações ateromatosas na aorta torácica e vasos supra - aórticos . Acentuação da cifose dorsal , associada a alterações degenerativas vertebrais . Achados adicionais da transição toracoabdominal ( de avaliação limitada neste estudo não dirigido ) : Sinais de hepatopatia parenquimatosa crônica , com indicios de recanalização da veia paraumbilical Imagem de aspecto cístico no rim direito , parcialmente visualizada . Espessamento de ambas as adre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equeno espessamento pleuropical bilateral . Discretas traves atelectásicas e bronquiectasias de tração margeando proeminentes dorsais junto ao lobo inferior à direita . Cisto pulmonar no lobo médio medindo 16 mm . Focos isolados de atenuação em vidro fosco nos segmentos posteriores dos lobos inferiores . Labiações osteofitárias marginais nos corpos vertebrais dorsais . Ausência de nódulos . Traquéia , brônquios - fontes e hilos pulmonares livres . Ateromatose aórtica e coronarian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843" calcext:value-type="float">
            <text:p>843</text:p>
          </table:table-cell>
          <table:table-cell office:value-type="string" calcext:value-type="string">
            <text:p>TOMOGRAFIA COMPUTADORIZADA DO TÓRAX MOTIVO : Dor torácica e síndrome gripal há 14 dias . ﻿ TÉCNICA : Aquisições multislice dos ápices pulmonares até as adrenais sem a injeção intravenosa de meio de contraste organoiodado . RELATÓRIO : PLEURAS : Espaços pleurais com aspecto virtual . PARÊNQUIMA PULMONAR : Incipientes estrias fibroatelectásia subsegmentar dispersas bilateral . Alguns micronódulos centrolobulares , de distribuição periférica , nos segmentos lingular inferior , superior do lobo inferior esquerdo , basal posterior esquerdo e basal superior direito . Distribuição vasobrônquica preservada . MEDIASTINO : Ausência de linfonodomegalias . Esôfago , traquéia e brônquios fonte sem anormalidades visíveis . Estruturas vasculares apresentam trajetos e calibres habituais . CONTINUA . .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Redução volumétrica com traves atelectásicas e bronquioectasias de tração no lobo médio e no segmento anterior do lobo superior direito . Ausência de pneumopatia alveolar ou intersticial em evolução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TOMOGRAFIA COMPUTADORIZADA DE TÓRAX Indicação do exame : Pneumonia broncoaspirativa ? Exame de avaliação parcialmente limitada por artefatos de movimentos respiratórios . Técnica : Imagens obtidas por aquisição volumétrica multislice sem a administração intravenosa de contraste iodado . Análise : Múltiplas opacidades pulmonares em vidro fosco , com distribuição multifocal e bilateral , com predomínio periférico e posterior . Mínimo derrame pleural bilateral . Atelectasias laminares basais posteriores bilaterais ( cicatriciais ) . Não se observam linfonodomegalias mediastinais . Traqueia e brônquios - fonte pérvios , com calibre normal . Aumento da área cardíaca . Ateromatose aórtica e coronariana . Espondilose dorsal . Diagnósticos diferenciais : Pneumonia por influenza , pneumonia por COVID e pneumonia em organização . Achado adicional : Volumoso nódulo em topografia do lobo esquerdo da tireóide , estendendo - se à fúrcula esternal , medindo 3 , 2 x 2 , 6 cm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string" calcext:value-type="string">
            <text:p>TOMOGRAFIA COMPUTADORIZADA DO TÓRAX MOTIVO : RNC TÉCNICA : Aquisições multislice dos ápices pulmonares até as adrenais sem a injeção intravenosa de meio de contraste organoiodado . RELATÓRIO : PLEURAS : Derrame pleural laminar à direita . PARÊNQUIMA PULMONAR : Parênquima pulmonar de avaliação prejudicada , devido a artefatos de movimentação respiratória que degradam as imagens . Micronódulo centrolobular , em vidro fosco no segmento apical do lobo superior direito e no segmento apical do lobo inferior esquerdo . Pulmões hipoinsuflados Enfisema centrolobular na base pulmonar direita . Bolhas subpleurais no hemitórax direito . Distribuição vasobrônquica preservada . CONTINUA . . . MEDIASTINO : Ausência de linfonodomegalias . Esôfago , traquéia e brônquios fonte sem anormalidades visíveis . Ectasia do tronco pulmonar medindo até 3 , 6 cm . Discreta cardiomegalia . Ateromatose cálcica supraaórtica e coronariana . ARCABOUÇO ÓSSEO Alterações osteodegenerativas da coluna torácica . Alterações osteodegenerativas glenoumeral à direita . Achatamento quase completo do corpo vertebral de T 12 , com leve retropulsão do muro posterior . Rarefação óssea difusa . Formação expansiva de contornos lobulados e coeficientes de atenuação heterogêneo , com características radiológicas de agressividade , localizada no úmero proximal esquerdo , algo insuflativa , determinando indefinição praticamente completa do úmero proximal , medindo 8 , 9 x 11 , 2 x 6 , 5 cm . A lesão estende - se , superiormente , ao nivel da articulação acromioclavicular , sem sinais francos de infiltração , posteriormente mantem íntimo contato com os planos musculares e anteromedialmente estende - se a região axilar , sem sinais de invasão das estruturas vasculares nesta topografia . Há , ainda , sinais de infiltração / extensão à escápula , com erosão óssea e indefinição parcial da glenoi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7.1" calcext:value-type="float">
            <text:p>84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Existem lesões em vidro fosco e lesões do espaço aéreo consolidativas nos segmentos superior e basal posterior do lobo inferior direito . Há áreas com atenuação em vidro fosco na língula e nos segmentos superior e basal posterior do lobo inferior esquerdo . Notamos imagem hiperatenuante ovalar no segmento basal lateral esquerdo , medindo cerca de 0 , 62 x 0 , 46 cm nos maiores eixos axiais . Existe imagem ovalar hiperdensa no segmento superior do lobo inferior direito , medindo cerca de 0 , 74 x 0 , 64 cm nos maiores eixos axiais . Boa permeabilidade da traquéia , dos brônquios fontes e lobares . Mediastino centrado , com proeminência do ventrículo cardíaco esquerdo . Há placas parietais calcificadas na aorta torácica e em tronco bráquiocefálic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basal lateral esquerdo</text:p>
          </table:table-cell>
          <table:table-cell office:value-type="string" calcext:value-type="string">
            <text:p>0,62 X 0,46 cm</text:p>
          </table:table-cell>
          <table:table-cell office:value-type="string" calcext:value-type="string">
            <text:p>4,6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Existem lesões em vidro fosco e lesões do espaço aéreo consolidativas nos segmentos superior e basal posterior do lobo inferior direito . Há áreas com atenuação em vidro fosco na língula e nos segmentos superior e basal posterior do lobo inferior esquerdo . Notamos imagem hiperatenuante ovalar no segmento basal lateral esquerdo , medindo cerca de 0 , 62 x 0 , 46 cm nos maiores eixos axiais . Existe imagem ovalar hiperdensa no segmento superior do lobo inferior direito , medindo cerca de 0 , 74 x 0 , 64 cm nos maiores eixos axiais . Boa permeabilidade da traquéia , dos brônquios fontes e lobares . Mediastino centrado , com proeminência do ventrículo cardíaco esquerdo . Há placas parietais calcificadas na aorta torácica e em tronco bráquiocefál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74 x 0,64 cm</text:p>
          </table:table-cell>
          <table:table-cell office:value-type="string" calcext:value-type="string">
            <text:p>6,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Espessamento parietal de alguns brônquios segmentares no lobo inferior direito , achado que pode decorrer de etiologia inflatória / infecciosa de médias vias aéreas . ( Bronquite ? ) Pequeno nódulo com densidade de partes moles no lobo médio , subfissural , medindo 0 , 3 cm , inespecífico . Algumas faixas de atelectasias laminares esparsas , comumente relacionadas a hipoventilação . Linfodos mediastinais não megálicos calcificados , residuai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TOMOGRAFIA COMPUTADORIZADA DO TÓRAX MOTIVO : Pnm . TÉCNICA : Aquisições multislice dos ápices pulmonares até as adrenais sem a injeção intravenosa de meio de contraste organoiodado . RELATÓRIO : PLEURAS : Espaços pleurais com aspecto virtual . PARÊNQUIMA PULMONAR : Focos de consolidação com distribuição peribroncovascular e pequenos nódulos centrolobulares em permeio nos segmentos basal posterior e anterior esquerdos . Distribuição vasobrônquica preservada . MEDIASTINO : Ausência de linfonodomegalias . Presença de material hipodenso , com focos gasosos no interior da traqueia de dos brônquios segmentares basais à esquerda . Esôfago , traquéia e brônquios fonte sem anormalidades visíveis . CONTINUA . . . Estruturas vasculares apresentam trajetos e calibres habituais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Múltiplas opacidades centrolopbulares com atenuação em vidro fosco confluentes , associados a focos de consolidações de permeio no pulmão direito , predominando nos lobos inferior e superior . Discretos nódulos centrolobulares no lobo inferior esquerdo , alguns deles apresentando ramificações assumindo aspecto de árvore em brotamento . Pequeno nódulo calcificado residual no segmento superior do lobo inferior direito , medindo 0 , 3 cm . Restante do parênquima pulmonar com atenuação habitual . Traqueia e brônquios principais pérvios , de calibres normais . Estruturas vasculares mediastinais com trajeto e calibre externo conservado . Ateromatose aórtica e coronariana . Linfonodos calcificados residuais em cadeia hilar direita . Ausência de linfonodomegalias mediastinais e hilares . Pequena hérnia gástrica por deslizamen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esconforto respiratório . Principais achados : Exame de avaliação extramamente prejudicada por artefatos de movimentos respiratórios e padrão expiratório predominante . Discreto espessamento pleural bilateral , sem derrames significativos , com leve espssamento associado no aspecto anterior da fissura oblíqua esquerda . Pequeno nódulo calcificado de aspecto residual ( granuloma ) no segmento posterior do lobo superior direito . Atelectasias laminares subsegmentares esparsas bilaterais . Parênquima pulmonar com áreas de leve aumento da atenuação atribuídas presumidamente à expansão insuficiente / áreas de hipoventilação . Demais achados : Não foram caracterizadas consolidações ou áreas típícas de processo inflamatório no parênquima pulmonar , ressaltando - se a avaliação limitada pelos fatores supradescritos . Coração sem particularidades volumétricas relevantes ao método . Hilos pulmonares livres . Não se observam linfonodomegalias mediastinais . Traqueia e brônquios - fonte pérvios , com calibre normal . Estruturas vasculares mediastinais com trajeto e calibre externo preservados . Ateromatose da aorta torácica e seus ramos , inclusive coronária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xtensas áreas de enfisema centrolobular predominando nos lobos superiores . Imagem de nódulo de margens espiculadas associada à retração brônquica na região mais central perihilar do lobo superior esquerdo medindo em seus maiores eixos 17 x 15 , 3 x 13 , 1 mm . Finas traves atelectásicas subpleurais nos lobos inferiores . Pequeno espessamento brônquico para os lobos inferiores . Traquéia , brônquios - fontes e hilos pulmonares livres . Imagem de densidade líquida , circunscrita em projeção o mediastino anterior paracardíaca medindo aproximadamente 32 x 19 mm . Restante das estruturas mediastinais anatômicas . Ausência de linfonodomegalias em meio aos planos gordurosos mediastinais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o lobo superior esquerdo</text:p>
          </table:table-cell>
          <table:table-cell office:value-type="string" calcext:value-type="string">
            <text:p>17 x 15,3 x 13,1 mm</text:p>
          </table:table-cell>
          <table:table-cell office:value-type="string" calcext:value-type="string">
            <text:p>13,1</text:p>
          </table:table-cell>
          <table:table-cell table:style-name="ce12"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54.1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estadiamento de hepatcarcinoma . Seguintes aspectos observados : Mínimo derrame pleural laminar à esquerda . Pequeno nódulo pulmonar não calcificado no segmento apical esquerdo , medindo 0 , 5 x 0 , 4 cm . Diminuto nódulo pulmonar não calcificado no segmento lateral do lobo médio medindo 0 , 3 x 0 , 2 cm . Atelectasias laminares em segmentos basais bilaterais , em lobo médio e na língula . Demais regiões do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esquerdo</text:p>
          </table:table-cell>
          <table:table-cell office:value-type="string" calcext:value-type="string">
            <text:p>0,5 x 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54.2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estadiamento de hepatcarcinoma . Seguintes aspectos observados : Mínimo derrame pleural laminar à esquerda . Pequeno nódulo pulmonar não calcificado no segmento apical esquerdo , medindo 0 , 5 x 0 , 4 cm . Diminuto nódulo pulmonar não calcificado no segmento lateral do lobo médio medindo 0 , 3 x 0 , 2 cm . Atelectasias laminares em segmentos basais bilaterais , em lobo médio e na língula . Demais regiões do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3 x 0,2 cm</text:p>
          </table:table-cell>
          <table:table-cell table:number-columns-repeated="1015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Labiações osteofitárias marginais nos corpos vertebrais dorsais . Esternorrafia metálica . Não caracterizamos dilatações ou espessamento das paredes brônquicas . Tênues traves atelectásicas em língula . Ausência de nódulos ou demais lesões focais parenquimatosas . Traquéia , brônquios - fontes e hilos pulmonares livres . Ateromatose aórtica leve e mais acentuada coronariana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? : Principais achados : - Bronquiectasias , predominantemente cilíndricas , esparsas difusamente em ambos os pulmões , mais exuberantes no lobo superior direito , onde se associam bronquiectasias císticas e varicosas e estrias fibroatelectásicas esparsas . Destacam - se áreas de espessamento parietal brônquico , por vezes com discreta impactação , bem como micronódulos centrolobulares ramificados ( padrão de árvore em brotamento ) esparsos , mais evidentes no segmento apicoposterior do lobo superior esquerdo e segmento apical do lobo inferior direito , sugerindo provável processo inflamatório / infeccioso vigente em vias aéreas . - Parênquima pulmonar com padrão de atenuação em mosaico , provavelmente relacionado a áreas de aprisionamento aéreo . - Linfonodos proeminentes em cadeia paratraqueal inferior direita e hilar homolateral , de provável etiologia reacional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857" calcext:value-type="float">
            <text:p>857</text:p>
          </table:table-cell>
          <table:table-cell office:value-type="string" calcext:value-type="string">
            <text:p>TOMOGRAFIA COMPUTADORIZADA DO TÓRAX MOTIVO : Pneumonia broncoaspirativa . TÉCNICA : Aquisições multislice dos ápices pulmonares até as adrenais sem a injeção intravenosa de meio de contraste organoiodado . RELATÓRIO : PLEURAS : Espaços pleurais com aspecto virtual . PARÊNQUIMA PULMONAR : Exame de avaliação prejudicada , devido a posicionamento inadequado do braço junto ao tórax , determinando endurecimento dos feixes de raio - x . Logo , reduzindo a sensibilidade da análise . Micronódulos com atenuação em vidro fosco , com opacidades ramificadas centro lobulares com impactação em árvore de brotamento e algumas confluentes caracterizando pequenas consolidações , de distribuição multifocal e bilateral , notadamente nos segmentos posteriores do lobo médio , lobo superior direito , lobo inferior direito e lobo inferior esquerdo . Distribuição vasobrônquica preservada . MEDIASTINO : Ausência de linfonodomegalias . CONTINUA . . . Esôfago , traquéia e brônquios fonte sem anormalidades visíveis . Ectasia do tronco pulmonar , medindo até 3 , 5 cm . Ectasia fusiforme da aorta ascendente com calibre máximo de 3 , 7 cm . ARCABOUÇO ÓSSEO Espondilose torácica . Acentuação da cifose torácica . ﻿ Alterações osteodegenerativas glenoumeral e acromioclavicular bilate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essaturação + histórico de asma . Internação prolongada . Análise : Análise parcialmente prejudicada pelo padrão predominantemente expiratório . Derrame pleural bilateral , de aspecto crôni / loculado , sendo de moderado volume à direita e discreto à esquerda . Atelectasia subtotal do lobo inferior direito . Consolidações extensas e irregulares nos lobos superior e inferior esquerdos , de avaliação limitada neste estudo sem contraste , mas com prováveis componentes atelectásicos . Espessamento fissural irregular em ambos os pulmões , mais grosseiro na fissura oblíqua esquerda . Associam - se áreas de espsesamento irregular de septos interlobulares bilateralmente , sugerindo patologia de distribuição linfática . Corrobora o achado concomitante de áreas de atenuação em vidro fosco de distribuição peribroncovascular , com aparente espessamento associado do intersticio axial central , bem como nódulos e focos consolidativos irregulares , periféricos e peribroncovasculares , mais evidentes no lobo superior direito , inespecíficos , não sendo possível afastar a possibilidade de implantes secundários . Linfonodos arredondados proeminentes , em cadeias axilares bilaterais , supraclavicular esquerda , torácica lateral direita e mediastinais paratraqueais e paraórticos , inespecíficos . Múltiplas fraturas antigas em diversos arcos costais bilateralmente . Acentuação da cifose toracica associada a colapso parcialde alguns corpos vertebrais dorsais , com acunhamento anterior mais acentuado em T 6 e T 7 . Densificação difusa cutânea e subcutânea na parede torácica , mais evidente em região anterolateralesquerda , estendendo - se para planos adiposos superficiais e profundos da mama esquerda e transição toracoabdominal deste lado , bem como na face posterior . Sonda digestiva . Aumento das câmaras cardíacas esquerdas . Traqueia e brônquios - fonte pérvios , com calibre normal . Estruturas vasculares mediastinais com trajeto e calibre externo preservados . A critério clínico , tomografia de tórax com contraste poderá trazer informações adicionais . Impressão diagnóstica : Não há evidências de alterações significativas no presente estu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Pequenos linfonodos calcificados em projeção infracarinal e perihilar à direit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Indicação descrita em pedido médico : TOSSE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Leve ateromatose aórtica e mais acentuada coronariana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61.1</text:p>
          </table:table-cell>
          <table:table-cell office:value-type="string" calcext:value-type="string">
            <text:p>TOMOGRAFIA COMPUTADORIZADA DOS ARCOS COSTAIS Técnica : imagens obtidas por aquisição volumétrica multislice sem a administração intravenosa de contraste iodado . Aspectos observados : Fraturas ósseas no 10 º e 11 º arcos costais à esquerda . Fraturas ósseas no processo transverso à esquerda de L 1 e L 2 . Alterações degenerativas da coluna dorsal . Áreas de enfisema paraseptal nos ápices pulmonares . Pequeno nódulo com densidade de partes moles no segmento superior do lobo inferior direito , medindo 0 , 4 cm . Atelectasias subsegmentares nas bases pulmonares . Granuloma residual calcificado na base pulmonar esquerda , medindo 0 , 7 cm . Demais campos pulmonares sem evidências de alterações suspeitas de processo inflamatório . Não se observam linfonodomegalias mediastinais . Traqueia e brônquios - fonte pérvios , com calibre normal . Estruturas vasculares mediastinais com trajeto e diâmetro preservados . Ateromatose parietal calcificada na aorta torácica e vasos coronarian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61.2</text:p>
          </table:table-cell>
          <table:table-cell office:value-type="string" calcext:value-type="string">
            <text:p>TOMOGRAFIA COMPUTADORIZADA DOS ARCOS COSTAIS Técnica : imagens obtidas por aquisição volumétrica multislice sem a administração intravenosa de contraste iodado . Aspectos observados : Fraturas ósseas no 10 º e 11 º arcos costais à esquerda . Fraturas ósseas no processo transverso à esquerda de L 1 e L 2 . Alterações degenerativas da coluna dorsal . Áreas de enfisema paraseptal nos ápices pulmonares . Pequeno nódulo com densidade de partes moles no segmento superior do lobo inferior direito , medindo 0 , 4 cm . Atelectasias subsegmentares nas bases pulmonares . Granuloma residual calcificado na base pulmonar esquerda , medindo 0 , 7 cm . Demais campos pulmonares sem evidências de alterações suspeitas de processo inflamatório . Não se observam linfonodomegalias mediastinais . Traqueia e brônquios - fonte pérvios , com calibre normal . Estruturas vasculares mediastinais com trajeto e diâmetro preservados . Ateromatose parietal calcificada na aorta torácica e vasos coronarian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esquerda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Estriacões fibroatelactásicas margeando proeminentes osteofitos dorsais e nos ápices pulmonares , subpleurais . Leve espessamento brônquico para os lobos inferiores . Ausência de bronquiectasias . Ausência de nódulos suspeit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xame de avaliação extramamente prejudicada por artefatos de movimentos respiratórios e padrão expiratório predominante . Discreto espessamento pleural posterior bilateral , sem derrames significativos , com leve espessamento associado no aspecto anterior da fissura oblíqua esquerda . Pequeno nódulo calcificado de aspecto residual ( granuloma ) no segmento posterior do lobo superior direito . Atelectasias laminares subsegmentares esparsas bilaterais . Parênquima pulmonar com áreas de leve aumento da atenuação atribuídas presumidamente à expansão insuficiente / áreas de hipoventilação . Demais achados : Sonda digestiva . Cateter de acesso venoso central em VCS . Não foram caracterizadas consolidações ou áreas típícas de processo inflamatório no parênquima pulmonar , ressaltando - se a avaliação limitada pelos fatores supradescritos . Coração sem particularidades volumétricas relevantes ao método . Hilos pulmonares livres . Não se observam linfonodomegalias mediastinais . Traqueia e brônquios - fonte pérvios , com calibre normal . Estruturas vasculares mediastinais com trajeto e calibre externo preservados . Ateromatose da aorta torácica e seus ramos , inclusive coronária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Atelectasias subsegmentares nas bases pulmonares . Diminuto nódulo centrolobular , não calcificado , no segmento posterior do lobo inferior do pulmão esquerdo , medindo 0 , 5 cm . Pequeno de derrame pleural bilateral . Demais regiões do parênquima pulmonar com atenuação preservada e sem evidências de lesões suspeitas de processo inflamatório no presente estudo . Ausência de derrame pericárdico . Não se observam linfonodomegalias mediastinais . Traqueia e brônquios - fonte pérvios , com calibre normal . Estruturas vasculares mediastinais com trajeto e diâmetro preservados . Ateromatose parietal na aorta torácica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do lobo inferior do pulmão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a língula . Existe discreta atenuação em vidro fosco na periferia do segmento basal posterior direito . Notamos pequena imagem ovalar hiperdensa no segmento basal posterior esquerdo , medindo cerca de 0 , 28 x 0 , 23 cm nos maiores eixos axiais . Há sinais de secreções em partes das luzes do brônquio lobar superior esquerdo e de ramos brônquicos dos lobos superior esquerdo e inferiores , associados com espessamentos parietais de ramos brônquicos . Boa permeabilidade da traquéia , dos brônquios fontes e demais brônquios lobares . Mediastino centrado , com área cardíaca normal . Há placas parietais calcificadas na croça da aorta e em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8 x 0,23 cm</text:p>
          </table:table-cell>
          <table:table-cell office:value-type="string" calcext:value-type="string">
            <text:p>2,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Leve espessamento de paredes brônquicas , sobretudo no lobo inferior esquerdo , inferindo broncopatia inflamatória . Tênues opacidades em vidro fosco basais bilaterais , mais comumente relacionadas a hipoinsuflação pulmonar . Tênues opacidades em vidro fosco periféricas no lobo inferior direito , secundárias a compressão pulmonar por osteófitos da coluna dorsal . Micronódulo pulmonar não calcificado localizado no segmento posterior do lobo superior esquerdo , medindo 0 , 3 cm , inespecífico . Ateromatose aórtica e coronariana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so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nódulo sólido subpleural não calcificado , de contornos regulares , medindo cerca de 1 , 0 x 0 , 9 cm , situado no segmento lateral do lobo médio , indeterminado . Estrias fibroatelectásicas esparsas nos lobos inferiores de ambos os pulmões , sobretudo o direito . Ectasia do tronco da artéria pulmonar , que mede cerca de 3 , 7 cm ( VR &lt; 2 , 9 cm ) , denotando algum grau de hipertensão pulmonar . Placas ateromatosas calcificadas na aorta , ramos supra - aórticos e coronárias . Imagem nodular com discretos focos de calcificação de permeio , medindo cerca de 2 , 3 x 1 , 5 cm , situado na região furcular esquerda , subjacente ao polo inferior do lobo esquerdo da tireóide , podendo corresponder a nódulo tireoideano exofítico , ou linfonodomegalia do nível VII , melhor avaliado por ultrassonografia dirigida , em memento oportuno ( de forma eletiva ) . Alterações ósseas degenerativas na coluna dorsal . Demais achados : Restante do parênquima pulmonar com coeficientes de atenuação preservados . Traqueia e brônquios principais com trajetos e calibres preservados . Espaços pleurais virtuais . Demais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1,0 x 0,9 cm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tefatos de movimento . Espondilose dorsal . Trave atelectásica em língula e segmento medial do lobo médio . Parênquima pulmonar com morfologia , vasculatura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70.1</text:p>
          </table:table-cell>
          <table:table-cell office:value-type="string" calcext:value-type="string">
            <text:p>TOMOGRAFIA COMPUTADORIZADA DO TÓRAX Técnica : imagens obtidas por aquisição volumétrica multislice sem a administração intravenosa de contraste iodado . Aspectos observados : Pequeno de derrame pleural bilateral . Estrias fibroatelectásicas nos ápices pulmonares , de provável etiologia sequelar / cicatricial . Atelectasias subsegmentares nas bases pulmonares . Pequeno nódulo centrolobular , não calcificado , no segmento posterior do lobo inferior do pulmão esquerdo , medindo 0 , 5 cm . Pequeno granuloma calcificado no lobo médio do pulmão direito , medindo 0 , 4 cm Demais regiões do parênquima pulmonar com atenuação preservada . Ausência de derrame pericárdico . Não se observam linfonodomegalias mediastinais . Traqueia e brônquios - fonte pérvios , com calibre normal . Área cardíaca de dimensões aumentadas . Estruturas vasculares mediastinais com trajeto e diâmetro preservados . Ateromatose parietal na aorta torácica . Alterações degenerativas da coluna dorsal . Acentuação da cif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do lobo inferior do pulmão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70.2</text:p>
          </table:table-cell>
          <table:table-cell office:value-type="string" calcext:value-type="string">
            <text:p>TOMOGRAFIA COMPUTADORIZADA DO TÓRAX Técnica : imagens obtidas por aquisição volumétrica multislice sem a administração intravenosa de contraste iodado . Aspectos observados : Pequeno de derrame pleural bilateral . Estrias fibroatelectásicas nos ápices pulmonares , de provável etiologia sequelar / cicatricial . Atelectasias subsegmentares nas bases pulmonares . Pequeno nódulo centrolobular , não calcificado , no segmento posterior do lobo inferior do pulmão esquerdo , medindo 0 , 5 cm . Pequeno granuloma calcificado no lobo médio do pulmão direito , medindo 0 , 4 cm Demais regiões do parênquima pulmonar com atenuação preservada . Ausência de derrame pericárdico . Não se observam linfonodomegalias mediastinais . Traqueia e brônquios - fonte pérvios , com calibre normal . Área cardíaca de dimensões aumentadas . Estruturas vasculares mediastinais com trajeto e diâmetro preservados . Ateromatose parietal na aorta torácica . Alterações degenerativas da coluna dorsal . Acentuação da cif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 do pulmão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TOMOGRAFIA COMPUTADORIZADA DO TÓRAX Indicação : Trauma . Técnica : Exame realizado em equipamento multislice , sem a infusão endovenosa de contraste iodado . Relatório : Alteração da densidade óssea no terço anterior do 6 º arco costal esquerdo , com áreas puntiformes hiperdensas em permeio , de aspecto inespecífico . Pequeno nódulo calcificado no segmento lingular superior , medindo 0 , 7 cm , de aspecto benigno / residual . Observam - se múltiplos calos ósseos por sequela de fratura antiga no 10 º arco costal direito e no 5 º , 10 º , 11 º 12 º arcos esquerdos . Demais arcos costais e estruturas ósseas focalizadas íntegras . Alterações degenerativas na coluna dorsal , com sindesmófitos proeminentes à direita , com alterações pulmonares adjacentes sugerindo atelectasia passiva por compressão extrínseca . Discretas estrias fibroatelectásicas esparsas nos campos pulmonares inferiores , de provável natureza residual . Ausência de alterações significativas no restante do parênquima pulmonar , bilateralmente . Não há evidência de derrame pleural ou pneumotórax . Estruturas vasculares do mediastino com topografia e calibre habitual . Não se observam linfonodomegalias ou pneumomediastino . Pequenos linfonodos calcificados no hilo pulmonar esquerdo , de aspecto residual . Traqueia e brônquios pré - segmentares permeáve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TOMOGRAFIA COMPUTADORIZADA DO TÓRAX MOTIVO : PNM TÉCNICA : Aquisições multislice dos ápices pulmonares até as adrenais sem a injeção intravenosa de meio de contraste organoiodado . RELATÓRIO : PLEURAS : Espaços pleurais com aspecto virtual . PARÊNQUIMA PULMONAR : Micronódulos centrolobulares em vidro fosco e alguns subpleurais , localizados no segmento medial do lobo médio . Restante da densidade dentro dos padrões de normalidade . Distribuição vasobrônquica preservada . MEDIASTINO : Ausência de linfonodomegalias . Proliferação linfonodal mediastinal , sem caracterização de linfonodomegalia . Esôfago , traquéia e brônquios fonte sem anormalidades visíveis . CONTINUA . . . Estruturas vasculares apresentam trajetos e calibres habituais . ARCABOUÇO ÓSSEO Estruturas ósseas íntegras . ACHADO ADICIONAL : Proliferação linfonodal em cadeia axilar bilateral , sem caracterização de linfonodomegal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Áreas focais de consolidação , com diminutos nódulos centrolobulares ramificados , assumindo aspecto de árvore em brotamento , associado a opacidades com atenuação em vidro fosco e espessamento das paredes brônquicas . Opacidades fibroatelectásicas nos lobos superiores , sendo mais evidente à direita , associado a espessamento pleural , bronquiectasias e enfisemas paraseptais , podendo corresponder a etiologia sequelar / cicatricial . Diminuto nódulo centrolobular no segmento anterior do lobo superior esquerdo , medindo 0 , 4 x 0 , 3 cm , não calcificado . Demais regiões do parênquima pulmonar com atenuação preservada . Ausência de derrame pleural ou pericárdico . Não se observam linfonodomegalias mediastinais . Traqueia e brônquios - fonte pérvios , com calibre normal . Ateromatose parietal na aorta torácica e vasos coronarianos . Imagem arredondada no mediastino superior , em situação paratraqueal esquerda , medindo 2 , 9 x 2 , 9 cm , com calcificações periféricas . Demais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4 x 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TOMOGRAFIA COMPUTADORIZADA DE TÓRAX INDICAÇÃO : Tosse / dispnéi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Opacidades reticulares predominando em posição subpleural nos lobos inferiores . Associam - se bronquiolectasias de tração . Nódulo sólido no lobo médio , medindo 5 x 3 mm . Demais aspectos do parênquima pulmonar com atenuação radiológica preservada . Traquéia e brônquios principais de calibre e trajeto mantidos . Planos gordurosos mediastinais íntegros . Ausência de linfonodomegalias mediastinais . Ateromatose aórtica e coronariana incipiente . Estruturas vasculares mediastinais de aspecto habitual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5 x 3 m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Discreto espessamento pleuroapical bilateral . PARÊNQUIMA PULMONAR : Algumas poucas opacidades fibroatelectásicas subsegmentares dispersas bilaterais . Pequeno nódulo calcificado no segmento anterior da base do lobo inferior direito , medindo 4 mm . Micronódulo centrolobular em vidro fosco , medindo até 3 mm , no segmento lingular superior .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Incipiente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a base do lobo inferior direit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TOMOGRAFIA COMPUTADORIZADA DO TÓRAX MOTIVO : Dor torácica . TÉCNICA : Imagens obtidas por aquisição volumétrica multislice , sem a administração intravenosa do meio de contraste iodado . ANÁLISE : Micronódulos centrolobulares ramificados esparsos em ambos os pulmões , com predomínio nos lobos superiores , denotando o preenchimento das pequenas vias aéreas , por material de natureza inflamatório / infecciosa , associa - se leve atenuação em mosaico de distribuição peribroncovascular no lobo superior e médio à direita . Restante do parênquima pulmonar com coeficientes de atenuação preservados . Espessamento pleuroapical bilateral . Estrias fibroatelectásicas esparsas em ambos os pulmões , notadamente no lobo médio . Placas ateromatosas calcificadas na aorta , ramos supra - aórticos e coronárias . Alterações ósseas degenerativas na coluna dorsal . Aumento do diâmetro anteroposterior da caixa torácica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ões volumétricas de 1 , 0 mm de espessura de corte , antes e após a administração de contraste endovenoso , com pós processamento de reconstruções . OS SEGUINTES ASPECTOS FORAM OBSERVADOS : Há imagens hiperatenuantes lineares nos ápices pulmonares e imagens hiperatenuantes lineares e laminares no segmento superior do lobo inferior direito , associadas com bronquiectasias neste último . Existem imagens hiperatenuantes granulares , ovalares e com atenuação em vidro fosco nos lobos dos dois pulmões , com distribuição peribroncovascular , mais evidentes em lobo médio e na língula , associados com espessamentos septais . Há nódulos calcificados na transição dos segmentos anterior e posterior do lobo superior direito e no segmento superior do lobo inferior direito , a maior delas situada no segmento superior do lobo inferior direito , medindo cerca de 0 , 68 x 0 , 35 cm nos maiores eixos axiais Boa permeabilidade da traquéia , dos brônquios fontes e lobares . Mediastino centrado , com área cardíaca normal . Notamos linfonodos com dimensões aumentadas no hilo pulmonar direito ( 1 , 2 x 0 , 85 cm ) e nas regiões axilares ( 1 , 2 x 0 , 9 cm à direita e 1 , 6 x 0 , 8 cm à esquerda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68 x 0,35 cm</text:p>
          </table:table-cell>
          <table:table-cell office:value-type="string" calcext:value-type="string">
            <text:p>3,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78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e cervical a / e . Análise : Nódulo calcificado de aspecto residual ( granuloma ) no segmento apiposterior do lobo superior esquerdo . Nódulo sólido de 0 , 6 cm no segmento lateral do lobo médio , mantendo contato focal com a pleura parietal e com a fissura horizontal , inespecífico . Parênquima pulmonar restante com atenuação preservada . Falhas no aspecto posteromedial de ambas as cúpulas diafragmáticas , com insinuação de conteúdo adiposo abdominal para as respectivas bases torácicas , mais expressivas à esquerda , onde há pelos menos duas falhas justapostas , a maior com diâmetro do colo estimado em até 1 , 0 cm . Conteúdo adiposo herniado de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s placas ateromatosas calcificadas na aorta e troncos supra - aórtic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78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e cervical a / e . Análise : Nódulo calcificado de aspecto residual ( granuloma ) no segmento apiposterior do lobo superior esquerdo . Nódulo sólido de 0 , 6 cm no segmento lateral do lobo médio , mantendo contato focal com a pleura parietal e com a fissura horizontal , inespecífico . Parênquima pulmonar restante com atenuação preservada . Falhas no aspecto posteromedial de ambas as cúpulas diafragmáticas , com insinuação de conteúdo adiposo abdominal para as respectivas bases torácicas , mais expressivas à esquerda , onde há pelos menos duas falhas justapostas , a maior com diâmetro do colo estimado em até 1 , 0 cm . Conteúdo adiposo herniado de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s placas ateromatosas calcificadas na aorta e troncos supra - aórtic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3">
          <table:table-cell office:value-type="float" office:value="879" calcext:value-type="float">
            <text:p>879</text:p>
          </table:table-cell>
          <table:table-cell office:value-type="string" calcext:value-type="string">
            <text:p>TOMOGRAFIA COMPUTADORIZADA DO TÓRAX MOTIVO : Tosse há 3 semanas . TÉCNICA : Aquisições multislice dos ápices pulmonares até as adrenais sem a injeção intravenosa de meio de contraste organoiodado . RELATÓRIO : PLEURAS : Espaços pleurais com aspecto virtual . PARÊNQUIMA PULMONAR : Alguns poucos micronódulos centrolobulares nos segmentos basais do lobo inferior esquerdo . ﻿ Atelectasias subsegmentares nos lobos inferiores e lobo médio . Restante da densidade pulmonar dentro dos padrões de normalidade . Distribuição vasobrônquica preservada . MEDIASTINO : Ausência de linfonodomegalias . Esôfago , traquéia e brônquios fonte sem anormalidades visíveis . Estruturas vasculares apresentam trajetos e calibres habituais . CONTINUA . .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Atelectasias subsegmentares nas bases pulmonares . Estrias fibroatelectásicas nos ápices pulmonares , de provável etiologia sequelar / cicatricial . Alguns diminutos nódulos centrolobulares em ambos os pulmões , que medem até 0 , 4 cm , não calcificados . Demais regiões do parênquima pulmonar com atenuação preservada . Mínimo derrame pleural bilateral laminar e pequeno derrame pericárdico . Não se observam linfonodomegalias mediastinais . Traqueia e brônquios - fonte pérvios , com calibre normal . Ateromatose parietal na aorta torácica e vasos coronarianos . Ectasia da aorta ascendente com calibre máximo de 5 , 3 cm . Demais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<text:s/>em ambos os pulmões 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Qualidade técnica prejudicada devido à artefatos de movimentos respiratórios . Seguintes aspectos observados : Mínimo derrame pleural laminar bilateral . Estrias fibroatelectásicas esparsas em ambos os pulmões . Nódulo pulmonar subpleural , parcialmente calcificado , localizado no sunsegmento posterior do lobo superior esquerdo , medindo 0 , 9 x 0 , 6 cm , com contornos regulares , limites definidos . Parênquima pulmonar restante com coeficientes de atenuação preservados . Não foram caracterizados linfonodomegalias mediastinal ou axilar . Ectasia do segmento ascendente da aorta , com calibre máximo de 4 , 6 cm . Placas ateromatosas calcificadas na aorta , ramos supra - aórticos e coronárias . Aumento do volume cardíaco . Traqueia , carina e brônquios principais de calibre e contornos normai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ubsegmento posterior do lobo superior esquerdo</text:p>
          </table:table-cell>
          <table:table-cell office:value-type="string" calcext:value-type="string">
            <text:p>0,9 x 0,6 c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torácico conservado . Estruturas de partes moles da parede torácica sem particularidades . Ausência de coleções líquidas livres no espaço pleural . Parênquima pulmonar com morfologia , vasculatura e transparência normal , sem evidenciar nódulos suspeitos ou áreas de consolidação . Pequeno nódulo de atenuação de partes moles pericisural à direita ( cissura oblíqua ) com 2 mm provavelmente relacionado a linfonodo intrapulmonar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Pequeno nódulo pulmonar calcificado no lobo superior esquerdo , de aspecto residual . Discretas lâminas atelectásicas esparsas bilateralmente . Não há sinais de derrame pleural ou pericárdico . Não se observam linfonodomegalias mediastinais . Pequenos linfonodos calcificados no hilo pulmonar esquerdo , residuais Traqueia e brônquios - fonte pérvios , com calibre normal . Imagem cardíaca de morfologia normal , sem alterações volumétricas apreciáveis . Estruturas vasculares mediastinais com trajeto e diâmetro externo preservados . Calcificações ateromatosas na aorta torácica e em artérias coronária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Nódulo pulmonar calcificado subcentimétrico no segmento apicoposterior do lobo superior esquerdo , de aspecto residual granulomatoso . O restante do parênquima pulmonar com transparência preservada . Traqueia , brônquios principais e lobares pérvios . Ausência de derrame pleural e pericárdico . Não se identificam linfonodomegalias mediastinais . Coração e vasos mediastinais preservados . Alterações degenerativas incipientes n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<text:span text:style-name="T2"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 pequena imagem ovalar hiperdensa no segmento apical do lobo direito</text:span>, medindo cerca de 0 , 23 x 0 , 16 cm nos maiores eixos axiais . Notamos área periférica com discreta atenuação em vidro fosco na transição dos segmentos basais anterior e lateral esquerdo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direito</text:p>
          </table:table-cell>
          <table:table-cell office:value-type="string" calcext:value-type="string">
            <text:p>0,23 x 0,16 cm</text:p>
          </table:table-cell>
          <table:table-cell office:value-type="string" calcext:value-type="string">
            <text:p>1,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Nódulo calcificado medindo 4 mm na periferia do lobo superior à esquerda , sequelar . Vascularização pulmonar periférica de aspecto tomográfico normal . Traquéia , brônquios - fontes e hilos pulmonares livres . Focos atenuação em vidro fosco de distribuição central no lobo inferior à esquerda , inespecíficos . Não caracterizamos dilatações ou espessamento das paredes brônquicas . Estruturas mediastinais anatômicas , não sendo observadas linfonodomegalias em meio aos seus planos gordurosos . Ausência de coleções líquidas livres no espaço pleural . Arcabouço ósseotorácico con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à esquerda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Espessamento pleuroapical bilateral ( cicatricial ) . Raras áreas de enfisema parasseptal e centrolobular esparsas por ambos os campos pulmonares , notadamente nos lobos superiores . Demais porções do parênquima pulmonar com atenuação preservada . Não há sinais de derrame pleural ou pericárdico . Coração sem particularidades ao método . Proeminência do hilo pulmonar direito ( vascular ? Linfonodo hipertrofiado ? Nódulo ? ) . Não se observam linfonodomegalias mediastinais . Traqueia e brônquios - fonte pérvios , com calibre normal . Estruturas vasculares mediastinais com trajeto e calibre externo preservados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de 2 , 5 mm de espessura orientados por radiografia digital e reconstruções multiplanares sem a administração de contraste endovenoso . Análise Sonda digestiva . Alterações fibroatelectásicas com redução volumétrica e cavitações comprometendo o lobo superior a direita . Associa - se espessamento pleural com irregularidades na interface pleuropulmonar . Achados incipientes são observados no ápice pulmonar à esquerda . Desvio ipsilateral da traqueia que apresenta - se ectasiada . Lobos inferiores de aspecto vicariante . Opacidades centroacinares de predomínio periférico no lobo inferior à direita notadamente junto ao segmento posterior . Ausência de nódulos . Brônquios - fontes ectasiados e hilos pulmonares livres . Alteração da relação vasobrônquica com predomínio do calibre brônquico . Ateromatose da aorta descendente . Estruturas mediastinais anatômicas , não sendo observadas linfonodomegalias em meio aos seus planos gorduroso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Obs . : Exame realizado em caráter de emergência e bastante prejudicado devido a artefatos de movimentação respiratória , em decorrência da dificuldade clínica do paciente de manter apneia . Principais achados : - Irregularidades na interface pleuroparenquimatosa nas regiões apicoposteriores dos pulmões , compatíveis com sequelas de processo inflamatório / infeccioso prévio . - Extensas e difusas bronquiectasias cilíndricas e varicosas com predomínio no pulmão esquerdo . Existem várias broncomucoceles e bronquiolomucoceles , bem como espessamento parietal das bronquiectasias , relacionadas a retenção de muco / secreção em vias aéreas . Associa - se espessamento do interstício peribroncovascular mais significativo no lobo inferior esquerdo , com redução volumétrica e retração do mediastino . - Os achados acima descritos , embora não específicos , podendo estar relacionado a processo granulomatoso não infeccioso ( sarcoidose ) . - Atelectasia do lobo médio , com alguns brônquios dilatados em permeio . Micronódulos centrolobulares com atenuação em vidro fosco e padrão de árvore em brotamento difusos nos campos pulmonares , mais bem visualizados no lobo pulmonar superior direito . - Redução da altura de diversos corpos dorsais , com aspecto bicôncavo e por vezes com esclerose associada , podendo representar fratura por insuficiência , destacando - se reduções maiores que 50 % em D 2 , D 7 e D 8 . Demais achados :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0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lobos dos dois pulmões . Existe imagem hipoatenuante ovalar de limites mais definidos no lobo inferior direito , medindo cerca de 2 , 5 x 1 , 7 cm nos maiores eixos axiais . Há imagens hipératenuantes lineares e laminares nos segmentos anterior e posterior do lobo superior direito , associadas com imagem ovalar hiperdensa na transição dos segmentos anterior e posterior do lobo superior direito , medindo cerca de 1 , 6 x 0 , 7 cm e imagem ovalar hiperdensa na transição dos segmentos anterior e posterior do lobo superior direito , medindo cerca de 1 , 3 x 1 , 0 cm nos maiores eixos axiais . Notamos outra imagem ovalar hiperdensa no segmento basal posterior direito , medindo cerca de 0 , 93 x 0 , 9 cm nos maiores eixos axiais . Existem linhas subpleurais nos segmentos basais posteriores . Boa permeabilidade da traquéia , dos brônquios fontes e lobares . Mediastino centrado , com área cardíaca normal . Há placas parietais calcificadas na aorta torácica e em ramos arteriais coronários . Existe linfonodo com uma das dimensões aumentada diante da carina traqueal , medindo cerca de 1 , 2 x 1 , 0 cm nos maiores eixos axi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anterior e posterior do lobo superior direito</text:p>
          </table:table-cell>
          <table:table-cell office:value-type="string" calcext:value-type="string">
            <text:p>1,6 x 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0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lobos dos dois pulmões . Existe imagem hipoatenuante ovalar de limites mais definidos no lobo inferior direito , medindo cerca de 2 , 5 x 1 , 7 cm nos maiores eixos axiais . Há imagens hipératenuantes lineares e laminares nos segmentos anterior e posterior do lobo superior direito , associadas com imagem ovalar hiperdensa na transição dos segmentos anterior e posterior do lobo superior direito , medindo cerca de 1 , 6 x 0 , 7 cm e imagem ovalar hiperdensa na transição dos segmentos anterior e posterior do lobo superior direito , medindo cerca de 1 , 3 x 1 , 0 cm nos maiores eixos axiais . Notamos outra imagem ovalar hiperdensa no segmento basal posterior direito , medindo cerca de 0 , 93 x 0 , 9 cm nos maiores eixos axiais . Existem linhas subpleurais nos segmentos basais posteriores . Boa permeabilidade da traquéia , dos brônquios fontes e lobares . Mediastino centrado , com área cardíaca normal . Há placas parietais calcificadas na aorta torácica e em ramos arteriais coronários . Existe linfonodo com uma das dimensões aumentada diante da carina traqueal , medindo cerca de 1 , 2 x 1 , 0 cm nos maiores eixos axi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anterior e posterior do lobo superior direito</text:p>
          </table:table-cell>
          <table:table-cell office:value-type="string" calcext:value-type="string">
            <text:p>1,3 x 1,0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0.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lobos dos dois pulmões . Existe imagem hipoatenuante ovalar de limites mais definidos no lobo inferior direito , medindo cerca de 2 , 5 x 1 , 7 cm nos maiores eixos axiais . Há imagens hipératenuantes lineares e laminares nos segmentos anterior e posterior do lobo superior direito , associadas com imagem ovalar hiperdensa na transição dos segmentos anterior e posterior do lobo superior direito , medindo cerca de 1 , 6 x 0 , 7 cm e imagem ovalar hiperdensa na transição dos segmentos anterior e posterior do lobo superior direito , medindo cerca de 1 , 3 x 1 , 0 cm nos maiores eixos axiais . Notamos outra imagem ovalar hiperdensa no segmento basal posterior direito , medindo cerca de 0 , 93 x 0 , 9 cm nos maiores eixos axiais . Existem linhas subpleurais nos segmentos basais posteriores . Boa permeabilidade da traquéia , dos brônquios fontes e lobares . Mediastino centrado , com área cardíaca normal . Há placas parietais calcificadas na aorta torácica e em ramos arteriais coronários . Existe linfonodo com uma das dimensões aumentada diante da carina traqueal , medindo cerca de 1 , 2 x 1 , 0 cm nos maiores eixos axi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93 x 0,9 cm</text:p>
          </table:table-cell>
          <table:table-cell table:number-columns-repeated="1015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Foco de vidro fosco isolado no lobo médio . Não caracterizamos dilatações ou espessamento das paredes brônquicas . Ausência de nódulos ou demais lesões focais parenquimatosas . Traquéia , brônquios - fontes e hilos pulmonares livres . Estruturas mediastinais anatômicas . Focos de gás no mediastino locados na região paratraqueal ( postero lateral direita e posterior ) , aórtica , infra carinal e peri hilar a esquerda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Estrias fibroatelectásicas difusas por ambos os pulmões . Atelectasias laminares em ambas as bases pulmonares . Restante do parênquima pulmonar com atenuação preservada . Ausência de derrame pleural . Não se observam linfonodomegalias mediastinais . Traqueia e brônquios - fonte pérvios , com calibre normal . Ectasia do tronco da artéria pulmonar ( 3 , 9 cm - vn até 2 , 9 cm ) e das artérias pulmonares . Demais estruturas vasculares mediastinais com trajeto e diâmetro preservados . Ateromatose aórtica e coronariana . Coração de dimensões aumentadas . Ausência de derrame pericárdico . Espondilose dorsal . Fios metálicos de esternorraf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Espessamento brônquico para os lobos inferiores . Espessamento septal com consolidações periféricas no lobo inferior a direita . Associa - se derrame pleural laminar . Vidro fosco de distribuição córtico medular no lobo superior a direita . Espessamento septal e reticulações subpleural no lobo inferior a esquerda que apresenta hipoexpansão . Labiações osteofitárias marginais nos corpos vertebrais dorsais . Ausência de bronquiectasias . Pequeno nódulo de densidade de partes moles com 2 , 5 mm na periferia do lobo superior a esquerda . Traquéia , brônquios - fontes e hilos pulmonares livres . Aumento da área cardíaca . Ateromatose aórtica e coronariana . Ausência de linfonodomegalias em meio aos planos gordurosos mediastin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superior a esquerda</text:p>
          </table:table-cell>
          <table:table-cell office:value-type="string" calcext:value-type="string">
            <text:p>2,5 mm</text:p>
          </table:table-cell>
          <table:table-cell office:value-type="string" calcext:value-type="string">
            <text:p>2,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5.1</text:p>
          </table:table-cell>
          <table:table-cell office:value-type="string" calcext:value-type="string">
            <text:p>TOMOGRAFIA COMPUTADORIZADA DO TÓRAX MOTIVO : Tosse há 2 semanas . TÉCNICA : Aquisições multislice dos ápices pulmonares até as adrenais sem a injeção intravenosa de meio de contraste organoiodado . RELATÓRIO : PLEURAS : Espaços pleurais com aspecto virtual . PARÊNQUIMA PULMONAR : Pequeno granuloma calcificado no segmento apical do lobo superior direito , medindo 0 , 3 cm . Pequeno nódulo , centrolobular , sólido , no segmento basal lateral esquerdo , medindo 0 , 4 cm . Discreto foco de atenuação em vidro fosco no segmento apical do lobo superior direito , associando - se a discretos focos de atenuação micronodular em vidro fosco , de distribuição centrolobular e difusa . Distribuição vasobrônquica preservada . MEDIASTINO : Ausência de linfonodomegalias . CONTINUA . . . Esôfago , traquéia e brônquios fonte sem anormalidades visíveis . Estruturas vasculares apresentam trajetos e calibres habituais . Incipiente ateromatose cálcica supra - aórtica e coronariana . ARCABOUÇO ÓSSEO Incipiente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5.2</text:p>
          </table:table-cell>
          <table:table-cell office:value-type="string" calcext:value-type="string">
            <text:p>TOMOGRAFIA COMPUTADORIZADA DO TÓRAX MOTIVO : Tosse há 2 semanas . TÉCNICA : Aquisições multislice dos ápices pulmonares até as adrenais sem a injeção intravenosa de meio de contraste organoiodado . RELATÓRIO : PLEURAS : Espaços pleurais com aspecto virtual . PARÊNQUIMA PULMONAR : Pequeno granuloma calcificado no segmento apical do lobo superior direito , medindo 0 , 3 cm . Pequeno nódulo , centrolobular , sólido , no segmento basal lateral esquerdo , medindo 0 , 4 cm . Discreto foco de atenuação em vidro fosco no segmento apical do lobo superior direito , associando - se a discretos focos de atenuação micronodular em vidro fosco , de distribuição centrolobular e difusa . Distribuição vasobrônquica preservada . MEDIASTINO : Ausência de linfonodomegalias . CONTINUA . . . Esôfago , traquéia e brônquios fonte sem anormalidades visíveis . Estruturas vasculares apresentam trajetos e calibres habituais . Incipiente ateromatose cálcica supra - aórtica e coronariana . ARCABOUÇO ÓSSEO Incipiente espondilose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TOMOGRAFIA COMPUTADORIZADA DO TÓRAX INDICAÇÃO CLÍNICA : Rastreio infeccioso . TÉCNICA : Aquisição volumétrica multislice , sem a administração intravenosa do meio de contraste iodado . Realizadas reformatações multiplanares e reconstruções 3 D . ANÁLISE : Nódulo calcificado medindo 0 , 4 cm no segmento superior do lobo inferior esquerdo , resiudal . Restante do parênquima pulmonar com atenuação preservada . Espaços pleurais virtuais . Traqueia e brônquios principais com trajetos e calibres preservados . Não foram caracterizadas linfonodomegalias mediastinais . Estruturas vasculares do mediastino com calibre externo conservado . Imagem cardíaca com dimensões preservadas . Estruturas ósseas sem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7.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Seguintes aspectos observados : Pequeno nódulo pulmonar calcificado em subsegmento apical esquerdo ( granuloma ) . Pequeno nódulo não calcificado localizado no segmento medial do lobo médio , junto a fissura horizontal , medindo 0 , 9 x 0 , 4 cm , cuja topografia sugere linfonodo intrapulmonar . Parênquima pulmonar restante com coeficientes de atenuação preservados . Não há evidências de derrame pleural . Não foram caracterizados linfonodos aumentados de volume na gordura mediastinal ou cavum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subsegmento apical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7.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Seguintes aspectos observados : Pequeno nódulo pulmonar calcificado em subsegmento apical esquerdo ( granuloma ) . Pequeno nódulo não calcificado localizado no segmento medial do lobo médio , junto a fissura horizontal , medindo 0 , 9 x 0 , 4 cm , cuja topografia sugere linfonodo intrapulmonar . Parênquima pulmonar restante com coeficientes de atenuação preservados . Não há evidências de derrame pleural . Não foram caracterizados linfonodos aumentados de volume na gordura mediastinal ou cavum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9 x 0,4 cm</text:p>
          </table:table-cell>
          <table:table-cell table:number-columns-repeated="1015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equena trave atelectásica no lobo inferior à esquerda , pericissural ( segmento antero medial ) Estruturas de atenuação de partes moles da parede torácica sem particularidades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oderado derrame pleural à esquerda , com atelectasia compressiva do parênquima pulmonar adjacente . Discreto espessamento / derrame pleural laminar , à direita . Opacidades heterogêneas com atenuação em vidro fosco , associadas a espessamento de septos interlobulares e pequenas consolidações periféricas , predominantemente distribuídas nas bases pulmonares . Pequeno nódulo sólido de aspecto alongado , sugestivo de linfonodo , no aspecto anteromedial da fissura horizontal à direita . Pulmões restantes transparentes , com distribuição broncovascular preservada . Traqueia e brônquios principais permeáveis , de trajeto e calibre normais . Ausência de coleções fluidas pleurais ou pericárdicas . Ausência de linfonodomegalias mediastinais ou hilares . Linfonodos e linfonodomegalias de caráter inespecífico nas cadeias hilares e paratraqueais direitas , medindo até 1 , 7 cm no menor eixo axial ( espaço subcarinal ) . Imagem cardíaca de morfologia normal , sem alterações volumétricas significativas . Aorta alongada , com discreta ectasia do segmento ascendente , medindo seu calibre máximo cerca de 3 , 9 cm . Calcificações ateromatosas na aorta , em artérias coronária e ramos supra - aórticos . Estruturas de partes moles da parede torácica sem evidência de anormalidades . Alterações degenerativas vertebrais . Redução da altura com acunhamento anterior do corpo vertebral de D 11 por provável fratura compressiv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00.1" calcext:value-type="float">
            <text:p>900.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Algumas áreas focais de opacidades com atenuação em vidro fosco nas porções pendentes dos segmentos basais posteriores dos lobos inferiores , podendo decorrer de etiologia inflamatória infecciosa pulmonar ( broncopneumia ) . Associam - se outras áreas hiperatenuantes nas porções subpleurais e pendentes deste lobo , provavelmente relacionadas a opacidades de decúbito . Em relação ao estudo tomográfico prévio datado de 31 . 01 . 2023 , persiste de dimensões semelhantes a imagem nodular semi - sólida na transição dos segmento basal posterior e lateral do lobo inferior esquerdo , medindo 0 , 6 cm , inespecífica ( medida ao todo , sem distinção entre componente sólido e em vidro fosco devido aos artefatos de movimentos respiratórios durante aquisição das imagens , prejudicando avaliação ) . Espessamento parietal de brônquios seguimentares nos lobos inferiores , podendo decorrer de etiologia inflamatória / infecciosa de médias vias aéreas ( bronquite ? ) . Espessamento pleuroapical bilateral , residual . Nódulo calcificado no segmento superior do lobo inferior direito , residual , medindo 0 , 7 cm . Imagem cardíaca aumentada às custas do ventrículo esquerdo . Placas cálcicas de ateroma na aorta e ramos supra - aórtico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a transição dos segmento basal posterior e lateral do lobo inferior esquerdo</text:p>
          </table:table-cell>
          <table:table-cell office:value-type="string" calcext:value-type="string">
            <text:p>0,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Algumas áreas focais de opacidades com atenuação em vidro fosco nas porções pendentes dos segmentos basais posteriores dos lobos inferiores , podendo decorrer de etiologia inflamatória infecciosa pulmonar ( broncopneumia ) . Associam - se outras áreas hiperatenuantes nas porções subpleurais e pendentes deste lobo , provavelmente relacionadas a opacidades de decúbito . Em relação ao estudo tomográfico prévio datado de 31 . 01 . 2023 , persiste de dimensões semelhantes a imagem nodular semi - sólida na transição dos segmento basal posterior e lateral do lobo inferior esquerdo , medindo 0 , 6 cm , inespecífica ( medida ao todo , sem distinção entre componente sólido e em vidro fosco devido aos artefatos de movimentos respiratórios durante aquisição das imagens , prejudicando avaliação ) . Espessamento parietal de brônquios seguimentares nos lobos inferiores , podendo decorrer de etiologia inflamatória / infecciosa de médias vias aéreas ( bronquite ? ) . Espessamento pleuroapical bilateral , residual . Nódulo calcificado no segmento superior do lobo inferior direito , residual , medindo 0 , 7 cm . Imagem cardíaca aumentada às custas do ventrículo esquerdo . Placas cálcicas de ateroma na aorta e ramos supra - aórtico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lterações degenerativas na coluna dorsal . Mastectomia a esquerda . Falha diafragmática na porção posteroinferior esquerda , com insinuação de gordura mesenterial abdominal para o tórax , configurando hérnia diafragmática , medindo 5 , 6 x 4 , 0 cm . Granuloma calcificado na periferia do lobo superior direito ( cicatricial ) . Espessamento das paredes brônquicas . Traquéia , brônquios - fontes e hilos pulmonares livres . Atelectasias laminares subpleurais basais bilaterais ( cicatricial ) . Espessamento interseptal subpleural , associado a infiltrado interesticial , acometendo os segmentos posteriores , simétrico , possivelmente relacionado ao decúbito . Aumento da área cardíaca . Calcificações valvares mitral e aórtica . DEMAIS ACHADOS : Demais porções do parênquima pulmonar com atenuação preservada . Não há sinais de derrame pleural ou pericárdico . Não se observam linfonodomegalias mediastinais . Vascularização pulmonar periférica de aspecto tomográfico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nos lobos dos dois pulmões , algumas delas com limites mais definidos e medindo mais de 1 , 0 cm . Existe imagem hiperatenuante ovalar no segmento ápico - posterior do lobo superior esquerdo , medindo cerca de 0 , 86 x 0 , 5 cm nos maiores eixos axiais . Há ramos brônquicos de paredes espessadas nos dois pulmões e algumas bronquiectasias em lobo médio , língula e lobos inferiores . Notamos imagens hiperatenuantes granulares , lesões do espaço aéreo distal e discretas lesões em vidro fosco peribrônquicas . Existem atelectasias com alguns broncogramas aéreos em lobo médio e língula . Boa permeabilidade da traquéia , dos brônquios fontes e lobares . Mediastino centrado , com área cardíaca dentro dos limites da normalidade . Há placas parietais calcificadas na aorta torácica . Existem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86 x 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3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Mieloma múltiplo Tabagista / rastreamento Principais achados e impressão : - Moderado enfisema pulmonar bilateral , com componentes centrolobular e parasseptal , mais evidente nos lobos superiores e segmentos superiores dos lobos inferiores . - Parênquima pulmonar com padrão de atenuação em mosaico , caracterizado por áreas hipoatenuantes e relativamente oligoêmicas entremeadas ao parênquima de atenuação normal , mais comumente relacionadas a zonas de aprisionamento aéreo e / ou distúrbio perfusional . - Nódulo sólido , não calcificado , com contornos discretamente irregulares , medindo 0 , 8 cm em seu maior diâmetro , situado na periferia do aspecto inferior do segmento apipocosterior do lobo superior esquerdo , determinando leve retração cisural local . - Nódulo calcificado de aspecto residual ( granuloma ) no segmento basal lateral do lobo inferior esquerdo , medindo 0 , 4 cm . - Rarefação difusa da densidade óssea . - Alterações degenerativas vertebrais ( espondilose ) . - Fratura compressiva com colapso do corpo vertebral de T 12 , que exibe esclerose difusa , acunhamento anterior e retropulsão do muro posterior , determinando redução de cerca de 33 % do diâmetro anteroposterior do canal vertebral . - Esclerose com acentuação do trabeculado ósseo subcondral no corpo vertebral de L 1 ( hemangioma ) Demais achados : Não há sinais de derrame pleural ou pericárdico . Coração sem particularidades volumétricas relevantes ao método . Não se observam linfonodomegalias mediastinais . Traqueia e brônquios - fonte pérvios , com calibre normal . Discreta ectasia da orta ascendente , medindo até 3 , 8 cm de diâmetro . Ateromatose da aorta torácica e seus ramos , inclusive coronári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aspecto inferior do segmento apipocosterior do lobo superior esquerd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3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Mieloma múltiplo Tabagista / rastreamento Principais achados e impressão : - Moderado enfisema pulmonar bilateral , com componentes centrolobular e parasseptal , mais evidente nos lobos superiores e segmentos superiores dos lobos inferiores . - Parênquima pulmonar com padrão de atenuação em mosaico , caracterizado por áreas hipoatenuantes e relativamente oligoêmicas entremeadas ao parênquima de atenuação normal , mais comumente relacionadas a zonas de aprisionamento aéreo e / ou distúrbio perfusional . - Nódulo sólido , não calcificado , com contornos discretamente irregulares , medindo 0 , 8 cm em seu maior diâmetro , situado na periferia do aspecto inferior do segmento apipocosterior do lobo superior esquerdo , determinando leve retração cisural local . - Nódulo calcificado de aspecto residual ( granuloma ) no segmento basal lateral do lobo inferior esquerdo , medindo 0 , 4 cm . - Rarefação difusa da densidade óssea . - Alterações degenerativas vertebrais ( espondilose ) . - Fratura compressiva com colapso do corpo vertebral de T 12 , que exibe esclerose difusa , acunhamento anterior e retropulsão do muro posterior , determinando redução de cerca de 33 % do diâmetro anteroposterior do canal vertebral . - Esclerose com acentuação do trabeculado ósseo subcondral no corpo vertebral de L 1 ( hemangioma ) Demais achados : Não há sinais de derrame pleural ou pericárdico . Coração sem particularidades volumétricas relevantes ao método . Não se observam linfonodomegalias mediastinais . Traqueia e brônquios - fonte pérvios , com calibre normal . Discreta ectasia da orta ascendente , medindo até 3 , 8 cm de diâmetro . Ateromatose da aorta torácica e seus ramos , inclusive coronárias .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ernorrafia metálica . Espondilose dorsal . Espaços pleurais virtuais . Nódulo calcificado na periferia do segmento anterior do lobo superior direito , medindo 0 , 7 cm , associado a discreto espessamento pleural adjacente , residual . Moderado enfisema centrolobular bilateral , predominando em campos pulmonares superiores . Restante do parênquima pulmonar com atenuação habitual . Traqueia e brônquios principais pérvios , de calibres normais . Espessamento difuso de paredes brônquicas , mais evidente nos lobos inferiores , inferindo broncopatia inflamatória . Ectasia do segmento ascendente da aorta torácia , medindo 4 , 0 cm . Demais estruturas vasculares mediastinais com trajeto e calibre externo conservado . Ateromatose aórtica , coronariana e em ramos supra - aórticos . Linfonodo calcificado residual em cadeia hilar direita . Ausência de linfonodomegalias mediastinais e hilares . Pequena hérnia gástrica hiatal por deslizamen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anterior do lobo superior direit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TOMOGRAFIA COMPUTADORIZADA DO TÓRAX MOTIVO : Dor esternal . TÉCNICA : Aquisições multislice dos ápices pulmonares até as adrenais sem a injeção intravenosa de meio de contraste organoiodado . RELATÓRIO : PLEURAS : Pequeno derrame pleural à esquerda e laminar à direita , determinando leve compressão sobre o parênquima pulmonar adjacente . PARÊNQUIMA PULMONAR : Presença de pequenos nódulos , com densidade de partes moles , subpleurais , no lobo médio e inferior direito , medindo até 0 , 3 cm , de aspecto poligonal , achado que pode corresponder a linfonodos intrapulmonares . Pequeno foco de atenuação em vidro fosco , de distribuição centrolobular no segmento lateral do lobo médio . Atelectasias subsegmentares no lobo médio e segmentos basais bilateralmente . Distribuição vasobrônquica preservada . MEDIASTINO : Ausência de linfonodomegalias . Esôfago , traquéia e brônquios fonte sem anormalidades visíveis . Estruturas vasculares apresentam trajetos e calibres habituais . Derrame pericárdico , com espessura máxima de 1 , 3 cm . Cardiomegalia . Pequeno hematoma intramural na parede lateral esquerda do arco aórtico , logo após a origem dos troncos supra - aórticos , medindo 1 , 4 x 6 , 3 ( AP x LL ) . Ateromatose cálcica supraáortica e coronariana . ARCABOUÇO ÓSSEO Espondilose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 e inferior direito</text:p>
          </table:table-cell>
          <table:table-cell office:value-type="string" calcext:value-type="string">
            <text:p>Até 0,3 cm</text:p>
          </table:table-cell>
          <table:table-cell table:number-columns-repeated="1015"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TOMOGRAFIA COMPUTADORIZADA DO TÓRAX Indicação : cavitação no lobo inferior esquerdo / controle de TB Técnica : Exame realizado em equipamento multislice , antes e após a infusão endovenosa de contraste iodado . Aspectos observados em análise comparativa com exame prévio realizado neste serviço na data de 12 / 11 / 2022 : Não mais se caracteriza a cavidade de paredes espessadas e lobuladas no segmento superior do lobo inferior esquerdo , substituída por opacidade irregular nodulariforme medindo cerca de 1 , 7 x 1 , 4 cm nos seus maiores eixos axiais , com leve efeito retrátil local . Persistem discretas opacidades peribrônquicas , bem como os micronódulos dicotomizados , com padrão de árvore em brotamento esparsos no lobo inferior esquerdo , predominando no segmento superior deste lobo , menos proeminentes em relação ao estudo anterior . Demais aspectos permanecem sem alterações significativas : Restante do parênquima pulmonar com coeficientes de atenuação preservados . Traqueia e brônquios principais permeáveis e de calibre conservado . Estruturas vasculares do mediastino sem alterações significativas . Não se observam linfonodomegalias mediastinais e hilares . Ausência de derrame pleural . Alterações degenerativas leve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Pequeno derrame pleural bilateral , associado a atelectasia restritiva do parênquima adjacente e pequenas consolidações junto ao parênquima atelectasiado nos segmentos basais posteriores dos pulmões , podendo ser de natureza pneumônica , na dependência de correlação clínica . Pequeno nódulo calcificado residual no segmento posterior do lobo superior direito , medindo 0 , 3 cm . Atelectasias laminares nos segmentos basais posteriores dos pulmões e na língula . Restante do parênquima pulmonar com atenuação habitual . Traqueia e brônquios principais pérvios , de calibres normais . Estruturas vasculares mediastinais com trajeto e calibre externo conservado . Ateromatose aórtica e coronariana . Imagem cardíaca com dimensões normais . Discreto derrame pericárdico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Alteração morfoestrutural no segmento apicoposterior do lobo superior esquerdo , promovendo distorção arquitetural , com áreas de consolidações , bronquiectasias e cavidades de paredes espessadas . Área de cavidade de paredes espessadas e bronquiectasia no segmento basal anterior do lobo inferior esquerdo . Múltiplos nódulos centrolobulares , alguns ramificados , assumindo aspecto de árvore em brotamento no lobo superior direito e nos lobos superior e inferior à esquerda . Ausência de derrame pleural ou pericárdico . Linfonodos mediastinais proeminentes , porém não configurando linfonodomegalias . Traqueia e brônquios - fonte pérvios , com calibre normal . Pequeno divertículo traqueal no terço médio , no aspecto posterolateral à direita , medindo 0 , 8 cm . Estruturas vasculares mediastinais com trajeto e diâmetro preservados . Ateromatose parietal na aorta torácica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9.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Realizado estudo comparativo com o exame anterior do dia 07 . 02 . 2023 Elevação das hemicúpulas diafragmáticas . Opacidades atelectásicas nos lobos superiores e nas bases pulmonares . Surgimento de pequenos nódulos centrolobulares , não calcificados e não caracterizados nos exames anteriores , os maiores assim caracterizados : - Nódulo centrolobular , não calcificado no ápice pulmonar esquerdo , medindo 0 , 4 cm . - Nódulo centrolobular , não calcificado no ápice pulmonar direito , medindo até 0 , 3 cm . - Nódulo centrolobular , não calcificado no segmento basal posterior do lobo inferior direito , medindo 0 , 4 cm . Discreto aumento do nódulo centrolobular no segmento lateral do lobo médio , atualmente medindo 0 , 4 cm e anteriormente medindo 0 , 2 cm . Demais regiões do parênquima pulmonar com atenuação preservada e sem evidências de lesões suspeitas de processo inflamatório no presente estudo . Pequeno derrame pleural à direita . Traqueia e brônquios - fonte pérvios , com calibre normal . Aumento das dimensões da linfonodomegalia mediastinal na região infracarinal , atualmente medindo 3 , 1 x 2 , 2 cm , anteriormente media 2 , 0 x 1 , 2 cm . No exame atual essa linfonodomegalia desloca discretamente o esôfago para esquerda com leve compressão extrínseca . Estruturas vasculares mediastinais com trajeto e diâmetro preservados . Alterações degenerativas da coluna dorsal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ápice pulmona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9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Realizado estudo comparativo com o exame anterior do dia 07 . 02 . 2023 Elevação das hemicúpulas diafragmáticas . Opacidades atelectásicas nos lobos superiores e nas bases pulmonares . Surgimento de pequenos nódulos centrolobulares , não calcificados e não caracterizados nos exames anteriores , os maiores assim caracterizados : - Nódulo centrolobular , não calcificado no ápice pulmonar esquerdo , medindo 0 , 4 cm . - Nódulo centrolobular , não calcificado no ápice pulmonar direito , medindo até 0 , 3 cm . - Nódulo centrolobular , não calcificado no segmento basal posterior do lobo inferior direito , medindo 0 , 4 cm . Discreto aumento do nódulo centrolobular no segmento lateral do lobo médio , atualmente medindo 0 , 4 cm e anteriormente medindo 0 , 2 cm . Demais regiões do parênquima pulmonar com atenuação preservada e sem evidências de lesões suspeitas de processo inflamatório no presente estudo . Pequeno derrame pleural à direita . Traqueia e brônquios - fonte pérvios , com calibre normal . Aumento das dimensões da linfonodomegalia mediastinal na região infracarinal , atualmente medindo 3 , 1 x 2 , 2 cm , anteriormente media 2 , 0 x 1 , 2 cm . No exame atual essa linfonodomegalia desloca discretamente o esôfago para esquerda com leve compressão extrínseca . Estruturas vasculares mediastinais com trajeto e diâmetro preservados . Alterações degenerativas da coluna dorsal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9.3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Realizado estudo comparativo com o exame anterior do dia 07 . 02 . 2023 Elevação das hemicúpulas diafragmáticas . Opacidades atelectásicas nos lobos superiores e nas bases pulmonares . Surgimento de pequenos nódulos centrolobulares , não calcificados e não caracterizados nos exames anteriores , os maiores assim caracterizados : - Nódulo centrolobular , não calcificado no ápice pulmonar esquerdo , medindo 0 , 4 cm . - Nódulo centrolobular , não calcificado no ápice pulmonar direito , medindo até 0 , 3 cm . - Nódulo centrolobular , não calcificado no segmento basal posterior do lobo inferior direito , medindo 0 , 4 cm . Discreto aumento do nódulo centrolobular no segmento lateral do lobo médio , atualmente medindo 0 , 4 cm e anteriormente medindo 0 , 2 cm . Demais regiões do parênquima pulmonar com atenuação preservada e sem evidências de lesões suspeitas de processo inflamatório no presente estudo . Pequeno derrame pleural à direita . Traqueia e brônquios - fonte pérvios , com calibre normal . Aumento das dimensões da linfonodomegalia mediastinal na região infracarinal , atualmente medindo 3 , 1 x 2 , 2 cm , anteriormente media 2 , 0 x 1 , 2 cm . No exame atual essa linfonodomegalia desloca discretamente o esôfago para esquerda com leve compressão extrínseca . Estruturas vasculares mediastinais com trajeto e diâmetro preservados . Alterações degenerativas da coluna dorsal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9.4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Realizado estudo comparativo com o exame anterior do dia 07 . 02 . 2023 Elevação das hemicúpulas diafragmáticas . Opacidades atelectásicas nos lobos superiores e nas bases pulmonares . Surgimento de pequenos nódulos centrolobulares , não calcificados e não caracterizados nos exames anteriores , os maiores assim caracterizados : - Nódulo centrolobular , não calcificado no ápice pulmonar esquerdo , medindo 0 , 4 cm . - Nódulo centrolobular , não calcificado no ápice pulmonar direito , medindo até 0 , 3 cm . - Nódulo centrolobular , não calcificado no segmento basal posterior do lobo inferior direito , medindo 0 , 4 cm . Discreto aumento do nódulo centrolobular no segmento lateral do lobo médio , atualmente medindo 0 , 4 cm e anteriormente medindo 0 , 2 cm . Demais regiões do parênquima pulmonar com atenuação preservada e sem evidências de lesões suspeitas de processo inflamatório no presente estudo . Pequeno derrame pleural à direita . Traqueia e brônquios - fonte pérvios , com calibre normal . Aumento das dimensões da linfonodomegalia mediastinal na região infracarinal , atualmente medindo 3 , 1 x 2 , 2 cm , anteriormente media 2 , 0 x 1 , 2 cm . No exame atual essa linfonodomegalia desloca discretamente o esôfago para esquerda com leve compressão extrínseca . Estruturas vasculares mediastinais com trajeto e diâmetro preservados . Alterações degenerativas da coluna dorsal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Avaliação pulmonar bastante prejudicada por artefatos de movimento . Atelectasias laminares nas porções pendentes dos lobos inferiores . Pulmões bem expandidos , com distribuição broncovascular preservada . Traqueia e brônquios principais permeáveis , de trajeto e calibre normais . Ausência de coleções fluidas pleurais ou pericárdicas . Ausência de linfonodomegalias mediastinais ou hilares . Aumento do volume cardíaco , com predomínio do VE . Aorta alongada , com placas ateromatosas calcificadas em sua origem , croça e segmento descendente . Calcificações parietais também em coronárias e ramos supra - aórticos . Pequena hérnia hiatal por deslizamento . Estruturas de partes moles da parede torácica sem evidência de anormalidades . Sinais de desmineralização óssea , com fratura compressiva do corpo vertebral de D 12 . Alterações degenerativas vertebrais . Acentuação da cifose dorsal fisiológ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TOMOGRAFIA COMPUTADORIZADA DE TÓRAX Indicação do exame : Dispneia . Relato de congestão há 15 dias . Técnica : Imagens obtidas por aquisição volumétrica multislice sem a administração intravenosa de contraste iodado . Análise : Esparsas opacidades pulmonares em vidro fosco , multifocais , algumas associadas a espessamento de septos interlobulares , com distribuição bilateral e com predomínio periférico e posterior de maior extensão nos lobos inferiores . Nódulo pulmonar com atenuação de partes moles localizado no segmento superior do lobo inferior esquerdo , junto a fissura longitudinal , medindo 0 , 7 x 0 , 5 cm . Recomendado controle evolutivo . Esparsos micronódulos pulmonares bilaterais , não calcificados , inespecíficos . Linfonodo proeminente pré - vascular medindo 1 , 1 x 0 , 7 cm , sem configurar linfonodomegalia . Leve ectasia do tronco da artéria pulmonar ( 3 , 4 cm ) inferindo possível hipertensão pulmonar . Espessamento pleural apical bilateral com aspecto residual . Ausência de derrame pleural ou pericárdio . Não se observam linfonodomegalias mediastinais . Traqueia e brônquios - fonte pérvios , com calibre normal . Demais estruturas vasculares mediastinais com trajeto e diâmetro preservados . Espondilose torácica . Tênues focos escleróticos no corpo do esterno , sem sinais de agressividade loc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7 x 0,5 cm</text:p>
          </table:table-cell>
          <table:table-cell table:number-columns-repeated="1015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TOMOGRAFIA COMPUTADORIZADA DO TÓRAX Exame realizado em caráter de urgência Indicação do exame : pneumonia ? Técnica : imagens obtidas por aquisição volumétrica multislice , sem a administração intravenosa de contraste iodado . Aspectos observados : Avaliação prejudicada pela presença de artefatos de movimentos respiratórios . Opacidades com atenuação em vidro fosco nos lobos superiores e inferiores de ambos os pulmões , associados nódulos centrolobulares , por vezes com aspecto de árvore em brotamento . Ausência de derrame pleural . Não se observam linfonodomegaliasmediastinais . Traquéia e brônquios principais pérvios , com calibre normal . Estruturas vasculares mediastinais com trajeto e diâmetro preservados . Desvio do eixo dorsal com convexidade para a direit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Leve espessamento parietal brônquico difuso associado a tênues opacidades centrolobulares com atenuação em vidro fosco de distribuição peribroncovascular no segmento lateral do lobo médio . Atelectasia subsegmentar no lobo médio . Nódulo pulmonar calcificado subcentimétrico no segmento basal posterior do lobo inferior esquerdo , de aspecto residual granulomatoso . O restante do parênquima pulmonar com transparência preservada . Traqueia , brônquios principais e lobares pérvios . Ausência de derrame pleural e pericárdico . Não se identificam linfonodomegalias mediastinais . Coração e vasos mediastinais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oderado derrame pleural à esquerda , com atelectasia compressiva do parênquima pulmonar adjacente . Discreto espessamento / derrame pleural laminar à direita . Opacidades heterogêneas com atenuação em vidro fosco , associadas a espessamento de septos interlobulares e pequenas consolidações periféricas , predominantemente distribuídas nas bases pulmonares , acometendo cerca de 50 % do parênquima pulmonar . Pequeno nódulo sólido de aspecto alongado , sugestivo de linfonodo , no aspecto anteromedial da fissura horizontal à direita . Pulmões restantes transparentes , com distribuição broncovascular preservada . Traqueia e brônquios principais permeáveis , de trajeto e calibre normais . Ausência de coleções fluidas pleurais ou pericárdicas . Ausência de linfonodomegalias mediastinais ou hilares . Linfonodos e linfonodomegalias nas cadeias hilares , subclaviculares , mediastinais e axilares , medindo até 30 x 27 mm na axila direita ( espaço subcarinal ) . Imagem cardíaca de morfologia normal , sem alterações volumétricas significativas . Aorta alongada , com discreta ectasia do segmento ascendente , medindo seu calibre máximo cerca de 39 mm . Calcificações ateromatosas na aorta , em artérias coronária e ramos supra - aórticos . Estruturas de partes moles da parede torácica sem evidência de anormalidades . Alterações degenerativas vertebrais . Redução da altura com acunhamento anterior do corpo vertebral de D 11 por provável fratura compressiv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ovalares nos segmentos apical e anterior do lobo superior direito , associadas com discreta atenuação em vidro fosco adjacente . Boa permeabilidade da traquéia , dos brônquios fontes e lobares . Mediastino centrado , com área cardíaca norm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TOMOGRAFIA COMPUTADORIZADA DO TÓRAX COM CONTRASTE Técnica : Exame realizado através de aquisição volumétrica de imagens , em equipamento de tomografia computadorizada multislice , com reformatações multiplanares e reconstruções de alta resolução , antes e após a administração intravenosa de contraste iodado ( 120 ml ) por meio de bomba injetora . Análise : Pequenos nódulos sólidos não calcificados esparsos em ambos os pulmões , o maior apresentando margens levemente irregulares , no segmento posterior do lobo superior direito , medindo cerca de 0 , 9 x 0 , 7 cm nos maiores eixos axiais . Pulmões restantes transparentes , com distribuição broncovascular preservada . Traqueia e brônquios principais permeáveis , de trajeto e calibre normais . Ausência de coleções fluidas pleurais ou pericárdicas . Ausência de linfonodomegalias mediastinais ou hilares . Imagem cardíaca de morfologia normal , sem alterações volumétricas significativas . Alongamento e ateromatose incipiente da aorta torácica . Pequena hérnia hiatal por deslizamento gástrico . Próteses mamárias pré - peitorais , com sinais de contratura capsular , bilateralmente . Estruturas de partes moles da parede torácica sem evidência de anormalidades . Alterações degenerativas vertebrais . Não foram observadas áreas de realce anômalo pós - contraste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9 x 0,7 cm</text:p>
          </table:table-cell>
          <table:table-cell table:number-columns-repeated="1015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pical do lobo superior direito , medindo cerca de 0 , 41 x 0 , 34 cm nos maiores eixos axiais . Existem imagens hiperatenuantes laminares na língula . Boa permeabilidade da traquéia , dos brônquios fontes e lobares . Mediastino centrado , com área cardíaca nos limites da normalidade . Existem placas parietais calcificadas na aorta torácica . Há imagens ovalares hiperdensas no mediastino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41 x 0,34 cm</text:p>
          </table:table-cell>
          <table:table-cell table:number-columns-repeated="1015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Fratura alinhada na porção anterior / lateral do 6 oarco costal direito . Pequeno nódulo com densidade em vidro fosco no lobo médio , medindo 0 , 7 cm , inespecífico . Convém , a critério clínico , realizar controle precoce ou prosseguir investigação . Pequeno n ódulo com densidade de partes moles , subfissural , no lobo médio , de morfologia triangular , sugerindo linfonodo intrapulmonar . Algumas opacidades em faixa na periferia de ambos os pulmões , provavelmente atelectásicas . Placa ateromatosa em coronária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chado adicional : Imagens nodulares , de dimensões variadas , em ambos os rins , de aspecto cístico , porém inespecíficas ao estudo sem contraste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em partes dos lobos do pulmão direito e nos lobos superior e inferior do pulmão esquerdo . Existe imagem hiperatenuante laminar no segmento medial do lobo médio . Há pequena imagem arredondada hiperdensa no segmento superior do lobo inferior esquerdo , medindo cerca de 0 , 2 cm . Boa permeabilidade da traquéia , dos brônquios fontes e lobares . Mediastino centrado , com área cardíaca nos limites da normalidade . Existem placas parietais calcificadas na aorta torácica , em tronco bráquiocefálico , nas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2 cm</text:p>
          </table:table-cell>
          <table:table-cell table:number-columns-repeated="1015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Opacidade com aspecto fibroretrátil no segmento apical direito , notando - se em associação imagem nodular com contornos microlobulados , limites definidos , medindo 1 , 5 x 1 , 5 x 1 , 2 cm em seus maiores diâmetros ( vide filme resumo ) . Nódulo calcificado no segmento basal posterior direito , medindo 0 , 6 cm , de aspecto residual . Não há evidências de derrame pleural . Parênquima pulmonar restante com coeficientes de atenuação preservados . Não foram caracterizados linfonodomegalias mediastinal ou axilar . Ateromatose coronariana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cassos focos de atenuação em vidro fosco na periferia dos lobos superiores . Áreas de consolidação associadas a espessamento brônquico e bronquioloectasias de tração no lobo inferior à direita ( segmento superior e posterior ) . Artefatos de movimento distorcendo as imagens junto aos lobos inferiores . Ausência de nódulos suspeitos . Vascularização pulmonar periférica de aspecto tomográfico normal . Traquéia , brônquios - fontes e hilos pulmonares livres . Ausência de linfonodomegalias mediastinais , hilares ou infraclaviculares . Aumento do calibre do tronco da artéria pulmonar e artérias pulmonares . Demais estruturas mediastinais anatômicas . Ausência de coleções líquidas livres no espaço pleural ou pericárdico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922" calcext:value-type="float">
            <text:p>922</text:p>
          </table:table-cell>
          <table:table-cell office:value-type="string" calcext:value-type="string">
            <text:p>TOMOGRAFIA COMPUTADORIZADA DO TÓRAX MOTIVO : Dor torácica . ﻿ TÉCNICA : Aquisições multislice dos ápices pulmonares até as adrenais sem a injeção intravenosa de meio de contraste organoiodado . RELATÓRIO : PLEURAS : Espaços pleurais com aspecto virtual . Espessamento pleuroapical bilateral . PARÊNQUIMA PULMONAR : Incipientes opacidades fibroatelectásicas dispersas bilateralmente . ﻿ Incipientes micronódulos centrolobulares , em vidro fosco , nos segmentos anterior e lateral basais à direita , medial do lobo médio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Incipiente espondilose torácica . ACHADO ADICIONAL : Sinais de mastectomia à direita com reconstrução com implante mamári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923" calcext:value-type="float">
            <text:p>923</text:p>
          </table:table-cell>
          <table:table-cell office:value-type="string" calcext:value-type="string">
            <text:p>TOMOGRAFIA COMPUTADORIZADA DO TÓRAX MOTIVO : Dispneia . ﻿ TÉCNICA : Aquisições multislice dos ápices pulmonares até as adrenais sem a injeção intravenosa de meio de contraste organoiodado . RELATÓRIO : PLEURAS : Espessamento pleural biapical . PARÊNQUIMA PULMONAR : Incipiente enfisema subpleural nos ápices pulmonares . Incipientes atelectasias subsegmentares dispersas bilateralmente . Micronódulos centrolobulares em vidro fosco , localizados no segmento lateral basal direito , nos segmentos basais do lobo inferior esquerdo e no segmento lingular inferior . Distribuição vasobrônquica preservada . MEDIASTINO : Ausência de linfonodomegalias . Esôfago , traquéia e brônquios fonte sem anormalidades visíveis . CONTINUA . .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Moderado derrame pleural pleural bilateral determinando atelectasia restritiva do parênquima pulmonar adjacente . Cateter vascular com extremidade na veia cava superior . Ectasia aórtica . Bronquiectasia no segmento apical direito , sem impacção mucóide . Nódulo calcificado no segmento lateral do lobo médio , junto a fissura maior , medindo 0 , 7 cm , de aspecto residual ( granuloma ) . Parênquima pulmonar com coeficientes de atenuação preservados . Não foram caracterizados linfonodomegalias mediastinal ou axilar . As demai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TOMOGRAFIA COMPUTADORIZADA DO TÓRAX MOTIVO : Dor torácica . TÉCNICA : Exame realizado com aquisição volumétrica orientados por radiografia digital e reconstruções multiplanares sem a administração de contraste endovenoso . Realizadas aquisições em alta resolução para avaliação intersticial . ANÁLISE : Aumento da área cardíaca . Ateromatose aórtica e coronariana . Aneurisma fusiforme da aorta ascendente com origem ao nível do seio de Valsava e estendendo - se a origem do tronco braquiocefálico , com calibre máximo de 4 , 1 cm . Nódulos centrolobulares de distribuição periférica por vezes associados a alterações fibroatelectásicas subpleurais e bronquiectasias de tração . Estes achados asssociam - se a espessamento brônquico e bronquiectasias na periferia posterior do segmento apicoposterior à esquerda , no lobo médio , língula e mais evidente no segmento posterior do lobo inferior esquerdo . Espondilose torácica . Vascularização pulmonar periférica de aspecto tomográfico normal . Traquéia , brônquios - fontes e hilos pulmonares livres . Ausência de linfonodomegalias mediastinais , hilares ou infraclaviculares . Estruturas mediastinais anatômicas .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26.1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Espessamento pleuroapical à esquerda . PARÊNQUIMA PULMONAR : Opacidade alveolar com focos de vidro fosco de permeio ( sinal do halo invertido ) com halo de consolidação no segmento lingular inferior . Nódulo sólido , com densidade de partes moles , com contornos regulares , centrolobular no segmento posterior do lobo inferior direito , medindo 0 , 9 cm . Nódulo sólido , com densidade de partes moles , com contornos regulares , subpleural no segmento apical do lobo inferior direito , medindo 0 , 9 cm . Pequeno nódulo centrolobular no segmento lateral do lobo médio , medindo 0 , 4 cm e micronódulos centrolobulares no segmento apical superior do lobo inferior direito , segmento apical do lobo inferior esquerdo e lingular superior . Atelectasias subsegmentares nos segmentos posteriores dos lobos inferiores . Distribuição vasobrônquica preservada . CONTINUA . . . MEDIASTINO : Linfonodomegalia hilar à esquerda , medindo 1 , 3 cm . Cardiomegalia . Esôfago , traquéia e brônquios fonte sem anormalidades visíveis . Estruturas vasculares apresentam trajetos e calibres habituais . ARCABOUÇO ÓSSEO Espondilose torácica . ACHADOS ADICIONAIS : Prótese mamária à esquerda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posterior do lobo inferior direito</text:p>
          </table:table-cell>
          <table:table-cell office:value-type="string" calcext:value-type="string">
            <text:p>0,9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26.2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Espessamento pleuroapical à esquerda . PARÊNQUIMA PULMONAR : Opacidade alveolar com focos de vidro fosco de permeio ( sinal do halo invertido ) com halo de consolidação no segmento lingular inferior . Nódulo sólido , com densidade de partes moles , com contornos regulares , centrolobular no segmento posterior do lobo inferior direito , medindo 0 , 9 cm . Nódulo sólido , com densidade de partes moles , com contornos regulares , subpleural no segmento apical do lobo inferior direito , medindo 0 , 9 cm . Pequeno nódulo centrolobular no segmento lateral do lobo médio , medindo 0 , 4 cm e micronódulos centrolobulares no segmento apical superior do lobo inferior direito , segmento apical do lobo inferior esquerdo e lingular superior . Atelectasias subsegmentares nos segmentos posteriores dos lobos inferiores . Distribuição vasobrônquica preservada . CONTINUA . . . MEDIASTINO : Linfonodomegalia hilar à esquerda , medindo 1 , 3 cm . Cardiomegalia . Esôfago , traquéia e brônquios fonte sem anormalidades visíveis . Estruturas vasculares apresentam trajetos e calibres habituais . ARCABOUÇO ÓSSEO Espondilose torácica . ACHADOS ADICIONAIS : Prótese mamária à esquerda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pical do lobo inferior direito</text:p>
          </table:table-cell>
          <table:table-cell office:value-type="string" calcext:value-type="string">
            <text:p>0,9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26.3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Espessamento pleuroapical à esquerda . PARÊNQUIMA PULMONAR : Opacidade alveolar com focos de vidro fosco de permeio ( sinal do halo invertido ) com halo de consolidação no segmento lingular inferior . Nódulo sólido , com densidade de partes moles , com contornos regulares , centrolobular no segmento posterior do lobo inferior direito , medindo 0 , 9 cm . Nódulo sólido , com densidade de partes moles , com contornos regulares , subpleural no segmento apical do lobo inferior direito , medindo 0 , 9 cm . Pequeno nódulo centrolobular no segmento lateral do lobo médio , medindo 0 , 4 cm e micronódulos centrolobulares no segmento apical superior do lobo inferior direito , segmento apical do lobo inferior esquerdo e lingular superior . Atelectasias subsegmentares nos segmentos posteriores dos lobos inferiores . Distribuição vasobrônquica preservada . CONTINUA . . . MEDIASTINO : Linfonodomegalia hilar à esquerda , medindo 1 , 3 cm . Cardiomegalia . Esôfago , traquéia e brônquios fonte sem anormalidades visíveis . Estruturas vasculares apresentam trajetos e calibres habituais . ARCABOUÇO ÓSSEO Espondilose torácica . ACHADOS ADICIONAIS : Prótese mamária à esquerd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Alteração na periferia da língula de aspecto sequelar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imagem ovalar hiperdensa em lobo médio , medindo cerca de 0 , 32 x 0 , 25 cm nos maiores eixos axiais . Há imagem hipoatenuante ovalar no segmento superior do lobo inferior esquerdo , medindo cerca de 1 , 14 x 0 , 9 cm nos maiores eixos axiais . Existem espessamentos septais e imagem hiperatenuante laminar no segmento basal posterior direito . Há discretas lesões em vidro fosco peribroncovasculares no segmento basal posterior esquerdo . Existe pequena imagem hiperatenuante laminar na transição dos segmentos basais posterior e lateral esquerdos . Boa permeabilidade da traquéia , dos brônquios fontes e lobares . Mediastino centrado , com área cardíaca normal . Há placas parietais calcificadas na aorta descendente . Existem imagens ovalares hiperdensas no mediastino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lobo médio</text:p>
          </table:table-cell>
          <table:table-cell office:value-type="string" calcext:value-type="string">
            <text:p>0,32 x 0,2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29.1</text:p>
          </table:table-cell>
          <table:table-cell office:value-type="string" calcext:value-type="string">
            <text:p>TOMOGRAFIA COMPUTADORIZADA DE TÓRAX MOTIVO : Tosse e dispneia . TÉCNICA : Aquisições multislice dos ápices pulmonares até as adrenais sem a injeção intravenosa de meio de contraste organoiodado . RELATÓRIO : PLEURAS : Volumoso derrame pleural à direita . Pequeno à esquerda . Espessamento pleuroapical à esquerda . PARÊNQUIMA PULMONAR : Atelectasia parcial dos lobo médio superior e inferior à direita , deslocando o mediastino contralateralmente . Nódulo semi - sólido , subpleural , no segmento apical do lobo inferior esquerdo , medindo 0 , 7 cm . Notam - se , ainda , outros nódulos semi - sólido de distribuição peribroncovascular , medindo até 0 , 5 cm no segmento apical do lobo inferior esquerdo . Atelectasias subsegmentares na ínsula e lobo médio . MEDIASTINO : Ausência de linfonodomegalias . Esôfago , traquéia e brônquios fonte sem anormalidades visíveis . Estruturas vasculares apresentam trajetos e calibres habituais . CONTINUA . . . Ateromas calcificados na aorta torácica e artérias coronárias . Discreto desvio do mediastino para a esquerda secundário a compressão exercida pelo derrame pleural . Achados adicionais : Alterações degenerativas na coluna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29.2</text:p>
          </table:table-cell>
          <table:table-cell office:value-type="string" calcext:value-type="string">
            <text:p>TOMOGRAFIA COMPUTADORIZADA DE TÓRAX MOTIVO : Tosse e dispneia . TÉCNICA : Aquisições multislice dos ápices pulmonares até as adrenais sem a injeção intravenosa de meio de contraste organoiodado . RELATÓRIO : PLEURAS : Volumoso derrame pleural à direita . Pequeno à esquerda . Espessamento pleuroapical à esquerda . PARÊNQUIMA PULMONAR : Atelectasia parcial dos lobo médio superior e inferior à direita , deslocando o mediastino contralateralmente . Nódulo semi - sólido , subpleural , no segmento apical do lobo inferior esquerdo , medindo 0 , 7 cm . Notam - se , ainda , outros nódulos semi - sólido de distribuição peribroncovascular , medindo até 0 , 5 cm no segmento apical do lobo inferior esquerdo . Atelectasias subsegmentares na ínsula e lobo médio . MEDIASTINO : Ausência de linfonodomegalias . Esôfago , traquéia e brônquios fonte sem anormalidades visíveis . Estruturas vasculares apresentam trajetos e calibres habituais . CONTINUA . . . Ateromas calcificados na aorta torácica e artérias coronárias . Discreto desvio do mediastino para a esquerda secundário a compressão exercida pelo derrame pleural . Achados adicionais : Alterações degenerativas na coluna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Até 0,5 cm</text:p>
          </table:table-cell>
          <table:table-cell table:number-columns-repeated="1015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Opacidades fibroatelectásicas e bronquiectasias , algumas delas com impactação mucoide , associado a distorção arquitetural do parênquima pulmonar no segmento medial do lobo médio ( pulmão direito ) , bem como espessamento das paredes brônquicas , diminutos nódulos centrolobulares e opacidades com atenuação em vidro fosco de permeio . Espessamento difuso das paredes brônquicas em ambos os pulmões . Atelectasias subsegmentares nas bases pulmonares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31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alta de ar Achados principais : - Parênquima pulmonar com atenuação heterogênea ( padrão de atenuação em mosaico ) compatível com aprisionamento aéreo normalmente ocasionando por comprometimento de pequenas vias aéreas ( Bronquiolite ? ) - Espessamento parietal brônquico , notadamente em lobos inferiores , achado inespecífico , podendo estar relacionado a broncopatia inflamatória Estrias fibroatelectásicas esparsas bilateralmente . Demais achados : Nódulo calcificado residual ( granuloma ) localizado nos segmento basal lateral do lobo inferior esquerdo medindo 0 , 6 cm <text:s/>, nódulo calcificado residual ( granuloma ) localizado nos segmento basal lateral do lobo inferior direito medindo 0 , 7 <text:s/>cm . Não há sinais de derrame pleural ou pericárdico . Coração sem particularidades grosseira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s segmento basal lateral do lobo inf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31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alta de ar Achados principais : - Parênquima pulmonar com atenuação heterogênea ( padrão de atenuação em mosaico ) compatível com aprisionamento aéreo normalmente ocasionando por comprometimento de pequenas vias aéreas ( Bronquiolite ? ) - Espessamento parietal brônquico , notadamente em lobos inferiores , achado inespecífico , podendo estar relacionado a broncopatia inflamatória Estrias fibroatelectásicas esparsas bilateralmente . Demais achados : Nódulo calcificado residual ( granuloma ) localizado nos segmento basal lateral do lobo inferior esquerdo medindo 0 , 6 cm <text:s/>, nódulo calcificado residual ( granuloma ) localizado nos segmento basal lateral do lobo inferior direito medindo 0 , 7 <text:s/>cm . Não há sinais de derrame pleural ou pericárdico . Coração sem particularidades grosseira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s segmento basal lateral do lobo inferior direit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Tênues focos de atenuação em vidro fosco associados a estrias fibroatelectásicas de permeio , localizados nos segmentos posteriores dos lobos inferiores de ambos os pulmões , ocupando menos de 5 % do parênquima pulmonar . Pequeno nódulo pulmonar calcificado , medindo cerca de 0 , 3 cm , localizado no segmento posterior do lobo inferior direito , de aspecto residual .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Estruturas ósseas sem anormalidades significativas . Alterações óssea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inf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string" calcext:value-type="string">
            <text:p>TOMOGRAFIA COMPUTADORIZADA DO TÓRAX Exame realizado em caráter de emergência Técnica : Imagens obtidas por aquisição volumétrica multislice , sem a administração intravenosa do meio de contraste iodado . Indicação clínica : HÁ 8 DIAS COM CORIZA , TOSSE DISCRETA , DOR TÓRAX Análise : Pequeno nódulo pulmonar calcificado , no lobo inferior direito , de aspecto residual . Discretas lâminas atelectásicas esparsas bilateralmente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 Arcabouço ósseo torácico sem particular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raves atelectásicas associadas a brônquio e bronquíoloectasias de tração no segmento medial do lobo médio e na língula . Área de atenuação em vidro fosco margeando proeminentes osteófitos na coluna dorsal junto ao lobo inferior à direita . Diminuto nódulo de atenuação em partes moles na periferia do segmento posterior do lobo inferior direita medindo 3 mm provavelmente benigno . Ausência de pneumopatia alveolar ou intersticial em evolução . Traquéia , brônquios - fontes e hilos pulmonares livres . Leve ateromatose aórtica . Estruturas mediastinais anatômicas . Ausência de linfonodomegalias em meio aos planos gordurosos mediastinais . Ausência de coleções líquidas livres no espaço pleural . Labiações osteofitárias marginais nos corpos vertebrais dors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posterior do lobo inferior direita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Indicação clínica : Pneumonia . Asma Principais achados : Múltiplos nódulos e micronódulos centroacinares , por vezes dicotomizantes ( padrão de árvore em brotamento ) , sugerindo preenchimento das pequenas vias aéreas , esparsos por ambos os pulmões , por vezes confluentes formando consolidações associadas a opacidades em vidro fosco . Deve - se considerar a possibilidade de processo inflamatório / infeccioso em atividade , não sendo possível descartar completamente a possibilidade de etiologia micobacteriana . Material com densidade de partes moles preenchendo a luz bronquiolar , compatível com impactação mucoide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centuação da curvatura cifótica dorsal com sinais degenerativas do arcabouço ósseo axial . Estruturas de atenuação de partes moles da parede torácica sem particularidades . Trave atelectásica extensa isolada no lobo inferior esquerdo . Não caracterizamos dilatações ou espessamento das paredes brônquicas . Vascularização pulmonar periférica de aspecto tomográfico normal . Ausência de nódulos suspeitos . Traquéia , brônquios - fontes e hilos pulmonares livres . Ausência de linfonodomegalias mediastinais , hilares ou infraclaviculares . Estruturas mediastinais anatômicas .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TOMOGRAFIA COMPUTADORIZADA DO TÓRAX Indicação : Dor torácica e dispneia há cerca de 15 dias , uso de imunobiológico ( pneumonite química ? ) Técnica : Exame realizado em equipamento multislice , sem a infusão endovenosa de contraste iodado . Relatório : Tênues áreas com atenuação em vidro fosco esparsas em ambos os pulmões , por vezes com linhas intralobulares visíveis ( pavimentação em mosaico ) no lobo médio , predominantemente periféricas . Tênues áreas de maior e menor atenuação do parênquima pulmonar dispersas bilateralmente , a sugerir padrão em mosaico . Estrias fibroatelectásicas na região ápico - posterior do lobo pulmonar superior esquerdo , com leve efeito retrátil , de aspecto residual . Pequenos nódulos calcificados esparsos pelos campos pulmonares , medindo até cerca de 0 , 4 cm , de aspecto benigno / residual . Restante do arênquima pulmonar com coeficientes de atenuação preservados . Traqueia e brônquios principais permeáveis e de calibre conservado . Estruturas vasculares do mediastino sem alterações significativas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truturas de atenuação de partes moles da parede torácica sem particularidades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TOMOGRAFIA COMPUTADORIZADA DO TÓRAX MOTIVO : Tosse e febre . TÉCNICA : Aquisições multislice dos ápices pulmonares até as adrenais sem a injeção intravenosa de meio de contraste organoiodado . RELATÓRIO : PLEURAS : Espessamento pleural biapical . PARÊNQUIMA PULMONAR : Estrias fibroatelectásicas dispersas bilateralmente . Pequenos foco de consolidação de contornos irregulares no segmento apicoposterior do lobo superior esquerdo , medindo 0 , 6 cm . Pequeno nódulo subpleural no segmento basal posterior direito medindo 0 , 6 cm . Distribuição vasobrônquica preservada . MEDIASTINO : Ausência de linfonodomegalias . Esôfago , traquéia e brônquios fonte sem anormalidades visíveis . CONTINUA . . . Estruturas vasculares apresentam trajetos e calibres habituais . Cardiomegalia . ARCABOUÇO ÓSSEO Espondilose torácica . ACHADO ADICIONAL : Hérnia gástrica por deslizamento com óstio de 2 , 2 cm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TOMOGRAFIA COMPUTADORIZADA DO TÓRAX Contexto clínico : tosse e dispneia há 1 semana . Técnica : Exame realizado em equipamento multislice , sem a infusão endovenosa de contraste iodado . Relatório : Parênquima pulmonar com atenuação preservada e sem evidências de alterações suspeitas de processo inflamatório . Pequeno nódulo não calcificado no segmento basal lateral do lobo inferior esquerdo , medindo cerca de 0 , 6 cm , de aspecto indeterminado . Ausência de derrame pleural ou pericárdio . Não se observam linfonodomegalias mediastinais . Traqueia e brônquios - fonte pérvios , com calibre normal . Estruturas vasculares mediastinais com trajeto e diâmetro preservados . Alterações degenerativa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Indicação clínica : PACIENTE APRESENTANDO TOSSE PERSISTENTE HÁ CERCA DE 8 DIAS Principais achados : Micronódulos centroacinares esparsos pelos aspectos posteriores dos lobo inferiores de ambos os pulmões , podendo estar relacionado a processo inflamatório / infeccioso em atividade . Pequeno nódulo pulmonar calcificado , no lobo inferior esquerdo , de aspecto residual . Lâminas atelectásicas esparsas bilateralmente . Demais achados :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. Arcabouço ósseo torácico sem particularidades . Alterações degenerativas vertebrais . Nota : Este exame foi avaliado em caráter de urgência / emergência , com propósito específico para a identificação de condições de riscos iminentes para a saúde , portanto , achados não relevantes para o atual quadro clínico podem não ter sido mencion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, predominantemente periféricos , esparsos por ambos os pulmões , podendo estar relacionado a processo inflamatório / infeccioso em atividade . ( Bronquiolite . ) Lâminas atelectásicas esparsas bilateralmente . Demais achados : Não há sinais de derrame pleural ou pericárdico . Não se observam linfonodomegalias mediastinais . Linfonodos calcificados no hilo pulmonar direito , residuais . Traqueia e brônquios - fonte pérvios , com calibre normal . Imagem cardíaca de morfologia normal , sem alterações volumétricas apreciáveis . Calcificações ateromatosas na aorta torácica . Alterações degenerativas vertebrais . Achado adicional : colelitías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TOMOGRAFIA COMPUTADORIZADA DO TÓRAX MOTIVO : Pneumonia . TÉCNICA : Aquisições multislice dos ápices pulmonares até as adrenais sem a injeção intravenosa de meio de contraste organoiodado . RELATÓRIO : PLEURAS : Espessamento pleuroapical . PARÊNQUIMA PULMONAR : Atelectasias subsegmentares no lobo médio , língula e lobos inferiores . Micronódulo centrolobular em vidro fosco , no segmento apical do lobo inferior esquerdo . Distribuição vasobrônquica preservada . MEDIASTINO : Ausência de linfonodomegalias . Esôfago , traquéia e brônquios fonte sem anormalidades visíveis . Estruturas vasculares apresentam trajetos e calibres habituais . Hérnia gástrica por deslizamento , com óstio medindo 3 , 7 x 3 , 9 cm . CONTINUA . .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Nódulo pulmonar calcificado medindo 1 , 9 cm localizado no segmento superior do lobo inferior direito . Áreas focais de enfisema centrolobular e paraseptal em ambos os pulmões , sendo mais evidente nos lobos superiores , com formações de bolhas que medem até 2 , 8 cm . Estrias fibroatelectásicas nos ápices pulmonares , de provável etiologia sequelar / cicatricial . Atelectasias subsegmentares nas bases pulmonares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1,6 cm</text:p>
          </table:table-cell>
          <table:table-cell table:number-columns-repeated="1015"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string" calcext:value-type="string">
            <text:p>TOMOGRAFIA COMPUTADORIZADA DO TÓRAX MOTIVO : Tosse e COVID positivo . TÉCNICA : Aquisições multislice dos ápices pulmonares até as adrenais sem a injeção intravenosa de meio de contraste organoiodado . RELATÓRIO : PLEURAS : Espaços pleurais com aspecto virtual . PARÊNQUIMA PULMONAR : Atelectasias subsegmentares dispersas bilateralmente . Pequeno nódulo , sólido , subpleural no segmento superior do lobo inferior direito , medindo 0 , 4 cm . Restante do parênquima pulmonar . Distribuição vasobrônquica preservada . MEDIASTINO : Ausência de linfonodomegalias . Esôfago , traquéia e brônquios fonte sem anormalidades visíveis . Estruturas vasculares apresentam trajetos e calibres habituais . ARCABOUÇO ÓSSEO Estruturas ósseas íntegr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TOMOGRAFIA COMPUTADORIZADA DE TÓRAX Exame realizado em caráter de urgência Indicação : pneumonia . Técnica : imagens obtidas por aquisição volumétrica multislice sem a administração intravenosa de contraste iodado . Aspectos observados : Mastectomia à esquerda . Opacidades reticulares e espessamentos septais na periferia do aspecto anterior do lobo superior esquerdo , provavelmente relacionado a alteração actínica . Espessamento difuso das paredes brônquicas em ambos os pulmões . Diminutos nódulos centrolobulares , por vezes ramificados , assumindo aspecto de árvore em brotamento , associado a tênues opacidades com atenuação em vidro fosco , sendo mais evidente nos lobos superior e médio do pulmão direito . Estrias fibroatelectásicas nos ápices pulmonares , de provável etiologia sequelar / cicatricial . Ausência de derrame pleural ou pericárdico . Não se observam linfonodomegalias mediastinais . Traqueia e brônquios - fonte pérvios , com calibre normal . Estruturas vasculares mediastinais com trajeto e diâmetro preservados . Ateromatose parietal na aorta torácica . Alterações degenerativas da coluna dorsal . Cateter de Port - a - cath à direita com extremidade distal na transição da veia cava superior e átrio direit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Indicação clínica : QUADRO DE TOSSE PRODUTIVA PERSISTENTE E DOR VENTILATÓRIO - DEPENDENTE Principais achados : Discretos e raros micronódulos centroacinares no segmento posterior do lobo superior direito , podendo estar relacionado a processo inflamatório / infeccioso em atividade . Micronódulo pulmonar sólido , não calcificado , no lobo aspecto lateral da língula , medindo cerca de 0 , 2 x 0 , 2 cm inespecífico ( Etiologia infecciosa ? ) . Lâminas atelectásicas esparsas bilateralmente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49.1</text:p>
          </table:table-cell>
          <table:table-cell office:value-type="string" calcext:value-type="string">
            <text:p>TOMOGRAFIA COMPUTADORIZADA DE TÓRAX Exame realizado em caráter de urgência Técnica : imagens obtidas por aquisição volumétrica multislice sem a administração intravenosa de contraste iodado . Aspectos observados : Granuloma residual calcificado no lobo superior direito , medindo 0 , 4 cm . Áreas focais de enfisema centrolobular na base pulmonar esquerda . Atelectasias subsegmentares nas bases pulmonares , associado a tênues opacidades com atenuação em vidro fosco . Pequeno nódulo pulmonar , centrolobular , com densidade de partes moles no segmento basal posterior do lobo inferior direito , medindo 0 , 6 x 0 , 6 cm , não calcificado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, associado a acentuada redução da altura de um corpo vertebral dorsal inferio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49.2</text:p>
          </table:table-cell>
          <table:table-cell office:value-type="string" calcext:value-type="string">
            <text:p>TOMOGRAFIA COMPUTADORIZADA DE TÓRAX Exame realizado em caráter de urgência Técnica : imagens obtidas por aquisição volumétrica multislice sem a administração intravenosa de contraste iodado . Aspectos observados : Granuloma residual calcificado no lobo superior direito , medindo 0 , 4 cm . Áreas focais de enfisema centrolobular na base pulmonar esquerda . Atelectasias subsegmentares nas bases pulmonares , associado a tênues opacidades com atenuação em vidro fosco . Pequeno nódulo pulmonar , centrolobular , com densidade de partes moles no segmento basal posterior do lobo inferior direito , medindo 0 , 6 x 0 , 6 cm , não calcificado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, associado a acentuada redução da altura de um corpo vertebral dorsal inferio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x 0,6 cm</text:p>
          </table:table-cell>
          <table:table-cell table:number-columns-repeated="1015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TOMOGRAFIA COMPUTADORIZADA DO TÓRAX MOTIVO : Dispneia e dor torácica . TÉCNICA : Aquisições multislice dos ápices pulmonares até as adrenais sem a injeção intravenosa de meio de contraste organoiodado . RELATÓRIO : PLEURAS : Espaços pleurais com aspecto virtual . PARÊNQUIMA PULMONAR : Pequeno granuloma calcificado no segmento basal lateral direito medindo 0 , 5 cm . Atelectasia de tração no lobo médio , determinanto leve alteração arquitetural deste lobo . Alguns incipientes micronódulos centrolobulares em vidro fosco na língula . Incipientes atelectasias subsegmentares dispersas bilaterais . Distribuição vasobrônquica preservada . MEDIASTINO : Ausência de linfonodomegalias . Esôfago , traquéia e brônquios fonte sem anormalidades visíveis . CONTINUA . . . . Estruturas vasculares apresentam trajetos e calibres habituais . Pequeno linfonodo calcificado perihilar à direita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3">
          <table:table-cell office:value-type="float" office:value="951" calcext:value-type="float">
            <text:p>951</text:p>
          </table:table-cell>
          <table:table-cell office:value-type="string" calcext:value-type="string">
            <text:p>TOMOGRAFIA COMPUTADORIZADA DO TÓRAX MOTIVO : Tosse . TÉCNICA : Aquisições multislice dos ápices pulmonares até as adrenais sem a injeção intravenosa de meio de contraste organoiodado . RELATÓRIO : PLEURAS : Espaços pleurais com aspecto virtual . PARÊNQUIMA PULMONAR : Algumas discretas atelectasias subsegmentares dispersas bilaterais . Pequeno nódulo e um micronódulo subpleurais e calcificados no segmento posterior do lobo superior direito , medindo 0 , 6 cm e 0 , 3 cm . Restante do parênquima de aspecto habitual . Distribuição vasobrônquica preservada . MEDIASTINO : Ausência de linfonodomegalias . Linfonodos calcificados no hilo pulmonar direito . ﻿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Espondilose dorsal . Espessamento das paredes brônquicas . Faixa de consolidação associada a brônquio e bronquioloectasias de tração no segmento anterior do lobo superior a direita . Ausência de nódulos suspeitos ou demais lesões focais parenquimatosas . Traquéia , brônquios - fontes e hilos pulmonares livres . Leve ateromatose aórtica . Volumosa hérnia hiatal . Restante da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dilatações ou espessamento das paredes brônquicas . Ausência de nódulos suspeitos ou lesões focais parenquimatosas . Traquéia , brônquios - fontes e hilos pulmonares livres . Estruturas mediastinais anatômicas . Ausência de linfonodomegalias em meio aos planos gordurosos mediastinais . Ausência de coleções líquidas livres no espaço pleural ."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Não caracterizamos dilatações ou espessamento das paredes brônquicas . Pequeno nódulo calcificado na língula com 4 , 8 mm . Estriações subpleurais nos lobos superiores e inferiores . Opacidades em vidro fosco com consolidações centrasi na periferia do segmento posterior do lobo inferior a esquerda . Ausência de nódulos suspeitos . Traquéia , brônquios - fontes e hilos pulmonares livres . Ateromatose aórtica . Ectasia do tronco das artérias pulmonares e artérias pulmonares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4,8 mm</text:p>
          </table:table-cell>
          <table:table-cell table:number-columns-repeated="1015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Não caracterizamos dilatações ou espessamento das paredes brônquicas . Pequeno nódulo calcificado de 4 , 5 mm no lobo médio . Ausência de nódulos suspeitos ou demais lesões focais parenquimatosas . Traquéia , brônquios - fontes e hilos pulmonares livres . Estruturas mediastinais anatômicas . Ausência de linfonodomegalias em meio aos planos gorduros 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4,5 mm</text:p>
          </table:table-cell>
          <table:table-cell table:number-columns-repeated="1015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TOMOGRAFIA COMPUTADORIZADA DO TÓRAX MOTIVO : Tosse produtiva . TÉCNICA : Aquisições multislice dos ápices pulmonares até as adrenais sem a injeção intravenosa de meio de contraste organoiodado . RELATÓRIO : PLEURAS : Espaços pleurais com aspecto virtual . PARÊNQUIMA PULMONAR : Pequeno cisto no segmento basal lateral direito , medindo 1 , 0 cm . Micronódulos centrolobulares , em vidro fosco localizados nos segmentos apicoposterior , lingular superior e inferior . Atelectasias subsegmentares no lobo médio e língula . Distribuição vasobrônquica preservada . MEDIASTINO : Ausência de linfonodomegalias . Esôfago , traquéia e brônquios fonte sem anormalidades visíveis . CONTINUA . . . Estruturas vasculares apresentam trajetos e calibres habituais . Ateromatose cálcica supra - aórtica e coronariana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lteração fibroatelectásica no segmento inferior lingular e em maior extensão no segmento medial do lobo médio com bronquioloectasias de tração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Não caracterizamos dilatações ou espessamento das paredes brônquicas . Pequeno nódulo calcificado na margem anterior do lobo superior a esquerda . Discretas traves atelectásicas subpleurais no lobo inferior a direita . Ausência de nódulos suspeitos ou demais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margem anterior do lobo superior a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TOMOGRAFIA COMPUTADORIZADA DO TÓRAX MOTIVO : Tosse . TÉCNICA : Aquisições multislice dos ápices pulmonares até as adrenais sem a injeção intravenosa de meio de contraste organoiodado . RELATÓRIO : PLEURAS : Espaços pleurais com aspecto virtual . PARÊNQUIMA PULMONAR : Algumas atelectasias subsegmentares dispersas pelos campos pulmonares . Pequeno granuloma calcificado no segmento superior do lobo inferior direito medindo 0 , 2 cm . Micronódulo centrolobular em vidro fosco , no segmento superior do lobo inferior esquerdo . Restante das densidades dos campos pulmonares de aspecto habitual . Distribuição vasobrônquica preservada . MEDIASTINO : Ausência de linfonodomegalias . Esôfago , traquéia e brônquios fonte sem anormalidades visíveis . Estruturas vasculares apresentam trajetos e calibres habituais . Linfonodos calcificados no hilo esquerdo e infracarinais , o maior medindo 1 , 3 cm . ARCABOUÇO ÓSSEO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2 cm</text:p>
          </table:table-cell>
          <table:table-cell table:number-columns-repeated="1015"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nálise : Micronódulos centrolobulares em vidro fosco na língula . Estrias fibroatelectásicas difusas por ambos os pulmões . Atelectasias laminares em ambas as bases pulmonares . Granuloma calcificado no segmento superior do lobo inferior direito , medindo 0 , 4 cm . Restante do parênquima pulmonar com atenuação preservada . Ausência de derrame pleural ou pericárdico . Não se observam linfonodomegalias mediastinais . Coração de dimensões preservadas . Traqueia e brônquios - fonte pérvios , com calibre normal . Estruturas vasculares mediastinais com trajeto e diâmetro preservados . Espondilose dorsal incipi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os nódulos e micronódulos centrolobulares associados a incipientes opacidades com atenuação em vidro fosco regionais nos segmentos basal anterior e basal lateral à direita . Pequeno cisto aéreo no segmento basal lateral direito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de trajeto e calibre preservado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 table:number-columns-repeated="8"/>
          <table:table-cell table:formula="of:=COUNTIF([.L:.L]; &quot;1&quot;)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2&quot;)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3&quot;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4A&quot;)" office:value-type="float" office:value="14" calcext:value-type="float">
            <text:p>14</text:p>
          </table:table-cell>
          <table:table-cell office:value-type="string" calcext:value-type="string">
            <text:p>4A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4B&quot;)" office:value-type="float" office:value="2" calcext:value-type="float">
            <text:p>2</text:p>
          </table:table-cell>
          <table:table-cell office:value-type="string" calcext:value-type="string">
            <text:p>4B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4X&quot;)" office:value-type="float" office:value="8" calcext:value-type="float">
            <text:p>8</text:p>
          </table:table-cell>
          <table:table-cell office:value-type="string" calcext:value-type="string">
            <text:p>4X</text:p>
          </table:table-cell>
          <table:table-cell table:style-name="Default"/>
          <table:table-cell table:number-columns-repeated="1014"/>
        </table:table-row>
        <table:table-row table:style-name="ro2" table:number-rows-repeated="1047489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Sheet2" table:style-name="ta1">
        <table:table-column table:style-name="co3" table:number-columns-repeated="11" table:default-cell-style-name="ce10"/>
        <table:table-column table:style-name="co3" table:default-cell-style-name="ce12"/>
        <table:table-column table:style-name="co3" table:number-columns-repeated="1013" table:default-cell-style-name="ce10"/>
        <table:table-row table:style-name="ro4">
          <table:table-cell office:value-type="string" calcext:value-type="string">
            <text:p>Laudo</text:p>
          </table:table-cell>
          <table:table-cell office:value-type="string" calcext:value-type="string">
            <text:p>Texto</text:p>
          </table:table-cell>
          <table:table-cell table:style-name="ce11" office:value-type="string" calcext:value-type="string">
            <text:p>O nódulo é sólido?</text:p>
          </table:table-cell>
          <table:table-cell table:style-name="ce11" office:value-type="string" calcext:value-type="string">
            <text:p>O nódulo tem densidade semissólida, parcialmente sólida , ou em partes moles?</text:p>
          </table:table-cell>
          <table:table-cell table:style-name="ce11" office:value-type="string" calcext:value-type="string">
            <text:p>O nódulo tem densidade em vidro fosco?</text:p>
          </table:table-cell>
          <table:table-cell table:style-name="ce11" office:value-type="string" calcext:value-type="string">
            <text:p>O nódulo tem borda lisa e/ou bem definida?</text:p>
          </table:table-cell>
          <table:table-cell table:style-name="ce11" office:value-type="string" calcext:value-type="string">
            <text:p>O nódulo tem borda espiculada e/ou mal definida?</text:p>
          </table:table-cell>
          <table:table-cell table:style-name="ce11" office:value-type="string" calcext:value-type="string">
            <text:p>O nódulo é calcificado?</text:p>
          </table:table-cell>
          <table:table-cell table:style-name="ce11" office:value-type="string" calcext:value-type="string">
            <text:p>Localização do nódulo</text:p>
          </table:table-cell>
          <table:table-cell table:style-name="ce11" office:value-type="string" calcext:value-type="string">
            <text:p>Tamanho do nódulo</text:p>
          </table:table-cell>
          <table:table-cell table:style-name="ce11" office:value-type="string" calcext:value-type="string">
            <text:p>Tamanho em mm</text:p>
          </table:table-cell>
          <table:table-cell table:style-name="ce11" office:value-type="string" calcext:value-type="string">
            <text:p>Lung-RADS</text:p>
          </table:table-cell>
          <table:table-cell table:number-columns-repeated="1013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residuais nos ápices pulmonares , com pequenino nódulo sólido não calcificado de permeio , no ápice pulmonar à direita , medindo cerca de 5 mm em seu maior eixo axial . Pulmões restantes transparentes , com distribuição broncovascular preservada . Traqueia e brônquios principais permeáveis , de trajeto e calibre normais , destacando - se pequena formação diverticular no terço inferior da traqueia , lateralmente , à direita , medindo cerca de 0 , 8 x 0 , 6 cm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ápice pulmonar à direita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Extenso enfisema pulmonar bilateral e difuso com predomínio centrolobular . Nódulo pulmonar não calcificado localizado no segmento superior do lobo inferior esquerdo subpleural , com contornos microlobulados , limites definidos , suspeito para etiologia neoplásica primária . Mede 13 x 11 , 5 x 17 mm ( AP x T x CC ) .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Traquéia , brônquios - fontes e hilos pulmonares livres . Ateromatose aórtica . Estruturas mediastinais anatômicas . Ausência de linfonodomegalias em meio aos planos gordurosos mediastinais . Ausência de coleções líquidas livres ou aéreas no espaço pleur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13 x 11,5 x 17 mm</text:p>
          </table:table-cell>
          <table:table-cell office:value-type="string" calcext:value-type="string">
            <text:p>13,8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pondilose dorsal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 Pequenos espessamentos pleurais posteriores nos lobos superiores e lobo inferior a direita . Alterações fibroatelectasicas posteriores no lobo superior a direita . Associa - se tênue atenuação em vidro fosco localmente . Nódulo / alteração fibrocicatricial na periferia lateral do lobo superior a direita com 6 , 3 mm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lateral do lobo superior a direita</text:p>
          </table:table-cell>
          <table:table-cell office:value-type="string" calcext:value-type="string">
            <text:p>6,3 mm</text:p>
          </table:table-cell>
          <table:table-cell office:value-type="string" calcext:value-type="string">
            <text:p>6,3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ão líquida na espaço pleural à esquerda , associada com área hipoventilada na base pulmonar homolateral . Notamos espessamento pleural basal à direita . Existem imagens hiperatenuantes ovalares e grosseiramente ovalares nos segmentos dos lobos superiores , na língula , nos segmentos superiores dos lobos inferiores , nos segmentos basais medial e posterior direitos e basais posterior e lateral esquerdos , com atenuação em vidro fosco ao redor de algumas delas . Notamos imagem ovalar hiperdensa no segmento posterior do lobo superior direito , medindo cerca de 0 , 48 x 0 , 46 cm nos maiores eixos axiais . Há atenuação em vidro fosco também em área do segmento anterior do lobo superior esquerdo . Existem imagens hiperatenuantes laminares no lobo superior esquerdo , na língula e nos segmentos basais posteriores . Há linhas subpleurais nos lobos inferiores . Boa permeabilidade da traquéia , dos brônquios fontes e lobares . Mediastino centrado , com área cardíaca nos limites da normalidade e alongamento da aorta . Existem placas parietais calcificadas na aorta torácica , em tronco bráquiocefálico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8 x 0,46 cm</text:p>
          </table:table-cell>
          <table:table-cell office:value-type="string" calcext:value-type="string">
            <text:p>4,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espessamentos pleurais , com calcificações pleurais focais e em placa , bilateralmente . Pequena imagem hiperatenuante linear no segmento ápico - posterior do lobo superior esquerdo . Há imagem hiperatenuante laminar no segmento basal posterior direito . Existem discretos espessamentos intersticiais na periferia do lobo médio e da língula . Há imagem arredondada hiperdensa no segmento anterior do lobo superior direito , medindo cerca de 0 , 31 cm de diâmetro . Boa permeabilidade da traquéia , dos brônquios fontes e lobares . Mediastino centrado , com área cardíaca normal . Existem placas parietais calcificadas na aorta torácica , em tronco bráquiocefálico , em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1 cm</text:p>
          </table:table-cell>
          <table:table-cell office:value-type="string" calcext:value-type="string">
            <text:p>3,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ões líquidas nos espaços pleurais , mais volumosa à esquerda , associada com redução parcial do volume do pulmão esquerdo , que apresenta áreas hipoventiladas e em atelectasia na língula e lobo inferior esquerdo . Notamos calcificações pleurais apicais e no terço superior do hemitórax direito . Há imagens parenquimatosas hipoatenuantes nos lobos superiores , médio e inferior direito . Existem imagens ovalares hiperdensas nos lobos superior e inferior direitos a maior delas situada no segmento superior do lobo inferior direito , medindo cerca de 0 , 32 x 0 , 28 cm . Há imagem hiperatenuante ovalar no mesmo segmento , medindo cerca de 0 , 28 x 0 , 2 cm . Notamos discreta atenuação em vidro fosco e espessamento intersticial em área periférica do lobo médio . Boa permeabilidade da traquéia , dos brônquios fontes e lobares . Mediastino centrado . Há coleção líquida no espaço pericárdico . Existem placas parietais calcificadas na aorta torácica , em tronco bráquiocefálico , em artéria subclávia esquerda e em ramos arteriais coronários . Há imagem ovalar hiperdensa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2 x 0,28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Sonda digestiva esôfago - gastrica . Espondilose dorsal . Formação expansiva , com densidade de partes moles , contornos levemente irregulares , no aspecto posterior do segmento apical direito , apresentando amplo contato com a superfície pleural , medindo 3 , 3 x 3 , 1 cm nos maiores eixos transversos . Há ainda leve espessamento da fissura oblíqua e dos folhetos pleurais em continuidade . Nódulos não calcificados , de contornos regulares , esparsos em ambos os pulmões , predominando no lobo superior direito , medindo até 0 , 5 cm , indeterminados . Aumento do número de linfonodos junto às porções superiores da fissura oblíqua , alguns com dimensões proeminentes , medindo menos de 1 , 0 cm , inespecificos . Atelectasias laminares esparsas em campos pulmonares inferiores . Discreto derrame pleural à direita , associado a pequenas atelectasias restritivas do parênquima adjacente . Restante do parênquima pulmonar com atenuação habitual . Traqueia e brônquios principais pérvios , de calibres normais . Imagem cardíaca com dimensões preservadas . Pequeno derrame pericárdico . Estruturas vasculares mediastinais com trajeto e calibre externo conservado . Ateromatose aortocoronarian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em ambos os pulmões , predominando no lobo superior direito</text:p>
          </table:table-cell>
          <table:table-cell office:value-type="string" calcext:value-type="string">
            <text:p>Até 0,5 c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, com 08 dias de sintomas . RELATÓRIO : Leve espessamento difuso das paredes brônquicas , mais expressivas no lobo médio , onde se observam tênues opacidades com atenuação em vidro fosco centrolobulares , comumente relacionadas a processo inflamatório / infeccioso . Pequeno nódulo calcificado no segmento superior do lobo inferior direito , medindo 0 , 3 cm , de aspecto benigno / residual . O restante do parênquima pulmonar é de configuração e atenuação us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TOMOGRAFIA COMPUTADORIZADA DO TÓRAX COMENTÁRIOS : Exame realizado em tomógrafo MULTISLICE Siemens Técnica : Exame realizado com aquisição volumétrica de 1 , 0 mm de espessura de corte e reconstruções , orientadas por radiografia digital sem contraste . OS SEGUINTES ASPECTOS FORAM OBSERVADOS : Espessamentos pleurais apicais e na base do hemitórax direito , com calcificações pleurais apical à esquerda e basal à direita . Existem imagens hiperatenuantes lineares e laminares nos ápices pulmonares . Há imagens ovalares hiperdensas nos ápices pulmonares e no segmento basal anterior direito , a maior delas situada no ápice pulmonar direito , medindo cerca de 0 , 85 x 0 , 52 cm nos maiores eixos axiais . Boa permeabilidade da traquéia , dos brônquios fontes e lobares . Mediastino centrado , com área cardíaca nos limites da normalidade e alongamento da aorta . Existem placas parietais calcificadas na aorta torácica , em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0,85 x 0,52 cm</text:p>
          </table:table-cell>
          <table:table-cell office:value-type="string" calcext:value-type="string">
            <text:p>0,6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Redução parcial do volume do pulmão direito , após ressecção cirúrgica de parte de sua estrutura . Há imagens parenquimatosas hipoatenuantes mal - definidas nos lobos dos dois pulmões , mais evidentes nos lobos superiores . Existem imagens hiperatenuantes laminares em topografia do lobo médio e da língula . Há pequena imagem hiperatenuante ovalar na periferia do segmento superior da língula , medindo cerca de 0 , 21 x 0 , 16 cm nos maiores eixos axiais , mantendo contiguidade com a pleura . Existe imagem ovalar hiperdensa no segmento basal posterior esquerdo , medindo cerca de 0 , 25 x 0 , 23 cm nos maiores eixos axiais . Há linha subpleural no segmento basal posterior esquerdo . Boa permeabilidade da traquéia , dos brônquios fontes e demais brônquios lobares . Notamos pequeno desvio de estruturas mediastinais para a direita . Área cardíaca dentro dos limites da normalidade . Existem placas parietais calcificadas na aorta torácica , em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5 x 0,23 cm</text:p>
          </table:table-cell>
          <table:table-cell office:value-type="string" calcext:value-type="string">
            <text:p>2,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com baixa inspiração ao estudo . Consolidação segmentar periférica no lobo médio . Derrame pleural leve bilateral . Artropatia esternoclavicular a esquerda Labiações osteofitárias marginais nos corpos vertebrais dorsais . Ausência de bronquiectasias . Pequeno nódulo calcificado no lobo médio com 3 , 5 mm . Traquéia , brônquios - fontes e hilos pulmonares livres . Estruturas mediastinais anatômicas . Linfonodopatia para traqueal alto e baixo , do espaço para aórtico e prévascul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3,5 mm</text:p>
          </table:table-cell>
          <table:table-cell office:value-type="string" calcext:value-type="string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Nódulo pulmonar não calcificado , com contornos irregulares / espiculados , limites definidos , localizado no segmento basal posterior do lobo inferior esquerdo , medindo 2 , 6 x 1 , 6 x 1 , 8 cm ( CC x AP x LL ) , cujo centro situa a cerca de 1 , 2 cm da superfície pleural , havendo certo efeito retrátil sobre a mesma . Esparsos micronódulos pulmonares bilaterais , medindo menos que 0 , 4 cm , incaracterísticos . Ausência de alterações significativas no restante do parênquima pulmonar , bilateralmente . Não há evidência de derrame pleural ou pneumotórax . Estruturas vasculares do mediastino de calibre habitual , exibindo calcificações parietais na aorta . Não se observam linfonodomegalias ou pneumomediastino . Linfonodomegalias axilares bilaterais à direita medindo até 2 , 3 x 1 , 7 cm e à esquerda medindo até 2 , 1 x 1 , 1 cm . Traqueia e brônquios pré - segmentares permeáveis . Pequena hérnia hiatal esofagogástrica por deslizamento . Deformidade no terço anterior do 5 º ao 8 º arcos costais direitos , podendo estar relacionados a sequela de fratura antiga . Redução de altura do corpo vertebral de D 11 , estimada em cerca de 50 % , a custa de achatamento de seu platô superior , com leve retropulsão significativa do muro posterossuperior que comprime a face ventral do saco dural . Há consequente cifose angular da coluna nesse nível . Demais arcos costais e demais estruturas ósseas focalizadas íntegras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2,6 x 1,6 x 1,8 c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terações pleuroparenquimatosas cicatriciais em ápices pulmonares . Nódulo calcificado , subpleural , no segmento superior do lobo inferior direito , medindo 0 , 6 cm , granulomatoso residual . Discretas atelectasias laminares esparsas . Restante do parênquima pulmonar com atenuação habitual . Traqueia e brônquios principais pérvios , de calibres normais . Espessamento difuso de paredes brônquicas , inferindo broncopatia inflamatória . Leve bronquiolectasias no lobo inferior direito e no segmento lateral do lobo médio . Estruturas vasculares mediastinais com trajeto e calibre externo conservado . Leve ateromatose aortocoronariana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<text:s/>no segmento sup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Ateromatose cálcica supraaórtica e coronariana . Cardiomegalia . Espondilose torácica . Encunhamento do corpo vertebral do T 12 . Volumosa hérnia gástrica hiatal à direita , com óstio de 37 mm , medindo 104 x 80 mm , determinando compressão / atelectasia do parênquima pulmonar adjacente . Granuloma calcificado no segmento posterior do lobo superior direito , medindo 6 mm , de provável origem sequelar . Espessamento pleural biapical . Fibras fibroatelectásicas no lobo inferior direito . Pequeno nódulo , subpleural no segmento basal anterior esquerdo medindo 6 mm . Alguns poucos micronódulos centrolobulares , em vidro fosco , no lobo superior direito , inespecíficos , por suas diminutas dimensões , podendo corresponder a processo de natureza inflamatória / infecciosa . Correlacionar com dados clínicos / laboratoriais . Restante do parênquima pulmonar com atenuação preservada . Não há sinais de derrame pleural ou pericárdico . Hilos pulmonares livres . Não se observam linfonodomegalias mediastinais . Traqueia e brônquios - fonte pérvios , com calibre normal . Estruturas vasculares mediastinais com trajeto e calibre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pequena área focal com atenuação em vidro fosco no segmento superior do lobo inferior esquerdo . Pequena imagem ovalar hiperdensa na periferia do segmento basal anterior esquerdo , medindo cerca de 0 , 25 x 0 , 23 cm nos maiores eixos axiais . Boa permeabilidade da traquéia , dos brônquios fontes e lobares . Mediastino centrado , com área cardíaca normal . Notamos próteses mamárias ( bilateralment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anterior esquerdo</text:p>
          </table:table-cell>
          <table:table-cell office:value-type="string" calcext:value-type="string">
            <text:p>0,25 x 0,23 cm</text:p>
          </table:table-cell>
          <table:table-cell office:value-type="string" calcext:value-type="string">
            <text:p>2,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TOMOGRAFIA COMPUTADORIZADA DO TÓRAX Exame realizado em caráter de urgência Indicação do exame : idor em região de arco costal à direita . Técnica : imagens obtidas por aquisição volumétrica multislice , sem a administração intravenosa de contraste iodado . Aspectos observados : Estrias fiboatelectásicas nos segmentos basais . Imagem nodular não calcificada , com base pleural no segmento superior do lobo inferior esquerdo , adjacente a cisura horizontal , inespecifico , medindo 1 , 1 x 0 , 8 cm . Pequeno nódulo calcificado , de aspecto residual , no segmento basal posterior do lobo inferior direito , medindo 0 , 5 cm . Restante do parênquima pulmonar com atenuação preservada . Ausência de derrame pleural . Não se observam linfonodomegaliasmediastinais . Traquéia e brônquios principais pérvios , com calibre normal . Estruturas vasculares mediastinais com trajeto e diâmetro preservados . Ateromatose aórtica e coronarian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rtefatos de movimento respiratório , prejudicando parcialmente a avaliação do parênquima . Achados com maior relevância : Discretos micronódulos centrolobulares com atenuação em vidro fosco no lobo médio , achado que pode estar relacionado a quedo de microaspiração . Focos de enfisema paraseptal nos ápices pulmonares . Discreto conteúdo / secreção na traquéia e brônquios principais ( broncoaspiração ? ) . Pequeno nódulo pulmonar calcificado subpleural , medindo cerca de 0 , 7 cm , localizado no segmento basal posterior do lobo inferior direito , de aspecto residual . Leve ectasia focal do terço proximal do segmento torácico do esôfago , com conteúdo alimentar , podendo estar relacionado a quadro de dismotilidade esofágica .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associado a áreas de enfisema paraseptal , de provável etiologia sequelar / cicatricial . Atelectasias subsegmentares nas bases pulmonares . Granulomas residuais calcificados no lobo inferior esquerdo , medindo até 1 , 0 cm . Micronódulos não calcificados no lobo inferior direito e superior esquerdo , medindo até 0 , 3 cm . Espessamento pleural focal adjacente ao segmento superior do lobo inferior direit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Até 1,0 c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Áreas focais de consolidações , associado a opacidades com atenuação em vidro fosco e espessamento septal em ambos os pulmões , sendo mais evidente no pulmão esquerdo e lobo inferior do pulmão direito . Nódulo pulmonar ovalado no lobo médio ( pulmão direito ) , com atenuação de partes moles e não calcificado , medindo 1 , 1 x 1 , 0 cm nos maiores eixos do plano axial . Atelectasias subsegmentares bibasais . Ausência de derrame pleural ou pericárdico . Não se observam linfonodomegalias mediastinais . Traqueia e brônquios - fonte pérvios , com calibre normal . Ateromatose parietal na aorta torácica e nos vasos coronarianos . Alterações degenerativas da coluna dorsal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o lobo médio (pulmão direito)</text:p>
          </table:table-cell>
          <table:table-cell office:value-type="string" calcext:value-type="string">
            <text:p>1,1 x 1,0 cm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linhas subpleurais nos lobos inferiores . Notamos pequena imagem ovalar hiperdensa no segmento superior do lobo inferior direito , medindo cerca de 0 , 25 x 0 , 22 cm nos maiores eixos axiais . Existe imagem hiperatenuante laminar no segmento basal posterior direito . Boa permeabilidade da traquéia , dos brônquios fontes e lobares . Mediastino centrado , com área cardíaca normal . Não há imagem típica de traço de fratura nos arcos cost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25 x 0,22 cm</text:p>
          </table:table-cell>
          <table:table-cell office:value-type="string" calcext:value-type="string">
            <text:p>2,3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TOMOGRAFIA COMPUTADORIZADA DO TÓRAX MOTIVO : Tosse , febre e dor abdominal . TÉCNICA : Aquisições multislice dos ápices pulmonares até as adrenais sem a injeção intravenosa de meio de contraste organoiodado . RELATÓRIO : PLEURAS : Espaços pleurais com aspecto virtual . PARÊNQUIMA PULMONAR : Pequeno nódulo calcificado , medindo 2 mm no segmento lateral basal direito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basal direito</text:p>
          </table:table-cell>
          <table:table-cell office:value-type="string" calcext:value-type="string">
            <text:p>2 m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Discretos espessamentos pleurais apicais , bilateralmente . Há imagens parenquimatosas hipoatenuantes nos lobos superiores e inferiores , algumas delas medindo mais de 1 , 0 cm e com limites mais definidos . Existe imagem ovalar hiperdensa na periferia do segmento basal posterior direito , medindo cerca de 0 , 75 x 0 , 34 cm nos maiores eixos axiais associada a retração pleural . Boa permeabilidade da traquéia , dos brônquios fontes e lobares . Mediastino centrado , com área cardíaca normal . Há placas parietais calcificadas na aorta torácica , na artéria subclávia esquerda e em ramos arteriais coronários . Impressão radiológica : Espondilose dorsal . Ausência de opacidades pulmonares focais sugestivas de processo infeccioso parenquimatoso em atividade . Imagem sugestiva de pequena estria de fibrose no ápice pulmonar direito . Imagens sugestivas de enfisema centrolobular e paraseptal nos lobos superiores . Imagem sugestiva de nódulo calcificado na base pulmonar direita . Placas ateromatos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posterior direito</text:p>
          </table:table-cell>
          <table:table-cell office:value-type="string" calcext:value-type="string">
            <text:p>0,75 x 0,34 cm</text:p>
          </table:table-cell>
          <table:table-cell office:value-type="string" calcext:value-type="string">
            <text:p>5,4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Há imagem ovalar hiperdensa no segmento apical do lobo superior direito , medindo cerca de 0 , 36 x 0 , 34 cm nos maiores eixos axiais . Existem imagens hiperatenuantes laminares em lobo médio e na língula . Há imagem hiperatenuante ovalar no segmento basal anterior esquerdo , medindo cerca de 0 , 41 x 0 , 3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6 x 0,34 cm</text:p>
          </table:table-cell>
          <table:table-cell office:value-type="string" calcext:value-type="string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dor no esterno após colisão . Seguintes aspectos observados : Não há evidências de derrame pleural . Pequeno nódulo calcificado no subsegmento apical esquerdo medindo 0 , 3 cm , de aspecto residual ( granuloma )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Manúbrio e corpo do esterno com morfologia preservada , apêndice xifóide rudimentar adjacente a calcificações costocondrais habituais para o grupo et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ubsegmento apical esquerd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TOMOGRAFIA COMPUTADORIZADA DE TÓRAX INDICAÇÃO : Tosse persistente . TÉCNICA : Exame realizado sem o uso de contraste . ANÁLISE : Planos subcutâneos e musculares da parede torácica de aspecto preservado . Ausência de linfonodomegalias axilares e supraclaviculares . Ausência de derrame pleural . Espessamento de septos interlobulares e a área confluente de consolidação no lobo inferior esquerdo . Relaciona - se múltiplas opacidades pulmonares em vidro fosco , em distribuição multifocal , predominantemente bilateral , periférica / subpleural e posterior . A extensão do comprometimento pulmonar por tais achados é de cerca de 25 % do volume pulmonar . Nódulo sólido no segmento apical do lobo superior direito , medindo 5 x 3 mm e micronódulo sólido no segmento apicoposterior do lobo superior esquerdo , medindo 3 x 2 mm . Cisto aéreo no segmento apicoposterior esquerdo . Traquéia e brônquios principais de calibre e trajeto mantidos . Planos gordurosos mediastinais íntegros . Ausência de linfonodomegalias mediastinais . Ectasia de aorta ascendente ( com calibre de até 5 , 0 cm ) . Ectasia de tronco pulmonar ( calibre de até 4 , 0 cm ) , achado inespecífico mas que pode estar relacionado à hipertensão pulmonar . Ateromatose aórtica e coronariana . Demais estruturas vasculares mediastinais de aspecto habitual . Eventração da cúpula diafragmática direita . Alterações ósseas degenerativas . ACHADOS ADICIONAIS : - Esteatose hepática moderad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5 x 3 m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TOMOGRAFIA COMPUTADORIZADA DO TÓRAX MOTIVO : Síndrome gripal , evoluindo com dispneia . TÉCNICA : Aquisições multislice dos ápices pulmonares até as adrenais sem a injeção intravenosa de meio de contraste organoiodado . RELATÓRIO : PLEURAS : Espaços pleurais com aspecto virtual . Pequeno espessamento pleural biapical . PARÊNQUIMA PULMONAR : Algumas pequenas estrias fibroatelectásicas dispersas bilaterais . Pequeno granuloma calcificado no segmento basal lateral esquerdo medindo até 0 , 3 cm . Dois pequenos micronódulos em vidro fosco , sendo um subpleural e o outro peribroncovascular . Restante da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até 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Sinais de espondilose dorsal com acentuação da curvatura cifotica . Pequeno nódulo de densidade de partes moles circunscrito na periferia do segmento posterior do lobo inferior esquerdo medindo 4 mm , provavelmente benigno . Vascularização pulmonar periférica de aspecto tomográfico normal . Traquéia , brônquios - fontes e hilos pulmonares livres . Não caracterizamos dilatações ou espessamento das paredes brônquicas . Leve ateromatose aórtica . Estruturas mediastinais anatômicas , não sendo observadas linfonodo megalias em meio aos seus planos gordurosos . Ausência de coleções líquidas livres no espaço pleural . Ausência de bronquiectasias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circunscrito na periferia do segmento posterior do lobo inferior esquerd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: Opacidades em vidro fosco , áreas de pavimentação em mosaico e focos consolidativos , tendendo à confluência , no lobo superior direito , lobo médio e inferior homolateral e discretas opacidades em vidro fosco na língula . Embora não específicos , processo inflamatório / infeccioso pneumônico deve ser considerado , acometendo entre 25 e 50 % da extensão do parênquima . O aspecto é indeterminado para etiologia viral , devendo - se considerar possível etiologia bacteriana superposta . Pequeno derrame pleural basal / subpulmonar à direita . Demais achados : Nódulo calcificado de aspecto residual ( granuloma ) , medindo 0 , 5 cm no segmento anterior do lobo superior esquerdo . Atelectasias laminares , subsegmentares esparsas bilateralmente . Coração de dimensões aumentadas , com predomínio das câmaras esquerdas . Não se observam linfonodomegalias mediastinais . Traqueia e brônquios - fonte pérvios , com calibre normal . Estruturas vasculares mediastinais com trajeto e calibre externo preservados . Ateromatose da aorta torácica e seus ramos . Sinais de espondilose dorsal . Nódulo heterogêneo com foco de calcificação , junto ao aspecto posterior do lobo tireoideano esquerdo , medindo cerca de 3 , 4 x 2 , 9 x 1 , 9 cm , aparentemente tireoideano exofítico . Achados adicional da transição toracoabdominal : Colelitías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TOMOGRAFIA COMPUTADORIZADA DE TÓRAX Indicação do exame : tosse produtiva . Técnica : imagens obtidas por aquisição volumétrica multislice sem a administração intravenosa de contraste iodado . Aspectos observados : Formações expansivas nas regiões axilares , medindo 3 , 1 x 2 , 8 cm à esquerda e 2 , 0 x 1 , 8 cm à direita . Alguns nódulos pulmonares , centrolobulares , não calcificados , com tamanhos variados , esparsos em ambos os pulmões , medindo até 0 , 9 cm . Áreas de espessamentos pleurais focais e irregulares em ambos os pulmões . Moderado / volumoso derrame à direita , com atelectasia compressiva sobre o parênquima pulmonar adjacente . Linfonodomegalias pré - vascular , medindo até 1 , 5 x 1 , 2 cm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até 0,9 c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Obs : avaliação prejudicada por artefatos de movimentação respiratória . Principais achados : Opacidades com ateunação em vidro fosco , predominantemente centrais , em ambos os pulmões , associadas a consolidação com broncograma aéreo de permeio no segmento anterior do lobo superior esquerdo , compatível com processo inflamatório / infeccioso em atividade , não sendo possível descartar etiologia viral . Pequenos nódulos sólidos pulmonares não calcificados , de contornos irregulares , o maior medindo cerca de 0 , 9 x 0 , 6 cm , localizado no segmento superior do lobo inferior direito , inespecífico . Leve espessamento de septos interlobulares , notadamente em ápices pulmonares , podendo estar relacionado a algum grau de congestão pulmonar . Pequeno derrame pericárdico com espessura máxima de 0 , 7 cm . Port a cath à direita Calcificações ateromatosas na aorta torácica , vasos supra - aórticos e em artérias coronárias . Alterações degenerativas vertebrais . CONTINUA . . . Demais achados : Não há sinais de derrame pleural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9 x 0,6 cm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Opacidades com atenuação em vidro fosco esparsas pelo lobo superior direito , ocupando menos de 25 % do parênquima pulmonar , inespecíficas . Nódulo sólido pulmonar não calcificado , oval , de contornos regulares , medindo cerca de 1 , 6 x 1 , 4 cm , localizado no lobo médio , inespecífico . Zonas de enfisema centrolobular e parasseptal esparsas bilateralmente , notadamente no lobo inferior esquerdo . Lâminas atelectásicas esparsas bilateralmente . Alterações degenerativas vertebrais . Calcificações ateromatosas na aorta torácica CONTINUA . .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1,6 x 1,4 c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B</text:p>
          </table:table-cell>
          <table:table-cell table:number-columns-repeated="1013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Pequeno nódulo calcificado residual na periferia do segmento basal lateral direito , medindo 0 , 3 cm . Discreta atelectasia laminar no segmento lingular inferior . Restante do parênquima pulmonar com atenuação habitual . Traqueia e brônquios principais pérvios , de calibres normais . Estruturas vasculares mediastinais com trajeto e calibre externo conservado . Linfonodos levemente proeminentes em cadeia paratraqueal inferior direita , medindo até 0 , 8 cm no menor eixo transverso , inespecíficos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lateral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Nódulo com densidade partes moles circunscrito no segmento superior do lobo inferior à esquerda provavelmente benigno . Mede 3 mm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circunscrito no segmento superior do lobo inferior à esquerda</text:p>
          </table:table-cell>
          <table:table-cell office:value-type="string" calcext:value-type="string">
            <text:p>3 m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viral ( COVID - 19 ) com sintomas há cerca de 01 semana . RELATÓRIO : Parênquima pulmonar com atenuação preservada e sem evidências de alterações suspeitas de processo inflamatório . Pequeno nódulo calcificado no segmento basal posterior do lobo inferior direito , medindo 0 , 5 cm , de aspecto benigno / residual . Discretas estrias fibroatelectásicas esparsas nos campos pulmonares médios e inferiores , de provável natureza resid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Destaca - se acotovelamento da aorta ao nível da croça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mento volumétrico da tireóide . Espondilose dorsal . Pequenos linfonodos calcificados na janela aórtica . Pequenos cistos na periferia posterior do segmento posterior do lobo superior à direita medindo até 10 , 2 Nódulo lobulado na periferia do lobo médio a direita com 10 , 6 mm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Pequeno aumento da área cardíaca . Ectasia do tronco da artéria pulmonar - 31 mm . Ateromatose coronariana . Demais estruturas mediastinais anatômicas Derrame pleural bilateral assimétrico de maior extensão e moderado a direita . Atenuação parenquimatosa heterogênea - padrão de perfusão em mosaic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do lobo médio a direita</text:p>
          </table:table-cell>
          <table:table-cell office:value-type="string" calcext:value-type="string">
            <text:p>10,6 mm</text:p>
          </table:table-cell>
          <table:table-cell office:value-type="string" calcext:value-type="string">
            <text:p>10,6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3 dias de sintomas . RELATÓRIO : Discretas estrias fibroatelectásicas esparsas na periferia dos campos pulmonares , com leve predomínio inferior , de provável natureza residual . Pequeno nódulo calcificado no segmento basal medial do lobo inferior direito , medindo 0 , 4 cm , de aspecto benigno / residual . Restante do parênquima pulmonar com atenuação preservada e sem evidências de alterações suspeitas de processo inflamatório em atividade . Em particular , não observamos padrões específicos de atenuação em vidro fosco e / ou consolidação significativa do parênquima pulmonar . Não se observam linfonodomegalias mediastinais . Traqueia e brônquios - fonte pérvios , com calibre normal . Estruturas vasculares do mediastino de calibre habitual , exibindo discretas calcificações parietais na aorta . Ausência de derrame pleural ou pericárdio . Pequena hérnia hiatal esofagogástrica por deslizamento . Alterações degenerativas na coluna dorsal , com sindesmófitos proeminentes à direita , com alterações pulmonares adjacentes sugerindo atelectasia passiva por compressão extrínse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medial do lobo inf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TOMOGRAFIA COMPUTADORIZADA DE TÓRAX INDICAÇÃO : Caso confirmado de pneumonia viral ( COVID - 19 ) . TÉCNICA : imagens obtidas por aquisição volumétrica multislice sem a administração intravenosa de contraste iodado . ANÁLISE : Micronódulos , centrolobulares , em vidro fosco no segmento lateral do lobo médio e no lobo inferior direito , medindo até 3 mm , inespecífico por suas diminutas dimensões . Granuloma calcificado no segmento apical do lobo inferior esquerdo , medindo 5 mm Atelectasias subsegmentares no lobo médio e lobos inferiores . Restante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teromatose cálcica coronariana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. Análise : Opacidades esparsas com atenuação em vidro fosco , algumas de forma arrendondada , apresentando finas reticulações de permeio , notadamente distribuídas no lobo inferior e nos aspectos posteriores do lobo superior do pulmão esquerdo . Discretas atelectasias laminares esparsas nas bases pulmonares . Pequenino nódulo sólido não calcificado no segmento basal anterior do lobo inferior direito , medindo cerca de 0 , 3 cm no maior eixo axial , inespecífico . Pequeno nódulo residual calcificado no segmento lateral do lobo médio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equeno alongamento e ateromatose incipiente da aorta torácica . Demais vasos mediastinais de paredes regulares , trajetos e calibres normais . Estruturas de partes moles da parede torácica sem evidência de anormalidades . Discret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ovalar no segmento ápico - posterior do lobo superior esquerdo , medindo cerca de 0 , 3 x 0 , 27 cm nos maiores eixos axiais , parcialmente calcificada . Notamos diminutos espessamentos pleurais focais , de aspecto nodular , junto ao segmento ápico - posterior do lobo superior esquerdo e junto a transição dos segmentos basais posterior e lateral esquerdos . Demais porções dos pulmões com densidade parenquimatosa normal . Boa permeabilidade da traquéia , dos brônquios fontes e lobares . Mediastino centrado , com área cardíaca norm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3 x 0,27 cm</text:p>
          </table:table-cell>
          <table:table-cell office:value-type="string" calcext:value-type="string">
            <text:p>2,8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lobo superior esquerdo , medindo cerca de 0 , 3 x 0 , 25 cm nos maiores eixos axiais . Existe imagem hiperatenuante laminar no lobo inferior direito . Há discreto espessamento intersticial na periferia dos segmentos superior e basal posterior do lobo inferior direito . Notamos áreas com discreta atenuação em vidro fosco nos segmentos superior e basal posterior do lobo inferior direito e nos segmentos basal posterior e lateral esquerdos . Existem discretas lesões do espaço aéreo distal no segmento superior do lobo inferior esquerdo . Boa permeabilidade da traquéia , dos brônquios fontes e lobares . Mediastino centrado , com área cardíaca normal . Há placas parietais calcificadas na aorta torácica e no tronco bráquiocefál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3 x 0,25 cm</text:p>
          </table:table-cell>
          <table:table-cell office:value-type="string" calcext:value-type="string">
            <text:p>2,7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limitam a avaliação do estudo . Indicação : controle de pneumonia . Seguintes aspectos observados em análise comparativa com estudo tomográfico de 15 / 11 / 2022 : Nódulo pulmonar localizado no segmento posterior do lobo superior direito , medindo 1 , 3 x 1 , 1 cm , não calcificado , com contornos irregulares , limites definidos , não caracterizado em estudo prévio provavelmente devido aos artefatos de movimento . Persiste infonodomegalia hilar à direita , medindo 11 mm . Persistem as opacidades em vidro fosco esparsas por ambos os pulmões , com predomínio peribroncovascular , mais evidente nos lobos superiores , inespecíficas , comprometendo menos de 25 - 50 % do parênquima pulmonar . Persiste ectasia do tronco pulmonar , medindo até 32 mm , achado que pode estar relacionado a algum grau de hipertensão pulmonar . Volumosa hérnia gástrica hiatal . Demais achados : Ateromatose aórtica e coronariana . Não há evidências de derrame pleural . Câmaras cardíacas com dimensões preservadas . Traquéia , carina e brônquios principais de calibre reduzido em função da fase expiratória . Espondilose torácica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1,3 x1,1 c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ovalar no segmento ápico - posterior do lobo superior esquerdo , medindo cerca de 0 , 26 x 0 , 19 cm nos maiores eixos axiais . Há imagem ovalar hiperdensa no segmento apical do lobo superior direito , medindo cerca de 0 , 36 x 0 , 3 cm nos maiores eixos axiais . Demais porções dos pulmões sem evidência de lesão parenquimatosa em atividade . Boa permeabilidade da traquéia , dos brônquios fontes e lobares . Mediastino centrado , com área cardíaca nos limites da normalidad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6 x 0,3 cm</text:p>
          </table:table-cell>
          <table:table-cell office:value-type="string" calcext:value-type="string">
            <text:p>3,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ns hiperatenuantes laminares no lobo superior esquerdo , no segmento medial do lobo médio e no segmento basal anterior esquerdo . Existe imagem ovalar hiperdensa na língula , medindo cerca de 0 , 37 x 0 , 35 cm nos maiores eixos axiais . Boa permeabilidade da traquéia , dos brônquios fontes e lobares . Mediastino centrado , com área cardíaca nos limites da normalidade . Há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37 x 0,35 cm</text:p>
          </table:table-cell>
          <table:table-cell office:value-type="float" office:value="3.6" calcext:value-type="float">
            <text:p>3.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Obs . : Exame parcialmente prejudicado por artefatos de movimentação respiratória . Contexto clínico : Síndrome gripal com 05 dias de sintomas . RELATÓRIO : Parênquima pulmonar com atenuação preservada e sem evidências de alterações suspeitas de processo inflamatório . Pequena imagem nodular não calcificada no segmento basal posterior do lobo inferior direito , medindo cerca de 0 , 6 cm , de aspecto indeterminado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Alterações degenerativas na coluna dorsal . Artrodese no segmento lombar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3 dias de sintomas . RELATÓRIO : Irregularidades na interface pleuroparenquimatosa nas regiões apicoposteriores dos pulmões , compatíveis com sequelas de processo inflamatório / infeccioso prévio . Banda parenquimatosa espessa na língula e estrias fibroatelectásicas esparsas nos campos pulmonares inferiores , de provável natureza residual . Pequenos nódulos calcificados esparsos pelos campos pulmonares , medindo até cerca de 0 , 4 cm , de aspecto benigno / residual . Restante do parênquima pulmonar com atenuação preservada e sem evidências de alterações suspeitas de processo inflamatório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Pequena hérnia hiatal esofagogástrica por deslizamento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Pequeno nódulo sólido pulmonar não calcificado , medindo cerca de 0 , 3 x 0 , 2 cm , localizado no segmento posterior do lobo superior direito , inespecífico . Incipientes Alterações degenerativas vertebrais . Demais achados :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x 0,2 cm</text:p>
          </table:table-cell>
          <table:table-cell office:value-type="string" calcext:value-type="string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6 dias de sintomas . RELATÓRIO : Parênquima pulmonar com atenuação preservada e sem evidências de alterações suspeitas de processo inflamatório . Pequeno nódulo calcificado no segmento basal posterior do lobo inferior direito , medindo 0 , 5 cm , de aspecto benigno / residual . Bandas parenquimatosas e estrias fibroatelectásicas esparsas nos campos pulmonares inferiores , de aspecto resid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salgia basal esquerda , calafrios e espirros há 3 dias . Análise : Imagens sugestivas de zonas de leve dilatação e impactação brônquica no segmento medial do lobo médio . Parênquima pulmonar restante com atenuação preservada , exceto por nódulo calcificado , de aspecto residual ( granuloma ) , no segmento basal posterior do lobo inferior esquerdo , medindo 0 , 6 cm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suspeita de Covid . Seguintes aspectos observados : Não há evidências de derrame pleural . Nódulo pulmonar calcificado no segmento basal posterior direito , medindo 0 , 6 cm , de aspecto residual ( granuloma ) . Parênquima pulmonar com coeficientes de atenuação preservados . Não foram caracterizados linfonodomegalias mediastinal ou axilar . Sinais de ateromatose da artéria coronária esquerda ( artéria descendente anterior )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sinais de pneumotórax à direita , associados com derrame pleural homolateral e com redução parcial do volume do pulmão direito . Existe derrame pleural menos volumoso também à esquerda . Os derrames pleurais estão associados com áreas hipoventiladas nos lobos inferiores . Há imagens sugestivas de atelectasias e áreas hipoventiladas em lobo médio , na língula e nos lobos inferiores . Existem áreas com lesões em vidro fosco nos lobos dos dois pulmões , sendo mais extensas à direita , associadas com lesões do espaço aéreo em algumas áreas dos lobos superiores e inferior direito , formando consolidações com broncogramas aéreos de permeio . Há imagem grosseiramente ovalar hiperdensa no segmento posterior do lobo superior direito , medindo cerca de 1 , 0 x 0 , 77 cm nos maiores eixos axiais . Existem imagens hipoatenuantes ovalares no segmento anterior do lobo superior esquerdo , no segmento lateral do lobo médio , na língula e no lobo inferior direito . Notamos ramos brônquicos de calibres aumentados na língula . Boa permeabilidade da traquéia , dos brônquios fontes e lobares . Mediastino centrado , com área cardíaca aumentada . Existem placas parietais calcificadas na aorta torácica e na artéria subclávia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1,0 x 0,77 cm</text:p>
          </table:table-cell>
          <table:table-cell office:value-type="string" calcext:value-type="string">
            <text:p>8,8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Tosse e dispneia há cerca de 15 dias . Passado de pneumonia viral ( COVID - 19 ) com sequela pulmonar . RELATÓRIO : Extensas áreas de reticularidade periférica , associadas a espessamento de septos interlobulares e bronquiolectasias , sugerindo processo inflamatório intersticial crônico / residual . Pequeno nódulo calcificado no segmento basal posterior do lobo inferior direito , medindo 0 , 6 cm , de aspecto benigno / residual . Em particular , não observamos padrões específicos de atenuação em vidro fosco e / ou consolidação significativa do parênquima pulmonar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áreas com atenuação em vidro fosco no segmento posterior do lobo superior direito , nos segmentos do lobo superior esquerdo , no segmento medial do lobo médio e no segmento superior da língula , mais evidentes no lobo superior direito . Há imagem ovalar hiperdensa no segmento anterior do lobo superior esquerdo , medindo cerca de 0 , 26 x 0 , 24 cm nos maiores eixos axiais . Existe imagem hiperatenuante laminar no segmento basal lateral esquerdo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6 x 0,2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síndrome gripal . Seguintes aspectos observados : Opacidades consolidativas e em vidro fosco distribuídas no lobo inferior direito , com broncogramas aéreos de permeio , com aparentes focos cavitados de permeio . Numerosos nódulos centrolobulares subcentimétricos com halo em vidro fosco distribuídos no lobo inferior esquerdo , lobo superior direito e lobo médio , que no contexto de infecção , podem representar disseminação endobrônquica . Leve derrame pleural à direita . Nódulo pulmonar calcificado localizado no segmento basal lateral esquerdo medindo 1 , 0 x 0 , 9 cm , provável granuloma . Parênquima pulmonar restante com coeficientes de atenuação preservados . Linfonodomegalia infracarinal medindo 2 , 5 x 1 , 5 cm . Ateromatose aórtica e coronariana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 medindo</text:p>
          </table:table-cell>
          <table:table-cell office:value-type="string" calcext:value-type="string">
            <text:p>1,0 x 0,9 c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Artefatos de movimento respiratório limitam a avaliação do estudo . Pequeno nódulo subpleural localizado no segmento anterior do lobo superior direito , medindo 0 , 5 x 0 , 4 cm , com contornos regulares , limites definidos , inespecífico . Atelectasia laminar na língula . Tênues reticulações periféricas nos lobos inferiores , possivelmente relacionadas ao decúbito . Ectasia da Aorta ascendente ( 4 , 4 cm ) . Ateromatose aórtica e coronariana . Não há evidências de derrame pleural . Parênquima pulmonar restante com coeficientes de atenuação preservados . Não foram caracterizados linfonodomegalias mediastinal ou axilar . Câmaras cardíacas com dimensões preservadas . Traquéia , carina e brônquios principais de calibre e contornos normais . Espondilose torácica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 x 0,4 c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5 mm de espessura de corte e reconstruções , orientadas por radiografia digital sem contraste . OS SEGUINTES ASPECTOS FORAM OBSERVADOS : Há pequena imagem hiperatenuante linear no ápice pulmonar direito . Existe imagem ovalar hiperdensa no segmento superior do lobo inferior esquerdo , medindo cerca de 0 , 51 x 0 , 36 cm nos maiores eixos axiais . Há imagem hiperatenuante laminar no segmento basal posterior direito . Boa permeabilidade da traquéia , dos brônquios fontes e lobares . Mediastino centrado , com área cardíaca normal . Notamos placa parietal calcificada em topografia de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51 x 0,36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viral ( COVID - 19 ) com 03 dias de sintomas . RELATÓRIO : Opacidades com atenuação em vidro fosco esparsas em ambos os pulmões , algumas com morfologia arredondada , por vezes confluindo em pequenos focos de consolidação , centrais e periféricas . Pequeno nódulo calcificado no segmento lingular superior , medindo 0 , 7 cm , de aspecto benigno / residual . Ausência de derrame pleural ou pericárdio . Não se observam linfonodomegalias mediastinais . Pequenos linfonodos calcificados no hilo pulmonar esquerdo , de aspecto residual . Traqueia e brônquios - fonte pérvios , com calibre normal . Estruturas vasculares do mediastino de calibre habitual , exibindo calcificações parietais na aorta . Alterações degenerativas na coluna dorsal , com sindesmófitos proeminentes à direita , com alterações pulmonares adjacentes sugerindo atelectasia passiva por compressão extrínseca . Sequelas de fraturas antigas com calo ósseo no 10 º arco costal direito , e no 10 º , 11 º e 12 º arcos costais esquer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TOMOGRAFIA COMPUTADORIZADA DE TÓRAX Exame realizado em caráter de urgência Indicação : dispneia . Técnica : imagens obtidas por aquisição volumétrica multislice sem a administração intravenosa de contraste iodado . Aspectos observados : Consolidação no segmento posterior do lobo superior direito . Opacidades com atenuação em vidro fosco , esparsos em ambos os pulmões , sendo mais evidente no lobo superior direito . Diminutos nódulos centrolobulares , inferiores à 0 , 3 cm em ambos os pulmões , não calcificados . Ausência de derrame pleural ou pericárdico . Não se observam linfonodomegalias mediastinais . Traqueia e brônquios - fonte pérvios , com calibre normal . Aumento da área cardíaca . Ectasia da aorta torácica , associado a ateromatose parietal calcificada . Ateromatose parietal calcificada nos vasos coronarianos . Alterações degenerativas da coluna dorsal e redução da altura ( fratura compressiva ) em um corpo vertebral lombar . Impressão diagnóstica : - Consolidação no segmento posterior do lobo superior direito . Considerar inicialmente a possibilidade de processo inflamatório / infeccioso , na dependência de correlação clínica . - Opacidades com atenuação em vidro fosco , esparsos em ambos os pulmões , mais evidente no lobo superior direito . - Diminutos nódulos pulmonares centrolobulares bilaterais , não calcificados , de aspecto indeterminado devido as suas pequenas dimensões . - Aumento da área cardíaca . - Ectasia da aorta torácica , associado a ateromatose parietal calcificada . Ateromatose parietal calcificada nos vasos coronarianos . - Alterações degenerativas da coluna dorsal e redução da altura ( fratura compressiva ) em um corpo vertebral lombar . Achado adicional : fígado com imagem ovalada hipoatenuante , medindo 2 , 7 cm no segmento IV , inespecífica no protocolo utiliza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m ambos os pulmões</text:p>
          </table:table-cell>
          <table:table-cell office:value-type="string" calcext:value-type="string">
            <text:p>inferiores a 0,3 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Múltiplas formações nodulares com contornos lobulados e densidade de partes moles , apresentando calcificações parciais grosseiras , algumas apresentando alguns focos com atenuação de gordura , com distribuição difusa pelos campos pulmonares , a maioria justapleural , de dimensões variando de poucos milímetros até cerca de 2 , 9 cm , este maior localizado no segmento medial do lobo médio , inespecíficos . Pequenos nódulos calcificados esparsos pelos campos pulmonares , medindo até cerca de 0 , 4 cm , de aspecto benigno / residual . Múltiplos cistos aéreos pulmonares , de paredes finas , dispersos bilateralmente com distribuição relativamente uniforme ao longo do eixo pulmonar , e de tamanhos variáveis , o maior localizado no segmento lateral do lobo médio , medindo 1 , 6 cm . Discretas opacidades reticulares e mínimo vidro fosco com distribuição periférica , por vezes associadas a leve espessamento septal e pequenas atelectasias subsegmentares , com predomínio em regiões basais , de aspecto residual . Em particular , não observamos padrões específicos de atenuação em vidro fosco e / ou consolidação significativa do parênquima . Traqueia e brônquios principais permeáveis e de calibre conservado . Estruturas vasculares do mediastino de calibre habitual , exibindo discretas calcificações parietais no trajeto da croça da aorta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TOMOGRAFIA COMPUTADORIZADA DO TÓRAX COM CONTRASTE COMENTÁRIOS : Exame realizado em tomógrafo MULTISLICE Siemens . Técnica : Exame realizado com aquisições volumétricas de 1 , 0 mm de espessura de corte , antes e após a administração de contraste endovenoso . OS SEGUINTES ASPECTOS FORAM OBSERVADOS : Pequenas imagens hiperatenuantes lineares nos ápices pulmonares . Há imagem hiperatenuante ovalar no segmento ápico - posterior do lobo superior esquerdo , medindo cerca de 0 , 46 x 0 , 27 cm nos maiores eixos axiais . Existe imagem ovalar hiperdensa no mesmo segmento do lobo superior esquerdo , medindo cerca de 0 , 3 x 0 , 27 cm nos maiores eixos axiais . Boa permeabilidade da traquéia , dos brônquios fontes e lobares . Mediastino centrado , com área cardíaca normal . Não evidenciamos linfonodomegalias mediastinais ou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mesmo segmento do lobo superior esquerdo</text:p>
          </table:table-cell>
          <table:table-cell office:value-type="string" calcext:value-type="string">
            <text:p>0,3 x 0,27 cm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intersticiais associados com atenuação em vidro fosco nos segmentos apical do lobo superior direito e ápico - posterior do lobo superior esquerdo . Existe imagem ovalar hiperdensa no segmento posterior do lobo superior direito , medindo cerca de 0 , 4 x 0 , 34 cm nos maiores eixos axiais . Notamos imagem hiperatenuante ovalar no segmento basal lateral esquerdo , medindo cerca de 0 , 33 x 0 , 3 cm nos maiores eixos axiais . Há imagens hiperatenuantes laminares nos segmentos anteriores dos lobos superiores , no segmento medial do lobo médio e no segmentos basais anterior e posterior direitos . Boa permeabilidade da traquéia , dos brônquios fontes e lobares . Mediastino centrado , com área cardíaca normal . Existem placas parietais calcificadas na aort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x 0,34 cm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Discretas alterações pleuroparenquimatosas cicatriciais em ápices pulmonares , um pouco mais evidente à direita . Nódulo não calcificado , de contornos regulares , no segmento posterior do lobo superior direito , medindo 0 , 8 cm . Restante do parênquima pulmonar com atenuação habitual . Traqueia e brônquios principais pérvios , de calibres normais . Estruturas vasculares mediastinais com trajeto e calibre externo conservado . Linfonodos calcificados residuais em cadeias subaórtica e hilar esquerd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TOMOGRAFIA COMPUTADORIZADA DE TÓRAX MOTIVO : Pneumonia viral ( COVID - 19 ) TÉCNICA : Exame realizado através de aquisição volumétrica de imagens , em equipamento de tomografia computadorizada multislice com reformatações multiplanares , sem administração do meio de contraste iodado . RELÁTORIO : Opacidades com atenuação em vidro fosco esparsas em ambos os pulmões , algumas com morfologia arredondada , predominantemente periféricas , acometendo até 25 % do parênquima pulmonar . Escore visual de gravidade de acometimento pulmonar¹ , considerando 0 ( 0 % de envolvimento ) , 1 ( 1 a 25 % de envolvimento ) , 2 ( 26 a 50 % de envolvimento ) , 3 ( 51 a 75 % envolvimento ) e 4 ( 76 a 100 % de envolvimento ) . Pulmão direito : lobo superior ( 1 ) , lobo médio ( 2 ) , lobo inferior ( 1 ) Pulmão esquerdo : lobo superior ( 1 ) , lobo inferior ( 2 ) Escore total ( 0 - 20 ) : 7 . Demais achados : Não há sinais de derrame pleural ou pericárdio . Espessamento pleuroapical bilateral , associando - se a pequenas bolhas subpleurais à direita . Pequeno nódulo subpleural no segmento posterior basal direito , medindo 6 mm . Discretas opacidades fibroatelectásicas no lobo inferior esquerdo . Restante do parênquima pulmonar com atenuação preservada . Hilos pulmonares livres . Não se observam linfonodomegalias mediastinais . Traqueia e brônquios - fonte pérvios , com calibre normal . Estruturas vasculares mediastinais com trajeto e diâmetro preservados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basal direit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5">
          <table:table-cell office:value-type="float" office:value="774" calcext:value-type="float">
            <text:p>774</text:p>
          </table:table-cell>
          <table:table-cell office:value-type="string" calcext:value-type="string">
            <text:p>TOMOGRAFIA COMPUTADORIZADA DO TÓRAX MOTIVO : Dispneia . ﻿ TÉCNICA : Aquisições multislice dos ápices pulmonares até as adrenais sem a injeção intravenosa de meio de contraste organoiodado . RELATÓRIO : PLEURAS : Espessamento pleuroapical bilateral . PARÊNQUIMA PULMONAR : Opacidades fibroatelectásicas dispersas bilaterais . ﻿ Pequeno nódulo centrolobular em vidro fosco no segmento lateral do lobo médio , medindo 5 mm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ARCABOUÇO ÓSSEO Espondilose torácica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TOMOGRAFIA COMPUTADORIZADA DO TÓRAX COMENTÁRIOS : Exame realizado em tomógrafo MULTISLICE Siemens Emotion Técnica : Exame realizado com aquisição volumétrica de 1 , 0 mm de espessura de corte e reconstruções , orientadas por radiografia digital sem contraste . OS SEGUINTES ASPECTOS FORAM OBSERVADOS : Há imagens parenquimatosas hipoatenuantes justapleurais nos lobos superiores . Existem imagens hiperatenuantes laminares no segmento medial do lobo médio , na língula , nos segmentos basais posteriores e basal lateral esquerdo . Há imagem ovalar hiperdensa no segmento basal posterior direito , medindo cerca de 0 , 49 x 0 , 41 cm nos maiores eixos axiais . Não evidenciamos derrame pleural . Boa permeabilidade da traquéia , dos brônquios fontes e lobares . Mediastino centrado , com discreta proeminência do ventrículo esquerdo . Existem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9 x 0,41 cm</text:p>
          </table:table-cell>
          <table:table-cell office:value-type="string" calcext:value-type="string">
            <text:p>4,9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ápico - posterior do lobo superior esquerdo , medindo cerca de 0 , 75 x 0 , 59 cm nos maiores eixos axiais . Existem imagens hiperatenuantes laminares em lobo médio e na língula . Boa permeabilidade da traquéia , dos brônquios fontes e lobares . Mediastino centrado , com área cardíaca discretamente aumentada . Há imagens ovalares hiperdensas no mediastino ( subcarinais ) . Notamos sinais de herniação diafragmática na base do tórax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75 x 0,59 cm</text:p>
          </table:table-cell>
          <table:table-cell office:value-type="string" calcext:value-type="string">
            <text:p>7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bronquiectasias . Duas traves atelectásicas no lobo inferior à direita . Pequena consolidação na periferia do segmento posterior deste lobo , Pequeno nódulo na periferia do segmento posterior no lobo inferior à direita parcialmente calcificado medindo 3 mm . Traquéia , brônquios - fontes e hilos pulmonares livres . Estruturas mediastinais anatômicas . Ateromatose da crossa da aorta . Alguns linfonodos com dimensões limítrofes em topografia para traqueal e infracarinal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posterior no lobo inferior à direita</text:p>
          </table:table-cell>
          <table:table-cell office:value-type="string" calcext:value-type="string">
            <text:p>3 m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Opacidades focais com atenuação em vidro fosco , com predomínio periférico e basal acometendo os lobos superior direito e inferior esquerdo ( acomentendo menos de 25 % do parênquima pulmonar ) . Pequeno nódulo pulmonar sólido no segmento posterior do lobo superior direito , medindo 0 , 4 cm . Estrias fibroatelectásicas esparsas por ambos os pulmões . Restante do parênquima pulmonar com atenuação preservada . Ausência de derrame pleural ou pericárdio . Não se observam linfonodomegalias mediastinais . Traqueia e brônquios - fonte pérvios , com calibre normal . Estruturas vasculares mediastinais com trajeto e diâmetro preservados . Ateromatose aórtica e coronariana . Fraturas da 3 ª a 8 ª costelas à esquerda , em algumas delas com formação de calo ósseo . Alterações degenerativas incipientes da coluna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TOMOGRAFIA COMPUTADORIZADA DE TÓRAX MOTIVO : Dispneia . TÉCNICA : Exame realizado através de aquisição volumétrica de imagens , em equipamento de tomografia computadorizada multislice com reformatações multiplanares , sem administração do meio de contraste iodado . ANÁLISE : Exame de qualidade técnica prejudicada por artefatos de movimentos respiratórios e a posição dos braços do paciente junto ao corpo determinam endurecimento dos feixes de raio - x . Lâminas atelectásicas esparsas bilateralmente , algumas com aspecto retrátil sobre o parênquima pulmonar adjacente . Pequeno nódulo em vidro fosco no segmento anterior do lobo superior direito , medindo 4 mm . Alguns pequenos micronódulos em vidro fosco , centrolobulares , no segmento apical do lobo inferior esquerdo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TOMOGRAFIA COMPUTADORIZADA DO TÓRAX Exame realizado em caráter de urgência Indicação do exame : hemoptise . Técnica : imagens obtidas por aquisição volumétrica multislice , sem a administração intravenosa de contraste iodado . Aspectos observados : Lesão escavada de paredes espessadas no segmento posterior do lobo superior direito , com tênues áreas de opacidade em vidro fosco na sua adjacência , associado a pequeno nódulos centrolobulares , configurando aspecto de árvore em brotamento . Dentre os diagnósticos diferenciais deve - se considerar a possibilidade de processo inflamatório granulomatoso , presumivelmente infeccioso ( tuberculose ) . Nódulo com atenuação de partes moles no segmento posterior do lobo superior direito , medindo 0 , 8 x 0 , 5 cm . Opacidades com atenuação em vidro fosco no lobo médio ( pulmão direito ) . Espessamento pleural , de aspecto nodular no segmento lateral do lobo inferior direito , medindo 0 , 9 x 0 , 5 cm . Atelectasias subsegmentares esparsas em ambos os pulmonares . Estrias fibroatelectásicas nos ápices pulmonares , de aparente etiologia sequelar / cicatricial . Ausência de derrame pleural . Não se observam linfonodomegalias mediastinais . Traquéia e brônquios principais pérvios , com calibre normal . Ateromatose aórtica . Estruturas vasculares mediastinais com trajeto e diâmetro preservados . Sinais de espondilose dorsal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 x 0,5 c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Brônquios com paredes espessadas de forma difusa com predomínio nos lobos inferiores , associadas a opacidades peribroncovasculares irregulares , mais expressivas na base pulmonar direita . Opacidades reticulares irregulares , de aspecto fibroatelectásicas esparsas , algo retráteis , em ambos os pulmões , com predomínio periférico , associado a tênues opacidades com atenuação em vidro fosco de permeio , sugerindo processo inflamatório intersticial crônico / residual . Pequenas imagens nodulares não calcificadas medindo até cerca de 0 , 8 cm esparsas pelos pulmões , indeterminadas . Pequeno nódulo calcificado no segmento apical do lobo superior direito , medindo 0 , 4 cm , de aspecto benigno / residual . Restante do parênquima pulmonar com coeficientes de atenuação preservado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Descontinuidade óssea no 10 º arco costal direito , associado a perde de substância de partes moles adjacentes , de aspecto sequelar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Discretas alterações pleuroparenquimatosas cicatriciais em ápices pulmonares . Diminutos focos de enfisema parasseptal em ápice pulmonar direito . Tênues opacidades em vidro fosco nas porções mediais do segmento superior do lobo inferior direito , inespecíficas , mas que podem corresponder a pequenos focos de processo inflamatório / infeccioso em atividade . Pequeno nódulo não calcificado , contornos regulares , subpleural , na periferia do segmento basal posterior direito , medindo 0 , 3 cm , indeterminado . Discretas atelectasias laminares no lobo médio e no segmento lingular inferior . Restante do parênquima pulmonar com atenuação habitual . Traqueia e brônquios principais pérvios , de calibres normais . Estruturas vasculares mediastinais com trajeto e calibre externo conservado . Discreta ateromatose coronarian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basal post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esquerdo , medindo cerca de 0 , 28 x 0 , 14 cm nos maiores eixos axiais . Existe imagem hiperatenuante laminar no lobo médio do pulmão direito . Há espessamentos septais e discreta atenuação em vidro fosco em pequena área do segmento basal posterior direito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8 x 0,14 cm</text:p>
          </table:table-cell>
          <table:table-cell office:value-type="string" calcext:value-type="string">
            <text:p>2,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os espessamentos pleurais focais junto ao lobo médio do pulmão direito e ao segmento superior do lobo inferior esquerdo . Há imagens hiperatenuantes laminares no segmento lateral do lobo médio e nos segmentos basais anterior e lateral esquerdos . Existe pequena área com discreta atenuação em vidro fosco no segmento superior do lobo inferior esquerdo . Há imagem ovalar hiperdensa no segmento basal posterior direito , medindo cerca de 0 , 41 x 0 , 33 cm nos maiores eixos axiai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1 x 0,33 cm</text:p>
          </table:table-cell>
          <table:table-cell office:value-type="string" calcext:value-type="string">
            <text:p>4,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Hemoptise Análise : Raros e pequenos nódulos com densidade de partes moles , com diâmetro variando entre 0 , 3 e 0 , 5 cm , esparsos na periferia de ambos os pulmões , mais evidentes nos lobos superiores e segmento basal posterior direito , inespecíficos . Nódulo subpleural no segmento lateral do lobo médio , medindo 0 , 7 cm , de morfologia grosseiramente triangular , provavelmente correspondente a linfonodo intrapulmonar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Exame de avaliação parcialmente limitada por artefatos de movimentos respiratórios . Lesão expansiva infiltrativa cervical descrita em relatório específico , comrpime e desloca a traqueia e a tireóide para esquerda , bem como se insinua no mediatino anterosuperior , Parênquima pulmonar com atenuação preservada , exceto por pequenos nódulos com atenuação de partes moles , esparsos bilateralmente não maiores que 0 , 4 cm de diâmetro , inespecíficos . Não há sinais de derrame pleural ou pericárdico . Coração sem particularidades ao método . Linfonodos arredondados e proeminentes em cadeias paratraqueais superiores , medindo até 0 , 9 cm no menor eixo axial , inespecíficos . Traqueia e brônquios - fonte pérvios , com calibre normal . Estruturas vasculares mediastinais com trajeto e calibre externo preservados . Ateromatose da aorta torácica e seus ramos , inclusive coronárias . Alterações degenerativas vertebrais ( espondilose ) . Achados adicionais da transição toracoabdominal : Esplenomegalia com lesões focais intraparenquimatosas inespecíficas ao estudo sem contraste . Alterações morfovolumétricas hepáticas , parcialmente visualizadas neste estudo não dirigido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esparsos bilateralmente</text:p>
          </table:table-cell>
          <table:table-cell office:value-type="string" calcext:value-type="string">
            <text:p>não maiores que 0,4 c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TOMOGRAFIA COMPUTADORIZADA DE TÓRAX Indicação do exame : nódulo pulmonar . Técnica : imagens obtidas por aquisição volumétrica multislice sem a administração intravenosa de contraste iodado . Aspectos observados : Pequeno nódulo pulmonar centrolobular , não calcificado , com contornos regulares , medindo 0 , 9 x 0 , 8 cm nos maiores eixos do plano axial , localizado no segmento basal posterior do lobo inferior direito . Pequenas opacidades com atenuação em vidro fosco , esparsas e mal definidas , nos lobos pulmonares inferiores , sendo mais evidente à direita . Pequena área focal de enfisema centrolobular no lobo inferior direito . Atelectasias subsegmentares nas bases pulmonares . Demais campos pulmonares com atenuação preservada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9 x 0,8 c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Realizada análise comparativa com estudo prévio de 25 / 11 / 2022 que evidenciou : Significativa redução da extensão das opacidades em vidro fosco e resolução dos focos consolidativos que eram vistos em permeio , sobretudo no lobo superior direito , com discretas opacidades remanescentes mais videntes no referido lobo e no segmento anterior do lobo superior esquerdo . Redução das dimensões dos focos consolidativos / nódulos irrregulares no segmento basal anterior do lobo inferior esquerdo o maior medindo atualmente 0 , 8 cm ( media 1 , 1 cm ) . Reexpansão da atelectasia parcial do lobo inferior direito , não mais se observando elevação da cúpula frênica como era vista previamente . Não mais se observa derrame pericárdico ou pleural no presente estudo , notando - se apenas tênue espessamento pleural e fissural bilateralmente . Foi melhor caracterizado no presente estudo com contraste a presença de linfonodomegalia hilar direita , medindo 1 , 1 cm no menor eixo axial bem como de espessamento tissular amorfo peribroncovascular em região peri - hilar à direita , mantendo íntimo contato com a pleural mediastinal e o pericárdio do átrio direito , medindo cerca de 2 , 8 x 1 , 5 cm no plano axial . Demais aspectos persitem inalterados : - Sinais de mastectomia total esquerda . - Porth a ' cath em parede torácica anterosuperior direita , com extremidade do cateter na veia cava superior . - Discretas alterações pós actínicas no ápice pulmonar esquerdo . - Nódulo calcificado de aspecto residual ( granuloma ) no segmento do lobo no segmento basal posterior esquerdo . - Coração sem particularidades volumétricas significativas ao método . - Traqueia e brônquios - fonte pérvios , com calibre normal . - Estruturas vasculares mediastinais com trajeto e calibre externo preservados . - Arcabouço ósseo sem alterações relevantes ao método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anterior do lobo inferior esquerdo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rótese mamaria a direita . Espondilose dorsal com acentuação da curvatura cifótica . Não há fraturas dos corpos vertebrais . Fraturas consolidadas do 6 ao 9 º . arcos costais a esquerda . Pequenas imagens hiperatenuantes lineares no ápice pulmonar esquerdo . Diminuta imagem ovalar hiperdensa no segmento ápico - posterior do lobo superior esquerdo , medindo cerca de 4 , 5 mm de provável natureza sequelar . Opacidades centroacinares entremeadas por vidro fosco na área central peribronquivascular do lobo superior a direita e periferia da lingula ( seg inferior ) . Finas reticulações subpleurais no lobo inferior a direita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Mediastino centrado , com área cardíaca discretamente aumentada e alongamento da aorta . Existem placas parietais calcificadas na aorta torácica , no tronco bráquiocefálico e em ramos arteriais coronários . Ausência de coleções líquidas livres no espaço pleural ou pericárd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4,5 mm</text:p>
          </table:table-cell>
          <table:table-cell office:value-type="string" calcext:value-type="string">
            <text:p>4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a transição dos segmentos do lobo superior esquerdo , medindo cerca de 0 , 35 x 0 , 32 cm nos maiores eixos axiais . Existem áreas com atenuação em vidro fosco nos segmentos superior e basais do lobo inferior direito , mais evidente no segmento basal posterior , associada com espessamentos septais e com imagem hiperatenuante laminar . Boa permeabilidade da traquéia , dos brônquios fontes e lobares . Mediastino centrado , com discreta proeminência do ventrículo cardíaco esquerdo e alongamento da aorta . Há placas parietais calcificadas na aorta torácica , em ramos supra - aórticos e em ramos arteriais coronários . Existe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do lobo superior esquerdo</text:p>
          </table:table-cell>
          <table:table-cell office:value-type="string" calcext:value-type="string">
            <text:p>0,35 x 0,32 cm</text:p>
          </table:table-cell>
          <table:table-cell office:value-type="string" calcext:value-type="string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TOMOGRAFIA COMPUTADORIZADA DO TÓRAX Indicação clínica : febre + dispneia + tosse produtiva + rinorreia há 4 dias + crise asmática + ITR ? Técnica : imagens obtidas por aquisição volumétrica multislice , sem a administração intravenosa do meio de contraste iodado . Análise : Opacidades com atenuação em vidro fosco nos segmentos superior e posterior do lobo superior direito , bem como no segmento superior do lobo inferior homolateral e no segmento lateral do lobo inferior esquerdo . Pequeno nódulo pulmonar calcificado , medindo cerca de 0 , 5 cm , localizado no segmento anterior do lobo inferior esquerdo , de aspecto residual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Estruturas ósseas sem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inferior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Existem lesões em vidro fosco e lesões do espaço aéreo consolidativas nos segmentos superior e basal posterior do lobo inferior direito . Há áreas com atenuação em vidro fosco na língula e nos segmentos superior e basal posterior do lobo inferior esquerdo . Notamos imagem hiperatenuante ovalar no segmento basal lateral esquerdo , medindo cerca de 0 , 62 x 0 , 46 cm nos maiores eixos axiais . Existe imagem ovalar hiperdensa no segmento superior do lobo inferior direito , medindo cerca de 0 , 74 x 0 , 64 cm nos maiores eixos axiais . Boa permeabilidade da traquéia , dos brônquios fontes e lobares . Mediastino centrado , com proeminência do ventrículo cardíaco esquerdo . Há placas parietais calcificadas na aorta torácica e em tronco bráquiocefál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74 x 0,64 cm</text:p>
          </table:table-cell>
          <table:table-cell office:value-type="string" calcext:value-type="string">
            <text:p>7,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Espessamento parietal de alguns brônquios segmentares no lobo inferior direito , achado que pode decorrer de etiologia inflatória / infecciosa de médias vias aéreas . ( Bronquite ? ) Pequeno nódulo com densidade de partes moles no lobo médio , subfissural , medindo 0 , 3 cm , inespecífico . Algumas faixas de atelectasias laminares esparsas , comumente relacionadas a hipoventilação . Linfodos mediastinais não megálicos calcificados , residuai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Múltiplas opacidades centrolopbulares com atenuação em vidro fosco confluentes , associados a focos de consolidações de permeio no pulmão direito , predominando nos lobos inferior e superior . Discretos nódulos centrolobulares no lobo inferior esquerdo , alguns deles apresentando ramificações assumindo aspecto de árvore em brotamento . Pequeno nódulo calcificado residual no segmento superior do lobo inferior direito , medindo 0 , 3 cm . Restante do parênquima pulmonar com atenuação habitual . Traqueia e brônquios principais pérvios , de calibres normais . Estruturas vasculares mediastinais com trajeto e calibre externo conservado . Ateromatose aórtica e coronariana . Linfonodos calcificados residuais em cadeia hilar direita . Ausência de linfonodomegalias mediastinais e hilares . Pequena hérnia gástrica por deslizamen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xtensas áreas de enfisema centrolobular predominando nos lobos superiores . Imagem de nódulo de margens espiculadas associada à retração brônquica na região mais central perihilar do lobo superior esquerdo medindo em seus maiores eixos 17 x 15 , 3 x 13 , 1 mm . Finas traves atelectásicas subpleurais nos lobos inferiores . Pequeno espessamento brônquico para os lobos inferiores . Traquéia , brônquios - fontes e hilos pulmonares livres . Imagem de densidade líquida , circunscrita em projeção o mediastino anterior paracardíaca medindo aproximadamente 32 x 19 mm . Restante das estruturas mediastinais anatômicas . Ausência de linfonodomegalias em meio aos planos gordurosos mediastinais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o lobo superior esquerdo</text:p>
          </table:table-cell>
          <table:table-cell office:value-type="string" calcext:value-type="string">
            <text:p>17 x 15,3 x 13,1 m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Atelectasias subsegmentares nas bases pulmonares . Diminuto nódulo centrolobular , não calcificado , no segmento posterior do lobo inferior do pulmão esquerdo , medindo 0 , 5 cm . Pequeno de derrame pleural bilateral . Demais regiões do parênquima pulmonar com atenuação preservada e sem evidências de lesões suspeitas de processo inflamatório no presente estudo . Ausência de derrame pericárdico . Não se observam linfonodomegalias mediastinais . Traqueia e brônquios - fonte pérvios , com calibre normal . Estruturas vasculares mediastinais com trajeto e diâmetro preservados . Ateromatose parietal na aorta torácica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do lobo inferior do pulmão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a língula . Existe discreta atenuação em vidro fosco na periferia do segmento basal posterior direito . Notamos pequena imagem ovalar hiperdensa no segmento basal posterior esquerdo , medindo cerca de 0 , 28 x 0 , 23 cm nos maiores eixos axiais . Há sinais de secreções em partes das luzes do brônquio lobar superior esquerdo e de ramos brônquicos dos lobos superior esquerdo e inferiores , associados com espessamentos parietais de ramos brônquicos . Boa permeabilidade da traquéia , dos brônquios fontes e demais brônquios lobares . Mediastino centrado , com área cardíaca normal . Há placas parietais calcificadas na croça da aorta e em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8 x 0,23 cm</text:p>
          </table:table-cell>
          <table:table-cell office:value-type="string" calcext:value-type="string">
            <text:p>2,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nódulo sólido subpleural não calcificado , de contornos regulares , medindo cerca de 1 , 0 x 0 , 9 cm , situado no segmento lateral do lobo médio , indeterminado . Estrias fibroatelectásicas esparsas nos lobos inferiores de ambos os pulmões , sobretudo o direito . Ectasia do tronco da artéria pulmonar , que mede cerca de 3 , 7 cm ( VR &lt; 2 , 9 cm ) , denotando algum grau de hipertensão pulmonar . Placas ateromatosas calcificadas na aorta , ramos supra - aórticos e coronárias . Imagem nodular com discretos focos de calcificação de permeio , medindo cerca de 2 , 3 x 1 , 5 cm , situado na região furcular esquerda , subjacente ao polo inferior do lobo esquerdo da tireóide , podendo corresponder a nódulo tireoideano exofítico , ou linfonodomegalia do nível VII , melhor avaliado por ultrassonografia dirigida , em memento oportuno ( de forma eletiva ) . Alterações ósseas degenerativas na coluna dorsal . Demais achados : Restante do parênquima pulmonar com coeficientes de atenuação preservados . Traqueia e brônquios principais com trajetos e calibres preservados . Espaços pleurais virtuais . Demais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1,0 x 0,9 c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TOMOGRAFIA COMPUTADORIZADA DO TÓRAX Indicação : Trauma . Técnica : Exame realizado em equipamento multislice , sem a infusão endovenosa de contraste iodado . Relatório : Alteração da densidade óssea no terço anterior do 6 º arco costal esquerdo , com áreas puntiformes hiperdensas em permeio , de aspecto inespecífico . Pequeno nódulo calcificado no segmento lingular superior , medindo 0 , 7 cm , de aspecto benigno / residual . Observam - se múltiplos calos ósseos por sequela de fratura antiga no 10 º arco costal direito e no 5 º , 10 º , 11 º 12 º arcos esquerdos . Demais arcos costais e estruturas ósseas focalizadas íntegras . Alterações degenerativas na coluna dorsal , com sindesmófitos proeminentes à direita , com alterações pulmonares adjacentes sugerindo atelectasia passiva por compressão extrínseca . Discretas estrias fibroatelectásicas esparsas nos campos pulmonares inferiores , de provável natureza residual . Ausência de alterações significativas no restante do parênquima pulmonar , bilateralmente . Não há evidência de derrame pleural ou pneumotórax . Estruturas vasculares do mediastino com topografia e calibre habitual . Não se observam linfonodomegalias ou pneumomediastino . Pequenos linfonodos calcificados no hilo pulmonar esquerdo , de aspecto residual . Traqueia e brônquios pré - segmentares permeáve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Áreas focais de consolidação , com diminutos nódulos centrolobulares ramificados , assumindo aspecto de árvore em brotamento , associado a opacidades com atenuação em vidro fosco e espessamento das paredes brônquicas . Opacidades fibroatelectásicas nos lobos superiores , sendo mais evidente à direita , associado a espessamento pleural , bronquiectasias e enfisemas paraseptais , podendo corresponder a etiologia sequelar / cicatricial . Diminuto nódulo centrolobular no segmento anterior do lobo superior esquerdo , medindo 0 , 4 x 0 , 3 cm , não calcificado . Demais regiões do parênquima pulmonar com atenuação preservada . Ausência de derrame pleural ou pericárdico . Não se observam linfonodomegalias mediastinais . Traqueia e brônquios - fonte pérvios , com calibre normal . Ateromatose parietal na aorta torácica e vasos coronarianos . Imagem arredondada no mediastino superior , em situação paratraqueal esquerda , medindo 2 , 9 x 2 , 9 cm , com calcificações periféricas . Demais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4 x 0,3 c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TOMOGRAFIA COMPUTADORIZADA DE TÓRAX INDICAÇÃO : Tosse / dispnéi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Opacidades reticulares predominando em posição subpleural nos lobos inferiores . Associam - se bronquiolectasias de tração . Nódulo sólido no lobo médio , medindo 5 x 3 mm . Demais aspectos do parênquima pulmonar com atenuação radiológica preservada . Traquéia e brônquios principais de calibre e trajeto mantidos . Planos gordurosos mediastinais íntegros . Ausência de linfonodomegalias mediastinais . Ateromatose aórtica e coronariana incipiente . Estruturas vasculares mediastinais de aspecto habitual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5 x 3 m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Discreto espessamento pleuroapical bilateral . PARÊNQUIMA PULMONAR : Algumas poucas opacidades fibroatelectásicas subsegmentares dispersas bilaterais . Pequeno nódulo calcificado no segmento anterior da base do lobo inferior direito , medindo 4 mm . Micronódulo centrolobular em vidro fosco , medindo até 3 mm , no segmento lingular superior .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Incipiente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a base do lobo inferior direit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ões volumétricas de 1 , 0 mm de espessura de corte , antes e após a administração de contraste endovenoso , com pós processamento de reconstruções . OS SEGUINTES ASPECTOS FORAM OBSERVADOS : Há imagens hiperatenuantes lineares nos ápices pulmonares e imagens hiperatenuantes lineares e laminares no segmento superior do lobo inferior direito , associadas com bronquiectasias neste último . Existem imagens hiperatenuantes granulares , ovalares e com atenuação em vidro fosco nos lobos dos dois pulmões , com distribuição peribroncovascular , mais evidentes em lobo médio e na língula , associados com espessamentos septais . Há nódulos calcificados na transição dos segmentos anterior e posterior do lobo superior direito e no segmento superior do lobo inferior direito , a maior delas situada no segmento superior do lobo inferior direito , medindo cerca de 0 , 68 x 0 , 35 cm nos maiores eixos axiais Boa permeabilidade da traquéia , dos brônquios fontes e lobares . Mediastino centrado , com área cardíaca normal . Notamos linfonodos com dimensões aumentadas no hilo pulmonar direito ( 1 , 2 x 0 , 85 cm ) e nas regiões axilares ( 1 , 2 x 0 , 9 cm à direita e 1 , 6 x 0 , 8 cm à esquerda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68 x 0,35 cm</text:p>
          </table:table-cell>
          <table:table-cell office:value-type="string" calcext:value-type="string">
            <text:p>6,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Atelectasias subsegmentares nas bases pulmonares . Estrias fibroatelectásicas nos ápices pulmonares , de provável etiologia sequelar / cicatricial . Alguns diminutos nódulos centrolobulares em ambos os pulmões , que medem até 0 , 4 cm , não calcificados . Demais regiões do parênquima pulmonar com atenuação preservada . Mínimo derrame pleural bilateral laminar e pequeno derrame pericárdico . Não se observam linfonodomegalias mediastinais . Traqueia e brônquios - fonte pérvios , com calibre normal . Ateromatose parietal na aorta torácica e vasos coronarianos . Ectasia da aorta ascendente com calibre máximo de 5 , 3 cm . Demais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<text:s/>em ambos os pulmões 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Qualidade técnica prejudicada devido à artefatos de movimentos respiratórios . Seguintes aspectos observados : Mínimo derrame pleural laminar bilateral . Estrias fibroatelectásicas esparsas em ambos os pulmões . Nódulo pulmonar subpleural , parcialmente calcificado , localizado no sunsegmento posterior do lobo superior esquerdo , medindo 0 , 9 x 0 , 6 cm , com contornos regulares , limites definidos . Parênquima pulmonar restante com coeficientes de atenuação preservados . Não foram caracterizados linfonodomegalias mediastinal ou axilar . Ectasia do segmento ascendente da aorta , com calibre máximo de 4 , 6 cm . Placas ateromatosas calcificadas na aorta , ramos supra - aórticos e coronárias . Aumento do volume cardíaco . Traqueia , carina e brônquios principais de calibre e contornos normai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ubsegmento posterior do lobo superior esquerdo</text:p>
          </table:table-cell>
          <table:table-cell office:value-type="string" calcext:value-type="string">
            <text:p>0,9 x 0,6 c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<text:span text:style-name="T2"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 pequena imagem ovalar hiperdensa no segmento apical do lobo direito</text:span>, medindo cerca de 0 , 23 x 0 , 16 cm nos maiores eixos axiais . Notamos área periférica com discreta atenuação em vidro fosco na transição dos segmentos basais anterior e lateral esquerdo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direito</text:p>
          </table:table-cell>
          <table:table-cell office:value-type="string" calcext:value-type="string">
            <text:p>0,23 x 0,16 cm</text:p>
          </table:table-cell>
          <table:table-cell office:value-type="string" calcext:value-type="string">
            <text:p>2,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Nódulo calcificado medindo 4 mm na periferia do lobo superior à esquerda , sequelar . Vascularização pulmonar periférica de aspecto tomográfico normal . Traquéia , brônquios - fontes e hilos pulmonares livres . Focos atenuação em vidro fosco de distribuição central no lobo inferior à esquerda , inespecíficos . Não caracterizamos dilatações ou espessamento das paredes brônquicas . Estruturas mediastinais anatômicas , não sendo observadas linfonodomegalias em meio aos seus planos gordurosos . Ausência de coleções líquidas livres no espaço pleural . Arcabouço ósseotorácico con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à esquerda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Espessamento brônquico para os lobos inferiores . Espessamento septal com consolidações periféricas no lobo inferior a direita . Associa - se derrame pleural laminar . Vidro fosco de distribuição córtico medular no lobo superior a direita . Espessamento septal e reticulações subpleural no lobo inferior a esquerda que apresenta hipoexpansão . Labiações osteofitárias marginais nos corpos vertebrais dorsais . Ausência de bronquiectasias . Pequeno nódulo de densidade de partes moles com 2 , 5 mm na periferia do lobo superior a esquerda . Traquéia , brônquios - fontes e hilos pulmonares livres . Aumento da área cardíaca . Ateromatose aórtica e coronariana . Ausência de linfonodomegalias em meio aos planos gordurosos mediastinais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a periferia do lobo superior a esquerda</text:p>
          </table:table-cell>
          <table:table-cell office:value-type="string" calcext:value-type="string">
            <text:p>2,5 mm</text:p>
          </table:table-cell>
          <table:table-cell office:value-type="string" calcext:value-type="string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TOMOGRAFIA COMPUTADORIZADA DO TÓRAX INDICAÇÃO CLÍNICA : Rastreio infeccioso . TÉCNICA : Aquisição volumétrica multislice , sem a administração intravenosa do meio de contraste iodado . Realizadas reformatações multiplanares e reconstruções 3 D . ANÁLISE : Nódulo calcificado medindo 0 , 4 cm no segmento superior do lobo inferior esquerdo , resiudal . Restante do parênquima pulmonar com atenuação preservada . Espaços pleurais virtuais . Traqueia e brônquios principais com trajetos e calibres preservados . Não foram caracterizadas linfonodomegalias mediastinais . Estruturas vasculares do mediastino com calibre externo conservado . Imagem cardíaca com dimensões preservadas . Estruturas ósseas sem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Algumas áreas focais de opacidades com atenuação em vidro fosco nas porções pendentes dos segmentos basais posteriores dos lobos inferiores , podendo decorrer de etiologia inflamatória infecciosa pulmonar ( broncopneumia ) . Associam - se outras áreas hiperatenuantes nas porções subpleurais e pendentes deste lobo , provavelmente relacionadas a opacidades de decúbito . Em relação ao estudo tomográfico prévio datado de 31 . 01 . 2023 , persiste de dimensões semelhantes a imagem nodular semi - sólida na transição dos segmento basal posterior e lateral do lobo inferior esquerdo , medindo 0 , 6 cm , inespecífica ( medida ao todo , sem distinção entre componente sólido e em vidro fosco devido aos artefatos de movimentos respiratórios durante aquisição das imagens , prejudicando avaliação ) . Espessamento parietal de brônquios seguimentares nos lobos inferiores , podendo decorrer de etiologia inflamatória / infecciosa de médias vias aéreas ( bronquite ? ) . Espessamento pleuroapical bilateral , residual . Nódulo calcificado no segmento superior do lobo inferior direito , residual , medindo 0 , 7 cm . Imagem cardíaca aumentada às custas do ventrículo esquerdo . Placas cálcicas de ateroma na aorta e ramos supra - aórtico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3">
          <table:table-cell table:style-name="Default" table:number-columns-repeated="1025"/>
        </table:table-row>
        <table:table-row table:style-name="ro2">
          <table:table-cell table:formula="of:=COUNTIF([.L2:.L100]; &quot;1&quot;)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3"/>
        </table:table-row>
        <table:table-row table:style-name="ro2">
          <table:table-cell table:formula="of:=COUNTIF([.L2:.L101]; &quot;2&quot;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3"/>
        </table:table-row>
        <table:table-row table:style-name="ro2">
          <table:table-cell table:formula="of:=COUNTIF([.L2:.L102]; &quot;3&quot;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3"/>
        </table:table-row>
        <table:table-row table:style-name="ro2">
          <table:table-cell table:formula="of:=COUNTIF([.L2:.L103]; &quot;4A&quot;)" office:value-type="float" office:value="7" calcext:value-type="float">
            <text:p>7</text:p>
          </table:table-cell>
          <table:table-cell office:value-type="string" calcext:value-type="string">
            <text:p>4A</text:p>
          </table:table-cell>
          <table:table-cell table:style-name="Default" table:number-columns-repeated="1023"/>
        </table:table-row>
        <table:table-row table:style-name="ro2">
          <table:table-cell table:formula="of:=COUNTIF([.L2:.L104]; &quot;4b&quot;)"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table:style-name="Default" table:number-columns-repeated="1023"/>
        </table:table-row>
        <table:table-row table:style-name="ro2">
          <table:table-cell table:formula="of:=COUNTIF([.L2:.L105]; &quot;4X&quot;)"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table:style-name="Default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1:51:36.151000000</meta:creation-date>
    <dc:date>2025-02-25T13:54:26.917000000</dc:date>
    <meta:editing-duration>P5DT15H51M40S</meta:editing-duration>
    <meta:editing-cycles>274</meta:editing-cycles>
    <meta:generator>LibreOffice/7.4.7.2$Windows_X86_64 LibreOffice_project/723314e595e8007d3cf785c16538505a1c878ca5</meta:generator>
    <meta:document-statistic meta:table-count="2" meta:cell-count="12444" meta:object-count="0"/>
  </office:meta>
</office:document-meta>
</file>